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z</text:p>
          </table:table-cell>
          <table:table-cell office:value-type="string">
            <text:p>sqrt((z0/z)^2-1)</text:p>
          </table:table-cell>
          <table:table-cell table:style-name="Default" office:value-type="string">
            <text:p>tan(z)</text:p>
          </table:table-cell>
          <table:table-cell table:number-columns-repeated="4"/>
        </table:table-row>
        <table:table-row table:style-name="ro2">
          <table:table-cell office:value-type="float" office:value="0.03141593">
            <text:p>0.03141593</text:p>
          </table:table-cell>
          <table:table-cell office:value-type="float" office:value="254.64594544">
            <text:p>254.64594544</text:p>
          </table:table-cell>
          <table:table-cell office:value-type="float" office:value="0.03142627">
            <text:p>3.14E-002</text:p>
          </table:table-cell>
          <table:table-cell table:number-columns-repeated="3"/>
          <table:table-cell>
            <draw:frame table:end-cell-address="Sheet1.V44" table:end-x="0.2087in" table:end-y="0.1705in" draw:z-index="0" draw:style-name="gr1" svg:width="13.4122in" svg:height="7.6039in" svg:x="0.1319in" svg:y="0.0346in">
              <draw:object draw:notify-on-update-of-ranges="Sheet1.A2:Sheet1.A2538 Sheet1.B2:Sheet1.B25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03455752">
            <text:p>0.03455752</text:p>
          </table:table-cell>
          <table:table-cell office:value-type="float" office:value="231.49593919">
            <text:p>231.49593919</text:p>
          </table:table-cell>
          <table:table-cell office:value-type="float" office:value="0.03457128">
            <text:p>3.46E-002</text:p>
          </table:table-cell>
          <table:table-cell table:number-columns-repeated="4"/>
        </table:table-row>
        <table:table-row table:style-name="ro2">
          <table:table-cell office:value-type="float" office:value="0.03769911">
            <text:p>0.03769911</text:p>
          </table:table-cell>
          <table:table-cell office:value-type="float" office:value="212.20423458">
            <text:p>212.20423458</text:p>
          </table:table-cell>
          <table:table-cell office:value-type="float" office:value="0.03771698">
            <text:p>3.77E-002</text:p>
          </table:table-cell>
          <table:table-cell table:number-columns-repeated="4"/>
        </table:table-row>
        <table:table-row table:style-name="ro2">
          <table:table-cell office:value-type="float" office:value="0.0408407">
            <text:p>0.0408407</text:p>
          </table:table-cell>
          <table:table-cell office:value-type="float" office:value="195.88045432">
            <text:p>195.88045432</text:p>
          </table:table-cell>
          <table:table-cell office:value-type="float" office:value="0.04086343">
            <text:p>4.09E-002</text:p>
          </table:table-cell>
          <table:table-cell table:number-columns-repeated="4"/>
        </table:table-row>
        <table:table-row table:style-name="ro2">
          <table:table-cell office:value-type="float" office:value="0.0439823">
            <text:p>0.0439823</text:p>
          </table:table-cell>
          <table:table-cell office:value-type="float" office:value="181.88861462">
            <text:p>181.88861462</text:p>
          </table:table-cell>
          <table:table-cell office:value-type="float" office:value="0.04401068">
            <text:p>4.40E-002</text:p>
          </table:table-cell>
          <table:table-cell table:number-columns-repeated="4"/>
        </table:table-row>
        <table:table-row table:style-name="ro2">
          <table:table-cell office:value-type="float" office:value="0.04712389">
            <text:p>0.04712389</text:p>
          </table:table-cell>
          <table:table-cell office:value-type="float" office:value="169.76232736">
            <text:p>169.76232736</text:p>
          </table:table-cell>
          <table:table-cell office:value-type="float" office:value="0.0471588">
            <text:p>4.72E-002</text:p>
          </table:table-cell>
          <table:table-cell table:number-columns-repeated="4"/>
        </table:table-row>
        <table:table-row table:style-name="ro2">
          <table:table-cell office:value-type="float" office:value="0.05026548">
            <text:p>0.05026548</text:p>
          </table:table-cell>
          <table:table-cell office:value-type="float" office:value="159.15180147">
            <text:p>159.15180147</text:p>
          </table:table-cell>
          <table:table-cell office:value-type="float" office:value="0.05030786">
            <text:p>5.03E-002</text:p>
          </table:table-cell>
          <table:table-cell table:number-columns-repeated="4"/>
        </table:table-row>
        <table:table-row table:style-name="ro2">
          <table:table-cell office:value-type="float" office:value="0.05340708">
            <text:p>0.05340708</text:p>
          </table:table-cell>
          <table:table-cell office:value-type="float" office:value="149.78954964">
            <text:p>149.78954964</text:p>
          </table:table-cell>
          <table:table-cell office:value-type="float" office:value="0.05345791">
            <text:p>5.35E-002</text:p>
          </table:table-cell>
          <table:table-cell table:number-columns-repeated="4"/>
        </table:table-row>
        <table:table-row table:style-name="ro2">
          <table:table-cell office:value-type="float" office:value="0.05654867">
            <text:p>0.05654867</text:p>
          </table:table-cell>
          <table:table-cell office:value-type="float" office:value="141.46752619">
            <text:p>141.46752619</text:p>
          </table:table-cell>
          <table:table-cell office:value-type="float" office:value="0.05660902">
            <text:p>5.66E-002</text:p>
          </table:table-cell>
          <table:table-cell table:number-columns-repeated="4"/>
        </table:table-row>
        <table:table-row table:style-name="ro2">
          <table:table-cell office:value-type="float" office:value="0.05969026">
            <text:p>0.05969026</text:p>
          </table:table-cell>
          <table:table-cell office:value-type="float" office:value="134.02148454">
            <text:p>134.02148454</text:p>
          </table:table-cell>
          <table:table-cell office:value-type="float" office:value="0.05976125">
            <text:p>5.98E-002</text:p>
          </table:table-cell>
          <table:table-cell table:number-columns-repeated="4"/>
        </table:table-row>
        <table:table-row table:style-name="ro2">
          <table:table-cell office:value-type="float" office:value="0.06283185">
            <text:p>0.06283185</text:p>
          </table:table-cell>
          <table:table-cell office:value-type="float" office:value="127.32002742">
            <text:p>127.32002742</text:p>
          </table:table-cell>
          <table:table-cell office:value-type="float" office:value="0.06291467">
            <text:p>6.29E-002</text:p>
          </table:table-cell>
          <table:table-cell table:number-columns-repeated="4"/>
        </table:table-row>
        <table:table-row table:style-name="ro2">
          <table:table-cell office:value-type="float" office:value="0.06597345">
            <text:p>0.06597345</text:p>
          </table:table-cell>
          <table:table-cell office:value-type="float" office:value="121.25678561">
            <text:p>121.25678561</text:p>
          </table:table-cell>
          <table:table-cell office:value-type="float" office:value="0.06606933">
            <text:p>6.61E-002</text:p>
          </table:table-cell>
          <table:table-cell table:number-columns-repeated="4"/>
        </table:table-row>
        <table:table-row table:style-name="ro2">
          <table:table-cell office:value-type="float" office:value="0.06911504">
            <text:p>0.06911504</text:p>
          </table:table-cell>
          <table:table-cell office:value-type="float" office:value="115.74472975">
            <text:p>115.74472975</text:p>
          </table:table-cell>
          <table:table-cell office:value-type="float" office:value="0.0692253">
            <text:p>6.92E-002</text:p>
          </table:table-cell>
          <table:table-cell table:number-columns-repeated="4"/>
        </table:table-row>
        <table:table-row table:style-name="ro2">
          <table:table-cell office:value-type="float" office:value="0.07225663">
            <text:p>0.07225663</text:p>
          </table:table-cell>
          <table:table-cell office:value-type="float" office:value="110.71196602">
            <text:p>110.71196602</text:p>
          </table:table-cell>
          <table:table-cell office:value-type="float" office:value="0.07238265">
            <text:p>7.24E-002</text:p>
          </table:table-cell>
          <table:table-cell table:number-columns-repeated="4"/>
        </table:table-row>
        <table:table-row table:style-name="ro2">
          <table:table-cell office:value-type="float" office:value="0.07539822">
            <text:p>0.07539822</text:p>
          </table:table-cell>
          <table:table-cell office:value-type="float" office:value="106.0985829">
            <text:p>106.0985829</text:p>
          </table:table-cell>
          <table:table-cell office:value-type="float" office:value="0.07554143">
            <text:p>7.55E-002</text:p>
          </table:table-cell>
          <table:table-cell table:number-columns-repeated="4"/>
        </table:table-row>
        <table:table-row table:style-name="ro2">
          <table:table-cell office:value-type="float" office:value="0.07853982">
            <text:p>0.07853982</text:p>
          </table:table-cell>
          <table:table-cell office:value-type="float" office:value="101.85425472">
            <text:p>101.85425472</text:p>
          </table:table-cell>
          <table:table-cell office:value-type="float" office:value="0.07870171">
            <text:p>7.87E-002</text:p>
          </table:table-cell>
          <table:table-cell table:number-columns-repeated="4"/>
        </table:table-row>
        <table:table-row table:style-name="ro2">
          <table:table-cell office:value-type="float" office:value="0.08168141">
            <text:p>0.08168141</text:p>
          </table:table-cell>
          <table:table-cell office:value-type="float" office:value="97.93639822">
            <text:p>97.93639822</text:p>
          </table:table-cell>
          <table:table-cell office:value-type="float" office:value="0.08186355">
            <text:p>8.19E-002</text:p>
          </table:table-cell>
          <table:table-cell table:number-columns-repeated="4"/>
        </table:table-row>
        <table:table-row table:style-name="ro2">
          <table:table-cell office:value-type="float" office:value="0.084823">
            <text:p>0.084823</text:p>
          </table:table-cell>
          <table:table-cell office:value-type="float" office:value="94.30873876">
            <text:p>94.30873876</text:p>
          </table:table-cell>
          <table:table-cell office:value-type="float" office:value="0.08502702">
            <text:p>8.50E-002</text:p>
          </table:table-cell>
          <table:table-cell table:number-columns-repeated="4"/>
        </table:table-row>
        <table:table-row table:style-name="ro2">
          <table:table-cell office:value-type="float" office:value="0.08796459">
            <text:p>0.08796459</text:p>
          </table:table-cell>
          <table:table-cell office:value-type="float" office:value="90.94018381">
            <text:p>90.94018381</text:p>
          </table:table-cell>
          <table:table-cell office:value-type="float" office:value="0.08819218">
            <text:p>8.82E-002</text:p>
          </table:table-cell>
          <table:table-cell table:number-columns-repeated="4"/>
        </table:table-row>
        <table:table-row table:style-name="ro2">
          <table:table-cell office:value-type="float" office:value="0.09110619">
            <text:p>0.09110619</text:p>
          </table:table-cell>
          <table:table-cell office:value-type="float" office:value="87.80392945">
            <text:p>87.80392945</text:p>
          </table:table-cell>
          <table:table-cell office:value-type="float" office:value="0.0913591">
            <text:p>9.14E-002</text:p>
          </table:table-cell>
          <table:table-cell table:number-columns-repeated="4"/>
        </table:table-row>
        <table:table-row table:style-name="ro2">
          <table:table-cell office:value-type="float" office:value="0.09424778">
            <text:p>0.09424778</text:p>
          </table:table-cell>
          <table:table-cell office:value-type="float" office:value="84.87674563">
            <text:p>84.87674563</text:p>
          </table:table-cell>
          <table:table-cell office:value-type="float" office:value="0.09452783">
            <text:p>9.45E-002</text:p>
          </table:table-cell>
          <table:table-cell table:number-columns-repeated="4"/>
        </table:table-row>
        <table:table-row table:style-name="ro2">
          <table:table-cell office:value-type="float" office:value="0.09738937">
            <text:p>0.09738937</text:p>
          </table:table-cell>
          <table:table-cell office:value-type="float" office:value="82.1383997">
            <text:p>82.1383997</text:p>
          </table:table-cell>
          <table:table-cell office:value-type="float" office:value="0.09769845">
            <text:p>9.77E-002</text:p>
          </table:table-cell>
          <table:table-cell table:number-columns-repeated="4"/>
        </table:table-row>
        <table:table-row table:style-name="ro2">
          <table:table-cell office:value-type="float" office:value="0.10053096">
            <text:p>0.10053096</text:p>
          </table:table-cell>
          <table:table-cell office:value-type="float" office:value="79.57118811">
            <text:p>79.57118811</text:p>
          </table:table-cell>
          <table:table-cell office:value-type="float" office:value="0.100871">
            <text:p>1.01E-001</text:p>
          </table:table-cell>
          <table:table-cell table:number-columns-repeated="4"/>
        </table:table-row>
        <table:table-row table:style-name="ro2">
          <table:table-cell office:value-type="float" office:value="0.10367256">
            <text:p>0.10367256</text:p>
          </table:table-cell>
          <table:table-cell office:value-type="float" office:value="77.15955321">
            <text:p>77.15955321</text:p>
          </table:table-cell>
          <table:table-cell office:value-type="float" office:value="0.1040456">
            <text:p>1.04E-001</text:p>
          </table:table-cell>
          <table:table-cell table:number-columns-repeated="4"/>
        </table:table-row>
        <table:table-row table:style-name="ro2">
          <table:table-cell office:value-type="float" office:value="0.10681415">
            <text:p>0.10681415</text:p>
          </table:table-cell>
          <table:table-cell office:value-type="float" office:value="74.88976763">
            <text:p>74.88976763</text:p>
          </table:table-cell>
          <table:table-cell office:value-type="float" office:value="0.1072222">
            <text:p>1.07E-001</text:p>
          </table:table-cell>
          <table:table-cell table:number-columns-repeated="4"/>
        </table:table-row>
        <table:table-row table:style-name="ro2">
          <table:table-cell office:value-type="float" office:value="0.10995574">
            <text:p>0.10995574</text:p>
          </table:table-cell>
          <table:table-cell office:value-type="float" office:value="72.74967285">
            <text:p>72.74967285</text:p>
          </table:table-cell>
          <table:table-cell office:value-type="float" office:value="0.110401">
            <text:p>1.10E-001</text:p>
          </table:table-cell>
          <table:table-cell table:number-columns-repeated="4"/>
        </table:table-row>
        <table:table-row table:style-name="ro2">
          <table:table-cell office:value-type="float" office:value="0.11309734">
            <text:p>0.11309734</text:p>
          </table:table-cell>
          <table:table-cell office:value-type="float" office:value="70.72846133">
            <text:p>70.72846133</text:p>
          </table:table-cell>
          <table:table-cell office:value-type="float" office:value="0.113582">
            <text:p>1.14E-001</text:p>
          </table:table-cell>
          <table:table-cell table:number-columns-repeated="4"/>
        </table:table-row>
        <table:table-row table:style-name="ro2">
          <table:table-cell office:value-type="float" office:value="0.11623893">
            <text:p>0.11623893</text:p>
          </table:table-cell>
          <table:table-cell office:value-type="float" office:value="68.81649386">
            <text:p>68.81649386</text:p>
          </table:table-cell>
          <table:table-cell office:value-type="float" office:value="0.1167653">
            <text:p>1.17E-001</text:p>
          </table:table-cell>
          <table:table-cell table:number-columns-repeated="4"/>
        </table:table-row>
        <table:table-row table:style-name="ro2">
          <table:table-cell office:value-type="float" office:value="0.11938052">
            <text:p>0.11938052</text:p>
          </table:table-cell>
          <table:table-cell office:value-type="float" office:value="67.00514592">
            <text:p>67.00514592</text:p>
          </table:table-cell>
          <table:table-cell office:value-type="float" office:value="0.1199509">
            <text:p>1.20E-001</text:p>
          </table:table-cell>
          <table:table-cell table:number-columns-repeated="4"/>
        </table:table-row>
        <table:table-row table:style-name="ro2">
          <table:table-cell office:value-type="float" office:value="0.12252211">
            <text:p>0.12252211</text:p>
          </table:table-cell>
          <table:table-cell office:value-type="float" office:value="65.28667755">
            <text:p>65.28667755</text:p>
          </table:table-cell>
          <table:table-cell office:value-type="float" office:value="0.1231389">
            <text:p>1.23E-001</text:p>
          </table:table-cell>
          <table:table-cell table:number-columns-repeated="4"/>
        </table:table-row>
        <table:table-row table:style-name="ro2">
          <table:table-cell office:value-type="float" office:value="0.12566371">
            <text:p>0.12566371</text:p>
          </table:table-cell>
          <table:table-cell office:value-type="float" office:value="63.65412277">
            <text:p>63.65412277</text:p>
          </table:table-cell>
          <table:table-cell office:value-type="float" office:value="0.1263294">
            <text:p>1.26E-001</text:p>
          </table:table-cell>
          <table:table-cell table:number-columns-repeated="4"/>
        </table:table-row>
        <table:table-row table:style-name="ro2">
          <table:table-cell office:value-type="float" office:value="0.1288053">
            <text:p>0.1288053</text:p>
          </table:table-cell>
          <table:table-cell office:value-type="float" office:value="62.10119523">
            <text:p>62.10119523</text:p>
          </table:table-cell>
          <table:table-cell office:value-type="float" office:value="0.1295224">
            <text:p>1.30E-001</text:p>
          </table:table-cell>
          <table:table-cell table:number-columns-repeated="4"/>
        </table:table-row>
        <table:table-row table:style-name="ro2">
          <table:table-cell office:value-type="float" office:value="0.13194689">
            <text:p>0.13194689</text:p>
          </table:table-cell>
          <table:table-cell office:value-type="float" office:value="60.62220727">
            <text:p>60.62220727</text:p>
          </table:table-cell>
          <table:table-cell office:value-type="float" office:value="0.132718">
            <text:p>1.33E-001</text:p>
          </table:table-cell>
          <table:table-cell table:number-columns-repeated="4"/>
        </table:table-row>
        <table:table-row table:style-name="ro2">
          <table:table-cell office:value-type="float" office:value="0.13508848">
            <text:p>0.13508848</text:p>
          </table:table-cell>
          <table:table-cell office:value-type="float" office:value="59.21200031">
            <text:p>59.21200031</text:p>
          </table:table-cell>
          <table:table-cell office:value-type="float" office:value="0.1359163">
            <text:p>1.36E-001</text:p>
          </table:table-cell>
          <table:table-cell table:number-columns-repeated="4"/>
        </table:table-row>
        <table:table-row table:style-name="ro2">
          <table:table-cell office:value-type="float" office:value="0.13823008">
            <text:p>0.13823008</text:p>
          </table:table-cell>
          <table:table-cell office:value-type="float" office:value="57.86588474">
            <text:p>57.86588474</text:p>
          </table:table-cell>
          <table:table-cell office:value-type="float" office:value="0.1391173">
            <text:p>1.39E-001</text:p>
          </table:table-cell>
          <table:table-cell table:number-columns-repeated="4"/>
        </table:table-row>
        <table:table-row table:style-name="ro2">
          <table:table-cell office:value-type="float" office:value="0.14137167">
            <text:p>0.14137167</text:p>
          </table:table-cell>
          <table:table-cell office:value-type="float" office:value="56.57958779">
            <text:p>56.57958779</text:p>
          </table:table-cell>
          <table:table-cell office:value-type="float" office:value="0.1423211">
            <text:p>1.42E-001</text:p>
          </table:table-cell>
          <table:table-cell table:number-columns-repeated="4"/>
        </table:table-row>
        <table:table-row table:style-name="ro2">
          <table:table-cell office:value-type="float" office:value="0.14451326">
            <text:p>0.14451326</text:p>
          </table:table-cell>
          <table:table-cell office:value-type="float" office:value="55.34920826">
            <text:p>55.34920826</text:p>
          </table:table-cell>
          <table:table-cell office:value-type="float" office:value="0.1455277">
            <text:p>1.46E-001</text:p>
          </table:table-cell>
          <table:table-cell table:number-columns-repeated="4"/>
        </table:table-row>
        <table:table-row table:style-name="ro2">
          <table:table-cell office:value-type="float" office:value="0.14765485">
            <text:p>0.14765485</text:p>
          </table:table-cell>
          <table:table-cell office:value-type="float" office:value="54.17117694">
            <text:p>54.17117694</text:p>
          </table:table-cell>
          <table:table-cell office:value-type="float" office:value="0.1487374">
            <text:p>1.49E-001</text:p>
          </table:table-cell>
          <table:table-cell table:number-columns-repeated="4"/>
        </table:table-row>
        <table:table-row table:style-name="ro2">
          <table:table-cell office:value-type="float" office:value="0.15079645">
            <text:p>0.15079645</text:p>
          </table:table-cell>
          <table:table-cell office:value-type="float" office:value="53.04222208">
            <text:p>53.04222208</text:p>
          </table:table-cell>
          <table:table-cell office:value-type="float" office:value="0.15195">
            <text:p>1.52E-001</text:p>
          </table:table-cell>
          <table:table-cell table:number-columns-repeated="4"/>
        </table:table-row>
        <table:table-row table:style-name="ro2">
          <table:table-cell office:value-type="float" office:value="0.15393804">
            <text:p>0.15393804</text:p>
          </table:table-cell>
          <table:table-cell office:value-type="float" office:value="51.95933899">
            <text:p>51.95933899</text:p>
          </table:table-cell>
          <table:table-cell office:value-type="float" office:value="0.1551656">
            <text:p>1.55E-001</text:p>
          </table:table-cell>
          <table:table-cell table:number-columns-repeated="4"/>
        </table:table-row>
        <table:table-row table:style-name="ro2">
          <table:table-cell office:value-type="float" office:value="0.15707963">
            <text:p>0.15707963</text:p>
          </table:table-cell>
          <table:table-cell office:value-type="float" office:value="50.91976337">
            <text:p>50.91976337</text:p>
          </table:table-cell>
          <table:table-cell office:value-type="float" office:value="0.1583844">
            <text:p>1.58E-001</text:p>
          </table:table-cell>
          <table:table-cell table:number-columns-repeated="4"/>
        </table:table-row>
        <table:table-row table:style-name="ro2">
          <table:table-cell office:value-type="float" office:value="0.16022123">
            <text:p>0.16022123</text:p>
          </table:table-cell>
          <table:table-cell office:value-type="float" office:value="49.92094771">
            <text:p>49.92094771</text:p>
          </table:table-cell>
          <table:table-cell office:value-type="float" office:value="0.1616065">
            <text:p>1.62E-001</text:p>
          </table:table-cell>
          <table:table-cell table:number-columns-repeated="4"/>
        </table:table-row>
        <table:table-row table:style-name="ro2">
          <table:table-cell office:value-type="float" office:value="0.16336282">
            <text:p>0.16336282</text:p>
          </table:table-cell>
          <table:table-cell office:value-type="float" office:value="48.96054048">
            <text:p>48.96054048</text:p>
          </table:table-cell>
          <table:table-cell office:value-type="float" office:value="0.1648317">
            <text:p>1.65E-001</text:p>
          </table:table-cell>
          <table:table-cell table:number-columns-repeated="4"/>
        </table:table-row>
        <table:table-row table:style-name="ro2">
          <table:table-cell office:value-type="float" office:value="0.16650441">
            <text:p>0.16650441</text:p>
          </table:table-cell>
          <table:table-cell office:value-type="float" office:value="48.03636762">
            <text:p>48.03636762</text:p>
          </table:table-cell>
          <table:table-cell office:value-type="float" office:value="0.1680604">
            <text:p>1.68E-001</text:p>
          </table:table-cell>
          <table:table-cell table:number-columns-repeated="4"/>
        </table:table-row>
        <table:table-row table:style-name="ro2">
          <table:table-cell office:value-type="float" office:value="0.169646">
            <text:p>0.169646</text:p>
          </table:table-cell>
          <table:table-cell office:value-type="float" office:value="47.14641611">
            <text:p>47.14641611</text:p>
          </table:table-cell>
          <table:table-cell office:value-type="float" office:value="0.1712924">
            <text:p>1.71E-001</text:p>
          </table:table-cell>
          <table:table-cell table:number-columns-repeated="4"/>
        </table:table-row>
        <table:table-row table:style-name="ro2">
          <table:table-cell office:value-type="float" office:value="0.1727876">
            <text:p>0.1727876</text:p>
          </table:table-cell>
          <table:table-cell office:value-type="float" office:value="46.28881932">
            <text:p>46.28881932</text:p>
          </table:table-cell>
          <table:table-cell office:value-type="float" office:value="0.1745279">
            <text:p>1.75E-001</text:p>
          </table:table-cell>
          <table:table-cell table:number-columns-repeated="4"/>
        </table:table-row>
        <table:table-row table:style-name="ro2">
          <table:table-cell office:value-type="float" office:value="0.17592919">
            <text:p>0.17592919</text:p>
          </table:table-cell>
          <table:table-cell office:value-type="float" office:value="45.46184398">
            <text:p>45.46184398</text:p>
          </table:table-cell>
          <table:table-cell office:value-type="float" office:value="0.177767">
            <text:p>1.78E-001</text:p>
          </table:table-cell>
          <table:table-cell table:number-columns-repeated="4"/>
        </table:table-row>
        <table:table-row table:style-name="ro2">
          <table:table-cell office:value-type="float" office:value="0.17907078">
            <text:p>0.17907078</text:p>
          </table:table-cell>
          <table:table-cell office:value-type="float" office:value="44.66387842">
            <text:p>44.66387842</text:p>
          </table:table-cell>
          <table:table-cell office:value-type="float" office:value="0.1810097">
            <text:p>1.81E-001</text:p>
          </table:table-cell>
          <table:table-cell table:number-columns-repeated="4"/>
        </table:table-row>
        <table:table-row table:style-name="ro2">
          <table:table-cell office:value-type="float" office:value="0.18221237">
            <text:p>0.18221237</text:p>
          </table:table-cell>
          <table:table-cell office:value-type="float" office:value="43.89342214">
            <text:p>43.89342214</text:p>
          </table:table-cell>
          <table:table-cell office:value-type="float" office:value="0.1842561">
            <text:p>1.84E-001</text:p>
          </table:table-cell>
          <table:table-cell table:number-columns-repeated="4"/>
        </table:table-row>
        <table:table-row table:style-name="ro2">
          <table:table-cell office:value-type="float" office:value="0.18535397">
            <text:p>0.18535397</text:p>
          </table:table-cell>
          <table:table-cell office:value-type="float" office:value="43.14907636">
            <text:p>43.14907636</text:p>
          </table:table-cell>
          <table:table-cell office:value-type="float" office:value="0.1875062">
            <text:p>1.88E-001</text:p>
          </table:table-cell>
          <table:table-cell table:number-columns-repeated="4"/>
        </table:table-row>
        <table:table-row table:style-name="ro2">
          <table:table-cell office:value-type="float" office:value="0.18849556">
            <text:p>0.18849556</text:p>
          </table:table-cell>
          <table:table-cell office:value-type="float" office:value="42.42953555">
            <text:p>42.42953555</text:p>
          </table:table-cell>
          <table:table-cell office:value-type="float" office:value="0.1907602">
            <text:p>1.91E-001</text:p>
          </table:table-cell>
          <table:table-cell table:number-columns-repeated="4"/>
        </table:table-row>
        <table:table-row table:style-name="ro2">
          <table:table-cell office:value-type="float" office:value="0.19163715">
            <text:p>0.19163715</text:p>
          </table:table-cell>
          <table:table-cell office:value-type="float" office:value="41.7335798">
            <text:p>41.7335798</text:p>
          </table:table-cell>
          <table:table-cell office:value-type="float" office:value="0.1940181">
            <text:p>1.94E-001</text:p>
          </table:table-cell>
          <table:table-cell table:number-columns-repeated="4"/>
        </table:table-row>
        <table:table-row table:style-name="ro2">
          <table:table-cell office:value-type="float" office:value="0.19477874">
            <text:p>0.19477874</text:p>
          </table:table-cell>
          <table:table-cell office:value-type="float" office:value="41.0600679">
            <text:p>41.0600679</text:p>
          </table:table-cell>
          <table:table-cell office:value-type="float" office:value="0.1972799">
            <text:p>1.97E-001</text:p>
          </table:table-cell>
          <table:table-cell table:number-columns-repeated="4"/>
        </table:table-row>
        <table:table-row table:style-name="ro2">
          <table:table-cell office:value-type="float" office:value="0.19792034">
            <text:p>0.19792034</text:p>
          </table:table-cell>
          <table:table-cell office:value-type="float" office:value="40.40793109">
            <text:p>40.40793109</text:p>
          </table:table-cell>
          <table:table-cell office:value-type="float" office:value="0.2005458">
            <text:p>2.01E-001</text:p>
          </table:table-cell>
          <table:table-cell table:number-columns-repeated="4"/>
        </table:table-row>
        <table:table-row table:style-name="ro2">
          <table:table-cell office:value-type="float" office:value="0.20106193">
            <text:p>0.20106193</text:p>
          </table:table-cell>
          <table:table-cell office:value-type="float" office:value="39.77616742">
            <text:p>39.77616742</text:p>
          </table:table-cell>
          <table:table-cell office:value-type="float" office:value="0.2038158">
            <text:p>2.04E-001</text:p>
          </table:table-cell>
          <table:table-cell table:number-columns-repeated="4"/>
        </table:table-row>
        <table:table-row table:style-name="ro2">
          <table:table-cell office:value-type="float" office:value="0.20420352">
            <text:p>0.20420352</text:p>
          </table:table-cell>
          <table:table-cell office:value-type="float" office:value="39.16383658">
            <text:p>39.16383658</text:p>
          </table:table-cell>
          <table:table-cell office:value-type="float" office:value="0.20709">
            <text:p>2.07E-001</text:p>
          </table:table-cell>
          <table:table-cell table:number-columns-repeated="4"/>
        </table:table-row>
        <table:table-row table:style-name="ro2">
          <table:table-cell office:value-type="float" office:value="0.20734512">
            <text:p>0.20734512</text:p>
          </table:table-cell>
          <table:table-cell office:value-type="float" office:value="38.57005526">
            <text:p>38.57005526</text:p>
          </table:table-cell>
          <table:table-cell office:value-type="float" office:value="0.2103685">
            <text:p>2.10E-001</text:p>
          </table:table-cell>
          <table:table-cell table:number-columns-repeated="4"/>
        </table:table-row>
        <table:table-row table:style-name="ro2">
          <table:table-cell office:value-type="float" office:value="0.21048671">
            <text:p>0.21048671</text:p>
          </table:table-cell>
          <table:table-cell office:value-type="float" office:value="37.99399289">
            <text:p>37.99399289</text:p>
          </table:table-cell>
          <table:table-cell office:value-type="float" office:value="0.2136513">
            <text:p>2.14E-001</text:p>
          </table:table-cell>
          <table:table-cell table:number-columns-repeated="4"/>
        </table:table-row>
        <table:table-row table:style-name="ro2">
          <table:table-cell office:value-type="float" office:value="0.2136283">
            <text:p>0.2136283</text:p>
          </table:table-cell>
          <table:table-cell office:value-type="float" office:value="37.43486775">
            <text:p>37.43486775</text:p>
          </table:table-cell>
          <table:table-cell office:value-type="float" office:value="0.2169385">
            <text:p>2.17E-001</text:p>
          </table:table-cell>
          <table:table-cell table:number-columns-repeated="4"/>
        </table:table-row>
        <table:table-row table:style-name="ro2">
          <table:table-cell office:value-type="float" office:value="0.21676989">
            <text:p>0.21676989</text:p>
          </table:table-cell>
          <table:table-cell office:value-type="float" office:value="36.89194344">
            <text:p>36.89194344</text:p>
          </table:table-cell>
          <table:table-cell office:value-type="float" office:value="0.2202302">
            <text:p>2.20E-001</text:p>
          </table:table-cell>
          <table:table-cell table:number-columns-repeated="4"/>
        </table:table-row>
        <table:table-row table:style-name="ro2">
          <table:table-cell office:value-type="float" office:value="0.21991149">
            <text:p>0.21991149</text:p>
          </table:table-cell>
          <table:table-cell office:value-type="float" office:value="36.36452564">
            <text:p>36.36452564</text:p>
          </table:table-cell>
          <table:table-cell office:value-type="float" office:value="0.2235265">
            <text:p>2.24E-001</text:p>
          </table:table-cell>
          <table:table-cell table:number-columns-repeated="4"/>
        </table:table-row>
        <table:table-row table:style-name="ro2">
          <table:table-cell office:value-type="float" office:value="0.22305308">
            <text:p>0.22305308</text:p>
          </table:table-cell>
          <table:table-cell office:value-type="float" office:value="35.85195914">
            <text:p>35.85195914</text:p>
          </table:table-cell>
          <table:table-cell office:value-type="float" office:value="0.2268274">
            <text:p>2.27E-001</text:p>
          </table:table-cell>
          <table:table-cell table:number-columns-repeated="4"/>
        </table:table-row>
        <table:table-row table:style-name="ro2">
          <table:table-cell office:value-type="float" office:value="0.22619467">
            <text:p>0.22619467</text:p>
          </table:table-cell>
          <table:table-cell office:value-type="float" office:value="35.35362514">
            <text:p>35.35362514</text:p>
          </table:table-cell>
          <table:table-cell office:value-type="float" office:value="0.230133">
            <text:p>2.30E-001</text:p>
          </table:table-cell>
          <table:table-cell table:number-columns-repeated="4"/>
        </table:table-row>
        <table:table-row table:style-name="ro2">
          <table:table-cell office:value-type="float" office:value="0.22933626">
            <text:p>0.22933626</text:p>
          </table:table-cell>
          <table:table-cell office:value-type="float" office:value="34.86893874">
            <text:p>34.86893874</text:p>
          </table:table-cell>
          <table:table-cell office:value-type="float" office:value="0.2334433">
            <text:p>2.33E-001</text:p>
          </table:table-cell>
          <table:table-cell table:number-columns-repeated="4"/>
        </table:table-row>
        <table:table-row table:style-name="ro2">
          <table:table-cell office:value-type="float" office:value="0.23247786">
            <text:p>0.23247786</text:p>
          </table:table-cell>
          <table:table-cell office:value-type="float" office:value="34.39734665">
            <text:p>34.39734665</text:p>
          </table:table-cell>
          <table:table-cell office:value-type="float" office:value="0.2367586">
            <text:p>2.37E-001</text:p>
          </table:table-cell>
          <table:table-cell table:number-columns-repeated="4"/>
        </table:table-row>
        <table:table-row table:style-name="ro2">
          <table:table-cell office:value-type="float" office:value="0.23561945">
            <text:p>0.23561945</text:p>
          </table:table-cell>
          <table:table-cell office:value-type="float" office:value="33.93832512">
            <text:p>33.93832512</text:p>
          </table:table-cell>
          <table:table-cell office:value-type="float" office:value="0.2400788">
            <text:p>2.40E-001</text:p>
          </table:table-cell>
          <table:table-cell table:number-columns-repeated="4"/>
        </table:table-row>
        <table:table-row table:style-name="ro2">
          <table:table-cell office:value-type="float" office:value="0.23876104">
            <text:p>0.23876104</text:p>
          </table:table-cell>
          <table:table-cell office:value-type="float" office:value="33.49137792">
            <text:p>33.49137792</text:p>
          </table:table-cell>
          <table:table-cell office:value-type="float" office:value="0.2434039">
            <text:p>2.43E-001</text:p>
          </table:table-cell>
          <table:table-cell table:number-columns-repeated="4"/>
        </table:table-row>
        <table:table-row table:style-name="ro2">
          <table:table-cell office:value-type="float" office:value="0.24190263">
            <text:p>0.24190263</text:p>
          </table:table-cell>
          <table:table-cell office:value-type="float" office:value="33.05603463">
            <text:p>33.05603463</text:p>
          </table:table-cell>
          <table:table-cell office:value-type="float" office:value="0.2467342">
            <text:p>2.47E-001</text:p>
          </table:table-cell>
          <table:table-cell table:number-columns-repeated="4"/>
        </table:table-row>
        <table:table-row table:style-name="ro2">
          <table:table-cell office:value-type="float" office:value="0.24504423">
            <text:p>0.24504423</text:p>
          </table:table-cell>
          <table:table-cell office:value-type="float" office:value="32.63184896">
            <text:p>32.63184896</text:p>
          </table:table-cell>
          <table:table-cell office:value-type="float" office:value="0.2500697">
            <text:p>2.50E-001</text:p>
          </table:table-cell>
          <table:table-cell table:number-columns-repeated="4"/>
        </table:table-row>
        <table:table-row table:style-name="ro2">
          <table:table-cell office:value-type="float" office:value="0.24818582">
            <text:p>0.24818582</text:p>
          </table:table-cell>
          <table:table-cell office:value-type="float" office:value="32.21839718">
            <text:p>32.21839718</text:p>
          </table:table-cell>
          <table:table-cell office:value-type="float" office:value="0.2534103">
            <text:p>2.53E-001</text:p>
          </table:table-cell>
          <table:table-cell table:number-columns-repeated="4"/>
        </table:table-row>
        <table:table-row table:style-name="ro2">
          <table:table-cell office:value-type="float" office:value="0.25132741">
            <text:p>0.25132741</text:p>
          </table:table-cell>
          <table:table-cell office:value-type="float" office:value="31.81527678">
            <text:p>31.81527678</text:p>
          </table:table-cell>
          <table:table-cell office:value-type="float" office:value="0.2567564">
            <text:p>2.57E-001</text:p>
          </table:table-cell>
          <table:table-cell table:number-columns-repeated="4"/>
        </table:table-row>
        <table:table-row table:style-name="ro2">
          <table:table-cell office:value-type="float" office:value="0.254469">
            <text:p>0.254469</text:p>
          </table:table-cell>
          <table:table-cell office:value-type="float" office:value="31.42210511">
            <text:p>31.42210511</text:p>
          </table:table-cell>
          <table:table-cell office:value-type="float" office:value="0.2601078">
            <text:p>2.60E-001</text:p>
          </table:table-cell>
          <table:table-cell table:number-columns-repeated="4"/>
        </table:table-row>
        <table:table-row table:style-name="ro2">
          <table:table-cell office:value-type="float" office:value="0.2576106">
            <text:p>0.2576106</text:p>
          </table:table-cell>
          <table:table-cell office:value-type="float" office:value="31.0385182">
            <text:p>31.0385182</text:p>
          </table:table-cell>
          <table:table-cell office:value-type="float" office:value="0.2634647">
            <text:p>2.63E-001</text:p>
          </table:table-cell>
          <table:table-cell table:number-columns-repeated="4"/>
        </table:table-row>
        <table:table-row table:style-name="ro2">
          <table:table-cell office:value-type="float" office:value="0.26075219">
            <text:p>0.26075219</text:p>
          </table:table-cell>
          <table:table-cell office:value-type="float" office:value="30.66416961">
            <text:p>30.66416961</text:p>
          </table:table-cell>
          <table:table-cell office:value-type="float" office:value="0.2668271">
            <text:p>2.67E-001</text:p>
          </table:table-cell>
          <table:table-cell table:number-columns-repeated="4"/>
        </table:table-row>
        <table:table-row table:style-name="ro2">
          <table:table-cell office:value-type="float" office:value="0.26389378">
            <text:p>0.26389378</text:p>
          </table:table-cell>
          <table:table-cell office:value-type="float" office:value="30.29872941">
            <text:p>30.29872941</text:p>
          </table:table-cell>
          <table:table-cell office:value-type="float" office:value="0.2701952">
            <text:p>2.70E-001</text:p>
          </table:table-cell>
          <table:table-cell table:number-columns-repeated="4"/>
        </table:table-row>
        <table:table-row table:style-name="ro2">
          <table:table-cell office:value-type="float" office:value="0.26703538">
            <text:p>0.26703538</text:p>
          </table:table-cell>
          <table:table-cell office:value-type="float" office:value="29.94188316">
            <text:p>29.94188316</text:p>
          </table:table-cell>
          <table:table-cell office:value-type="float" office:value="0.273569">
            <text:p>2.74E-001</text:p>
          </table:table-cell>
          <table:table-cell table:number-columns-repeated="4"/>
        </table:table-row>
        <table:table-row table:style-name="ro2">
          <table:table-cell office:value-type="float" office:value="0.27017697">
            <text:p>0.27017697</text:p>
          </table:table-cell>
          <table:table-cell office:value-type="float" office:value="29.59333109">
            <text:p>29.59333109</text:p>
          </table:table-cell>
          <table:table-cell office:value-type="float" office:value="0.2769487">
            <text:p>2.77E-001</text:p>
          </table:table-cell>
          <table:table-cell table:number-columns-repeated="4"/>
        </table:table-row>
        <table:table-row table:style-name="ro2">
          <table:table-cell office:value-type="float" office:value="0.27331856">
            <text:p>0.27331856</text:p>
          </table:table-cell>
          <table:table-cell office:value-type="float" office:value="29.25278719">
            <text:p>29.25278719</text:p>
          </table:table-cell>
          <table:table-cell office:value-type="float" office:value="0.2803342">
            <text:p>2.80E-001</text:p>
          </table:table-cell>
          <table:table-cell table:number-columns-repeated="4"/>
        </table:table-row>
        <table:table-row table:style-name="ro2">
          <table:table-cell office:value-type="float" office:value="0.27646015">
            <text:p>0.27646015</text:p>
          </table:table-cell>
          <table:table-cell office:value-type="float" office:value="28.91997846">
            <text:p>28.91997846</text:p>
          </table:table-cell>
          <table:table-cell office:value-type="float" office:value="0.2837257">
            <text:p>2.84E-001</text:p>
          </table:table-cell>
          <table:table-cell table:number-columns-repeated="4"/>
        </table:table-row>
        <table:table-row table:style-name="ro2">
          <table:table-cell office:value-type="float" office:value="0.27960175">
            <text:p>0.27960175</text:p>
          </table:table-cell>
          <table:table-cell office:value-type="float" office:value="28.59464415">
            <text:p>28.59464415</text:p>
          </table:table-cell>
          <table:table-cell office:value-type="float" office:value="0.2871232">
            <text:p>2.87E-001</text:p>
          </table:table-cell>
          <table:table-cell table:number-columns-repeated="4"/>
        </table:table-row>
        <table:table-row table:style-name="ro2">
          <table:table-cell office:value-type="float" office:value="0.28274334">
            <text:p>0.28274334</text:p>
          </table:table-cell>
          <table:table-cell office:value-type="float" office:value="28.27653512">
            <text:p>28.27653512</text:p>
          </table:table-cell>
          <table:table-cell office:value-type="float" office:value="0.2905269">
            <text:p>2.91E-001</text:p>
          </table:table-cell>
          <table:table-cell table:number-columns-repeated="4"/>
        </table:table-row>
        <table:table-row table:style-name="ro2">
          <table:table-cell office:value-type="float" office:value="0.28588493">
            <text:p>0.28588493</text:p>
          </table:table-cell>
          <table:table-cell office:value-type="float" office:value="27.96541318">
            <text:p>27.96541318</text:p>
          </table:table-cell>
          <table:table-cell office:value-type="float" office:value="0.2939367">
            <text:p>2.94E-001</text:p>
          </table:table-cell>
          <table:table-cell table:number-columns-repeated="4"/>
        </table:table-row>
        <table:table-row table:style-name="ro2">
          <table:table-cell office:value-type="float" office:value="0.28902652">
            <text:p>0.28902652</text:p>
          </table:table-cell>
          <table:table-cell office:value-type="float" office:value="27.66105048">
            <text:p>27.66105048</text:p>
          </table:table-cell>
          <table:table-cell office:value-type="float" office:value="0.2973529">
            <text:p>2.97E-001</text:p>
          </table:table-cell>
          <table:table-cell table:number-columns-repeated="4"/>
        </table:table-row>
        <table:table-row table:style-name="ro2">
          <table:table-cell office:value-type="float" office:value="0.29216812">
            <text:p>0.29216812</text:p>
          </table:table-cell>
          <table:table-cell office:value-type="float" office:value="27.36322899">
            <text:p>27.36322899</text:p>
          </table:table-cell>
          <table:table-cell office:value-type="float" office:value="0.3007755">
            <text:p>3.01E-001</text:p>
          </table:table-cell>
          <table:table-cell table:number-columns-repeated="4"/>
        </table:table-row>
        <table:table-row table:style-name="ro2">
          <table:table-cell office:value-type="float" office:value="0.29530971">
            <text:p>0.29530971</text:p>
          </table:table-cell>
          <table:table-cell office:value-type="float" office:value="27.07173993">
            <text:p>27.07173993</text:p>
          </table:table-cell>
          <table:table-cell office:value-type="float" office:value="0.3042046">
            <text:p>3.04E-001</text:p>
          </table:table-cell>
          <table:table-cell table:number-columns-repeated="4"/>
        </table:table-row>
        <table:table-row table:style-name="ro2">
          <table:table-cell office:value-type="float" office:value="0.2984513">
            <text:p>0.2984513</text:p>
          </table:table-cell>
          <table:table-cell office:value-type="float" office:value="26.78638335">
            <text:p>26.78638335</text:p>
          </table:table-cell>
          <table:table-cell office:value-type="float" office:value="0.3076402">
            <text:p>3.08E-001</text:p>
          </table:table-cell>
          <table:table-cell table:number-columns-repeated="4"/>
        </table:table-row>
        <table:table-row table:style-name="ro2">
          <table:table-cell office:value-type="float" office:value="0.30159289">
            <text:p>0.30159289</text:p>
          </table:table-cell>
          <table:table-cell office:value-type="float" office:value="26.50696759">
            <text:p>26.50696759</text:p>
          </table:table-cell>
          <table:table-cell office:value-type="float" office:value="0.3110824">
            <text:p>3.11E-001</text:p>
          </table:table-cell>
          <table:table-cell table:number-columns-repeated="4"/>
        </table:table-row>
        <table:table-row table:style-name="ro2">
          <table:table-cell office:value-type="float" office:value="0.30473449">
            <text:p>0.30473449</text:p>
          </table:table-cell>
          <table:table-cell office:value-type="float" office:value="26.23330893">
            <text:p>26.23330893</text:p>
          </table:table-cell>
          <table:table-cell office:value-type="float" office:value="0.3145314">
            <text:p>3.15E-001</text:p>
          </table:table-cell>
          <table:table-cell table:number-columns-repeated="4"/>
        </table:table-row>
        <table:table-row table:style-name="ro2">
          <table:table-cell office:value-type="float" office:value="0.30787608">
            <text:p>0.30787608</text:p>
          </table:table-cell>
          <table:table-cell office:value-type="float" office:value="25.96523112">
            <text:p>25.96523112</text:p>
          </table:table-cell>
          <table:table-cell office:value-type="float" office:value="0.3179872">
            <text:p>3.18E-001</text:p>
          </table:table-cell>
          <table:table-cell table:number-columns-repeated="4"/>
        </table:table-row>
        <table:table-row table:style-name="ro2">
          <table:table-cell office:value-type="float" office:value="0.31101767">
            <text:p>0.31101767</text:p>
          </table:table-cell>
          <table:table-cell office:value-type="float" office:value="25.70256505">
            <text:p>25.70256505</text:p>
          </table:table-cell>
          <table:table-cell office:value-type="float" office:value="0.32145">
            <text:p>3.21E-001</text:p>
          </table:table-cell>
          <table:table-cell table:number-columns-repeated="4"/>
        </table:table-row>
        <table:table-row table:style-name="ro2">
          <table:table-cell office:value-type="float" office:value="0.31415927">
            <text:p>0.31415927</text:p>
          </table:table-cell>
          <table:table-cell office:value-type="float" office:value="25.44514836">
            <text:p>25.44514836</text:p>
          </table:table-cell>
          <table:table-cell office:value-type="float" office:value="0.3249197">
            <text:p>3.25E-001</text:p>
          </table:table-cell>
          <table:table-cell table:number-columns-repeated="4"/>
        </table:table-row>
        <table:table-row table:style-name="ro2">
          <table:table-cell office:value-type="float" office:value="0.31730086">
            <text:p>0.31730086</text:p>
          </table:table-cell>
          <table:table-cell office:value-type="float" office:value="25.19282514">
            <text:p>25.19282514</text:p>
          </table:table-cell>
          <table:table-cell office:value-type="float" office:value="0.3283965">
            <text:p>3.28E-001</text:p>
          </table:table-cell>
          <table:table-cell table:number-columns-repeated="4"/>
        </table:table-row>
        <table:table-row table:style-name="ro2">
          <table:table-cell office:value-type="float" office:value="0.32044245">
            <text:p>0.32044245</text:p>
          </table:table-cell>
          <table:table-cell office:value-type="float" office:value="24.94544558">
            <text:p>24.94544558</text:p>
          </table:table-cell>
          <table:table-cell office:value-type="float" office:value="0.3318805">
            <text:p>3.32E-001</text:p>
          </table:table-cell>
          <table:table-cell table:number-columns-repeated="4"/>
        </table:table-row>
        <table:table-row table:style-name="ro2">
          <table:table-cell office:value-type="float" office:value="0.32358404">
            <text:p>0.32358404</text:p>
          </table:table-cell>
          <table:table-cell office:value-type="float" office:value="24.70286567">
            <text:p>24.70286567</text:p>
          </table:table-cell>
          <table:table-cell office:value-type="float" office:value="0.3353718">
            <text:p>3.35E-001</text:p>
          </table:table-cell>
          <table:table-cell table:number-columns-repeated="4"/>
        </table:table-row>
        <table:table-row table:style-name="ro2">
          <table:table-cell office:value-type="float" office:value="0.32672564">
            <text:p>0.32672564</text:p>
          </table:table-cell>
          <table:table-cell office:value-type="float" office:value="24.46494699">
            <text:p>24.46494699</text:p>
          </table:table-cell>
          <table:table-cell office:value-type="float" office:value="0.3388704">
            <text:p>3.39E-001</text:p>
          </table:table-cell>
          <table:table-cell table:number-columns-repeated="4"/>
        </table:table-row>
        <table:table-row table:style-name="ro2">
          <table:table-cell office:value-type="float" office:value="0.32986723">
            <text:p>0.32986723</text:p>
          </table:table-cell>
          <table:table-cell office:value-type="float" office:value="24.23155633">
            <text:p>24.23155633</text:p>
          </table:table-cell>
          <table:table-cell office:value-type="float" office:value="0.3423765">
            <text:p>3.42E-001</text:p>
          </table:table-cell>
          <table:table-cell table:number-columns-repeated="4"/>
        </table:table-row>
        <table:table-row table:style-name="ro2">
          <table:table-cell office:value-type="float" office:value="0.33300882">
            <text:p>0.33300882</text:p>
          </table:table-cell>
          <table:table-cell office:value-type="float" office:value="24.00256556">
            <text:p>24.00256556</text:p>
          </table:table-cell>
          <table:table-cell office:value-type="float" office:value="0.3458902">
            <text:p>3.46E-001</text:p>
          </table:table-cell>
          <table:table-cell table:number-columns-repeated="4"/>
        </table:table-row>
        <table:table-row table:style-name="ro2">
          <table:table-cell office:value-type="float" office:value="0.33615041">
            <text:p>0.33615041</text:p>
          </table:table-cell>
          <table:table-cell office:value-type="float" office:value="23.77785131">
            <text:p>23.77785131</text:p>
          </table:table-cell>
          <table:table-cell office:value-type="float" office:value="0.3494115">
            <text:p>3.49E-001</text:p>
          </table:table-cell>
          <table:table-cell table:number-columns-repeated="4"/>
        </table:table-row>
        <table:table-row table:style-name="ro2">
          <table:table-cell office:value-type="float" office:value="0.33929201">
            <text:p>0.33929201</text:p>
          </table:table-cell>
          <table:table-cell office:value-type="float" office:value="23.55729479">
            <text:p>23.55729479</text:p>
          </table:table-cell>
          <table:table-cell office:value-type="float" office:value="0.3529405">
            <text:p>3.53E-001</text:p>
          </table:table-cell>
          <table:table-cell table:number-columns-repeated="4"/>
        </table:table-row>
        <table:table-row table:style-name="ro2">
          <table:table-cell office:value-type="float" office:value="0.3424336">
            <text:p>0.3424336</text:p>
          </table:table-cell>
          <table:table-cell office:value-type="float" office:value="23.34078157">
            <text:p>23.34078157</text:p>
          </table:table-cell>
          <table:table-cell office:value-type="float" office:value="0.3564774">
            <text:p>3.56E-001</text:p>
          </table:table-cell>
          <table:table-cell table:number-columns-repeated="4"/>
        </table:table-row>
        <table:table-row table:style-name="ro2">
          <table:table-cell office:value-type="float" office:value="0.34557519">
            <text:p>0.34557519</text:p>
          </table:table-cell>
          <table:table-cell office:value-type="float" office:value="23.12820137">
            <text:p>23.12820137</text:p>
          </table:table-cell>
          <table:table-cell office:value-type="float" office:value="0.3600222">
            <text:p>3.60E-001</text:p>
          </table:table-cell>
          <table:table-cell table:number-columns-repeated="4"/>
        </table:table-row>
        <table:table-row table:style-name="ro2">
          <table:table-cell office:value-type="float" office:value="0.34871678">
            <text:p>0.34871678</text:p>
          </table:table-cell>
          <table:table-cell office:value-type="float" office:value="22.9194479">
            <text:p>22.9194479</text:p>
          </table:table-cell>
          <table:table-cell office:value-type="float" office:value="0.363575">
            <text:p>3.64E-001</text:p>
          </table:table-cell>
          <table:table-cell table:number-columns-repeated="4"/>
        </table:table-row>
        <table:table-row table:style-name="ro2">
          <table:table-cell office:value-type="float" office:value="0.35185838">
            <text:p>0.35185838</text:p>
          </table:table-cell>
          <table:table-cell office:value-type="float" office:value="22.71441865">
            <text:p>22.71441865</text:p>
          </table:table-cell>
          <table:table-cell office:value-type="float" office:value="0.3671359">
            <text:p>3.67E-001</text:p>
          </table:table-cell>
          <table:table-cell table:number-columns-repeated="4"/>
        </table:table-row>
        <table:table-row table:style-name="ro2">
          <table:table-cell office:value-type="float" office:value="0.35499997">
            <text:p>0.35499997</text:p>
          </table:table-cell>
          <table:table-cell office:value-type="float" office:value="22.51301475">
            <text:p>22.51301475</text:p>
          </table:table-cell>
          <table:table-cell office:value-type="float" office:value="0.3707051">
            <text:p>3.71E-001</text:p>
          </table:table-cell>
          <table:table-cell table:number-columns-repeated="4"/>
        </table:table-row>
        <table:table-row table:style-name="ro2">
          <table:table-cell office:value-type="float" office:value="0.35814156">
            <text:p>0.35814156</text:p>
          </table:table-cell>
          <table:table-cell office:value-type="float" office:value="22.3151408">
            <text:p>22.3151408</text:p>
          </table:table-cell>
          <table:table-cell office:value-type="float" office:value="0.3742826">
            <text:p>3.74E-001</text:p>
          </table:table-cell>
          <table:table-cell table:number-columns-repeated="4"/>
        </table:table-row>
        <table:table-row table:style-name="ro2">
          <table:table-cell office:value-type="float" office:value="0.36128316">
            <text:p>0.36128316</text:p>
          </table:table-cell>
          <table:table-cell office:value-type="float" office:value="22.12070471">
            <text:p>22.12070471</text:p>
          </table:table-cell>
          <table:table-cell office:value-type="float" office:value="0.3778685">
            <text:p>3.78E-001</text:p>
          </table:table-cell>
          <table:table-cell table:number-columns-repeated="4"/>
        </table:table-row>
        <table:table-row table:style-name="ro2">
          <table:table-cell office:value-type="float" office:value="0.36442475">
            <text:p>0.36442475</text:p>
          </table:table-cell>
          <table:table-cell office:value-type="float" office:value="21.92961757">
            <text:p>21.92961757</text:p>
          </table:table-cell>
          <table:table-cell office:value-type="float" office:value="0.381463">
            <text:p>3.81E-001</text:p>
          </table:table-cell>
          <table:table-cell table:number-columns-repeated="4"/>
        </table:table-row>
        <table:table-row table:style-name="ro2">
          <table:table-cell office:value-type="float" office:value="0.36756634">
            <text:p>0.36756634</text:p>
          </table:table-cell>
          <table:table-cell office:value-type="float" office:value="21.74179351">
            <text:p>21.74179351</text:p>
          </table:table-cell>
          <table:table-cell office:value-type="float" office:value="0.385066">
            <text:p>3.85E-001</text:p>
          </table:table-cell>
          <table:table-cell table:number-columns-repeated="4"/>
        </table:table-row>
        <table:table-row table:style-name="ro2">
          <table:table-cell office:value-type="float" office:value="0.37070793">
            <text:p>0.37070793</text:p>
          </table:table-cell>
          <table:table-cell office:value-type="float" office:value="21.55714957">
            <text:p>21.55714957</text:p>
          </table:table-cell>
          <table:table-cell office:value-type="float" office:value="0.3886778">
            <text:p>3.89E-001</text:p>
          </table:table-cell>
          <table:table-cell table:number-columns-repeated="4"/>
        </table:table-row>
        <table:table-row table:style-name="ro2">
          <table:table-cell office:value-type="float" office:value="0.37384953">
            <text:p>0.37384953</text:p>
          </table:table-cell>
          <table:table-cell office:value-type="float" office:value="21.37560558">
            <text:p>21.37560558</text:p>
          </table:table-cell>
          <table:table-cell office:value-type="float" office:value="0.3922984">
            <text:p>3.92E-001</text:p>
          </table:table-cell>
          <table:table-cell table:number-columns-repeated="4"/>
        </table:table-row>
        <table:table-row table:style-name="ro2">
          <table:table-cell office:value-type="float" office:value="0.37699112">
            <text:p>0.37699112</text:p>
          </table:table-cell>
          <table:table-cell office:value-type="float" office:value="21.19708404">
            <text:p>21.19708404</text:p>
          </table:table-cell>
          <table:table-cell office:value-type="float" office:value="0.395928">
            <text:p>3.96E-001</text:p>
          </table:table-cell>
          <table:table-cell table:number-columns-repeated="4"/>
        </table:table-row>
        <table:table-row table:style-name="ro2">
          <table:table-cell office:value-type="float" office:value="0.38013271">
            <text:p>0.38013271</text:p>
          </table:table-cell>
          <table:table-cell office:value-type="float" office:value="21.02151001">
            <text:p>21.02151001</text:p>
          </table:table-cell>
          <table:table-cell office:value-type="float" office:value="0.3995666">
            <text:p>4.00E-001</text:p>
          </table:table-cell>
          <table:table-cell table:number-columns-repeated="4"/>
        </table:table-row>
        <table:table-row table:style-name="ro2">
          <table:table-cell office:value-type="float" office:value="0.3832743">
            <text:p>0.3832743</text:p>
          </table:table-cell>
          <table:table-cell office:value-type="float" office:value="20.84881102">
            <text:p>20.84881102</text:p>
          </table:table-cell>
          <table:table-cell office:value-type="float" office:value="0.4032144">
            <text:p>4.03E-001</text:p>
          </table:table-cell>
          <table:table-cell table:number-columns-repeated="4"/>
        </table:table-row>
        <table:table-row table:style-name="ro2">
          <table:table-cell office:value-type="float" office:value="0.3864159">
            <text:p>0.3864159</text:p>
          </table:table-cell>
          <table:table-cell office:value-type="float" office:value="20.67891693">
            <text:p>20.67891693</text:p>
          </table:table-cell>
          <table:table-cell office:value-type="float" office:value="0.4068714">
            <text:p>4.07E-001</text:p>
          </table:table-cell>
          <table:table-cell table:number-columns-repeated="4"/>
        </table:table-row>
        <table:table-row table:style-name="ro2">
          <table:table-cell office:value-type="float" office:value="0.38955749">
            <text:p>0.38955749</text:p>
          </table:table-cell>
          <table:table-cell office:value-type="float" office:value="20.5117599">
            <text:p>20.5117599</text:p>
          </table:table-cell>
          <table:table-cell office:value-type="float" office:value="0.4105377">
            <text:p>4.11E-001</text:p>
          </table:table-cell>
          <table:table-cell table:number-columns-repeated="4"/>
        </table:table-row>
        <table:table-row table:style-name="ro2">
          <table:table-cell office:value-type="float" office:value="0.39269908">
            <text:p>0.39269908</text:p>
          </table:table-cell>
          <table:table-cell office:value-type="float" office:value="20.34727422">
            <text:p>20.34727422</text:p>
          </table:table-cell>
          <table:table-cell office:value-type="float" office:value="0.4142136">
            <text:p>4.14E-001</text:p>
          </table:table-cell>
          <table:table-cell table:number-columns-repeated="4"/>
        </table:table-row>
        <table:table-row table:style-name="ro2">
          <table:table-cell office:value-type="float" office:value="0.39584067">
            <text:p>0.39584067</text:p>
          </table:table-cell>
          <table:table-cell office:value-type="float" office:value="20.1853963">
            <text:p>20.1853963</text:p>
          </table:table-cell>
          <table:table-cell office:value-type="float" office:value="0.417899">
            <text:p>4.18E-001</text:p>
          </table:table-cell>
          <table:table-cell table:number-columns-repeated="4"/>
        </table:table-row>
        <table:table-row table:style-name="ro2">
          <table:table-cell office:value-type="float" office:value="0.39898227">
            <text:p>0.39898227</text:p>
          </table:table-cell>
          <table:table-cell office:value-type="float" office:value="20.02606454">
            <text:p>20.02606454</text:p>
          </table:table-cell>
          <table:table-cell office:value-type="float" office:value="0.4215941">
            <text:p>4.22E-001</text:p>
          </table:table-cell>
          <table:table-cell table:number-columns-repeated="4"/>
        </table:table-row>
        <table:table-row table:style-name="ro2">
          <table:table-cell office:value-type="float" office:value="0.40212386">
            <text:p>0.40212386</text:p>
          </table:table-cell>
          <table:table-cell office:value-type="float" office:value="19.86921925">
            <text:p>19.86921925</text:p>
          </table:table-cell>
          <table:table-cell office:value-type="float" office:value="0.425299">
            <text:p>4.25E-001</text:p>
          </table:table-cell>
          <table:table-cell table:number-columns-repeated="4"/>
        </table:table-row>
        <table:table-row table:style-name="ro2">
          <table:table-cell office:value-type="float" office:value="0.40526545">
            <text:p>0.40526545</text:p>
          </table:table-cell>
          <table:table-cell office:value-type="float" office:value="19.71480262">
            <text:p>19.71480262</text:p>
          </table:table-cell>
          <table:table-cell office:value-type="float" office:value="0.4290138">
            <text:p>4.29E-001</text:p>
          </table:table-cell>
          <table:table-cell table:number-columns-repeated="4"/>
        </table:table-row>
        <table:table-row table:style-name="ro2">
          <table:table-cell office:value-type="float" office:value="0.40840704">
            <text:p>0.40840704</text:p>
          </table:table-cell>
          <table:table-cell office:value-type="float" office:value="19.5627586">
            <text:p>19.5627586</text:p>
          </table:table-cell>
          <table:table-cell office:value-type="float" office:value="0.4327386">
            <text:p>4.33E-001</text:p>
          </table:table-cell>
          <table:table-cell table:number-columns-repeated="4"/>
        </table:table-row>
        <table:table-row table:style-name="ro2">
          <table:table-cell office:value-type="float" office:value="0.41154864">
            <text:p>0.41154864</text:p>
          </table:table-cell>
          <table:table-cell office:value-type="float" office:value="19.41303285">
            <text:p>19.41303285</text:p>
          </table:table-cell>
          <table:table-cell office:value-type="float" office:value="0.4364736">
            <text:p>4.36E-001</text:p>
          </table:table-cell>
          <table:table-cell table:number-columns-repeated="4"/>
        </table:table-row>
        <table:table-row table:style-name="ro2">
          <table:table-cell office:value-type="float" office:value="0.41469023">
            <text:p>0.41469023</text:p>
          </table:table-cell>
          <table:table-cell office:value-type="float" office:value="19.26557268">
            <text:p>19.26557268</text:p>
          </table:table-cell>
          <table:table-cell office:value-type="float" office:value="0.4402189">
            <text:p>4.40E-001</text:p>
          </table:table-cell>
          <table:table-cell table:number-columns-repeated="4"/>
        </table:table-row>
        <table:table-row table:style-name="ro2">
          <table:table-cell office:value-type="float" office:value="0.41783182">
            <text:p>0.41783182</text:p>
          </table:table-cell>
          <table:table-cell office:value-type="float" office:value="19.120327">
            <text:p>19.120327</text:p>
          </table:table-cell>
          <table:table-cell office:value-type="float" office:value="0.4439745">
            <text:p>4.44E-001</text:p>
          </table:table-cell>
          <table:table-cell table:number-columns-repeated="4"/>
        </table:table-row>
        <table:table-row table:style-name="ro2">
          <table:table-cell office:value-type="float" office:value="0.42097342">
            <text:p>0.42097342</text:p>
          </table:table-cell>
          <table:table-cell office:value-type="float" office:value="18.97724622">
            <text:p>18.97724622</text:p>
          </table:table-cell>
          <table:table-cell office:value-type="float" office:value="0.4477406">
            <text:p>4.48E-001</text:p>
          </table:table-cell>
          <table:table-cell table:number-columns-repeated="4"/>
        </table:table-row>
        <table:table-row table:style-name="ro2">
          <table:table-cell office:value-type="float" office:value="0.42411501">
            <text:p>0.42411501</text:p>
          </table:table-cell>
          <table:table-cell office:value-type="float" office:value="18.83628223">
            <text:p>18.83628223</text:p>
          </table:table-cell>
          <table:table-cell office:value-type="float" office:value="0.4515173">
            <text:p>4.52E-001</text:p>
          </table:table-cell>
          <table:table-cell table:number-columns-repeated="4"/>
        </table:table-row>
        <table:table-row table:style-name="ro2">
          <table:table-cell office:value-type="float" office:value="0.4272566">
            <text:p>0.4272566</text:p>
          </table:table-cell>
          <table:table-cell office:value-type="float" office:value="18.69738835">
            <text:p>18.69738835</text:p>
          </table:table-cell>
          <table:table-cell office:value-type="float" office:value="0.4553048">
            <text:p>4.55E-001</text:p>
          </table:table-cell>
          <table:table-cell table:number-columns-repeated="4"/>
        </table:table-row>
        <table:table-row table:style-name="ro2">
          <table:table-cell office:value-type="float" office:value="0.43039819">
            <text:p>0.43039819</text:p>
          </table:table-cell>
          <table:table-cell office:value-type="float" office:value="18.56051923">
            <text:p>18.56051923</text:p>
          </table:table-cell>
          <table:table-cell office:value-type="float" office:value="0.4591031">
            <text:p>4.59E-001</text:p>
          </table:table-cell>
          <table:table-cell table:number-columns-repeated="4"/>
        </table:table-row>
        <table:table-row table:style-name="ro2">
          <table:table-cell office:value-type="float" office:value="0.43353979">
            <text:p>0.43353979</text:p>
          </table:table-cell>
          <table:table-cell office:value-type="float" office:value="18.42563087">
            <text:p>18.42563087</text:p>
          </table:table-cell>
          <table:table-cell office:value-type="float" office:value="0.4629123">
            <text:p>4.63E-001</text:p>
          </table:table-cell>
          <table:table-cell table:number-columns-repeated="4"/>
        </table:table-row>
        <table:table-row table:style-name="ro2">
          <table:table-cell office:value-type="float" office:value="0.43668138">
            <text:p>0.43668138</text:p>
          </table:table-cell>
          <table:table-cell office:value-type="float" office:value="18.2926805">
            <text:p>18.2926805</text:p>
          </table:table-cell>
          <table:table-cell office:value-type="float" office:value="0.4667327">
            <text:p>4.67E-001</text:p>
          </table:table-cell>
          <table:table-cell table:number-columns-repeated="4"/>
        </table:table-row>
        <table:table-row table:style-name="ro2">
          <table:table-cell office:value-type="float" office:value="0.43982297">
            <text:p>0.43982297</text:p>
          </table:table-cell>
          <table:table-cell office:value-type="float" office:value="18.16162661">
            <text:p>18.16162661</text:p>
          </table:table-cell>
          <table:table-cell office:value-type="float" office:value="0.4705643">
            <text:p>4.71E-001</text:p>
          </table:table-cell>
          <table:table-cell table:number-columns-repeated="4"/>
        </table:table-row>
        <table:table-row table:style-name="ro2">
          <table:table-cell office:value-type="float" office:value="0.44296456">
            <text:p>0.44296456</text:p>
          </table:table-cell>
          <table:table-cell office:value-type="float" office:value="18.03242885">
            <text:p>18.03242885</text:p>
          </table:table-cell>
          <table:table-cell office:value-type="float" office:value="0.4744072">
            <text:p>4.74E-001</text:p>
          </table:table-cell>
          <table:table-cell table:number-columns-repeated="4"/>
        </table:table-row>
        <table:table-row table:style-name="ro2">
          <table:table-cell office:value-type="float" office:value="0.44610616">
            <text:p>0.44610616</text:p>
          </table:table-cell>
          <table:table-cell office:value-type="float" office:value="17.90504799">
            <text:p>17.90504799</text:p>
          </table:table-cell>
          <table:table-cell office:value-type="float" office:value="0.4782616">
            <text:p>4.78E-001</text:p>
          </table:table-cell>
          <table:table-cell table:number-columns-repeated="4"/>
        </table:table-row>
        <table:table-row table:style-name="ro2">
          <table:table-cell office:value-type="float" office:value="0.44924775">
            <text:p>0.44924775</text:p>
          </table:table-cell>
          <table:table-cell office:value-type="float" office:value="17.77944592">
            <text:p>17.77944592</text:p>
          </table:table-cell>
          <table:table-cell office:value-type="float" office:value="0.4821276">
            <text:p>4.82E-001</text:p>
          </table:table-cell>
          <table:table-cell table:number-columns-repeated="4"/>
        </table:table-row>
        <table:table-row table:style-name="ro2">
          <table:table-cell office:value-type="float" office:value="0.45238934">
            <text:p>0.45238934</text:p>
          </table:table-cell>
          <table:table-cell office:value-type="float" office:value="17.65558559">
            <text:p>17.65558559</text:p>
          </table:table-cell>
          <table:table-cell office:value-type="float" office:value="0.4860054">
            <text:p>4.86E-001</text:p>
          </table:table-cell>
          <table:table-cell table:number-columns-repeated="4"/>
        </table:table-row>
        <table:table-row table:style-name="ro2">
          <table:table-cell office:value-type="float" office:value="0.45553093">
            <text:p>0.45553093</text:p>
          </table:table-cell>
          <table:table-cell office:value-type="float" office:value="17.53343096">
            <text:p>17.53343096</text:p>
          </table:table-cell>
          <table:table-cell office:value-type="float" office:value="0.4898949">
            <text:p>4.90E-001</text:p>
          </table:table-cell>
          <table:table-cell table:number-columns-repeated="4"/>
        </table:table-row>
        <table:table-row table:style-name="ro2">
          <table:table-cell office:value-type="float" office:value="0.45867253">
            <text:p>0.45867253</text:p>
          </table:table-cell>
          <table:table-cell office:value-type="float" office:value="17.41294697">
            <text:p>17.41294697</text:p>
          </table:table-cell>
          <table:table-cell office:value-type="float" office:value="0.4937965">
            <text:p>4.94E-001</text:p>
          </table:table-cell>
          <table:table-cell table:number-columns-repeated="4"/>
        </table:table-row>
        <table:table-row table:style-name="ro2">
          <table:table-cell office:value-type="float" office:value="0.46181412">
            <text:p>0.46181412</text:p>
          </table:table-cell>
          <table:table-cell office:value-type="float" office:value="17.29409953">
            <text:p>17.29409953</text:p>
          </table:table-cell>
          <table:table-cell office:value-type="float" office:value="0.4977102">
            <text:p>4.98E-001</text:p>
          </table:table-cell>
          <table:table-cell table:number-columns-repeated="4"/>
        </table:table-row>
        <table:table-row table:style-name="ro2">
          <table:table-cell office:value-type="float" office:value="0.46495571">
            <text:p>0.46495571</text:p>
          </table:table-cell>
          <table:table-cell office:value-type="float" office:value="17.17685548">
            <text:p>17.17685548</text:p>
          </table:table-cell>
          <table:table-cell office:value-type="float" office:value="0.5016362">
            <text:p>5.02E-001</text:p>
          </table:table-cell>
          <table:table-cell table:number-columns-repeated="4"/>
        </table:table-row>
        <table:table-row table:style-name="ro2">
          <table:table-cell office:value-type="float" office:value="0.46809731">
            <text:p>0.46809731</text:p>
          </table:table-cell>
          <table:table-cell office:value-type="float" office:value="17.06118252">
            <text:p>17.06118252</text:p>
          </table:table-cell>
          <table:table-cell office:value-type="float" office:value="0.5055746">
            <text:p>5.06E-001</text:p>
          </table:table-cell>
          <table:table-cell table:number-columns-repeated="4"/>
        </table:table-row>
        <table:table-row table:style-name="ro2">
          <table:table-cell office:value-type="float" office:value="0.4712389">
            <text:p>0.4712389</text:p>
          </table:table-cell>
          <table:table-cell office:value-type="float" office:value="16.94704924">
            <text:p>16.94704924</text:p>
          </table:table-cell>
          <table:table-cell office:value-type="float" office:value="0.5095254">
            <text:p>5.10E-001</text:p>
          </table:table-cell>
          <table:table-cell table:number-columns-repeated="4"/>
        </table:table-row>
        <table:table-row table:style-name="ro2">
          <table:table-cell office:value-type="float" office:value="0.47438049">
            <text:p>0.47438049</text:p>
          </table:table-cell>
          <table:table-cell office:value-type="float" office:value="16.83442504">
            <text:p>16.83442504</text:p>
          </table:table-cell>
          <table:table-cell office:value-type="float" office:value="0.513489">
            <text:p>5.13E-001</text:p>
          </table:table-cell>
          <table:table-cell table:number-columns-repeated="4"/>
        </table:table-row>
        <table:table-row table:style-name="ro2">
          <table:table-cell office:value-type="float" office:value="0.47752208">
            <text:p>0.47752208</text:p>
          </table:table-cell>
          <table:table-cell office:value-type="float" office:value="16.72328014">
            <text:p>16.72328014</text:p>
          </table:table-cell>
          <table:table-cell office:value-type="float" office:value="0.5174654">
            <text:p>5.17E-001</text:p>
          </table:table-cell>
          <table:table-cell table:number-columns-repeated="4"/>
        </table:table-row>
        <table:table-row table:style-name="ro2">
          <table:table-cell office:value-type="float" office:value="0.48066368">
            <text:p>0.48066368</text:p>
          </table:table-cell>
          <table:table-cell office:value-type="float" office:value="16.61358554">
            <text:p>16.61358554</text:p>
          </table:table-cell>
          <table:table-cell office:value-type="float" office:value="0.5214547">
            <text:p>5.21E-001</text:p>
          </table:table-cell>
          <table:table-cell table:number-columns-repeated="4"/>
        </table:table-row>
        <table:table-row table:style-name="ro2">
          <table:table-cell office:value-type="float" office:value="0.48380527">
            <text:p>0.48380527</text:p>
          </table:table-cell>
          <table:table-cell office:value-type="float" office:value="16.50531298">
            <text:p>16.50531298</text:p>
          </table:table-cell>
          <table:table-cell office:value-type="float" office:value="0.5254571">
            <text:p>5.25E-001</text:p>
          </table:table-cell>
          <table:table-cell table:number-columns-repeated="4"/>
        </table:table-row>
        <table:table-row table:style-name="ro2">
          <table:table-cell office:value-type="float" office:value="0.48694686">
            <text:p>0.48694686</text:p>
          </table:table-cell>
          <table:table-cell office:value-type="float" office:value="16.39843493">
            <text:p>16.39843493</text:p>
          </table:table-cell>
          <table:table-cell office:value-type="float" office:value="0.5294727">
            <text:p>5.29E-001</text:p>
          </table:table-cell>
          <table:table-cell table:number-columns-repeated="4"/>
        </table:table-row>
        <table:table-row table:style-name="ro2">
          <table:table-cell office:value-type="float" office:value="0.49008845">
            <text:p>0.49008845</text:p>
          </table:table-cell>
          <table:table-cell office:value-type="float" office:value="16.29292459">
            <text:p>16.29292459</text:p>
          </table:table-cell>
          <table:table-cell office:value-type="float" office:value="0.5335018">
            <text:p>5.34E-001</text:p>
          </table:table-cell>
          <table:table-cell table:number-columns-repeated="4"/>
        </table:table-row>
        <table:table-row table:style-name="ro2">
          <table:table-cell office:value-type="float" office:value="0.49323005">
            <text:p>0.49323005</text:p>
          </table:table-cell>
          <table:table-cell office:value-type="float" office:value="16.18875581">
            <text:p>16.18875581</text:p>
          </table:table-cell>
          <table:table-cell office:value-type="float" office:value="0.5375443">
            <text:p>5.38E-001</text:p>
          </table:table-cell>
          <table:table-cell table:number-columns-repeated="4"/>
        </table:table-row>
        <table:table-row table:style-name="ro2">
          <table:table-cell office:value-type="float" office:value="0.49637164">
            <text:p>0.49637164</text:p>
          </table:table-cell>
          <table:table-cell office:value-type="float" office:value="16.08590312">
            <text:p>16.08590312</text:p>
          </table:table-cell>
          <table:table-cell office:value-type="float" office:value="0.5416006">
            <text:p>5.42E-001</text:p>
          </table:table-cell>
          <table:table-cell table:number-columns-repeated="4"/>
        </table:table-row>
        <table:table-row table:style-name="ro2">
          <table:table-cell office:value-type="float" office:value="0.49951323">
            <text:p>0.49951323</text:p>
          </table:table-cell>
          <table:table-cell office:value-type="float" office:value="15.98434169">
            <text:p>15.98434169</text:p>
          </table:table-cell>
          <table:table-cell office:value-type="float" office:value="0.5456706">
            <text:p>5.46E-001</text:p>
          </table:table-cell>
          <table:table-cell table:number-columns-repeated="4"/>
        </table:table-row>
        <table:table-row table:style-name="ro2">
          <table:table-cell office:value-type="float" office:value="0.50265482">
            <text:p>0.50265482</text:p>
          </table:table-cell>
          <table:table-cell office:value-type="float" office:value="15.88404732">
            <text:p>15.88404732</text:p>
          </table:table-cell>
          <table:table-cell office:value-type="float" office:value="0.5497547">
            <text:p>5.50E-001</text:p>
          </table:table-cell>
          <table:table-cell table:number-columns-repeated="4"/>
        </table:table-row>
        <table:table-row table:style-name="ro2">
          <table:table-cell office:value-type="float" office:value="0.50579642">
            <text:p>0.50579642</text:p>
          </table:table-cell>
          <table:table-cell office:value-type="float" office:value="15.78499638">
            <text:p>15.78499638</text:p>
          </table:table-cell>
          <table:table-cell office:value-type="float" office:value="0.5538528">
            <text:p>5.54E-001</text:p>
          </table:table-cell>
          <table:table-cell table:number-columns-repeated="4"/>
        </table:table-row>
        <table:table-row table:style-name="ro2">
          <table:table-cell office:value-type="float" office:value="0.50893801">
            <text:p>0.50893801</text:p>
          </table:table-cell>
          <table:table-cell office:value-type="float" office:value="15.68716585">
            <text:p>15.68716585</text:p>
          </table:table-cell>
          <table:table-cell office:value-type="float" office:value="0.5579653">
            <text:p>5.58E-001</text:p>
          </table:table-cell>
          <table:table-cell table:number-columns-repeated="4"/>
        </table:table-row>
        <table:table-row table:style-name="ro2">
          <table:table-cell office:value-type="float" office:value="0.5120796">
            <text:p>0.5120796</text:p>
          </table:table-cell>
          <table:table-cell office:value-type="float" office:value="15.59053328">
            <text:p>15.59053328</text:p>
          </table:table-cell>
          <table:table-cell office:value-type="float" office:value="0.5620922">
            <text:p>5.62E-001</text:p>
          </table:table-cell>
          <table:table-cell table:number-columns-repeated="4"/>
        </table:table-row>
        <table:table-row table:style-name="ro2">
          <table:table-cell office:value-type="float" office:value="0.5152212">
            <text:p>0.5152212</text:p>
          </table:table-cell>
          <table:table-cell office:value-type="float" office:value="15.49507674">
            <text:p>15.49507674</text:p>
          </table:table-cell>
          <table:table-cell office:value-type="float" office:value="0.5662337">
            <text:p>5.66E-001</text:p>
          </table:table-cell>
          <table:table-cell table:number-columns-repeated="4"/>
        </table:table-row>
        <table:table-row table:style-name="ro2">
          <table:table-cell office:value-type="float" office:value="0.51836279">
            <text:p>0.51836279</text:p>
          </table:table-cell>
          <table:table-cell office:value-type="float" office:value="15.40077485">
            <text:p>15.40077485</text:p>
          </table:table-cell>
          <table:table-cell office:value-type="float" office:value="0.5703899">
            <text:p>5.70E-001</text:p>
          </table:table-cell>
          <table:table-cell table:number-columns-repeated="4"/>
        </table:table-row>
        <table:table-row table:style-name="ro2">
          <table:table-cell office:value-type="float" office:value="0.52150438">
            <text:p>0.52150438</text:p>
          </table:table-cell>
          <table:table-cell office:value-type="float" office:value="15.30760675">
            <text:p>15.30760675</text:p>
          </table:table-cell>
          <table:table-cell office:value-type="float" office:value="0.5745611">
            <text:p>5.75E-001</text:p>
          </table:table-cell>
          <table:table-cell table:number-columns-repeated="4"/>
        </table:table-row>
        <table:table-row table:style-name="ro2">
          <table:table-cell office:value-type="float" office:value="0.52464597">
            <text:p>0.52464597</text:p>
          </table:table-cell>
          <table:table-cell office:value-type="float" office:value="15.21555208">
            <text:p>15.21555208</text:p>
          </table:table-cell>
          <table:table-cell office:value-type="float" office:value="0.5787474">
            <text:p>5.79E-001</text:p>
          </table:table-cell>
          <table:table-cell table:number-columns-repeated="4"/>
        </table:table-row>
        <table:table-row table:style-name="ro2">
          <table:table-cell office:value-type="float" office:value="0.52778757">
            <text:p>0.52778757</text:p>
          </table:table-cell>
          <table:table-cell office:value-type="float" office:value="15.12459093">
            <text:p>15.12459093</text:p>
          </table:table-cell>
          <table:table-cell office:value-type="float" office:value="0.5829489">
            <text:p>5.83E-001</text:p>
          </table:table-cell>
          <table:table-cell table:number-columns-repeated="4"/>
        </table:table-row>
        <table:table-row table:style-name="ro2">
          <table:table-cell office:value-type="float" office:value="0.53092916">
            <text:p>0.53092916</text:p>
          </table:table-cell>
          <table:table-cell office:value-type="float" office:value="15.03470391">
            <text:p>15.03470391</text:p>
          </table:table-cell>
          <table:table-cell office:value-type="float" office:value="0.5871658">
            <text:p>5.87E-001</text:p>
          </table:table-cell>
          <table:table-cell table:number-columns-repeated="4"/>
        </table:table-row>
        <table:table-row table:style-name="ro2">
          <table:table-cell office:value-type="float" office:value="0.53407075">
            <text:p>0.53407075</text:p>
          </table:table-cell>
          <table:table-cell office:value-type="float" office:value="14.94587207">
            <text:p>14.94587207</text:p>
          </table:table-cell>
          <table:table-cell office:value-type="float" office:value="0.5913984">
            <text:p>5.91E-001</text:p>
          </table:table-cell>
          <table:table-cell table:number-columns-repeated="4"/>
        </table:table-row>
        <table:table-row table:style-name="ro2">
          <table:table-cell office:value-type="float" office:value="0.53721234">
            <text:p>0.53721234</text:p>
          </table:table-cell>
          <table:table-cell office:value-type="float" office:value="14.85807687">
            <text:p>14.85807687</text:p>
          </table:table-cell>
          <table:table-cell office:value-type="float" office:value="0.5956466">
            <text:p>5.96E-001</text:p>
          </table:table-cell>
          <table:table-cell table:number-columns-repeated="4"/>
        </table:table-row>
        <table:table-row table:style-name="ro2">
          <table:table-cell office:value-type="float" office:value="0.54035394">
            <text:p>0.54035394</text:p>
          </table:table-cell>
          <table:table-cell office:value-type="float" office:value="14.77130026">
            <text:p>14.77130026</text:p>
          </table:table-cell>
          <table:table-cell office:value-type="float" office:value="0.5999108">
            <text:p>6.00E-001</text:p>
          </table:table-cell>
          <table:table-cell table:number-columns-repeated="4"/>
        </table:table-row>
        <table:table-row table:style-name="ro2">
          <table:table-cell office:value-type="float" office:value="0.54349553">
            <text:p>0.54349553</text:p>
          </table:table-cell>
          <table:table-cell office:value-type="float" office:value="14.68552455">
            <text:p>14.68552455</text:p>
          </table:table-cell>
          <table:table-cell office:value-type="float" office:value="0.6041911">
            <text:p>6.04E-001</text:p>
          </table:table-cell>
          <table:table-cell table:number-columns-repeated="4"/>
        </table:table-row>
        <table:table-row table:style-name="ro2">
          <table:table-cell office:value-type="float" office:value="0.54663712">
            <text:p>0.54663712</text:p>
          </table:table-cell>
          <table:table-cell office:value-type="float" office:value="14.6007325">
            <text:p>14.6007325</text:p>
          </table:table-cell>
          <table:table-cell office:value-type="float" office:value="0.6084877">
            <text:p>6.08E-001</text:p>
          </table:table-cell>
          <table:table-cell table:number-columns-repeated="4"/>
        </table:table-row>
        <table:table-row table:style-name="ro2">
          <table:table-cell office:value-type="float" office:value="0.54977871">
            <text:p>0.54977871</text:p>
          </table:table-cell>
          <table:table-cell office:value-type="float" office:value="14.51690725">
            <text:p>14.51690725</text:p>
          </table:table-cell>
          <table:table-cell office:value-type="float" office:value="0.6128008">
            <text:p>6.13E-001</text:p>
          </table:table-cell>
          <table:table-cell table:number-columns-repeated="4"/>
        </table:table-row>
        <table:table-row table:style-name="ro2">
          <table:table-cell office:value-type="float" office:value="0.55292031">
            <text:p>0.55292031</text:p>
          </table:table-cell>
          <table:table-cell office:value-type="float" office:value="14.4340323">
            <text:p>14.4340323</text:p>
          </table:table-cell>
          <table:table-cell office:value-type="float" office:value="0.6171305">
            <text:p>6.17E-001</text:p>
          </table:table-cell>
          <table:table-cell table:number-columns-repeated="4"/>
        </table:table-row>
        <table:table-row table:style-name="ro2">
          <table:table-cell office:value-type="float" office:value="0.5560619">
            <text:p>0.5560619</text:p>
          </table:table-cell>
          <table:table-cell office:value-type="float" office:value="14.35209156">
            <text:p>14.35209156</text:p>
          </table:table-cell>
          <table:table-cell office:value-type="float" office:value="0.621477">
            <text:p>6.21E-001</text:p>
          </table:table-cell>
          <table:table-cell table:number-columns-repeated="4"/>
        </table:table-row>
        <table:table-row table:style-name="ro2">
          <table:table-cell office:value-type="float" office:value="0.55920349">
            <text:p>0.55920349</text:p>
          </table:table-cell>
          <table:table-cell office:value-type="float" office:value="14.27106929">
            <text:p>14.27106929</text:p>
          </table:table-cell>
          <table:table-cell office:value-type="float" office:value="0.6258405">
            <text:p>6.26E-001</text:p>
          </table:table-cell>
          <table:table-cell table:number-columns-repeated="4"/>
        </table:table-row>
        <table:table-row table:style-name="ro2">
          <table:table-cell office:value-type="float" office:value="0.56234508">
            <text:p>0.56234508</text:p>
          </table:table-cell>
          <table:table-cell office:value-type="float" office:value="14.19095007">
            <text:p>14.19095007</text:p>
          </table:table-cell>
          <table:table-cell office:value-type="float" office:value="0.6302212">
            <text:p>6.30E-001</text:p>
          </table:table-cell>
          <table:table-cell table:number-columns-repeated="4"/>
        </table:table-row>
        <table:table-row table:style-name="ro2">
          <table:table-cell office:value-type="float" office:value="0.56548668">
            <text:p>0.56548668</text:p>
          </table:table-cell>
          <table:table-cell office:value-type="float" office:value="14.11171888">
            <text:p>14.11171888</text:p>
          </table:table-cell>
          <table:table-cell office:value-type="float" office:value="0.6346193">
            <text:p>6.35E-001</text:p>
          </table:table-cell>
          <table:table-cell table:number-columns-repeated="4"/>
        </table:table-row>
        <table:table-row table:style-name="ro2">
          <table:table-cell office:value-type="float" office:value="0.56862827">
            <text:p>0.56862827</text:p>
          </table:table-cell>
          <table:table-cell office:value-type="float" office:value="14.03336098">
            <text:p>14.03336098</text:p>
          </table:table-cell>
          <table:table-cell office:value-type="float" office:value="0.639035">
            <text:p>6.39E-001</text:p>
          </table:table-cell>
          <table:table-cell table:number-columns-repeated="4"/>
        </table:table-row>
        <table:table-row table:style-name="ro2">
          <table:table-cell office:value-type="float" office:value="0.57176986">
            <text:p>0.57176986</text:p>
          </table:table-cell>
          <table:table-cell office:value-type="float" office:value="13.95586198">
            <text:p>13.95586198</text:p>
          </table:table-cell>
          <table:table-cell office:value-type="float" office:value="0.6434684">
            <text:p>6.43E-001</text:p>
          </table:table-cell>
          <table:table-cell table:number-columns-repeated="4"/>
        </table:table-row>
        <table:table-row table:style-name="ro2">
          <table:table-cell office:value-type="float" office:value="0.57491146">
            <text:p>0.57491146</text:p>
          </table:table-cell>
          <table:table-cell office:value-type="float" office:value="13.8792078">
            <text:p>13.8792078</text:p>
          </table:table-cell>
          <table:table-cell office:value-type="float" office:value="0.6479198">
            <text:p>6.48E-001</text:p>
          </table:table-cell>
          <table:table-cell table:number-columns-repeated="4"/>
        </table:table-row>
        <table:table-row table:style-name="ro2">
          <table:table-cell office:value-type="float" office:value="0.57805305">
            <text:p>0.57805305</text:p>
          </table:table-cell>
          <table:table-cell office:value-type="float" office:value="13.80338467">
            <text:p>13.80338467</text:p>
          </table:table-cell>
          <table:table-cell office:value-type="float" office:value="0.6523893">
            <text:p>6.52E-001</text:p>
          </table:table-cell>
          <table:table-cell table:number-columns-repeated="4"/>
        </table:table-row>
        <table:table-row table:style-name="ro2">
          <table:table-cell office:value-type="float" office:value="0.58119464">
            <text:p>0.58119464</text:p>
          </table:table-cell>
          <table:table-cell office:value-type="float" office:value="13.72837911">
            <text:p>13.72837911</text:p>
          </table:table-cell>
          <table:table-cell office:value-type="float" office:value="0.6568772">
            <text:p>6.57E-001</text:p>
          </table:table-cell>
          <table:table-cell table:number-columns-repeated="4"/>
        </table:table-row>
        <table:table-row table:style-name="ro2">
          <table:table-cell office:value-type="float" office:value="0.58433623">
            <text:p>0.58433623</text:p>
          </table:table-cell>
          <table:table-cell office:value-type="float" office:value="13.65417794">
            <text:p>13.65417794</text:p>
          </table:table-cell>
          <table:table-cell office:value-type="float" office:value="0.6613837">
            <text:p>6.61E-001</text:p>
          </table:table-cell>
          <table:table-cell table:number-columns-repeated="4"/>
        </table:table-row>
        <table:table-row table:style-name="ro2">
          <table:table-cell office:value-type="float" office:value="0.58747783">
            <text:p>0.58747783</text:p>
          </table:table-cell>
          <table:table-cell office:value-type="float" office:value="13.58076824">
            <text:p>13.58076824</text:p>
          </table:table-cell>
          <table:table-cell office:value-type="float" office:value="0.6659089">
            <text:p>6.66E-001</text:p>
          </table:table-cell>
          <table:table-cell table:number-columns-repeated="4"/>
        </table:table-row>
        <table:table-row table:style-name="ro2">
          <table:table-cell office:value-type="float" office:value="0.59061942">
            <text:p>0.59061942</text:p>
          </table:table-cell>
          <table:table-cell office:value-type="float" office:value="13.50813739">
            <text:p>13.50813739</text:p>
          </table:table-cell>
          <table:table-cell office:value-type="float" office:value="0.6704531">
            <text:p>6.70E-001</text:p>
          </table:table-cell>
          <table:table-cell table:number-columns-repeated="4"/>
        </table:table-row>
        <table:table-row table:style-name="ro2">
          <table:table-cell office:value-type="float" office:value="0.59376101">
            <text:p>0.59376101</text:p>
          </table:table-cell>
          <table:table-cell office:value-type="float" office:value="13.43627302">
            <text:p>13.43627302</text:p>
          </table:table-cell>
          <table:table-cell office:value-type="float" office:value="0.6750165">
            <text:p>6.75E-001</text:p>
          </table:table-cell>
          <table:table-cell table:number-columns-repeated="4"/>
        </table:table-row>
        <table:table-row table:style-name="ro2">
          <table:table-cell office:value-type="float" office:value="0.5969026">
            <text:p>0.5969026</text:p>
          </table:table-cell>
          <table:table-cell office:value-type="float" office:value="13.36516304">
            <text:p>13.36516304</text:p>
          </table:table-cell>
          <table:table-cell office:value-type="float" office:value="0.6795993">
            <text:p>6.80E-001</text:p>
          </table:table-cell>
          <table:table-cell table:number-columns-repeated="4"/>
        </table:table-row>
        <table:table-row table:style-name="ro2">
          <table:table-cell office:value-type="float" office:value="0.6000442">
            <text:p>0.6000442</text:p>
          </table:table-cell>
          <table:table-cell office:value-type="float" office:value="13.2947956">
            <text:p>13.2947956</text:p>
          </table:table-cell>
          <table:table-cell office:value-type="float" office:value="0.6842017">
            <text:p>6.84E-001</text:p>
          </table:table-cell>
          <table:table-cell table:number-columns-repeated="4"/>
        </table:table-row>
        <table:table-row table:style-name="ro2">
          <table:table-cell office:value-type="float" office:value="0.60318579">
            <text:p>0.60318579</text:p>
          </table:table-cell>
          <table:table-cell office:value-type="float" office:value="13.22515908">
            <text:p>13.22515908</text:p>
          </table:table-cell>
          <table:table-cell office:value-type="float" office:value="0.6888239">
            <text:p>6.89E-001</text:p>
          </table:table-cell>
          <table:table-cell table:number-columns-repeated="4"/>
        </table:table-row>
        <table:table-row table:style-name="ro2">
          <table:table-cell office:value-type="float" office:value="0.60632738">
            <text:p>0.60632738</text:p>
          </table:table-cell>
          <table:table-cell office:value-type="float" office:value="13.15624213">
            <text:p>13.15624213</text:p>
          </table:table-cell>
          <table:table-cell office:value-type="float" office:value="0.6934662">
            <text:p>6.93E-001</text:p>
          </table:table-cell>
          <table:table-cell table:number-columns-repeated="4"/>
        </table:table-row>
        <table:table-row table:style-name="ro2">
          <table:table-cell office:value-type="float" office:value="0.60946897">
            <text:p>0.60946897</text:p>
          </table:table-cell>
          <table:table-cell office:value-type="float" office:value="13.08803363">
            <text:p>13.08803363</text:p>
          </table:table-cell>
          <table:table-cell office:value-type="float" office:value="0.6981287">
            <text:p>6.98E-001</text:p>
          </table:table-cell>
          <table:table-cell table:number-columns-repeated="4"/>
        </table:table-row>
        <table:table-row table:style-name="ro2">
          <table:table-cell office:value-type="float" office:value="0.61261057">
            <text:p>0.61261057</text:p>
          </table:table-cell>
          <table:table-cell office:value-type="float" office:value="13.02052267">
            <text:p>13.02052267</text:p>
          </table:table-cell>
          <table:table-cell office:value-type="float" office:value="0.7028118">
            <text:p>7.03E-001</text:p>
          </table:table-cell>
          <table:table-cell table:number-columns-repeated="4"/>
        </table:table-row>
        <table:table-row table:style-name="ro2">
          <table:table-cell office:value-type="float" office:value="0.61575216">
            <text:p>0.61575216</text:p>
          </table:table-cell>
          <table:table-cell office:value-type="float" office:value="12.95369858">
            <text:p>12.95369858</text:p>
          </table:table-cell>
          <table:table-cell office:value-type="float" office:value="0.7075155">
            <text:p>7.08E-001</text:p>
          </table:table-cell>
          <table:table-cell table:number-columns-repeated="4"/>
        </table:table-row>
        <table:table-row table:style-name="ro2">
          <table:table-cell office:value-type="float" office:value="0.61889375">
            <text:p>0.61889375</text:p>
          </table:table-cell>
          <table:table-cell office:value-type="float" office:value="12.88755089">
            <text:p>12.88755089</text:p>
          </table:table-cell>
          <table:table-cell office:value-type="float" office:value="0.7122403">
            <text:p>7.12E-001</text:p>
          </table:table-cell>
          <table:table-cell table:number-columns-repeated="4"/>
        </table:table-row>
        <table:table-row table:style-name="ro2">
          <table:table-cell office:value-type="float" office:value="0.62203535">
            <text:p>0.62203535</text:p>
          </table:table-cell>
          <table:table-cell office:value-type="float" office:value="12.82206935">
            <text:p>12.82206935</text:p>
          </table:table-cell>
          <table:table-cell office:value-type="float" office:value="0.7169862">
            <text:p>7.17E-001</text:p>
          </table:table-cell>
          <table:table-cell table:number-columns-repeated="4"/>
        </table:table-row>
        <table:table-row table:style-name="ro2">
          <table:table-cell office:value-type="float" office:value="0.62517694">
            <text:p>0.62517694</text:p>
          </table:table-cell>
          <table:table-cell office:value-type="float" office:value="12.75724394">
            <text:p>12.75724394</text:p>
          </table:table-cell>
          <table:table-cell office:value-type="float" office:value="0.7217535">
            <text:p>7.22E-001</text:p>
          </table:table-cell>
          <table:table-cell table:number-columns-repeated="4"/>
        </table:table-row>
        <table:table-row table:style-name="ro2">
          <table:table-cell office:value-type="float" office:value="0.62831853">
            <text:p>0.62831853</text:p>
          </table:table-cell>
          <table:table-cell office:value-type="float" office:value="12.69306479">
            <text:p>12.69306479</text:p>
          </table:table-cell>
          <table:table-cell office:value-type="float" office:value="0.7265425">
            <text:p>7.27E-001</text:p>
          </table:table-cell>
          <table:table-cell table:number-columns-repeated="4"/>
        </table:table-row>
        <table:table-row table:style-name="ro2">
          <table:table-cell office:value-type="float" office:value="0.63146012">
            <text:p>0.63146012</text:p>
          </table:table-cell>
          <table:table-cell office:value-type="float" office:value="12.62952227">
            <text:p>12.62952227</text:p>
          </table:table-cell>
          <table:table-cell office:value-type="float" office:value="0.7313535">
            <text:p>7.31E-001</text:p>
          </table:table-cell>
          <table:table-cell table:number-columns-repeated="4"/>
        </table:table-row>
        <table:table-row table:style-name="ro2">
          <table:table-cell office:value-type="float" office:value="0.63460172">
            <text:p>0.63460172</text:p>
          </table:table-cell>
          <table:table-cell office:value-type="float" office:value="12.56660693">
            <text:p>12.56660693</text:p>
          </table:table-cell>
          <table:table-cell office:value-type="float" office:value="0.7361865">
            <text:p>7.36E-001</text:p>
          </table:table-cell>
          <table:table-cell table:number-columns-repeated="4"/>
        </table:table-row>
        <table:table-row table:style-name="ro2">
          <table:table-cell office:value-type="float" office:value="0.63774331">
            <text:p>0.63774331</text:p>
          </table:table-cell>
          <table:table-cell office:value-type="float" office:value="12.50430948">
            <text:p>12.50430948</text:p>
          </table:table-cell>
          <table:table-cell office:value-type="float" office:value="0.741042">
            <text:p>7.41E-001</text:p>
          </table:table-cell>
          <table:table-cell table:number-columns-repeated="4"/>
        </table:table-row>
        <table:table-row table:style-name="ro2">
          <table:table-cell office:value-type="float" office:value="0.6408849">
            <text:p>0.6408849</text:p>
          </table:table-cell>
          <table:table-cell office:value-type="float" office:value="12.44262086">
            <text:p>12.44262086</text:p>
          </table:table-cell>
          <table:table-cell office:value-type="float" office:value="0.7459202">
            <text:p>7.46E-001</text:p>
          </table:table-cell>
          <table:table-cell table:number-columns-repeated="4"/>
        </table:table-row>
        <table:table-row table:style-name="ro2">
          <table:table-cell office:value-type="float" office:value="0.64402649">
            <text:p>0.64402649</text:p>
          </table:table-cell>
          <table:table-cell office:value-type="float" office:value="12.38153213">
            <text:p>12.38153213</text:p>
          </table:table-cell>
          <table:table-cell office:value-type="float" office:value="0.7508212">
            <text:p>7.51E-001</text:p>
          </table:table-cell>
          <table:table-cell table:number-columns-repeated="4"/>
        </table:table-row>
        <table:table-row table:style-name="ro2">
          <table:table-cell office:value-type="float" office:value="0.64716809">
            <text:p>0.64716809</text:p>
          </table:table-cell>
          <table:table-cell office:value-type="float" office:value="12.32103458">
            <text:p>12.32103458</text:p>
          </table:table-cell>
          <table:table-cell office:value-type="float" office:value="0.7557455">
            <text:p>7.56E-001</text:p>
          </table:table-cell>
          <table:table-cell table:number-columns-repeated="4"/>
        </table:table-row>
        <table:table-row table:style-name="ro2">
          <table:table-cell office:value-type="float" office:value="0.65030968">
            <text:p>0.65030968</text:p>
          </table:table-cell>
          <table:table-cell office:value-type="float" office:value="12.26111963">
            <text:p>12.26111963</text:p>
          </table:table-cell>
          <table:table-cell office:value-type="float" office:value="0.7606932">
            <text:p>7.61E-001</text:p>
          </table:table-cell>
          <table:table-cell table:number-columns-repeated="4"/>
        </table:table-row>
        <table:table-row table:style-name="ro2">
          <table:table-cell office:value-type="float" office:value="0.65345127">
            <text:p>0.65345127</text:p>
          </table:table-cell>
          <table:table-cell office:value-type="float" office:value="12.20177888">
            <text:p>12.20177888</text:p>
          </table:table-cell>
          <table:table-cell office:value-type="float" office:value="0.7656645">
            <text:p>7.66E-001</text:p>
          </table:table-cell>
          <table:table-cell table:number-columns-repeated="4"/>
        </table:table-row>
        <table:table-row table:style-name="ro2">
          <table:table-cell office:value-type="float" office:value="0.65659286">
            <text:p>0.65659286</text:p>
          </table:table-cell>
          <table:table-cell office:value-type="float" office:value="12.14300408">
            <text:p>12.14300408</text:p>
          </table:table-cell>
          <table:table-cell office:value-type="float" office:value="0.7706599">
            <text:p>7.71E-001</text:p>
          </table:table-cell>
          <table:table-cell table:number-columns-repeated="4"/>
        </table:table-row>
        <table:table-row table:style-name="ro2">
          <table:table-cell office:value-type="float" office:value="0.65973446">
            <text:p>0.65973446</text:p>
          </table:table-cell>
          <table:table-cell office:value-type="float" office:value="12.08478715">
            <text:p>12.08478715</text:p>
          </table:table-cell>
          <table:table-cell office:value-type="float" office:value="0.7756795">
            <text:p>7.76E-001</text:p>
          </table:table-cell>
          <table:table-cell table:number-columns-repeated="4"/>
        </table:table-row>
        <table:table-row table:style-name="ro2">
          <table:table-cell office:value-type="float" office:value="0.66287605">
            <text:p>0.66287605</text:p>
          </table:table-cell>
          <table:table-cell office:value-type="float" office:value="12.02712017">
            <text:p>12.02712017</text:p>
          </table:table-cell>
          <table:table-cell office:value-type="float" office:value="0.7807236">
            <text:p>7.81E-001</text:p>
          </table:table-cell>
          <table:table-cell table:number-columns-repeated="4"/>
        </table:table-row>
        <table:table-row table:style-name="ro2">
          <table:table-cell office:value-type="float" office:value="0.66601764">
            <text:p>0.66601764</text:p>
          </table:table-cell>
          <table:table-cell office:value-type="float" office:value="11.96999534">
            <text:p>11.96999534</text:p>
          </table:table-cell>
          <table:table-cell office:value-type="float" office:value="0.7857926">
            <text:p>7.86E-001</text:p>
          </table:table-cell>
          <table:table-cell table:number-columns-repeated="4"/>
        </table:table-row>
        <table:table-row table:style-name="ro2">
          <table:table-cell office:value-type="float" office:value="0.66915924">
            <text:p>0.66915924</text:p>
          </table:table-cell>
          <table:table-cell office:value-type="float" office:value="11.91340503">
            <text:p>11.91340503</text:p>
          </table:table-cell>
          <table:table-cell office:value-type="float" office:value="0.7908866">
            <text:p>7.91E-001</text:p>
          </table:table-cell>
          <table:table-cell table:number-columns-repeated="4"/>
        </table:table-row>
        <table:table-row table:style-name="ro2">
          <table:table-cell office:value-type="float" office:value="0.67230083">
            <text:p>0.67230083</text:p>
          </table:table-cell>
          <table:table-cell office:value-type="float" office:value="11.85734175">
            <text:p>11.85734175</text:p>
          </table:table-cell>
          <table:table-cell office:value-type="float" office:value="0.796006">
            <text:p>7.96E-001</text:p>
          </table:table-cell>
          <table:table-cell table:number-columns-repeated="4"/>
        </table:table-row>
        <table:table-row table:style-name="ro2">
          <table:table-cell office:value-type="float" office:value="0.67544242">
            <text:p>0.67544242</text:p>
          </table:table-cell>
          <table:table-cell office:value-type="float" office:value="11.80179814">
            <text:p>11.80179814</text:p>
          </table:table-cell>
          <table:table-cell office:value-type="float" office:value="0.8011511">
            <text:p>8.01E-001</text:p>
          </table:table-cell>
          <table:table-cell table:number-columns-repeated="4"/>
        </table:table-row>
        <table:table-row table:style-name="ro2">
          <table:table-cell office:value-type="float" office:value="0.67858401">
            <text:p>0.67858401</text:p>
          </table:table-cell>
          <table:table-cell office:value-type="float" office:value="11.74676698">
            <text:p>11.74676698</text:p>
          </table:table-cell>
          <table:table-cell office:value-type="float" office:value="0.8063221">
            <text:p>8.06E-001</text:p>
          </table:table-cell>
          <table:table-cell table:number-columns-repeated="4"/>
        </table:table-row>
        <table:table-row table:style-name="ro2">
          <table:table-cell office:value-type="float" office:value="0.68172561">
            <text:p>0.68172561</text:p>
          </table:table-cell>
          <table:table-cell office:value-type="float" office:value="11.6922412">
            <text:p>11.6922412</text:p>
          </table:table-cell>
          <table:table-cell office:value-type="float" office:value="0.8115194">
            <text:p>8.12E-001</text:p>
          </table:table-cell>
          <table:table-cell table:number-columns-repeated="4"/>
        </table:table-row>
        <table:table-row table:style-name="ro2">
          <table:table-cell office:value-type="float" office:value="0.6848672">
            <text:p>0.6848672</text:p>
          </table:table-cell>
          <table:table-cell office:value-type="float" office:value="11.63821383">
            <text:p>11.63821383</text:p>
          </table:table-cell>
          <table:table-cell office:value-type="float" office:value="0.8167433">
            <text:p>8.17E-001</text:p>
          </table:table-cell>
          <table:table-cell table:number-columns-repeated="4"/>
        </table:table-row>
        <table:table-row table:style-name="ro2">
          <table:table-cell office:value-type="float" office:value="0.68800879">
            <text:p>0.68800879</text:p>
          </table:table-cell>
          <table:table-cell office:value-type="float" office:value="11.58467804">
            <text:p>11.58467804</text:p>
          </table:table-cell>
          <table:table-cell office:value-type="float" office:value="0.821994">
            <text:p>8.22E-001</text:p>
          </table:table-cell>
          <table:table-cell table:number-columns-repeated="4"/>
        </table:table-row>
        <table:table-row table:style-name="ro2">
          <table:table-cell office:value-type="float" office:value="0.69115038">
            <text:p>0.69115038</text:p>
          </table:table-cell>
          <table:table-cell office:value-type="float" office:value="11.53162715">
            <text:p>11.53162715</text:p>
          </table:table-cell>
          <table:table-cell office:value-type="float" office:value="0.8272719">
            <text:p>8.27E-001</text:p>
          </table:table-cell>
          <table:table-cell table:number-columns-repeated="4"/>
        </table:table-row>
        <table:table-row table:style-name="ro2">
          <table:table-cell office:value-type="float" office:value="0.69429198">
            <text:p>0.69429198</text:p>
          </table:table-cell>
          <table:table-cell office:value-type="float" office:value="11.47905455">
            <text:p>11.47905455</text:p>
          </table:table-cell>
          <table:table-cell office:value-type="float" office:value="0.8325774">
            <text:p>8.33E-001</text:p>
          </table:table-cell>
          <table:table-cell table:number-columns-repeated="4"/>
        </table:table-row>
        <table:table-row table:style-name="ro2">
          <table:table-cell office:value-type="float" office:value="0.69743357">
            <text:p>0.69743357</text:p>
          </table:table-cell>
          <table:table-cell office:value-type="float" office:value="11.42695379">
            <text:p>11.42695379</text:p>
          </table:table-cell>
          <table:table-cell office:value-type="float" office:value="0.8379106">
            <text:p>8.38E-001</text:p>
          </table:table-cell>
          <table:table-cell table:number-columns-repeated="4"/>
        </table:table-row>
        <table:table-row table:style-name="ro2">
          <table:table-cell office:value-type="float" office:value="0.70057516">
            <text:p>0.70057516</text:p>
          </table:table-cell>
          <table:table-cell office:value-type="float" office:value="11.37531852">
            <text:p>11.37531852</text:p>
          </table:table-cell>
          <table:table-cell office:value-type="float" office:value="0.8432721">
            <text:p>8.43E-001</text:p>
          </table:table-cell>
          <table:table-cell table:number-columns-repeated="4"/>
        </table:table-row>
        <table:table-row table:style-name="ro2">
          <table:table-cell office:value-type="float" office:value="0.70371675">
            <text:p>0.70371675</text:p>
          </table:table-cell>
          <table:table-cell office:value-type="float" office:value="11.32414251">
            <text:p>11.32414251</text:p>
          </table:table-cell>
          <table:table-cell office:value-type="float" office:value="0.848662">
            <text:p>8.49E-001</text:p>
          </table:table-cell>
          <table:table-cell table:number-columns-repeated="4"/>
        </table:table-row>
        <table:table-row table:style-name="ro2">
          <table:table-cell office:value-type="float" office:value="0.70685835">
            <text:p>0.70685835</text:p>
          </table:table-cell>
          <table:table-cell office:value-type="float" office:value="11.27341963">
            <text:p>11.27341963</text:p>
          </table:table-cell>
          <table:table-cell office:value-type="float" office:value="0.8540807">
            <text:p>8.54E-001</text:p>
          </table:table-cell>
          <table:table-cell table:number-columns-repeated="4"/>
        </table:table-row>
        <table:table-row table:style-name="ro2">
          <table:table-cell office:value-type="float" office:value="0.70999994">
            <text:p>0.70999994</text:p>
          </table:table-cell>
          <table:table-cell office:value-type="float" office:value="11.22314387">
            <text:p>11.22314387</text:p>
          </table:table-cell>
          <table:table-cell office:value-type="float" office:value="0.8595286">
            <text:p>8.60E-001</text:p>
          </table:table-cell>
          <table:table-cell table:number-columns-repeated="4"/>
        </table:table-row>
        <table:table-row table:style-name="ro2">
          <table:table-cell office:value-type="float" office:value="0.71314153">
            <text:p>0.71314153</text:p>
          </table:table-cell>
          <table:table-cell office:value-type="float" office:value="11.17330931">
            <text:p>11.17330931</text:p>
          </table:table-cell>
          <table:table-cell office:value-type="float" office:value="0.8650059">
            <text:p>8.65E-001</text:p>
          </table:table-cell>
          <table:table-cell table:number-columns-repeated="4"/>
        </table:table-row>
        <table:table-row table:style-name="ro2">
          <table:table-cell office:value-type="float" office:value="0.71628313">
            <text:p>0.71628313</text:p>
          </table:table-cell>
          <table:table-cell office:value-type="float" office:value="11.12391016">
            <text:p>11.12391016</text:p>
          </table:table-cell>
          <table:table-cell office:value-type="float" office:value="0.8705132">
            <text:p>8.71E-001</text:p>
          </table:table-cell>
          <table:table-cell table:number-columns-repeated="4"/>
        </table:table-row>
        <table:table-row table:style-name="ro2">
          <table:table-cell office:value-type="float" office:value="0.71942472">
            <text:p>0.71942472</text:p>
          </table:table-cell>
          <table:table-cell office:value-type="float" office:value="11.0749407">
            <text:p>11.0749407</text:p>
          </table:table-cell>
          <table:table-cell office:value-type="float" office:value="0.8760506">
            <text:p>8.76E-001</text:p>
          </table:table-cell>
          <table:table-cell table:number-columns-repeated="4"/>
        </table:table-row>
        <table:table-row table:style-name="ro2">
          <table:table-cell office:value-type="float" office:value="0.72256631">
            <text:p>0.72256631</text:p>
          </table:table-cell>
          <table:table-cell office:value-type="float" office:value="11.02639534">
            <text:p>11.02639534</text:p>
          </table:table-cell>
          <table:table-cell office:value-type="float" office:value="0.8816186">
            <text:p>8.82E-001</text:p>
          </table:table-cell>
          <table:table-cell table:number-columns-repeated="4"/>
        </table:table-row>
        <table:table-row table:style-name="ro2">
          <table:table-cell office:value-type="float" office:value="0.7257079">
            <text:p>0.7257079</text:p>
          </table:table-cell>
          <table:table-cell office:value-type="float" office:value="10.97826856">
            <text:p>10.97826856</text:p>
          </table:table-cell>
          <table:table-cell office:value-type="float" office:value="0.8872175">
            <text:p>8.87E-001</text:p>
          </table:table-cell>
          <table:table-cell table:number-columns-repeated="4"/>
        </table:table-row>
        <table:table-row table:style-name="ro2">
          <table:table-cell office:value-type="float" office:value="0.7288495">
            <text:p>0.7288495</text:p>
          </table:table-cell>
          <table:table-cell office:value-type="float" office:value="10.93055496">
            <text:p>10.93055496</text:p>
          </table:table-cell>
          <table:table-cell office:value-type="float" office:value="0.8928477">
            <text:p>8.93E-001</text:p>
          </table:table-cell>
          <table:table-cell table:number-columns-repeated="4"/>
        </table:table-row>
        <table:table-row table:style-name="ro2">
          <table:table-cell office:value-type="float" office:value="0.73199109">
            <text:p>0.73199109</text:p>
          </table:table-cell>
          <table:table-cell office:value-type="float" office:value="10.8832492">
            <text:p>10.8832492</text:p>
          </table:table-cell>
          <table:table-cell office:value-type="float" office:value="0.8985096">
            <text:p>8.99E-001</text:p>
          </table:table-cell>
          <table:table-cell table:number-columns-repeated="4"/>
        </table:table-row>
        <table:table-row table:style-name="ro2">
          <table:table-cell office:value-type="float" office:value="0.73513268">
            <text:p>0.73513268</text:p>
          </table:table-cell>
          <table:table-cell office:value-type="float" office:value="10.83634607">
            <text:p>10.83634607</text:p>
          </table:table-cell>
          <table:table-cell office:value-type="float" office:value="0.9042036">
            <text:p>9.04E-001</text:p>
          </table:table-cell>
          <table:table-cell table:number-columns-repeated="4"/>
        </table:table-row>
        <table:table-row table:style-name="ro2">
          <table:table-cell office:value-type="float" office:value="0.73827427">
            <text:p>0.73827427</text:p>
          </table:table-cell>
          <table:table-cell office:value-type="float" office:value="10.78984043">
            <text:p>10.78984043</text:p>
          </table:table-cell>
          <table:table-cell office:value-type="float" office:value="0.90993">
            <text:p>9.10E-001</text:p>
          </table:table-cell>
          <table:table-cell table:number-columns-repeated="4"/>
        </table:table-row>
        <table:table-row table:style-name="ro2">
          <table:table-cell office:value-type="float" office:value="0.74141587">
            <text:p>0.74141587</text:p>
          </table:table-cell>
          <table:table-cell office:value-type="float" office:value="10.74372721">
            <text:p>10.74372721</text:p>
          </table:table-cell>
          <table:table-cell office:value-type="float" office:value="0.9156892">
            <text:p>9.16E-001</text:p>
          </table:table-cell>
          <table:table-cell table:number-columns-repeated="4"/>
        </table:table-row>
        <table:table-row table:style-name="ro2">
          <table:table-cell office:value-type="float" office:value="0.74455746">
            <text:p>0.74455746</text:p>
          </table:table-cell>
          <table:table-cell office:value-type="float" office:value="10.69800146">
            <text:p>10.69800146</text:p>
          </table:table-cell>
          <table:table-cell office:value-type="float" office:value="0.9214817">
            <text:p>9.21E-001</text:p>
          </table:table-cell>
          <table:table-cell table:number-columns-repeated="4"/>
        </table:table-row>
        <table:table-row table:style-name="ro2">
          <table:table-cell office:value-type="float" office:value="0.74769905">
            <text:p>0.74769905</text:p>
          </table:table-cell>
          <table:table-cell office:value-type="float" office:value="10.65265828">
            <text:p>10.65265828</text:p>
          </table:table-cell>
          <table:table-cell office:value-type="float" office:value="0.9273078">
            <text:p>9.27E-001</text:p>
          </table:table-cell>
          <table:table-cell table:number-columns-repeated="4"/>
        </table:table-row>
        <table:table-row table:style-name="ro2">
          <table:table-cell office:value-type="float" office:value="0.75084064">
            <text:p>0.75084064</text:p>
          </table:table-cell>
          <table:table-cell office:value-type="float" office:value="10.60769288">
            <text:p>10.60769288</text:p>
          </table:table-cell>
          <table:table-cell office:value-type="float" office:value="0.9331679">
            <text:p>9.33E-001</text:p>
          </table:table-cell>
          <table:table-cell table:number-columns-repeated="4"/>
        </table:table-row>
        <table:table-row table:style-name="ro2">
          <table:table-cell office:value-type="float" office:value="0.75398224">
            <text:p>0.75398224</text:p>
          </table:table-cell>
          <table:table-cell office:value-type="float" office:value="10.56310054">
            <text:p>10.56310054</text:p>
          </table:table-cell>
          <table:table-cell office:value-type="float" office:value="0.9390625">
            <text:p>9.39E-001</text:p>
          </table:table-cell>
          <table:table-cell table:number-columns-repeated="4"/>
        </table:table-row>
        <table:table-row table:style-name="ro2">
          <table:table-cell office:value-type="float" office:value="0.75712383">
            <text:p>0.75712383</text:p>
          </table:table-cell>
          <table:table-cell office:value-type="float" office:value="10.5188766">
            <text:p>10.5188766</text:p>
          </table:table-cell>
          <table:table-cell office:value-type="float" office:value="0.944992">
            <text:p>9.45E-001</text:p>
          </table:table-cell>
          <table:table-cell table:number-columns-repeated="4"/>
        </table:table-row>
        <table:table-row table:style-name="ro2">
          <table:table-cell office:value-type="float" office:value="0.76026542">
            <text:p>0.76026542</text:p>
          </table:table-cell>
          <table:table-cell office:value-type="float" office:value="10.47501651">
            <text:p>10.47501651</text:p>
          </table:table-cell>
          <table:table-cell office:value-type="float" office:value="0.9509568">
            <text:p>9.51E-001</text:p>
          </table:table-cell>
          <table:table-cell table:number-columns-repeated="4"/>
        </table:table-row>
        <table:table-row table:style-name="ro2">
          <table:table-cell office:value-type="float" office:value="0.76340701">
            <text:p>0.76340701</text:p>
          </table:table-cell>
          <table:table-cell office:value-type="float" office:value="10.43151576">
            <text:p>10.43151576</text:p>
          </table:table-cell>
          <table:table-cell office:value-type="float" office:value="0.9569573">
            <text:p>9.57E-001</text:p>
          </table:table-cell>
          <table:table-cell table:number-columns-repeated="4"/>
        </table:table-row>
        <table:table-row table:style-name="ro2">
          <table:table-cell office:value-type="float" office:value="0.76654861">
            <text:p>0.76654861</text:p>
          </table:table-cell>
          <table:table-cell office:value-type="float" office:value="10.38836995">
            <text:p>10.38836995</text:p>
          </table:table-cell>
          <table:table-cell office:value-type="float" office:value="0.9629941">
            <text:p>9.63E-001</text:p>
          </table:table-cell>
          <table:table-cell table:number-columns-repeated="4"/>
        </table:table-row>
        <table:table-row table:style-name="ro2">
          <table:table-cell office:value-type="float" office:value="0.7696902">
            <text:p>0.7696902</text:p>
          </table:table-cell>
          <table:table-cell office:value-type="float" office:value="10.34557472">
            <text:p>10.34557472</text:p>
          </table:table-cell>
          <table:table-cell office:value-type="float" office:value="0.9690674">
            <text:p>9.69E-001</text:p>
          </table:table-cell>
          <table:table-cell table:number-columns-repeated="4"/>
        </table:table-row>
        <table:table-row table:style-name="ro2">
          <table:table-cell office:value-type="float" office:value="0.77283179">
            <text:p>0.77283179</text:p>
          </table:table-cell>
          <table:table-cell office:value-type="float" office:value="10.30312581">
            <text:p>10.30312581</text:p>
          </table:table-cell>
          <table:table-cell office:value-type="float" office:value="0.9751779">
            <text:p>9.75E-001</text:p>
          </table:table-cell>
          <table:table-cell table:number-columns-repeated="4"/>
        </table:table-row>
        <table:table-row table:style-name="ro2">
          <table:table-cell office:value-type="float" office:value="0.77597339">
            <text:p>0.77597339</text:p>
          </table:table-cell>
          <table:table-cell office:value-type="float" office:value="10.26101899">
            <text:p>10.26101899</text:p>
          </table:table-cell>
          <table:table-cell office:value-type="float" office:value="0.9813259">
            <text:p>9.81E-001</text:p>
          </table:table-cell>
          <table:table-cell table:number-columns-repeated="4"/>
        </table:table-row>
        <table:table-row table:style-name="ro2">
          <table:table-cell office:value-type="float" office:value="0.77911498">
            <text:p>0.77911498</text:p>
          </table:table-cell>
          <table:table-cell office:value-type="float" office:value="10.21925014">
            <text:p>10.21925014</text:p>
          </table:table-cell>
          <table:table-cell office:value-type="float" office:value="0.9875119">
            <text:p>9.88E-001</text:p>
          </table:table-cell>
          <table:table-cell table:number-columns-repeated="4"/>
        </table:table-row>
        <table:table-row table:style-name="ro2">
          <table:table-cell office:value-type="float" office:value="0.78225657">
            <text:p>0.78225657</text:p>
          </table:table-cell>
          <table:table-cell office:value-type="float" office:value="10.17781519">
            <text:p>10.17781519</text:p>
          </table:table-cell>
          <table:table-cell office:value-type="float" office:value="0.9937365">
            <text:p>9.94E-001</text:p>
          </table:table-cell>
          <table:table-cell table:number-columns-repeated="4"/>
        </table:table-row>
        <table:table-row table:style-name="ro2">
          <table:table-cell office:value-type="float" office:value="0.78539816">
            <text:p>0.78539816</text:p>
          </table:table-cell>
          <table:table-cell office:value-type="float" office:value="10.13671012">
            <text:p>10.13671012</text:p>
          </table:table-cell>
          <table:table-cell office:value-type="float" office:value="1">
            <text:p>1.00E+000</text:p>
          </table:table-cell>
          <table:table-cell table:number-columns-repeated="4"/>
        </table:table-row>
        <table:table-row table:style-name="ro2">
          <table:table-cell office:value-type="float" office:value="0.78853976">
            <text:p>0.78853976</text:p>
          </table:table-cell>
          <table:table-cell office:value-type="float" office:value="10.09593099">
            <text:p>10.09593099</text:p>
          </table:table-cell>
          <table:table-cell office:value-type="float" office:value="1.006303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0.79168135">
            <text:p>0.79168135</text:p>
          </table:table-cell>
          <table:table-cell office:value-type="float" office:value="10.05547393">
            <text:p>10.05547393</text:p>
          </table:table-cell>
          <table:table-cell office:value-type="float" office:value="1.012646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0.79482294">
            <text:p>0.79482294</text:p>
          </table:table-cell>
          <table:table-cell office:value-type="float" office:value="10.01533511">
            <text:p>10.01533511</text:p>
          </table:table-cell>
          <table:table-cell office:value-type="float" office:value="1.019029">
            <text:p>1.02E+000</text:p>
          </table:table-cell>
          <table:table-cell table:number-columns-repeated="4"/>
        </table:table-row>
        <table:table-row table:style-name="ro2">
          <table:table-cell office:value-type="float" office:value="0.79796453">
            <text:p>0.79796453</text:p>
          </table:table-cell>
          <table:table-cell office:value-type="float" office:value="9.97551077">
            <text:p>9.97551077</text:p>
          </table:table-cell>
          <table:table-cell office:value-type="float" office:value="1.025454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0.80110613">
            <text:p>0.80110613</text:p>
          </table:table-cell>
          <table:table-cell office:value-type="float" office:value="9.93599722">
            <text:p>9.93599722</text:p>
          </table:table-cell>
          <table:table-cell office:value-type="float" office:value="1.03192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0.80424772">
            <text:p>0.80424772</text:p>
          </table:table-cell>
          <table:table-cell office:value-type="float" office:value="9.89679081">
            <text:p>9.89679081</text:p>
          </table:table-cell>
          <table:table-cell office:value-type="float" office:value="1.038428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0.80738931">
            <text:p>0.80738931</text:p>
          </table:table-cell>
          <table:table-cell office:value-type="float" office:value="9.85788796">
            <text:p>9.85788796</text:p>
          </table:table-cell>
          <table:table-cell office:value-type="float" office:value="1.044979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0.8105309">
            <text:p>0.8105309</text:p>
          </table:table-cell>
          <table:table-cell office:value-type="float" office:value="9.81928514">
            <text:p>9.81928514</text:p>
          </table:table-cell>
          <table:table-cell office:value-type="float" office:value="1.051572">
            <text:p>1.05E+000</text:p>
          </table:table-cell>
          <table:table-cell table:number-columns-repeated="4"/>
        </table:table-row>
        <table:table-row table:style-name="ro2">
          <table:table-cell office:value-type="float" office:value="0.8136725">
            <text:p>0.8136725</text:p>
          </table:table-cell>
          <table:table-cell office:value-type="float" office:value="9.78097886">
            <text:p>9.78097886</text:p>
          </table:table-cell>
          <table:table-cell office:value-type="float" office:value="1.05821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0.81681409">
            <text:p>0.81681409</text:p>
          </table:table-cell>
          <table:table-cell office:value-type="float" office:value="9.74296572">
            <text:p>9.74296572</text:p>
          </table:table-cell>
          <table:table-cell office:value-type="float" office:value="1.064892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0.81995568">
            <text:p>0.81995568</text:p>
          </table:table-cell>
          <table:table-cell office:value-type="float" office:value="9.70524233">
            <text:p>9.70524233</text:p>
          </table:table-cell>
          <table:table-cell office:value-type="float" office:value="1.071619">
            <text:p>1.07E+000</text:p>
          </table:table-cell>
          <table:table-cell table:number-columns-repeated="4"/>
        </table:table-row>
        <table:table-row table:style-name="ro2">
          <table:table-cell office:value-type="float" office:value="0.82309728">
            <text:p>0.82309728</text:p>
          </table:table-cell>
          <table:table-cell office:value-type="float" office:value="9.66780539">
            <text:p>9.66780539</text:p>
          </table:table-cell>
          <table:table-cell office:value-type="float" office:value="1.078391">
            <text:p>1.08E+000</text:p>
          </table:table-cell>
          <table:table-cell table:number-columns-repeated="4"/>
        </table:table-row>
        <table:table-row table:style-name="ro2">
          <table:table-cell office:value-type="float" office:value="0.82623887">
            <text:p>0.82623887</text:p>
          </table:table-cell>
          <table:table-cell office:value-type="float" office:value="9.63065162">
            <text:p>9.63065162</text:p>
          </table:table-cell>
          <table:table-cell office:value-type="float" office:value="1.085209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0.82938046">
            <text:p>0.82938046</text:p>
          </table:table-cell>
          <table:table-cell office:value-type="float" office:value="9.59377781">
            <text:p>9.59377781</text:p>
          </table:table-cell>
          <table:table-cell office:value-type="float" office:value="1.092074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0.83252205">
            <text:p>0.83252205</text:p>
          </table:table-cell>
          <table:table-cell office:value-type="float" office:value="9.55718079">
            <text:p>9.55718079</text:p>
          </table:table-cell>
          <table:table-cell office:value-type="float" office:value="1.098986">
            <text:p>1.10E+000</text:p>
          </table:table-cell>
          <table:table-cell table:number-columns-repeated="4"/>
        </table:table-row>
        <table:table-row table:style-name="ro2">
          <table:table-cell office:value-type="float" office:value="0.83566365">
            <text:p>0.83566365</text:p>
          </table:table-cell>
          <table:table-cell office:value-type="float" office:value="9.52085743">
            <text:p>9.52085743</text:p>
          </table:table-cell>
          <table:table-cell office:value-type="float" office:value="1.105946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0.83880524">
            <text:p>0.83880524</text:p>
          </table:table-cell>
          <table:table-cell office:value-type="float" office:value="9.48480466">
            <text:p>9.48480466</text:p>
          </table:table-cell>
          <table:table-cell office:value-type="float" office:value="1.112954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0.84194683">
            <text:p>0.84194683</text:p>
          </table:table-cell>
          <table:table-cell office:value-type="float" office:value="9.44901945">
            <text:p>9.44901945</text:p>
          </table:table-cell>
          <table:table-cell office:value-type="float" office:value="1.120012">
            <text:p>1.12E+000</text:p>
          </table:table-cell>
          <table:table-cell table:number-columns-repeated="4"/>
        </table:table-row>
        <table:table-row table:style-name="ro2">
          <table:table-cell office:value-type="float" office:value="0.84508842">
            <text:p>0.84508842</text:p>
          </table:table-cell>
          <table:table-cell office:value-type="float" office:value="9.41349881">
            <text:p>9.41349881</text:p>
          </table:table-cell>
          <table:table-cell office:value-type="float" office:value="1.127119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0.84823002">
            <text:p>0.84823002</text:p>
          </table:table-cell>
          <table:table-cell office:value-type="float" office:value="9.37823982">
            <text:p>9.37823982</text:p>
          </table:table-cell>
          <table:table-cell office:value-type="float" office:value="1.134277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0.85137161">
            <text:p>0.85137161</text:p>
          </table:table-cell>
          <table:table-cell office:value-type="float" office:value="9.34323956">
            <text:p>9.34323956</text:p>
          </table:table-cell>
          <table:table-cell office:value-type="float" office:value="1.141487">
            <text:p>1.14E+000</text:p>
          </table:table-cell>
          <table:table-cell table:number-columns-repeated="4"/>
        </table:table-row>
        <table:table-row table:style-name="ro2">
          <table:table-cell office:value-type="float" office:value="0.8545132">
            <text:p>0.8545132</text:p>
          </table:table-cell>
          <table:table-cell office:value-type="float" office:value="9.30849519">
            <text:p>9.30849519</text:p>
          </table:table-cell>
          <table:table-cell office:value-type="float" office:value="1.148748">
            <text:p>1.15E+000</text:p>
          </table:table-cell>
          <table:table-cell table:number-columns-repeated="4"/>
        </table:table-row>
        <table:table-row table:style-name="ro2">
          <table:table-cell office:value-type="float" office:value="0.85765479">
            <text:p>0.85765479</text:p>
          </table:table-cell>
          <table:table-cell office:value-type="float" office:value="9.2740039">
            <text:p>9.2740039</text:p>
          </table:table-cell>
          <table:table-cell office:value-type="float" office:value="1.156061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0.86079639">
            <text:p>0.86079639</text:p>
          </table:table-cell>
          <table:table-cell office:value-type="float" office:value="9.2397629">
            <text:p>9.2397629</text:p>
          </table:table-cell>
          <table:table-cell office:value-type="float" office:value="1.163428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0.86393798">
            <text:p>0.86393798</text:p>
          </table:table-cell>
          <table:table-cell office:value-type="float" office:value="9.20576948">
            <text:p>9.20576948</text:p>
          </table:table-cell>
          <table:table-cell office:value-type="float" office:value="1.17085">
            <text:p>1.17E+000</text:p>
          </table:table-cell>
          <table:table-cell table:number-columns-repeated="4"/>
        </table:table-row>
        <table:table-row table:style-name="ro2">
          <table:table-cell office:value-type="float" office:value="0.86707957">
            <text:p>0.86707957</text:p>
          </table:table-cell>
          <table:table-cell office:value-type="float" office:value="9.17202094">
            <text:p>9.17202094</text:p>
          </table:table-cell>
          <table:table-cell office:value-type="float" office:value="1.178325">
            <text:p>1.18E+000</text:p>
          </table:table-cell>
          <table:table-cell table:number-columns-repeated="4"/>
        </table:table-row>
        <table:table-row table:style-name="ro2">
          <table:table-cell office:value-type="float" office:value="0.87022117">
            <text:p>0.87022117</text:p>
          </table:table-cell>
          <table:table-cell office:value-type="float" office:value="9.13851463">
            <text:p>9.13851463</text:p>
          </table:table-cell>
          <table:table-cell office:value-type="float" office:value="1.185857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0.87336276">
            <text:p>0.87336276</text:p>
          </table:table-cell>
          <table:table-cell office:value-type="float" office:value="9.10524794">
            <text:p>9.10524794</text:p>
          </table:table-cell>
          <table:table-cell office:value-type="float" office:value="1.193445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0.87650435">
            <text:p>0.87650435</text:p>
          </table:table-cell>
          <table:table-cell office:value-type="float" office:value="9.07221828">
            <text:p>9.07221828</text:p>
          </table:table-cell>
          <table:table-cell office:value-type="float" office:value="1.20109">
            <text:p>1.20E+000</text:p>
          </table:table-cell>
          <table:table-cell table:number-columns-repeated="4"/>
        </table:table-row>
        <table:table-row table:style-name="ro2">
          <table:table-cell office:value-type="float" office:value="0.87964594">
            <text:p>0.87964594</text:p>
          </table:table-cell>
          <table:table-cell office:value-type="float" office:value="9.03942312">
            <text:p>9.03942312</text:p>
          </table:table-cell>
          <table:table-cell office:value-type="float" office:value="1.208792">
            <text:p>1.21E+000</text:p>
          </table:table-cell>
          <table:table-cell table:number-columns-repeated="4"/>
        </table:table-row>
        <table:table-row table:style-name="ro2">
          <table:table-cell office:value-type="float" office:value="0.88278754">
            <text:p>0.88278754</text:p>
          </table:table-cell>
          <table:table-cell office:value-type="float" office:value="9.00685995">
            <text:p>9.00685995</text:p>
          </table:table-cell>
          <table:table-cell office:value-type="float" office:value="1.216554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0.88592913">
            <text:p>0.88592913</text:p>
          </table:table-cell>
          <table:table-cell office:value-type="float" office:value="8.97452631">
            <text:p>8.97452631</text:p>
          </table:table-cell>
          <table:table-cell office:value-type="float" office:value="1.224375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0.88907072">
            <text:p>0.88907072</text:p>
          </table:table-cell>
          <table:table-cell office:value-type="float" office:value="8.94241977">
            <text:p>8.94241977</text:p>
          </table:table-cell>
          <table:table-cell office:value-type="float" office:value="1.232256">
            <text:p>1.23E+000</text:p>
          </table:table-cell>
          <table:table-cell table:number-columns-repeated="4"/>
        </table:table-row>
        <table:table-row table:style-name="ro2">
          <table:table-cell office:value-type="float" office:value="0.89221231">
            <text:p>0.89221231</text:p>
          </table:table-cell>
          <table:table-cell office:value-type="float" office:value="8.91053791">
            <text:p>8.91053791</text:p>
          </table:table-cell>
          <table:table-cell office:value-type="float" office:value="1.240199">
            <text:p>1.24E+000</text:p>
          </table:table-cell>
          <table:table-cell table:number-columns-repeated="4"/>
        </table:table-row>
        <table:table-row table:style-name="ro2">
          <table:table-cell office:value-type="float" office:value="0.89535391">
            <text:p>0.89535391</text:p>
          </table:table-cell>
          <table:table-cell office:value-type="float" office:value="8.87887839">
            <text:p>8.87887839</text:p>
          </table:table-cell>
          <table:table-cell office:value-type="float" office:value="1.248204">
            <text:p>1.25E+000</text:p>
          </table:table-cell>
          <table:table-cell table:number-columns-repeated="4"/>
        </table:table-row>
        <table:table-row table:style-name="ro2">
          <table:table-cell office:value-type="float" office:value="0.8984955">
            <text:p>0.8984955</text:p>
          </table:table-cell>
          <table:table-cell office:value-type="float" office:value="8.84743886">
            <text:p>8.84743886</text:p>
          </table:table-cell>
          <table:table-cell office:value-type="float" office:value="1.256272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0.90163709">
            <text:p>0.90163709</text:p>
          </table:table-cell>
          <table:table-cell office:value-type="float" office:value="8.81621703">
            <text:p>8.81621703</text:p>
          </table:table-cell>
          <table:table-cell office:value-type="float" office:value="1.264404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0.90477868">
            <text:p>0.90477868</text:p>
          </table:table-cell>
          <table:table-cell office:value-type="float" office:value="8.78521062">
            <text:p>8.78521062</text:p>
          </table:table-cell>
          <table:table-cell office:value-type="float" office:value="1.2726">
            <text:p>1.27E+000</text:p>
          </table:table-cell>
          <table:table-cell table:number-columns-repeated="4"/>
        </table:table-row>
        <table:table-row table:style-name="ro2">
          <table:table-cell office:value-type="float" office:value="0.90792028">
            <text:p>0.90792028</text:p>
          </table:table-cell>
          <table:table-cell office:value-type="float" office:value="8.75441741">
            <text:p>8.75441741</text:p>
          </table:table-cell>
          <table:table-cell office:value-type="float" office:value="1.280863">
            <text:p>1.28E+000</text:p>
          </table:table-cell>
          <table:table-cell table:number-columns-repeated="4"/>
        </table:table-row>
        <table:table-row table:style-name="ro2">
          <table:table-cell office:value-type="float" office:value="0.91106187">
            <text:p>0.91106187</text:p>
          </table:table-cell>
          <table:table-cell office:value-type="float" office:value="8.72383518">
            <text:p>8.72383518</text:p>
          </table:table-cell>
          <table:table-cell office:value-type="float" office:value="1.289192">
            <text:p>1.29E+000</text:p>
          </table:table-cell>
          <table:table-cell table:number-columns-repeated="4"/>
        </table:table-row>
        <table:table-row table:style-name="ro2">
          <table:table-cell office:value-type="float" office:value="0.91420346">
            <text:p>0.91420346</text:p>
          </table:table-cell>
          <table:table-cell office:value-type="float" office:value="8.69346177">
            <text:p>8.69346177</text:p>
          </table:table-cell>
          <table:table-cell office:value-type="float" office:value="1.297589">
            <text:p>1.30E+000</text:p>
          </table:table-cell>
          <table:table-cell table:number-columns-repeated="4"/>
        </table:table-row>
        <table:table-row table:style-name="ro2">
          <table:table-cell office:value-type="float" office:value="0.91734505">
            <text:p>0.91734505</text:p>
          </table:table-cell>
          <table:table-cell office:value-type="float" office:value="8.66329502">
            <text:p>8.66329502</text:p>
          </table:table-cell>
          <table:table-cell office:value-type="float" office:value="1.306055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0.92048665">
            <text:p>0.92048665</text:p>
          </table:table-cell>
          <table:table-cell office:value-type="float" office:value="8.63333282">
            <text:p>8.63333282</text:p>
          </table:table-cell>
          <table:table-cell office:value-type="float" office:value="1.31459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0.92362824">
            <text:p>0.92362824</text:p>
          </table:table-cell>
          <table:table-cell office:value-type="float" office:value="8.60357308">
            <text:p>8.60357308</text:p>
          </table:table-cell>
          <table:table-cell office:value-type="float" office:value="1.323197">
            <text:p>1.32E+000</text:p>
          </table:table-cell>
          <table:table-cell table:number-columns-repeated="4"/>
        </table:table-row>
        <table:table-row table:style-name="ro2">
          <table:table-cell office:value-type="float" office:value="0.92676983">
            <text:p>0.92676983</text:p>
          </table:table-cell>
          <table:table-cell office:value-type="float" office:value="8.57401374">
            <text:p>8.57401374</text:p>
          </table:table-cell>
          <table:table-cell office:value-type="float" office:value="1.331875">
            <text:p>1.33E+000</text:p>
          </table:table-cell>
          <table:table-cell table:number-columns-repeated="4"/>
        </table:table-row>
        <table:table-row table:style-name="ro2">
          <table:table-cell office:value-type="float" office:value="0.92991143">
            <text:p>0.92991143</text:p>
          </table:table-cell>
          <table:table-cell office:value-type="float" office:value="8.54465278">
            <text:p>8.54465278</text:p>
          </table:table-cell>
          <table:table-cell office:value-type="float" office:value="1.340626">
            <text:p>1.34E+000</text:p>
          </table:table-cell>
          <table:table-cell table:number-columns-repeated="4"/>
        </table:table-row>
        <table:table-row table:style-name="ro2">
          <table:table-cell office:value-type="float" office:value="0.93305302">
            <text:p>0.93305302</text:p>
          </table:table-cell>
          <table:table-cell office:value-type="float" office:value="8.51548818">
            <text:p>8.51548818</text:p>
          </table:table-cell>
          <table:table-cell office:value-type="float" office:value="1.349451">
            <text:p>1.35E+000</text:p>
          </table:table-cell>
          <table:table-cell table:number-columns-repeated="4"/>
        </table:table-row>
        <table:table-row table:style-name="ro2">
          <table:table-cell office:value-type="float" office:value="0.93619461">
            <text:p>0.93619461</text:p>
          </table:table-cell>
          <table:table-cell office:value-type="float" office:value="8.48651797">
            <text:p>8.48651797</text:p>
          </table:table-cell>
          <table:table-cell office:value-type="float" office:value="1.358351">
            <text:p>1.36E+000</text:p>
          </table:table-cell>
          <table:table-cell table:number-columns-repeated="4"/>
        </table:table-row>
        <table:table-row table:style-name="ro2">
          <table:table-cell office:value-type="float" office:value="0.9393362">
            <text:p>0.9393362</text:p>
          </table:table-cell>
          <table:table-cell office:value-type="float" office:value="8.4577402">
            <text:p>8.4577402</text:p>
          </table:table-cell>
          <table:table-cell office:value-type="float" office:value="1.367328">
            <text:p>1.37E+000</text:p>
          </table:table-cell>
          <table:table-cell table:number-columns-repeated="4"/>
        </table:table-row>
        <table:table-row table:style-name="ro2">
          <table:table-cell office:value-type="float" office:value="0.9424778">
            <text:p>0.9424778</text:p>
          </table:table-cell>
          <table:table-cell office:value-type="float" office:value="8.42915295">
            <text:p>8.42915295</text:p>
          </table:table-cell>
          <table:table-cell office:value-type="float" office:value="1.376382">
            <text:p>1.38E+000</text:p>
          </table:table-cell>
          <table:table-cell table:number-columns-repeated="4"/>
        </table:table-row>
        <table:table-row table:style-name="ro2">
          <table:table-cell office:value-type="float" office:value="0.94561939">
            <text:p>0.94561939</text:p>
          </table:table-cell>
          <table:table-cell office:value-type="float" office:value="8.40075432">
            <text:p>8.40075432</text:p>
          </table:table-cell>
          <table:table-cell office:value-type="float" office:value="1.385515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0.94876098">
            <text:p>0.94876098</text:p>
          </table:table-cell>
          <table:table-cell office:value-type="float" office:value="8.37254242">
            <text:p>8.37254242</text:p>
          </table:table-cell>
          <table:table-cell office:value-type="float" office:value="1.394727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0.95190257">
            <text:p>0.95190257</text:p>
          </table:table-cell>
          <table:table-cell office:value-type="float" office:value="8.34451542">
            <text:p>8.34451542</text:p>
          </table:table-cell>
          <table:table-cell office:value-type="float" office:value="1.404021">
            <text:p>1.40E+000</text:p>
          </table:table-cell>
          <table:table-cell table:number-columns-repeated="4"/>
        </table:table-row>
        <table:table-row table:style-name="ro2">
          <table:table-cell office:value-type="float" office:value="0.95504417">
            <text:p>0.95504417</text:p>
          </table:table-cell>
          <table:table-cell office:value-type="float" office:value="8.31667149">
            <text:p>8.31667149</text:p>
          </table:table-cell>
          <table:table-cell office:value-type="float" office:value="1.413397">
            <text:p>1.41E+000</text:p>
          </table:table-cell>
          <table:table-cell table:number-columns-repeated="4"/>
        </table:table-row>
        <table:table-row table:style-name="ro2">
          <table:table-cell office:value-type="float" office:value="0.95818576">
            <text:p>0.95818576</text:p>
          </table:table-cell>
          <table:table-cell office:value-type="float" office:value="8.28900883">
            <text:p>8.28900883</text:p>
          </table:table-cell>
          <table:table-cell office:value-type="float" office:value="1.422856">
            <text:p>1.42E+000</text:p>
          </table:table-cell>
          <table:table-cell table:number-columns-repeated="4"/>
        </table:table-row>
        <table:table-row table:style-name="ro2">
          <table:table-cell office:value-type="float" office:value="0.96132735">
            <text:p>0.96132735</text:p>
          </table:table-cell>
          <table:table-cell office:value-type="float" office:value="8.26152565">
            <text:p>8.26152565</text:p>
          </table:table-cell>
          <table:table-cell office:value-type="float" office:value="1.432401">
            <text:p>1.43E+000</text:p>
          </table:table-cell>
          <table:table-cell table:number-columns-repeated="4"/>
        </table:table-row>
        <table:table-row table:style-name="ro2">
          <table:table-cell office:value-type="float" office:value="0.96446894">
            <text:p>0.96446894</text:p>
          </table:table-cell>
          <table:table-cell office:value-type="float" office:value="8.23422022">
            <text:p>8.23422022</text:p>
          </table:table-cell>
          <table:table-cell office:value-type="float" office:value="1.442031">
            <text:p>1.44E+000</text:p>
          </table:table-cell>
          <table:table-cell table:number-columns-repeated="4"/>
        </table:table-row>
        <table:table-row table:style-name="ro2">
          <table:table-cell office:value-type="float" office:value="0.96761054">
            <text:p>0.96761054</text:p>
          </table:table-cell>
          <table:table-cell office:value-type="float" office:value="8.20709078">
            <text:p>8.20709078</text:p>
          </table:table-cell>
          <table:table-cell office:value-type="float" office:value="1.45175">
            <text:p>1.45E+000</text:p>
          </table:table-cell>
          <table:table-cell table:number-columns-repeated="4"/>
        </table:table-row>
        <table:table-row table:style-name="ro2">
          <table:table-cell office:value-type="float" office:value="0.97075213">
            <text:p>0.97075213</text:p>
          </table:table-cell>
          <table:table-cell office:value-type="float" office:value="8.18013565">
            <text:p>8.18013565</text:p>
          </table:table-cell>
          <table:table-cell office:value-type="float" office:value="1.461557">
            <text:p>1.46E+000</text:p>
          </table:table-cell>
          <table:table-cell table:number-columns-repeated="4"/>
        </table:table-row>
        <table:table-row table:style-name="ro2">
          <table:table-cell office:value-type="float" office:value="0.97389372">
            <text:p>0.97389372</text:p>
          </table:table-cell>
          <table:table-cell office:value-type="float" office:value="8.15335312">
            <text:p>8.15335312</text:p>
          </table:table-cell>
          <table:table-cell office:value-type="float" office:value="1.471455">
            <text:p>1.47E+000</text:p>
          </table:table-cell>
          <table:table-cell table:number-columns-repeated="4"/>
        </table:table-row>
        <table:table-row table:style-name="ro2">
          <table:table-cell office:value-type="float" office:value="0.97703532">
            <text:p>0.97703532</text:p>
          </table:table-cell>
          <table:table-cell office:value-type="float" office:value="8.12674153">
            <text:p>8.12674153</text:p>
          </table:table-cell>
          <table:table-cell office:value-type="float" office:value="1.481445">
            <text:p>1.48E+000</text:p>
          </table:table-cell>
          <table:table-cell table:number-columns-repeated="4"/>
        </table:table-row>
        <table:table-row table:style-name="ro2">
          <table:table-cell office:value-type="float" office:value="0.98017691">
            <text:p>0.98017691</text:p>
          </table:table-cell>
          <table:table-cell office:value-type="float" office:value="8.10029925">
            <text:p>8.10029925</text:p>
          </table:table-cell>
          <table:table-cell office:value-type="float" office:value="1.491529">
            <text:p>1.49E+000</text:p>
          </table:table-cell>
          <table:table-cell table:number-columns-repeated="4"/>
        </table:table-row>
        <table:table-row table:style-name="ro2">
          <table:table-cell office:value-type="float" office:value="0.9833185">
            <text:p>0.9833185</text:p>
          </table:table-cell>
          <table:table-cell office:value-type="float" office:value="8.07402464">
            <text:p>8.07402464</text:p>
          </table:table-cell>
          <table:table-cell office:value-type="float" office:value="1.501707">
            <text:p>1.50E+000</text:p>
          </table:table-cell>
          <table:table-cell table:number-columns-repeated="4"/>
        </table:table-row>
        <table:table-row table:style-name="ro2">
          <table:table-cell office:value-type="float" office:value="0.98646009">
            <text:p>0.98646009</text:p>
          </table:table-cell>
          <table:table-cell office:value-type="float" office:value="8.04791611">
            <text:p>8.04791611</text:p>
          </table:table-cell>
          <table:table-cell office:value-type="float" office:value="1.511982">
            <text:p>1.51E+000</text:p>
          </table:table-cell>
          <table:table-cell table:number-columns-repeated="4"/>
        </table:table-row>
        <table:table-row table:style-name="ro2">
          <table:table-cell office:value-type="float" office:value="0.98960169">
            <text:p>0.98960169</text:p>
          </table:table-cell>
          <table:table-cell office:value-type="float" office:value="8.02197206">
            <text:p>8.02197206</text:p>
          </table:table-cell>
          <table:table-cell office:value-type="float" office:value="1.522355">
            <text:p>1.52E+000</text:p>
          </table:table-cell>
          <table:table-cell table:number-columns-repeated="4"/>
        </table:table-row>
        <table:table-row table:style-name="ro2">
          <table:table-cell office:value-type="float" office:value="0.99274328">
            <text:p>0.99274328</text:p>
          </table:table-cell>
          <table:table-cell office:value-type="float" office:value="7.99619096">
            <text:p>7.99619096</text:p>
          </table:table-cell>
          <table:table-cell office:value-type="float" office:value="1.532827">
            <text:p>1.53E+000</text:p>
          </table:table-cell>
          <table:table-cell table:number-columns-repeated="4"/>
        </table:table-row>
        <table:table-row table:style-name="ro2">
          <table:table-cell office:value-type="float" office:value="0.99588487">
            <text:p>0.99588487</text:p>
          </table:table-cell>
          <table:table-cell office:value-type="float" office:value="7.97057123">
            <text:p>7.97057123</text:p>
          </table:table-cell>
          <table:table-cell office:value-type="float" office:value="1.543401">
            <text:p>1.54E+000</text:p>
          </table:table-cell>
          <table:table-cell table:number-columns-repeated="4"/>
        </table:table-row>
        <table:table-row table:style-name="ro2">
          <table:table-cell office:value-type="float" office:value="0.99902646">
            <text:p>0.99902646</text:p>
          </table:table-cell>
          <table:table-cell office:value-type="float" office:value="7.94511138">
            <text:p>7.94511138</text:p>
          </table:table-cell>
          <table:table-cell office:value-type="float" office:value="1.554078">
            <text:p>1.55E+000</text:p>
          </table:table-cell>
          <table:table-cell table:number-columns-repeated="4"/>
        </table:table-row>
        <table:table-row table:style-name="ro2">
          <table:table-cell office:value-type="float" office:value="1.00216806">
            <text:p>1.00216806</text:p>
          </table:table-cell>
          <table:table-cell office:value-type="float" office:value="7.91980989">
            <text:p>7.91980989</text:p>
          </table:table-cell>
          <table:table-cell office:value-type="float" office:value="1.56486">
            <text:p>1.56E+000</text:p>
          </table:table-cell>
          <table:table-cell table:number-columns-repeated="4"/>
        </table:table-row>
        <table:table-row table:style-name="ro2">
          <table:table-cell office:value-type="float" office:value="1.00530965">
            <text:p>1.00530965</text:p>
          </table:table-cell>
          <table:table-cell office:value-type="float" office:value="7.89466527">
            <text:p>7.89466527</text:p>
          </table:table-cell>
          <table:table-cell office:value-type="float" office:value="1.575748">
            <text:p>1.58E+000</text:p>
          </table:table-cell>
          <table:table-cell table:number-columns-repeated="4"/>
        </table:table-row>
        <table:table-row table:style-name="ro2">
          <table:table-cell office:value-type="float" office:value="1.00845124">
            <text:p>1.00845124</text:p>
          </table:table-cell>
          <table:table-cell office:value-type="float" office:value="7.86967607">
            <text:p>7.86967607</text:p>
          </table:table-cell>
          <table:table-cell office:value-type="float" office:value="1.586744">
            <text:p>1.59E+000</text:p>
          </table:table-cell>
          <table:table-cell table:number-columns-repeated="4"/>
        </table:table-row>
        <table:table-row table:style-name="ro2">
          <table:table-cell office:value-type="float" office:value="1.01159283">
            <text:p>1.01159283</text:p>
          </table:table-cell>
          <table:table-cell office:value-type="float" office:value="7.84484083">
            <text:p>7.84484083</text:p>
          </table:table-cell>
          <table:table-cell office:value-type="float" office:value="1.597851">
            <text:p>1.60E+000</text:p>
          </table:table-cell>
          <table:table-cell table:number-columns-repeated="4"/>
        </table:table-row>
        <table:table-row table:style-name="ro2">
          <table:table-cell office:value-type="float" office:value="1.01473443">
            <text:p>1.01473443</text:p>
          </table:table-cell>
          <table:table-cell office:value-type="float" office:value="7.82015812">
            <text:p>7.82015812</text:p>
          </table:table-cell>
          <table:table-cell office:value-type="float" office:value="1.60907">
            <text:p>1.61E+000</text:p>
          </table:table-cell>
          <table:table-cell table:number-columns-repeated="4"/>
        </table:table-row>
        <table:table-row table:style-name="ro2">
          <table:table-cell office:value-type="float" office:value="1.01787602">
            <text:p>1.01787602</text:p>
          </table:table-cell>
          <table:table-cell office:value-type="float" office:value="7.79562654">
            <text:p>7.79562654</text:p>
          </table:table-cell>
          <table:table-cell office:value-type="float" office:value="1.620403">
            <text:p>1.62E+000</text:p>
          </table:table-cell>
          <table:table-cell table:number-columns-repeated="4"/>
        </table:table-row>
        <table:table-row table:style-name="ro2">
          <table:table-cell office:value-type="float" office:value="1.02101761">
            <text:p>1.02101761</text:p>
          </table:table-cell>
          <table:table-cell office:value-type="float" office:value="7.77124468">
            <text:p>7.77124468</text:p>
          </table:table-cell>
          <table:table-cell office:value-type="float" office:value="1.631852">
            <text:p>1.63E+000</text:p>
          </table:table-cell>
          <table:table-cell table:number-columns-repeated="4"/>
        </table:table-row>
        <table:table-row table:style-name="ro2">
          <table:table-cell office:value-type="float" office:value="1.02415921">
            <text:p>1.02415921</text:p>
          </table:table-cell>
          <table:table-cell office:value-type="float" office:value="7.74701116">
            <text:p>7.74701116</text:p>
          </table:table-cell>
          <table:table-cell office:value-type="float" office:value="1.643418">
            <text:p>1.64E+000</text:p>
          </table:table-cell>
          <table:table-cell table:number-columns-repeated="4"/>
        </table:table-row>
        <table:table-row table:style-name="ro2">
          <table:table-cell office:value-type="float" office:value="1.0273008">
            <text:p>1.0273008</text:p>
          </table:table-cell>
          <table:table-cell office:value-type="float" office:value="7.72292464">
            <text:p>7.72292464</text:p>
          </table:table-cell>
          <table:table-cell office:value-type="float" office:value="1.655105">
            <text:p>1.66E+000</text:p>
          </table:table-cell>
          <table:table-cell table:number-columns-repeated="4"/>
        </table:table-row>
        <table:table-row table:style-name="ro2">
          <table:table-cell office:value-type="float" office:value="1.03044239">
            <text:p>1.03044239</text:p>
          </table:table-cell>
          <table:table-cell office:value-type="float" office:value="7.69898375">
            <text:p>7.69898375</text:p>
          </table:table-cell>
          <table:table-cell office:value-type="float" office:value="1.666914">
            <text:p>1.67E+000</text:p>
          </table:table-cell>
          <table:table-cell table:number-columns-repeated="4"/>
        </table:table-row>
        <table:table-row table:style-name="ro2">
          <table:table-cell office:value-type="float" office:value="1.03358398">
            <text:p>1.03358398</text:p>
          </table:table-cell>
          <table:table-cell office:value-type="float" office:value="7.67518718">
            <text:p>7.67518718</text:p>
          </table:table-cell>
          <table:table-cell office:value-type="float" office:value="1.678848">
            <text:p>1.68E+000</text:p>
          </table:table-cell>
          <table:table-cell table:number-columns-repeated="4"/>
        </table:table-row>
        <table:table-row table:style-name="ro2">
          <table:table-cell office:value-type="float" office:value="1.03672558">
            <text:p>1.03672558</text:p>
          </table:table-cell>
          <table:table-cell office:value-type="float" office:value="7.65153361">
            <text:p>7.65153361</text:p>
          </table:table-cell>
          <table:table-cell office:value-type="float" office:value="1.690908">
            <text:p>1.69E+000</text:p>
          </table:table-cell>
          <table:table-cell table:number-columns-repeated="4"/>
        </table:table-row>
        <table:table-row table:style-name="ro2">
          <table:table-cell office:value-type="float" office:value="1.03986717">
            <text:p>1.03986717</text:p>
          </table:table-cell>
          <table:table-cell office:value-type="float" office:value="7.62802174">
            <text:p>7.62802174</text:p>
          </table:table-cell>
          <table:table-cell office:value-type="float" office:value="1.703096">
            <text:p>1.70E+000</text:p>
          </table:table-cell>
          <table:table-cell table:number-columns-repeated="4"/>
        </table:table-row>
        <table:table-row table:style-name="ro2">
          <table:table-cell office:value-type="float" office:value="1.04300876">
            <text:p>1.04300876</text:p>
          </table:table-cell>
          <table:table-cell office:value-type="float" office:value="7.6046503">
            <text:p>7.6046503</text:p>
          </table:table-cell>
          <table:table-cell office:value-type="float" office:value="1.715416">
            <text:p>1.72E+000</text:p>
          </table:table-cell>
          <table:table-cell table:number-columns-repeated="4"/>
        </table:table-row>
        <table:table-row table:style-name="ro2">
          <table:table-cell office:value-type="float" office:value="1.04615035">
            <text:p>1.04615035</text:p>
          </table:table-cell>
          <table:table-cell office:value-type="float" office:value="7.58141801">
            <text:p>7.58141801</text:p>
          </table:table-cell>
          <table:table-cell office:value-type="float" office:value="1.72787">
            <text:p>1.73E+000</text:p>
          </table:table-cell>
          <table:table-cell table:number-columns-repeated="4"/>
        </table:table-row>
        <table:table-row table:style-name="ro2">
          <table:table-cell office:value-type="float" office:value="1.04929195">
            <text:p>1.04929195</text:p>
          </table:table-cell>
          <table:table-cell office:value-type="float" office:value="7.55832364">
            <text:p>7.55832364</text:p>
          </table:table-cell>
          <table:table-cell office:value-type="float" office:value="1.740459">
            <text:p>1.74E+000</text:p>
          </table:table-cell>
          <table:table-cell table:number-columns-repeated="4"/>
        </table:table-row>
        <table:table-row table:style-name="ro2">
          <table:table-cell office:value-type="float" office:value="1.05243354">
            <text:p>1.05243354</text:p>
          </table:table-cell>
          <table:table-cell office:value-type="float" office:value="7.53536594">
            <text:p>7.53536594</text:p>
          </table:table-cell>
          <table:table-cell office:value-type="float" office:value="1.753187">
            <text:p>1.75E+000</text:p>
          </table:table-cell>
          <table:table-cell table:number-columns-repeated="4"/>
        </table:table-row>
        <table:table-row table:style-name="ro2">
          <table:table-cell office:value-type="float" office:value="1.05557513">
            <text:p>1.05557513</text:p>
          </table:table-cell>
          <table:table-cell office:value-type="float" office:value="7.51254369">
            <text:p>7.51254369</text:p>
          </table:table-cell>
          <table:table-cell office:value-type="float" office:value="1.766055">
            <text:p>1.77E+000</text:p>
          </table:table-cell>
          <table:table-cell table:number-columns-repeated="4"/>
        </table:table-row>
        <table:table-row table:style-name="ro2">
          <table:table-cell office:value-type="float" office:value="1.05871672">
            <text:p>1.05871672</text:p>
          </table:table-cell>
          <table:table-cell office:value-type="float" office:value="7.48985569">
            <text:p>7.48985569</text:p>
          </table:table-cell>
          <table:table-cell office:value-type="float" office:value="1.779068">
            <text:p>1.78E+000</text:p>
          </table:table-cell>
          <table:table-cell table:number-columns-repeated="4"/>
        </table:table-row>
        <table:table-row table:style-name="ro2">
          <table:table-cell office:value-type="float" office:value="1.06185832">
            <text:p>1.06185832</text:p>
          </table:table-cell>
          <table:table-cell office:value-type="float" office:value="7.46730075">
            <text:p>7.46730075</text:p>
          </table:table-cell>
          <table:table-cell office:value-type="float" office:value="1.792226">
            <text:p>1.79E+000</text:p>
          </table:table-cell>
          <table:table-cell table:number-columns-repeated="4"/>
        </table:table-row>
        <table:table-row table:style-name="ro2">
          <table:table-cell office:value-type="float" office:value="1.06499991">
            <text:p>1.06499991</text:p>
          </table:table-cell>
          <table:table-cell office:value-type="float" office:value="7.44487768">
            <text:p>7.44487768</text:p>
          </table:table-cell>
          <table:table-cell office:value-type="float" office:value="1.805534">
            <text:p>1.81E+000</text:p>
          </table:table-cell>
          <table:table-cell table:number-columns-repeated="4"/>
        </table:table-row>
        <table:table-row table:style-name="ro2">
          <table:table-cell office:value-type="float" office:value="1.0681415">
            <text:p>1.0681415</text:p>
          </table:table-cell>
          <table:table-cell office:value-type="float" office:value="7.42258533">
            <text:p>7.42258533</text:p>
          </table:table-cell>
          <table:table-cell office:value-type="float" office:value="1.818993">
            <text:p>1.82E+000</text:p>
          </table:table-cell>
          <table:table-cell table:number-columns-repeated="4"/>
        </table:table-row>
        <table:table-row table:style-name="ro2">
          <table:table-cell office:value-type="float" office:value="1.07128309">
            <text:p>1.07128309</text:p>
          </table:table-cell>
          <table:table-cell office:value-type="float" office:value="7.40042254">
            <text:p>7.40042254</text:p>
          </table:table-cell>
          <table:table-cell office:value-type="float" office:value="1.832607">
            <text:p>1.83E+000</text:p>
          </table:table-cell>
          <table:table-cell table:number-columns-repeated="4"/>
        </table:table-row>
        <table:table-row table:style-name="ro2">
          <table:table-cell office:value-type="float" office:value="1.07442469">
            <text:p>1.07442469</text:p>
          </table:table-cell>
          <table:table-cell office:value-type="float" office:value="7.37838818">
            <text:p>7.37838818</text:p>
          </table:table-cell>
          <table:table-cell office:value-type="float" office:value="1.846379">
            <text:p>1.85E+000</text:p>
          </table:table-cell>
          <table:table-cell table:number-columns-repeated="4"/>
        </table:table-row>
        <table:table-row table:style-name="ro2">
          <table:table-cell office:value-type="float" office:value="1.07756628">
            <text:p>1.07756628</text:p>
          </table:table-cell>
          <table:table-cell office:value-type="float" office:value="7.35648112">
            <text:p>7.35648112</text:p>
          </table:table-cell>
          <table:table-cell office:value-type="float" office:value="1.860312">
            <text:p>1.86E+000</text:p>
          </table:table-cell>
          <table:table-cell table:number-columns-repeated="4"/>
        </table:table-row>
        <table:table-row table:style-name="ro2">
          <table:table-cell office:value-type="float" office:value="1.08070787">
            <text:p>1.08070787</text:p>
          </table:table-cell>
          <table:table-cell office:value-type="float" office:value="7.33470025">
            <text:p>7.33470025</text:p>
          </table:table-cell>
          <table:table-cell office:value-type="float" office:value="1.874408">
            <text:p>1.87E+000</text:p>
          </table:table-cell>
          <table:table-cell table:number-columns-repeated="4"/>
        </table:table-row>
        <table:table-row table:style-name="ro2">
          <table:table-cell office:value-type="float" office:value="1.08384947">
            <text:p>1.08384947</text:p>
          </table:table-cell>
          <table:table-cell office:value-type="float" office:value="7.31304449">
            <text:p>7.31304449</text:p>
          </table:table-cell>
          <table:table-cell office:value-type="float" office:value="1.888671">
            <text:p>1.89E+000</text:p>
          </table:table-cell>
          <table:table-cell table:number-columns-repeated="4"/>
        </table:table-row>
        <table:table-row table:style-name="ro2">
          <table:table-cell office:value-type="float" office:value="1.08699106">
            <text:p>1.08699106</text:p>
          </table:table-cell>
          <table:table-cell office:value-type="float" office:value="7.29151273">
            <text:p>7.29151273</text:p>
          </table:table-cell>
          <table:table-cell office:value-type="float" office:value="1.903105">
            <text:p>1.90E+000</text:p>
          </table:table-cell>
          <table:table-cell table:number-columns-repeated="4"/>
        </table:table-row>
        <table:table-row table:style-name="ro2">
          <table:table-cell office:value-type="float" office:value="1.09013265">
            <text:p>1.09013265</text:p>
          </table:table-cell>
          <table:table-cell office:value-type="float" office:value="7.27010391">
            <text:p>7.27010391</text:p>
          </table:table-cell>
          <table:table-cell office:value-type="float" office:value="1.917712">
            <text:p>1.92E+000</text:p>
          </table:table-cell>
          <table:table-cell table:number-columns-repeated="4"/>
        </table:table-row>
        <table:table-row table:style-name="ro2">
          <table:table-cell office:value-type="float" office:value="1.09327424">
            <text:p>1.09327424</text:p>
          </table:table-cell>
          <table:table-cell office:value-type="float" office:value="7.24881697">
            <text:p>7.24881697</text:p>
          </table:table-cell>
          <table:table-cell office:value-type="float" office:value="1.932496">
            <text:p>1.93E+000</text:p>
          </table:table-cell>
          <table:table-cell table:number-columns-repeated="4"/>
        </table:table-row>
        <table:table-row table:style-name="ro2">
          <table:table-cell office:value-type="float" office:value="1.09641584">
            <text:p>1.09641584</text:p>
          </table:table-cell>
          <table:table-cell office:value-type="float" office:value="7.22765086">
            <text:p>7.22765086</text:p>
          </table:table-cell>
          <table:table-cell office:value-type="float" office:value="1.947461">
            <text:p>1.95E+000</text:p>
          </table:table-cell>
          <table:table-cell table:number-columns-repeated="4"/>
        </table:table-row>
        <table:table-row table:style-name="ro2">
          <table:table-cell office:value-type="float" office:value="1.09955743">
            <text:p>1.09955743</text:p>
          </table:table-cell>
          <table:table-cell office:value-type="float" office:value="7.20660454">
            <text:p>7.20660454</text:p>
          </table:table-cell>
          <table:table-cell office:value-type="float" office:value="1.962611">
            <text:p>1.96E+000</text:p>
          </table:table-cell>
          <table:table-cell table:number-columns-repeated="4"/>
        </table:table-row>
        <table:table-row table:style-name="ro2">
          <table:table-cell office:value-type="float" office:value="1.10269902">
            <text:p>1.10269902</text:p>
          </table:table-cell>
          <table:table-cell office:value-type="float" office:value="7.185677">
            <text:p>7.185677</text:p>
          </table:table-cell>
          <table:table-cell office:value-type="float" office:value="1.977948">
            <text:p>1.98E+000</text:p>
          </table:table-cell>
          <table:table-cell table:number-columns-repeated="4"/>
        </table:table-row>
        <table:table-row table:style-name="ro2">
          <table:table-cell office:value-type="float" office:value="1.10584061">
            <text:p>1.10584061</text:p>
          </table:table-cell>
          <table:table-cell office:value-type="float" office:value="7.16486721">
            <text:p>7.16486721</text:p>
          </table:table-cell>
          <table:table-cell office:value-type="float" office:value="1.993477">
            <text:p>1.99E+000</text:p>
          </table:table-cell>
          <table:table-cell table:number-columns-repeated="4"/>
        </table:table-row>
        <table:table-row table:style-name="ro2">
          <table:table-cell office:value-type="float" office:value="1.10898221">
            <text:p>1.10898221</text:p>
          </table:table-cell>
          <table:table-cell office:value-type="float" office:value="7.14417418">
            <text:p>7.14417418</text:p>
          </table:table-cell>
          <table:table-cell office:value-type="float" office:value="2.009201">
            <text:p>2.01E+000</text:p>
          </table:table-cell>
          <table:table-cell table:number-columns-repeated="4"/>
        </table:table-row>
        <table:table-row table:style-name="ro2">
          <table:table-cell office:value-type="float" office:value="1.1121238">
            <text:p>1.1121238</text:p>
          </table:table-cell>
          <table:table-cell office:value-type="float" office:value="7.12359692">
            <text:p>7.12359692</text:p>
          </table:table-cell>
          <table:table-cell office:value-type="float" office:value="2.025126">
            <text:p>2.03E+000</text:p>
          </table:table-cell>
          <table:table-cell table:number-columns-repeated="4"/>
        </table:table-row>
        <table:table-row table:style-name="ro2">
          <table:table-cell office:value-type="float" office:value="1.11526539">
            <text:p>1.11526539</text:p>
          </table:table-cell>
          <table:table-cell office:value-type="float" office:value="7.10313445">
            <text:p>7.10313445</text:p>
          </table:table-cell>
          <table:table-cell office:value-type="float" office:value="2.041254">
            <text:p>2.04E+000</text:p>
          </table:table-cell>
          <table:table-cell table:number-columns-repeated="4"/>
        </table:table-row>
        <table:table-row table:style-name="ro2">
          <table:table-cell office:value-type="float" office:value="1.11840698">
            <text:p>1.11840698</text:p>
          </table:table-cell>
          <table:table-cell office:value-type="float" office:value="7.0827858">
            <text:p>7.0827858</text:p>
          </table:table-cell>
          <table:table-cell office:value-type="float" office:value="2.057591">
            <text:p>2.06E+000</text:p>
          </table:table-cell>
          <table:table-cell table:number-columns-repeated="4"/>
        </table:table-row>
        <table:table-row table:style-name="ro2">
          <table:table-cell office:value-type="float" office:value="1.12154858">
            <text:p>1.12154858</text:p>
          </table:table-cell>
          <table:table-cell office:value-type="float" office:value="7.06255001">
            <text:p>7.06255001</text:p>
          </table:table-cell>
          <table:table-cell office:value-type="float" office:value="2.07414">
            <text:p>2.07E+000</text:p>
          </table:table-cell>
          <table:table-cell table:number-columns-repeated="4"/>
        </table:table-row>
        <table:table-row table:style-name="ro2">
          <table:table-cell office:value-type="float" office:value="1.12469017">
            <text:p>1.12469017</text:p>
          </table:table-cell>
          <table:table-cell office:value-type="float" office:value="7.04242614">
            <text:p>7.04242614</text:p>
          </table:table-cell>
          <table:table-cell office:value-type="float" office:value="2.090906">
            <text:p>2.09E+000</text:p>
          </table:table-cell>
          <table:table-cell table:number-columns-repeated="4"/>
        </table:table-row>
        <table:table-row table:style-name="ro2">
          <table:table-cell office:value-type="float" office:value="1.12783176">
            <text:p>1.12783176</text:p>
          </table:table-cell>
          <table:table-cell office:value-type="float" office:value="7.02241326">
            <text:p>7.02241326</text:p>
          </table:table-cell>
          <table:table-cell office:value-type="float" office:value="2.107894">
            <text:p>2.11E+000</text:p>
          </table:table-cell>
          <table:table-cell table:number-columns-repeated="4"/>
        </table:table-row>
        <table:table-row table:style-name="ro2">
          <table:table-cell office:value-type="float" office:value="1.13097336">
            <text:p>1.13097336</text:p>
          </table:table-cell>
          <table:table-cell office:value-type="float" office:value="7.00251044">
            <text:p>7.00251044</text:p>
          </table:table-cell>
          <table:table-cell office:value-type="float" office:value="2.125108">
            <text:p>2.13E+000</text:p>
          </table:table-cell>
          <table:table-cell table:number-columns-repeated="4"/>
        </table:table-row>
        <table:table-row table:style-name="ro2">
          <table:table-cell office:value-type="float" office:value="1.13411495">
            <text:p>1.13411495</text:p>
          </table:table-cell>
          <table:table-cell office:value-type="float" office:value="6.98271676">
            <text:p>6.98271676</text:p>
          </table:table-cell>
          <table:table-cell office:value-type="float" office:value="2.142554">
            <text:p>2.14E+000</text:p>
          </table:table-cell>
          <table:table-cell table:number-columns-repeated="4"/>
        </table:table-row>
        <table:table-row table:style-name="ro2">
          <table:table-cell office:value-type="float" office:value="1.13725654">
            <text:p>1.13725654</text:p>
          </table:table-cell>
          <table:table-cell office:value-type="float" office:value="6.96303131">
            <text:p>6.96303131</text:p>
          </table:table-cell>
          <table:table-cell office:value-type="float" office:value="2.160236">
            <text:p>2.16E+000</text:p>
          </table:table-cell>
          <table:table-cell table:number-columns-repeated="4"/>
        </table:table-row>
        <table:table-row table:style-name="ro2">
          <table:table-cell office:value-type="float" office:value="1.14039813">
            <text:p>1.14039813</text:p>
          </table:table-cell>
          <table:table-cell office:value-type="float" office:value="6.94345322">
            <text:p>6.94345322</text:p>
          </table:table-cell>
          <table:table-cell office:value-type="float" office:value="2.17816">
            <text:p>2.18E+000</text:p>
          </table:table-cell>
          <table:table-cell table:number-columns-repeated="4"/>
        </table:table-row>
        <table:table-row table:style-name="ro2">
          <table:table-cell office:value-type="float" office:value="1.14353973">
            <text:p>1.14353973</text:p>
          </table:table-cell>
          <table:table-cell office:value-type="float" office:value="6.92398158">
            <text:p>6.92398158</text:p>
          </table:table-cell>
          <table:table-cell office:value-type="float" office:value="2.196331">
            <text:p>2.20E+000</text:p>
          </table:table-cell>
          <table:table-cell table:number-columns-repeated="4"/>
        </table:table-row>
        <table:table-row table:style-name="ro2">
          <table:table-cell office:value-type="float" office:value="1.14668132">
            <text:p>1.14668132</text:p>
          </table:table-cell>
          <table:table-cell office:value-type="float" office:value="6.90461552">
            <text:p>6.90461552</text:p>
          </table:table-cell>
          <table:table-cell office:value-type="float" office:value="2.214754">
            <text:p>2.21E+000</text:p>
          </table:table-cell>
          <table:table-cell table:number-columns-repeated="4"/>
        </table:table-row>
        <table:table-row table:style-name="ro2">
          <table:table-cell office:value-type="float" office:value="1.14982291">
            <text:p>1.14982291</text:p>
          </table:table-cell>
          <table:table-cell office:value-type="float" office:value="6.88535419">
            <text:p>6.88535419</text:p>
          </table:table-cell>
          <table:table-cell office:value-type="float" office:value="2.233436">
            <text:p>2.23E+000</text:p>
          </table:table-cell>
          <table:table-cell table:number-columns-repeated="4"/>
        </table:table-row>
        <table:table-row table:style-name="ro2">
          <table:table-cell office:value-type="float" office:value="1.1529645">
            <text:p>1.1529645</text:p>
          </table:table-cell>
          <table:table-cell office:value-type="float" office:value="6.86619672">
            <text:p>6.86619672</text:p>
          </table:table-cell>
          <table:table-cell office:value-type="float" office:value="2.252382">
            <text:p>2.25E+000</text:p>
          </table:table-cell>
          <table:table-cell table:number-columns-repeated="4"/>
        </table:table-row>
        <table:table-row table:style-name="ro2">
          <table:table-cell office:value-type="float" office:value="1.1561061">
            <text:p>1.1561061</text:p>
          </table:table-cell>
          <table:table-cell office:value-type="float" office:value="6.84714226">
            <text:p>6.84714226</text:p>
          </table:table-cell>
          <table:table-cell office:value-type="float" office:value="2.271597">
            <text:p>2.27E+000</text:p>
          </table:table-cell>
          <table:table-cell table:number-columns-repeated="4"/>
        </table:table-row>
        <table:table-row table:style-name="ro2">
          <table:table-cell office:value-type="float" office:value="1.15924769">
            <text:p>1.15924769</text:p>
          </table:table-cell>
          <table:table-cell office:value-type="float" office:value="6.82818998">
            <text:p>6.82818998</text:p>
          </table:table-cell>
          <table:table-cell office:value-type="float" office:value="2.291089">
            <text:p>2.29E+000</text:p>
          </table:table-cell>
          <table:table-cell table:number-columns-repeated="4"/>
        </table:table-row>
        <table:table-row table:style-name="ro2">
          <table:table-cell office:value-type="float" office:value="1.16238928">
            <text:p>1.16238928</text:p>
          </table:table-cell>
          <table:table-cell office:value-type="float" office:value="6.80933905">
            <text:p>6.80933905</text:p>
          </table:table-cell>
          <table:table-cell office:value-type="float" office:value="2.310864">
            <text:p>2.31E+000</text:p>
          </table:table-cell>
          <table:table-cell table:number-columns-repeated="4"/>
        </table:table-row>
        <table:table-row table:style-name="ro2">
          <table:table-cell office:value-type="float" office:value="1.16553087">
            <text:p>1.16553087</text:p>
          </table:table-cell>
          <table:table-cell office:value-type="float" office:value="6.79058865">
            <text:p>6.79058865</text:p>
          </table:table-cell>
          <table:table-cell office:value-type="float" office:value="2.330927">
            <text:p>2.33E+000</text:p>
          </table:table-cell>
          <table:table-cell table:number-columns-repeated="4"/>
        </table:table-row>
        <table:table-row table:style-name="ro2">
          <table:table-cell office:value-type="float" office:value="1.16867247">
            <text:p>1.16867247</text:p>
          </table:table-cell>
          <table:table-cell office:value-type="float" office:value="6.77193796">
            <text:p>6.77193796</text:p>
          </table:table-cell>
          <table:table-cell office:value-type="float" office:value="2.351287">
            <text:p>2.35E+000</text:p>
          </table:table-cell>
          <table:table-cell table:number-columns-repeated="4"/>
        </table:table-row>
        <table:table-row table:style-name="ro2">
          <table:table-cell office:value-type="float" office:value="1.17181406">
            <text:p>1.17181406</text:p>
          </table:table-cell>
          <table:table-cell office:value-type="float" office:value="6.7533862">
            <text:p>6.7533862</text:p>
          </table:table-cell>
          <table:table-cell office:value-type="float" office:value="2.37195">
            <text:p>2.37E+000</text:p>
          </table:table-cell>
          <table:table-cell table:number-columns-repeated="4"/>
        </table:table-row>
        <table:table-row table:style-name="ro2">
          <table:table-cell office:value-type="float" office:value="1.17495565">
            <text:p>1.17495565</text:p>
          </table:table-cell>
          <table:table-cell office:value-type="float" office:value="6.73493255">
            <text:p>6.73493255</text:p>
          </table:table-cell>
          <table:table-cell office:value-type="float" office:value="2.392923">
            <text:p>2.39E+000</text:p>
          </table:table-cell>
          <table:table-cell table:number-columns-repeated="4"/>
        </table:table-row>
        <table:table-row table:style-name="ro2">
          <table:table-cell office:value-type="float" office:value="1.17809725">
            <text:p>1.17809725</text:p>
          </table:table-cell>
          <table:table-cell office:value-type="float" office:value="6.71657625">
            <text:p>6.71657625</text:p>
          </table:table-cell>
          <table:table-cell office:value-type="float" office:value="2.414214">
            <text:p>2.41E+000</text:p>
          </table:table-cell>
          <table:table-cell table:number-columns-repeated="4"/>
        </table:table-row>
        <table:table-row table:style-name="ro2">
          <table:table-cell office:value-type="float" office:value="1.18123884">
            <text:p>1.18123884</text:p>
          </table:table-cell>
          <table:table-cell office:value-type="float" office:value="6.6983165">
            <text:p>6.6983165</text:p>
          </table:table-cell>
          <table:table-cell office:value-type="float" office:value="2.43583">
            <text:p>2.44E+000</text:p>
          </table:table-cell>
          <table:table-cell table:number-columns-repeated="4"/>
        </table:table-row>
        <table:table-row table:style-name="ro2">
          <table:table-cell office:value-type="float" office:value="1.18438043">
            <text:p>1.18438043</text:p>
          </table:table-cell>
          <table:table-cell office:value-type="float" office:value="6.68015255">
            <text:p>6.68015255</text:p>
          </table:table-cell>
          <table:table-cell office:value-type="float" office:value="2.457779">
            <text:p>2.46E+000</text:p>
          </table:table-cell>
          <table:table-cell table:number-columns-repeated="4"/>
        </table:table-row>
        <table:table-row table:style-name="ro2">
          <table:table-cell office:value-type="float" office:value="1.18752202">
            <text:p>1.18752202</text:p>
          </table:table-cell>
          <table:table-cell office:value-type="float" office:value="6.66208362">
            <text:p>6.66208362</text:p>
          </table:table-cell>
          <table:table-cell office:value-type="float" office:value="2.48007">
            <text:p>2.48E+000</text:p>
          </table:table-cell>
          <table:table-cell table:number-columns-repeated="4"/>
        </table:table-row>
        <table:table-row table:style-name="ro2">
          <table:table-cell office:value-type="float" office:value="1.19066362">
            <text:p>1.19066362</text:p>
          </table:table-cell>
          <table:table-cell office:value-type="float" office:value="6.64410898">
            <text:p>6.64410898</text:p>
          </table:table-cell>
          <table:table-cell office:value-type="float" office:value="2.502712">
            <text:p>2.50E+000</text:p>
          </table:table-cell>
          <table:table-cell table:number-columns-repeated="4"/>
        </table:table-row>
        <table:table-row table:style-name="ro2">
          <table:table-cell office:value-type="float" office:value="1.19380521">
            <text:p>1.19380521</text:p>
          </table:table-cell>
          <table:table-cell office:value-type="float" office:value="6.62622787">
            <text:p>6.62622787</text:p>
          </table:table-cell>
          <table:table-cell office:value-type="float" office:value="2.525712">
            <text:p>2.53E+000</text:p>
          </table:table-cell>
          <table:table-cell table:number-columns-repeated="4"/>
        </table:table-row>
        <table:table-row table:style-name="ro2">
          <table:table-cell office:value-type="float" office:value="1.1969468">
            <text:p>1.1969468</text:p>
          </table:table-cell>
          <table:table-cell office:value-type="float" office:value="6.60843956">
            <text:p>6.60843956</text:p>
          </table:table-cell>
          <table:table-cell office:value-type="float" office:value="2.54908">
            <text:p>2.55E+000</text:p>
          </table:table-cell>
          <table:table-cell table:number-columns-repeated="4"/>
        </table:table-row>
        <table:table-row table:style-name="ro2">
          <table:table-cell office:value-type="float" office:value="1.20008839">
            <text:p>1.20008839</text:p>
          </table:table-cell>
          <table:table-cell office:value-type="float" office:value="6.59074332">
            <text:p>6.59074332</text:p>
          </table:table-cell>
          <table:table-cell office:value-type="float" office:value="2.572825">
            <text:p>2.57E+000</text:p>
          </table:table-cell>
          <table:table-cell table:number-columns-repeated="4"/>
        </table:table-row>
        <table:table-row table:style-name="ro2">
          <table:table-cell office:value-type="float" office:value="1.20322999">
            <text:p>1.20322999</text:p>
          </table:table-cell>
          <table:table-cell office:value-type="float" office:value="6.57313842">
            <text:p>6.57313842</text:p>
          </table:table-cell>
          <table:table-cell office:value-type="float" office:value="2.596957">
            <text:p>2.60E+000</text:p>
          </table:table-cell>
          <table:table-cell table:number-columns-repeated="4"/>
        </table:table-row>
        <table:table-row table:style-name="ro2">
          <table:table-cell office:value-type="float" office:value="1.20637158">
            <text:p>1.20637158</text:p>
          </table:table-cell>
          <table:table-cell office:value-type="float" office:value="6.55562416">
            <text:p>6.55562416</text:p>
          </table:table-cell>
          <table:table-cell office:value-type="float" office:value="2.621487">
            <text:p>2.62E+000</text:p>
          </table:table-cell>
          <table:table-cell table:number-columns-repeated="4"/>
        </table:table-row>
        <table:table-row table:style-name="ro2">
          <table:table-cell office:value-type="float" office:value="1.20951317">
            <text:p>1.20951317</text:p>
          </table:table-cell>
          <table:table-cell office:value-type="float" office:value="6.53819983">
            <text:p>6.53819983</text:p>
          </table:table-cell>
          <table:table-cell office:value-type="float" office:value="2.646423">
            <text:p>2.65E+000</text:p>
          </table:table-cell>
          <table:table-cell table:number-columns-repeated="4"/>
        </table:table-row>
        <table:table-row table:style-name="ro2">
          <table:table-cell office:value-type="float" office:value="1.21265476">
            <text:p>1.21265476</text:p>
          </table:table-cell>
          <table:table-cell office:value-type="float" office:value="6.52086473">
            <text:p>6.52086473</text:p>
          </table:table-cell>
          <table:table-cell office:value-type="float" office:value="2.671778">
            <text:p>2.67E+000</text:p>
          </table:table-cell>
          <table:table-cell table:number-columns-repeated="4"/>
        </table:table-row>
        <table:table-row table:style-name="ro2">
          <table:table-cell office:value-type="float" office:value="1.21579636">
            <text:p>1.21579636</text:p>
          </table:table-cell>
          <table:table-cell office:value-type="float" office:value="6.50361816">
            <text:p>6.50361816</text:p>
          </table:table-cell>
          <table:table-cell office:value-type="float" office:value="2.697562">
            <text:p>2.70E+000</text:p>
          </table:table-cell>
          <table:table-cell table:number-columns-repeated="4"/>
        </table:table-row>
        <table:table-row table:style-name="ro2">
          <table:table-cell office:value-type="float" office:value="1.21893795">
            <text:p>1.21893795</text:p>
          </table:table-cell>
          <table:table-cell office:value-type="float" office:value="6.48645944">
            <text:p>6.48645944</text:p>
          </table:table-cell>
          <table:table-cell office:value-type="float" office:value="2.723787">
            <text:p>2.72E+000</text:p>
          </table:table-cell>
          <table:table-cell table:number-columns-repeated="4"/>
        </table:table-row>
        <table:table-row table:style-name="ro2">
          <table:table-cell office:value-type="float" office:value="1.22207954">
            <text:p>1.22207954</text:p>
          </table:table-cell>
          <table:table-cell office:value-type="float" office:value="6.4693879">
            <text:p>6.4693879</text:p>
          </table:table-cell>
          <table:table-cell office:value-type="float" office:value="2.750464">
            <text:p>2.75E+000</text:p>
          </table:table-cell>
          <table:table-cell table:number-columns-repeated="4"/>
        </table:table-row>
        <table:table-row table:style-name="ro2">
          <table:table-cell office:value-type="float" office:value="1.22522113">
            <text:p>1.22522113</text:p>
          </table:table-cell>
          <table:table-cell office:value-type="float" office:value="6.45240286">
            <text:p>6.45240286</text:p>
          </table:table-cell>
          <table:table-cell office:value-type="float" office:value="2.777607">
            <text:p>2.78E+000</text:p>
          </table:table-cell>
          <table:table-cell table:number-columns-repeated="4"/>
        </table:table-row>
        <table:table-row table:style-name="ro2">
          <table:table-cell office:value-type="float" office:value="1.22836273">
            <text:p>1.22836273</text:p>
          </table:table-cell>
          <table:table-cell office:value-type="float" office:value="6.43550366">
            <text:p>6.43550366</text:p>
          </table:table-cell>
          <table:table-cell office:value-type="float" office:value="2.805227">
            <text:p>2.81E+000</text:p>
          </table:table-cell>
          <table:table-cell table:number-columns-repeated="4"/>
        </table:table-row>
        <table:table-row table:style-name="ro2">
          <table:table-cell office:value-type="float" office:value="1.23150432">
            <text:p>1.23150432</text:p>
          </table:table-cell>
          <table:table-cell office:value-type="float" office:value="6.41868964">
            <text:p>6.41868964</text:p>
          </table:table-cell>
          <table:table-cell office:value-type="float" office:value="2.833339">
            <text:p>2.83E+000</text:p>
          </table:table-cell>
          <table:table-cell table:number-columns-repeated="4"/>
        </table:table-row>
        <table:table-row table:style-name="ro2">
          <table:table-cell office:value-type="float" office:value="1.23464591">
            <text:p>1.23464591</text:p>
          </table:table-cell>
          <table:table-cell office:value-type="float" office:value="6.40196015">
            <text:p>6.40196015</text:p>
          </table:table-cell>
          <table:table-cell office:value-type="float" office:value="2.861955">
            <text:p>2.86E+000</text:p>
          </table:table-cell>
          <table:table-cell table:number-columns-repeated="4"/>
        </table:table-row>
        <table:table-row table:style-name="ro2">
          <table:table-cell office:value-type="float" office:value="1.23778751">
            <text:p>1.23778751</text:p>
          </table:table-cell>
          <table:table-cell office:value-type="float" office:value="6.38531455">
            <text:p>6.38531455</text:p>
          </table:table-cell>
          <table:table-cell office:value-type="float" office:value="2.891091">
            <text:p>2.89E+000</text:p>
          </table:table-cell>
          <table:table-cell table:number-columns-repeated="4"/>
        </table:table-row>
        <table:table-row table:style-name="ro2">
          <table:table-cell office:value-type="float" office:value="1.2409291">
            <text:p>1.2409291</text:p>
          </table:table-cell>
          <table:table-cell office:value-type="float" office:value="6.36875221">
            <text:p>6.36875221</text:p>
          </table:table-cell>
          <table:table-cell office:value-type="float" office:value="2.920761">
            <text:p>2.92E+000</text:p>
          </table:table-cell>
          <table:table-cell table:number-columns-repeated="4"/>
        </table:table-row>
        <table:table-row table:style-name="ro2">
          <table:table-cell office:value-type="float" office:value="1.24407069">
            <text:p>1.24407069</text:p>
          </table:table-cell>
          <table:table-cell office:value-type="float" office:value="6.35227248">
            <text:p>6.35227248</text:p>
          </table:table-cell>
          <table:table-cell office:value-type="float" office:value="2.95098">
            <text:p>2.95E+000</text:p>
          </table:table-cell>
          <table:table-cell table:number-columns-repeated="4"/>
        </table:table-row>
        <table:table-row table:style-name="ro2">
          <table:table-cell office:value-type="float" office:value="1.24721228">
            <text:p>1.24721228</text:p>
          </table:table-cell>
          <table:table-cell office:value-type="float" office:value="6.33587474">
            <text:p>6.33587474</text:p>
          </table:table-cell>
          <table:table-cell office:value-type="float" office:value="2.981765">
            <text:p>2.98E+000</text:p>
          </table:table-cell>
          <table:table-cell table:number-columns-repeated="4"/>
        </table:table-row>
        <table:table-row table:style-name="ro2">
          <table:table-cell office:value-type="float" office:value="1.25035388">
            <text:p>1.25035388</text:p>
          </table:table-cell>
          <table:table-cell office:value-type="float" office:value="6.31955839">
            <text:p>6.31955839</text:p>
          </table:table-cell>
          <table:table-cell office:value-type="float" office:value="3.013133">
            <text:p>3.01E+000</text:p>
          </table:table-cell>
          <table:table-cell table:number-columns-repeated="4"/>
        </table:table-row>
        <table:table-row table:style-name="ro2">
          <table:table-cell office:value-type="float" office:value="1.25349547">
            <text:p>1.25349547</text:p>
          </table:table-cell>
          <table:table-cell office:value-type="float" office:value="6.3033228">
            <text:p>6.3033228</text:p>
          </table:table-cell>
          <table:table-cell office:value-type="float" office:value="3.045099">
            <text:p>3.05E+000</text:p>
          </table:table-cell>
          <table:table-cell table:number-columns-repeated="4"/>
        </table:table-row>
        <table:table-row table:style-name="ro2">
          <table:table-cell office:value-type="float" office:value="1.25663706">
            <text:p>1.25663706</text:p>
          </table:table-cell>
          <table:table-cell office:value-type="float" office:value="6.28716736">
            <text:p>6.28716736</text:p>
          </table:table-cell>
          <table:table-cell office:value-type="float" office:value="3.077684">
            <text:p>3.08E+000</text:p>
          </table:table-cell>
          <table:table-cell table:number-columns-repeated="4"/>
        </table:table-row>
        <table:table-row table:style-name="ro2">
          <table:table-cell office:value-type="float" office:value="1.25977865">
            <text:p>1.25977865</text:p>
          </table:table-cell>
          <table:table-cell office:value-type="float" office:value="6.27109149">
            <text:p>6.27109149</text:p>
          </table:table-cell>
          <table:table-cell office:value-type="float" office:value="3.110904">
            <text:p>3.11E+000</text:p>
          </table:table-cell>
          <table:table-cell table:number-columns-repeated="4"/>
        </table:table-row>
        <table:table-row table:style-name="ro2">
          <table:table-cell office:value-type="float" office:value="1.26292025">
            <text:p>1.26292025</text:p>
          </table:table-cell>
          <table:table-cell office:value-type="float" office:value="6.25509458">
            <text:p>6.25509458</text:p>
          </table:table-cell>
          <table:table-cell office:value-type="float" office:value="3.14478">
            <text:p>3.14E+000</text:p>
          </table:table-cell>
          <table:table-cell table:number-columns-repeated="4"/>
        </table:table-row>
        <table:table-row table:style-name="ro2">
          <table:table-cell office:value-type="float" office:value="1.26606184">
            <text:p>1.26606184</text:p>
          </table:table-cell>
          <table:table-cell office:value-type="float" office:value="6.23917605">
            <text:p>6.23917605</text:p>
          </table:table-cell>
          <table:table-cell office:value-type="float" office:value="3.179333">
            <text:p>3.18E+000</text:p>
          </table:table-cell>
          <table:table-cell table:number-columns-repeated="4"/>
        </table:table-row>
        <table:table-row table:style-name="ro2">
          <table:table-cell office:value-type="float" office:value="1.26920343">
            <text:p>1.26920343</text:p>
          </table:table-cell>
          <table:table-cell office:value-type="float" office:value="6.22333531">
            <text:p>6.22333531</text:p>
          </table:table-cell>
          <table:table-cell office:value-type="float" office:value="3.214582">
            <text:p>3.21E+000</text:p>
          </table:table-cell>
          <table:table-cell table:number-columns-repeated="4"/>
        </table:table-row>
        <table:table-row table:style-name="ro2">
          <table:table-cell office:value-type="float" office:value="1.27234502">
            <text:p>1.27234502</text:p>
          </table:table-cell>
          <table:table-cell office:value-type="float" office:value="6.20757179">
            <text:p>6.20757179</text:p>
          </table:table-cell>
          <table:table-cell office:value-type="float" office:value="3.250551">
            <text:p>3.25E+000</text:p>
          </table:table-cell>
          <table:table-cell table:number-columns-repeated="4"/>
        </table:table-row>
        <table:table-row table:style-name="ro2">
          <table:table-cell office:value-type="float" office:value="1.27548662">
            <text:p>1.27548662</text:p>
          </table:table-cell>
          <table:table-cell office:value-type="float" office:value="6.19188492">
            <text:p>6.19188492</text:p>
          </table:table-cell>
          <table:table-cell office:value-type="float" office:value="3.287262">
            <text:p>3.29E+000</text:p>
          </table:table-cell>
          <table:table-cell table:number-columns-repeated="4"/>
        </table:table-row>
        <table:table-row table:style-name="ro2">
          <table:table-cell office:value-type="float" office:value="1.27862821">
            <text:p>1.27862821</text:p>
          </table:table-cell>
          <table:table-cell office:value-type="float" office:value="6.17627414">
            <text:p>6.17627414</text:p>
          </table:table-cell>
          <table:table-cell office:value-type="float" office:value="3.324739">
            <text:p>3.32E+000</text:p>
          </table:table-cell>
          <table:table-cell table:number-columns-repeated="4"/>
        </table:table-row>
        <table:table-row table:style-name="ro2">
          <table:table-cell office:value-type="float" office:value="1.2817698">
            <text:p>1.2817698</text:p>
          </table:table-cell>
          <table:table-cell office:value-type="float" office:value="6.16073887">
            <text:p>6.16073887</text:p>
          </table:table-cell>
          <table:table-cell office:value-type="float" office:value="3.363007">
            <text:p>3.36E+000</text:p>
          </table:table-cell>
          <table:table-cell table:number-columns-repeated="4"/>
        </table:table-row>
        <table:table-row table:style-name="ro2">
          <table:table-cell office:value-type="float" office:value="1.2849114">
            <text:p>1.2849114</text:p>
          </table:table-cell>
          <table:table-cell office:value-type="float" office:value="6.14527857">
            <text:p>6.14527857</text:p>
          </table:table-cell>
          <table:table-cell office:value-type="float" office:value="3.402093">
            <text:p>3.40E+000</text:p>
          </table:table-cell>
          <table:table-cell table:number-columns-repeated="4"/>
        </table:table-row>
        <table:table-row table:style-name="ro2">
          <table:table-cell office:value-type="float" office:value="1.28805299">
            <text:p>1.28805299</text:p>
          </table:table-cell>
          <table:table-cell office:value-type="float" office:value="6.1298927">
            <text:p>6.1298927</text:p>
          </table:table-cell>
          <table:table-cell office:value-type="float" office:value="3.442023">
            <text:p>3.44E+000</text:p>
          </table:table-cell>
          <table:table-cell table:number-columns-repeated="4"/>
        </table:table-row>
        <table:table-row table:style-name="ro2">
          <table:table-cell office:value-type="float" office:value="1.29119458">
            <text:p>1.29119458</text:p>
          </table:table-cell>
          <table:table-cell office:value-type="float" office:value="6.1145807">
            <text:p>6.1145807</text:p>
          </table:table-cell>
          <table:table-cell office:value-type="float" office:value="3.482826">
            <text:p>3.48E+000</text:p>
          </table:table-cell>
          <table:table-cell table:number-columns-repeated="4"/>
        </table:table-row>
        <table:table-row table:style-name="ro2">
          <table:table-cell office:value-type="float" office:value="1.29433617">
            <text:p>1.29433617</text:p>
          </table:table-cell>
          <table:table-cell office:value-type="float" office:value="6.09934204">
            <text:p>6.09934204</text:p>
          </table:table-cell>
          <table:table-cell office:value-type="float" office:value="3.524531">
            <text:p>3.52E+000</text:p>
          </table:table-cell>
          <table:table-cell table:number-columns-repeated="4"/>
        </table:table-row>
        <table:table-row table:style-name="ro2">
          <table:table-cell office:value-type="float" office:value="1.29747777">
            <text:p>1.29747777</text:p>
          </table:table-cell>
          <table:table-cell office:value-type="float" office:value="6.08417618">
            <text:p>6.08417618</text:p>
          </table:table-cell>
          <table:table-cell office:value-type="float" office:value="3.567171">
            <text:p>3.57E+000</text:p>
          </table:table-cell>
          <table:table-cell table:number-columns-repeated="4"/>
        </table:table-row>
        <table:table-row table:style-name="ro2">
          <table:table-cell office:value-type="float" office:value="1.30061936">
            <text:p>1.30061936</text:p>
          </table:table-cell>
          <table:table-cell office:value-type="float" office:value="6.0690826">
            <text:p>6.0690826</text:p>
          </table:table-cell>
          <table:table-cell office:value-type="float" office:value="3.610777">
            <text:p>3.61E+000</text:p>
          </table:table-cell>
          <table:table-cell table:number-columns-repeated="4"/>
        </table:table-row>
        <table:table-row table:style-name="ro2">
          <table:table-cell office:value-type="float" office:value="1.30376095">
            <text:p>1.30376095</text:p>
          </table:table-cell>
          <table:table-cell office:value-type="float" office:value="6.05406078">
            <text:p>6.05406078</text:p>
          </table:table-cell>
          <table:table-cell office:value-type="float" office:value="3.655384">
            <text:p>3.66E+000</text:p>
          </table:table-cell>
          <table:table-cell table:number-columns-repeated="4"/>
        </table:table-row>
        <table:table-row table:style-name="ro2">
          <table:table-cell office:value-type="float" office:value="1.30690254">
            <text:p>1.30690254</text:p>
          </table:table-cell>
          <table:table-cell office:value-type="float" office:value="6.03911019">
            <text:p>6.03911019</text:p>
          </table:table-cell>
          <table:table-cell office:value-type="float" office:value="3.701028">
            <text:p>3.70E+000</text:p>
          </table:table-cell>
          <table:table-cell table:number-columns-repeated="4"/>
        </table:table-row>
        <table:table-row table:style-name="ro2">
          <table:table-cell office:value-type="float" office:value="1.31004414">
            <text:p>1.31004414</text:p>
          </table:table-cell>
          <table:table-cell office:value-type="float" office:value="6.02423033">
            <text:p>6.02423033</text:p>
          </table:table-cell>
          <table:table-cell office:value-type="float" office:value="3.747745">
            <text:p>3.75E+000</text:p>
          </table:table-cell>
          <table:table-cell table:number-columns-repeated="4"/>
        </table:table-row>
        <table:table-row table:style-name="ro2">
          <table:table-cell office:value-type="float" office:value="1.31318573">
            <text:p>1.31318573</text:p>
          </table:table-cell>
          <table:table-cell office:value-type="float" office:value="6.00942069">
            <text:p>6.00942069</text:p>
          </table:table-cell>
          <table:table-cell office:value-type="float" office:value="3.795575">
            <text:p>3.80E+000</text:p>
          </table:table-cell>
          <table:table-cell table:number-columns-repeated="4"/>
        </table:table-row>
        <table:table-row table:style-name="ro2">
          <table:table-cell office:value-type="float" office:value="1.31632732">
            <text:p>1.31632732</text:p>
          </table:table-cell>
          <table:table-cell office:value-type="float" office:value="5.99468076">
            <text:p>5.99468076</text:p>
          </table:table-cell>
          <table:table-cell office:value-type="float" office:value="3.84456">
            <text:p>3.84E+000</text:p>
          </table:table-cell>
          <table:table-cell table:number-columns-repeated="4"/>
        </table:table-row>
        <table:table-row table:style-name="ro2">
          <table:table-cell office:value-type="float" office:value="1.31946891">
            <text:p>1.31946891</text:p>
          </table:table-cell>
          <table:table-cell office:value-type="float" office:value="5.98001005">
            <text:p>5.98001005</text:p>
          </table:table-cell>
          <table:table-cell office:value-type="float" office:value="3.894743">
            <text:p>3.89E+000</text:p>
          </table:table-cell>
          <table:table-cell table:number-columns-repeated="4"/>
        </table:table-row>
        <table:table-row table:style-name="ro2">
          <table:table-cell office:value-type="float" office:value="1.32261051">
            <text:p>1.32261051</text:p>
          </table:table-cell>
          <table:table-cell office:value-type="float" office:value="5.96540805">
            <text:p>5.96540805</text:p>
          </table:table-cell>
          <table:table-cell office:value-type="float" office:value="3.946169">
            <text:p>3.95E+000</text:p>
          </table:table-cell>
          <table:table-cell table:number-columns-repeated="4"/>
        </table:table-row>
        <table:table-row table:style-name="ro2">
          <table:table-cell office:value-type="float" office:value="1.3257521">
            <text:p>1.3257521</text:p>
          </table:table-cell>
          <table:table-cell office:value-type="float" office:value="5.9508743">
            <text:p>5.9508743</text:p>
          </table:table-cell>
          <table:table-cell office:value-type="float" office:value="3.998886">
            <text:p>4.00E+000</text:p>
          </table:table-cell>
          <table:table-cell table:number-columns-repeated="4"/>
        </table:table-row>
        <table:table-row table:style-name="ro2">
          <table:table-cell office:value-type="float" office:value="1.32889369">
            <text:p>1.32889369</text:p>
          </table:table-cell>
          <table:table-cell office:value-type="float" office:value="5.93640829">
            <text:p>5.93640829</text:p>
          </table:table-cell>
          <table:table-cell office:value-type="float" office:value="4.052944">
            <text:p>4.05E+000</text:p>
          </table:table-cell>
          <table:table-cell table:number-columns-repeated="4"/>
        </table:table-row>
        <table:table-row table:style-name="ro2">
          <table:table-cell office:value-type="float" office:value="1.33203529">
            <text:p>1.33203529</text:p>
          </table:table-cell>
          <table:table-cell office:value-type="float" office:value="5.92200955">
            <text:p>5.92200955</text:p>
          </table:table-cell>
          <table:table-cell office:value-type="float" office:value="4.108397">
            <text:p>4.11E+000</text:p>
          </table:table-cell>
          <table:table-cell table:number-columns-repeated="4"/>
        </table:table-row>
        <table:table-row table:style-name="ro2">
          <table:table-cell office:value-type="float" office:value="1.33517688">
            <text:p>1.33517688</text:p>
          </table:table-cell>
          <table:table-cell office:value-type="float" office:value="5.90767761">
            <text:p>5.90767761</text:p>
          </table:table-cell>
          <table:table-cell office:value-type="float" office:value="4.1653">
            <text:p>4.17E+000</text:p>
          </table:table-cell>
          <table:table-cell table:number-columns-repeated="4"/>
        </table:table-row>
        <table:table-row table:style-name="ro2">
          <table:table-cell office:value-type="float" office:value="1.33831847">
            <text:p>1.33831847</text:p>
          </table:table-cell>
          <table:table-cell office:value-type="float" office:value="5.89341199">
            <text:p>5.89341199</text:p>
          </table:table-cell>
          <table:table-cell office:value-type="float" office:value="4.223712">
            <text:p>4.22E+000</text:p>
          </table:table-cell>
          <table:table-cell table:number-columns-repeated="4"/>
        </table:table-row>
        <table:table-row table:style-name="ro2">
          <table:table-cell office:value-type="float" office:value="1.34146006">
            <text:p>1.34146006</text:p>
          </table:table-cell>
          <table:table-cell office:value-type="float" office:value="5.87921223">
            <text:p>5.87921223</text:p>
          </table:table-cell>
          <table:table-cell office:value-type="float" office:value="4.283695">
            <text:p>4.28E+000</text:p>
          </table:table-cell>
          <table:table-cell table:number-columns-repeated="4"/>
        </table:table-row>
        <table:table-row table:style-name="ro2">
          <table:table-cell office:value-type="float" office:value="1.34460166">
            <text:p>1.34460166</text:p>
          </table:table-cell>
          <table:table-cell office:value-type="float" office:value="5.86507786">
            <text:p>5.86507786</text:p>
          </table:table-cell>
          <table:table-cell office:value-type="float" office:value="4.345314">
            <text:p>4.35E+000</text:p>
          </table:table-cell>
          <table:table-cell table:number-columns-repeated="4"/>
        </table:table-row>
        <table:table-row table:style-name="ro2">
          <table:table-cell office:value-type="float" office:value="1.34774325">
            <text:p>1.34774325</text:p>
          </table:table-cell>
          <table:table-cell office:value-type="float" office:value="5.85100844">
            <text:p>5.85100844</text:p>
          </table:table-cell>
          <table:table-cell office:value-type="float" office:value="4.408639">
            <text:p>4.41E+000</text:p>
          </table:table-cell>
          <table:table-cell table:number-columns-repeated="4"/>
        </table:table-row>
        <table:table-row table:style-name="ro2">
          <table:table-cell office:value-type="float" office:value="1.35088484">
            <text:p>1.35088484</text:p>
          </table:table-cell>
          <table:table-cell office:value-type="float" office:value="5.8370035">
            <text:p>5.8370035</text:p>
          </table:table-cell>
          <table:table-cell office:value-type="float" office:value="4.473743">
            <text:p>4.47E+000</text:p>
          </table:table-cell>
          <table:table-cell table:number-columns-repeated="4"/>
        </table:table-row>
        <table:table-row table:style-name="ro2">
          <table:table-cell office:value-type="float" office:value="1.35402643">
            <text:p>1.35402643</text:p>
          </table:table-cell>
          <table:table-cell office:value-type="float" office:value="5.82306259">
            <text:p>5.82306259</text:p>
          </table:table-cell>
          <table:table-cell office:value-type="float" office:value="4.540703">
            <text:p>4.54E+000</text:p>
          </table:table-cell>
          <table:table-cell table:number-columns-repeated="4"/>
        </table:table-row>
        <table:table-row table:style-name="ro2">
          <table:table-cell office:value-type="float" office:value="1.35716803">
            <text:p>1.35716803</text:p>
          </table:table-cell>
          <table:table-cell office:value-type="float" office:value="5.80918528">
            <text:p>5.80918528</text:p>
          </table:table-cell>
          <table:table-cell office:value-type="float" office:value="4.609601">
            <text:p>4.61E+000</text:p>
          </table:table-cell>
          <table:table-cell table:number-columns-repeated="4"/>
        </table:table-row>
        <table:table-row table:style-name="ro2">
          <table:table-cell office:value-type="float" office:value="1.36030962">
            <text:p>1.36030962</text:p>
          </table:table-cell>
          <table:table-cell office:value-type="float" office:value="5.79537112">
            <text:p>5.79537112</text:p>
          </table:table-cell>
          <table:table-cell office:value-type="float" office:value="4.680523">
            <text:p>4.68E+000</text:p>
          </table:table-cell>
          <table:table-cell table:number-columns-repeated="4"/>
        </table:table-row>
        <table:table-row table:style-name="ro2">
          <table:table-cell office:value-type="float" office:value="1.36345121">
            <text:p>1.36345121</text:p>
          </table:table-cell>
          <table:table-cell office:value-type="float" office:value="5.78161967">
            <text:p>5.78161967</text:p>
          </table:table-cell>
          <table:table-cell office:value-type="float" office:value="4.753563">
            <text:p>4.75E+000</text:p>
          </table:table-cell>
          <table:table-cell table:number-columns-repeated="4"/>
        </table:table-row>
        <table:table-row table:style-name="ro2">
          <table:table-cell office:value-type="float" office:value="1.3665928">
            <text:p>1.3665928</text:p>
          </table:table-cell>
          <table:table-cell office:value-type="float" office:value="5.76793051">
            <text:p>5.76793051</text:p>
          </table:table-cell>
          <table:table-cell office:value-type="float" office:value="4.828817">
            <text:p>4.83E+000</text:p>
          </table:table-cell>
          <table:table-cell table:number-columns-repeated="4"/>
        </table:table-row>
        <table:table-row table:style-name="ro2">
          <table:table-cell office:value-type="float" office:value="1.3697344">
            <text:p>1.3697344</text:p>
          </table:table-cell>
          <table:table-cell office:value-type="float" office:value="5.7543032">
            <text:p>5.7543032</text:p>
          </table:table-cell>
          <table:table-cell office:value-type="float" office:value="4.90639">
            <text:p>4.91E+000</text:p>
          </table:table-cell>
          <table:table-cell table:number-columns-repeated="4"/>
        </table:table-row>
        <table:table-row table:style-name="ro2">
          <table:table-cell office:value-type="float" office:value="1.37287599">
            <text:p>1.37287599</text:p>
          </table:table-cell>
          <table:table-cell office:value-type="float" office:value="5.74073731">
            <text:p>5.74073731</text:p>
          </table:table-cell>
          <table:table-cell office:value-type="float" office:value="4.986391">
            <text:p>4.99E+000</text:p>
          </table:table-cell>
          <table:table-cell table:number-columns-repeated="4"/>
        </table:table-row>
        <table:table-row table:style-name="ro2">
          <table:table-cell office:value-type="float" office:value="1.37601758">
            <text:p>1.37601758</text:p>
          </table:table-cell>
          <table:table-cell office:value-type="float" office:value="5.72723243">
            <text:p>5.72723243</text:p>
          </table:table-cell>
          <table:table-cell office:value-type="float" office:value="5.068939">
            <text:p>5.07E+000</text:p>
          </table:table-cell>
          <table:table-cell table:number-columns-repeated="4"/>
        </table:table-row>
        <table:table-row table:style-name="ro2">
          <table:table-cell office:value-type="float" office:value="1.37915917">
            <text:p>1.37915917</text:p>
          </table:table-cell>
          <table:table-cell office:value-type="float" office:value="5.71378815">
            <text:p>5.71378815</text:p>
          </table:table-cell>
          <table:table-cell office:value-type="float" office:value="5.154159">
            <text:p>5.15E+000</text:p>
          </table:table-cell>
          <table:table-cell table:number-columns-repeated="4"/>
        </table:table-row>
        <table:table-row table:style-name="ro2">
          <table:table-cell office:value-type="float" office:value="1.38230077">
            <text:p>1.38230077</text:p>
          </table:table-cell>
          <table:table-cell office:value-type="float" office:value="5.70040404">
            <text:p>5.70040404</text:p>
          </table:table-cell>
          <table:table-cell office:value-type="float" office:value="5.242184">
            <text:p>5.24E+000</text:p>
          </table:table-cell>
          <table:table-cell table:number-columns-repeated="4"/>
        </table:table-row>
        <table:table-row table:style-name="ro2">
          <table:table-cell office:value-type="float" office:value="1.38544236">
            <text:p>1.38544236</text:p>
          </table:table-cell>
          <table:table-cell office:value-type="float" office:value="5.68707969">
            <text:p>5.68707969</text:p>
          </table:table-cell>
          <table:table-cell office:value-type="float" office:value="5.333156">
            <text:p>5.33E+000</text:p>
          </table:table-cell>
          <table:table-cell table:number-columns-repeated="4"/>
        </table:table-row>
        <table:table-row table:style-name="ro2">
          <table:table-cell office:value-type="float" office:value="1.38858395">
            <text:p>1.38858395</text:p>
          </table:table-cell>
          <table:table-cell office:value-type="float" office:value="5.67381471">
            <text:p>5.67381471</text:p>
          </table:table-cell>
          <table:table-cell office:value-type="float" office:value="5.427229">
            <text:p>5.43E+000</text:p>
          </table:table-cell>
          <table:table-cell table:number-columns-repeated="4"/>
        </table:table-row>
        <table:table-row table:style-name="ro2">
          <table:table-cell office:value-type="float" office:value="1.39172555">
            <text:p>1.39172555</text:p>
          </table:table-cell>
          <table:table-cell office:value-type="float" office:value="5.66060868">
            <text:p>5.66060868</text:p>
          </table:table-cell>
          <table:table-cell office:value-type="float" office:value="5.524566">
            <text:p>5.52E+000</text:p>
          </table:table-cell>
          <table:table-cell table:number-columns-repeated="4"/>
        </table:table-row>
        <table:table-row table:style-name="ro2">
          <table:table-cell office:value-type="float" office:value="1.39486714">
            <text:p>1.39486714</text:p>
          </table:table-cell>
          <table:table-cell office:value-type="float" office:value="5.64746122">
            <text:p>5.64746122</text:p>
          </table:table-cell>
          <table:table-cell office:value-type="float" office:value="5.625341">
            <text:p>5.63E+000</text:p>
          </table:table-cell>
          <table:table-cell table:number-columns-repeated="4"/>
        </table:table-row>
        <table:table-row table:style-name="ro2">
          <table:table-cell office:value-type="float" office:value="1.39800873">
            <text:p>1.39800873</text:p>
          </table:table-cell>
          <table:table-cell office:value-type="float" office:value="5.63437192">
            <text:p>5.63437192</text:p>
          </table:table-cell>
          <table:table-cell office:value-type="float" office:value="5.729742">
            <text:p>5.73E+000</text:p>
          </table:table-cell>
          <table:table-cell table:number-columns-repeated="4"/>
        </table:table-row>
        <table:table-row table:style-name="ro2">
          <table:table-cell office:value-type="float" office:value="1.40115032">
            <text:p>1.40115032</text:p>
          </table:table-cell>
          <table:table-cell office:value-type="float" office:value="5.6213404">
            <text:p>5.6213404</text:p>
          </table:table-cell>
          <table:table-cell office:value-type="float" office:value="5.83797">
            <text:p>5.84E+000</text:p>
          </table:table-cell>
          <table:table-cell table:number-columns-repeated="4"/>
        </table:table-row>
        <table:table-row table:style-name="ro2">
          <table:table-cell office:value-type="float" office:value="1.40429192">
            <text:p>1.40429192</text:p>
          </table:table-cell>
          <table:table-cell office:value-type="float" office:value="5.60836626">
            <text:p>5.60836626</text:p>
          </table:table-cell>
          <table:table-cell office:value-type="float" office:value="5.950243">
            <text:p>5.95E+000</text:p>
          </table:table-cell>
          <table:table-cell table:number-columns-repeated="4"/>
        </table:table-row>
        <table:table-row table:style-name="ro2">
          <table:table-cell office:value-type="float" office:value="1.40743351">
            <text:p>1.40743351</text:p>
          </table:table-cell>
          <table:table-cell office:value-type="float" office:value="5.59544912">
            <text:p>5.59544912</text:p>
          </table:table-cell>
          <table:table-cell office:value-type="float" office:value="6.066793">
            <text:p>6.07E+000</text:p>
          </table:table-cell>
          <table:table-cell table:number-columns-repeated="4"/>
        </table:table-row>
        <table:table-row table:style-name="ro2">
          <table:table-cell office:value-type="float" office:value="1.4105751">
            <text:p>1.4105751</text:p>
          </table:table-cell>
          <table:table-cell office:value-type="float" office:value="5.58258861">
            <text:p>5.58258861</text:p>
          </table:table-cell>
          <table:table-cell office:value-type="float" office:value="6.187872">
            <text:p>6.19E+000</text:p>
          </table:table-cell>
          <table:table-cell table:number-columns-repeated="4"/>
        </table:table-row>
        <table:table-row table:style-name="ro2">
          <table:table-cell office:value-type="float" office:value="1.41371669">
            <text:p>1.41371669</text:p>
          </table:table-cell>
          <table:table-cell office:value-type="float" office:value="5.56978434">
            <text:p>5.56978434</text:p>
          </table:table-cell>
          <table:table-cell office:value-type="float" office:value="6.313752">
            <text:p>6.31E+000</text:p>
          </table:table-cell>
          <table:table-cell table:number-columns-repeated="4"/>
        </table:table-row>
        <table:table-row table:style-name="ro2">
          <table:table-cell office:value-type="float" office:value="1.41685829">
            <text:p>1.41685829</text:p>
          </table:table-cell>
          <table:table-cell office:value-type="float" office:value="5.55703593">
            <text:p>5.55703593</text:p>
          </table:table-cell>
          <table:table-cell office:value-type="float" office:value="6.444726">
            <text:p>6.44E+000</text:p>
          </table:table-cell>
          <table:table-cell table:number-columns-repeated="4"/>
        </table:table-row>
        <table:table-row table:style-name="ro2">
          <table:table-cell office:value-type="float" office:value="1.41999988">
            <text:p>1.41999988</text:p>
          </table:table-cell>
          <table:table-cell office:value-type="float" office:value="5.54434302">
            <text:p>5.54434302</text:p>
          </table:table-cell>
          <table:table-cell office:value-type="float" office:value="6.581114">
            <text:p>6.58E+000</text:p>
          </table:table-cell>
          <table:table-cell table:number-columns-repeated="4"/>
        </table:table-row>
        <table:table-row table:style-name="ro2">
          <table:table-cell office:value-type="float" office:value="1.42314147">
            <text:p>1.42314147</text:p>
          </table:table-cell>
          <table:table-cell office:value-type="float" office:value="5.53170525">
            <text:p>5.53170525</text:p>
          </table:table-cell>
          <table:table-cell office:value-type="float" office:value="6.723261">
            <text:p>6.72E+000</text:p>
          </table:table-cell>
          <table:table-cell table:number-columns-repeated="4"/>
        </table:table-row>
        <table:table-row table:style-name="ro2">
          <table:table-cell office:value-type="float" office:value="1.42628306">
            <text:p>1.42628306</text:p>
          </table:table-cell>
          <table:table-cell office:value-type="float" office:value="5.51912224">
            <text:p>5.51912224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  <table:table-row table:style-name="ro2">
          <table:table-cell office:value-type="float" office:value="1.42942466">
            <text:p>1.42942466</text:p>
          </table:table-cell>
          <table:table-cell office:value-type="float" office:value="5.50659363">
            <text:p>5.50659363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1.43256625">
            <text:p>1.43256625</text:p>
          </table:table-cell>
          <table:table-cell office:value-type="float" office:value="5.49411907">
            <text:p>5.49411907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1.43570784">
            <text:p>1.43570784</text:p>
          </table:table-cell>
          <table:table-cell office:value-type="float" office:value="5.48169819">
            <text:p>5.48169819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1.43884944">
            <text:p>1.43884944</text:p>
          </table:table-cell>
          <table:table-cell office:value-type="float" office:value="5.46933066">
            <text:p>5.46933066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1.44199103">
            <text:p>1.44199103</text:p>
          </table:table-cell>
          <table:table-cell office:value-type="float" office:value="5.45701612">
            <text:p>5.45701612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1.44513262">
            <text:p>1.44513262</text:p>
          </table:table-cell>
          <table:table-cell office:value-type="float" office:value="5.44475422">
            <text:p>5.44475422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1.44827421">
            <text:p>1.44827421</text:p>
          </table:table-cell>
          <table:table-cell office:value-type="float" office:value="5.43254463">
            <text:p>5.43254463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1.45141581">
            <text:p>1.45141581</text:p>
          </table:table-cell>
          <table:table-cell office:value-type="float" office:value="5.42038699">
            <text:p>5.42038699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1.4545574">
            <text:p>1.4545574</text:p>
          </table:table-cell>
          <table:table-cell office:value-type="float" office:value="5.40828098">
            <text:p>5.40828098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1.45769899">
            <text:p>1.45769899</text:p>
          </table:table-cell>
          <table:table-cell office:value-type="float" office:value="5.39622627">
            <text:p>5.39622627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1.46084058">
            <text:p>1.46084058</text:p>
          </table:table-cell>
          <table:table-cell office:value-type="float" office:value="5.38422251">
            <text:p>5.38422251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1.46398218">
            <text:p>1.46398218</text:p>
          </table:table-cell>
          <table:table-cell office:value-type="float" office:value="5.37226938">
            <text:p>5.37226938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1.46712377">
            <text:p>1.46712377</text:p>
          </table:table-cell>
          <table:table-cell office:value-type="float" office:value="5.36036656">
            <text:p>5.36036656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1.47026536">
            <text:p>1.47026536</text:p>
          </table:table-cell>
          <table:table-cell office:value-type="float" office:value="5.34851372">
            <text:p>5.34851372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1.47340695">
            <text:p>1.47340695</text:p>
          </table:table-cell>
          <table:table-cell office:value-type="float" office:value="5.33671055">
            <text:p>5.33671055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1.47654855">
            <text:p>1.47654855</text:p>
          </table:table-cell>
          <table:table-cell office:value-type="float" office:value="5.32495672">
            <text:p>5.32495672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1.47969014">
            <text:p>1.47969014</text:p>
          </table:table-cell>
          <table:table-cell office:value-type="float" office:value="5.31325193">
            <text:p>5.31325193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1.48283173">
            <text:p>1.48283173</text:p>
          </table:table-cell>
          <table:table-cell office:value-type="float" office:value="5.30159585">
            <text:p>5.30159585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1.48597333">
            <text:p>1.48597333</text:p>
          </table:table-cell>
          <table:table-cell office:value-type="float" office:value="5.28998819">
            <text:p>5.28998819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1.48911492">
            <text:p>1.48911492</text:p>
          </table:table-cell>
          <table:table-cell office:value-type="float" office:value="5.27842863">
            <text:p>5.27842863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1.49225651">
            <text:p>1.49225651</text:p>
          </table:table-cell>
          <table:table-cell office:value-type="float" office:value="5.26691687">
            <text:p>5.26691687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1.4953981">
            <text:p>1.4953981</text:p>
          </table:table-cell>
          <table:table-cell office:value-type="float" office:value="5.25545261">
            <text:p>5.25545261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1.4985397">
            <text:p>1.4985397</text:p>
          </table:table-cell>
          <table:table-cell office:value-type="float" office:value="5.24403555">
            <text:p>5.24403555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1.50168129">
            <text:p>1.50168129</text:p>
          </table:table-cell>
          <table:table-cell office:value-type="float" office:value="5.23266539">
            <text:p>5.23266539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1.50482288">
            <text:p>1.50482288</text:p>
          </table:table-cell>
          <table:table-cell office:value-type="float" office:value="5.22134184">
            <text:p>5.22134184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1.50796447">
            <text:p>1.50796447</text:p>
          </table:table-cell>
          <table:table-cell office:value-type="float" office:value="5.21006461">
            <text:p>5.21006461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1.51110607">
            <text:p>1.51110607</text:p>
          </table:table-cell>
          <table:table-cell office:value-type="float" office:value="5.19883341">
            <text:p>5.19883341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1.51424766">
            <text:p>1.51424766</text:p>
          </table:table-cell>
          <table:table-cell office:value-type="float" office:value="5.18764795">
            <text:p>5.18764795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1.51738925">
            <text:p>1.51738925</text:p>
          </table:table-cell>
          <table:table-cell office:value-type="float" office:value="5.17650795">
            <text:p>5.17650795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1.52053084">
            <text:p>1.52053084</text:p>
          </table:table-cell>
          <table:table-cell office:value-type="float" office:value="5.16541312">
            <text:p>5.16541312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1.52367244">
            <text:p>1.52367244</text:p>
          </table:table-cell>
          <table:table-cell office:value-type="float" office:value="5.15436319">
            <text:p>5.15436319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1.52681403">
            <text:p>1.52681403</text:p>
          </table:table-cell>
          <table:table-cell office:value-type="float" office:value="5.14335788">
            <text:p>5.14335788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1.52995562">
            <text:p>1.52995562</text:p>
          </table:table-cell>
          <table:table-cell office:value-type="float" office:value="5.13239691">
            <text:p>5.13239691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1.53309721">
            <text:p>1.53309721</text:p>
          </table:table-cell>
          <table:table-cell office:value-type="float" office:value="5.12148002">
            <text:p>5.12148002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1.53623881">
            <text:p>1.53623881</text:p>
          </table:table-cell>
          <table:table-cell office:value-type="float" office:value="5.11060692">
            <text:p>5.11060692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1.5393804">
            <text:p>1.5393804</text:p>
          </table:table-cell>
          <table:table-cell office:value-type="float" office:value="5.09977736">
            <text:p>5.09977736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1.54252199">
            <text:p>1.54252199</text:p>
          </table:table-cell>
          <table:table-cell office:value-type="float" office:value="5.08899106">
            <text:p>5.08899106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1.54566359">
            <text:p>1.54566359</text:p>
          </table:table-cell>
          <table:table-cell office:value-type="float" office:value="5.07824776">
            <text:p>5.07824776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1.54880518">
            <text:p>1.54880518</text:p>
          </table:table-cell>
          <table:table-cell office:value-type="float" office:value="5.06754721">
            <text:p>5.06754721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1.55194677">
            <text:p>1.55194677</text:p>
          </table:table-cell>
          <table:table-cell office:value-type="float" office:value="5.05688913">
            <text:p>5.05688913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1.55508836">
            <text:p>1.55508836</text:p>
          </table:table-cell>
          <table:table-cell office:value-type="float" office:value="5.04627328">
            <text:p>5.04627328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1.55822996">
            <text:p>1.55822996</text:p>
          </table:table-cell>
          <table:table-cell office:value-type="float" office:value="5.03569939">
            <text:p>5.03569939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1.56137155">
            <text:p>1.56137155</text:p>
          </table:table-cell>
          <table:table-cell office:value-type="float" office:value="5.02516722">
            <text:p>5.02516722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1.56451314">
            <text:p>1.56451314</text:p>
          </table:table-cell>
          <table:table-cell office:value-type="float" office:value="5.01467651">
            <text:p>5.01467651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1.56765473">
            <text:p>1.56765473</text:p>
          </table:table-cell>
          <table:table-cell office:value-type="float" office:value="5.00422701">
            <text:p>5.00422701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1.57079633">
            <text:p>1.57079633</text:p>
          </table:table-cell>
          <table:table-cell office:value-type="float" office:value="-4.99381848">
            <text:p>-4.99381848</text:p>
          </table:table-cell>
          <table:table-cell office:value-type="float" office:value="6.218431E+015">
            <text:p>6.22E+015</text:p>
          </table:table-cell>
          <table:table-cell table:number-columns-repeated="4"/>
        </table:table-row>
        <table:table-row table:style-name="ro2">
          <table:table-cell office:value-type="float" office:value="1.57393792">
            <text:p>1.57393792</text:p>
          </table:table-cell>
          <table:table-cell office:value-type="float" office:value="-4.98345067">
            <text:p>-4.98345067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1.57707951">
            <text:p>1.57707951</text:p>
          </table:table-cell>
          <table:table-cell office:value-type="float" office:value="-4.97312333">
            <text:p>-4.97312333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1.5802211">
            <text:p>1.5802211</text:p>
          </table:table-cell>
          <table:table-cell office:value-type="float" office:value="-4.96283623">
            <text:p>-4.96283623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1.5833627">
            <text:p>1.5833627</text:p>
          </table:table-cell>
          <table:table-cell office:value-type="float" office:value="-4.95258912">
            <text:p>-4.95258912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1.58650429">
            <text:p>1.58650429</text:p>
          </table:table-cell>
          <table:table-cell office:value-type="float" office:value="-4.94238177">
            <text:p>-4.94238177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1.58964588">
            <text:p>1.58964588</text:p>
          </table:table-cell>
          <table:table-cell office:value-type="float" office:value="-4.93221394">
            <text:p>-4.93221394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1.59278748">
            <text:p>1.59278748</text:p>
          </table:table-cell>
          <table:table-cell office:value-type="float" office:value="-4.9220854">
            <text:p>-4.9220854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1.59592907">
            <text:p>1.59592907</text:p>
          </table:table-cell>
          <table:table-cell office:value-type="float" office:value="-4.91199591">
            <text:p>-4.91199591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1.59907066">
            <text:p>1.59907066</text:p>
          </table:table-cell>
          <table:table-cell office:value-type="float" office:value="-4.90194524">
            <text:p>-4.90194524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1.60221225">
            <text:p>1.60221225</text:p>
          </table:table-cell>
          <table:table-cell office:value-type="float" office:value="-4.89193318">
            <text:p>-4.89193318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1.60535385">
            <text:p>1.60535385</text:p>
          </table:table-cell>
          <table:table-cell office:value-type="float" office:value="-4.88195948">
            <text:p>-4.88195948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1.60849544">
            <text:p>1.60849544</text:p>
          </table:table-cell>
          <table:table-cell office:value-type="float" office:value="-4.87202392">
            <text:p>-4.87202392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1.61163703">
            <text:p>1.61163703</text:p>
          </table:table-cell>
          <table:table-cell office:value-type="float" office:value="-4.86212629">
            <text:p>-4.86212629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1.61477862">
            <text:p>1.61477862</text:p>
          </table:table-cell>
          <table:table-cell office:value-type="float" office:value="-4.85226635">
            <text:p>-4.85226635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1.61792022">
            <text:p>1.61792022</text:p>
          </table:table-cell>
          <table:table-cell office:value-type="float" office:value="-4.8424439">
            <text:p>-4.8424439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1.62106181">
            <text:p>1.62106181</text:p>
          </table:table-cell>
          <table:table-cell office:value-type="float" office:value="-4.8326587">
            <text:p>-4.8326587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1.6242034">
            <text:p>1.6242034</text:p>
          </table:table-cell>
          <table:table-cell office:value-type="float" office:value="-4.82291055">
            <text:p>-4.82291055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1.62734499">
            <text:p>1.62734499</text:p>
          </table:table-cell>
          <table:table-cell office:value-type="float" office:value="-4.81319923">
            <text:p>-4.81319923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1.63048659">
            <text:p>1.63048659</text:p>
          </table:table-cell>
          <table:table-cell office:value-type="float" office:value="-4.80352453">
            <text:p>-4.80352453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1.63362818">
            <text:p>1.63362818</text:p>
          </table:table-cell>
          <table:table-cell office:value-type="float" office:value="-4.79388624">
            <text:p>-4.79388624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1.63676977">
            <text:p>1.63676977</text:p>
          </table:table-cell>
          <table:table-cell office:value-type="float" office:value="-4.78428413">
            <text:p>-4.78428413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1.63991137">
            <text:p>1.63991137</text:p>
          </table:table-cell>
          <table:table-cell office:value-type="float" office:value="-4.77471802">
            <text:p>-4.77471802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1.64305296">
            <text:p>1.64305296</text:p>
          </table:table-cell>
          <table:table-cell office:value-type="float" office:value="-4.76518769">
            <text:p>-4.76518769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1.64619455">
            <text:p>1.64619455</text:p>
          </table:table-cell>
          <table:table-cell office:value-type="float" office:value="-4.75569293">
            <text:p>-4.75569293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1.64933614">
            <text:p>1.64933614</text:p>
          </table:table-cell>
          <table:table-cell office:value-type="float" office:value="-4.74623355">
            <text:p>-4.74623355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1.65247774">
            <text:p>1.65247774</text:p>
          </table:table-cell>
          <table:table-cell office:value-type="float" office:value="-4.73680933">
            <text:p>-4.73680933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1.65561933">
            <text:p>1.65561933</text:p>
          </table:table-cell>
          <table:table-cell office:value-type="float" office:value="-4.72742009">
            <text:p>-4.72742009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1.65876092">
            <text:p>1.65876092</text:p>
          </table:table-cell>
          <table:table-cell office:value-type="float" office:value="-4.71806562">
            <text:p>-4.71806562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1.66190251">
            <text:p>1.66190251</text:p>
          </table:table-cell>
          <table:table-cell office:value-type="float" office:value="-4.70874572">
            <text:p>-4.70874572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1.66504411">
            <text:p>1.66504411</text:p>
          </table:table-cell>
          <table:table-cell office:value-type="float" office:value="-4.6994602">
            <text:p>-4.6994602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1.6681857">
            <text:p>1.6681857</text:p>
          </table:table-cell>
          <table:table-cell office:value-type="float" office:value="-4.69020886">
            <text:p>-4.69020886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1.67132729">
            <text:p>1.67132729</text:p>
          </table:table-cell>
          <table:table-cell office:value-type="float" office:value="-4.68099151">
            <text:p>-4.68099151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1.67446888">
            <text:p>1.67446888</text:p>
          </table:table-cell>
          <table:table-cell office:value-type="float" office:value="-4.67180796">
            <text:p>-4.67180796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1.67761048">
            <text:p>1.67761048</text:p>
          </table:table-cell>
          <table:table-cell office:value-type="float" office:value="-4.66265802">
            <text:p>-4.66265802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1.68075207">
            <text:p>1.68075207</text:p>
          </table:table-cell>
          <table:table-cell office:value-type="float" office:value="-4.6535415">
            <text:p>-4.6535415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1.68389366">
            <text:p>1.68389366</text:p>
          </table:table-cell>
          <table:table-cell office:value-type="float" office:value="-4.64445822">
            <text:p>-4.64445822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1.68703525">
            <text:p>1.68703525</text:p>
          </table:table-cell>
          <table:table-cell office:value-type="float" office:value="-4.63540798">
            <text:p>-4.63540798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1.69017685">
            <text:p>1.69017685</text:p>
          </table:table-cell>
          <table:table-cell office:value-type="float" office:value="-4.6263906">
            <text:p>-4.6263906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1.69331844">
            <text:p>1.69331844</text:p>
          </table:table-cell>
          <table:table-cell office:value-type="float" office:value="-4.6174059">
            <text:p>-4.6174059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1.69646003">
            <text:p>1.69646003</text:p>
          </table:table-cell>
          <table:table-cell office:value-type="float" office:value="-4.6084537">
            <text:p>-4.6084537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1.69960163">
            <text:p>1.69960163</text:p>
          </table:table-cell>
          <table:table-cell office:value-type="float" office:value="-4.59953382">
            <text:p>-4.59953382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1.70274322">
            <text:p>1.70274322</text:p>
          </table:table-cell>
          <table:table-cell office:value-type="float" office:value="-4.59064607">
            <text:p>-4.59064607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1.70588481">
            <text:p>1.70588481</text:p>
          </table:table-cell>
          <table:table-cell office:value-type="float" office:value="-4.58179029">
            <text:p>-4.58179029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1.7090264">
            <text:p>1.7090264</text:p>
          </table:table-cell>
          <table:table-cell office:value-type="float" office:value="-4.57296629">
            <text:p>-4.57296629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1.712168">
            <text:p>1.712168</text:p>
          </table:table-cell>
          <table:table-cell office:value-type="float" office:value="-4.5641739">
            <text:p>-4.5641739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1.71530959">
            <text:p>1.71530959</text:p>
          </table:table-cell>
          <table:table-cell office:value-type="float" office:value="-4.55541294">
            <text:p>-4.55541294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  <table:table-row table:style-name="ro2">
          <table:table-cell office:value-type="float" office:value="1.71845118">
            <text:p>1.71845118</text:p>
          </table:table-cell>
          <table:table-cell office:value-type="float" office:value="-4.54668325">
            <text:p>-4.54668325</text:p>
          </table:table-cell>
          <table:table-cell office:value-type="float" office:value="6.723261">
            <text:p>6.72E+000</text:p>
          </table:table-cell>
          <table:table-cell table:number-columns-repeated="4"/>
        </table:table-row>
        <table:table-row table:style-name="ro2">
          <table:table-cell office:value-type="float" office:value="1.72159277">
            <text:p>1.72159277</text:p>
          </table:table-cell>
          <table:table-cell office:value-type="float" office:value="-4.53798464">
            <text:p>-4.53798464</text:p>
          </table:table-cell>
          <table:table-cell office:value-type="float" office:value="6.581114">
            <text:p>6.58E+000</text:p>
          </table:table-cell>
          <table:table-cell table:number-columns-repeated="4"/>
        </table:table-row>
        <table:table-row table:style-name="ro2">
          <table:table-cell office:value-type="float" office:value="1.72473437">
            <text:p>1.72473437</text:p>
          </table:table-cell>
          <table:table-cell office:value-type="float" office:value="-4.52931696">
            <text:p>-4.52931696</text:p>
          </table:table-cell>
          <table:table-cell office:value-type="float" office:value="6.444726">
            <text:p>6.44E+000</text:p>
          </table:table-cell>
          <table:table-cell table:number-columns-repeated="4"/>
        </table:table-row>
        <table:table-row table:style-name="ro2">
          <table:table-cell office:value-type="float" office:value="1.72787596">
            <text:p>1.72787596</text:p>
          </table:table-cell>
          <table:table-cell office:value-type="float" office:value="-4.52068003">
            <text:p>-4.52068003</text:p>
          </table:table-cell>
          <table:table-cell office:value-type="float" office:value="6.313752">
            <text:p>6.31E+000</text:p>
          </table:table-cell>
          <table:table-cell table:number-columns-repeated="4"/>
        </table:table-row>
        <table:table-row table:style-name="ro2">
          <table:table-cell office:value-type="float" office:value="1.73101755">
            <text:p>1.73101755</text:p>
          </table:table-cell>
          <table:table-cell office:value-type="float" office:value="-4.51207369">
            <text:p>-4.51207369</text:p>
          </table:table-cell>
          <table:table-cell office:value-type="float" office:value="6.187872">
            <text:p>6.19E+000</text:p>
          </table:table-cell>
          <table:table-cell table:number-columns-repeated="4"/>
        </table:table-row>
        <table:table-row table:style-name="ro2">
          <table:table-cell office:value-type="float" office:value="1.73415914">
            <text:p>1.73415914</text:p>
          </table:table-cell>
          <table:table-cell office:value-type="float" office:value="-4.50349776">
            <text:p>-4.50349776</text:p>
          </table:table-cell>
          <table:table-cell office:value-type="float" office:value="6.066793">
            <text:p>6.07E+000</text:p>
          </table:table-cell>
          <table:table-cell table:number-columns-repeated="4"/>
        </table:table-row>
        <table:table-row table:style-name="ro2">
          <table:table-cell office:value-type="float" office:value="1.73730074">
            <text:p>1.73730074</text:p>
          </table:table-cell>
          <table:table-cell office:value-type="float" office:value="-4.49495208">
            <text:p>-4.49495208</text:p>
          </table:table-cell>
          <table:table-cell office:value-type="float" office:value="5.950243">
            <text:p>5.95E+000</text:p>
          </table:table-cell>
          <table:table-cell table:number-columns-repeated="4"/>
        </table:table-row>
        <table:table-row table:style-name="ro2">
          <table:table-cell office:value-type="float" office:value="1.74044233">
            <text:p>1.74044233</text:p>
          </table:table-cell>
          <table:table-cell office:value-type="float" office:value="-4.4864365">
            <text:p>-4.4864365</text:p>
          </table:table-cell>
          <table:table-cell office:value-type="float" office:value="5.83797">
            <text:p>5.84E+000</text:p>
          </table:table-cell>
          <table:table-cell table:number-columns-repeated="4"/>
        </table:table-row>
        <table:table-row table:style-name="ro2">
          <table:table-cell office:value-type="float" office:value="1.74358392">
            <text:p>1.74358392</text:p>
          </table:table-cell>
          <table:table-cell office:value-type="float" office:value="-4.47795083">
            <text:p>-4.47795083</text:p>
          </table:table-cell>
          <table:table-cell office:value-type="float" office:value="5.729742">
            <text:p>5.73E+000</text:p>
          </table:table-cell>
          <table:table-cell table:number-columns-repeated="4"/>
        </table:table-row>
        <table:table-row table:style-name="ro2">
          <table:table-cell office:value-type="float" office:value="1.74672552">
            <text:p>1.74672552</text:p>
          </table:table-cell>
          <table:table-cell office:value-type="float" office:value="-4.46949494">
            <text:p>-4.46949494</text:p>
          </table:table-cell>
          <table:table-cell office:value-type="float" office:value="5.625341">
            <text:p>5.63E+000</text:p>
          </table:table-cell>
          <table:table-cell table:number-columns-repeated="4"/>
        </table:table-row>
        <table:table-row table:style-name="ro2">
          <table:table-cell office:value-type="float" office:value="1.74986711">
            <text:p>1.74986711</text:p>
          </table:table-cell>
          <table:table-cell office:value-type="float" office:value="-4.46106864">
            <text:p>-4.46106864</text:p>
          </table:table-cell>
          <table:table-cell office:value-type="float" office:value="5.524566">
            <text:p>5.52E+000</text:p>
          </table:table-cell>
          <table:table-cell table:number-columns-repeated="4"/>
        </table:table-row>
        <table:table-row table:style-name="ro2">
          <table:table-cell office:value-type="float" office:value="1.7530087">
            <text:p>1.7530087</text:p>
          </table:table-cell>
          <table:table-cell office:value-type="float" office:value="-4.4526718">
            <text:p>-4.4526718</text:p>
          </table:table-cell>
          <table:table-cell office:value-type="float" office:value="5.427229">
            <text:p>5.43E+000</text:p>
          </table:table-cell>
          <table:table-cell table:number-columns-repeated="4"/>
        </table:table-row>
        <table:table-row table:style-name="ro2">
          <table:table-cell office:value-type="float" office:value="1.75615029">
            <text:p>1.75615029</text:p>
          </table:table-cell>
          <table:table-cell office:value-type="float" office:value="-4.44430423">
            <text:p>-4.44430423</text:p>
          </table:table-cell>
          <table:table-cell office:value-type="float" office:value="5.333156">
            <text:p>5.33E+000</text:p>
          </table:table-cell>
          <table:table-cell table:number-columns-repeated="4"/>
        </table:table-row>
        <table:table-row table:style-name="ro2">
          <table:table-cell office:value-type="float" office:value="1.75929189">
            <text:p>1.75929189</text:p>
          </table:table-cell>
          <table:table-cell office:value-type="float" office:value="-4.4359658">
            <text:p>-4.4359658</text:p>
          </table:table-cell>
          <table:table-cell office:value-type="float" office:value="5.242184">
            <text:p>5.24E+000</text:p>
          </table:table-cell>
          <table:table-cell table:number-columns-repeated="4"/>
        </table:table-row>
        <table:table-row table:style-name="ro2">
          <table:table-cell office:value-type="float" office:value="1.76243348">
            <text:p>1.76243348</text:p>
          </table:table-cell>
          <table:table-cell office:value-type="float" office:value="-4.42765634">
            <text:p>-4.42765634</text:p>
          </table:table-cell>
          <table:table-cell office:value-type="float" office:value="5.154159">
            <text:p>5.15E+000</text:p>
          </table:table-cell>
          <table:table-cell table:number-columns-repeated="4"/>
        </table:table-row>
        <table:table-row table:style-name="ro2">
          <table:table-cell office:value-type="float" office:value="1.76557507">
            <text:p>1.76557507</text:p>
          </table:table-cell>
          <table:table-cell office:value-type="float" office:value="-4.4193757">
            <text:p>-4.4193757</text:p>
          </table:table-cell>
          <table:table-cell office:value-type="float" office:value="5.068939">
            <text:p>5.07E+000</text:p>
          </table:table-cell>
          <table:table-cell table:number-columns-repeated="4"/>
        </table:table-row>
        <table:table-row table:style-name="ro2">
          <table:table-cell office:value-type="float" office:value="1.76871666">
            <text:p>1.76871666</text:p>
          </table:table-cell>
          <table:table-cell office:value-type="float" office:value="-4.41112372">
            <text:p>-4.41112372</text:p>
          </table:table-cell>
          <table:table-cell office:value-type="float" office:value="4.986391">
            <text:p>4.99E+000</text:p>
          </table:table-cell>
          <table:table-cell table:number-columns-repeated="4"/>
        </table:table-row>
        <table:table-row table:style-name="ro2">
          <table:table-cell office:value-type="float" office:value="1.77185826">
            <text:p>1.77185826</text:p>
          </table:table-cell>
          <table:table-cell office:value-type="float" office:value="-4.40290025">
            <text:p>-4.40290025</text:p>
          </table:table-cell>
          <table:table-cell office:value-type="float" office:value="4.90639">
            <text:p>4.91E+000</text:p>
          </table:table-cell>
          <table:table-cell table:number-columns-repeated="4"/>
        </table:table-row>
        <table:table-row table:style-name="ro2">
          <table:table-cell office:value-type="float" office:value="1.77499985">
            <text:p>1.77499985</text:p>
          </table:table-cell>
          <table:table-cell office:value-type="float" office:value="-4.39470515">
            <text:p>-4.39470515</text:p>
          </table:table-cell>
          <table:table-cell office:value-type="float" office:value="4.828817">
            <text:p>4.83E+000</text:p>
          </table:table-cell>
          <table:table-cell table:number-columns-repeated="4"/>
        </table:table-row>
        <table:table-row table:style-name="ro2">
          <table:table-cell office:value-type="float" office:value="1.77814144">
            <text:p>1.77814144</text:p>
          </table:table-cell>
          <table:table-cell office:value-type="float" office:value="-4.38653825">
            <text:p>-4.38653825</text:p>
          </table:table-cell>
          <table:table-cell office:value-type="float" office:value="4.753563">
            <text:p>4.75E+000</text:p>
          </table:table-cell>
          <table:table-cell table:number-columns-repeated="4"/>
        </table:table-row>
        <table:table-row table:style-name="ro2">
          <table:table-cell office:value-type="float" office:value="1.78128303">
            <text:p>1.78128303</text:p>
          </table:table-cell>
          <table:table-cell office:value-type="float" office:value="-4.37839941">
            <text:p>-4.37839941</text:p>
          </table:table-cell>
          <table:table-cell office:value-type="float" office:value="4.680523">
            <text:p>4.68E+000</text:p>
          </table:table-cell>
          <table:table-cell table:number-columns-repeated="4"/>
        </table:table-row>
        <table:table-row table:style-name="ro2">
          <table:table-cell office:value-type="float" office:value="1.78442463">
            <text:p>1.78442463</text:p>
          </table:table-cell>
          <table:table-cell office:value-type="float" office:value="-4.37028849">
            <text:p>-4.37028849</text:p>
          </table:table-cell>
          <table:table-cell office:value-type="float" office:value="4.609601">
            <text:p>4.61E+000</text:p>
          </table:table-cell>
          <table:table-cell table:number-columns-repeated="4"/>
        </table:table-row>
        <table:table-row table:style-name="ro2">
          <table:table-cell office:value-type="float" office:value="1.78756622">
            <text:p>1.78756622</text:p>
          </table:table-cell>
          <table:table-cell office:value-type="float" office:value="-4.36220533">
            <text:p>-4.36220533</text:p>
          </table:table-cell>
          <table:table-cell office:value-type="float" office:value="4.540703">
            <text:p>4.54E+000</text:p>
          </table:table-cell>
          <table:table-cell table:number-columns-repeated="4"/>
        </table:table-row>
        <table:table-row table:style-name="ro2">
          <table:table-cell office:value-type="float" office:value="1.79070781">
            <text:p>1.79070781</text:p>
          </table:table-cell>
          <table:table-cell office:value-type="float" office:value="-4.35414979">
            <text:p>-4.35414979</text:p>
          </table:table-cell>
          <table:table-cell office:value-type="float" office:value="4.473743">
            <text:p>4.47E+000</text:p>
          </table:table-cell>
          <table:table-cell table:number-columns-repeated="4"/>
        </table:table-row>
        <table:table-row table:style-name="ro2">
          <table:table-cell office:value-type="float" office:value="1.79384941">
            <text:p>1.79384941</text:p>
          </table:table-cell>
          <table:table-cell office:value-type="float" office:value="-4.34612172">
            <text:p>-4.34612172</text:p>
          </table:table-cell>
          <table:table-cell office:value-type="float" office:value="4.408639">
            <text:p>4.41E+000</text:p>
          </table:table-cell>
          <table:table-cell table:number-columns-repeated="4"/>
        </table:table-row>
        <table:table-row table:style-name="ro2">
          <table:table-cell office:value-type="float" office:value="1.796991">
            <text:p>1.796991</text:p>
          </table:table-cell>
          <table:table-cell office:value-type="float" office:value="-4.33812097">
            <text:p>-4.33812097</text:p>
          </table:table-cell>
          <table:table-cell office:value-type="float" office:value="4.345314">
            <text:p>4.35E+000</text:p>
          </table:table-cell>
          <table:table-cell table:number-columns-repeated="4"/>
        </table:table-row>
        <table:table-row table:style-name="ro2">
          <table:table-cell office:value-type="float" office:value="1.80013259">
            <text:p>1.80013259</text:p>
          </table:table-cell>
          <table:table-cell office:value-type="float" office:value="-4.33014742">
            <text:p>-4.33014742</text:p>
          </table:table-cell>
          <table:table-cell office:value-type="float" office:value="4.283695">
            <text:p>4.28E+000</text:p>
          </table:table-cell>
          <table:table-cell table:number-columns-repeated="4"/>
        </table:table-row>
        <table:table-row table:style-name="ro2">
          <table:table-cell office:value-type="float" office:value="1.80327418">
            <text:p>1.80327418</text:p>
          </table:table-cell>
          <table:table-cell office:value-type="float" office:value="-4.3222009">
            <text:p>-4.3222009</text:p>
          </table:table-cell>
          <table:table-cell office:value-type="float" office:value="4.223712">
            <text:p>4.22E+000</text:p>
          </table:table-cell>
          <table:table-cell table:number-columns-repeated="4"/>
        </table:table-row>
        <table:table-row table:style-name="ro2">
          <table:table-cell office:value-type="float" office:value="1.80641578">
            <text:p>1.80641578</text:p>
          </table:table-cell>
          <table:table-cell office:value-type="float" office:value="-4.31428129">
            <text:p>-4.31428129</text:p>
          </table:table-cell>
          <table:table-cell office:value-type="float" office:value="4.1653">
            <text:p>4.17E+000</text:p>
          </table:table-cell>
          <table:table-cell table:number-columns-repeated="4"/>
        </table:table-row>
        <table:table-row table:style-name="ro2">
          <table:table-cell office:value-type="float" office:value="1.80955737">
            <text:p>1.80955737</text:p>
          </table:table-cell>
          <table:table-cell office:value-type="float" office:value="-4.30638844">
            <text:p>-4.30638844</text:p>
          </table:table-cell>
          <table:table-cell office:value-type="float" office:value="4.108397">
            <text:p>4.11E+000</text:p>
          </table:table-cell>
          <table:table-cell table:number-columns-repeated="4"/>
        </table:table-row>
        <table:table-row table:style-name="ro2">
          <table:table-cell office:value-type="float" office:value="1.81269896">
            <text:p>1.81269896</text:p>
          </table:table-cell>
          <table:table-cell office:value-type="float" office:value="-4.29852221">
            <text:p>-4.29852221</text:p>
          </table:table-cell>
          <table:table-cell office:value-type="float" office:value="4.052944">
            <text:p>4.05E+000</text:p>
          </table:table-cell>
          <table:table-cell table:number-columns-repeated="4"/>
        </table:table-row>
        <table:table-row table:style-name="ro2">
          <table:table-cell office:value-type="float" office:value="1.81584055">
            <text:p>1.81584055</text:p>
          </table:table-cell>
          <table:table-cell office:value-type="float" office:value="-4.29068247">
            <text:p>-4.29068247</text:p>
          </table:table-cell>
          <table:table-cell office:value-type="float" office:value="3.998886">
            <text:p>4.00E+000</text:p>
          </table:table-cell>
          <table:table-cell table:number-columns-repeated="4"/>
        </table:table-row>
        <table:table-row table:style-name="ro2">
          <table:table-cell office:value-type="float" office:value="1.81898215">
            <text:p>1.81898215</text:p>
          </table:table-cell>
          <table:table-cell office:value-type="float" office:value="-4.28286907">
            <text:p>-4.28286907</text:p>
          </table:table-cell>
          <table:table-cell office:value-type="float" office:value="3.946169">
            <text:p>3.95E+000</text:p>
          </table:table-cell>
          <table:table-cell table:number-columns-repeated="4"/>
        </table:table-row>
        <table:table-row table:style-name="ro2">
          <table:table-cell office:value-type="float" office:value="1.82212374">
            <text:p>1.82212374</text:p>
          </table:table-cell>
          <table:table-cell office:value-type="float" office:value="-4.27508188">
            <text:p>-4.27508188</text:p>
          </table:table-cell>
          <table:table-cell office:value-type="float" office:value="3.894743">
            <text:p>3.89E+000</text:p>
          </table:table-cell>
          <table:table-cell table:number-columns-repeated="4"/>
        </table:table-row>
        <table:table-row table:style-name="ro2">
          <table:table-cell office:value-type="float" office:value="1.82526533">
            <text:p>1.82526533</text:p>
          </table:table-cell>
          <table:table-cell office:value-type="float" office:value="-4.26732076">
            <text:p>-4.26732076</text:p>
          </table:table-cell>
          <table:table-cell office:value-type="float" office:value="3.84456">
            <text:p>3.84E+000</text:p>
          </table:table-cell>
          <table:table-cell table:number-columns-repeated="4"/>
        </table:table-row>
        <table:table-row table:style-name="ro2">
          <table:table-cell office:value-type="float" office:value="1.82840692">
            <text:p>1.82840692</text:p>
          </table:table-cell>
          <table:table-cell office:value-type="float" office:value="-4.25958559">
            <text:p>-4.25958559</text:p>
          </table:table-cell>
          <table:table-cell office:value-type="float" office:value="3.795575">
            <text:p>3.80E+000</text:p>
          </table:table-cell>
          <table:table-cell table:number-columns-repeated="4"/>
        </table:table-row>
        <table:table-row table:style-name="ro2">
          <table:table-cell office:value-type="float" office:value="1.83154852">
            <text:p>1.83154852</text:p>
          </table:table-cell>
          <table:table-cell office:value-type="float" office:value="-4.25187622">
            <text:p>-4.25187622</text:p>
          </table:table-cell>
          <table:table-cell office:value-type="float" office:value="3.747745">
            <text:p>3.75E+000</text:p>
          </table:table-cell>
          <table:table-cell table:number-columns-repeated="4"/>
        </table:table-row>
        <table:table-row table:style-name="ro2">
          <table:table-cell office:value-type="float" office:value="1.83469011">
            <text:p>1.83469011</text:p>
          </table:table-cell>
          <table:table-cell office:value-type="float" office:value="-4.24419252">
            <text:p>-4.24419252</text:p>
          </table:table-cell>
          <table:table-cell office:value-type="float" office:value="3.701028">
            <text:p>3.70E+000</text:p>
          </table:table-cell>
          <table:table-cell table:number-columns-repeated="4"/>
        </table:table-row>
        <table:table-row table:style-name="ro2">
          <table:table-cell office:value-type="float" office:value="1.8378317">
            <text:p>1.8378317</text:p>
          </table:table-cell>
          <table:table-cell office:value-type="float" office:value="-4.23653436">
            <text:p>-4.23653436</text:p>
          </table:table-cell>
          <table:table-cell office:value-type="float" office:value="3.655384">
            <text:p>3.66E+000</text:p>
          </table:table-cell>
          <table:table-cell table:number-columns-repeated="4"/>
        </table:table-row>
        <table:table-row table:style-name="ro2">
          <table:table-cell office:value-type="float" office:value="1.8409733">
            <text:p>1.8409733</text:p>
          </table:table-cell>
          <table:table-cell office:value-type="float" office:value="-4.22890162">
            <text:p>-4.22890162</text:p>
          </table:table-cell>
          <table:table-cell office:value-type="float" office:value="3.610777">
            <text:p>3.61E+000</text:p>
          </table:table-cell>
          <table:table-cell table:number-columns-repeated="4"/>
        </table:table-row>
        <table:table-row table:style-name="ro2">
          <table:table-cell office:value-type="float" office:value="1.84411489">
            <text:p>1.84411489</text:p>
          </table:table-cell>
          <table:table-cell office:value-type="float" office:value="-4.22129415">
            <text:p>-4.22129415</text:p>
          </table:table-cell>
          <table:table-cell office:value-type="float" office:value="3.567171">
            <text:p>3.57E+000</text:p>
          </table:table-cell>
          <table:table-cell table:number-columns-repeated="4"/>
        </table:table-row>
        <table:table-row table:style-name="ro2">
          <table:table-cell office:value-type="float" office:value="1.84725648">
            <text:p>1.84725648</text:p>
          </table:table-cell>
          <table:table-cell office:value-type="float" office:value="-4.21371183">
            <text:p>-4.21371183</text:p>
          </table:table-cell>
          <table:table-cell office:value-type="float" office:value="3.524531">
            <text:p>3.52E+000</text:p>
          </table:table-cell>
          <table:table-cell table:number-columns-repeated="4"/>
        </table:table-row>
        <table:table-row table:style-name="ro2">
          <table:table-cell office:value-type="float" office:value="1.85039807">
            <text:p>1.85039807</text:p>
          </table:table-cell>
          <table:table-cell office:value-type="float" office:value="-4.20615454">
            <text:p>-4.20615454</text:p>
          </table:table-cell>
          <table:table-cell office:value-type="float" office:value="3.482826">
            <text:p>3.48E+000</text:p>
          </table:table-cell>
          <table:table-cell table:number-columns-repeated="4"/>
        </table:table-row>
        <table:table-row table:style-name="ro2">
          <table:table-cell office:value-type="float" office:value="1.85353967">
            <text:p>1.85353967</text:p>
          </table:table-cell>
          <table:table-cell office:value-type="float" office:value="-4.19862214">
            <text:p>-4.19862214</text:p>
          </table:table-cell>
          <table:table-cell office:value-type="float" office:value="3.442023">
            <text:p>3.44E+000</text:p>
          </table:table-cell>
          <table:table-cell table:number-columns-repeated="4"/>
        </table:table-row>
        <table:table-row table:style-name="ro2">
          <table:table-cell office:value-type="float" office:value="1.85668126">
            <text:p>1.85668126</text:p>
          </table:table-cell>
          <table:table-cell office:value-type="float" office:value="-4.19111451">
            <text:p>-4.19111451</text:p>
          </table:table-cell>
          <table:table-cell office:value-type="float" office:value="3.402093">
            <text:p>3.40E+000</text:p>
          </table:table-cell>
          <table:table-cell table:number-columns-repeated="4"/>
        </table:table-row>
        <table:table-row table:style-name="ro2">
          <table:table-cell office:value-type="float" office:value="1.85982285">
            <text:p>1.85982285</text:p>
          </table:table-cell>
          <table:table-cell office:value-type="float" office:value="-4.18363153">
            <text:p>-4.18363153</text:p>
          </table:table-cell>
          <table:table-cell office:value-type="float" office:value="3.363007">
            <text:p>3.36E+000</text:p>
          </table:table-cell>
          <table:table-cell table:number-columns-repeated="4"/>
        </table:table-row>
        <table:table-row table:style-name="ro2">
          <table:table-cell office:value-type="float" office:value="1.86296444">
            <text:p>1.86296444</text:p>
          </table:table-cell>
          <table:table-cell office:value-type="float" office:value="-4.17617306">
            <text:p>-4.17617306</text:p>
          </table:table-cell>
          <table:table-cell office:value-type="float" office:value="3.324739">
            <text:p>3.32E+000</text:p>
          </table:table-cell>
          <table:table-cell table:number-columns-repeated="4"/>
        </table:table-row>
        <table:table-row table:style-name="ro2">
          <table:table-cell office:value-type="float" office:value="1.86610604">
            <text:p>1.86610604</text:p>
          </table:table-cell>
          <table:table-cell office:value-type="float" office:value="-4.16873899">
            <text:p>-4.16873899</text:p>
          </table:table-cell>
          <table:table-cell office:value-type="float" office:value="3.287262">
            <text:p>3.29E+000</text:p>
          </table:table-cell>
          <table:table-cell table:number-columns-repeated="4"/>
        </table:table-row>
        <table:table-row table:style-name="ro2">
          <table:table-cell office:value-type="float" office:value="1.86924763">
            <text:p>1.86924763</text:p>
          </table:table-cell>
          <table:table-cell office:value-type="float" office:value="-4.16132918">
            <text:p>-4.16132918</text:p>
          </table:table-cell>
          <table:table-cell office:value-type="float" office:value="3.250551">
            <text:p>3.25E+000</text:p>
          </table:table-cell>
          <table:table-cell table:number-columns-repeated="4"/>
        </table:table-row>
        <table:table-row table:style-name="ro2">
          <table:table-cell office:value-type="float" office:value="1.87238922">
            <text:p>1.87238922</text:p>
          </table:table-cell>
          <table:table-cell office:value-type="float" office:value="-4.15394353">
            <text:p>-4.15394353</text:p>
          </table:table-cell>
          <table:table-cell office:value-type="float" office:value="3.214582">
            <text:p>3.21E+000</text:p>
          </table:table-cell>
          <table:table-cell table:number-columns-repeated="4"/>
        </table:table-row>
        <table:table-row table:style-name="ro2">
          <table:table-cell office:value-type="float" office:value="1.87553081">
            <text:p>1.87553081</text:p>
          </table:table-cell>
          <table:table-cell office:value-type="float" office:value="-4.1465819">
            <text:p>-4.1465819</text:p>
          </table:table-cell>
          <table:table-cell office:value-type="float" office:value="3.179333">
            <text:p>3.18E+000</text:p>
          </table:table-cell>
          <table:table-cell table:number-columns-repeated="4"/>
        </table:table-row>
        <table:table-row table:style-name="ro2">
          <table:table-cell office:value-type="float" office:value="1.87867241">
            <text:p>1.87867241</text:p>
          </table:table-cell>
          <table:table-cell office:value-type="float" office:value="-4.13924417">
            <text:p>-4.13924417</text:p>
          </table:table-cell>
          <table:table-cell office:value-type="float" office:value="3.14478">
            <text:p>3.14E+000</text:p>
          </table:table-cell>
          <table:table-cell table:number-columns-repeated="4"/>
        </table:table-row>
        <table:table-row table:style-name="ro2">
          <table:table-cell office:value-type="float" office:value="1.881814">
            <text:p>1.881814</text:p>
          </table:table-cell>
          <table:table-cell office:value-type="float" office:value="-4.13193024">
            <text:p>-4.13193024</text:p>
          </table:table-cell>
          <table:table-cell office:value-type="float" office:value="3.110904">
            <text:p>3.11E+000</text:p>
          </table:table-cell>
          <table:table-cell table:number-columns-repeated="4"/>
        </table:table-row>
        <table:table-row table:style-name="ro2">
          <table:table-cell office:value-type="float" office:value="1.88495559">
            <text:p>1.88495559</text:p>
          </table:table-cell>
          <table:table-cell office:value-type="float" office:value="-4.12463997">
            <text:p>-4.12463997</text:p>
          </table:table-cell>
          <table:table-cell office:value-type="float" office:value="3.077684">
            <text:p>3.08E+000</text:p>
          </table:table-cell>
          <table:table-cell table:number-columns-repeated="4"/>
        </table:table-row>
        <table:table-row table:style-name="ro2">
          <table:table-cell office:value-type="float" office:value="1.88809718">
            <text:p>1.88809718</text:p>
          </table:table-cell>
          <table:table-cell office:value-type="float" office:value="-4.11737325">
            <text:p>-4.11737325</text:p>
          </table:table-cell>
          <table:table-cell office:value-type="float" office:value="3.045099">
            <text:p>3.05E+000</text:p>
          </table:table-cell>
          <table:table-cell table:number-columns-repeated="4"/>
        </table:table-row>
        <table:table-row table:style-name="ro2">
          <table:table-cell office:value-type="float" office:value="1.89123878">
            <text:p>1.89123878</text:p>
          </table:table-cell>
          <table:table-cell office:value-type="float" office:value="-4.11012996">
            <text:p>-4.11012996</text:p>
          </table:table-cell>
          <table:table-cell office:value-type="float" office:value="3.013133">
            <text:p>3.01E+000</text:p>
          </table:table-cell>
          <table:table-cell table:number-columns-repeated="4"/>
        </table:table-row>
        <table:table-row table:style-name="ro2">
          <table:table-cell office:value-type="float" office:value="1.89438037">
            <text:p>1.89438037</text:p>
          </table:table-cell>
          <table:table-cell office:value-type="float" office:value="-4.10290998">
            <text:p>-4.10290998</text:p>
          </table:table-cell>
          <table:table-cell office:value-type="float" office:value="2.981765">
            <text:p>2.98E+000</text:p>
          </table:table-cell>
          <table:table-cell table:number-columns-repeated="4"/>
        </table:table-row>
        <table:table-row table:style-name="ro2">
          <table:table-cell office:value-type="float" office:value="1.89752196">
            <text:p>1.89752196</text:p>
          </table:table-cell>
          <table:table-cell office:value-type="float" office:value="-4.0957132">
            <text:p>-4.0957132</text:p>
          </table:table-cell>
          <table:table-cell office:value-type="float" office:value="2.95098">
            <text:p>2.95E+000</text:p>
          </table:table-cell>
          <table:table-cell table:number-columns-repeated="4"/>
        </table:table-row>
        <table:table-row table:style-name="ro2">
          <table:table-cell office:value-type="float" office:value="1.90066356">
            <text:p>1.90066356</text:p>
          </table:table-cell>
          <table:table-cell office:value-type="float" office:value="-4.08853951">
            <text:p>-4.08853951</text:p>
          </table:table-cell>
          <table:table-cell office:value-type="float" office:value="2.920761">
            <text:p>2.92E+000</text:p>
          </table:table-cell>
          <table:table-cell table:number-columns-repeated="4"/>
        </table:table-row>
        <table:table-row table:style-name="ro2">
          <table:table-cell office:value-type="float" office:value="1.90380515">
            <text:p>1.90380515</text:p>
          </table:table-cell>
          <table:table-cell office:value-type="float" office:value="-4.08138878">
            <text:p>-4.08138878</text:p>
          </table:table-cell>
          <table:table-cell office:value-type="float" office:value="2.891091">
            <text:p>2.89E+000</text:p>
          </table:table-cell>
          <table:table-cell table:number-columns-repeated="4"/>
        </table:table-row>
        <table:table-row table:style-name="ro2">
          <table:table-cell office:value-type="float" office:value="1.90694674">
            <text:p>1.90694674</text:p>
          </table:table-cell>
          <table:table-cell office:value-type="float" office:value="-4.07426091">
            <text:p>-4.07426091</text:p>
          </table:table-cell>
          <table:table-cell office:value-type="float" office:value="2.861955">
            <text:p>2.86E+000</text:p>
          </table:table-cell>
          <table:table-cell table:number-columns-repeated="4"/>
        </table:table-row>
        <table:table-row table:style-name="ro2">
          <table:table-cell office:value-type="float" office:value="1.91008833">
            <text:p>1.91008833</text:p>
          </table:table-cell>
          <table:table-cell office:value-type="float" office:value="-4.06715578">
            <text:p>-4.06715578</text:p>
          </table:table-cell>
          <table:table-cell office:value-type="float" office:value="2.833339">
            <text:p>2.83E+000</text:p>
          </table:table-cell>
          <table:table-cell table:number-columns-repeated="4"/>
        </table:table-row>
        <table:table-row table:style-name="ro2">
          <table:table-cell office:value-type="float" office:value="1.91322993">
            <text:p>1.91322993</text:p>
          </table:table-cell>
          <table:table-cell office:value-type="float" office:value="-4.06007328">
            <text:p>-4.06007328</text:p>
          </table:table-cell>
          <table:table-cell office:value-type="float" office:value="2.805227">
            <text:p>2.81E+000</text:p>
          </table:table-cell>
          <table:table-cell table:number-columns-repeated="4"/>
        </table:table-row>
        <table:table-row table:style-name="ro2">
          <table:table-cell office:value-type="float" office:value="1.91637152">
            <text:p>1.91637152</text:p>
          </table:table-cell>
          <table:table-cell office:value-type="float" office:value="-4.0530133">
            <text:p>-4.0530133</text:p>
          </table:table-cell>
          <table:table-cell office:value-type="float" office:value="2.777607">
            <text:p>2.78E+000</text:p>
          </table:table-cell>
          <table:table-cell table:number-columns-repeated="4"/>
        </table:table-row>
        <table:table-row table:style-name="ro2">
          <table:table-cell office:value-type="float" office:value="1.91951311">
            <text:p>1.91951311</text:p>
          </table:table-cell>
          <table:table-cell office:value-type="float" office:value="-4.04597573">
            <text:p>-4.04597573</text:p>
          </table:table-cell>
          <table:table-cell office:value-type="float" office:value="2.750464">
            <text:p>2.75E+000</text:p>
          </table:table-cell>
          <table:table-cell table:number-columns-repeated="4"/>
        </table:table-row>
        <table:table-row table:style-name="ro2">
          <table:table-cell office:value-type="float" office:value="1.9226547">
            <text:p>1.9226547</text:p>
          </table:table-cell>
          <table:table-cell office:value-type="float" office:value="-4.03896045">
            <text:p>-4.03896045</text:p>
          </table:table-cell>
          <table:table-cell office:value-type="float" office:value="2.723787">
            <text:p>2.72E+000</text:p>
          </table:table-cell>
          <table:table-cell table:number-columns-repeated="4"/>
        </table:table-row>
        <table:table-row table:style-name="ro2">
          <table:table-cell office:value-type="float" office:value="1.9257963">
            <text:p>1.9257963</text:p>
          </table:table-cell>
          <table:table-cell office:value-type="float" office:value="-4.03196736">
            <text:p>-4.03196736</text:p>
          </table:table-cell>
          <table:table-cell office:value-type="float" office:value="2.697562">
            <text:p>2.70E+000</text:p>
          </table:table-cell>
          <table:table-cell table:number-columns-repeated="4"/>
        </table:table-row>
        <table:table-row table:style-name="ro2">
          <table:table-cell office:value-type="float" office:value="1.92893789">
            <text:p>1.92893789</text:p>
          </table:table-cell>
          <table:table-cell office:value-type="float" office:value="-4.02499635">
            <text:p>-4.02499635</text:p>
          </table:table-cell>
          <table:table-cell office:value-type="float" office:value="2.671778">
            <text:p>2.67E+000</text:p>
          </table:table-cell>
          <table:table-cell table:number-columns-repeated="4"/>
        </table:table-row>
        <table:table-row table:style-name="ro2">
          <table:table-cell office:value-type="float" office:value="1.93207948">
            <text:p>1.93207948</text:p>
          </table:table-cell>
          <table:table-cell office:value-type="float" office:value="-4.01804731">
            <text:p>-4.01804731</text:p>
          </table:table-cell>
          <table:table-cell office:value-type="float" office:value="2.646423">
            <text:p>2.65E+000</text:p>
          </table:table-cell>
          <table:table-cell table:number-columns-repeated="4"/>
        </table:table-row>
        <table:table-row table:style-name="ro2">
          <table:table-cell office:value-type="float" office:value="1.93522107">
            <text:p>1.93522107</text:p>
          </table:table-cell>
          <table:table-cell office:value-type="float" office:value="-4.01112014">
            <text:p>-4.01112014</text:p>
          </table:table-cell>
          <table:table-cell office:value-type="float" office:value="2.621487">
            <text:p>2.62E+000</text:p>
          </table:table-cell>
          <table:table-cell table:number-columns-repeated="4"/>
        </table:table-row>
        <table:table-row table:style-name="ro2">
          <table:table-cell office:value-type="float" office:value="1.93836267">
            <text:p>1.93836267</text:p>
          </table:table-cell>
          <table:table-cell office:value-type="float" office:value="-4.00421472">
            <text:p>-4.00421472</text:p>
          </table:table-cell>
          <table:table-cell office:value-type="float" office:value="2.596957">
            <text:p>2.60E+000</text:p>
          </table:table-cell>
          <table:table-cell table:number-columns-repeated="4"/>
        </table:table-row>
        <table:table-row table:style-name="ro2">
          <table:table-cell office:value-type="float" office:value="1.94150426">
            <text:p>1.94150426</text:p>
          </table:table-cell>
          <table:table-cell office:value-type="float" office:value="-3.99733096">
            <text:p>-3.99733096</text:p>
          </table:table-cell>
          <table:table-cell office:value-type="float" office:value="2.572825">
            <text:p>2.57E+000</text:p>
          </table:table-cell>
          <table:table-cell table:number-columns-repeated="4"/>
        </table:table-row>
        <table:table-row table:style-name="ro2">
          <table:table-cell office:value-type="float" office:value="1.94464585">
            <text:p>1.94464585</text:p>
          </table:table-cell>
          <table:table-cell office:value-type="float" office:value="-3.99046874">
            <text:p>-3.99046874</text:p>
          </table:table-cell>
          <table:table-cell office:value-type="float" office:value="2.54908">
            <text:p>2.55E+000</text:p>
          </table:table-cell>
          <table:table-cell table:number-columns-repeated="4"/>
        </table:table-row>
        <table:table-row table:style-name="ro2">
          <table:table-cell office:value-type="float" office:value="1.94778745">
            <text:p>1.94778745</text:p>
          </table:table-cell>
          <table:table-cell office:value-type="float" office:value="-3.98362796">
            <text:p>-3.98362796</text:p>
          </table:table-cell>
          <table:table-cell office:value-type="float" office:value="2.525712">
            <text:p>2.53E+000</text:p>
          </table:table-cell>
          <table:table-cell table:number-columns-repeated="4"/>
        </table:table-row>
        <table:table-row table:style-name="ro2">
          <table:table-cell office:value-type="float" office:value="1.95092904">
            <text:p>1.95092904</text:p>
          </table:table-cell>
          <table:table-cell office:value-type="float" office:value="-3.97680853">
            <text:p>-3.97680853</text:p>
          </table:table-cell>
          <table:table-cell office:value-type="float" office:value="2.502712">
            <text:p>2.50E+000</text:p>
          </table:table-cell>
          <table:table-cell table:number-columns-repeated="4"/>
        </table:table-row>
        <table:table-row table:style-name="ro2">
          <table:table-cell office:value-type="float" office:value="1.95407063">
            <text:p>1.95407063</text:p>
          </table:table-cell>
          <table:table-cell office:value-type="float" office:value="-3.97001033">
            <text:p>-3.97001033</text:p>
          </table:table-cell>
          <table:table-cell office:value-type="float" office:value="2.48007">
            <text:p>2.48E+000</text:p>
          </table:table-cell>
          <table:table-cell table:number-columns-repeated="4"/>
        </table:table-row>
        <table:table-row table:style-name="ro2">
          <table:table-cell office:value-type="float" office:value="1.95721222">
            <text:p>1.95721222</text:p>
          </table:table-cell>
          <table:table-cell office:value-type="float" office:value="-3.96323326">
            <text:p>-3.96323326</text:p>
          </table:table-cell>
          <table:table-cell office:value-type="float" office:value="2.457779">
            <text:p>2.46E+000</text:p>
          </table:table-cell>
          <table:table-cell table:number-columns-repeated="4"/>
        </table:table-row>
        <table:table-row table:style-name="ro2">
          <table:table-cell office:value-type="float" office:value="1.96035382">
            <text:p>1.96035382</text:p>
          </table:table-cell>
          <table:table-cell office:value-type="float" office:value="-3.95647722">
            <text:p>-3.95647722</text:p>
          </table:table-cell>
          <table:table-cell office:value-type="float" office:value="2.43583">
            <text:p>2.44E+000</text:p>
          </table:table-cell>
          <table:table-cell table:number-columns-repeated="4"/>
        </table:table-row>
        <table:table-row table:style-name="ro2">
          <table:table-cell office:value-type="float" office:value="1.96349541">
            <text:p>1.96349541</text:p>
          </table:table-cell>
          <table:table-cell office:value-type="float" office:value="-3.94974211">
            <text:p>-3.94974211</text:p>
          </table:table-cell>
          <table:table-cell office:value-type="float" office:value="2.414214">
            <text:p>2.41E+000</text:p>
          </table:table-cell>
          <table:table-cell table:number-columns-repeated="4"/>
        </table:table-row>
        <table:table-row table:style-name="ro2">
          <table:table-cell office:value-type="float" office:value="1.966637">
            <text:p>1.966637</text:p>
          </table:table-cell>
          <table:table-cell office:value-type="float" office:value="-3.94302783">
            <text:p>-3.94302783</text:p>
          </table:table-cell>
          <table:table-cell office:value-type="float" office:value="2.392923">
            <text:p>2.39E+000</text:p>
          </table:table-cell>
          <table:table-cell table:number-columns-repeated="4"/>
        </table:table-row>
        <table:table-row table:style-name="ro2">
          <table:table-cell office:value-type="float" office:value="1.96977859">
            <text:p>1.96977859</text:p>
          </table:table-cell>
          <table:table-cell office:value-type="float" office:value="-3.93633428">
            <text:p>-3.93633428</text:p>
          </table:table-cell>
          <table:table-cell office:value-type="float" office:value="2.37195">
            <text:p>2.37E+000</text:p>
          </table:table-cell>
          <table:table-cell table:number-columns-repeated="4"/>
        </table:table-row>
        <table:table-row table:style-name="ro2">
          <table:table-cell office:value-type="float" office:value="1.97292019">
            <text:p>1.97292019</text:p>
          </table:table-cell>
          <table:table-cell office:value-type="float" office:value="-3.92966136">
            <text:p>-3.92966136</text:p>
          </table:table-cell>
          <table:table-cell office:value-type="float" office:value="2.351287">
            <text:p>2.35E+000</text:p>
          </table:table-cell>
          <table:table-cell table:number-columns-repeated="4"/>
        </table:table-row>
        <table:table-row table:style-name="ro2">
          <table:table-cell office:value-type="float" office:value="1.97606178">
            <text:p>1.97606178</text:p>
          </table:table-cell>
          <table:table-cell office:value-type="float" office:value="-3.92300897">
            <text:p>-3.92300897</text:p>
          </table:table-cell>
          <table:table-cell office:value-type="float" office:value="2.330927">
            <text:p>2.33E+000</text:p>
          </table:table-cell>
          <table:table-cell table:number-columns-repeated="4"/>
        </table:table-row>
        <table:table-row table:style-name="ro2">
          <table:table-cell office:value-type="float" office:value="1.97920337">
            <text:p>1.97920337</text:p>
          </table:table-cell>
          <table:table-cell office:value-type="float" office:value="-3.91637702">
            <text:p>-3.91637702</text:p>
          </table:table-cell>
          <table:table-cell office:value-type="float" office:value="2.310864">
            <text:p>2.31E+000</text:p>
          </table:table-cell>
          <table:table-cell table:number-columns-repeated="4"/>
        </table:table-row>
        <table:table-row table:style-name="ro2">
          <table:table-cell office:value-type="float" office:value="1.98234496">
            <text:p>1.98234496</text:p>
          </table:table-cell>
          <table:table-cell office:value-type="float" office:value="-3.9097654">
            <text:p>-3.9097654</text:p>
          </table:table-cell>
          <table:table-cell office:value-type="float" office:value="2.291089">
            <text:p>2.29E+000</text:p>
          </table:table-cell>
          <table:table-cell table:number-columns-repeated="4"/>
        </table:table-row>
        <table:table-row table:style-name="ro2">
          <table:table-cell office:value-type="float" office:value="1.98548656">
            <text:p>1.98548656</text:p>
          </table:table-cell>
          <table:table-cell office:value-type="float" office:value="-3.90317402">
            <text:p>-3.90317402</text:p>
          </table:table-cell>
          <table:table-cell office:value-type="float" office:value="2.271597">
            <text:p>2.27E+000</text:p>
          </table:table-cell>
          <table:table-cell table:number-columns-repeated="4"/>
        </table:table-row>
        <table:table-row table:style-name="ro2">
          <table:table-cell office:value-type="float" office:value="1.98862815">
            <text:p>1.98862815</text:p>
          </table:table-cell>
          <table:table-cell office:value-type="float" office:value="-3.89660279">
            <text:p>-3.89660279</text:p>
          </table:table-cell>
          <table:table-cell office:value-type="float" office:value="2.252382">
            <text:p>2.25E+000</text:p>
          </table:table-cell>
          <table:table-cell table:number-columns-repeated="4"/>
        </table:table-row>
        <table:table-row table:style-name="ro2">
          <table:table-cell office:value-type="float" office:value="1.99176974">
            <text:p>1.99176974</text:p>
          </table:table-cell>
          <table:table-cell office:value-type="float" office:value="-3.8900516">
            <text:p>-3.8900516</text:p>
          </table:table-cell>
          <table:table-cell office:value-type="float" office:value="2.233436">
            <text:p>2.23E+000</text:p>
          </table:table-cell>
          <table:table-cell table:number-columns-repeated="4"/>
        </table:table-row>
        <table:table-row table:style-name="ro2">
          <table:table-cell office:value-type="float" office:value="1.99491134">
            <text:p>1.99491134</text:p>
          </table:table-cell>
          <table:table-cell office:value-type="float" office:value="-3.88352037">
            <text:p>-3.88352037</text:p>
          </table:table-cell>
          <table:table-cell office:value-type="float" office:value="2.214754">
            <text:p>2.21E+000</text:p>
          </table:table-cell>
          <table:table-cell table:number-columns-repeated="4"/>
        </table:table-row>
        <table:table-row table:style-name="ro2">
          <table:table-cell office:value-type="float" office:value="1.99805293">
            <text:p>1.99805293</text:p>
          </table:table-cell>
          <table:table-cell office:value-type="float" office:value="-3.87700899">
            <text:p>-3.87700899</text:p>
          </table:table-cell>
          <table:table-cell office:value-type="float" office:value="2.196331">
            <text:p>2.20E+000</text:p>
          </table:table-cell>
          <table:table-cell table:number-columns-repeated="4"/>
        </table:table-row>
        <table:table-row table:style-name="ro2">
          <table:table-cell office:value-type="float" office:value="2.00119452">
            <text:p>2.00119452</text:p>
          </table:table-cell>
          <table:table-cell office:value-type="float" office:value="-3.87051738">
            <text:p>-3.87051738</text:p>
          </table:table-cell>
          <table:table-cell office:value-type="float" office:value="2.17816">
            <text:p>2.18E+000</text:p>
          </table:table-cell>
          <table:table-cell table:number-columns-repeated="4"/>
        </table:table-row>
        <table:table-row table:style-name="ro2">
          <table:table-cell office:value-type="float" office:value="2.00433611">
            <text:p>2.00433611</text:p>
          </table:table-cell>
          <table:table-cell office:value-type="float" office:value="-3.86404544">
            <text:p>-3.86404544</text:p>
          </table:table-cell>
          <table:table-cell office:value-type="float" office:value="2.160236">
            <text:p>2.16E+000</text:p>
          </table:table-cell>
          <table:table-cell table:number-columns-repeated="4"/>
        </table:table-row>
        <table:table-row table:style-name="ro2">
          <table:table-cell office:value-type="float" office:value="2.00747771">
            <text:p>2.00747771</text:p>
          </table:table-cell>
          <table:table-cell office:value-type="float" office:value="-3.85759308">
            <text:p>-3.85759308</text:p>
          </table:table-cell>
          <table:table-cell office:value-type="float" office:value="2.142554">
            <text:p>2.14E+000</text:p>
          </table:table-cell>
          <table:table-cell table:number-columns-repeated="4"/>
        </table:table-row>
        <table:table-row table:style-name="ro2">
          <table:table-cell office:value-type="float" office:value="2.0106193">
            <text:p>2.0106193</text:p>
          </table:table-cell>
          <table:table-cell office:value-type="float" office:value="-3.85116021">
            <text:p>-3.85116021</text:p>
          </table:table-cell>
          <table:table-cell office:value-type="float" office:value="2.125108">
            <text:p>2.13E+000</text:p>
          </table:table-cell>
          <table:table-cell table:number-columns-repeated="4"/>
        </table:table-row>
        <table:table-row table:style-name="ro2">
          <table:table-cell office:value-type="float" office:value="2.01376089">
            <text:p>2.01376089</text:p>
          </table:table-cell>
          <table:table-cell office:value-type="float" office:value="-3.84474673">
            <text:p>-3.84474673</text:p>
          </table:table-cell>
          <table:table-cell office:value-type="float" office:value="2.107894">
            <text:p>2.11E+000</text:p>
          </table:table-cell>
          <table:table-cell table:number-columns-repeated="4"/>
        </table:table-row>
        <table:table-row table:style-name="ro2">
          <table:table-cell office:value-type="float" office:value="2.01690248">
            <text:p>2.01690248</text:p>
          </table:table-cell>
          <table:table-cell office:value-type="float" office:value="-3.83835256">
            <text:p>-3.83835256</text:p>
          </table:table-cell>
          <table:table-cell office:value-type="float" office:value="2.090906">
            <text:p>2.09E+000</text:p>
          </table:table-cell>
          <table:table-cell table:number-columns-repeated="4"/>
        </table:table-row>
        <table:table-row table:style-name="ro2">
          <table:table-cell office:value-type="float" office:value="2.02004408">
            <text:p>2.02004408</text:p>
          </table:table-cell>
          <table:table-cell office:value-type="float" office:value="-3.8319776">
            <text:p>-3.8319776</text:p>
          </table:table-cell>
          <table:table-cell office:value-type="float" office:value="2.07414">
            <text:p>2.07E+000</text:p>
          </table:table-cell>
          <table:table-cell table:number-columns-repeated="4"/>
        </table:table-row>
        <table:table-row table:style-name="ro2">
          <table:table-cell office:value-type="float" office:value="2.02318567">
            <text:p>2.02318567</text:p>
          </table:table-cell>
          <table:table-cell office:value-type="float" office:value="-3.82562177">
            <text:p>-3.82562177</text:p>
          </table:table-cell>
          <table:table-cell office:value-type="float" office:value="2.057591">
            <text:p>2.06E+000</text:p>
          </table:table-cell>
          <table:table-cell table:number-columns-repeated="4"/>
        </table:table-row>
        <table:table-row table:style-name="ro2">
          <table:table-cell office:value-type="float" office:value="2.02632726">
            <text:p>2.02632726</text:p>
          </table:table-cell>
          <table:table-cell office:value-type="float" office:value="-3.81928497">
            <text:p>-3.81928497</text:p>
          </table:table-cell>
          <table:table-cell office:value-type="float" office:value="2.041254">
            <text:p>2.04E+000</text:p>
          </table:table-cell>
          <table:table-cell table:number-columns-repeated="4"/>
        </table:table-row>
        <table:table-row table:style-name="ro2">
          <table:table-cell office:value-type="float" office:value="2.02946885">
            <text:p>2.02946885</text:p>
          </table:table-cell>
          <table:table-cell office:value-type="float" office:value="-3.81296712">
            <text:p>-3.81296712</text:p>
          </table:table-cell>
          <table:table-cell office:value-type="float" office:value="2.025126">
            <text:p>2.03E+000</text:p>
          </table:table-cell>
          <table:table-cell table:number-columns-repeated="4"/>
        </table:table-row>
        <table:table-row table:style-name="ro2">
          <table:table-cell office:value-type="float" office:value="2.03261045">
            <text:p>2.03261045</text:p>
          </table:table-cell>
          <table:table-cell office:value-type="float" office:value="-3.80666813">
            <text:p>-3.80666813</text:p>
          </table:table-cell>
          <table:table-cell office:value-type="float" office:value="2.009201">
            <text:p>2.01E+000</text:p>
          </table:table-cell>
          <table:table-cell table:number-columns-repeated="4"/>
        </table:table-row>
        <table:table-row table:style-name="ro2">
          <table:table-cell office:value-type="float" office:value="2.03575204">
            <text:p>2.03575204</text:p>
          </table:table-cell>
          <table:table-cell office:value-type="float" office:value="-3.80038791">
            <text:p>-3.80038791</text:p>
          </table:table-cell>
          <table:table-cell office:value-type="float" office:value="1.993477">
            <text:p>1.99E+000</text:p>
          </table:table-cell>
          <table:table-cell table:number-columns-repeated="4"/>
        </table:table-row>
        <table:table-row table:style-name="ro2">
          <table:table-cell office:value-type="float" office:value="2.03889363">
            <text:p>2.03889363</text:p>
          </table:table-cell>
          <table:table-cell office:value-type="float" office:value="-3.79412638">
            <text:p>-3.79412638</text:p>
          </table:table-cell>
          <table:table-cell office:value-type="float" office:value="1.977948">
            <text:p>1.98E+000</text:p>
          </table:table-cell>
          <table:table-cell table:number-columns-repeated="4"/>
        </table:table-row>
        <table:table-row table:style-name="ro2">
          <table:table-cell office:value-type="float" office:value="2.04203522">
            <text:p>2.04203522</text:p>
          </table:table-cell>
          <table:table-cell office:value-type="float" office:value="-3.78788344">
            <text:p>-3.78788344</text:p>
          </table:table-cell>
          <table:table-cell office:value-type="float" office:value="1.962611">
            <text:p>1.96E+000</text:p>
          </table:table-cell>
          <table:table-cell table:number-columns-repeated="4"/>
        </table:table-row>
        <table:table-row table:style-name="ro2">
          <table:table-cell office:value-type="float" office:value="2.04517682">
            <text:p>2.04517682</text:p>
          </table:table-cell>
          <table:table-cell office:value-type="float" office:value="-3.78165902">
            <text:p>-3.78165902</text:p>
          </table:table-cell>
          <table:table-cell office:value-type="float" office:value="1.947461">
            <text:p>1.95E+000</text:p>
          </table:table-cell>
          <table:table-cell table:number-columns-repeated="4"/>
        </table:table-row>
        <table:table-row table:style-name="ro2">
          <table:table-cell office:value-type="float" office:value="2.04831841">
            <text:p>2.04831841</text:p>
          </table:table-cell>
          <table:table-cell office:value-type="float" office:value="-3.77545302">
            <text:p>-3.77545302</text:p>
          </table:table-cell>
          <table:table-cell office:value-type="float" office:value="1.932496">
            <text:p>1.93E+000</text:p>
          </table:table-cell>
          <table:table-cell table:number-columns-repeated="4"/>
        </table:table-row>
        <table:table-row table:style-name="ro2">
          <table:table-cell office:value-type="float" office:value="2.05146">
            <text:p>2.05146</text:p>
          </table:table-cell>
          <table:table-cell office:value-type="float" office:value="-3.76926536">
            <text:p>-3.76926536</text:p>
          </table:table-cell>
          <table:table-cell office:value-type="float" office:value="1.917712">
            <text:p>1.92E+000</text:p>
          </table:table-cell>
          <table:table-cell table:number-columns-repeated="4"/>
        </table:table-row>
        <table:table-row table:style-name="ro2">
          <table:table-cell office:value-type="float" office:value="2.0546016">
            <text:p>2.0546016</text:p>
          </table:table-cell>
          <table:table-cell office:value-type="float" office:value="-3.76309596">
            <text:p>-3.76309596</text:p>
          </table:table-cell>
          <table:table-cell office:value-type="float" office:value="1.903105">
            <text:p>1.90E+000</text:p>
          </table:table-cell>
          <table:table-cell table:number-columns-repeated="4"/>
        </table:table-row>
        <table:table-row table:style-name="ro2">
          <table:table-cell office:value-type="float" office:value="2.05774319">
            <text:p>2.05774319</text:p>
          </table:table-cell>
          <table:table-cell office:value-type="float" office:value="-3.75694474">
            <text:p>-3.75694474</text:p>
          </table:table-cell>
          <table:table-cell office:value-type="float" office:value="1.888671">
            <text:p>1.89E+000</text:p>
          </table:table-cell>
          <table:table-cell table:number-columns-repeated="4"/>
        </table:table-row>
        <table:table-row table:style-name="ro2">
          <table:table-cell office:value-type="float" office:value="2.06088478">
            <text:p>2.06088478</text:p>
          </table:table-cell>
          <table:table-cell office:value-type="float" office:value="-3.7508116">
            <text:p>-3.7508116</text:p>
          </table:table-cell>
          <table:table-cell office:value-type="float" office:value="1.874408">
            <text:p>1.87E+000</text:p>
          </table:table-cell>
          <table:table-cell table:number-columns-repeated="4"/>
        </table:table-row>
        <table:table-row table:style-name="ro2">
          <table:table-cell office:value-type="float" office:value="2.06402637">
            <text:p>2.06402637</text:p>
          </table:table-cell>
          <table:table-cell office:value-type="float" office:value="-3.74469648">
            <text:p>-3.74469648</text:p>
          </table:table-cell>
          <table:table-cell office:value-type="float" office:value="1.860312">
            <text:p>1.86E+000</text:p>
          </table:table-cell>
          <table:table-cell table:number-columns-repeated="4"/>
        </table:table-row>
        <table:table-row table:style-name="ro2">
          <table:table-cell office:value-type="float" office:value="2.06716797">
            <text:p>2.06716797</text:p>
          </table:table-cell>
          <table:table-cell office:value-type="float" office:value="-3.73859928">
            <text:p>-3.73859928</text:p>
          </table:table-cell>
          <table:table-cell office:value-type="float" office:value="1.846379">
            <text:p>1.85E+000</text:p>
          </table:table-cell>
          <table:table-cell table:number-columns-repeated="4"/>
        </table:table-row>
        <table:table-row table:style-name="ro2">
          <table:table-cell office:value-type="float" office:value="2.07030956">
            <text:p>2.07030956</text:p>
          </table:table-cell>
          <table:table-cell office:value-type="float" office:value="-3.73251992">
            <text:p>-3.73251992</text:p>
          </table:table-cell>
          <table:table-cell office:value-type="float" office:value="1.832607">
            <text:p>1.83E+000</text:p>
          </table:table-cell>
          <table:table-cell table:number-columns-repeated="4"/>
        </table:table-row>
        <table:table-row table:style-name="ro2">
          <table:table-cell office:value-type="float" office:value="2.07345115">
            <text:p>2.07345115</text:p>
          </table:table-cell>
          <table:table-cell office:value-type="float" office:value="-3.72645832">
            <text:p>-3.72645832</text:p>
          </table:table-cell>
          <table:table-cell office:value-type="float" office:value="1.818993">
            <text:p>1.82E+000</text:p>
          </table:table-cell>
          <table:table-cell table:number-columns-repeated="4"/>
        </table:table-row>
        <table:table-row table:style-name="ro2">
          <table:table-cell office:value-type="float" office:value="2.07659274">
            <text:p>2.07659274</text:p>
          </table:table-cell>
          <table:table-cell office:value-type="float" office:value="-3.72041441">
            <text:p>-3.72041441</text:p>
          </table:table-cell>
          <table:table-cell office:value-type="float" office:value="1.805534">
            <text:p>1.81E+000</text:p>
          </table:table-cell>
          <table:table-cell table:number-columns-repeated="4"/>
        </table:table-row>
        <table:table-row table:style-name="ro2">
          <table:table-cell office:value-type="float" office:value="2.07973434">
            <text:p>2.07973434</text:p>
          </table:table-cell>
          <table:table-cell office:value-type="float" office:value="-3.71438809">
            <text:p>-3.71438809</text:p>
          </table:table-cell>
          <table:table-cell office:value-type="float" office:value="1.792226">
            <text:p>1.79E+000</text:p>
          </table:table-cell>
          <table:table-cell table:number-columns-repeated="4"/>
        </table:table-row>
        <table:table-row table:style-name="ro2">
          <table:table-cell office:value-type="float" office:value="2.08287593">
            <text:p>2.08287593</text:p>
          </table:table-cell>
          <table:table-cell office:value-type="float" office:value="-3.7083793">
            <text:p>-3.7083793</text:p>
          </table:table-cell>
          <table:table-cell office:value-type="float" office:value="1.779068">
            <text:p>1.78E+000</text:p>
          </table:table-cell>
          <table:table-cell table:number-columns-repeated="4"/>
        </table:table-row>
        <table:table-row table:style-name="ro2">
          <table:table-cell office:value-type="float" office:value="2.08601752">
            <text:p>2.08601752</text:p>
          </table:table-cell>
          <table:table-cell office:value-type="float" office:value="-3.70238795">
            <text:p>-3.70238795</text:p>
          </table:table-cell>
          <table:table-cell office:value-type="float" office:value="1.766055">
            <text:p>1.77E+000</text:p>
          </table:table-cell>
          <table:table-cell table:number-columns-repeated="4"/>
        </table:table-row>
        <table:table-row table:style-name="ro2">
          <table:table-cell office:value-type="float" office:value="2.08915911">
            <text:p>2.08915911</text:p>
          </table:table-cell>
          <table:table-cell office:value-type="float" office:value="-3.69641396">
            <text:p>-3.69641396</text:p>
          </table:table-cell>
          <table:table-cell office:value-type="float" office:value="1.753187">
            <text:p>1.75E+000</text:p>
          </table:table-cell>
          <table:table-cell table:number-columns-repeated="4"/>
        </table:table-row>
        <table:table-row table:style-name="ro2">
          <table:table-cell office:value-type="float" office:value="2.09230071">
            <text:p>2.09230071</text:p>
          </table:table-cell>
          <table:table-cell office:value-type="float" office:value="-3.69045726">
            <text:p>-3.69045726</text:p>
          </table:table-cell>
          <table:table-cell office:value-type="float" office:value="1.740459">
            <text:p>1.74E+000</text:p>
          </table:table-cell>
          <table:table-cell table:number-columns-repeated="4"/>
        </table:table-row>
        <table:table-row table:style-name="ro2">
          <table:table-cell office:value-type="float" office:value="2.0954423">
            <text:p>2.0954423</text:p>
          </table:table-cell>
          <table:table-cell office:value-type="float" office:value="-3.68451776">
            <text:p>-3.68451776</text:p>
          </table:table-cell>
          <table:table-cell office:value-type="float" office:value="1.72787">
            <text:p>1.73E+000</text:p>
          </table:table-cell>
          <table:table-cell table:number-columns-repeated="4"/>
        </table:table-row>
        <table:table-row table:style-name="ro2">
          <table:table-cell office:value-type="float" office:value="2.09858389">
            <text:p>2.09858389</text:p>
          </table:table-cell>
          <table:table-cell office:value-type="float" office:value="-3.67859539">
            <text:p>-3.67859539</text:p>
          </table:table-cell>
          <table:table-cell office:value-type="float" office:value="1.715416">
            <text:p>1.72E+000</text:p>
          </table:table-cell>
          <table:table-cell table:number-columns-repeated="4"/>
        </table:table-row>
        <table:table-row table:style-name="ro2">
          <table:table-cell office:value-type="float" office:value="2.10172549">
            <text:p>2.10172549</text:p>
          </table:table-cell>
          <table:table-cell office:value-type="float" office:value="-3.67269008">
            <text:p>-3.67269008</text:p>
          </table:table-cell>
          <table:table-cell office:value-type="float" office:value="1.703096">
            <text:p>1.70E+000</text:p>
          </table:table-cell>
          <table:table-cell table:number-columns-repeated="4"/>
        </table:table-row>
        <table:table-row table:style-name="ro2">
          <table:table-cell office:value-type="float" office:value="2.10486708">
            <text:p>2.10486708</text:p>
          </table:table-cell>
          <table:table-cell office:value-type="float" office:value="-3.66680173">
            <text:p>-3.66680173</text:p>
          </table:table-cell>
          <table:table-cell office:value-type="float" office:value="1.690908">
            <text:p>1.69E+000</text:p>
          </table:table-cell>
          <table:table-cell table:number-columns-repeated="4"/>
        </table:table-row>
        <table:table-row table:style-name="ro2">
          <table:table-cell office:value-type="float" office:value="2.10800867">
            <text:p>2.10800867</text:p>
          </table:table-cell>
          <table:table-cell office:value-type="float" office:value="-3.66093029">
            <text:p>-3.66093029</text:p>
          </table:table-cell>
          <table:table-cell office:value-type="float" office:value="1.678848">
            <text:p>1.68E+000</text:p>
          </table:table-cell>
          <table:table-cell table:number-columns-repeated="4"/>
        </table:table-row>
        <table:table-row table:style-name="ro2">
          <table:table-cell office:value-type="float" office:value="2.11115026">
            <text:p>2.11115026</text:p>
          </table:table-cell>
          <table:table-cell office:value-type="float" office:value="-3.65507567">
            <text:p>-3.65507567</text:p>
          </table:table-cell>
          <table:table-cell office:value-type="float" office:value="1.666914">
            <text:p>1.67E+000</text:p>
          </table:table-cell>
          <table:table-cell table:number-columns-repeated="4"/>
        </table:table-row>
        <table:table-row table:style-name="ro2">
          <table:table-cell office:value-type="float" office:value="2.11429186">
            <text:p>2.11429186</text:p>
          </table:table-cell>
          <table:table-cell office:value-type="float" office:value="-3.6492378">
            <text:p>-3.6492378</text:p>
          </table:table-cell>
          <table:table-cell office:value-type="float" office:value="1.655105">
            <text:p>1.66E+000</text:p>
          </table:table-cell>
          <table:table-cell table:number-columns-repeated="4"/>
        </table:table-row>
        <table:table-row table:style-name="ro2">
          <table:table-cell office:value-type="float" office:value="2.11743345">
            <text:p>2.11743345</text:p>
          </table:table-cell>
          <table:table-cell office:value-type="float" office:value="-3.64341661">
            <text:p>-3.64341661</text:p>
          </table:table-cell>
          <table:table-cell office:value-type="float" office:value="1.643418">
            <text:p>1.64E+000</text:p>
          </table:table-cell>
          <table:table-cell table:number-columns-repeated="4"/>
        </table:table-row>
        <table:table-row table:style-name="ro2">
          <table:table-cell office:value-type="float" office:value="2.12057504">
            <text:p>2.12057504</text:p>
          </table:table-cell>
          <table:table-cell office:value-type="float" office:value="-3.63761201">
            <text:p>-3.63761201</text:p>
          </table:table-cell>
          <table:table-cell office:value-type="float" office:value="1.631852">
            <text:p>1.63E+000</text:p>
          </table:table-cell>
          <table:table-cell table:number-columns-repeated="4"/>
        </table:table-row>
        <table:table-row table:style-name="ro2">
          <table:table-cell office:value-type="float" office:value="2.12371663">
            <text:p>2.12371663</text:p>
          </table:table-cell>
          <table:table-cell office:value-type="float" office:value="-3.63182394">
            <text:p>-3.63182394</text:p>
          </table:table-cell>
          <table:table-cell office:value-type="float" office:value="1.620403">
            <text:p>1.62E+000</text:p>
          </table:table-cell>
          <table:table-cell table:number-columns-repeated="4"/>
        </table:table-row>
        <table:table-row table:style-name="ro2">
          <table:table-cell office:value-type="float" office:value="2.12685823">
            <text:p>2.12685823</text:p>
          </table:table-cell>
          <table:table-cell office:value-type="float" office:value="-3.62605232">
            <text:p>-3.62605232</text:p>
          </table:table-cell>
          <table:table-cell office:value-type="float" office:value="1.60907">
            <text:p>1.61E+000</text:p>
          </table:table-cell>
          <table:table-cell table:number-columns-repeated="4"/>
        </table:table-row>
        <table:table-row table:style-name="ro2">
          <table:table-cell office:value-type="float" office:value="2.12999982">
            <text:p>2.12999982</text:p>
          </table:table-cell>
          <table:table-cell office:value-type="float" office:value="-3.62029708">
            <text:p>-3.62029708</text:p>
          </table:table-cell>
          <table:table-cell office:value-type="float" office:value="1.597851">
            <text:p>1.60E+000</text:p>
          </table:table-cell>
          <table:table-cell table:number-columns-repeated="4"/>
        </table:table-row>
        <table:table-row table:style-name="ro2">
          <table:table-cell office:value-type="float" office:value="2.13314141">
            <text:p>2.13314141</text:p>
          </table:table-cell>
          <table:table-cell office:value-type="float" office:value="-3.61455814">
            <text:p>-3.61455814</text:p>
          </table:table-cell>
          <table:table-cell office:value-type="float" office:value="1.586744">
            <text:p>1.59E+000</text:p>
          </table:table-cell>
          <table:table-cell table:number-columns-repeated="4"/>
        </table:table-row>
        <table:table-row table:style-name="ro2">
          <table:table-cell office:value-type="float" office:value="2.136283">
            <text:p>2.136283</text:p>
          </table:table-cell>
          <table:table-cell office:value-type="float" office:value="-3.60883544">
            <text:p>-3.60883544</text:p>
          </table:table-cell>
          <table:table-cell office:value-type="float" office:value="1.575748">
            <text:p>1.58E+000</text:p>
          </table:table-cell>
          <table:table-cell table:number-columns-repeated="4"/>
        </table:table-row>
        <table:table-row table:style-name="ro2">
          <table:table-cell office:value-type="float" office:value="2.1394246">
            <text:p>2.1394246</text:p>
          </table:table-cell>
          <table:table-cell office:value-type="float" office:value="-3.6031289">
            <text:p>-3.6031289</text:p>
          </table:table-cell>
          <table:table-cell office:value-type="float" office:value="1.56486">
            <text:p>1.56E+000</text:p>
          </table:table-cell>
          <table:table-cell table:number-columns-repeated="4"/>
        </table:table-row>
        <table:table-row table:style-name="ro2">
          <table:table-cell office:value-type="float" office:value="2.14256619">
            <text:p>2.14256619</text:p>
          </table:table-cell>
          <table:table-cell office:value-type="float" office:value="-3.59743846">
            <text:p>-3.59743846</text:p>
          </table:table-cell>
          <table:table-cell office:value-type="float" office:value="1.554078">
            <text:p>1.55E+000</text:p>
          </table:table-cell>
          <table:table-cell table:number-columns-repeated="4"/>
        </table:table-row>
        <table:table-row table:style-name="ro2">
          <table:table-cell office:value-type="float" office:value="2.14570778">
            <text:p>2.14570778</text:p>
          </table:table-cell>
          <table:table-cell office:value-type="float" office:value="-3.59176403">
            <text:p>-3.59176403</text:p>
          </table:table-cell>
          <table:table-cell office:value-type="float" office:value="1.543401">
            <text:p>1.54E+000</text:p>
          </table:table-cell>
          <table:table-cell table:number-columns-repeated="4"/>
        </table:table-row>
        <table:table-row table:style-name="ro2">
          <table:table-cell office:value-type="float" office:value="2.14884938">
            <text:p>2.14884938</text:p>
          </table:table-cell>
          <table:table-cell office:value-type="float" office:value="-3.58610555">
            <text:p>-3.58610555</text:p>
          </table:table-cell>
          <table:table-cell office:value-type="float" office:value="1.532827">
            <text:p>1.53E+000</text:p>
          </table:table-cell>
          <table:table-cell table:number-columns-repeated="4"/>
        </table:table-row>
        <table:table-row table:style-name="ro2">
          <table:table-cell office:value-type="float" office:value="2.15199097">
            <text:p>2.15199097</text:p>
          </table:table-cell>
          <table:table-cell office:value-type="float" office:value="-3.58046295">
            <text:p>-3.58046295</text:p>
          </table:table-cell>
          <table:table-cell office:value-type="float" office:value="1.522355">
            <text:p>1.52E+000</text:p>
          </table:table-cell>
          <table:table-cell table:number-columns-repeated="4"/>
        </table:table-row>
        <table:table-row table:style-name="ro2">
          <table:table-cell office:value-type="float" office:value="2.15513256">
            <text:p>2.15513256</text:p>
          </table:table-cell>
          <table:table-cell office:value-type="float" office:value="-3.57483617">
            <text:p>-3.57483617</text:p>
          </table:table-cell>
          <table:table-cell office:value-type="float" office:value="1.511982">
            <text:p>1.51E+000</text:p>
          </table:table-cell>
          <table:table-cell table:number-columns-repeated="4"/>
        </table:table-row>
        <table:table-row table:style-name="ro2">
          <table:table-cell office:value-type="float" office:value="2.15827415">
            <text:p>2.15827415</text:p>
          </table:table-cell>
          <table:table-cell office:value-type="float" office:value="-3.56922512">
            <text:p>-3.56922512</text:p>
          </table:table-cell>
          <table:table-cell office:value-type="float" office:value="1.501707">
            <text:p>1.50E+000</text:p>
          </table:table-cell>
          <table:table-cell table:number-columns-repeated="4"/>
        </table:table-row>
        <table:table-row table:style-name="ro2">
          <table:table-cell office:value-type="float" office:value="2.16141575">
            <text:p>2.16141575</text:p>
          </table:table-cell>
          <table:table-cell office:value-type="float" office:value="-3.56362974">
            <text:p>-3.56362974</text:p>
          </table:table-cell>
          <table:table-cell office:value-type="float" office:value="1.491529">
            <text:p>1.49E+000</text:p>
          </table:table-cell>
          <table:table-cell table:number-columns-repeated="4"/>
        </table:table-row>
        <table:table-row table:style-name="ro2">
          <table:table-cell office:value-type="float" office:value="2.16455734">
            <text:p>2.16455734</text:p>
          </table:table-cell>
          <table:table-cell office:value-type="float" office:value="-3.55804997">
            <text:p>-3.55804997</text:p>
          </table:table-cell>
          <table:table-cell office:value-type="float" office:value="1.481445">
            <text:p>1.48E+000</text:p>
          </table:table-cell>
          <table:table-cell table:number-columns-repeated="4"/>
        </table:table-row>
        <table:table-row table:style-name="ro2">
          <table:table-cell office:value-type="float" office:value="2.16769893">
            <text:p>2.16769893</text:p>
          </table:table-cell>
          <table:table-cell office:value-type="float" office:value="-3.55248574">
            <text:p>-3.55248574</text:p>
          </table:table-cell>
          <table:table-cell office:value-type="float" office:value="1.471455">
            <text:p>1.47E+000</text:p>
          </table:table-cell>
          <table:table-cell table:number-columns-repeated="4"/>
        </table:table-row>
        <table:table-row table:style-name="ro2">
          <table:table-cell office:value-type="float" office:value="2.17084052">
            <text:p>2.17084052</text:p>
          </table:table-cell>
          <table:table-cell office:value-type="float" office:value="-3.54693697">
            <text:p>-3.54693697</text:p>
          </table:table-cell>
          <table:table-cell office:value-type="float" office:value="1.461557">
            <text:p>1.46E+000</text:p>
          </table:table-cell>
          <table:table-cell table:number-columns-repeated="4"/>
        </table:table-row>
        <table:table-row table:style-name="ro2">
          <table:table-cell office:value-type="float" office:value="2.17398212">
            <text:p>2.17398212</text:p>
          </table:table-cell>
          <table:table-cell office:value-type="float" office:value="-3.5414036">
            <text:p>-3.5414036</text:p>
          </table:table-cell>
          <table:table-cell office:value-type="float" office:value="1.45175">
            <text:p>1.45E+000</text:p>
          </table:table-cell>
          <table:table-cell table:number-columns-repeated="4"/>
        </table:table-row>
        <table:table-row table:style-name="ro2">
          <table:table-cell office:value-type="float" office:value="2.17712371">
            <text:p>2.17712371</text:p>
          </table:table-cell>
          <table:table-cell office:value-type="float" office:value="-3.53588557">
            <text:p>-3.53588557</text:p>
          </table:table-cell>
          <table:table-cell office:value-type="float" office:value="1.442031">
            <text:p>1.44E+000</text:p>
          </table:table-cell>
          <table:table-cell table:number-columns-repeated="4"/>
        </table:table-row>
        <table:table-row table:style-name="ro2">
          <table:table-cell office:value-type="float" office:value="2.1802653">
            <text:p>2.1802653</text:p>
          </table:table-cell>
          <table:table-cell office:value-type="float" office:value="-3.5303828">
            <text:p>-3.5303828</text:p>
          </table:table-cell>
          <table:table-cell office:value-type="float" office:value="1.432401">
            <text:p>1.43E+000</text:p>
          </table:table-cell>
          <table:table-cell table:number-columns-repeated="4"/>
        </table:table-row>
        <table:table-row table:style-name="ro2">
          <table:table-cell office:value-type="float" office:value="2.18340689">
            <text:p>2.18340689</text:p>
          </table:table-cell>
          <table:table-cell office:value-type="float" office:value="-3.52489523">
            <text:p>-3.52489523</text:p>
          </table:table-cell>
          <table:table-cell office:value-type="float" office:value="1.422856">
            <text:p>1.42E+000</text:p>
          </table:table-cell>
          <table:table-cell table:number-columns-repeated="4"/>
        </table:table-row>
        <table:table-row table:style-name="ro2">
          <table:table-cell office:value-type="float" office:value="2.18654849">
            <text:p>2.18654849</text:p>
          </table:table-cell>
          <table:table-cell office:value-type="float" office:value="-3.5194228">
            <text:p>-3.5194228</text:p>
          </table:table-cell>
          <table:table-cell office:value-type="float" office:value="1.413397">
            <text:p>1.41E+000</text:p>
          </table:table-cell>
          <table:table-cell table:number-columns-repeated="4"/>
        </table:table-row>
        <table:table-row table:style-name="ro2">
          <table:table-cell office:value-type="float" office:value="2.18969008">
            <text:p>2.18969008</text:p>
          </table:table-cell>
          <table:table-cell office:value-type="float" office:value="-3.51396544">
            <text:p>-3.51396544</text:p>
          </table:table-cell>
          <table:table-cell office:value-type="float" office:value="1.404021">
            <text:p>1.40E+000</text:p>
          </table:table-cell>
          <table:table-cell table:number-columns-repeated="4"/>
        </table:table-row>
        <table:table-row table:style-name="ro2">
          <table:table-cell office:value-type="float" office:value="2.19283167">
            <text:p>2.19283167</text:p>
          </table:table-cell>
          <table:table-cell office:value-type="float" office:value="-3.50852308">
            <text:p>-3.50852308</text:p>
          </table:table-cell>
          <table:table-cell office:value-type="float" office:value="1.394727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2.19597326">
            <text:p>2.19597326</text:p>
          </table:table-cell>
          <table:table-cell office:value-type="float" office:value="-3.50309567">
            <text:p>-3.50309567</text:p>
          </table:table-cell>
          <table:table-cell office:value-type="float" office:value="1.385515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2.19911486">
            <text:p>2.19911486</text:p>
          </table:table-cell>
          <table:table-cell office:value-type="float" office:value="-3.49768313">
            <text:p>-3.49768313</text:p>
          </table:table-cell>
          <table:table-cell office:value-type="float" office:value="1.376382">
            <text:p>1.38E+000</text:p>
          </table:table-cell>
          <table:table-cell table:number-columns-repeated="4"/>
        </table:table-row>
        <table:table-row table:style-name="ro2">
          <table:table-cell office:value-type="float" office:value="2.20225645">
            <text:p>2.20225645</text:p>
          </table:table-cell>
          <table:table-cell office:value-type="float" office:value="-3.4922854">
            <text:p>-3.4922854</text:p>
          </table:table-cell>
          <table:table-cell office:value-type="float" office:value="1.367328">
            <text:p>1.37E+000</text:p>
          </table:table-cell>
          <table:table-cell table:number-columns-repeated="4"/>
        </table:table-row>
        <table:table-row table:style-name="ro2">
          <table:table-cell office:value-type="float" office:value="2.20539804">
            <text:p>2.20539804</text:p>
          </table:table-cell>
          <table:table-cell office:value-type="float" office:value="-3.48690242">
            <text:p>-3.48690242</text:p>
          </table:table-cell>
          <table:table-cell office:value-type="float" office:value="1.358351">
            <text:p>1.36E+000</text:p>
          </table:table-cell>
          <table:table-cell table:number-columns-repeated="4"/>
        </table:table-row>
        <table:table-row table:style-name="ro2">
          <table:table-cell office:value-type="float" office:value="2.20853964">
            <text:p>2.20853964</text:p>
          </table:table-cell>
          <table:table-cell office:value-type="float" office:value="-3.48153412">
            <text:p>-3.48153412</text:p>
          </table:table-cell>
          <table:table-cell office:value-type="float" office:value="1.349451">
            <text:p>1.35E+000</text:p>
          </table:table-cell>
          <table:table-cell table:number-columns-repeated="4"/>
        </table:table-row>
        <table:table-row table:style-name="ro2">
          <table:table-cell office:value-type="float" office:value="2.21168123">
            <text:p>2.21168123</text:p>
          </table:table-cell>
          <table:table-cell office:value-type="float" office:value="-3.47618045">
            <text:p>-3.47618045</text:p>
          </table:table-cell>
          <table:table-cell office:value-type="float" office:value="1.340626">
            <text:p>1.34E+000</text:p>
          </table:table-cell>
          <table:table-cell table:number-columns-repeated="4"/>
        </table:table-row>
        <table:table-row table:style-name="ro2">
          <table:table-cell office:value-type="float" office:value="2.21482282">
            <text:p>2.21482282</text:p>
          </table:table-cell>
          <table:table-cell office:value-type="float" office:value="-3.47084134">
            <text:p>-3.47084134</text:p>
          </table:table-cell>
          <table:table-cell office:value-type="float" office:value="1.331875">
            <text:p>1.33E+000</text:p>
          </table:table-cell>
          <table:table-cell table:number-columns-repeated="4"/>
        </table:table-row>
        <table:table-row table:style-name="ro2">
          <table:table-cell office:value-type="float" office:value="2.21796441">
            <text:p>2.21796441</text:p>
          </table:table-cell>
          <table:table-cell office:value-type="float" office:value="-3.46551673">
            <text:p>-3.46551673</text:p>
          </table:table-cell>
          <table:table-cell office:value-type="float" office:value="1.323197">
            <text:p>1.32E+000</text:p>
          </table:table-cell>
          <table:table-cell table:number-columns-repeated="4"/>
        </table:table-row>
        <table:table-row table:style-name="ro2">
          <table:table-cell office:value-type="float" office:value="2.22110601">
            <text:p>2.22110601</text:p>
          </table:table-cell>
          <table:table-cell office:value-type="float" office:value="-3.46020655">
            <text:p>-3.46020655</text:p>
          </table:table-cell>
          <table:table-cell office:value-type="float" office:value="1.31459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2.2242476">
            <text:p>2.2242476</text:p>
          </table:table-cell>
          <table:table-cell office:value-type="float" office:value="-3.45491075">
            <text:p>-3.45491075</text:p>
          </table:table-cell>
          <table:table-cell office:value-type="float" office:value="1.306055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2.22738919">
            <text:p>2.22738919</text:p>
          </table:table-cell>
          <table:table-cell office:value-type="float" office:value="-3.44962926">
            <text:p>-3.44962926</text:p>
          </table:table-cell>
          <table:table-cell office:value-type="float" office:value="1.297589">
            <text:p>1.30E+000</text:p>
          </table:table-cell>
          <table:table-cell table:number-columns-repeated="4"/>
        </table:table-row>
        <table:table-row table:style-name="ro2">
          <table:table-cell office:value-type="float" office:value="2.23053078">
            <text:p>2.23053078</text:p>
          </table:table-cell>
          <table:table-cell office:value-type="float" office:value="-3.44436202">
            <text:p>-3.44436202</text:p>
          </table:table-cell>
          <table:table-cell office:value-type="float" office:value="1.289192">
            <text:p>1.29E+000</text:p>
          </table:table-cell>
          <table:table-cell table:number-columns-repeated="4"/>
        </table:table-row>
        <table:table-row table:style-name="ro2">
          <table:table-cell office:value-type="float" office:value="2.23367238">
            <text:p>2.23367238</text:p>
          </table:table-cell>
          <table:table-cell office:value-type="float" office:value="-3.43910898">
            <text:p>-3.43910898</text:p>
          </table:table-cell>
          <table:table-cell office:value-type="float" office:value="1.280863">
            <text:p>1.28E+000</text:p>
          </table:table-cell>
          <table:table-cell table:number-columns-repeated="4"/>
        </table:table-row>
        <table:table-row table:style-name="ro2">
          <table:table-cell office:value-type="float" office:value="2.23681397">
            <text:p>2.23681397</text:p>
          </table:table-cell>
          <table:table-cell office:value-type="float" office:value="-3.43387007">
            <text:p>-3.43387007</text:p>
          </table:table-cell>
          <table:table-cell office:value-type="float" office:value="1.2726">
            <text:p>1.27E+000</text:p>
          </table:table-cell>
          <table:table-cell table:number-columns-repeated="4"/>
        </table:table-row>
        <table:table-row table:style-name="ro2">
          <table:table-cell office:value-type="float" office:value="2.23995556">
            <text:p>2.23995556</text:p>
          </table:table-cell>
          <table:table-cell office:value-type="float" office:value="-3.42864523">
            <text:p>-3.42864523</text:p>
          </table:table-cell>
          <table:table-cell office:value-type="float" office:value="1.264404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2.24309715">
            <text:p>2.24309715</text:p>
          </table:table-cell>
          <table:table-cell office:value-type="float" office:value="-3.42343441">
            <text:p>-3.42343441</text:p>
          </table:table-cell>
          <table:table-cell office:value-type="float" office:value="1.256272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2.24623875">
            <text:p>2.24623875</text:p>
          </table:table-cell>
          <table:table-cell office:value-type="float" office:value="-3.41823754">
            <text:p>-3.41823754</text:p>
          </table:table-cell>
          <table:table-cell office:value-type="float" office:value="1.248204">
            <text:p>1.25E+000</text:p>
          </table:table-cell>
          <table:table-cell table:number-columns-repeated="4"/>
        </table:table-row>
        <table:table-row table:style-name="ro2">
          <table:table-cell office:value-type="float" office:value="2.24938034">
            <text:p>2.24938034</text:p>
          </table:table-cell>
          <table:table-cell office:value-type="float" office:value="-3.41305457">
            <text:p>-3.41305457</text:p>
          </table:table-cell>
          <table:table-cell office:value-type="float" office:value="1.240199">
            <text:p>1.24E+000</text:p>
          </table:table-cell>
          <table:table-cell table:number-columns-repeated="4"/>
        </table:table-row>
        <table:table-row table:style-name="ro2">
          <table:table-cell office:value-type="float" office:value="2.25252193">
            <text:p>2.25252193</text:p>
          </table:table-cell>
          <table:table-cell office:value-type="float" office:value="-3.40788544">
            <text:p>-3.40788544</text:p>
          </table:table-cell>
          <table:table-cell office:value-type="float" office:value="1.232256">
            <text:p>1.23E+000</text:p>
          </table:table-cell>
          <table:table-cell table:number-columns-repeated="4"/>
        </table:table-row>
        <table:table-row table:style-name="ro2">
          <table:table-cell office:value-type="float" office:value="2.25566353">
            <text:p>2.25566353</text:p>
          </table:table-cell>
          <table:table-cell office:value-type="float" office:value="-3.40273008">
            <text:p>-3.40273008</text:p>
          </table:table-cell>
          <table:table-cell office:value-type="float" office:value="1.224375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2.25880512">
            <text:p>2.25880512</text:p>
          </table:table-cell>
          <table:table-cell office:value-type="float" office:value="-3.39758845">
            <text:p>-3.39758845</text:p>
          </table:table-cell>
          <table:table-cell office:value-type="float" office:value="1.216554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2.26194671">
            <text:p>2.26194671</text:p>
          </table:table-cell>
          <table:table-cell office:value-type="float" office:value="-3.39246048">
            <text:p>-3.39246048</text:p>
          </table:table-cell>
          <table:table-cell office:value-type="float" office:value="1.208792">
            <text:p>1.21E+000</text:p>
          </table:table-cell>
          <table:table-cell table:number-columns-repeated="4"/>
        </table:table-row>
        <table:table-row table:style-name="ro2">
          <table:table-cell office:value-type="float" office:value="2.2650883">
            <text:p>2.2650883</text:p>
          </table:table-cell>
          <table:table-cell office:value-type="float" office:value="-3.38734612">
            <text:p>-3.38734612</text:p>
          </table:table-cell>
          <table:table-cell office:value-type="float" office:value="1.20109">
            <text:p>1.20E+000</text:p>
          </table:table-cell>
          <table:table-cell table:number-columns-repeated="4"/>
        </table:table-row>
        <table:table-row table:style-name="ro2">
          <table:table-cell office:value-type="float" office:value="2.2682299">
            <text:p>2.2682299</text:p>
          </table:table-cell>
          <table:table-cell office:value-type="float" office:value="-3.38224531">
            <text:p>-3.38224531</text:p>
          </table:table-cell>
          <table:table-cell office:value-type="float" office:value="1.193445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2.27137149">
            <text:p>2.27137149</text:p>
          </table:table-cell>
          <table:table-cell office:value-type="float" office:value="-3.37715799">
            <text:p>-3.37715799</text:p>
          </table:table-cell>
          <table:table-cell office:value-type="float" office:value="1.185857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2.27451308">
            <text:p>2.27451308</text:p>
          </table:table-cell>
          <table:table-cell office:value-type="float" office:value="-3.37208411">
            <text:p>-3.37208411</text:p>
          </table:table-cell>
          <table:table-cell office:value-type="float" office:value="1.178325">
            <text:p>1.18E+000</text:p>
          </table:table-cell>
          <table:table-cell table:number-columns-repeated="4"/>
        </table:table-row>
        <table:table-row table:style-name="ro2">
          <table:table-cell office:value-type="float" office:value="2.27765467">
            <text:p>2.27765467</text:p>
          </table:table-cell>
          <table:table-cell office:value-type="float" office:value="-3.36702362">
            <text:p>-3.36702362</text:p>
          </table:table-cell>
          <table:table-cell office:value-type="float" office:value="1.17085">
            <text:p>1.17E+000</text:p>
          </table:table-cell>
          <table:table-cell table:number-columns-repeated="4"/>
        </table:table-row>
        <table:table-row table:style-name="ro2">
          <table:table-cell office:value-type="float" office:value="2.28079627">
            <text:p>2.28079627</text:p>
          </table:table-cell>
          <table:table-cell office:value-type="float" office:value="-3.36197645">
            <text:p>-3.36197645</text:p>
          </table:table-cell>
          <table:table-cell office:value-type="float" office:value="1.163428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2.28393786">
            <text:p>2.28393786</text:p>
          </table:table-cell>
          <table:table-cell office:value-type="float" office:value="-3.35694255">
            <text:p>-3.35694255</text:p>
          </table:table-cell>
          <table:table-cell office:value-type="float" office:value="1.156061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2.28707945">
            <text:p>2.28707945</text:p>
          </table:table-cell>
          <table:table-cell office:value-type="float" office:value="-3.35192187">
            <text:p>-3.35192187</text:p>
          </table:table-cell>
          <table:table-cell office:value-type="float" office:value="1.148748">
            <text:p>1.15E+000</text:p>
          </table:table-cell>
          <table:table-cell table:number-columns-repeated="4"/>
        </table:table-row>
        <table:table-row table:style-name="ro2">
          <table:table-cell office:value-type="float" office:value="2.29022104">
            <text:p>2.29022104</text:p>
          </table:table-cell>
          <table:table-cell office:value-type="float" office:value="-3.34691435">
            <text:p>-3.34691435</text:p>
          </table:table-cell>
          <table:table-cell office:value-type="float" office:value="1.141487">
            <text:p>1.14E+000</text:p>
          </table:table-cell>
          <table:table-cell table:number-columns-repeated="4"/>
        </table:table-row>
        <table:table-row table:style-name="ro2">
          <table:table-cell office:value-type="float" office:value="2.29336264">
            <text:p>2.29336264</text:p>
          </table:table-cell>
          <table:table-cell office:value-type="float" office:value="-3.34191994">
            <text:p>-3.34191994</text:p>
          </table:table-cell>
          <table:table-cell office:value-type="float" office:value="1.134277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2.29650423">
            <text:p>2.29650423</text:p>
          </table:table-cell>
          <table:table-cell office:value-type="float" office:value="-3.33693858">
            <text:p>-3.33693858</text:p>
          </table:table-cell>
          <table:table-cell office:value-type="float" office:value="1.127119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2.29964582">
            <text:p>2.29964582</text:p>
          </table:table-cell>
          <table:table-cell office:value-type="float" office:value="-3.33197022">
            <text:p>-3.33197022</text:p>
          </table:table-cell>
          <table:table-cell office:value-type="float" office:value="1.120012">
            <text:p>1.12E+000</text:p>
          </table:table-cell>
          <table:table-cell table:number-columns-repeated="4"/>
        </table:table-row>
        <table:table-row table:style-name="ro2">
          <table:table-cell office:value-type="float" office:value="2.30278742">
            <text:p>2.30278742</text:p>
          </table:table-cell>
          <table:table-cell office:value-type="float" office:value="-3.32701481">
            <text:p>-3.32701481</text:p>
          </table:table-cell>
          <table:table-cell office:value-type="float" office:value="1.112954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2.30592901">
            <text:p>2.30592901</text:p>
          </table:table-cell>
          <table:table-cell office:value-type="float" office:value="-3.3220723">
            <text:p>-3.3220723</text:p>
          </table:table-cell>
          <table:table-cell office:value-type="float" office:value="1.105946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2.3090706">
            <text:p>2.3090706</text:p>
          </table:table-cell>
          <table:table-cell office:value-type="float" office:value="-3.31714262">
            <text:p>-3.31714262</text:p>
          </table:table-cell>
          <table:table-cell office:value-type="float" office:value="1.098986">
            <text:p>1.10E+000</text:p>
          </table:table-cell>
          <table:table-cell table:number-columns-repeated="4"/>
        </table:table-row>
        <table:table-row table:style-name="ro2">
          <table:table-cell office:value-type="float" office:value="2.31221219">
            <text:p>2.31221219</text:p>
          </table:table-cell>
          <table:table-cell office:value-type="float" office:value="-3.31222573">
            <text:p>-3.31222573</text:p>
          </table:table-cell>
          <table:table-cell office:value-type="float" office:value="1.092074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2.31535379">
            <text:p>2.31535379</text:p>
          </table:table-cell>
          <table:table-cell office:value-type="float" office:value="-3.30732157">
            <text:p>-3.30732157</text:p>
          </table:table-cell>
          <table:table-cell office:value-type="float" office:value="1.085209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2.31849538">
            <text:p>2.31849538</text:p>
          </table:table-cell>
          <table:table-cell office:value-type="float" office:value="-3.3024301">
            <text:p>-3.3024301</text:p>
          </table:table-cell>
          <table:table-cell office:value-type="float" office:value="1.078391">
            <text:p>1.08E+000</text:p>
          </table:table-cell>
          <table:table-cell table:number-columns-repeated="4"/>
        </table:table-row>
        <table:table-row table:style-name="ro2">
          <table:table-cell office:value-type="float" office:value="2.32163697">
            <text:p>2.32163697</text:p>
          </table:table-cell>
          <table:table-cell office:value-type="float" office:value="-3.29755127">
            <text:p>-3.29755127</text:p>
          </table:table-cell>
          <table:table-cell office:value-type="float" office:value="1.071619">
            <text:p>1.07E+000</text:p>
          </table:table-cell>
          <table:table-cell table:number-columns-repeated="4"/>
        </table:table-row>
        <table:table-row table:style-name="ro2">
          <table:table-cell office:value-type="float" office:value="2.32477856">
            <text:p>2.32477856</text:p>
          </table:table-cell>
          <table:table-cell office:value-type="float" office:value="-3.29268501">
            <text:p>-3.29268501</text:p>
          </table:table-cell>
          <table:table-cell office:value-type="float" office:value="1.064892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2.32792016">
            <text:p>2.32792016</text:p>
          </table:table-cell>
          <table:table-cell office:value-type="float" office:value="-3.28783128">
            <text:p>-3.28783128</text:p>
          </table:table-cell>
          <table:table-cell office:value-type="float" office:value="1.05821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2.33106175">
            <text:p>2.33106175</text:p>
          </table:table-cell>
          <table:table-cell office:value-type="float" office:value="-3.28299003">
            <text:p>-3.28299003</text:p>
          </table:table-cell>
          <table:table-cell office:value-type="float" office:value="1.051572">
            <text:p>1.05E+000</text:p>
          </table:table-cell>
          <table:table-cell table:number-columns-repeated="4"/>
        </table:table-row>
        <table:table-row table:style-name="ro2">
          <table:table-cell office:value-type="float" office:value="2.33420334">
            <text:p>2.33420334</text:p>
          </table:table-cell>
          <table:table-cell office:value-type="float" office:value="-3.27816121">
            <text:p>-3.27816121</text:p>
          </table:table-cell>
          <table:table-cell office:value-type="float" office:value="1.044979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2.33734493">
            <text:p>2.33734493</text:p>
          </table:table-cell>
          <table:table-cell office:value-type="float" office:value="-3.27334476">
            <text:p>-3.27334476</text:p>
          </table:table-cell>
          <table:table-cell office:value-type="float" office:value="1.038428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2.34048653">
            <text:p>2.34048653</text:p>
          </table:table-cell>
          <table:table-cell office:value-type="float" office:value="-3.26854065">
            <text:p>-3.26854065</text:p>
          </table:table-cell>
          <table:table-cell office:value-type="float" office:value="1.03192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2.34362812">
            <text:p>2.34362812</text:p>
          </table:table-cell>
          <table:table-cell office:value-type="float" office:value="-3.26374881">
            <text:p>-3.26374881</text:p>
          </table:table-cell>
          <table:table-cell office:value-type="float" office:value="1.025454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2.34676971">
            <text:p>2.34676971</text:p>
          </table:table-cell>
          <table:table-cell office:value-type="float" office:value="-3.2589692">
            <text:p>-3.2589692</text:p>
          </table:table-cell>
          <table:table-cell office:value-type="float" office:value="1.019029">
            <text:p>1.02E+000</text:p>
          </table:table-cell>
          <table:table-cell table:number-columns-repeated="4"/>
        </table:table-row>
        <table:table-row table:style-name="ro2">
          <table:table-cell office:value-type="float" office:value="2.3499113">
            <text:p>2.3499113</text:p>
          </table:table-cell>
          <table:table-cell office:value-type="float" office:value="-3.25420176">
            <text:p>-3.25420176</text:p>
          </table:table-cell>
          <table:table-cell office:value-type="float" office:value="1.012646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2.3530529">
            <text:p>2.3530529</text:p>
          </table:table-cell>
          <table:table-cell office:value-type="float" office:value="-3.24944646">
            <text:p>-3.24944646</text:p>
          </table:table-cell>
          <table:table-cell office:value-type="float" office:value="1.006303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2.35619449">
            <text:p>2.35619449</text:p>
          </table:table-cell>
          <table:table-cell office:value-type="float" office:value="-3.24470324">
            <text:p>-3.24470324</text:p>
          </table:table-cell>
          <table:table-cell office:value-type="float" office:value="1">
            <text:p>1.00E+000</text:p>
          </table:table-cell>
          <table:table-cell table:number-columns-repeated="4"/>
        </table:table-row>
        <table:table-row table:style-name="ro2">
          <table:table-cell office:value-type="float" office:value="2.35933608">
            <text:p>2.35933608</text:p>
          </table:table-cell>
          <table:table-cell office:value-type="float" office:value="-3.23997205">
            <text:p>-3.23997205</text:p>
          </table:table-cell>
          <table:table-cell office:value-type="float" office:value="0.9937365">
            <text:p>9.94E-001</text:p>
          </table:table-cell>
          <table:table-cell table:number-columns-repeated="4"/>
        </table:table-row>
        <table:table-row table:style-name="ro2">
          <table:table-cell office:value-type="float" office:value="2.36247768">
            <text:p>2.36247768</text:p>
          </table:table-cell>
          <table:table-cell office:value-type="float" office:value="-3.23525285">
            <text:p>-3.23525285</text:p>
          </table:table-cell>
          <table:table-cell office:value-type="float" office:value="0.9875119">
            <text:p>9.88E-001</text:p>
          </table:table-cell>
          <table:table-cell table:number-columns-repeated="4"/>
        </table:table-row>
        <table:table-row table:style-name="ro2">
          <table:table-cell office:value-type="float" office:value="2.36561927">
            <text:p>2.36561927</text:p>
          </table:table-cell>
          <table:table-cell office:value-type="float" office:value="-3.23054558">
            <text:p>-3.23054558</text:p>
          </table:table-cell>
          <table:table-cell office:value-type="float" office:value="0.9813259">
            <text:p>9.81E-001</text:p>
          </table:table-cell>
          <table:table-cell table:number-columns-repeated="4"/>
        </table:table-row>
        <table:table-row table:style-name="ro2">
          <table:table-cell office:value-type="float" office:value="2.36876086">
            <text:p>2.36876086</text:p>
          </table:table-cell>
          <table:table-cell office:value-type="float" office:value="-3.2258502">
            <text:p>-3.2258502</text:p>
          </table:table-cell>
          <table:table-cell office:value-type="float" office:value="0.9751779">
            <text:p>9.75E-001</text:p>
          </table:table-cell>
          <table:table-cell table:number-columns-repeated="4"/>
        </table:table-row>
        <table:table-row table:style-name="ro2">
          <table:table-cell office:value-type="float" office:value="2.37190245">
            <text:p>2.37190245</text:p>
          </table:table-cell>
          <table:table-cell office:value-type="float" office:value="-3.22116666">
            <text:p>-3.22116666</text:p>
          </table:table-cell>
          <table:table-cell office:value-type="float" office:value="0.9690674">
            <text:p>9.69E-001</text:p>
          </table:table-cell>
          <table:table-cell table:number-columns-repeated="4"/>
        </table:table-row>
        <table:table-row table:style-name="ro2">
          <table:table-cell office:value-type="float" office:value="2.37504405">
            <text:p>2.37504405</text:p>
          </table:table-cell>
          <table:table-cell office:value-type="float" office:value="-3.21649492">
            <text:p>-3.21649492</text:p>
          </table:table-cell>
          <table:table-cell office:value-type="float" office:value="0.9629941">
            <text:p>9.63E-001</text:p>
          </table:table-cell>
          <table:table-cell table:number-columns-repeated="4"/>
        </table:table-row>
        <table:table-row table:style-name="ro2">
          <table:table-cell office:value-type="float" office:value="2.37818564">
            <text:p>2.37818564</text:p>
          </table:table-cell>
          <table:table-cell office:value-type="float" office:value="-3.21183492">
            <text:p>-3.21183492</text:p>
          </table:table-cell>
          <table:table-cell office:value-type="float" office:value="0.9569573">
            <text:p>9.57E-001</text:p>
          </table:table-cell>
          <table:table-cell table:number-columns-repeated="4"/>
        </table:table-row>
        <table:table-row table:style-name="ro2">
          <table:table-cell office:value-type="float" office:value="2.38132723">
            <text:p>2.38132723</text:p>
          </table:table-cell>
          <table:table-cell office:value-type="float" office:value="-3.20718662">
            <text:p>-3.20718662</text:p>
          </table:table-cell>
          <table:table-cell office:value-type="float" office:value="0.9509568">
            <text:p>9.51E-001</text:p>
          </table:table-cell>
          <table:table-cell table:number-columns-repeated="4"/>
        </table:table-row>
        <table:table-row table:style-name="ro2">
          <table:table-cell office:value-type="float" office:value="2.38446882">
            <text:p>2.38446882</text:p>
          </table:table-cell>
          <table:table-cell office:value-type="float" office:value="-3.20254998">
            <text:p>-3.20254998</text:p>
          </table:table-cell>
          <table:table-cell office:value-type="float" office:value="0.944992">
            <text:p>9.45E-001</text:p>
          </table:table-cell>
          <table:table-cell table:number-columns-repeated="4"/>
        </table:table-row>
        <table:table-row table:style-name="ro2">
          <table:table-cell office:value-type="float" office:value="2.38761042">
            <text:p>2.38761042</text:p>
          </table:table-cell>
          <table:table-cell office:value-type="float" office:value="-3.19792494">
            <text:p>-3.19792494</text:p>
          </table:table-cell>
          <table:table-cell office:value-type="float" office:value="0.9390625">
            <text:p>9.39E-001</text:p>
          </table:table-cell>
          <table:table-cell table:number-columns-repeated="4"/>
        </table:table-row>
        <table:table-row table:style-name="ro2">
          <table:table-cell office:value-type="float" office:value="2.39075201">
            <text:p>2.39075201</text:p>
          </table:table-cell>
          <table:table-cell office:value-type="float" office:value="-3.19331147">
            <text:p>-3.19331147</text:p>
          </table:table-cell>
          <table:table-cell office:value-type="float" office:value="0.9331679">
            <text:p>9.33E-001</text:p>
          </table:table-cell>
          <table:table-cell table:number-columns-repeated="4"/>
        </table:table-row>
        <table:table-row table:style-name="ro2">
          <table:table-cell office:value-type="float" office:value="2.3938936">
            <text:p>2.3938936</text:p>
          </table:table-cell>
          <table:table-cell office:value-type="float" office:value="-3.18870951">
            <text:p>-3.18870951</text:p>
          </table:table-cell>
          <table:table-cell office:value-type="float" office:value="0.9273078">
            <text:p>9.27E-001</text:p>
          </table:table-cell>
          <table:table-cell table:number-columns-repeated="4"/>
        </table:table-row>
        <table:table-row table:style-name="ro2">
          <table:table-cell office:value-type="float" office:value="2.39703519">
            <text:p>2.39703519</text:p>
          </table:table-cell>
          <table:table-cell office:value-type="float" office:value="-3.18411902">
            <text:p>-3.18411902</text:p>
          </table:table-cell>
          <table:table-cell office:value-type="float" office:value="0.9214817">
            <text:p>9.21E-001</text:p>
          </table:table-cell>
          <table:table-cell table:number-columns-repeated="4"/>
        </table:table-row>
        <table:table-row table:style-name="ro2">
          <table:table-cell office:value-type="float" office:value="2.40017679">
            <text:p>2.40017679</text:p>
          </table:table-cell>
          <table:table-cell office:value-type="float" office:value="-3.17953996">
            <text:p>-3.17953996</text:p>
          </table:table-cell>
          <table:table-cell office:value-type="float" office:value="0.9156892">
            <text:p>9.16E-001</text:p>
          </table:table-cell>
          <table:table-cell table:number-columns-repeated="4"/>
        </table:table-row>
        <table:table-row table:style-name="ro2">
          <table:table-cell office:value-type="float" office:value="2.40331838">
            <text:p>2.40331838</text:p>
          </table:table-cell>
          <table:table-cell office:value-type="float" office:value="-3.17497228">
            <text:p>-3.17497228</text:p>
          </table:table-cell>
          <table:table-cell office:value-type="float" office:value="0.90993">
            <text:p>9.10E-001</text:p>
          </table:table-cell>
          <table:table-cell table:number-columns-repeated="4"/>
        </table:table-row>
        <table:table-row table:style-name="ro2">
          <table:table-cell office:value-type="float" office:value="2.40645997">
            <text:p>2.40645997</text:p>
          </table:table-cell>
          <table:table-cell office:value-type="float" office:value="-3.17041593">
            <text:p>-3.17041593</text:p>
          </table:table-cell>
          <table:table-cell office:value-type="float" office:value="0.9042036">
            <text:p>9.04E-001</text:p>
          </table:table-cell>
          <table:table-cell table:number-columns-repeated="4"/>
        </table:table-row>
        <table:table-row table:style-name="ro2">
          <table:table-cell office:value-type="float" office:value="2.40960157">
            <text:p>2.40960157</text:p>
          </table:table-cell>
          <table:table-cell office:value-type="float" office:value="-3.16587088">
            <text:p>-3.16587088</text:p>
          </table:table-cell>
          <table:table-cell office:value-type="float" office:value="0.8985096">
            <text:p>8.99E-001</text:p>
          </table:table-cell>
          <table:table-cell table:number-columns-repeated="4"/>
        </table:table-row>
        <table:table-row table:style-name="ro2">
          <table:table-cell office:value-type="float" office:value="2.41274316">
            <text:p>2.41274316</text:p>
          </table:table-cell>
          <table:table-cell office:value-type="float" office:value="-3.16133707">
            <text:p>-3.16133707</text:p>
          </table:table-cell>
          <table:table-cell office:value-type="float" office:value="0.8928477">
            <text:p>8.93E-001</text:p>
          </table:table-cell>
          <table:table-cell table:number-columns-repeated="4"/>
        </table:table-row>
        <table:table-row table:style-name="ro2">
          <table:table-cell office:value-type="float" office:value="2.41588475">
            <text:p>2.41588475</text:p>
          </table:table-cell>
          <table:table-cell office:value-type="float" office:value="-3.15681446">
            <text:p>-3.15681446</text:p>
          </table:table-cell>
          <table:table-cell office:value-type="float" office:value="0.8872175">
            <text:p>8.87E-001</text:p>
          </table:table-cell>
          <table:table-cell table:number-columns-repeated="4"/>
        </table:table-row>
        <table:table-row table:style-name="ro2">
          <table:table-cell office:value-type="float" office:value="2.41902634">
            <text:p>2.41902634</text:p>
          </table:table-cell>
          <table:table-cell office:value-type="float" office:value="-3.15230301">
            <text:p>-3.15230301</text:p>
          </table:table-cell>
          <table:table-cell office:value-type="float" office:value="0.8816186">
            <text:p>8.82E-001</text:p>
          </table:table-cell>
          <table:table-cell table:number-columns-repeated="4"/>
        </table:table-row>
        <table:table-row table:style-name="ro2">
          <table:table-cell office:value-type="float" office:value="2.42216794">
            <text:p>2.42216794</text:p>
          </table:table-cell>
          <table:table-cell office:value-type="float" office:value="-3.14780267">
            <text:p>-3.14780267</text:p>
          </table:table-cell>
          <table:table-cell office:value-type="float" office:value="0.8760506">
            <text:p>8.76E-001</text:p>
          </table:table-cell>
          <table:table-cell table:number-columns-repeated="4"/>
        </table:table-row>
        <table:table-row table:style-name="ro2">
          <table:table-cell office:value-type="float" office:value="2.42530953">
            <text:p>2.42530953</text:p>
          </table:table-cell>
          <table:table-cell office:value-type="float" office:value="-3.14331341">
            <text:p>-3.14331341</text:p>
          </table:table-cell>
          <table:table-cell office:value-type="float" office:value="0.8705132">
            <text:p>8.71E-001</text:p>
          </table:table-cell>
          <table:table-cell table:number-columns-repeated="4"/>
        </table:table-row>
        <table:table-row table:style-name="ro2">
          <table:table-cell office:value-type="float" office:value="2.42845112">
            <text:p>2.42845112</text:p>
          </table:table-cell>
          <table:table-cell office:value-type="float" office:value="-3.13883517">
            <text:p>-3.13883517</text:p>
          </table:table-cell>
          <table:table-cell office:value-type="float" office:value="0.8650059">
            <text:p>8.65E-001</text:p>
          </table:table-cell>
          <table:table-cell table:number-columns-repeated="4"/>
        </table:table-row>
        <table:table-row table:style-name="ro2">
          <table:table-cell office:value-type="float" office:value="2.43159271">
            <text:p>2.43159271</text:p>
          </table:table-cell>
          <table:table-cell office:value-type="float" office:value="-3.13436792">
            <text:p>-3.13436792</text:p>
          </table:table-cell>
          <table:table-cell office:value-type="float" office:value="0.8595286">
            <text:p>8.60E-001</text:p>
          </table:table-cell>
          <table:table-cell table:number-columns-repeated="4"/>
        </table:table-row>
        <table:table-row table:style-name="ro2">
          <table:table-cell office:value-type="float" office:value="2.43473431">
            <text:p>2.43473431</text:p>
          </table:table-cell>
          <table:table-cell office:value-type="float" office:value="-3.12991162">
            <text:p>-3.12991162</text:p>
          </table:table-cell>
          <table:table-cell office:value-type="float" office:value="0.8540807">
            <text:p>8.54E-001</text:p>
          </table:table-cell>
          <table:table-cell table:number-columns-repeated="4"/>
        </table:table-row>
        <table:table-row table:style-name="ro2">
          <table:table-cell office:value-type="float" office:value="2.4378759">
            <text:p>2.4378759</text:p>
          </table:table-cell>
          <table:table-cell office:value-type="float" office:value="-3.12546621">
            <text:p>-3.12546621</text:p>
          </table:table-cell>
          <table:table-cell office:value-type="float" office:value="0.848662">
            <text:p>8.49E-001</text:p>
          </table:table-cell>
          <table:table-cell table:number-columns-repeated="4"/>
        </table:table-row>
        <table:table-row table:style-name="ro2">
          <table:table-cell office:value-type="float" office:value="2.44101749">
            <text:p>2.44101749</text:p>
          </table:table-cell>
          <table:table-cell office:value-type="float" office:value="-3.12103166">
            <text:p>-3.12103166</text:p>
          </table:table-cell>
          <table:table-cell office:value-type="float" office:value="0.8432721">
            <text:p>8.43E-001</text:p>
          </table:table-cell>
          <table:table-cell table:number-columns-repeated="4"/>
        </table:table-row>
        <table:table-row table:style-name="ro2">
          <table:table-cell office:value-type="float" office:value="2.44415908">
            <text:p>2.44415908</text:p>
          </table:table-cell>
          <table:table-cell office:value-type="float" office:value="-3.11660792">
            <text:p>-3.11660792</text:p>
          </table:table-cell>
          <table:table-cell office:value-type="float" office:value="0.8379106">
            <text:p>8.38E-001</text:p>
          </table:table-cell>
          <table:table-cell table:number-columns-repeated="4"/>
        </table:table-row>
        <table:table-row table:style-name="ro2">
          <table:table-cell office:value-type="float" office:value="2.44730068">
            <text:p>2.44730068</text:p>
          </table:table-cell>
          <table:table-cell office:value-type="float" office:value="-3.11219496">
            <text:p>-3.11219496</text:p>
          </table:table-cell>
          <table:table-cell office:value-type="float" office:value="0.8325774">
            <text:p>8.33E-001</text:p>
          </table:table-cell>
          <table:table-cell table:number-columns-repeated="4"/>
        </table:table-row>
        <table:table-row table:style-name="ro2">
          <table:table-cell office:value-type="float" office:value="2.45044227">
            <text:p>2.45044227</text:p>
          </table:table-cell>
          <table:table-cell office:value-type="float" office:value="-3.10779273">
            <text:p>-3.10779273</text:p>
          </table:table-cell>
          <table:table-cell office:value-type="float" office:value="0.8272719">
            <text:p>8.27E-001</text:p>
          </table:table-cell>
          <table:table-cell table:number-columns-repeated="4"/>
        </table:table-row>
        <table:table-row table:style-name="ro2">
          <table:table-cell office:value-type="float" office:value="2.45358386">
            <text:p>2.45358386</text:p>
          </table:table-cell>
          <table:table-cell office:value-type="float" office:value="-3.10340119">
            <text:p>-3.10340119</text:p>
          </table:table-cell>
          <table:table-cell office:value-type="float" office:value="0.821994">
            <text:p>8.22E-001</text:p>
          </table:table-cell>
          <table:table-cell table:number-columns-repeated="4"/>
        </table:table-row>
        <table:table-row table:style-name="ro2">
          <table:table-cell office:value-type="float" office:value="2.45672546">
            <text:p>2.45672546</text:p>
          </table:table-cell>
          <table:table-cell office:value-type="float" office:value="-3.0990203">
            <text:p>-3.0990203</text:p>
          </table:table-cell>
          <table:table-cell office:value-type="float" office:value="0.8167433">
            <text:p>8.17E-001</text:p>
          </table:table-cell>
          <table:table-cell table:number-columns-repeated="4"/>
        </table:table-row>
        <table:table-row table:style-name="ro2">
          <table:table-cell office:value-type="float" office:value="2.45986705">
            <text:p>2.45986705</text:p>
          </table:table-cell>
          <table:table-cell office:value-type="float" office:value="-3.09465002">
            <text:p>-3.09465002</text:p>
          </table:table-cell>
          <table:table-cell office:value-type="float" office:value="0.8115194">
            <text:p>8.12E-001</text:p>
          </table:table-cell>
          <table:table-cell table:number-columns-repeated="4"/>
        </table:table-row>
        <table:table-row table:style-name="ro2">
          <table:table-cell office:value-type="float" office:value="2.46300864">
            <text:p>2.46300864</text:p>
          </table:table-cell>
          <table:table-cell office:value-type="float" office:value="-3.09029031">
            <text:p>-3.09029031</text:p>
          </table:table-cell>
          <table:table-cell office:value-type="float" office:value="0.8063221">
            <text:p>8.06E-001</text:p>
          </table:table-cell>
          <table:table-cell table:number-columns-repeated="4"/>
        </table:table-row>
        <table:table-row table:style-name="ro2">
          <table:table-cell office:value-type="float" office:value="2.46615023">
            <text:p>2.46615023</text:p>
          </table:table-cell>
          <table:table-cell office:value-type="float" office:value="-3.08594112">
            <text:p>-3.08594112</text:p>
          </table:table-cell>
          <table:table-cell office:value-type="float" office:value="0.8011511">
            <text:p>8.01E-001</text:p>
          </table:table-cell>
          <table:table-cell table:number-columns-repeated="4"/>
        </table:table-row>
        <table:table-row table:style-name="ro2">
          <table:table-cell office:value-type="float" office:value="2.46929183">
            <text:p>2.46929183</text:p>
          </table:table-cell>
          <table:table-cell office:value-type="float" office:value="-3.08160242">
            <text:p>-3.08160242</text:p>
          </table:table-cell>
          <table:table-cell office:value-type="float" office:value="0.796006">
            <text:p>7.96E-001</text:p>
          </table:table-cell>
          <table:table-cell table:number-columns-repeated="4"/>
        </table:table-row>
        <table:table-row table:style-name="ro2">
          <table:table-cell office:value-type="float" office:value="2.47243342">
            <text:p>2.47243342</text:p>
          </table:table-cell>
          <table:table-cell office:value-type="float" office:value="-3.07727416">
            <text:p>-3.07727416</text:p>
          </table:table-cell>
          <table:table-cell office:value-type="float" office:value="0.7908866">
            <text:p>7.91E-001</text:p>
          </table:table-cell>
          <table:table-cell table:number-columns-repeated="4"/>
        </table:table-row>
        <table:table-row table:style-name="ro2">
          <table:table-cell office:value-type="float" office:value="2.47557501">
            <text:p>2.47557501</text:p>
          </table:table-cell>
          <table:table-cell office:value-type="float" office:value="-3.07295631">
            <text:p>-3.07295631</text:p>
          </table:table-cell>
          <table:table-cell office:value-type="float" office:value="0.7857926">
            <text:p>7.86E-001</text:p>
          </table:table-cell>
          <table:table-cell table:number-columns-repeated="4"/>
        </table:table-row>
        <table:table-row table:style-name="ro2">
          <table:table-cell office:value-type="float" office:value="2.4787166">
            <text:p>2.4787166</text:p>
          </table:table-cell>
          <table:table-cell office:value-type="float" office:value="-3.06864883">
            <text:p>-3.06864883</text:p>
          </table:table-cell>
          <table:table-cell office:value-type="float" office:value="0.7807236">
            <text:p>7.81E-001</text:p>
          </table:table-cell>
          <table:table-cell table:number-columns-repeated="4"/>
        </table:table-row>
        <table:table-row table:style-name="ro2">
          <table:table-cell office:value-type="float" office:value="2.4818582">
            <text:p>2.4818582</text:p>
          </table:table-cell>
          <table:table-cell office:value-type="float" office:value="-3.06435167">
            <text:p>-3.06435167</text:p>
          </table:table-cell>
          <table:table-cell office:value-type="float" office:value="0.7756795">
            <text:p>7.76E-001</text:p>
          </table:table-cell>
          <table:table-cell table:number-columns-repeated="4"/>
        </table:table-row>
        <table:table-row table:style-name="ro2">
          <table:table-cell office:value-type="float" office:value="2.48499979">
            <text:p>2.48499979</text:p>
          </table:table-cell>
          <table:table-cell office:value-type="float" office:value="-3.0600648">
            <text:p>-3.0600648</text:p>
          </table:table-cell>
          <table:table-cell office:value-type="float" office:value="0.7706599">
            <text:p>7.71E-001</text:p>
          </table:table-cell>
          <table:table-cell table:number-columns-repeated="4"/>
        </table:table-row>
        <table:table-row table:style-name="ro2">
          <table:table-cell office:value-type="float" office:value="2.48814138">
            <text:p>2.48814138</text:p>
          </table:table-cell>
          <table:table-cell office:value-type="float" office:value="-3.05578818">
            <text:p>-3.05578818</text:p>
          </table:table-cell>
          <table:table-cell office:value-type="float" office:value="0.7656645">
            <text:p>7.66E-001</text:p>
          </table:table-cell>
          <table:table-cell table:number-columns-repeated="4"/>
        </table:table-row>
        <table:table-row table:style-name="ro2">
          <table:table-cell office:value-type="float" office:value="2.49128297">
            <text:p>2.49128297</text:p>
          </table:table-cell>
          <table:table-cell office:value-type="float" office:value="-3.05152177">
            <text:p>-3.05152177</text:p>
          </table:table-cell>
          <table:table-cell office:value-type="float" office:value="0.7606932">
            <text:p>7.61E-001</text:p>
          </table:table-cell>
          <table:table-cell table:number-columns-repeated="4"/>
        </table:table-row>
        <table:table-row table:style-name="ro2">
          <table:table-cell office:value-type="float" office:value="2.49442457">
            <text:p>2.49442457</text:p>
          </table:table-cell>
          <table:table-cell office:value-type="float" office:value="-3.04726553">
            <text:p>-3.04726553</text:p>
          </table:table-cell>
          <table:table-cell office:value-type="float" office:value="0.7557455">
            <text:p>7.56E-001</text:p>
          </table:table-cell>
          <table:table-cell table:number-columns-repeated="4"/>
        </table:table-row>
        <table:table-row table:style-name="ro2">
          <table:table-cell office:value-type="float" office:value="2.49756616">
            <text:p>2.49756616</text:p>
          </table:table-cell>
          <table:table-cell office:value-type="float" office:value="-3.04301942">
            <text:p>-3.04301942</text:p>
          </table:table-cell>
          <table:table-cell office:value-type="float" office:value="0.7508212">
            <text:p>7.51E-001</text:p>
          </table:table-cell>
          <table:table-cell table:number-columns-repeated="4"/>
        </table:table-row>
        <table:table-row table:style-name="ro2">
          <table:table-cell office:value-type="float" office:value="2.50070775">
            <text:p>2.50070775</text:p>
          </table:table-cell>
          <table:table-cell office:value-type="float" office:value="-3.0387834">
            <text:p>-3.0387834</text:p>
          </table:table-cell>
          <table:table-cell office:value-type="float" office:value="0.7459202">
            <text:p>7.46E-001</text:p>
          </table:table-cell>
          <table:table-cell table:number-columns-repeated="4"/>
        </table:table-row>
        <table:table-row table:style-name="ro2">
          <table:table-cell office:value-type="float" office:value="2.50384934">
            <text:p>2.50384934</text:p>
          </table:table-cell>
          <table:table-cell office:value-type="float" office:value="-3.03455744">
            <text:p>-3.03455744</text:p>
          </table:table-cell>
          <table:table-cell office:value-type="float" office:value="0.741042">
            <text:p>7.41E-001</text:p>
          </table:table-cell>
          <table:table-cell table:number-columns-repeated="4"/>
        </table:table-row>
        <table:table-row table:style-name="ro2">
          <table:table-cell office:value-type="float" office:value="2.50699094">
            <text:p>2.50699094</text:p>
          </table:table-cell>
          <table:table-cell office:value-type="float" office:value="-3.03034149">
            <text:p>-3.03034149</text:p>
          </table:table-cell>
          <table:table-cell office:value-type="float" office:value="0.7361865">
            <text:p>7.36E-001</text:p>
          </table:table-cell>
          <table:table-cell table:number-columns-repeated="4"/>
        </table:table-row>
        <table:table-row table:style-name="ro2">
          <table:table-cell office:value-type="float" office:value="2.51013253">
            <text:p>2.51013253</text:p>
          </table:table-cell>
          <table:table-cell office:value-type="float" office:value="-3.02613553">
            <text:p>-3.02613553</text:p>
          </table:table-cell>
          <table:table-cell office:value-type="float" office:value="0.7313535">
            <text:p>7.31E-001</text:p>
          </table:table-cell>
          <table:table-cell table:number-columns-repeated="4"/>
        </table:table-row>
        <table:table-row table:style-name="ro2">
          <table:table-cell office:value-type="float" office:value="2.51327412">
            <text:p>2.51327412</text:p>
          </table:table-cell>
          <table:table-cell office:value-type="float" office:value="-3.0219395">
            <text:p>-3.0219395</text:p>
          </table:table-cell>
          <table:table-cell office:value-type="float" office:value="0.7265425">
            <text:p>7.27E-001</text:p>
          </table:table-cell>
          <table:table-cell table:number-columns-repeated="4"/>
        </table:table-row>
        <table:table-row table:style-name="ro2">
          <table:table-cell office:value-type="float" office:value="2.51641572">
            <text:p>2.51641572</text:p>
          </table:table-cell>
          <table:table-cell office:value-type="float" office:value="-3.01775338">
            <text:p>-3.01775338</text:p>
          </table:table-cell>
          <table:table-cell office:value-type="float" office:value="0.7217535">
            <text:p>7.22E-001</text:p>
          </table:table-cell>
          <table:table-cell table:number-columns-repeated="4"/>
        </table:table-row>
        <table:table-row table:style-name="ro2">
          <table:table-cell office:value-type="float" office:value="2.51955731">
            <text:p>2.51955731</text:p>
          </table:table-cell>
          <table:table-cell office:value-type="float" office:value="-3.01357713">
            <text:p>-3.01357713</text:p>
          </table:table-cell>
          <table:table-cell office:value-type="float" office:value="0.7169862">
            <text:p>7.17E-001</text:p>
          </table:table-cell>
          <table:table-cell table:number-columns-repeated="4"/>
        </table:table-row>
        <table:table-row table:style-name="ro2">
          <table:table-cell office:value-type="float" office:value="2.5226989">
            <text:p>2.5226989</text:p>
          </table:table-cell>
          <table:table-cell office:value-type="float" office:value="-3.00941071">
            <text:p>-3.00941071</text:p>
          </table:table-cell>
          <table:table-cell office:value-type="float" office:value="0.7122403">
            <text:p>7.12E-001</text:p>
          </table:table-cell>
          <table:table-cell table:number-columns-repeated="4"/>
        </table:table-row>
        <table:table-row table:style-name="ro2">
          <table:table-cell office:value-type="float" office:value="2.52584049">
            <text:p>2.52584049</text:p>
          </table:table-cell>
          <table:table-cell office:value-type="float" office:value="-3.00525407">
            <text:p>-3.00525407</text:p>
          </table:table-cell>
          <table:table-cell office:value-type="float" office:value="0.7075155">
            <text:p>7.08E-001</text:p>
          </table:table-cell>
          <table:table-cell table:number-columns-repeated="4"/>
        </table:table-row>
        <table:table-row table:style-name="ro2">
          <table:table-cell office:value-type="float" office:value="2.52898209">
            <text:p>2.52898209</text:p>
          </table:table-cell>
          <table:table-cell office:value-type="float" office:value="-3.0011072">
            <text:p>-3.0011072</text:p>
          </table:table-cell>
          <table:table-cell office:value-type="float" office:value="0.7028118">
            <text:p>7.03E-001</text:p>
          </table:table-cell>
          <table:table-cell table:number-columns-repeated="4"/>
        </table:table-row>
        <table:table-row table:style-name="ro2">
          <table:table-cell office:value-type="float" office:value="2.53212368">
            <text:p>2.53212368</text:p>
          </table:table-cell>
          <table:table-cell office:value-type="float" office:value="-2.99697004">
            <text:p>-2.99697004</text:p>
          </table:table-cell>
          <table:table-cell office:value-type="float" office:value="0.6981287">
            <text:p>6.98E-001</text:p>
          </table:table-cell>
          <table:table-cell table:number-columns-repeated="4"/>
        </table:table-row>
        <table:table-row table:style-name="ro2">
          <table:table-cell office:value-type="float" office:value="2.53526527">
            <text:p>2.53526527</text:p>
          </table:table-cell>
          <table:table-cell office:value-type="float" office:value="-2.99284257">
            <text:p>-2.99284257</text:p>
          </table:table-cell>
          <table:table-cell office:value-type="float" office:value="0.6934662">
            <text:p>6.93E-001</text:p>
          </table:table-cell>
          <table:table-cell table:number-columns-repeated="4"/>
        </table:table-row>
        <table:table-row table:style-name="ro2">
          <table:table-cell office:value-type="float" office:value="2.53840686">
            <text:p>2.53840686</text:p>
          </table:table-cell>
          <table:table-cell office:value-type="float" office:value="-2.98872475">
            <text:p>-2.98872475</text:p>
          </table:table-cell>
          <table:table-cell office:value-type="float" office:value="0.6888239">
            <text:p>6.89E-001</text:p>
          </table:table-cell>
          <table:table-cell table:number-columns-repeated="4"/>
        </table:table-row>
        <table:table-row table:style-name="ro2">
          <table:table-cell office:value-type="float" office:value="2.54154846">
            <text:p>2.54154846</text:p>
          </table:table-cell>
          <table:table-cell office:value-type="float" office:value="-2.98461653">
            <text:p>-2.98461653</text:p>
          </table:table-cell>
          <table:table-cell office:value-type="float" office:value="0.6842017">
            <text:p>6.84E-001</text:p>
          </table:table-cell>
          <table:table-cell table:number-columns-repeated="4"/>
        </table:table-row>
        <table:table-row table:style-name="ro2">
          <table:table-cell office:value-type="float" office:value="2.54469005">
            <text:p>2.54469005</text:p>
          </table:table-cell>
          <table:table-cell office:value-type="float" office:value="-2.98051789">
            <text:p>-2.98051789</text:p>
          </table:table-cell>
          <table:table-cell office:value-type="float" office:value="0.6795993">
            <text:p>6.80E-001</text:p>
          </table:table-cell>
          <table:table-cell table:number-columns-repeated="4"/>
        </table:table-row>
        <table:table-row table:style-name="ro2">
          <table:table-cell office:value-type="float" office:value="2.54783164">
            <text:p>2.54783164</text:p>
          </table:table-cell>
          <table:table-cell office:value-type="float" office:value="-2.97642879">
            <text:p>-2.97642879</text:p>
          </table:table-cell>
          <table:table-cell office:value-type="float" office:value="0.6750165">
            <text:p>6.75E-001</text:p>
          </table:table-cell>
          <table:table-cell table:number-columns-repeated="4"/>
        </table:table-row>
        <table:table-row table:style-name="ro2">
          <table:table-cell office:value-type="float" office:value="2.55097323">
            <text:p>2.55097323</text:p>
          </table:table-cell>
          <table:table-cell office:value-type="float" office:value="-2.97234919">
            <text:p>-2.97234919</text:p>
          </table:table-cell>
          <table:table-cell office:value-type="float" office:value="0.6704531">
            <text:p>6.70E-001</text:p>
          </table:table-cell>
          <table:table-cell table:number-columns-repeated="4"/>
        </table:table-row>
        <table:table-row table:style-name="ro2">
          <table:table-cell office:value-type="float" office:value="2.55411483">
            <text:p>2.55411483</text:p>
          </table:table-cell>
          <table:table-cell office:value-type="float" office:value="-2.96827907">
            <text:p>-2.96827907</text:p>
          </table:table-cell>
          <table:table-cell office:value-type="float" office:value="0.6659089">
            <text:p>6.66E-001</text:p>
          </table:table-cell>
          <table:table-cell table:number-columns-repeated="4"/>
        </table:table-row>
        <table:table-row table:style-name="ro2">
          <table:table-cell office:value-type="float" office:value="2.55725642">
            <text:p>2.55725642</text:p>
          </table:table-cell>
          <table:table-cell office:value-type="float" office:value="-2.96421837">
            <text:p>-2.96421837</text:p>
          </table:table-cell>
          <table:table-cell office:value-type="float" office:value="0.6613837">
            <text:p>6.61E-001</text:p>
          </table:table-cell>
          <table:table-cell table:number-columns-repeated="4"/>
        </table:table-row>
        <table:table-row table:style-name="ro2">
          <table:table-cell office:value-type="float" office:value="2.56039801">
            <text:p>2.56039801</text:p>
          </table:table-cell>
          <table:table-cell office:value-type="float" office:value="-2.96016708">
            <text:p>-2.96016708</text:p>
          </table:table-cell>
          <table:table-cell office:value-type="float" office:value="0.6568772">
            <text:p>6.57E-001</text:p>
          </table:table-cell>
          <table:table-cell table:number-columns-repeated="4"/>
        </table:table-row>
        <table:table-row table:style-name="ro2">
          <table:table-cell office:value-type="float" office:value="2.56353961">
            <text:p>2.56353961</text:p>
          </table:table-cell>
          <table:table-cell office:value-type="float" office:value="-2.95612514">
            <text:p>-2.95612514</text:p>
          </table:table-cell>
          <table:table-cell office:value-type="float" office:value="0.6523893">
            <text:p>6.52E-001</text:p>
          </table:table-cell>
          <table:table-cell table:number-columns-repeated="4"/>
        </table:table-row>
        <table:table-row table:style-name="ro2">
          <table:table-cell office:value-type="float" office:value="2.5666812">
            <text:p>2.5666812</text:p>
          </table:table-cell>
          <table:table-cell office:value-type="float" office:value="-2.95209254">
            <text:p>-2.95209254</text:p>
          </table:table-cell>
          <table:table-cell office:value-type="float" office:value="0.6479198">
            <text:p>6.48E-001</text:p>
          </table:table-cell>
          <table:table-cell table:number-columns-repeated="4"/>
        </table:table-row>
        <table:table-row table:style-name="ro2">
          <table:table-cell office:value-type="float" office:value="2.56982279">
            <text:p>2.56982279</text:p>
          </table:table-cell>
          <table:table-cell office:value-type="float" office:value="-2.94806923">
            <text:p>-2.94806923</text:p>
          </table:table-cell>
          <table:table-cell office:value-type="float" office:value="0.6434684">
            <text:p>6.43E-001</text:p>
          </table:table-cell>
          <table:table-cell table:number-columns-repeated="4"/>
        </table:table-row>
        <table:table-row table:style-name="ro2">
          <table:table-cell office:value-type="float" office:value="2.57296438">
            <text:p>2.57296438</text:p>
          </table:table-cell>
          <table:table-cell office:value-type="float" office:value="-2.94405518">
            <text:p>-2.94405518</text:p>
          </table:table-cell>
          <table:table-cell office:value-type="float" office:value="0.639035">
            <text:p>6.39E-001</text:p>
          </table:table-cell>
          <table:table-cell table:number-columns-repeated="4"/>
        </table:table-row>
        <table:table-row table:style-name="ro2">
          <table:table-cell office:value-type="float" office:value="2.57610598">
            <text:p>2.57610598</text:p>
          </table:table-cell>
          <table:table-cell office:value-type="float" office:value="-2.94005036">
            <text:p>-2.94005036</text:p>
          </table:table-cell>
          <table:table-cell office:value-type="float" office:value="0.6346193">
            <text:p>6.35E-001</text:p>
          </table:table-cell>
          <table:table-cell table:number-columns-repeated="4"/>
        </table:table-row>
        <table:table-row table:style-name="ro2">
          <table:table-cell office:value-type="float" office:value="2.57924757">
            <text:p>2.57924757</text:p>
          </table:table-cell>
          <table:table-cell office:value-type="float" office:value="-2.93605473">
            <text:p>-2.93605473</text:p>
          </table:table-cell>
          <table:table-cell office:value-type="float" office:value="0.6302212">
            <text:p>6.30E-001</text:p>
          </table:table-cell>
          <table:table-cell table:number-columns-repeated="4"/>
        </table:table-row>
        <table:table-row table:style-name="ro2">
          <table:table-cell office:value-type="float" office:value="2.58238916">
            <text:p>2.58238916</text:p>
          </table:table-cell>
          <table:table-cell office:value-type="float" office:value="-2.93206826">
            <text:p>-2.93206826</text:p>
          </table:table-cell>
          <table:table-cell office:value-type="float" office:value="0.6258405">
            <text:p>6.26E-001</text:p>
          </table:table-cell>
          <table:table-cell table:number-columns-repeated="4"/>
        </table:table-row>
        <table:table-row table:style-name="ro2">
          <table:table-cell office:value-type="float" office:value="2.58553075">
            <text:p>2.58553075</text:p>
          </table:table-cell>
          <table:table-cell office:value-type="float" office:value="-2.92809091">
            <text:p>-2.92809091</text:p>
          </table:table-cell>
          <table:table-cell office:value-type="float" office:value="0.621477">
            <text:p>6.21E-001</text:p>
          </table:table-cell>
          <table:table-cell table:number-columns-repeated="4"/>
        </table:table-row>
        <table:table-row table:style-name="ro2">
          <table:table-cell office:value-type="float" office:value="2.58867235">
            <text:p>2.58867235</text:p>
          </table:table-cell>
          <table:table-cell office:value-type="float" office:value="-2.92412266">
            <text:p>-2.92412266</text:p>
          </table:table-cell>
          <table:table-cell office:value-type="float" office:value="0.6171305">
            <text:p>6.17E-001</text:p>
          </table:table-cell>
          <table:table-cell table:number-columns-repeated="4"/>
        </table:table-row>
        <table:table-row table:style-name="ro2">
          <table:table-cell office:value-type="float" office:value="2.59181394">
            <text:p>2.59181394</text:p>
          </table:table-cell>
          <table:table-cell office:value-type="float" office:value="-2.92016346">
            <text:p>-2.92016346</text:p>
          </table:table-cell>
          <table:table-cell office:value-type="float" office:value="0.6128008">
            <text:p>6.13E-001</text:p>
          </table:table-cell>
          <table:table-cell table:number-columns-repeated="4"/>
        </table:table-row>
        <table:table-row table:style-name="ro2">
          <table:table-cell office:value-type="float" office:value="2.59495553">
            <text:p>2.59495553</text:p>
          </table:table-cell>
          <table:table-cell office:value-type="float" office:value="-2.91621329">
            <text:p>-2.91621329</text:p>
          </table:table-cell>
          <table:table-cell office:value-type="float" office:value="0.6084877">
            <text:p>6.08E-001</text:p>
          </table:table-cell>
          <table:table-cell table:number-columns-repeated="4"/>
        </table:table-row>
        <table:table-row table:style-name="ro2">
          <table:table-cell office:value-type="float" office:value="2.59809712">
            <text:p>2.59809712</text:p>
          </table:table-cell>
          <table:table-cell office:value-type="float" office:value="-2.91227211">
            <text:p>-2.91227211</text:p>
          </table:table-cell>
          <table:table-cell office:value-type="float" office:value="0.6041911">
            <text:p>6.04E-001</text:p>
          </table:table-cell>
          <table:table-cell table:number-columns-repeated="4"/>
        </table:table-row>
        <table:table-row table:style-name="ro2">
          <table:table-cell office:value-type="float" office:value="2.60123872">
            <text:p>2.60123872</text:p>
          </table:table-cell>
          <table:table-cell office:value-type="float" office:value="-2.90833989">
            <text:p>-2.90833989</text:p>
          </table:table-cell>
          <table:table-cell office:value-type="float" office:value="0.5999108">
            <text:p>6.00E-001</text:p>
          </table:table-cell>
          <table:table-cell table:number-columns-repeated="4"/>
        </table:table-row>
        <table:table-row table:style-name="ro2">
          <table:table-cell office:value-type="float" office:value="2.60438031">
            <text:p>2.60438031</text:p>
          </table:table-cell>
          <table:table-cell office:value-type="float" office:value="-2.90441659">
            <text:p>-2.90441659</text:p>
          </table:table-cell>
          <table:table-cell office:value-type="float" office:value="0.5956466">
            <text:p>5.96E-001</text:p>
          </table:table-cell>
          <table:table-cell table:number-columns-repeated="4"/>
        </table:table-row>
        <table:table-row table:style-name="ro2">
          <table:table-cell office:value-type="float" office:value="2.6075219">
            <text:p>2.6075219</text:p>
          </table:table-cell>
          <table:table-cell office:value-type="float" office:value="-2.90050219">
            <text:p>-2.90050219</text:p>
          </table:table-cell>
          <table:table-cell office:value-type="float" office:value="0.5913984">
            <text:p>5.91E-001</text:p>
          </table:table-cell>
          <table:table-cell table:number-columns-repeated="4"/>
        </table:table-row>
        <table:table-row table:style-name="ro2">
          <table:table-cell office:value-type="float" office:value="2.6106635">
            <text:p>2.6106635</text:p>
          </table:table-cell>
          <table:table-cell office:value-type="float" office:value="-2.89659666">
            <text:p>-2.89659666</text:p>
          </table:table-cell>
          <table:table-cell office:value-type="float" office:value="0.5871658">
            <text:p>5.87E-001</text:p>
          </table:table-cell>
          <table:table-cell table:number-columns-repeated="4"/>
        </table:table-row>
        <table:table-row table:style-name="ro2">
          <table:table-cell office:value-type="float" office:value="2.61380509">
            <text:p>2.61380509</text:p>
          </table:table-cell>
          <table:table-cell office:value-type="float" office:value="-2.89269995">
            <text:p>-2.89269995</text:p>
          </table:table-cell>
          <table:table-cell office:value-type="float" office:value="0.5829489">
            <text:p>5.83E-001</text:p>
          </table:table-cell>
          <table:table-cell table:number-columns-repeated="4"/>
        </table:table-row>
        <table:table-row table:style-name="ro2">
          <table:table-cell office:value-type="float" office:value="2.61694668">
            <text:p>2.61694668</text:p>
          </table:table-cell>
          <table:table-cell office:value-type="float" office:value="-2.88881204">
            <text:p>-2.88881204</text:p>
          </table:table-cell>
          <table:table-cell office:value-type="float" office:value="0.5787474">
            <text:p>5.79E-001</text:p>
          </table:table-cell>
          <table:table-cell table:number-columns-repeated="4"/>
        </table:table-row>
        <table:table-row table:style-name="ro2">
          <table:table-cell office:value-type="float" office:value="2.62008827">
            <text:p>2.62008827</text:p>
          </table:table-cell>
          <table:table-cell office:value-type="float" office:value="-2.88493289">
            <text:p>-2.88493289</text:p>
          </table:table-cell>
          <table:table-cell office:value-type="float" office:value="0.5745611">
            <text:p>5.75E-001</text:p>
          </table:table-cell>
          <table:table-cell table:number-columns-repeated="4"/>
        </table:table-row>
        <table:table-row table:style-name="ro2">
          <table:table-cell office:value-type="float" office:value="2.62322987">
            <text:p>2.62322987</text:p>
          </table:table-cell>
          <table:table-cell office:value-type="float" office:value="-2.88106248">
            <text:p>-2.88106248</text:p>
          </table:table-cell>
          <table:table-cell office:value-type="float" office:value="0.5703899">
            <text:p>5.70E-001</text:p>
          </table:table-cell>
          <table:table-cell table:number-columns-repeated="4"/>
        </table:table-row>
        <table:table-row table:style-name="ro2">
          <table:table-cell office:value-type="float" office:value="2.62637146">
            <text:p>2.62637146</text:p>
          </table:table-cell>
          <table:table-cell office:value-type="float" office:value="-2.87720077">
            <text:p>-2.87720077</text:p>
          </table:table-cell>
          <table:table-cell office:value-type="float" office:value="0.5662337">
            <text:p>5.66E-001</text:p>
          </table:table-cell>
          <table:table-cell table:number-columns-repeated="4"/>
        </table:table-row>
        <table:table-row table:style-name="ro2">
          <table:table-cell office:value-type="float" office:value="2.62951305">
            <text:p>2.62951305</text:p>
          </table:table-cell>
          <table:table-cell office:value-type="float" office:value="-2.87334773">
            <text:p>-2.87334773</text:p>
          </table:table-cell>
          <table:table-cell office:value-type="float" office:value="0.5620922">
            <text:p>5.62E-001</text:p>
          </table:table-cell>
          <table:table-cell table:number-columns-repeated="4"/>
        </table:table-row>
        <table:table-row table:style-name="ro2">
          <table:table-cell office:value-type="float" office:value="2.63265464">
            <text:p>2.63265464</text:p>
          </table:table-cell>
          <table:table-cell office:value-type="float" office:value="-2.86950333">
            <text:p>-2.86950333</text:p>
          </table:table-cell>
          <table:table-cell office:value-type="float" office:value="0.5579653">
            <text:p>5.58E-001</text:p>
          </table:table-cell>
          <table:table-cell table:number-columns-repeated="4"/>
        </table:table-row>
        <table:table-row table:style-name="ro2">
          <table:table-cell office:value-type="float" office:value="2.63579624">
            <text:p>2.63579624</text:p>
          </table:table-cell>
          <table:table-cell office:value-type="float" office:value="-2.86566754">
            <text:p>-2.86566754</text:p>
          </table:table-cell>
          <table:table-cell office:value-type="float" office:value="0.5538528">
            <text:p>5.54E-001</text:p>
          </table:table-cell>
          <table:table-cell table:number-columns-repeated="4"/>
        </table:table-row>
        <table:table-row table:style-name="ro2">
          <table:table-cell office:value-type="float" office:value="2.63893783">
            <text:p>2.63893783</text:p>
          </table:table-cell>
          <table:table-cell office:value-type="float" office:value="-2.86184032">
            <text:p>-2.86184032</text:p>
          </table:table-cell>
          <table:table-cell office:value-type="float" office:value="0.5497547">
            <text:p>5.50E-001</text:p>
          </table:table-cell>
          <table:table-cell table:number-columns-repeated="4"/>
        </table:table-row>
        <table:table-row table:style-name="ro2">
          <table:table-cell office:value-type="float" office:value="2.64207942">
            <text:p>2.64207942</text:p>
          </table:table-cell>
          <table:table-cell office:value-type="float" office:value="-2.85802166">
            <text:p>-2.85802166</text:p>
          </table:table-cell>
          <table:table-cell office:value-type="float" office:value="0.5456706">
            <text:p>5.46E-001</text:p>
          </table:table-cell>
          <table:table-cell table:number-columns-repeated="4"/>
        </table:table-row>
        <table:table-row table:style-name="ro2">
          <table:table-cell office:value-type="float" office:value="2.64522101">
            <text:p>2.64522101</text:p>
          </table:table-cell>
          <table:table-cell office:value-type="float" office:value="-2.8542115">
            <text:p>-2.8542115</text:p>
          </table:table-cell>
          <table:table-cell office:value-type="float" office:value="0.5416006">
            <text:p>5.42E-001</text:p>
          </table:table-cell>
          <table:table-cell table:number-columns-repeated="4"/>
        </table:table-row>
        <table:table-row table:style-name="ro2">
          <table:table-cell office:value-type="float" office:value="2.64836261">
            <text:p>2.64836261</text:p>
          </table:table-cell>
          <table:table-cell office:value-type="float" office:value="-2.85040984">
            <text:p>-2.85040984</text:p>
          </table:table-cell>
          <table:table-cell office:value-type="float" office:value="0.5375443">
            <text:p>5.38E-001</text:p>
          </table:table-cell>
          <table:table-cell table:number-columns-repeated="4"/>
        </table:table-row>
        <table:table-row table:style-name="ro2">
          <table:table-cell office:value-type="float" office:value="2.6515042">
            <text:p>2.6515042</text:p>
          </table:table-cell>
          <table:table-cell office:value-type="float" office:value="-2.84661663">
            <text:p>-2.84661663</text:p>
          </table:table-cell>
          <table:table-cell office:value-type="float" office:value="0.5335018">
            <text:p>5.34E-001</text:p>
          </table:table-cell>
          <table:table-cell table:number-columns-repeated="4"/>
        </table:table-row>
        <table:table-row table:style-name="ro2">
          <table:table-cell office:value-type="float" office:value="2.65464579">
            <text:p>2.65464579</text:p>
          </table:table-cell>
          <table:table-cell office:value-type="float" office:value="-2.84283184">
            <text:p>-2.84283184</text:p>
          </table:table-cell>
          <table:table-cell office:value-type="float" office:value="0.5294727">
            <text:p>5.29E-001</text:p>
          </table:table-cell>
          <table:table-cell table:number-columns-repeated="4"/>
        </table:table-row>
        <table:table-row table:style-name="ro2">
          <table:table-cell office:value-type="float" office:value="2.65778738">
            <text:p>2.65778738</text:p>
          </table:table-cell>
          <table:table-cell office:value-type="float" office:value="-2.83905545">
            <text:p>-2.83905545</text:p>
          </table:table-cell>
          <table:table-cell office:value-type="float" office:value="0.5254571">
            <text:p>5.25E-001</text:p>
          </table:table-cell>
          <table:table-cell table:number-columns-repeated="4"/>
        </table:table-row>
        <table:table-row table:style-name="ro2">
          <table:table-cell office:value-type="float" office:value="2.66092898">
            <text:p>2.66092898</text:p>
          </table:table-cell>
          <table:table-cell office:value-type="float" office:value="-2.83528742">
            <text:p>-2.83528742</text:p>
          </table:table-cell>
          <table:table-cell office:value-type="float" office:value="0.5214547">
            <text:p>5.21E-001</text:p>
          </table:table-cell>
          <table:table-cell table:number-columns-repeated="4"/>
        </table:table-row>
        <table:table-row table:style-name="ro2">
          <table:table-cell office:value-type="float" office:value="2.66407057">
            <text:p>2.66407057</text:p>
          </table:table-cell>
          <table:table-cell office:value-type="float" office:value="-2.83152773">
            <text:p>-2.83152773</text:p>
          </table:table-cell>
          <table:table-cell office:value-type="float" office:value="0.5174654">
            <text:p>5.17E-001</text:p>
          </table:table-cell>
          <table:table-cell table:number-columns-repeated="4"/>
        </table:table-row>
        <table:table-row table:style-name="ro2">
          <table:table-cell office:value-type="float" office:value="2.66721216">
            <text:p>2.66721216</text:p>
          </table:table-cell>
          <table:table-cell office:value-type="float" office:value="-2.82777634">
            <text:p>-2.82777634</text:p>
          </table:table-cell>
          <table:table-cell office:value-type="float" office:value="0.513489">
            <text:p>5.13E-001</text:p>
          </table:table-cell>
          <table:table-cell table:number-columns-repeated="4"/>
        </table:table-row>
        <table:table-row table:style-name="ro2">
          <table:table-cell office:value-type="float" office:value="2.67035376">
            <text:p>2.67035376</text:p>
          </table:table-cell>
          <table:table-cell office:value-type="float" office:value="-2.82403323">
            <text:p>-2.82403323</text:p>
          </table:table-cell>
          <table:table-cell office:value-type="float" office:value="0.5095254">
            <text:p>5.10E-001</text:p>
          </table:table-cell>
          <table:table-cell table:number-columns-repeated="4"/>
        </table:table-row>
        <table:table-row table:style-name="ro2">
          <table:table-cell office:value-type="float" office:value="2.67349535">
            <text:p>2.67349535</text:p>
          </table:table-cell>
          <table:table-cell office:value-type="float" office:value="-2.82029836">
            <text:p>-2.82029836</text:p>
          </table:table-cell>
          <table:table-cell office:value-type="float" office:value="0.5055746">
            <text:p>5.06E-001</text:p>
          </table:table-cell>
          <table:table-cell table:number-columns-repeated="4"/>
        </table:table-row>
        <table:table-row table:style-name="ro2">
          <table:table-cell office:value-type="float" office:value="2.67663694">
            <text:p>2.67663694</text:p>
          </table:table-cell>
          <table:table-cell office:value-type="float" office:value="-2.81657171">
            <text:p>-2.81657171</text:p>
          </table:table-cell>
          <table:table-cell office:value-type="float" office:value="0.5016362">
            <text:p>5.02E-001</text:p>
          </table:table-cell>
          <table:table-cell table:number-columns-repeated="4"/>
        </table:table-row>
        <table:table-row table:style-name="ro2">
          <table:table-cell office:value-type="float" office:value="2.67977853">
            <text:p>2.67977853</text:p>
          </table:table-cell>
          <table:table-cell office:value-type="float" office:value="-2.81285325">
            <text:p>-2.81285325</text:p>
          </table:table-cell>
          <table:table-cell office:value-type="float" office:value="0.4977102">
            <text:p>4.98E-001</text:p>
          </table:table-cell>
          <table:table-cell table:number-columns-repeated="4"/>
        </table:table-row>
        <table:table-row table:style-name="ro2">
          <table:table-cell office:value-type="float" office:value="2.68292013">
            <text:p>2.68292013</text:p>
          </table:table-cell>
          <table:table-cell office:value-type="float" office:value="-2.80914295">
            <text:p>-2.80914295</text:p>
          </table:table-cell>
          <table:table-cell office:value-type="float" office:value="0.4937965">
            <text:p>4.94E-001</text:p>
          </table:table-cell>
          <table:table-cell table:number-columns-repeated="4"/>
        </table:table-row>
        <table:table-row table:style-name="ro2">
          <table:table-cell office:value-type="float" office:value="2.68606172">
            <text:p>2.68606172</text:p>
          </table:table-cell>
          <table:table-cell office:value-type="float" office:value="-2.80544077">
            <text:p>-2.80544077</text:p>
          </table:table-cell>
          <table:table-cell office:value-type="float" office:value="0.4898949">
            <text:p>4.90E-001</text:p>
          </table:table-cell>
          <table:table-cell table:number-columns-repeated="4"/>
        </table:table-row>
        <table:table-row table:style-name="ro2">
          <table:table-cell office:value-type="float" office:value="2.68920331">
            <text:p>2.68920331</text:p>
          </table:table-cell>
          <table:table-cell office:value-type="float" office:value="-2.8017467">
            <text:p>-2.8017467</text:p>
          </table:table-cell>
          <table:table-cell office:value-type="float" office:value="0.4860054">
            <text:p>4.86E-001</text:p>
          </table:table-cell>
          <table:table-cell table:number-columns-repeated="4"/>
        </table:table-row>
        <table:table-row table:style-name="ro2">
          <table:table-cell office:value-type="float" office:value="2.6923449">
            <text:p>2.6923449</text:p>
          </table:table-cell>
          <table:table-cell office:value-type="float" office:value="-2.7980607">
            <text:p>-2.7980607</text:p>
          </table:table-cell>
          <table:table-cell office:value-type="float" office:value="0.4821276">
            <text:p>4.82E-001</text:p>
          </table:table-cell>
          <table:table-cell table:number-columns-repeated="4"/>
        </table:table-row>
        <table:table-row table:style-name="ro2">
          <table:table-cell office:value-type="float" office:value="2.6954865">
            <text:p>2.6954865</text:p>
          </table:table-cell>
          <table:table-cell office:value-type="float" office:value="-2.79438275">
            <text:p>-2.79438275</text:p>
          </table:table-cell>
          <table:table-cell office:value-type="float" office:value="0.4782616">
            <text:p>4.78E-001</text:p>
          </table:table-cell>
          <table:table-cell table:number-columns-repeated="4"/>
        </table:table-row>
        <table:table-row table:style-name="ro2">
          <table:table-cell office:value-type="float" office:value="2.69862809">
            <text:p>2.69862809</text:p>
          </table:table-cell>
          <table:table-cell office:value-type="float" office:value="-2.7907128">
            <text:p>-2.7907128</text:p>
          </table:table-cell>
          <table:table-cell office:value-type="float" office:value="0.4744072">
            <text:p>4.74E-001</text:p>
          </table:table-cell>
          <table:table-cell table:number-columns-repeated="4"/>
        </table:table-row>
        <table:table-row table:style-name="ro2">
          <table:table-cell office:value-type="float" office:value="2.70176968">
            <text:p>2.70176968</text:p>
          </table:table-cell>
          <table:table-cell office:value-type="float" office:value="-2.78705085">
            <text:p>-2.78705085</text:p>
          </table:table-cell>
          <table:table-cell office:value-type="float" office:value="0.4705643">
            <text:p>4.71E-001</text:p>
          </table:table-cell>
          <table:table-cell table:number-columns-repeated="4"/>
        </table:table-row>
        <table:table-row table:style-name="ro2">
          <table:table-cell office:value-type="float" office:value="2.70491127">
            <text:p>2.70491127</text:p>
          </table:table-cell>
          <table:table-cell office:value-type="float" office:value="-2.78339686">
            <text:p>-2.78339686</text:p>
          </table:table-cell>
          <table:table-cell office:value-type="float" office:value="0.4667327">
            <text:p>4.67E-001</text:p>
          </table:table-cell>
          <table:table-cell table:number-columns-repeated="4"/>
        </table:table-row>
        <table:table-row table:style-name="ro2">
          <table:table-cell office:value-type="float" office:value="2.70805287">
            <text:p>2.70805287</text:p>
          </table:table-cell>
          <table:table-cell office:value-type="float" office:value="-2.7797508">
            <text:p>-2.7797508</text:p>
          </table:table-cell>
          <table:table-cell office:value-type="float" office:value="0.4629123">
            <text:p>4.63E-001</text:p>
          </table:table-cell>
          <table:table-cell table:number-columns-repeated="4"/>
        </table:table-row>
        <table:table-row table:style-name="ro2">
          <table:table-cell office:value-type="float" office:value="2.71119446">
            <text:p>2.71119446</text:p>
          </table:table-cell>
          <table:table-cell office:value-type="float" office:value="-2.77611264">
            <text:p>-2.77611264</text:p>
          </table:table-cell>
          <table:table-cell office:value-type="float" office:value="0.4591031">
            <text:p>4.59E-001</text:p>
          </table:table-cell>
          <table:table-cell table:number-columns-repeated="4"/>
        </table:table-row>
        <table:table-row table:style-name="ro2">
          <table:table-cell office:value-type="float" office:value="2.71433605">
            <text:p>2.71433605</text:p>
          </table:table-cell>
          <table:table-cell office:value-type="float" office:value="-2.77248235">
            <text:p>-2.77248235</text:p>
          </table:table-cell>
          <table:table-cell office:value-type="float" office:value="0.4553048">
            <text:p>4.55E-001</text:p>
          </table:table-cell>
          <table:table-cell table:number-columns-repeated="4"/>
        </table:table-row>
        <table:table-row table:style-name="ro2">
          <table:table-cell office:value-type="float" office:value="2.71747765">
            <text:p>2.71747765</text:p>
          </table:table-cell>
          <table:table-cell office:value-type="float" office:value="-2.76885992">
            <text:p>-2.76885992</text:p>
          </table:table-cell>
          <table:table-cell office:value-type="float" office:value="0.4515173">
            <text:p>4.52E-001</text:p>
          </table:table-cell>
          <table:table-cell table:number-columns-repeated="4"/>
        </table:table-row>
        <table:table-row table:style-name="ro2">
          <table:table-cell office:value-type="float" office:value="2.72061924">
            <text:p>2.72061924</text:p>
          </table:table-cell>
          <table:table-cell office:value-type="float" office:value="-2.76524531">
            <text:p>-2.76524531</text:p>
          </table:table-cell>
          <table:table-cell office:value-type="float" office:value="0.4477406">
            <text:p>4.48E-001</text:p>
          </table:table-cell>
          <table:table-cell table:number-columns-repeated="4"/>
        </table:table-row>
        <table:table-row table:style-name="ro2">
          <table:table-cell office:value-type="float" office:value="2.72376083">
            <text:p>2.72376083</text:p>
          </table:table-cell>
          <table:table-cell office:value-type="float" office:value="-2.76163849">
            <text:p>-2.76163849</text:p>
          </table:table-cell>
          <table:table-cell office:value-type="float" office:value="0.4439745">
            <text:p>4.44E-001</text:p>
          </table:table-cell>
          <table:table-cell table:number-columns-repeated="4"/>
        </table:table-row>
        <table:table-row table:style-name="ro2">
          <table:table-cell office:value-type="float" office:value="2.72690242">
            <text:p>2.72690242</text:p>
          </table:table-cell>
          <table:table-cell office:value-type="float" office:value="-2.75803943">
            <text:p>-2.75803943</text:p>
          </table:table-cell>
          <table:table-cell office:value-type="float" office:value="0.4402189">
            <text:p>4.40E-001</text:p>
          </table:table-cell>
          <table:table-cell table:number-columns-repeated="4"/>
        </table:table-row>
        <table:table-row table:style-name="ro2">
          <table:table-cell office:value-type="float" office:value="2.73004402">
            <text:p>2.73004402</text:p>
          </table:table-cell>
          <table:table-cell office:value-type="float" office:value="-2.75444812">
            <text:p>-2.75444812</text:p>
          </table:table-cell>
          <table:table-cell office:value-type="float" office:value="0.4364736">
            <text:p>4.36E-001</text:p>
          </table:table-cell>
          <table:table-cell table:number-columns-repeated="4"/>
        </table:table-row>
        <table:table-row table:style-name="ro2">
          <table:table-cell office:value-type="float" office:value="2.73318561">
            <text:p>2.73318561</text:p>
          </table:table-cell>
          <table:table-cell office:value-type="float" office:value="-2.75086452">
            <text:p>-2.75086452</text:p>
          </table:table-cell>
          <table:table-cell office:value-type="float" office:value="0.4327386">
            <text:p>4.33E-001</text:p>
          </table:table-cell>
          <table:table-cell table:number-columns-repeated="4"/>
        </table:table-row>
        <table:table-row table:style-name="ro2">
          <table:table-cell office:value-type="float" office:value="2.7363272">
            <text:p>2.7363272</text:p>
          </table:table-cell>
          <table:table-cell office:value-type="float" office:value="-2.7472886">
            <text:p>-2.7472886</text:p>
          </table:table-cell>
          <table:table-cell office:value-type="float" office:value="0.4290138">
            <text:p>4.29E-001</text:p>
          </table:table-cell>
          <table:table-cell table:number-columns-repeated="4"/>
        </table:table-row>
        <table:table-row table:style-name="ro2">
          <table:table-cell office:value-type="float" office:value="2.73946879">
            <text:p>2.73946879</text:p>
          </table:table-cell>
          <table:table-cell office:value-type="float" office:value="-2.74372034">
            <text:p>-2.74372034</text:p>
          </table:table-cell>
          <table:table-cell office:value-type="float" office:value="0.425299">
            <text:p>4.25E-001</text:p>
          </table:table-cell>
          <table:table-cell table:number-columns-repeated="4"/>
        </table:table-row>
        <table:table-row table:style-name="ro2">
          <table:table-cell office:value-type="float" office:value="2.74261039">
            <text:p>2.74261039</text:p>
          </table:table-cell>
          <table:table-cell office:value-type="float" office:value="-2.74015972">
            <text:p>-2.74015972</text:p>
          </table:table-cell>
          <table:table-cell office:value-type="float" office:value="0.4215941">
            <text:p>4.22E-001</text:p>
          </table:table-cell>
          <table:table-cell table:number-columns-repeated="4"/>
        </table:table-row>
        <table:table-row table:style-name="ro2">
          <table:table-cell office:value-type="float" office:value="2.74575198">
            <text:p>2.74575198</text:p>
          </table:table-cell>
          <table:table-cell office:value-type="float" office:value="-2.7366067">
            <text:p>-2.7366067</text:p>
          </table:table-cell>
          <table:table-cell office:value-type="float" office:value="0.417899">
            <text:p>4.18E-001</text:p>
          </table:table-cell>
          <table:table-cell table:number-columns-repeated="4"/>
        </table:table-row>
        <table:table-row table:style-name="ro2">
          <table:table-cell office:value-type="float" office:value="2.74889357">
            <text:p>2.74889357</text:p>
          </table:table-cell>
          <table:table-cell office:value-type="float" office:value="-2.73306126">
            <text:p>-2.73306126</text:p>
          </table:table-cell>
          <table:table-cell office:value-type="float" office:value="0.4142136">
            <text:p>4.14E-001</text:p>
          </table:table-cell>
          <table:table-cell table:number-columns-repeated="4"/>
        </table:table-row>
        <table:table-row table:style-name="ro2">
          <table:table-cell office:value-type="float" office:value="2.75203516">
            <text:p>2.75203516</text:p>
          </table:table-cell>
          <table:table-cell office:value-type="float" office:value="-2.72952337">
            <text:p>-2.72952337</text:p>
          </table:table-cell>
          <table:table-cell office:value-type="float" office:value="0.4105377">
            <text:p>4.11E-001</text:p>
          </table:table-cell>
          <table:table-cell table:number-columns-repeated="4"/>
        </table:table-row>
        <table:table-row table:style-name="ro2">
          <table:table-cell office:value-type="float" office:value="2.75517676">
            <text:p>2.75517676</text:p>
          </table:table-cell>
          <table:table-cell office:value-type="float" office:value="-2.72599301">
            <text:p>-2.72599301</text:p>
          </table:table-cell>
          <table:table-cell office:value-type="float" office:value="0.4068714">
            <text:p>4.07E-001</text:p>
          </table:table-cell>
          <table:table-cell table:number-columns-repeated="4"/>
        </table:table-row>
        <table:table-row table:style-name="ro2">
          <table:table-cell office:value-type="float" office:value="2.75831835">
            <text:p>2.75831835</text:p>
          </table:table-cell>
          <table:table-cell office:value-type="float" office:value="-2.72247015">
            <text:p>-2.72247015</text:p>
          </table:table-cell>
          <table:table-cell office:value-type="float" office:value="0.4032144">
            <text:p>4.03E-001</text:p>
          </table:table-cell>
          <table:table-cell table:number-columns-repeated="4"/>
        </table:table-row>
        <table:table-row table:style-name="ro2">
          <table:table-cell office:value-type="float" office:value="2.76145994">
            <text:p>2.76145994</text:p>
          </table:table-cell>
          <table:table-cell office:value-type="float" office:value="-2.71895477">
            <text:p>-2.71895477</text:p>
          </table:table-cell>
          <table:table-cell office:value-type="float" office:value="0.3995666">
            <text:p>4.00E-001</text:p>
          </table:table-cell>
          <table:table-cell table:number-columns-repeated="4"/>
        </table:table-row>
        <table:table-row table:style-name="ro2">
          <table:table-cell office:value-type="float" office:value="2.76460154">
            <text:p>2.76460154</text:p>
          </table:table-cell>
          <table:table-cell office:value-type="float" office:value="-2.71544684">
            <text:p>-2.71544684</text:p>
          </table:table-cell>
          <table:table-cell office:value-type="float" office:value="0.395928">
            <text:p>3.96E-001</text:p>
          </table:table-cell>
          <table:table-cell table:number-columns-repeated="4"/>
        </table:table-row>
        <table:table-row table:style-name="ro2">
          <table:table-cell office:value-type="float" office:value="2.76774313">
            <text:p>2.76774313</text:p>
          </table:table-cell>
          <table:table-cell office:value-type="float" office:value="-2.71194633">
            <text:p>-2.71194633</text:p>
          </table:table-cell>
          <table:table-cell office:value-type="float" office:value="0.3922984">
            <text:p>3.92E-001</text:p>
          </table:table-cell>
          <table:table-cell table:number-columns-repeated="4"/>
        </table:table-row>
        <table:table-row table:style-name="ro2">
          <table:table-cell office:value-type="float" office:value="2.77088472">
            <text:p>2.77088472</text:p>
          </table:table-cell>
          <table:table-cell office:value-type="float" office:value="-2.70845322">
            <text:p>-2.70845322</text:p>
          </table:table-cell>
          <table:table-cell office:value-type="float" office:value="0.3886778">
            <text:p>3.89E-001</text:p>
          </table:table-cell>
          <table:table-cell table:number-columns-repeated="4"/>
        </table:table-row>
        <table:table-row table:style-name="ro2">
          <table:table-cell office:value-type="float" office:value="2.77402631">
            <text:p>2.77402631</text:p>
          </table:table-cell>
          <table:table-cell office:value-type="float" office:value="-2.70496748">
            <text:p>-2.70496748</text:p>
          </table:table-cell>
          <table:table-cell office:value-type="float" office:value="0.385066">
            <text:p>3.85E-001</text:p>
          </table:table-cell>
          <table:table-cell table:number-columns-repeated="4"/>
        </table:table-row>
        <table:table-row table:style-name="ro2">
          <table:table-cell office:value-type="float" office:value="2.77716791">
            <text:p>2.77716791</text:p>
          </table:table-cell>
          <table:table-cell office:value-type="float" office:value="-2.7014891">
            <text:p>-2.7014891</text:p>
          </table:table-cell>
          <table:table-cell office:value-type="float" office:value="0.381463">
            <text:p>3.81E-001</text:p>
          </table:table-cell>
          <table:table-cell table:number-columns-repeated="4"/>
        </table:table-row>
        <table:table-row table:style-name="ro2">
          <table:table-cell office:value-type="float" office:value="2.7803095">
            <text:p>2.7803095</text:p>
          </table:table-cell>
          <table:table-cell office:value-type="float" office:value="-2.69801803">
            <text:p>-2.69801803</text:p>
          </table:table-cell>
          <table:table-cell office:value-type="float" office:value="0.3778685">
            <text:p>3.78E-001</text:p>
          </table:table-cell>
          <table:table-cell table:number-columns-repeated="4"/>
        </table:table-row>
        <table:table-row table:style-name="ro2">
          <table:table-cell office:value-type="float" office:value="2.78345109">
            <text:p>2.78345109</text:p>
          </table:table-cell>
          <table:table-cell office:value-type="float" office:value="-2.69455426">
            <text:p>-2.69455426</text:p>
          </table:table-cell>
          <table:table-cell office:value-type="float" office:value="0.3742826">
            <text:p>3.74E-001</text:p>
          </table:table-cell>
          <table:table-cell table:number-columns-repeated="4"/>
        </table:table-row>
        <table:table-row table:style-name="ro2">
          <table:table-cell office:value-type="float" office:value="2.78659268">
            <text:p>2.78659268</text:p>
          </table:table-cell>
          <table:table-cell office:value-type="float" office:value="-2.69109777">
            <text:p>-2.69109777</text:p>
          </table:table-cell>
          <table:table-cell office:value-type="float" office:value="0.3707051">
            <text:p>3.71E-001</text:p>
          </table:table-cell>
          <table:table-cell table:number-columns-repeated="4"/>
        </table:table-row>
        <table:table-row table:style-name="ro2">
          <table:table-cell office:value-type="float" office:value="2.78973428">
            <text:p>2.78973428</text:p>
          </table:table-cell>
          <table:table-cell office:value-type="float" office:value="-2.68764852">
            <text:p>-2.68764852</text:p>
          </table:table-cell>
          <table:table-cell office:value-type="float" office:value="0.3671359">
            <text:p>3.67E-001</text:p>
          </table:table-cell>
          <table:table-cell table:number-columns-repeated="4"/>
        </table:table-row>
        <table:table-row table:style-name="ro2">
          <table:table-cell office:value-type="float" office:value="2.79287587">
            <text:p>2.79287587</text:p>
          </table:table-cell>
          <table:table-cell office:value-type="float" office:value="-2.68420649">
            <text:p>-2.68420649</text:p>
          </table:table-cell>
          <table:table-cell office:value-type="float" office:value="0.363575">
            <text:p>3.64E-001</text:p>
          </table:table-cell>
          <table:table-cell table:number-columns-repeated="4"/>
        </table:table-row>
        <table:table-row table:style-name="ro2">
          <table:table-cell office:value-type="float" office:value="2.79601746">
            <text:p>2.79601746</text:p>
          </table:table-cell>
          <table:table-cell office:value-type="float" office:value="-2.68077167">
            <text:p>-2.68077167</text:p>
          </table:table-cell>
          <table:table-cell office:value-type="float" office:value="0.3600222">
            <text:p>3.60E-001</text:p>
          </table:table-cell>
          <table:table-cell table:number-columns-repeated="4"/>
        </table:table-row>
        <table:table-row table:style-name="ro2">
          <table:table-cell office:value-type="float" office:value="2.79915905">
            <text:p>2.79915905</text:p>
          </table:table-cell>
          <table:table-cell office:value-type="float" office:value="-2.67734402">
            <text:p>-2.67734402</text:p>
          </table:table-cell>
          <table:table-cell office:value-type="float" office:value="0.3564774">
            <text:p>3.56E-001</text:p>
          </table:table-cell>
          <table:table-cell table:number-columns-repeated="4"/>
        </table:table-row>
        <table:table-row table:style-name="ro2">
          <table:table-cell office:value-type="float" office:value="2.80230065">
            <text:p>2.80230065</text:p>
          </table:table-cell>
          <table:table-cell office:value-type="float" office:value="-2.67392352">
            <text:p>-2.67392352</text:p>
          </table:table-cell>
          <table:table-cell office:value-type="float" office:value="0.3529405">
            <text:p>3.53E-001</text:p>
          </table:table-cell>
          <table:table-cell table:number-columns-repeated="4"/>
        </table:table-row>
        <table:table-row table:style-name="ro2">
          <table:table-cell office:value-type="float" office:value="2.80544224">
            <text:p>2.80544224</text:p>
          </table:table-cell>
          <table:table-cell office:value-type="float" office:value="-2.67051014">
            <text:p>-2.67051014</text:p>
          </table:table-cell>
          <table:table-cell office:value-type="float" office:value="0.3494115">
            <text:p>3.49E-001</text:p>
          </table:table-cell>
          <table:table-cell table:number-columns-repeated="4"/>
        </table:table-row>
        <table:table-row table:style-name="ro2">
          <table:table-cell office:value-type="float" office:value="2.80858383">
            <text:p>2.80858383</text:p>
          </table:table-cell>
          <table:table-cell office:value-type="float" office:value="-2.66710387">
            <text:p>-2.66710387</text:p>
          </table:table-cell>
          <table:table-cell office:value-type="float" office:value="0.3458902">
            <text:p>3.46E-001</text:p>
          </table:table-cell>
          <table:table-cell table:number-columns-repeated="4"/>
        </table:table-row>
        <table:table-row table:style-name="ro2">
          <table:table-cell office:value-type="float" office:value="2.81172542">
            <text:p>2.81172542</text:p>
          </table:table-cell>
          <table:table-cell office:value-type="float" office:value="-2.66370467">
            <text:p>-2.66370467</text:p>
          </table:table-cell>
          <table:table-cell office:value-type="float" office:value="0.3423765">
            <text:p>3.42E-001</text:p>
          </table:table-cell>
          <table:table-cell table:number-columns-repeated="4"/>
        </table:table-row>
        <table:table-row table:style-name="ro2">
          <table:table-cell office:value-type="float" office:value="2.81486702">
            <text:p>2.81486702</text:p>
          </table:table-cell>
          <table:table-cell office:value-type="float" office:value="-2.66031252">
            <text:p>-2.66031252</text:p>
          </table:table-cell>
          <table:table-cell office:value-type="float" office:value="0.3388704">
            <text:p>3.39E-001</text:p>
          </table:table-cell>
          <table:table-cell table:number-columns-repeated="4"/>
        </table:table-row>
        <table:table-row table:style-name="ro2">
          <table:table-cell office:value-type="float" office:value="2.81800861">
            <text:p>2.81800861</text:p>
          </table:table-cell>
          <table:table-cell office:value-type="float" office:value="-2.65692741">
            <text:p>-2.65692741</text:p>
          </table:table-cell>
          <table:table-cell office:value-type="float" office:value="0.3353718">
            <text:p>3.35E-001</text:p>
          </table:table-cell>
          <table:table-cell table:number-columns-repeated="4"/>
        </table:table-row>
        <table:table-row table:style-name="ro2">
          <table:table-cell office:value-type="float" office:value="2.8211502">
            <text:p>2.8211502</text:p>
          </table:table-cell>
          <table:table-cell office:value-type="float" office:value="-2.6535493">
            <text:p>-2.6535493</text:p>
          </table:table-cell>
          <table:table-cell office:value-type="float" office:value="0.3318805">
            <text:p>3.32E-001</text:p>
          </table:table-cell>
          <table:table-cell table:number-columns-repeated="4"/>
        </table:table-row>
        <table:table-row table:style-name="ro2">
          <table:table-cell office:value-type="float" office:value="2.8242918">
            <text:p>2.8242918</text:p>
          </table:table-cell>
          <table:table-cell office:value-type="float" office:value="-2.65017817">
            <text:p>-2.65017817</text:p>
          </table:table-cell>
          <table:table-cell office:value-type="float" office:value="0.3283965">
            <text:p>3.28E-001</text:p>
          </table:table-cell>
          <table:table-cell table:number-columns-repeated="4"/>
        </table:table-row>
        <table:table-row table:style-name="ro2">
          <table:table-cell office:value-type="float" office:value="2.82743339">
            <text:p>2.82743339</text:p>
          </table:table-cell>
          <table:table-cell office:value-type="float" office:value="-2.64681401">
            <text:p>-2.64681401</text:p>
          </table:table-cell>
          <table:table-cell office:value-type="float" office:value="0.3249197">
            <text:p>3.25E-001</text:p>
          </table:table-cell>
          <table:table-cell table:number-columns-repeated="4"/>
        </table:table-row>
        <table:table-row table:style-name="ro2">
          <table:table-cell office:value-type="float" office:value="2.83057498">
            <text:p>2.83057498</text:p>
          </table:table-cell>
          <table:table-cell office:value-type="float" office:value="-2.64345677">
            <text:p>-2.64345677</text:p>
          </table:table-cell>
          <table:table-cell office:value-type="float" office:value="0.32145">
            <text:p>3.21E-001</text:p>
          </table:table-cell>
          <table:table-cell table:number-columns-repeated="4"/>
        </table:table-row>
        <table:table-row table:style-name="ro2">
          <table:table-cell office:value-type="float" office:value="2.83371657">
            <text:p>2.83371657</text:p>
          </table:table-cell>
          <table:table-cell office:value-type="float" office:value="-2.64010645">
            <text:p>-2.64010645</text:p>
          </table:table-cell>
          <table:table-cell office:value-type="float" office:value="0.3179872">
            <text:p>3.18E-001</text:p>
          </table:table-cell>
          <table:table-cell table:number-columns-repeated="4"/>
        </table:table-row>
        <table:table-row table:style-name="ro2">
          <table:table-cell office:value-type="float" office:value="2.83685817">
            <text:p>2.83685817</text:p>
          </table:table-cell>
          <table:table-cell office:value-type="float" office:value="-2.63676302">
            <text:p>-2.63676302</text:p>
          </table:table-cell>
          <table:table-cell office:value-type="float" office:value="0.3145314">
            <text:p>3.15E-001</text:p>
          </table:table-cell>
          <table:table-cell table:number-columns-repeated="4"/>
        </table:table-row>
        <table:table-row table:style-name="ro2">
          <table:table-cell office:value-type="float" office:value="2.83999976">
            <text:p>2.83999976</text:p>
          </table:table-cell>
          <table:table-cell office:value-type="float" office:value="-2.63342645">
            <text:p>-2.63342645</text:p>
          </table:table-cell>
          <table:table-cell office:value-type="float" office:value="0.3110824">
            <text:p>3.11E-001</text:p>
          </table:table-cell>
          <table:table-cell table:number-columns-repeated="4"/>
        </table:table-row>
        <table:table-row table:style-name="ro2">
          <table:table-cell office:value-type="float" office:value="2.84314135">
            <text:p>2.84314135</text:p>
          </table:table-cell>
          <table:table-cell office:value-type="float" office:value="-2.63009673">
            <text:p>-2.63009673</text:p>
          </table:table-cell>
          <table:table-cell office:value-type="float" office:value="0.3076402">
            <text:p>3.08E-001</text:p>
          </table:table-cell>
          <table:table-cell table:number-columns-repeated="4"/>
        </table:table-row>
        <table:table-row table:style-name="ro2">
          <table:table-cell office:value-type="float" office:value="2.84628294">
            <text:p>2.84628294</text:p>
          </table:table-cell>
          <table:table-cell office:value-type="float" office:value="-2.62677383">
            <text:p>-2.62677383</text:p>
          </table:table-cell>
          <table:table-cell office:value-type="float" office:value="0.3042046">
            <text:p>3.04E-001</text:p>
          </table:table-cell>
          <table:table-cell table:number-columns-repeated="4"/>
        </table:table-row>
        <table:table-row table:style-name="ro2">
          <table:table-cell office:value-type="float" office:value="2.84942454">
            <text:p>2.84942454</text:p>
          </table:table-cell>
          <table:table-cell office:value-type="float" office:value="-2.62345772">
            <text:p>-2.62345772</text:p>
          </table:table-cell>
          <table:table-cell office:value-type="float" office:value="0.3007755">
            <text:p>3.01E-001</text:p>
          </table:table-cell>
          <table:table-cell table:number-columns-repeated="4"/>
        </table:table-row>
        <table:table-row table:style-name="ro2">
          <table:table-cell office:value-type="float" office:value="2.85256613">
            <text:p>2.85256613</text:p>
          </table:table-cell>
          <table:table-cell office:value-type="float" office:value="-2.62014839">
            <text:p>-2.62014839</text:p>
          </table:table-cell>
          <table:table-cell office:value-type="float" office:value="0.2973529">
            <text:p>2.97E-001</text:p>
          </table:table-cell>
          <table:table-cell table:number-columns-repeated="4"/>
        </table:table-row>
        <table:table-row table:style-name="ro2">
          <table:table-cell office:value-type="float" office:value="2.85570772">
            <text:p>2.85570772</text:p>
          </table:table-cell>
          <table:table-cell office:value-type="float" office:value="-2.6168458">
            <text:p>-2.6168458</text:p>
          </table:table-cell>
          <table:table-cell office:value-type="float" office:value="0.2939367">
            <text:p>2.94E-001</text:p>
          </table:table-cell>
          <table:table-cell table:number-columns-repeated="4"/>
        </table:table-row>
        <table:table-row table:style-name="ro2">
          <table:table-cell office:value-type="float" office:value="2.85884931">
            <text:p>2.85884931</text:p>
          </table:table-cell>
          <table:table-cell office:value-type="float" office:value="-2.61354995">
            <text:p>-2.61354995</text:p>
          </table:table-cell>
          <table:table-cell office:value-type="float" office:value="0.2905269">
            <text:p>2.91E-001</text:p>
          </table:table-cell>
          <table:table-cell table:number-columns-repeated="4"/>
        </table:table-row>
        <table:table-row table:style-name="ro2">
          <table:table-cell office:value-type="float" office:value="2.86199091">
            <text:p>2.86199091</text:p>
          </table:table-cell>
          <table:table-cell office:value-type="float" office:value="-2.6102608">
            <text:p>-2.6102608</text:p>
          </table:table-cell>
          <table:table-cell office:value-type="float" office:value="0.2871232">
            <text:p>2.87E-001</text:p>
          </table:table-cell>
          <table:table-cell table:number-columns-repeated="4"/>
        </table:table-row>
        <table:table-row table:style-name="ro2">
          <table:table-cell office:value-type="float" office:value="2.8651325">
            <text:p>2.8651325</text:p>
          </table:table-cell>
          <table:table-cell office:value-type="float" office:value="-2.60697834">
            <text:p>-2.60697834</text:p>
          </table:table-cell>
          <table:table-cell office:value-type="float" office:value="0.2837257">
            <text:p>2.84E-001</text:p>
          </table:table-cell>
          <table:table-cell table:number-columns-repeated="4"/>
        </table:table-row>
        <table:table-row table:style-name="ro2">
          <table:table-cell office:value-type="float" office:value="2.86827409">
            <text:p>2.86827409</text:p>
          </table:table-cell>
          <table:table-cell office:value-type="float" office:value="-2.60370254">
            <text:p>-2.60370254</text:p>
          </table:table-cell>
          <table:table-cell office:value-type="float" office:value="0.2803342">
            <text:p>2.80E-001</text:p>
          </table:table-cell>
          <table:table-cell table:number-columns-repeated="4"/>
        </table:table-row>
        <table:table-row table:style-name="ro2">
          <table:table-cell office:value-type="float" office:value="2.87141569">
            <text:p>2.87141569</text:p>
          </table:table-cell>
          <table:table-cell office:value-type="float" office:value="-2.60043338">
            <text:p>-2.60043338</text:p>
          </table:table-cell>
          <table:table-cell office:value-type="float" office:value="0.2769487">
            <text:p>2.77E-001</text:p>
          </table:table-cell>
          <table:table-cell table:number-columns-repeated="4"/>
        </table:table-row>
        <table:table-row table:style-name="ro2">
          <table:table-cell office:value-type="float" office:value="2.87455728">
            <text:p>2.87455728</text:p>
          </table:table-cell>
          <table:table-cell office:value-type="float" office:value="-2.59717084">
            <text:p>-2.59717084</text:p>
          </table:table-cell>
          <table:table-cell office:value-type="float" office:value="0.273569">
            <text:p>2.74E-001</text:p>
          </table:table-cell>
          <table:table-cell table:number-columns-repeated="4"/>
        </table:table-row>
        <table:table-row table:style-name="ro2">
          <table:table-cell office:value-type="float" office:value="2.87769887">
            <text:p>2.87769887</text:p>
          </table:table-cell>
          <table:table-cell office:value-type="float" office:value="-2.59391489">
            <text:p>-2.59391489</text:p>
          </table:table-cell>
          <table:table-cell office:value-type="float" office:value="0.2701952">
            <text:p>2.70E-001</text:p>
          </table:table-cell>
          <table:table-cell table:number-columns-repeated="4"/>
        </table:table-row>
        <table:table-row table:style-name="ro2">
          <table:table-cell office:value-type="float" office:value="2.88084046">
            <text:p>2.88084046</text:p>
          </table:table-cell>
          <table:table-cell office:value-type="float" office:value="-2.59066552">
            <text:p>-2.59066552</text:p>
          </table:table-cell>
          <table:table-cell office:value-type="float" office:value="0.2668271">
            <text:p>2.67E-001</text:p>
          </table:table-cell>
          <table:table-cell table:number-columns-repeated="4"/>
        </table:table-row>
        <table:table-row table:style-name="ro2">
          <table:table-cell office:value-type="float" office:value="2.88398206">
            <text:p>2.88398206</text:p>
          </table:table-cell>
          <table:table-cell office:value-type="float" office:value="-2.5874227">
            <text:p>-2.5874227</text:p>
          </table:table-cell>
          <table:table-cell office:value-type="float" office:value="0.2634647">
            <text:p>2.63E-001</text:p>
          </table:table-cell>
          <table:table-cell table:number-columns-repeated="4"/>
        </table:table-row>
        <table:table-row table:style-name="ro2">
          <table:table-cell office:value-type="float" office:value="2.88712365">
            <text:p>2.88712365</text:p>
          </table:table-cell>
          <table:table-cell office:value-type="float" office:value="-2.58418641">
            <text:p>-2.58418641</text:p>
          </table:table-cell>
          <table:table-cell office:value-type="float" office:value="0.2601078">
            <text:p>2.60E-001</text:p>
          </table:table-cell>
          <table:table-cell table:number-columns-repeated="4"/>
        </table:table-row>
        <table:table-row table:style-name="ro2">
          <table:table-cell office:value-type="float" office:value="2.89026524">
            <text:p>2.89026524</text:p>
          </table:table-cell>
          <table:table-cell office:value-type="float" office:value="-2.58095663">
            <text:p>-2.58095663</text:p>
          </table:table-cell>
          <table:table-cell office:value-type="float" office:value="0.2567564">
            <text:p>2.57E-001</text:p>
          </table:table-cell>
          <table:table-cell table:number-columns-repeated="4"/>
        </table:table-row>
        <table:table-row table:style-name="ro2">
          <table:table-cell office:value-type="float" office:value="2.89340683">
            <text:p>2.89340683</text:p>
          </table:table-cell>
          <table:table-cell office:value-type="float" office:value="-2.57773334">
            <text:p>-2.57773334</text:p>
          </table:table-cell>
          <table:table-cell office:value-type="float" office:value="0.2534103">
            <text:p>2.53E-001</text:p>
          </table:table-cell>
          <table:table-cell table:number-columns-repeated="4"/>
        </table:table-row>
        <table:table-row table:style-name="ro2">
          <table:table-cell office:value-type="float" office:value="2.89654843">
            <text:p>2.89654843</text:p>
          </table:table-cell>
          <table:table-cell office:value-type="float" office:value="-2.57451651">
            <text:p>-2.57451651</text:p>
          </table:table-cell>
          <table:table-cell office:value-type="float" office:value="0.2500697">
            <text:p>2.50E-001</text:p>
          </table:table-cell>
          <table:table-cell table:number-columns-repeated="4"/>
        </table:table-row>
        <table:table-row table:style-name="ro2">
          <table:table-cell office:value-type="float" office:value="2.89969002">
            <text:p>2.89969002</text:p>
          </table:table-cell>
          <table:table-cell office:value-type="float" office:value="-2.57130613">
            <text:p>-2.57130613</text:p>
          </table:table-cell>
          <table:table-cell office:value-type="float" office:value="0.2467342">
            <text:p>2.47E-001</text:p>
          </table:table-cell>
          <table:table-cell table:number-columns-repeated="4"/>
        </table:table-row>
        <table:table-row table:style-name="ro2">
          <table:table-cell office:value-type="float" office:value="2.90283161">
            <text:p>2.90283161</text:p>
          </table:table-cell>
          <table:table-cell office:value-type="float" office:value="-2.56810218">
            <text:p>-2.56810218</text:p>
          </table:table-cell>
          <table:table-cell office:value-type="float" office:value="0.2434039">
            <text:p>2.43E-001</text:p>
          </table:table-cell>
          <table:table-cell table:number-columns-repeated="4"/>
        </table:table-row>
        <table:table-row table:style-name="ro2">
          <table:table-cell office:value-type="float" office:value="2.9059732">
            <text:p>2.9059732</text:p>
          </table:table-cell>
          <table:table-cell office:value-type="float" office:value="-2.56490462">
            <text:p>-2.56490462</text:p>
          </table:table-cell>
          <table:table-cell office:value-type="float" office:value="0.2400788">
            <text:p>2.40E-001</text:p>
          </table:table-cell>
          <table:table-cell table:number-columns-repeated="4"/>
        </table:table-row>
        <table:table-row table:style-name="ro2">
          <table:table-cell office:value-type="float" office:value="2.9091148">
            <text:p>2.9091148</text:p>
          </table:table-cell>
          <table:table-cell office:value-type="float" office:value="-2.56171345">
            <text:p>-2.56171345</text:p>
          </table:table-cell>
          <table:table-cell office:value-type="float" office:value="0.2367586">
            <text:p>2.37E-001</text:p>
          </table:table-cell>
          <table:table-cell table:number-columns-repeated="4"/>
        </table:table-row>
        <table:table-row table:style-name="ro2">
          <table:table-cell office:value-type="float" office:value="2.91225639">
            <text:p>2.91225639</text:p>
          </table:table-cell>
          <table:table-cell office:value-type="float" office:value="-2.55852864">
            <text:p>-2.55852864</text:p>
          </table:table-cell>
          <table:table-cell office:value-type="float" office:value="0.2334433">
            <text:p>2.33E-001</text:p>
          </table:table-cell>
          <table:table-cell table:number-columns-repeated="4"/>
        </table:table-row>
        <table:table-row table:style-name="ro2">
          <table:table-cell office:value-type="float" office:value="2.91539798">
            <text:p>2.91539798</text:p>
          </table:table-cell>
          <table:table-cell office:value-type="float" office:value="-2.55535017">
            <text:p>-2.55535017</text:p>
          </table:table-cell>
          <table:table-cell office:value-type="float" office:value="0.230133">
            <text:p>2.30E-001</text:p>
          </table:table-cell>
          <table:table-cell table:number-columns-repeated="4"/>
        </table:table-row>
        <table:table-row table:style-name="ro2">
          <table:table-cell office:value-type="float" office:value="2.91853958">
            <text:p>2.91853958</text:p>
          </table:table-cell>
          <table:table-cell office:value-type="float" office:value="-2.55217802">
            <text:p>-2.55217802</text:p>
          </table:table-cell>
          <table:table-cell office:value-type="float" office:value="0.2268274">
            <text:p>2.27E-001</text:p>
          </table:table-cell>
          <table:table-cell table:number-columns-repeated="4"/>
        </table:table-row>
        <table:table-row table:style-name="ro2">
          <table:table-cell office:value-type="float" office:value="2.92168117">
            <text:p>2.92168117</text:p>
          </table:table-cell>
          <table:table-cell office:value-type="float" office:value="-2.54901216">
            <text:p>-2.54901216</text:p>
          </table:table-cell>
          <table:table-cell office:value-type="float" office:value="0.2235265">
            <text:p>2.24E-001</text:p>
          </table:table-cell>
          <table:table-cell table:number-columns-repeated="4"/>
        </table:table-row>
        <table:table-row table:style-name="ro2">
          <table:table-cell office:value-type="float" office:value="2.92482276">
            <text:p>2.92482276</text:p>
          </table:table-cell>
          <table:table-cell office:value-type="float" office:value="-2.54585259">
            <text:p>-2.54585259</text:p>
          </table:table-cell>
          <table:table-cell office:value-type="float" office:value="0.2202302">
            <text:p>2.20E-001</text:p>
          </table:table-cell>
          <table:table-cell table:number-columns-repeated="4"/>
        </table:table-row>
        <table:table-row table:style-name="ro2">
          <table:table-cell office:value-type="float" office:value="2.92796435">
            <text:p>2.92796435</text:p>
          </table:table-cell>
          <table:table-cell office:value-type="float" office:value="-2.54269927">
            <text:p>-2.54269927</text:p>
          </table:table-cell>
          <table:table-cell office:value-type="float" office:value="0.2169385">
            <text:p>2.17E-001</text:p>
          </table:table-cell>
          <table:table-cell table:number-columns-repeated="4"/>
        </table:table-row>
        <table:table-row table:style-name="ro2">
          <table:table-cell office:value-type="float" office:value="2.93110595">
            <text:p>2.93110595</text:p>
          </table:table-cell>
          <table:table-cell office:value-type="float" office:value="-2.53955219">
            <text:p>-2.53955219</text:p>
          </table:table-cell>
          <table:table-cell office:value-type="float" office:value="0.2136513">
            <text:p>2.14E-001</text:p>
          </table:table-cell>
          <table:table-cell table:number-columns-repeated="4"/>
        </table:table-row>
        <table:table-row table:style-name="ro2">
          <table:table-cell office:value-type="float" office:value="2.93424754">
            <text:p>2.93424754</text:p>
          </table:table-cell>
          <table:table-cell office:value-type="float" office:value="-2.53641133">
            <text:p>-2.53641133</text:p>
          </table:table-cell>
          <table:table-cell office:value-type="float" office:value="0.2103685">
            <text:p>2.10E-001</text:p>
          </table:table-cell>
          <table:table-cell table:number-columns-repeated="4"/>
        </table:table-row>
        <table:table-row table:style-name="ro2">
          <table:table-cell office:value-type="float" office:value="2.93738913">
            <text:p>2.93738913</text:p>
          </table:table-cell>
          <table:table-cell office:value-type="float" office:value="-2.53327666">
            <text:p>-2.53327666</text:p>
          </table:table-cell>
          <table:table-cell office:value-type="float" office:value="0.20709">
            <text:p>2.07E-001</text:p>
          </table:table-cell>
          <table:table-cell table:number-columns-repeated="4"/>
        </table:table-row>
        <table:table-row table:style-name="ro2">
          <table:table-cell office:value-type="float" office:value="2.94053072">
            <text:p>2.94053072</text:p>
          </table:table-cell>
          <table:table-cell office:value-type="float" office:value="-2.53014817">
            <text:p>-2.53014817</text:p>
          </table:table-cell>
          <table:table-cell office:value-type="float" office:value="0.2038158">
            <text:p>2.04E-001</text:p>
          </table:table-cell>
          <table:table-cell table:number-columns-repeated="4"/>
        </table:table-row>
        <table:table-row table:style-name="ro2">
          <table:table-cell office:value-type="float" office:value="2.94367232">
            <text:p>2.94367232</text:p>
          </table:table-cell>
          <table:table-cell office:value-type="float" office:value="-2.52702584">
            <text:p>-2.52702584</text:p>
          </table:table-cell>
          <table:table-cell office:value-type="float" office:value="0.2005458">
            <text:p>2.01E-001</text:p>
          </table:table-cell>
          <table:table-cell table:number-columns-repeated="4"/>
        </table:table-row>
        <table:table-row table:style-name="ro2">
          <table:table-cell office:value-type="float" office:value="2.94681391">
            <text:p>2.94681391</text:p>
          </table:table-cell>
          <table:table-cell office:value-type="float" office:value="-2.52390964">
            <text:p>-2.52390964</text:p>
          </table:table-cell>
          <table:table-cell office:value-type="float" office:value="0.1972799">
            <text:p>1.97E-001</text:p>
          </table:table-cell>
          <table:table-cell table:number-columns-repeated="4"/>
        </table:table-row>
        <table:table-row table:style-name="ro2">
          <table:table-cell office:value-type="float" office:value="2.9499555">
            <text:p>2.9499555</text:p>
          </table:table-cell>
          <table:table-cell office:value-type="float" office:value="-2.52079956">
            <text:p>-2.52079956</text:p>
          </table:table-cell>
          <table:table-cell office:value-type="float" office:value="0.1940181">
            <text:p>1.94E-001</text:p>
          </table:table-cell>
          <table:table-cell table:number-columns-repeated="4"/>
        </table:table-row>
        <table:table-row table:style-name="ro2">
          <table:table-cell office:value-type="float" office:value="2.95309709">
            <text:p>2.95309709</text:p>
          </table:table-cell>
          <table:table-cell office:value-type="float" office:value="-2.51769558">
            <text:p>-2.51769558</text:p>
          </table:table-cell>
          <table:table-cell office:value-type="float" office:value="0.1907602">
            <text:p>1.91E-001</text:p>
          </table:table-cell>
          <table:table-cell table:number-columns-repeated="4"/>
        </table:table-row>
        <table:table-row table:style-name="ro2">
          <table:table-cell office:value-type="float" office:value="2.95623869">
            <text:p>2.95623869</text:p>
          </table:table-cell>
          <table:table-cell office:value-type="float" office:value="-2.51459767">
            <text:p>-2.51459767</text:p>
          </table:table-cell>
          <table:table-cell office:value-type="float" office:value="0.1875062">
            <text:p>1.88E-001</text:p>
          </table:table-cell>
          <table:table-cell table:number-columns-repeated="4"/>
        </table:table-row>
        <table:table-row table:style-name="ro2">
          <table:table-cell office:value-type="float" office:value="2.95938028">
            <text:p>2.95938028</text:p>
          </table:table-cell>
          <table:table-cell office:value-type="float" office:value="-2.51150583">
            <text:p>-2.51150583</text:p>
          </table:table-cell>
          <table:table-cell office:value-type="float" office:value="0.1842561">
            <text:p>1.84E-001</text:p>
          </table:table-cell>
          <table:table-cell table:number-columns-repeated="4"/>
        </table:table-row>
        <table:table-row table:style-name="ro2">
          <table:table-cell office:value-type="float" office:value="2.96252187">
            <text:p>2.96252187</text:p>
          </table:table-cell>
          <table:table-cell office:value-type="float" office:value="-2.50842002">
            <text:p>-2.50842002</text:p>
          </table:table-cell>
          <table:table-cell office:value-type="float" office:value="0.1810097">
            <text:p>1.81E-001</text:p>
          </table:table-cell>
          <table:table-cell table:number-columns-repeated="4"/>
        </table:table-row>
        <table:table-row table:style-name="ro2">
          <table:table-cell office:value-type="float" office:value="2.96566346">
            <text:p>2.96566346</text:p>
          </table:table-cell>
          <table:table-cell office:value-type="float" office:value="-2.50534023">
            <text:p>-2.50534023</text:p>
          </table:table-cell>
          <table:table-cell office:value-type="float" office:value="0.177767">
            <text:p>1.78E-001</text:p>
          </table:table-cell>
          <table:table-cell table:number-columns-repeated="4"/>
        </table:table-row>
        <table:table-row table:style-name="ro2">
          <table:table-cell office:value-type="float" office:value="2.96880506">
            <text:p>2.96880506</text:p>
          </table:table-cell>
          <table:table-cell office:value-type="float" office:value="-2.50226644">
            <text:p>-2.50226644</text:p>
          </table:table-cell>
          <table:table-cell office:value-type="float" office:value="0.1745279">
            <text:p>1.75E-001</text:p>
          </table:table-cell>
          <table:table-cell table:number-columns-repeated="4"/>
        </table:table-row>
        <table:table-row table:style-name="ro2">
          <table:table-cell office:value-type="float" office:value="2.97194665">
            <text:p>2.97194665</text:p>
          </table:table-cell>
          <table:table-cell office:value-type="float" office:value="-2.49919862">
            <text:p>-2.49919862</text:p>
          </table:table-cell>
          <table:table-cell office:value-type="float" office:value="0.1712924">
            <text:p>1.71E-001</text:p>
          </table:table-cell>
          <table:table-cell table:number-columns-repeated="4"/>
        </table:table-row>
        <table:table-row table:style-name="ro2">
          <table:table-cell office:value-type="float" office:value="2.97508824">
            <text:p>2.97508824</text:p>
          </table:table-cell>
          <table:table-cell office:value-type="float" office:value="-2.49613677">
            <text:p>-2.49613677</text:p>
          </table:table-cell>
          <table:table-cell office:value-type="float" office:value="0.1680604">
            <text:p>1.68E-001</text:p>
          </table:table-cell>
          <table:table-cell table:number-columns-repeated="4"/>
        </table:table-row>
        <table:table-row table:style-name="ro2">
          <table:table-cell office:value-type="float" office:value="2.97822984">
            <text:p>2.97822984</text:p>
          </table:table-cell>
          <table:table-cell office:value-type="float" office:value="-2.49308086">
            <text:p>-2.49308086</text:p>
          </table:table-cell>
          <table:table-cell office:value-type="float" office:value="0.1648317">
            <text:p>1.65E-001</text:p>
          </table:table-cell>
          <table:table-cell table:number-columns-repeated="4"/>
        </table:table-row>
        <table:table-row table:style-name="ro2">
          <table:table-cell office:value-type="float" office:value="2.98137143">
            <text:p>2.98137143</text:p>
          </table:table-cell>
          <table:table-cell office:value-type="float" office:value="-2.49003088">
            <text:p>-2.49003088</text:p>
          </table:table-cell>
          <table:table-cell office:value-type="float" office:value="0.1616065">
            <text:p>1.62E-001</text:p>
          </table:table-cell>
          <table:table-cell table:number-columns-repeated="4"/>
        </table:table-row>
        <table:table-row table:style-name="ro2">
          <table:table-cell office:value-type="float" office:value="2.98451302">
            <text:p>2.98451302</text:p>
          </table:table-cell>
          <table:table-cell office:value-type="float" office:value="-2.4869868">
            <text:p>-2.4869868</text:p>
          </table:table-cell>
          <table:table-cell office:value-type="float" office:value="0.1583844">
            <text:p>1.58E-001</text:p>
          </table:table-cell>
          <table:table-cell table:number-columns-repeated="4"/>
        </table:table-row>
        <table:table-row table:style-name="ro2">
          <table:table-cell office:value-type="float" office:value="2.98765461">
            <text:p>2.98765461</text:p>
          </table:table-cell>
          <table:table-cell office:value-type="float" office:value="-2.4839486">
            <text:p>-2.4839486</text:p>
          </table:table-cell>
          <table:table-cell office:value-type="float" office:value="0.1551656">
            <text:p>1.55E-001</text:p>
          </table:table-cell>
          <table:table-cell table:number-columns-repeated="4"/>
        </table:table-row>
        <table:table-row table:style-name="ro2">
          <table:table-cell office:value-type="float" office:value="2.99079621">
            <text:p>2.99079621</text:p>
          </table:table-cell>
          <table:table-cell office:value-type="float" office:value="-2.48091627">
            <text:p>-2.48091627</text:p>
          </table:table-cell>
          <table:table-cell office:value-type="float" office:value="0.15195">
            <text:p>1.52E-001</text:p>
          </table:table-cell>
          <table:table-cell table:number-columns-repeated="4"/>
        </table:table-row>
        <table:table-row table:style-name="ro2">
          <table:table-cell office:value-type="float" office:value="2.9939378">
            <text:p>2.9939378</text:p>
          </table:table-cell>
          <table:table-cell office:value-type="float" office:value="-2.47788978">
            <text:p>-2.47788978</text:p>
          </table:table-cell>
          <table:table-cell office:value-type="float" office:value="0.1487374">
            <text:p>1.49E-001</text:p>
          </table:table-cell>
          <table:table-cell table:number-columns-repeated="4"/>
        </table:table-row>
        <table:table-row table:style-name="ro2">
          <table:table-cell office:value-type="float" office:value="2.99707939">
            <text:p>2.99707939</text:p>
          </table:table-cell>
          <table:table-cell office:value-type="float" office:value="-2.47486913">
            <text:p>-2.47486913</text:p>
          </table:table-cell>
          <table:table-cell office:value-type="float" office:value="0.1455277">
            <text:p>1.46E-001</text:p>
          </table:table-cell>
          <table:table-cell table:number-columns-repeated="4"/>
        </table:table-row>
        <table:table-row table:style-name="ro2">
          <table:table-cell office:value-type="float" office:value="3.00022098">
            <text:p>3.00022098</text:p>
          </table:table-cell>
          <table:table-cell office:value-type="float" office:value="-2.47185428">
            <text:p>-2.47185428</text:p>
          </table:table-cell>
          <table:table-cell office:value-type="float" office:value="0.1423211">
            <text:p>1.42E-001</text:p>
          </table:table-cell>
          <table:table-cell table:number-columns-repeated="4"/>
        </table:table-row>
        <table:table-row table:style-name="ro2">
          <table:table-cell office:value-type="float" office:value="3.00336258">
            <text:p>3.00336258</text:p>
          </table:table-cell>
          <table:table-cell office:value-type="float" office:value="-2.46884523">
            <text:p>-2.46884523</text:p>
          </table:table-cell>
          <table:table-cell office:value-type="float" office:value="0.1391173">
            <text:p>1.39E-001</text:p>
          </table:table-cell>
          <table:table-cell table:number-columns-repeated="4"/>
        </table:table-row>
        <table:table-row table:style-name="ro2">
          <table:table-cell office:value-type="float" office:value="3.00650417">
            <text:p>3.00650417</text:p>
          </table:table-cell>
          <table:table-cell office:value-type="float" office:value="-2.46584195">
            <text:p>-2.46584195</text:p>
          </table:table-cell>
          <table:table-cell office:value-type="float" office:value="0.1359163">
            <text:p>1.36E-001</text:p>
          </table:table-cell>
          <table:table-cell table:number-columns-repeated="4"/>
        </table:table-row>
        <table:table-row table:style-name="ro2">
          <table:table-cell office:value-type="float" office:value="3.00964576">
            <text:p>3.00964576</text:p>
          </table:table-cell>
          <table:table-cell office:value-type="float" office:value="-2.46284442">
            <text:p>-2.46284442</text:p>
          </table:table-cell>
          <table:table-cell office:value-type="float" office:value="0.132718">
            <text:p>1.33E-001</text:p>
          </table:table-cell>
          <table:table-cell table:number-columns-repeated="4"/>
        </table:table-row>
        <table:table-row table:style-name="ro2">
          <table:table-cell office:value-type="float" office:value="3.01278735">
            <text:p>3.01278735</text:p>
          </table:table-cell>
          <table:table-cell office:value-type="float" office:value="-2.45985263">
            <text:p>-2.45985263</text:p>
          </table:table-cell>
          <table:table-cell office:value-type="float" office:value="0.1295224">
            <text:p>1.30E-001</text:p>
          </table:table-cell>
          <table:table-cell table:number-columns-repeated="4"/>
        </table:table-row>
        <table:table-row table:style-name="ro2">
          <table:table-cell office:value-type="float" office:value="3.01592895">
            <text:p>3.01592895</text:p>
          </table:table-cell>
          <table:table-cell office:value-type="float" office:value="-2.45686656">
            <text:p>-2.45686656</text:p>
          </table:table-cell>
          <table:table-cell office:value-type="float" office:value="0.1263294">
            <text:p>1.26E-001</text:p>
          </table:table-cell>
          <table:table-cell table:number-columns-repeated="4"/>
        </table:table-row>
        <table:table-row table:style-name="ro2">
          <table:table-cell office:value-type="float" office:value="3.01907054">
            <text:p>3.01907054</text:p>
          </table:table-cell>
          <table:table-cell office:value-type="float" office:value="-2.45388619">
            <text:p>-2.45388619</text:p>
          </table:table-cell>
          <table:table-cell office:value-type="float" office:value="0.1231389">
            <text:p>1.23E-001</text:p>
          </table:table-cell>
          <table:table-cell table:number-columns-repeated="4"/>
        </table:table-row>
        <table:table-row table:style-name="ro2">
          <table:table-cell office:value-type="float" office:value="3.02221213">
            <text:p>3.02221213</text:p>
          </table:table-cell>
          <table:table-cell office:value-type="float" office:value="-2.4509115">
            <text:p>-2.4509115</text:p>
          </table:table-cell>
          <table:table-cell office:value-type="float" office:value="0.1199509">
            <text:p>1.20E-001</text:p>
          </table:table-cell>
          <table:table-cell table:number-columns-repeated="4"/>
        </table:table-row>
        <table:table-row table:style-name="ro2">
          <table:table-cell office:value-type="float" office:value="3.02535373">
            <text:p>3.02535373</text:p>
          </table:table-cell>
          <table:table-cell office:value-type="float" office:value="-2.44794248">
            <text:p>-2.44794248</text:p>
          </table:table-cell>
          <table:table-cell office:value-type="float" office:value="0.1167653">
            <text:p>1.17E-001</text:p>
          </table:table-cell>
          <table:table-cell table:number-columns-repeated="4"/>
        </table:table-row>
        <table:table-row table:style-name="ro2">
          <table:table-cell office:value-type="float" office:value="3.02849532">
            <text:p>3.02849532</text:p>
          </table:table-cell>
          <table:table-cell office:value-type="float" office:value="-2.4449791">
            <text:p>-2.4449791</text:p>
          </table:table-cell>
          <table:table-cell office:value-type="float" office:value="0.113582">
            <text:p>1.14E-001</text:p>
          </table:table-cell>
          <table:table-cell table:number-columns-repeated="4"/>
        </table:table-row>
        <table:table-row table:style-name="ro2">
          <table:table-cell office:value-type="float" office:value="3.03163691">
            <text:p>3.03163691</text:p>
          </table:table-cell>
          <table:table-cell office:value-type="float" office:value="-2.44202135">
            <text:p>-2.44202135</text:p>
          </table:table-cell>
          <table:table-cell office:value-type="float" office:value="0.110401">
            <text:p>1.10E-001</text:p>
          </table:table-cell>
          <table:table-cell table:number-columns-repeated="4"/>
        </table:table-row>
        <table:table-row table:style-name="ro2">
          <table:table-cell office:value-type="float" office:value="3.0347785">
            <text:p>3.0347785</text:p>
          </table:table-cell>
          <table:table-cell office:value-type="float" office:value="-2.43906921">
            <text:p>-2.43906921</text:p>
          </table:table-cell>
          <table:table-cell office:value-type="float" office:value="0.1072222">
            <text:p>1.07E-001</text:p>
          </table:table-cell>
          <table:table-cell table:number-columns-repeated="4"/>
        </table:table-row>
        <table:table-row table:style-name="ro2">
          <table:table-cell office:value-type="float" office:value="3.0379201">
            <text:p>3.0379201</text:p>
          </table:table-cell>
          <table:table-cell office:value-type="float" office:value="-2.43612267">
            <text:p>-2.43612267</text:p>
          </table:table-cell>
          <table:table-cell office:value-type="float" office:value="0.1040456">
            <text:p>1.04E-001</text:p>
          </table:table-cell>
          <table:table-cell table:number-columns-repeated="4"/>
        </table:table-row>
        <table:table-row table:style-name="ro2">
          <table:table-cell office:value-type="float" office:value="3.04106169">
            <text:p>3.04106169</text:p>
          </table:table-cell>
          <table:table-cell office:value-type="float" office:value="-2.4331817">
            <text:p>-2.4331817</text:p>
          </table:table-cell>
          <table:table-cell office:value-type="float" office:value="0.100871">
            <text:p>1.01E-001</text:p>
          </table:table-cell>
          <table:table-cell table:number-columns-repeated="4"/>
        </table:table-row>
        <table:table-row table:style-name="ro2">
          <table:table-cell office:value-type="float" office:value="3.04420328">
            <text:p>3.04420328</text:p>
          </table:table-cell>
          <table:table-cell office:value-type="float" office:value="-2.43024629">
            <text:p>-2.43024629</text:p>
          </table:table-cell>
          <table:table-cell office:value-type="float" office:value="0.09769845">
            <text:p>9.77E-002</text:p>
          </table:table-cell>
          <table:table-cell table:number-columns-repeated="4"/>
        </table:table-row>
        <table:table-row table:style-name="ro2">
          <table:table-cell office:value-type="float" office:value="3.04734487">
            <text:p>3.04734487</text:p>
          </table:table-cell>
          <table:table-cell office:value-type="float" office:value="-2.42731641">
            <text:p>-2.42731641</text:p>
          </table:table-cell>
          <table:table-cell office:value-type="float" office:value="0.09452783">
            <text:p>9.45E-002</text:p>
          </table:table-cell>
          <table:table-cell table:number-columns-repeated="4"/>
        </table:table-row>
        <table:table-row table:style-name="ro2">
          <table:table-cell office:value-type="float" office:value="3.05048647">
            <text:p>3.05048647</text:p>
          </table:table-cell>
          <table:table-cell office:value-type="float" office:value="-2.42439207">
            <text:p>-2.42439207</text:p>
          </table:table-cell>
          <table:table-cell office:value-type="float" office:value="0.0913591">
            <text:p>9.14E-002</text:p>
          </table:table-cell>
          <table:table-cell table:number-columns-repeated="4"/>
        </table:table-row>
        <table:table-row table:style-name="ro2">
          <table:table-cell office:value-type="float" office:value="3.05362806">
            <text:p>3.05362806</text:p>
          </table:table-cell>
          <table:table-cell office:value-type="float" office:value="-2.42147322">
            <text:p>-2.42147322</text:p>
          </table:table-cell>
          <table:table-cell office:value-type="float" office:value="0.08819218">
            <text:p>8.82E-002</text:p>
          </table:table-cell>
          <table:table-cell table:number-columns-repeated="4"/>
        </table:table-row>
        <table:table-row table:style-name="ro2">
          <table:table-cell office:value-type="float" office:value="3.05676965">
            <text:p>3.05676965</text:p>
          </table:table-cell>
          <table:table-cell office:value-type="float" office:value="-2.41855987">
            <text:p>-2.41855987</text:p>
          </table:table-cell>
          <table:table-cell office:value-type="float" office:value="0.08502702">
            <text:p>8.50E-002</text:p>
          </table:table-cell>
          <table:table-cell table:number-columns-repeated="4"/>
        </table:table-row>
        <table:table-row table:style-name="ro2">
          <table:table-cell office:value-type="float" office:value="3.05991124">
            <text:p>3.05991124</text:p>
          </table:table-cell>
          <table:table-cell office:value-type="float" office:value="-2.41565199">
            <text:p>-2.41565199</text:p>
          </table:table-cell>
          <table:table-cell office:value-type="float" office:value="0.08186355">
            <text:p>8.19E-002</text:p>
          </table:table-cell>
          <table:table-cell table:number-columns-repeated="4"/>
        </table:table-row>
        <table:table-row table:style-name="ro2">
          <table:table-cell office:value-type="float" office:value="3.06305284">
            <text:p>3.06305284</text:p>
          </table:table-cell>
          <table:table-cell office:value-type="float" office:value="-2.41274956">
            <text:p>-2.41274956</text:p>
          </table:table-cell>
          <table:table-cell office:value-type="float" office:value="0.07870171">
            <text:p>7.87E-002</text:p>
          </table:table-cell>
          <table:table-cell table:number-columns-repeated="4"/>
        </table:table-row>
        <table:table-row table:style-name="ro2">
          <table:table-cell office:value-type="float" office:value="3.06619443">
            <text:p>3.06619443</text:p>
          </table:table-cell>
          <table:table-cell office:value-type="float" office:value="-2.40985257">
            <text:p>-2.40985257</text:p>
          </table:table-cell>
          <table:table-cell office:value-type="float" office:value="0.07554143">
            <text:p>7.55E-002</text:p>
          </table:table-cell>
          <table:table-cell table:number-columns-repeated="4"/>
        </table:table-row>
        <table:table-row table:style-name="ro2">
          <table:table-cell office:value-type="float" office:value="3.06933602">
            <text:p>3.06933602</text:p>
          </table:table-cell>
          <table:table-cell office:value-type="float" office:value="-2.40696099">
            <text:p>-2.40696099</text:p>
          </table:table-cell>
          <table:table-cell office:value-type="float" office:value="0.07238265">
            <text:p>7.24E-002</text:p>
          </table:table-cell>
          <table:table-cell table:number-columns-repeated="4"/>
        </table:table-row>
        <table:table-row table:style-name="ro2">
          <table:table-cell office:value-type="float" office:value="3.07247762">
            <text:p>3.07247762</text:p>
          </table:table-cell>
          <table:table-cell office:value-type="float" office:value="-2.40407483">
            <text:p>-2.40407483</text:p>
          </table:table-cell>
          <table:table-cell office:value-type="float" office:value="0.0692253">
            <text:p>6.92E-002</text:p>
          </table:table-cell>
          <table:table-cell table:number-columns-repeated="4"/>
        </table:table-row>
        <table:table-row table:style-name="ro2">
          <table:table-cell office:value-type="float" office:value="3.07561921">
            <text:p>3.07561921</text:p>
          </table:table-cell>
          <table:table-cell office:value-type="float" office:value="-2.40119405">
            <text:p>-2.40119405</text:p>
          </table:table-cell>
          <table:table-cell office:value-type="float" office:value="0.06606933">
            <text:p>6.61E-002</text:p>
          </table:table-cell>
          <table:table-cell table:number-columns-repeated="4"/>
        </table:table-row>
        <table:table-row table:style-name="ro2">
          <table:table-cell office:value-type="float" office:value="3.0787608">
            <text:p>3.0787608</text:p>
          </table:table-cell>
          <table:table-cell office:value-type="float" office:value="-2.39831863">
            <text:p>-2.39831863</text:p>
          </table:table-cell>
          <table:table-cell office:value-type="float" office:value="0.06291467">
            <text:p>6.29E-002</text:p>
          </table:table-cell>
          <table:table-cell table:number-columns-repeated="4"/>
        </table:table-row>
        <table:table-row table:style-name="ro2">
          <table:table-cell office:value-type="float" office:value="3.08190239">
            <text:p>3.08190239</text:p>
          </table:table-cell>
          <table:table-cell office:value-type="float" office:value="-2.39544858">
            <text:p>-2.39544858</text:p>
          </table:table-cell>
          <table:table-cell office:value-type="float" office:value="0.05976125">
            <text:p>5.98E-002</text:p>
          </table:table-cell>
          <table:table-cell table:number-columns-repeated="4"/>
        </table:table-row>
        <table:table-row table:style-name="ro2">
          <table:table-cell office:value-type="float" office:value="3.08504399">
            <text:p>3.08504399</text:p>
          </table:table-cell>
          <table:table-cell office:value-type="float" office:value="-2.39258385">
            <text:p>-2.39258385</text:p>
          </table:table-cell>
          <table:table-cell office:value-type="float" office:value="0.05660902">
            <text:p>5.66E-002</text:p>
          </table:table-cell>
          <table:table-cell table:number-columns-repeated="4"/>
        </table:table-row>
        <table:table-row table:style-name="ro2">
          <table:table-cell office:value-type="float" office:value="3.08818558">
            <text:p>3.08818558</text:p>
          </table:table-cell>
          <table:table-cell office:value-type="float" office:value="-2.38972445">
            <text:p>-2.38972445</text:p>
          </table:table-cell>
          <table:table-cell office:value-type="float" office:value="0.05345791">
            <text:p>5.35E-002</text:p>
          </table:table-cell>
          <table:table-cell table:number-columns-repeated="4"/>
        </table:table-row>
        <table:table-row table:style-name="ro2">
          <table:table-cell office:value-type="float" office:value="3.09132717">
            <text:p>3.09132717</text:p>
          </table:table-cell>
          <table:table-cell office:value-type="float" office:value="-2.38687035">
            <text:p>-2.38687035</text:p>
          </table:table-cell>
          <table:table-cell office:value-type="float" office:value="0.05030786">
            <text:p>5.03E-002</text:p>
          </table:table-cell>
          <table:table-cell table:number-columns-repeated="4"/>
        </table:table-row>
        <table:table-row table:style-name="ro2">
          <table:table-cell office:value-type="float" office:value="3.09446876">
            <text:p>3.09446876</text:p>
          </table:table-cell>
          <table:table-cell office:value-type="float" office:value="-2.38402154">
            <text:p>-2.38402154</text:p>
          </table:table-cell>
          <table:table-cell office:value-type="float" office:value="0.0471588">
            <text:p>4.72E-002</text:p>
          </table:table-cell>
          <table:table-cell table:number-columns-repeated="4"/>
        </table:table-row>
        <table:table-row table:style-name="ro2">
          <table:table-cell office:value-type="float" office:value="3.09761036">
            <text:p>3.09761036</text:p>
          </table:table-cell>
          <table:table-cell office:value-type="float" office:value="-2.381178">
            <text:p>-2.381178</text:p>
          </table:table-cell>
          <table:table-cell office:value-type="float" office:value="0.04401068">
            <text:p>4.40E-002</text:p>
          </table:table-cell>
          <table:table-cell table:number-columns-repeated="4"/>
        </table:table-row>
        <table:table-row table:style-name="ro2">
          <table:table-cell office:value-type="float" office:value="3.10075195">
            <text:p>3.10075195</text:p>
          </table:table-cell>
          <table:table-cell office:value-type="float" office:value="-2.37833971">
            <text:p>-2.37833971</text:p>
          </table:table-cell>
          <table:table-cell office:value-type="float" office:value="0.04086343">
            <text:p>4.09E-002</text:p>
          </table:table-cell>
          <table:table-cell table:number-columns-repeated="4"/>
        </table:table-row>
        <table:table-row table:style-name="ro2">
          <table:table-cell office:value-type="float" office:value="3.10389354">
            <text:p>3.10389354</text:p>
          </table:table-cell>
          <table:table-cell office:value-type="float" office:value="-2.37550667">
            <text:p>-2.37550667</text:p>
          </table:table-cell>
          <table:table-cell office:value-type="float" office:value="0.03771698">
            <text:p>3.77E-002</text:p>
          </table:table-cell>
          <table:table-cell table:number-columns-repeated="4"/>
        </table:table-row>
        <table:table-row table:style-name="ro2">
          <table:table-cell office:value-type="float" office:value="3.10703513">
            <text:p>3.10703513</text:p>
          </table:table-cell>
          <table:table-cell office:value-type="float" office:value="-2.37267884">
            <text:p>-2.37267884</text:p>
          </table:table-cell>
          <table:table-cell office:value-type="float" office:value="0.03457128">
            <text:p>3.46E-002</text:p>
          </table:table-cell>
          <table:table-cell table:number-columns-repeated="4"/>
        </table:table-row>
        <table:table-row table:style-name="ro2">
          <table:table-cell office:value-type="float" office:value="3.11017673">
            <text:p>3.11017673</text:p>
          </table:table-cell>
          <table:table-cell office:value-type="float" office:value="-2.36985622">
            <text:p>-2.36985622</text:p>
          </table:table-cell>
          <table:table-cell office:value-type="float" office:value="0.03142627">
            <text:p>3.14E-002</text:p>
          </table:table-cell>
          <table:table-cell table:number-columns-repeated="4"/>
        </table:table-row>
        <table:table-row table:style-name="ro2">
          <table:table-cell office:value-type="float" office:value="3.11331832">
            <text:p>3.11331832</text:p>
          </table:table-cell>
          <table:table-cell office:value-type="float" office:value="-2.36703879">
            <text:p>-2.36703879</text:p>
          </table:table-cell>
          <table:table-cell office:value-type="float" office:value="0.02828187">
            <text:p>2.83E-002</text:p>
          </table:table-cell>
          <table:table-cell table:number-columns-repeated="4"/>
        </table:table-row>
        <table:table-row table:style-name="ro2">
          <table:table-cell office:value-type="float" office:value="3.11645991">
            <text:p>3.11645991</text:p>
          </table:table-cell>
          <table:table-cell office:value-type="float" office:value="-2.36422653">
            <text:p>-2.36422653</text:p>
          </table:table-cell>
          <table:table-cell office:value-type="float" office:value="0.02513803">
            <text:p>2.51E-002</text:p>
          </table:table-cell>
          <table:table-cell table:number-columns-repeated="4"/>
        </table:table-row>
        <table:table-row table:style-name="ro2">
          <table:table-cell office:value-type="float" office:value="3.11960151">
            <text:p>3.11960151</text:p>
          </table:table-cell>
          <table:table-cell office:value-type="float" office:value="-2.36141943">
            <text:p>-2.36141943</text:p>
          </table:table-cell>
          <table:table-cell office:value-type="float" office:value="0.02199469">
            <text:p>2.20E-002</text:p>
          </table:table-cell>
          <table:table-cell table:number-columns-repeated="4"/>
        </table:table-row>
        <table:table-row table:style-name="ro2">
          <table:table-cell office:value-type="float" office:value="3.1227431">
            <text:p>3.1227431</text:p>
          </table:table-cell>
          <table:table-cell office:value-type="float" office:value="-2.35861748">
            <text:p>-2.35861748</text:p>
          </table:table-cell>
          <table:table-cell office:value-type="float" office:value="0.01885179">
            <text:p>1.89E-002</text:p>
          </table:table-cell>
          <table:table-cell table:number-columns-repeated="4"/>
        </table:table-row>
        <table:table-row table:style-name="ro2">
          <table:table-cell office:value-type="float" office:value="3.12588469">
            <text:p>3.12588469</text:p>
          </table:table-cell>
          <table:table-cell office:value-type="float" office:value="-2.35582065">
            <text:p>-2.35582065</text:p>
          </table:table-cell>
          <table:table-cell office:value-type="float" office:value="0.01570926">
            <text:p>1.57E-002</text:p>
          </table:table-cell>
          <table:table-cell table:number-columns-repeated="4"/>
        </table:table-row>
        <table:table-row table:style-name="ro2">
          <table:table-cell office:value-type="float" office:value="3.12902628">
            <text:p>3.12902628</text:p>
          </table:table-cell>
          <table:table-cell office:value-type="float" office:value="-2.35302893">
            <text:p>-2.35302893</text:p>
          </table:table-cell>
          <table:table-cell office:value-type="float" office:value="0.01256703">
            <text:p>1.26E-002</text:p>
          </table:table-cell>
          <table:table-cell table:number-columns-repeated="4"/>
        </table:table-row>
        <table:table-row table:style-name="ro2">
          <table:table-cell office:value-type="float" office:value="3.13216788">
            <text:p>3.13216788</text:p>
          </table:table-cell>
          <table:table-cell office:value-type="float" office:value="-2.3502423">
            <text:p>-2.3502423</text:p>
          </table:table-cell>
          <table:table-cell office:value-type="float" office:value="0.009425057">
            <text:p>9.43E-003</text:p>
          </table:table-cell>
          <table:table-cell table:number-columns-repeated="4"/>
        </table:table-row>
        <table:table-row table:style-name="ro2">
          <table:table-cell office:value-type="float" office:value="3.13530947">
            <text:p>3.13530947</text:p>
          </table:table-cell>
          <table:table-cell office:value-type="float" office:value="-2.34746076">
            <text:p>-2.34746076</text:p>
          </table:table-cell>
          <table:table-cell office:value-type="float" office:value="0.006283268">
            <text:p>6.28E-003</text:p>
          </table:table-cell>
          <table:table-cell table:number-columns-repeated="4"/>
        </table:table-row>
        <table:table-row table:style-name="ro2">
          <table:table-cell office:value-type="float" office:value="3.13845106">
            <text:p>3.13845106</text:p>
          </table:table-cell>
          <table:table-cell office:value-type="float" office:value="-2.34468427">
            <text:p>-2.34468427</text:p>
          </table:table-cell>
          <table:table-cell office:value-type="float" office:value="0.003141603">
            <text:p>3.14E-003</text:p>
          </table:table-cell>
          <table:table-cell table:number-columns-repeated="4"/>
        </table:table-row>
        <table:table-row table:style-name="ro2">
          <table:table-cell office:value-type="float" office:value="3.14159265">
            <text:p>3.14159265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3.14473425">
            <text:p>3.14473425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3.14787584">
            <text:p>3.14787584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3.15101743">
            <text:p>3.15101743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3.15415902">
            <text:p>3.15415902</text:p>
          </table:table-cell>
          <table:table-cell office:value-type="float" office:value="2.33087728">
            <text:p>2.33087728</text:p>
          </table:table-cell>
          <table:table-cell office:value-type="float" office:value="0.01256703">
            <text:p>1.26E-002</text:p>
          </table:table-cell>
          <table:table-cell table:number-columns-repeated="4"/>
        </table:table-row>
        <table:table-row table:style-name="ro2">
          <table:table-cell office:value-type="float" office:value="3.15730062">
            <text:p>3.15730062</text:p>
          </table:table-cell>
          <table:table-cell office:value-type="float" office:value="2.32813086">
            <text:p>2.32813086</text:p>
          </table:table-cell>
          <table:table-cell office:value-type="float" office:value="0.01570926">
            <text:p>1.57E-002</text:p>
          </table:table-cell>
          <table:table-cell table:number-columns-repeated="4"/>
        </table:table-row>
        <table:table-row table:style-name="ro2">
          <table:table-cell office:value-type="float" office:value="3.16044221">
            <text:p>3.16044221</text:p>
          </table:table-cell>
          <table:table-cell office:value-type="float" office:value="2.3253894">
            <text:p>2.3253894</text:p>
          </table:table-cell>
          <table:table-cell office:value-type="float" office:value="0.01885179">
            <text:p>1.89E-002</text:p>
          </table:table-cell>
          <table:table-cell table:number-columns-repeated="4"/>
        </table:table-row>
        <table:table-row table:style-name="ro2">
          <table:table-cell office:value-type="float" office:value="3.1635838">
            <text:p>3.1635838</text:p>
          </table:table-cell>
          <table:table-cell office:value-type="float" office:value="2.32265288">
            <text:p>2.32265288</text:p>
          </table:table-cell>
          <table:table-cell office:value-type="float" office:value="0.02199469">
            <text:p>2.20E-002</text:p>
          </table:table-cell>
          <table:table-cell table:number-columns-repeated="4"/>
        </table:table-row>
        <table:table-row table:style-name="ro2">
          <table:table-cell office:value-type="float" office:value="3.16672539">
            <text:p>3.16672539</text:p>
          </table:table-cell>
          <table:table-cell office:value-type="float" office:value="2.31992128">
            <text:p>2.31992128</text:p>
          </table:table-cell>
          <table:table-cell office:value-type="float" office:value="0.02513803">
            <text:p>2.51E-002</text:p>
          </table:table-cell>
          <table:table-cell table:number-columns-repeated="4"/>
        </table:table-row>
        <table:table-row table:style-name="ro2">
          <table:table-cell office:value-type="float" office:value="3.16986699">
            <text:p>3.16986699</text:p>
          </table:table-cell>
          <table:table-cell office:value-type="float" office:value="2.3171946">
            <text:p>2.3171946</text:p>
          </table:table-cell>
          <table:table-cell office:value-type="float" office:value="0.02828187">
            <text:p>2.83E-002</text:p>
          </table:table-cell>
          <table:table-cell table:number-columns-repeated="4"/>
        </table:table-row>
        <table:table-row table:style-name="ro2">
          <table:table-cell office:value-type="float" office:value="3.17300858">
            <text:p>3.17300858</text:p>
          </table:table-cell>
          <table:table-cell office:value-type="float" office:value="2.31447281">
            <text:p>2.31447281</text:p>
          </table:table-cell>
          <table:table-cell office:value-type="float" office:value="0.03142627">
            <text:p>3.14E-002</text:p>
          </table:table-cell>
          <table:table-cell table:number-columns-repeated="4"/>
        </table:table-row>
        <table:table-row table:style-name="ro2">
          <table:table-cell office:value-type="float" office:value="3.17615017">
            <text:p>3.17615017</text:p>
          </table:table-cell>
          <table:table-cell office:value-type="float" office:value="2.31175591">
            <text:p>2.31175591</text:p>
          </table:table-cell>
          <table:table-cell office:value-type="float" office:value="0.03457128">
            <text:p>3.46E-002</text:p>
          </table:table-cell>
          <table:table-cell table:number-columns-repeated="4"/>
        </table:table-row>
        <table:table-row table:style-name="ro2">
          <table:table-cell office:value-type="float" office:value="3.17929177">
            <text:p>3.17929177</text:p>
          </table:table-cell>
          <table:table-cell office:value-type="float" office:value="2.30904387">
            <text:p>2.30904387</text:p>
          </table:table-cell>
          <table:table-cell office:value-type="float" office:value="0.03771698">
            <text:p>3.77E-002</text:p>
          </table:table-cell>
          <table:table-cell table:number-columns-repeated="4"/>
        </table:table-row>
        <table:table-row table:style-name="ro2">
          <table:table-cell office:value-type="float" office:value="3.18243336">
            <text:p>3.18243336</text:p>
          </table:table-cell>
          <table:table-cell office:value-type="float" office:value="2.30633668">
            <text:p>2.30633668</text:p>
          </table:table-cell>
          <table:table-cell office:value-type="float" office:value="0.04086343">
            <text:p>4.09E-002</text:p>
          </table:table-cell>
          <table:table-cell table:number-columns-repeated="4"/>
        </table:table-row>
        <table:table-row table:style-name="ro2">
          <table:table-cell office:value-type="float" office:value="3.18557495">
            <text:p>3.18557495</text:p>
          </table:table-cell>
          <table:table-cell office:value-type="float" office:value="2.30363434">
            <text:p>2.30363434</text:p>
          </table:table-cell>
          <table:table-cell office:value-type="float" office:value="0.04401068">
            <text:p>4.40E-002</text:p>
          </table:table-cell>
          <table:table-cell table:number-columns-repeated="4"/>
        </table:table-row>
        <table:table-row table:style-name="ro2">
          <table:table-cell office:value-type="float" office:value="3.18871654">
            <text:p>3.18871654</text:p>
          </table:table-cell>
          <table:table-cell office:value-type="float" office:value="2.30093681">
            <text:p>2.30093681</text:p>
          </table:table-cell>
          <table:table-cell office:value-type="float" office:value="0.0471588">
            <text:p>4.72E-002</text:p>
          </table:table-cell>
          <table:table-cell table:number-columns-repeated="4"/>
        </table:table-row>
        <table:table-row table:style-name="ro2">
          <table:table-cell office:value-type="float" office:value="3.19185814">
            <text:p>3.19185814</text:p>
          </table:table-cell>
          <table:table-cell office:value-type="float" office:value="2.2982441">
            <text:p>2.2982441</text:p>
          </table:table-cell>
          <table:table-cell office:value-type="float" office:value="0.05030786">
            <text:p>5.03E-002</text:p>
          </table:table-cell>
          <table:table-cell table:number-columns-repeated="4"/>
        </table:table-row>
        <table:table-row table:style-name="ro2">
          <table:table-cell office:value-type="float" office:value="3.19499973">
            <text:p>3.19499973</text:p>
          </table:table-cell>
          <table:table-cell office:value-type="float" office:value="2.29555618">
            <text:p>2.29555618</text:p>
          </table:table-cell>
          <table:table-cell office:value-type="float" office:value="0.05345791">
            <text:p>5.35E-002</text:p>
          </table:table-cell>
          <table:table-cell table:number-columns-repeated="4"/>
        </table:table-row>
        <table:table-row table:style-name="ro2">
          <table:table-cell office:value-type="float" office:value="3.19814132">
            <text:p>3.19814132</text:p>
          </table:table-cell>
          <table:table-cell office:value-type="float" office:value="2.29287304">
            <text:p>2.29287304</text:p>
          </table:table-cell>
          <table:table-cell office:value-type="float" office:value="0.05660902">
            <text:p>5.66E-002</text:p>
          </table:table-cell>
          <table:table-cell table:number-columns-repeated="4"/>
        </table:table-row>
        <table:table-row table:style-name="ro2">
          <table:table-cell office:value-type="float" office:value="3.20128291">
            <text:p>3.20128291</text:p>
          </table:table-cell>
          <table:table-cell office:value-type="float" office:value="2.29019467">
            <text:p>2.29019467</text:p>
          </table:table-cell>
          <table:table-cell office:value-type="float" office:value="0.05976125">
            <text:p>5.98E-002</text:p>
          </table:table-cell>
          <table:table-cell table:number-columns-repeated="4"/>
        </table:table-row>
        <table:table-row table:style-name="ro2">
          <table:table-cell office:value-type="float" office:value="3.20442451">
            <text:p>3.20442451</text:p>
          </table:table-cell>
          <table:table-cell office:value-type="float" office:value="2.28752105">
            <text:p>2.28752105</text:p>
          </table:table-cell>
          <table:table-cell office:value-type="float" office:value="0.06291467">
            <text:p>6.29E-002</text:p>
          </table:table-cell>
          <table:table-cell table:number-columns-repeated="4"/>
        </table:table-row>
        <table:table-row table:style-name="ro2">
          <table:table-cell office:value-type="float" office:value="3.2075661">
            <text:p>3.2075661</text:p>
          </table:table-cell>
          <table:table-cell office:value-type="float" office:value="2.28485216">
            <text:p>2.28485216</text:p>
          </table:table-cell>
          <table:table-cell office:value-type="float" office:value="0.06606933">
            <text:p>6.61E-002</text:p>
          </table:table-cell>
          <table:table-cell table:number-columns-repeated="4"/>
        </table:table-row>
        <table:table-row table:style-name="ro2">
          <table:table-cell office:value-type="float" office:value="3.21070769">
            <text:p>3.21070769</text:p>
          </table:table-cell>
          <table:table-cell office:value-type="float" office:value="2.282188">
            <text:p>2.282188</text:p>
          </table:table-cell>
          <table:table-cell office:value-type="float" office:value="0.0692253">
            <text:p>6.92E-002</text:p>
          </table:table-cell>
          <table:table-cell table:number-columns-repeated="4"/>
        </table:table-row>
        <table:table-row table:style-name="ro2">
          <table:table-cell office:value-type="float" office:value="3.21384928">
            <text:p>3.21384928</text:p>
          </table:table-cell>
          <table:table-cell office:value-type="float" office:value="2.27952855">
            <text:p>2.27952855</text:p>
          </table:table-cell>
          <table:table-cell office:value-type="float" office:value="0.07238265">
            <text:p>7.24E-002</text:p>
          </table:table-cell>
          <table:table-cell table:number-columns-repeated="4"/>
        </table:table-row>
        <table:table-row table:style-name="ro2">
          <table:table-cell office:value-type="float" office:value="3.21699088">
            <text:p>3.21699088</text:p>
          </table:table-cell>
          <table:table-cell office:value-type="float" office:value="2.27687379">
            <text:p>2.27687379</text:p>
          </table:table-cell>
          <table:table-cell office:value-type="float" office:value="0.07554143">
            <text:p>7.55E-002</text:p>
          </table:table-cell>
          <table:table-cell table:number-columns-repeated="4"/>
        </table:table-row>
        <table:table-row table:style-name="ro2">
          <table:table-cell office:value-type="float" office:value="3.22013247">
            <text:p>3.22013247</text:p>
          </table:table-cell>
          <table:table-cell office:value-type="float" office:value="2.27422372">
            <text:p>2.27422372</text:p>
          </table:table-cell>
          <table:table-cell office:value-type="float" office:value="0.07870171">
            <text:p>7.87E-002</text:p>
          </table:table-cell>
          <table:table-cell table:number-columns-repeated="4"/>
        </table:table-row>
        <table:table-row table:style-name="ro2">
          <table:table-cell office:value-type="float" office:value="3.22327406">
            <text:p>3.22327406</text:p>
          </table:table-cell>
          <table:table-cell office:value-type="float" office:value="2.27157831">
            <text:p>2.27157831</text:p>
          </table:table-cell>
          <table:table-cell office:value-type="float" office:value="0.08186355">
            <text:p>8.19E-002</text:p>
          </table:table-cell>
          <table:table-cell table:number-columns-repeated="4"/>
        </table:table-row>
        <table:table-row table:style-name="ro2">
          <table:table-cell office:value-type="float" office:value="3.22641566">
            <text:p>3.22641566</text:p>
          </table:table-cell>
          <table:table-cell office:value-type="float" office:value="2.26893755">
            <text:p>2.26893755</text:p>
          </table:table-cell>
          <table:table-cell office:value-type="float" office:value="0.08502702">
            <text:p>8.50E-002</text:p>
          </table:table-cell>
          <table:table-cell table:number-columns-repeated="4"/>
        </table:table-row>
        <table:table-row table:style-name="ro2">
          <table:table-cell office:value-type="float" office:value="3.22955725">
            <text:p>3.22955725</text:p>
          </table:table-cell>
          <table:table-cell office:value-type="float" office:value="2.26630143">
            <text:p>2.26630143</text:p>
          </table:table-cell>
          <table:table-cell office:value-type="float" office:value="0.08819218">
            <text:p>8.82E-002</text:p>
          </table:table-cell>
          <table:table-cell table:number-columns-repeated="4"/>
        </table:table-row>
        <table:table-row table:style-name="ro2">
          <table:table-cell office:value-type="float" office:value="3.23269884">
            <text:p>3.23269884</text:p>
          </table:table-cell>
          <table:table-cell office:value-type="float" office:value="2.26366994">
            <text:p>2.26366994</text:p>
          </table:table-cell>
          <table:table-cell office:value-type="float" office:value="0.0913591">
            <text:p>9.14E-002</text:p>
          </table:table-cell>
          <table:table-cell table:number-columns-repeated="4"/>
        </table:table-row>
        <table:table-row table:style-name="ro2">
          <table:table-cell office:value-type="float" office:value="3.23584043">
            <text:p>3.23584043</text:p>
          </table:table-cell>
          <table:table-cell office:value-type="float" office:value="2.26104306">
            <text:p>2.26104306</text:p>
          </table:table-cell>
          <table:table-cell office:value-type="float" office:value="0.09452783">
            <text:p>9.45E-002</text:p>
          </table:table-cell>
          <table:table-cell table:number-columns-repeated="4"/>
        </table:table-row>
        <table:table-row table:style-name="ro2">
          <table:table-cell office:value-type="float" office:value="3.23898203">
            <text:p>3.23898203</text:p>
          </table:table-cell>
          <table:table-cell office:value-type="float" office:value="2.25842078">
            <text:p>2.25842078</text:p>
          </table:table-cell>
          <table:table-cell office:value-type="float" office:value="0.09769845">
            <text:p>9.77E-002</text:p>
          </table:table-cell>
          <table:table-cell table:number-columns-repeated="4"/>
        </table:table-row>
        <table:table-row table:style-name="ro2">
          <table:table-cell office:value-type="float" office:value="3.24212362">
            <text:p>3.24212362</text:p>
          </table:table-cell>
          <table:table-cell office:value-type="float" office:value="2.25580308">
            <text:p>2.25580308</text:p>
          </table:table-cell>
          <table:table-cell office:value-type="float" office:value="0.100871">
            <text:p>1.01E-001</text:p>
          </table:table-cell>
          <table:table-cell table:number-columns-repeated="4"/>
        </table:table-row>
        <table:table-row table:style-name="ro2">
          <table:table-cell office:value-type="float" office:value="3.24526521">
            <text:p>3.24526521</text:p>
          </table:table-cell>
          <table:table-cell office:value-type="float" office:value="2.25318995">
            <text:p>2.25318995</text:p>
          </table:table-cell>
          <table:table-cell office:value-type="float" office:value="0.1040456">
            <text:p>1.04E-001</text:p>
          </table:table-cell>
          <table:table-cell table:number-columns-repeated="4"/>
        </table:table-row>
        <table:table-row table:style-name="ro2">
          <table:table-cell office:value-type="float" office:value="3.2484068">
            <text:p>3.2484068</text:p>
          </table:table-cell>
          <table:table-cell office:value-type="float" office:value="2.25058138">
            <text:p>2.25058138</text:p>
          </table:table-cell>
          <table:table-cell office:value-type="float" office:value="0.1072222">
            <text:p>1.07E-001</text:p>
          </table:table-cell>
          <table:table-cell table:number-columns-repeated="4"/>
        </table:table-row>
        <table:table-row table:style-name="ro2">
          <table:table-cell office:value-type="float" office:value="3.2515484">
            <text:p>3.2515484</text:p>
          </table:table-cell>
          <table:table-cell office:value-type="float" office:value="2.24797735">
            <text:p>2.24797735</text:p>
          </table:table-cell>
          <table:table-cell office:value-type="float" office:value="0.110401">
            <text:p>1.10E-001</text:p>
          </table:table-cell>
          <table:table-cell table:number-columns-repeated="4"/>
        </table:table-row>
        <table:table-row table:style-name="ro2">
          <table:table-cell office:value-type="float" office:value="3.25468999">
            <text:p>3.25468999</text:p>
          </table:table-cell>
          <table:table-cell office:value-type="float" office:value="2.24537786">
            <text:p>2.24537786</text:p>
          </table:table-cell>
          <table:table-cell office:value-type="float" office:value="0.113582">
            <text:p>1.14E-001</text:p>
          </table:table-cell>
          <table:table-cell table:number-columns-repeated="4"/>
        </table:table-row>
        <table:table-row table:style-name="ro2">
          <table:table-cell office:value-type="float" office:value="3.25783158">
            <text:p>3.25783158</text:p>
          </table:table-cell>
          <table:table-cell office:value-type="float" office:value="2.24278288">
            <text:p>2.24278288</text:p>
          </table:table-cell>
          <table:table-cell office:value-type="float" office:value="0.1167653">
            <text:p>1.17E-001</text:p>
          </table:table-cell>
          <table:table-cell table:number-columns-repeated="4"/>
        </table:table-row>
        <table:table-row table:style-name="ro2">
          <table:table-cell office:value-type="float" office:value="3.26097317">
            <text:p>3.26097317</text:p>
          </table:table-cell>
          <table:table-cell office:value-type="float" office:value="2.2401924">
            <text:p>2.2401924</text:p>
          </table:table-cell>
          <table:table-cell office:value-type="float" office:value="0.1199509">
            <text:p>1.20E-001</text:p>
          </table:table-cell>
          <table:table-cell table:number-columns-repeated="4"/>
        </table:table-row>
        <table:table-row table:style-name="ro2">
          <table:table-cell office:value-type="float" office:value="3.26411477">
            <text:p>3.26411477</text:p>
          </table:table-cell>
          <table:table-cell office:value-type="float" office:value="2.23760641">
            <text:p>2.23760641</text:p>
          </table:table-cell>
          <table:table-cell office:value-type="float" office:value="0.1231389">
            <text:p>1.23E-001</text:p>
          </table:table-cell>
          <table:table-cell table:number-columns-repeated="4"/>
        </table:table-row>
        <table:table-row table:style-name="ro2">
          <table:table-cell office:value-type="float" office:value="3.26725636">
            <text:p>3.26725636</text:p>
          </table:table-cell>
          <table:table-cell office:value-type="float" office:value="2.2350249">
            <text:p>2.2350249</text:p>
          </table:table-cell>
          <table:table-cell office:value-type="float" office:value="0.1263294">
            <text:p>1.26E-001</text:p>
          </table:table-cell>
          <table:table-cell table:number-columns-repeated="4"/>
        </table:table-row>
        <table:table-row table:style-name="ro2">
          <table:table-cell office:value-type="float" office:value="3.27039795">
            <text:p>3.27039795</text:p>
          </table:table-cell>
          <table:table-cell office:value-type="float" office:value="2.23244785">
            <text:p>2.23244785</text:p>
          </table:table-cell>
          <table:table-cell office:value-type="float" office:value="0.1295224">
            <text:p>1.30E-001</text:p>
          </table:table-cell>
          <table:table-cell table:number-columns-repeated="4"/>
        </table:table-row>
        <table:table-row table:style-name="ro2">
          <table:table-cell office:value-type="float" office:value="3.27353955">
            <text:p>3.27353955</text:p>
          </table:table-cell>
          <table:table-cell office:value-type="float" office:value="2.22987526">
            <text:p>2.22987526</text:p>
          </table:table-cell>
          <table:table-cell office:value-type="float" office:value="0.132718">
            <text:p>1.33E-001</text:p>
          </table:table-cell>
          <table:table-cell table:number-columns-repeated="4"/>
        </table:table-row>
        <table:table-row table:style-name="ro2">
          <table:table-cell office:value-type="float" office:value="3.27668114">
            <text:p>3.27668114</text:p>
          </table:table-cell>
          <table:table-cell office:value-type="float" office:value="2.2273071">
            <text:p>2.2273071</text:p>
          </table:table-cell>
          <table:table-cell office:value-type="float" office:value="0.1359163">
            <text:p>1.36E-001</text:p>
          </table:table-cell>
          <table:table-cell table:number-columns-repeated="4"/>
        </table:table-row>
        <table:table-row table:style-name="ro2">
          <table:table-cell office:value-type="float" office:value="3.27982273">
            <text:p>3.27982273</text:p>
          </table:table-cell>
          <table:table-cell office:value-type="float" office:value="2.22474337">
            <text:p>2.22474337</text:p>
          </table:table-cell>
          <table:table-cell office:value-type="float" office:value="0.1391173">
            <text:p>1.39E-001</text:p>
          </table:table-cell>
          <table:table-cell table:number-columns-repeated="4"/>
        </table:table-row>
        <table:table-row table:style-name="ro2">
          <table:table-cell office:value-type="float" office:value="3.28296432">
            <text:p>3.28296432</text:p>
          </table:table-cell>
          <table:table-cell office:value-type="float" office:value="2.22218404">
            <text:p>2.22218404</text:p>
          </table:table-cell>
          <table:table-cell office:value-type="float" office:value="0.1423211">
            <text:p>1.42E-001</text:p>
          </table:table-cell>
          <table:table-cell table:number-columns-repeated="4"/>
        </table:table-row>
        <table:table-row table:style-name="ro2">
          <table:table-cell office:value-type="float" office:value="3.28610592">
            <text:p>3.28610592</text:p>
          </table:table-cell>
          <table:table-cell office:value-type="float" office:value="2.21962912">
            <text:p>2.21962912</text:p>
          </table:table-cell>
          <table:table-cell office:value-type="float" office:value="0.1455277">
            <text:p>1.46E-001</text:p>
          </table:table-cell>
          <table:table-cell table:number-columns-repeated="4"/>
        </table:table-row>
        <table:table-row table:style-name="ro2">
          <table:table-cell office:value-type="float" office:value="3.28924751">
            <text:p>3.28924751</text:p>
          </table:table-cell>
          <table:table-cell office:value-type="float" office:value="2.21707858">
            <text:p>2.21707858</text:p>
          </table:table-cell>
          <table:table-cell office:value-type="float" office:value="0.1487374">
            <text:p>1.49E-001</text:p>
          </table:table-cell>
          <table:table-cell table:number-columns-repeated="4"/>
        </table:table-row>
        <table:table-row table:style-name="ro2">
          <table:table-cell office:value-type="float" office:value="3.2923891">
            <text:p>3.2923891</text:p>
          </table:table-cell>
          <table:table-cell office:value-type="float" office:value="2.21453241">
            <text:p>2.21453241</text:p>
          </table:table-cell>
          <table:table-cell office:value-type="float" office:value="0.15195">
            <text:p>1.52E-001</text:p>
          </table:table-cell>
          <table:table-cell table:number-columns-repeated="4"/>
        </table:table-row>
        <table:table-row table:style-name="ro2">
          <table:table-cell office:value-type="float" office:value="3.29553069">
            <text:p>3.29553069</text:p>
          </table:table-cell>
          <table:table-cell office:value-type="float" office:value="2.21199061">
            <text:p>2.21199061</text:p>
          </table:table-cell>
          <table:table-cell office:value-type="float" office:value="0.1551656">
            <text:p>1.55E-001</text:p>
          </table:table-cell>
          <table:table-cell table:number-columns-repeated="4"/>
        </table:table-row>
        <table:table-row table:style-name="ro2">
          <table:table-cell office:value-type="float" office:value="3.29867229">
            <text:p>3.29867229</text:p>
          </table:table-cell>
          <table:table-cell office:value-type="float" office:value="2.20945315">
            <text:p>2.20945315</text:p>
          </table:table-cell>
          <table:table-cell office:value-type="float" office:value="0.1583844">
            <text:p>1.58E-001</text:p>
          </table:table-cell>
          <table:table-cell table:number-columns-repeated="4"/>
        </table:table-row>
        <table:table-row table:style-name="ro2">
          <table:table-cell office:value-type="float" office:value="3.30181388">
            <text:p>3.30181388</text:p>
          </table:table-cell>
          <table:table-cell office:value-type="float" office:value="2.20692003">
            <text:p>2.20692003</text:p>
          </table:table-cell>
          <table:table-cell office:value-type="float" office:value="0.1616065">
            <text:p>1.62E-001</text:p>
          </table:table-cell>
          <table:table-cell table:number-columns-repeated="4"/>
        </table:table-row>
        <table:table-row table:style-name="ro2">
          <table:table-cell office:value-type="float" office:value="3.30495547">
            <text:p>3.30495547</text:p>
          </table:table-cell>
          <table:table-cell office:value-type="float" office:value="2.20439122">
            <text:p>2.20439122</text:p>
          </table:table-cell>
          <table:table-cell office:value-type="float" office:value="0.1648317">
            <text:p>1.65E-001</text:p>
          </table:table-cell>
          <table:table-cell table:number-columns-repeated="4"/>
        </table:table-row>
        <table:table-row table:style-name="ro2">
          <table:table-cell office:value-type="float" office:value="3.30809706">
            <text:p>3.30809706</text:p>
          </table:table-cell>
          <table:table-cell office:value-type="float" office:value="2.20186673">
            <text:p>2.20186673</text:p>
          </table:table-cell>
          <table:table-cell office:value-type="float" office:value="0.1680604">
            <text:p>1.68E-001</text:p>
          </table:table-cell>
          <table:table-cell table:number-columns-repeated="4"/>
        </table:table-row>
        <table:table-row table:style-name="ro2">
          <table:table-cell office:value-type="float" office:value="3.31123866">
            <text:p>3.31123866</text:p>
          </table:table-cell>
          <table:table-cell office:value-type="float" office:value="2.19934653">
            <text:p>2.19934653</text:p>
          </table:table-cell>
          <table:table-cell office:value-type="float" office:value="0.1712924">
            <text:p>1.71E-001</text:p>
          </table:table-cell>
          <table:table-cell table:number-columns-repeated="4"/>
        </table:table-row>
        <table:table-row table:style-name="ro2">
          <table:table-cell office:value-type="float" office:value="3.31438025">
            <text:p>3.31438025</text:p>
          </table:table-cell>
          <table:table-cell office:value-type="float" office:value="2.19683062">
            <text:p>2.19683062</text:p>
          </table:table-cell>
          <table:table-cell office:value-type="float" office:value="0.1745279">
            <text:p>1.75E-001</text:p>
          </table:table-cell>
          <table:table-cell table:number-columns-repeated="4"/>
        </table:table-row>
        <table:table-row table:style-name="ro2">
          <table:table-cell office:value-type="float" office:value="3.31752184">
            <text:p>3.31752184</text:p>
          </table:table-cell>
          <table:table-cell office:value-type="float" office:value="2.19431898">
            <text:p>2.19431898</text:p>
          </table:table-cell>
          <table:table-cell office:value-type="float" office:value="0.177767">
            <text:p>1.78E-001</text:p>
          </table:table-cell>
          <table:table-cell table:number-columns-repeated="4"/>
        </table:table-row>
        <table:table-row table:style-name="ro2">
          <table:table-cell office:value-type="float" office:value="3.32066343">
            <text:p>3.32066343</text:p>
          </table:table-cell>
          <table:table-cell office:value-type="float" office:value="2.1918116">
            <text:p>2.1918116</text:p>
          </table:table-cell>
          <table:table-cell office:value-type="float" office:value="0.1810097">
            <text:p>1.81E-001</text:p>
          </table:table-cell>
          <table:table-cell table:number-columns-repeated="4"/>
        </table:table-row>
        <table:table-row table:style-name="ro2">
          <table:table-cell office:value-type="float" office:value="3.32380503">
            <text:p>3.32380503</text:p>
          </table:table-cell>
          <table:table-cell office:value-type="float" office:value="2.18930847">
            <text:p>2.18930847</text:p>
          </table:table-cell>
          <table:table-cell office:value-type="float" office:value="0.1842561">
            <text:p>1.84E-001</text:p>
          </table:table-cell>
          <table:table-cell table:number-columns-repeated="4"/>
        </table:table-row>
        <table:table-row table:style-name="ro2">
          <table:table-cell office:value-type="float" office:value="3.32694662">
            <text:p>3.32694662</text:p>
          </table:table-cell>
          <table:table-cell office:value-type="float" office:value="2.18680957">
            <text:p>2.18680957</text:p>
          </table:table-cell>
          <table:table-cell office:value-type="float" office:value="0.1875062">
            <text:p>1.88E-001</text:p>
          </table:table-cell>
          <table:table-cell table:number-columns-repeated="4"/>
        </table:table-row>
        <table:table-row table:style-name="ro2">
          <table:table-cell office:value-type="float" office:value="3.33008821">
            <text:p>3.33008821</text:p>
          </table:table-cell>
          <table:table-cell office:value-type="float" office:value="2.18431489">
            <text:p>2.18431489</text:p>
          </table:table-cell>
          <table:table-cell office:value-type="float" office:value="0.1907602">
            <text:p>1.91E-001</text:p>
          </table:table-cell>
          <table:table-cell table:number-columns-repeated="4"/>
        </table:table-row>
        <table:table-row table:style-name="ro2">
          <table:table-cell office:value-type="float" office:value="3.33322981">
            <text:p>3.33322981</text:p>
          </table:table-cell>
          <table:table-cell office:value-type="float" office:value="2.18182442">
            <text:p>2.18182442</text:p>
          </table:table-cell>
          <table:table-cell office:value-type="float" office:value="0.1940181">
            <text:p>1.94E-001</text:p>
          </table:table-cell>
          <table:table-cell table:number-columns-repeated="4"/>
        </table:table-row>
        <table:table-row table:style-name="ro2">
          <table:table-cell office:value-type="float" office:value="3.3363714">
            <text:p>3.3363714</text:p>
          </table:table-cell>
          <table:table-cell office:value-type="float" office:value="2.17933815">
            <text:p>2.17933815</text:p>
          </table:table-cell>
          <table:table-cell office:value-type="float" office:value="0.1972799">
            <text:p>1.97E-001</text:p>
          </table:table-cell>
          <table:table-cell table:number-columns-repeated="4"/>
        </table:table-row>
        <table:table-row table:style-name="ro2">
          <table:table-cell office:value-type="float" office:value="3.33951299">
            <text:p>3.33951299</text:p>
          </table:table-cell>
          <table:table-cell office:value-type="float" office:value="2.17685607">
            <text:p>2.17685607</text:p>
          </table:table-cell>
          <table:table-cell office:value-type="float" office:value="0.2005458">
            <text:p>2.01E-001</text:p>
          </table:table-cell>
          <table:table-cell table:number-columns-repeated="4"/>
        </table:table-row>
        <table:table-row table:style-name="ro2">
          <table:table-cell office:value-type="float" office:value="3.34265458">
            <text:p>3.34265458</text:p>
          </table:table-cell>
          <table:table-cell office:value-type="float" office:value="2.17437816">
            <text:p>2.17437816</text:p>
          </table:table-cell>
          <table:table-cell office:value-type="float" office:value="0.2038158">
            <text:p>2.04E-001</text:p>
          </table:table-cell>
          <table:table-cell table:number-columns-repeated="4"/>
        </table:table-row>
        <table:table-row table:style-name="ro2">
          <table:table-cell office:value-type="float" office:value="3.34579618">
            <text:p>3.34579618</text:p>
          </table:table-cell>
          <table:table-cell office:value-type="float" office:value="2.17190441">
            <text:p>2.17190441</text:p>
          </table:table-cell>
          <table:table-cell office:value-type="float" office:value="0.20709">
            <text:p>2.07E-001</text:p>
          </table:table-cell>
          <table:table-cell table:number-columns-repeated="4"/>
        </table:table-row>
        <table:table-row table:style-name="ro2">
          <table:table-cell office:value-type="float" office:value="3.34893777">
            <text:p>3.34893777</text:p>
          </table:table-cell>
          <table:table-cell office:value-type="float" office:value="2.16943481">
            <text:p>2.16943481</text:p>
          </table:table-cell>
          <table:table-cell office:value-type="float" office:value="0.2103685">
            <text:p>2.10E-001</text:p>
          </table:table-cell>
          <table:table-cell table:number-columns-repeated="4"/>
        </table:table-row>
        <table:table-row table:style-name="ro2">
          <table:table-cell office:value-type="float" office:value="3.35207936">
            <text:p>3.35207936</text:p>
          </table:table-cell>
          <table:table-cell office:value-type="float" office:value="2.16696935">
            <text:p>2.16696935</text:p>
          </table:table-cell>
          <table:table-cell office:value-type="float" office:value="0.2136513">
            <text:p>2.14E-001</text:p>
          </table:table-cell>
          <table:table-cell table:number-columns-repeated="4"/>
        </table:table-row>
        <table:table-row table:style-name="ro2">
          <table:table-cell office:value-type="float" office:value="3.35522095">
            <text:p>3.35522095</text:p>
          </table:table-cell>
          <table:table-cell office:value-type="float" office:value="2.16450802">
            <text:p>2.16450802</text:p>
          </table:table-cell>
          <table:table-cell office:value-type="float" office:value="0.2169385">
            <text:p>2.17E-001</text:p>
          </table:table-cell>
          <table:table-cell table:number-columns-repeated="4"/>
        </table:table-row>
        <table:table-row table:style-name="ro2">
          <table:table-cell office:value-type="float" office:value="3.35836255">
            <text:p>3.35836255</text:p>
          </table:table-cell>
          <table:table-cell office:value-type="float" office:value="2.1620508">
            <text:p>2.1620508</text:p>
          </table:table-cell>
          <table:table-cell office:value-type="float" office:value="0.2202302">
            <text:p>2.20E-001</text:p>
          </table:table-cell>
          <table:table-cell table:number-columns-repeated="4"/>
        </table:table-row>
        <table:table-row table:style-name="ro2">
          <table:table-cell office:value-type="float" office:value="3.36150414">
            <text:p>3.36150414</text:p>
          </table:table-cell>
          <table:table-cell office:value-type="float" office:value="2.15959768">
            <text:p>2.15959768</text:p>
          </table:table-cell>
          <table:table-cell office:value-type="float" office:value="0.2235265">
            <text:p>2.24E-001</text:p>
          </table:table-cell>
          <table:table-cell table:number-columns-repeated="4"/>
        </table:table-row>
        <table:table-row table:style-name="ro2">
          <table:table-cell office:value-type="float" office:value="3.36464573">
            <text:p>3.36464573</text:p>
          </table:table-cell>
          <table:table-cell office:value-type="float" office:value="2.15714865">
            <text:p>2.15714865</text:p>
          </table:table-cell>
          <table:table-cell office:value-type="float" office:value="0.2268274">
            <text:p>2.27E-001</text:p>
          </table:table-cell>
          <table:table-cell table:number-columns-repeated="4"/>
        </table:table-row>
        <table:table-row table:style-name="ro2">
          <table:table-cell office:value-type="float" office:value="3.36778732">
            <text:p>3.36778732</text:p>
          </table:table-cell>
          <table:table-cell office:value-type="float" office:value="2.1547037">
            <text:p>2.1547037</text:p>
          </table:table-cell>
          <table:table-cell office:value-type="float" office:value="0.230133">
            <text:p>2.30E-001</text:p>
          </table:table-cell>
          <table:table-cell table:number-columns-repeated="4"/>
        </table:table-row>
        <table:table-row table:style-name="ro2">
          <table:table-cell office:value-type="float" office:value="3.37092892">
            <text:p>3.37092892</text:p>
          </table:table-cell>
          <table:table-cell office:value-type="float" office:value="2.15226282">
            <text:p>2.15226282</text:p>
          </table:table-cell>
          <table:table-cell office:value-type="float" office:value="0.2334433">
            <text:p>2.33E-001</text:p>
          </table:table-cell>
          <table:table-cell table:number-columns-repeated="4"/>
        </table:table-row>
        <table:table-row table:style-name="ro2">
          <table:table-cell office:value-type="float" office:value="3.37407051">
            <text:p>3.37407051</text:p>
          </table:table-cell>
          <table:table-cell office:value-type="float" office:value="2.14982599">
            <text:p>2.14982599</text:p>
          </table:table-cell>
          <table:table-cell office:value-type="float" office:value="0.2367586">
            <text:p>2.37E-001</text:p>
          </table:table-cell>
          <table:table-cell table:number-columns-repeated="4"/>
        </table:table-row>
        <table:table-row table:style-name="ro2">
          <table:table-cell office:value-type="float" office:value="3.3772121">
            <text:p>3.3772121</text:p>
          </table:table-cell>
          <table:table-cell office:value-type="float" office:value="2.1473932">
            <text:p>2.1473932</text:p>
          </table:table-cell>
          <table:table-cell office:value-type="float" office:value="0.2400788">
            <text:p>2.40E-001</text:p>
          </table:table-cell>
          <table:table-cell table:number-columns-repeated="4"/>
        </table:table-row>
        <table:table-row table:style-name="ro2">
          <table:table-cell office:value-type="float" office:value="3.3803537">
            <text:p>3.3803537</text:p>
          </table:table-cell>
          <table:table-cell office:value-type="float" office:value="2.14496445">
            <text:p>2.14496445</text:p>
          </table:table-cell>
          <table:table-cell office:value-type="float" office:value="0.2434039">
            <text:p>2.43E-001</text:p>
          </table:table-cell>
          <table:table-cell table:number-columns-repeated="4"/>
        </table:table-row>
        <table:table-row table:style-name="ro2">
          <table:table-cell office:value-type="float" office:value="3.38349529">
            <text:p>3.38349529</text:p>
          </table:table-cell>
          <table:table-cell office:value-type="float" office:value="2.14253972">
            <text:p>2.14253972</text:p>
          </table:table-cell>
          <table:table-cell office:value-type="float" office:value="0.2467342">
            <text:p>2.47E-001</text:p>
          </table:table-cell>
          <table:table-cell table:number-columns-repeated="4"/>
        </table:table-row>
        <table:table-row table:style-name="ro2">
          <table:table-cell office:value-type="float" office:value="3.38663688">
            <text:p>3.38663688</text:p>
          </table:table-cell>
          <table:table-cell office:value-type="float" office:value="2.140119">
            <text:p>2.140119</text:p>
          </table:table-cell>
          <table:table-cell office:value-type="float" office:value="0.2500697">
            <text:p>2.50E-001</text:p>
          </table:table-cell>
          <table:table-cell table:number-columns-repeated="4"/>
        </table:table-row>
        <table:table-row table:style-name="ro2">
          <table:table-cell office:value-type="float" office:value="3.38977847">
            <text:p>3.38977847</text:p>
          </table:table-cell>
          <table:table-cell office:value-type="float" office:value="2.13770227">
            <text:p>2.13770227</text:p>
          </table:table-cell>
          <table:table-cell office:value-type="float" office:value="0.2534103">
            <text:p>2.53E-001</text:p>
          </table:table-cell>
          <table:table-cell table:number-columns-repeated="4"/>
        </table:table-row>
        <table:table-row table:style-name="ro2">
          <table:table-cell office:value-type="float" office:value="3.39292007">
            <text:p>3.39292007</text:p>
          </table:table-cell>
          <table:table-cell office:value-type="float" office:value="2.13528953">
            <text:p>2.13528953</text:p>
          </table:table-cell>
          <table:table-cell office:value-type="float" office:value="0.2567564">
            <text:p>2.57E-001</text:p>
          </table:table-cell>
          <table:table-cell table:number-columns-repeated="4"/>
        </table:table-row>
        <table:table-row table:style-name="ro2">
          <table:table-cell office:value-type="float" office:value="3.39606166">
            <text:p>3.39606166</text:p>
          </table:table-cell>
          <table:table-cell office:value-type="float" office:value="2.13288077">
            <text:p>2.13288077</text:p>
          </table:table-cell>
          <table:table-cell office:value-type="float" office:value="0.2601078">
            <text:p>2.60E-001</text:p>
          </table:table-cell>
          <table:table-cell table:number-columns-repeated="4"/>
        </table:table-row>
        <table:table-row table:style-name="ro2">
          <table:table-cell office:value-type="float" office:value="3.39920325">
            <text:p>3.39920325</text:p>
          </table:table-cell>
          <table:table-cell office:value-type="float" office:value="2.13047596">
            <text:p>2.13047596</text:p>
          </table:table-cell>
          <table:table-cell office:value-type="float" office:value="0.2634647">
            <text:p>2.63E-001</text:p>
          </table:table-cell>
          <table:table-cell table:number-columns-repeated="4"/>
        </table:table-row>
        <table:table-row table:style-name="ro2">
          <table:table-cell office:value-type="float" office:value="3.40234484">
            <text:p>3.40234484</text:p>
          </table:table-cell>
          <table:table-cell office:value-type="float" office:value="2.12807512">
            <text:p>2.12807512</text:p>
          </table:table-cell>
          <table:table-cell office:value-type="float" office:value="0.2668271">
            <text:p>2.67E-001</text:p>
          </table:table-cell>
          <table:table-cell table:number-columns-repeated="4"/>
        </table:table-row>
        <table:table-row table:style-name="ro2">
          <table:table-cell office:value-type="float" office:value="3.40548644">
            <text:p>3.40548644</text:p>
          </table:table-cell>
          <table:table-cell office:value-type="float" office:value="2.12567821">
            <text:p>2.12567821</text:p>
          </table:table-cell>
          <table:table-cell office:value-type="float" office:value="0.2701952">
            <text:p>2.70E-001</text:p>
          </table:table-cell>
          <table:table-cell table:number-columns-repeated="4"/>
        </table:table-row>
        <table:table-row table:style-name="ro2">
          <table:table-cell office:value-type="float" office:value="3.40862803">
            <text:p>3.40862803</text:p>
          </table:table-cell>
          <table:table-cell office:value-type="float" office:value="2.12328523">
            <text:p>2.12328523</text:p>
          </table:table-cell>
          <table:table-cell office:value-type="float" office:value="0.273569">
            <text:p>2.74E-001</text:p>
          </table:table-cell>
          <table:table-cell table:number-columns-repeated="4"/>
        </table:table-row>
        <table:table-row table:style-name="ro2">
          <table:table-cell office:value-type="float" office:value="3.41176962">
            <text:p>3.41176962</text:p>
          </table:table-cell>
          <table:table-cell office:value-type="float" office:value="2.12089617">
            <text:p>2.12089617</text:p>
          </table:table-cell>
          <table:table-cell office:value-type="float" office:value="0.2769487">
            <text:p>2.77E-001</text:p>
          </table:table-cell>
          <table:table-cell table:number-columns-repeated="4"/>
        </table:table-row>
        <table:table-row table:style-name="ro2">
          <table:table-cell office:value-type="float" office:value="3.41491121">
            <text:p>3.41491121</text:p>
          </table:table-cell>
          <table:table-cell office:value-type="float" office:value="2.11851102">
            <text:p>2.11851102</text:p>
          </table:table-cell>
          <table:table-cell office:value-type="float" office:value="0.2803342">
            <text:p>2.80E-001</text:p>
          </table:table-cell>
          <table:table-cell table:number-columns-repeated="4"/>
        </table:table-row>
        <table:table-row table:style-name="ro2">
          <table:table-cell office:value-type="float" office:value="3.41805281">
            <text:p>3.41805281</text:p>
          </table:table-cell>
          <table:table-cell office:value-type="float" office:value="2.11612976">
            <text:p>2.11612976</text:p>
          </table:table-cell>
          <table:table-cell office:value-type="float" office:value="0.2837257">
            <text:p>2.84E-001</text:p>
          </table:table-cell>
          <table:table-cell table:number-columns-repeated="4"/>
        </table:table-row>
        <table:table-row table:style-name="ro2">
          <table:table-cell office:value-type="float" office:value="3.4211944">
            <text:p>3.4211944</text:p>
          </table:table-cell>
          <table:table-cell office:value-type="float" office:value="2.11375239">
            <text:p>2.11375239</text:p>
          </table:table-cell>
          <table:table-cell office:value-type="float" office:value="0.2871232">
            <text:p>2.87E-001</text:p>
          </table:table-cell>
          <table:table-cell table:number-columns-repeated="4"/>
        </table:table-row>
        <table:table-row table:style-name="ro2">
          <table:table-cell office:value-type="float" office:value="3.42433599">
            <text:p>3.42433599</text:p>
          </table:table-cell>
          <table:table-cell office:value-type="float" office:value="2.1113789">
            <text:p>2.1113789</text:p>
          </table:table-cell>
          <table:table-cell office:value-type="float" office:value="0.2905269">
            <text:p>2.91E-001</text:p>
          </table:table-cell>
          <table:table-cell table:number-columns-repeated="4"/>
        </table:table-row>
        <table:table-row table:style-name="ro2">
          <table:table-cell office:value-type="float" office:value="3.42747759">
            <text:p>3.42747759</text:p>
          </table:table-cell>
          <table:table-cell office:value-type="float" office:value="2.10900926">
            <text:p>2.10900926</text:p>
          </table:table-cell>
          <table:table-cell office:value-type="float" office:value="0.2939367">
            <text:p>2.94E-001</text:p>
          </table:table-cell>
          <table:table-cell table:number-columns-repeated="4"/>
        </table:table-row>
        <table:table-row table:style-name="ro2">
          <table:table-cell office:value-type="float" office:value="3.43061918">
            <text:p>3.43061918</text:p>
          </table:table-cell>
          <table:table-cell office:value-type="float" office:value="2.10664348">
            <text:p>2.10664348</text:p>
          </table:table-cell>
          <table:table-cell office:value-type="float" office:value="0.2973529">
            <text:p>2.97E-001</text:p>
          </table:table-cell>
          <table:table-cell table:number-columns-repeated="4"/>
        </table:table-row>
        <table:table-row table:style-name="ro2">
          <table:table-cell office:value-type="float" office:value="3.43376077">
            <text:p>3.43376077</text:p>
          </table:table-cell>
          <table:table-cell office:value-type="float" office:value="2.10428155">
            <text:p>2.10428155</text:p>
          </table:table-cell>
          <table:table-cell office:value-type="float" office:value="0.3007755">
            <text:p>3.01E-001</text:p>
          </table:table-cell>
          <table:table-cell table:number-columns-repeated="4"/>
        </table:table-row>
        <table:table-row table:style-name="ro2">
          <table:table-cell office:value-type="float" office:value="3.43690236">
            <text:p>3.43690236</text:p>
          </table:table-cell>
          <table:table-cell office:value-type="float" office:value="2.10192344">
            <text:p>2.10192344</text:p>
          </table:table-cell>
          <table:table-cell office:value-type="float" office:value="0.3042046">
            <text:p>3.04E-001</text:p>
          </table:table-cell>
          <table:table-cell table:number-columns-repeated="4"/>
        </table:table-row>
        <table:table-row table:style-name="ro2">
          <table:table-cell office:value-type="float" office:value="3.44004396">
            <text:p>3.44004396</text:p>
          </table:table-cell>
          <table:table-cell office:value-type="float" office:value="2.09956915">
            <text:p>2.09956915</text:p>
          </table:table-cell>
          <table:table-cell office:value-type="float" office:value="0.3076402">
            <text:p>3.08E-001</text:p>
          </table:table-cell>
          <table:table-cell table:number-columns-repeated="4"/>
        </table:table-row>
        <table:table-row table:style-name="ro2">
          <table:table-cell office:value-type="float" office:value="3.44318555">
            <text:p>3.44318555</text:p>
          </table:table-cell>
          <table:table-cell office:value-type="float" office:value="2.09721867">
            <text:p>2.09721867</text:p>
          </table:table-cell>
          <table:table-cell office:value-type="float" office:value="0.3110824">
            <text:p>3.11E-001</text:p>
          </table:table-cell>
          <table:table-cell table:number-columns-repeated="4"/>
        </table:table-row>
        <table:table-row table:style-name="ro2">
          <table:table-cell office:value-type="float" office:value="3.44632714">
            <text:p>3.44632714</text:p>
          </table:table-cell>
          <table:table-cell office:value-type="float" office:value="2.09487199">
            <text:p>2.09487199</text:p>
          </table:table-cell>
          <table:table-cell office:value-type="float" office:value="0.3145314">
            <text:p>3.15E-001</text:p>
          </table:table-cell>
          <table:table-cell table:number-columns-repeated="4"/>
        </table:table-row>
        <table:table-row table:style-name="ro2">
          <table:table-cell office:value-type="float" office:value="3.44946873">
            <text:p>3.44946873</text:p>
          </table:table-cell>
          <table:table-cell office:value-type="float" office:value="2.0925291">
            <text:p>2.0925291</text:p>
          </table:table-cell>
          <table:table-cell office:value-type="float" office:value="0.3179872">
            <text:p>3.18E-001</text:p>
          </table:table-cell>
          <table:table-cell table:number-columns-repeated="4"/>
        </table:table-row>
        <table:table-row table:style-name="ro2">
          <table:table-cell office:value-type="float" office:value="3.45261033">
            <text:p>3.45261033</text:p>
          </table:table-cell>
          <table:table-cell office:value-type="float" office:value="2.09018999">
            <text:p>2.09018999</text:p>
          </table:table-cell>
          <table:table-cell office:value-type="float" office:value="0.32145">
            <text:p>3.21E-001</text:p>
          </table:table-cell>
          <table:table-cell table:number-columns-repeated="4"/>
        </table:table-row>
        <table:table-row table:style-name="ro2">
          <table:table-cell office:value-type="float" office:value="3.45575192">
            <text:p>3.45575192</text:p>
          </table:table-cell>
          <table:table-cell office:value-type="float" office:value="2.08785464">
            <text:p>2.08785464</text:p>
          </table:table-cell>
          <table:table-cell office:value-type="float" office:value="0.3249197">
            <text:p>3.25E-001</text:p>
          </table:table-cell>
          <table:table-cell table:number-columns-repeated="4"/>
        </table:table-row>
        <table:table-row table:style-name="ro2">
          <table:table-cell office:value-type="float" office:value="3.45889351">
            <text:p>3.45889351</text:p>
          </table:table-cell>
          <table:table-cell office:value-type="float" office:value="2.08552305">
            <text:p>2.08552305</text:p>
          </table:table-cell>
          <table:table-cell office:value-type="float" office:value="0.3283965">
            <text:p>3.28E-001</text:p>
          </table:table-cell>
          <table:table-cell table:number-columns-repeated="4"/>
        </table:table-row>
        <table:table-row table:style-name="ro2">
          <table:table-cell office:value-type="float" office:value="3.4620351">
            <text:p>3.4620351</text:p>
          </table:table-cell>
          <table:table-cell office:value-type="float" office:value="2.0831952">
            <text:p>2.0831952</text:p>
          </table:table-cell>
          <table:table-cell office:value-type="float" office:value="0.3318805">
            <text:p>3.32E-001</text:p>
          </table:table-cell>
          <table:table-cell table:number-columns-repeated="4"/>
        </table:table-row>
        <table:table-row table:style-name="ro2">
          <table:table-cell office:value-type="float" office:value="3.4651767">
            <text:p>3.4651767</text:p>
          </table:table-cell>
          <table:table-cell office:value-type="float" office:value="2.08087109">
            <text:p>2.08087109</text:p>
          </table:table-cell>
          <table:table-cell office:value-type="float" office:value="0.3353718">
            <text:p>3.35E-001</text:p>
          </table:table-cell>
          <table:table-cell table:number-columns-repeated="4"/>
        </table:table-row>
        <table:table-row table:style-name="ro2">
          <table:table-cell office:value-type="float" office:value="3.46831829">
            <text:p>3.46831829</text:p>
          </table:table-cell>
          <table:table-cell office:value-type="float" office:value="2.0785507">
            <text:p>2.0785507</text:p>
          </table:table-cell>
          <table:table-cell office:value-type="float" office:value="0.3388704">
            <text:p>3.39E-001</text:p>
          </table:table-cell>
          <table:table-cell table:number-columns-repeated="4"/>
        </table:table-row>
        <table:table-row table:style-name="ro2">
          <table:table-cell office:value-type="float" office:value="3.47145988">
            <text:p>3.47145988</text:p>
          </table:table-cell>
          <table:table-cell office:value-type="float" office:value="2.07623403">
            <text:p>2.07623403</text:p>
          </table:table-cell>
          <table:table-cell office:value-type="float" office:value="0.3423765">
            <text:p>3.42E-001</text:p>
          </table:table-cell>
          <table:table-cell table:number-columns-repeated="4"/>
        </table:table-row>
        <table:table-row table:style-name="ro2">
          <table:table-cell office:value-type="float" office:value="3.47460147">
            <text:p>3.47460147</text:p>
          </table:table-cell>
          <table:table-cell office:value-type="float" office:value="2.07392106">
            <text:p>2.07392106</text:p>
          </table:table-cell>
          <table:table-cell office:value-type="float" office:value="0.3458902">
            <text:p>3.46E-001</text:p>
          </table:table-cell>
          <table:table-cell table:number-columns-repeated="4"/>
        </table:table-row>
        <table:table-row table:style-name="ro2">
          <table:table-cell office:value-type="float" office:value="3.47774307">
            <text:p>3.47774307</text:p>
          </table:table-cell>
          <table:table-cell office:value-type="float" office:value="2.07161178">
            <text:p>2.07161178</text:p>
          </table:table-cell>
          <table:table-cell office:value-type="float" office:value="0.3494115">
            <text:p>3.49E-001</text:p>
          </table:table-cell>
          <table:table-cell table:number-columns-repeated="4"/>
        </table:table-row>
        <table:table-row table:style-name="ro2">
          <table:table-cell office:value-type="float" office:value="3.48088466">
            <text:p>3.48088466</text:p>
          </table:table-cell>
          <table:table-cell office:value-type="float" office:value="2.06930619">
            <text:p>2.06930619</text:p>
          </table:table-cell>
          <table:table-cell office:value-type="float" office:value="0.3529405">
            <text:p>3.53E-001</text:p>
          </table:table-cell>
          <table:table-cell table:number-columns-repeated="4"/>
        </table:table-row>
        <table:table-row table:style-name="ro2">
          <table:table-cell office:value-type="float" office:value="3.48402625">
            <text:p>3.48402625</text:p>
          </table:table-cell>
          <table:table-cell office:value-type="float" office:value="2.06700427">
            <text:p>2.06700427</text:p>
          </table:table-cell>
          <table:table-cell office:value-type="float" office:value="0.3564774">
            <text:p>3.56E-001</text:p>
          </table:table-cell>
          <table:table-cell table:number-columns-repeated="4"/>
        </table:table-row>
        <table:table-row table:style-name="ro2">
          <table:table-cell office:value-type="float" office:value="3.48716785">
            <text:p>3.48716785</text:p>
          </table:table-cell>
          <table:table-cell office:value-type="float" office:value="2.06470601">
            <text:p>2.06470601</text:p>
          </table:table-cell>
          <table:table-cell office:value-type="float" office:value="0.3600222">
            <text:p>3.60E-001</text:p>
          </table:table-cell>
          <table:table-cell table:number-columns-repeated="4"/>
        </table:table-row>
        <table:table-row table:style-name="ro2">
          <table:table-cell office:value-type="float" office:value="3.49030944">
            <text:p>3.49030944</text:p>
          </table:table-cell>
          <table:table-cell office:value-type="float" office:value="2.06241141">
            <text:p>2.06241141</text:p>
          </table:table-cell>
          <table:table-cell office:value-type="float" office:value="0.363575">
            <text:p>3.64E-001</text:p>
          </table:table-cell>
          <table:table-cell table:number-columns-repeated="4"/>
        </table:table-row>
        <table:table-row table:style-name="ro2">
          <table:table-cell office:value-type="float" office:value="3.49345103">
            <text:p>3.49345103</text:p>
          </table:table-cell>
          <table:table-cell office:value-type="float" office:value="2.06012045">
            <text:p>2.06012045</text:p>
          </table:table-cell>
          <table:table-cell office:value-type="float" office:value="0.3671359">
            <text:p>3.67E-001</text:p>
          </table:table-cell>
          <table:table-cell table:number-columns-repeated="4"/>
        </table:table-row>
        <table:table-row table:style-name="ro2">
          <table:table-cell office:value-type="float" office:value="3.49659262">
            <text:p>3.49659262</text:p>
          </table:table-cell>
          <table:table-cell office:value-type="float" office:value="2.05783312">
            <text:p>2.05783312</text:p>
          </table:table-cell>
          <table:table-cell office:value-type="float" office:value="0.3707051">
            <text:p>3.71E-001</text:p>
          </table:table-cell>
          <table:table-cell table:number-columns-repeated="4"/>
        </table:table-row>
        <table:table-row table:style-name="ro2">
          <table:table-cell office:value-type="float" office:value="3.49973422">
            <text:p>3.49973422</text:p>
          </table:table-cell>
          <table:table-cell office:value-type="float" office:value="2.05554941">
            <text:p>2.05554941</text:p>
          </table:table-cell>
          <table:table-cell office:value-type="float" office:value="0.3742826">
            <text:p>3.74E-001</text:p>
          </table:table-cell>
          <table:table-cell table:number-columns-repeated="4"/>
        </table:table-row>
        <table:table-row table:style-name="ro2">
          <table:table-cell office:value-type="float" office:value="3.50287581">
            <text:p>3.50287581</text:p>
          </table:table-cell>
          <table:table-cell office:value-type="float" office:value="2.05326931">
            <text:p>2.05326931</text:p>
          </table:table-cell>
          <table:table-cell office:value-type="float" office:value="0.3778685">
            <text:p>3.78E-001</text:p>
          </table:table-cell>
          <table:table-cell table:number-columns-repeated="4"/>
        </table:table-row>
        <table:table-row table:style-name="ro2">
          <table:table-cell office:value-type="float" office:value="3.5060174">
            <text:p>3.5060174</text:p>
          </table:table-cell>
          <table:table-cell office:value-type="float" office:value="2.05099282">
            <text:p>2.05099282</text:p>
          </table:table-cell>
          <table:table-cell office:value-type="float" office:value="0.381463">
            <text:p>3.81E-001</text:p>
          </table:table-cell>
          <table:table-cell table:number-columns-repeated="4"/>
        </table:table-row>
        <table:table-row table:style-name="ro2">
          <table:table-cell office:value-type="float" office:value="3.50915899">
            <text:p>3.50915899</text:p>
          </table:table-cell>
          <table:table-cell office:value-type="float" office:value="2.04871991">
            <text:p>2.04871991</text:p>
          </table:table-cell>
          <table:table-cell office:value-type="float" office:value="0.385066">
            <text:p>3.85E-001</text:p>
          </table:table-cell>
          <table:table-cell table:number-columns-repeated="4"/>
        </table:table-row>
        <table:table-row table:style-name="ro2">
          <table:table-cell office:value-type="float" office:value="3.51230059">
            <text:p>3.51230059</text:p>
          </table:table-cell>
          <table:table-cell office:value-type="float" office:value="2.04645059">
            <text:p>2.04645059</text:p>
          </table:table-cell>
          <table:table-cell office:value-type="float" office:value="0.3886778">
            <text:p>3.89E-001</text:p>
          </table:table-cell>
          <table:table-cell table:number-columns-repeated="4"/>
        </table:table-row>
        <table:table-row table:style-name="ro2">
          <table:table-cell office:value-type="float" office:value="3.51544218">
            <text:p>3.51544218</text:p>
          </table:table-cell>
          <table:table-cell office:value-type="float" office:value="2.04418484">
            <text:p>2.04418484</text:p>
          </table:table-cell>
          <table:table-cell office:value-type="float" office:value="0.3922984">
            <text:p>3.92E-001</text:p>
          </table:table-cell>
          <table:table-cell table:number-columns-repeated="4"/>
        </table:table-row>
        <table:table-row table:style-name="ro2">
          <table:table-cell office:value-type="float" office:value="3.51858377">
            <text:p>3.51858377</text:p>
          </table:table-cell>
          <table:table-cell office:value-type="float" office:value="2.04192266">
            <text:p>2.04192266</text:p>
          </table:table-cell>
          <table:table-cell office:value-type="float" office:value="0.395928">
            <text:p>3.96E-001</text:p>
          </table:table-cell>
          <table:table-cell table:number-columns-repeated="4"/>
        </table:table-row>
        <table:table-row table:style-name="ro2">
          <table:table-cell office:value-type="float" office:value="3.52172536">
            <text:p>3.52172536</text:p>
          </table:table-cell>
          <table:table-cell office:value-type="float" office:value="2.03966403">
            <text:p>2.03966403</text:p>
          </table:table-cell>
          <table:table-cell office:value-type="float" office:value="0.3995666">
            <text:p>4.00E-001</text:p>
          </table:table-cell>
          <table:table-cell table:number-columns-repeated="4"/>
        </table:table-row>
        <table:table-row table:style-name="ro2">
          <table:table-cell office:value-type="float" office:value="3.52486696">
            <text:p>3.52486696</text:p>
          </table:table-cell>
          <table:table-cell office:value-type="float" office:value="2.03740893">
            <text:p>2.03740893</text:p>
          </table:table-cell>
          <table:table-cell office:value-type="float" office:value="0.4032144">
            <text:p>4.03E-001</text:p>
          </table:table-cell>
          <table:table-cell table:number-columns-repeated="4"/>
        </table:table-row>
        <table:table-row table:style-name="ro2">
          <table:table-cell office:value-type="float" office:value="3.52800855">
            <text:p>3.52800855</text:p>
          </table:table-cell>
          <table:table-cell office:value-type="float" office:value="2.03515738">
            <text:p>2.03515738</text:p>
          </table:table-cell>
          <table:table-cell office:value-type="float" office:value="0.4068714">
            <text:p>4.07E-001</text:p>
          </table:table-cell>
          <table:table-cell table:number-columns-repeated="4"/>
        </table:table-row>
        <table:table-row table:style-name="ro2">
          <table:table-cell office:value-type="float" office:value="3.53115014">
            <text:p>3.53115014</text:p>
          </table:table-cell>
          <table:table-cell office:value-type="float" office:value="2.03290934">
            <text:p>2.03290934</text:p>
          </table:table-cell>
          <table:table-cell office:value-type="float" office:value="0.4105377">
            <text:p>4.11E-001</text:p>
          </table:table-cell>
          <table:table-cell table:number-columns-repeated="4"/>
        </table:table-row>
        <table:table-row table:style-name="ro2">
          <table:table-cell office:value-type="float" office:value="3.53429174">
            <text:p>3.53429174</text:p>
          </table:table-cell>
          <table:table-cell office:value-type="float" office:value="2.03066482">
            <text:p>2.03066482</text:p>
          </table:table-cell>
          <table:table-cell office:value-type="float" office:value="0.4142136">
            <text:p>4.14E-001</text:p>
          </table:table-cell>
          <table:table-cell table:number-columns-repeated="4"/>
        </table:table-row>
        <table:table-row table:style-name="ro2">
          <table:table-cell office:value-type="float" office:value="3.53743333">
            <text:p>3.53743333</text:p>
          </table:table-cell>
          <table:table-cell office:value-type="float" office:value="2.0284238">
            <text:p>2.0284238</text:p>
          </table:table-cell>
          <table:table-cell office:value-type="float" office:value="0.417899">
            <text:p>4.18E-001</text:p>
          </table:table-cell>
          <table:table-cell table:number-columns-repeated="4"/>
        </table:table-row>
        <table:table-row table:style-name="ro2">
          <table:table-cell office:value-type="float" office:value="3.54057492">
            <text:p>3.54057492</text:p>
          </table:table-cell>
          <table:table-cell office:value-type="float" office:value="2.02618628">
            <text:p>2.02618628</text:p>
          </table:table-cell>
          <table:table-cell office:value-type="float" office:value="0.4215941">
            <text:p>4.22E-001</text:p>
          </table:table-cell>
          <table:table-cell table:number-columns-repeated="4"/>
        </table:table-row>
        <table:table-row table:style-name="ro2">
          <table:table-cell office:value-type="float" office:value="3.54371651">
            <text:p>3.54371651</text:p>
          </table:table-cell>
          <table:table-cell office:value-type="float" office:value="2.02395224">
            <text:p>2.02395224</text:p>
          </table:table-cell>
          <table:table-cell office:value-type="float" office:value="0.425299">
            <text:p>4.25E-001</text:p>
          </table:table-cell>
          <table:table-cell table:number-columns-repeated="4"/>
        </table:table-row>
        <table:table-row table:style-name="ro2">
          <table:table-cell office:value-type="float" office:value="3.54685811">
            <text:p>3.54685811</text:p>
          </table:table-cell>
          <table:table-cell office:value-type="float" office:value="2.02172167">
            <text:p>2.02172167</text:p>
          </table:table-cell>
          <table:table-cell office:value-type="float" office:value="0.4290138">
            <text:p>4.29E-001</text:p>
          </table:table-cell>
          <table:table-cell table:number-columns-repeated="4"/>
        </table:table-row>
        <table:table-row table:style-name="ro2">
          <table:table-cell office:value-type="float" office:value="3.5499997">
            <text:p>3.5499997</text:p>
          </table:table-cell>
          <table:table-cell office:value-type="float" office:value="2.01949457">
            <text:p>2.01949457</text:p>
          </table:table-cell>
          <table:table-cell office:value-type="float" office:value="0.4327386">
            <text:p>4.33E-001</text:p>
          </table:table-cell>
          <table:table-cell table:number-columns-repeated="4"/>
        </table:table-row>
        <table:table-row table:style-name="ro2">
          <table:table-cell office:value-type="float" office:value="3.55314129">
            <text:p>3.55314129</text:p>
          </table:table-cell>
          <table:table-cell office:value-type="float" office:value="2.01727093">
            <text:p>2.01727093</text:p>
          </table:table-cell>
          <table:table-cell office:value-type="float" office:value="0.4364736">
            <text:p>4.36E-001</text:p>
          </table:table-cell>
          <table:table-cell table:number-columns-repeated="4"/>
        </table:table-row>
        <table:table-row table:style-name="ro2">
          <table:table-cell office:value-type="float" office:value="3.55628288">
            <text:p>3.55628288</text:p>
          </table:table-cell>
          <table:table-cell office:value-type="float" office:value="2.01505073">
            <text:p>2.01505073</text:p>
          </table:table-cell>
          <table:table-cell office:value-type="float" office:value="0.4402189">
            <text:p>4.40E-001</text:p>
          </table:table-cell>
          <table:table-cell table:number-columns-repeated="4"/>
        </table:table-row>
        <table:table-row table:style-name="ro2">
          <table:table-cell office:value-type="float" office:value="3.55942448">
            <text:p>3.55942448</text:p>
          </table:table-cell>
          <table:table-cell office:value-type="float" office:value="2.01283397">
            <text:p>2.01283397</text:p>
          </table:table-cell>
          <table:table-cell office:value-type="float" office:value="0.4439745">
            <text:p>4.44E-001</text:p>
          </table:table-cell>
          <table:table-cell table:number-columns-repeated="4"/>
        </table:table-row>
        <table:table-row table:style-name="ro2">
          <table:table-cell office:value-type="float" office:value="3.56256607">
            <text:p>3.56256607</text:p>
          </table:table-cell>
          <table:table-cell office:value-type="float" office:value="2.01062064">
            <text:p>2.01062064</text:p>
          </table:table-cell>
          <table:table-cell office:value-type="float" office:value="0.4477406">
            <text:p>4.48E-001</text:p>
          </table:table-cell>
          <table:table-cell table:number-columns-repeated="4"/>
        </table:table-row>
        <table:table-row table:style-name="ro2">
          <table:table-cell office:value-type="float" office:value="3.56570766">
            <text:p>3.56570766</text:p>
          </table:table-cell>
          <table:table-cell office:value-type="float" office:value="2.00841072">
            <text:p>2.00841072</text:p>
          </table:table-cell>
          <table:table-cell office:value-type="float" office:value="0.4515173">
            <text:p>4.52E-001</text:p>
          </table:table-cell>
          <table:table-cell table:number-columns-repeated="4"/>
        </table:table-row>
        <table:table-row table:style-name="ro2">
          <table:table-cell office:value-type="float" office:value="3.56884925">
            <text:p>3.56884925</text:p>
          </table:table-cell>
          <table:table-cell office:value-type="float" office:value="2.00620422">
            <text:p>2.00620422</text:p>
          </table:table-cell>
          <table:table-cell office:value-type="float" office:value="0.4553048">
            <text:p>4.55E-001</text:p>
          </table:table-cell>
          <table:table-cell table:number-columns-repeated="4"/>
        </table:table-row>
        <table:table-row table:style-name="ro2">
          <table:table-cell office:value-type="float" office:value="3.57199085">
            <text:p>3.57199085</text:p>
          </table:table-cell>
          <table:table-cell office:value-type="float" office:value="2.00400111">
            <text:p>2.00400111</text:p>
          </table:table-cell>
          <table:table-cell office:value-type="float" office:value="0.4591031">
            <text:p>4.59E-001</text:p>
          </table:table-cell>
          <table:table-cell table:number-columns-repeated="4"/>
        </table:table-row>
        <table:table-row table:style-name="ro2">
          <table:table-cell office:value-type="float" office:value="3.57513244">
            <text:p>3.57513244</text:p>
          </table:table-cell>
          <table:table-cell office:value-type="float" office:value="2.0018014">
            <text:p>2.0018014</text:p>
          </table:table-cell>
          <table:table-cell office:value-type="float" office:value="0.4629123">
            <text:p>4.63E-001</text:p>
          </table:table-cell>
          <table:table-cell table:number-columns-repeated="4"/>
        </table:table-row>
        <table:table-row table:style-name="ro2">
          <table:table-cell office:value-type="float" office:value="3.57827403">
            <text:p>3.57827403</text:p>
          </table:table-cell>
          <table:table-cell office:value-type="float" office:value="1.99960506">
            <text:p>1.99960506</text:p>
          </table:table-cell>
          <table:table-cell office:value-type="float" office:value="0.4667327">
            <text:p>4.67E-001</text:p>
          </table:table-cell>
          <table:table-cell table:number-columns-repeated="4"/>
        </table:table-row>
        <table:table-row table:style-name="ro2">
          <table:table-cell office:value-type="float" office:value="3.58141563">
            <text:p>3.58141563</text:p>
          </table:table-cell>
          <table:table-cell office:value-type="float" office:value="1.9974121">
            <text:p>1.9974121</text:p>
          </table:table-cell>
          <table:table-cell office:value-type="float" office:value="0.4705643">
            <text:p>4.71E-001</text:p>
          </table:table-cell>
          <table:table-cell table:number-columns-repeated="4"/>
        </table:table-row>
        <table:table-row table:style-name="ro2">
          <table:table-cell office:value-type="float" office:value="3.58455722">
            <text:p>3.58455722</text:p>
          </table:table-cell>
          <table:table-cell office:value-type="float" office:value="1.9952225">
            <text:p>1.9952225</text:p>
          </table:table-cell>
          <table:table-cell office:value-type="float" office:value="0.4744072">
            <text:p>4.74E-001</text:p>
          </table:table-cell>
          <table:table-cell table:number-columns-repeated="4"/>
        </table:table-row>
        <table:table-row table:style-name="ro2">
          <table:table-cell office:value-type="float" office:value="3.58769881">
            <text:p>3.58769881</text:p>
          </table:table-cell>
          <table:table-cell office:value-type="float" office:value="1.99303625">
            <text:p>1.99303625</text:p>
          </table:table-cell>
          <table:table-cell office:value-type="float" office:value="0.4782616">
            <text:p>4.78E-001</text:p>
          </table:table-cell>
          <table:table-cell table:number-columns-repeated="4"/>
        </table:table-row>
        <table:table-row table:style-name="ro2">
          <table:table-cell office:value-type="float" office:value="3.5908404">
            <text:p>3.5908404</text:p>
          </table:table-cell>
          <table:table-cell office:value-type="float" office:value="1.99085335">
            <text:p>1.99085335</text:p>
          </table:table-cell>
          <table:table-cell office:value-type="float" office:value="0.4821276">
            <text:p>4.82E-001</text:p>
          </table:table-cell>
          <table:table-cell table:number-columns-repeated="4"/>
        </table:table-row>
        <table:table-row table:style-name="ro2">
          <table:table-cell office:value-type="float" office:value="3.593982">
            <text:p>3.593982</text:p>
          </table:table-cell>
          <table:table-cell office:value-type="float" office:value="1.98867378">
            <text:p>1.98867378</text:p>
          </table:table-cell>
          <table:table-cell office:value-type="float" office:value="0.4860054">
            <text:p>4.86E-001</text:p>
          </table:table-cell>
          <table:table-cell table:number-columns-repeated="4"/>
        </table:table-row>
        <table:table-row table:style-name="ro2">
          <table:table-cell office:value-type="float" office:value="3.59712359">
            <text:p>3.59712359</text:p>
          </table:table-cell>
          <table:table-cell office:value-type="float" office:value="1.98649754">
            <text:p>1.98649754</text:p>
          </table:table-cell>
          <table:table-cell office:value-type="float" office:value="0.4898949">
            <text:p>4.90E-001</text:p>
          </table:table-cell>
          <table:table-cell table:number-columns-repeated="4"/>
        </table:table-row>
        <table:table-row table:style-name="ro2">
          <table:table-cell office:value-type="float" office:value="3.60026518">
            <text:p>3.60026518</text:p>
          </table:table-cell>
          <table:table-cell office:value-type="float" office:value="1.98432461">
            <text:p>1.98432461</text:p>
          </table:table-cell>
          <table:table-cell office:value-type="float" office:value="0.4937965">
            <text:p>4.94E-001</text:p>
          </table:table-cell>
          <table:table-cell table:number-columns-repeated="4"/>
        </table:table-row>
        <table:table-row table:style-name="ro2">
          <table:table-cell office:value-type="float" office:value="3.60340677">
            <text:p>3.60340677</text:p>
          </table:table-cell>
          <table:table-cell office:value-type="float" office:value="1.982155">
            <text:p>1.982155</text:p>
          </table:table-cell>
          <table:table-cell office:value-type="float" office:value="0.4977102">
            <text:p>4.98E-001</text:p>
          </table:table-cell>
          <table:table-cell table:number-columns-repeated="4"/>
        </table:table-row>
        <table:table-row table:style-name="ro2">
          <table:table-cell office:value-type="float" office:value="3.60654837">
            <text:p>3.60654837</text:p>
          </table:table-cell>
          <table:table-cell office:value-type="float" office:value="1.97998868">
            <text:p>1.97998868</text:p>
          </table:table-cell>
          <table:table-cell office:value-type="float" office:value="0.5016362">
            <text:p>5.02E-001</text:p>
          </table:table-cell>
          <table:table-cell table:number-columns-repeated="4"/>
        </table:table-row>
        <table:table-row table:style-name="ro2">
          <table:table-cell office:value-type="float" office:value="3.60968996">
            <text:p>3.60968996</text:p>
          </table:table-cell>
          <table:table-cell office:value-type="float" office:value="1.97782565">
            <text:p>1.97782565</text:p>
          </table:table-cell>
          <table:table-cell office:value-type="float" office:value="0.5055746">
            <text:p>5.06E-001</text:p>
          </table:table-cell>
          <table:table-cell table:number-columns-repeated="4"/>
        </table:table-row>
        <table:table-row table:style-name="ro2">
          <table:table-cell office:value-type="float" office:value="3.61283155">
            <text:p>3.61283155</text:p>
          </table:table-cell>
          <table:table-cell office:value-type="float" office:value="1.9756659">
            <text:p>1.9756659</text:p>
          </table:table-cell>
          <table:table-cell office:value-type="float" office:value="0.5095254">
            <text:p>5.10E-001</text:p>
          </table:table-cell>
          <table:table-cell table:number-columns-repeated="4"/>
        </table:table-row>
        <table:table-row table:style-name="ro2">
          <table:table-cell office:value-type="float" office:value="3.61597314">
            <text:p>3.61597314</text:p>
          </table:table-cell>
          <table:table-cell office:value-type="float" office:value="1.97350943">
            <text:p>1.97350943</text:p>
          </table:table-cell>
          <table:table-cell office:value-type="float" office:value="0.513489">
            <text:p>5.13E-001</text:p>
          </table:table-cell>
          <table:table-cell table:number-columns-repeated="4"/>
        </table:table-row>
        <table:table-row table:style-name="ro2">
          <table:table-cell office:value-type="float" office:value="3.61911474">
            <text:p>3.61911474</text:p>
          </table:table-cell>
          <table:table-cell office:value-type="float" office:value="1.97135622">
            <text:p>1.97135622</text:p>
          </table:table-cell>
          <table:table-cell office:value-type="float" office:value="0.5174654">
            <text:p>5.17E-001</text:p>
          </table:table-cell>
          <table:table-cell table:number-columns-repeated="4"/>
        </table:table-row>
        <table:table-row table:style-name="ro2">
          <table:table-cell office:value-type="float" office:value="3.62225633">
            <text:p>3.62225633</text:p>
          </table:table-cell>
          <table:table-cell office:value-type="float" office:value="1.96920627">
            <text:p>1.96920627</text:p>
          </table:table-cell>
          <table:table-cell office:value-type="float" office:value="0.5214547">
            <text:p>5.21E-001</text:p>
          </table:table-cell>
          <table:table-cell table:number-columns-repeated="4"/>
        </table:table-row>
        <table:table-row table:style-name="ro2">
          <table:table-cell office:value-type="float" office:value="3.62539792">
            <text:p>3.62539792</text:p>
          </table:table-cell>
          <table:table-cell office:value-type="float" office:value="1.96705956">
            <text:p>1.96705956</text:p>
          </table:table-cell>
          <table:table-cell office:value-type="float" office:value="0.5254571">
            <text:p>5.25E-001</text:p>
          </table:table-cell>
          <table:table-cell table:number-columns-repeated="4"/>
        </table:table-row>
        <table:table-row table:style-name="ro2">
          <table:table-cell office:value-type="float" office:value="3.62853951">
            <text:p>3.62853951</text:p>
          </table:table-cell>
          <table:table-cell office:value-type="float" office:value="1.96491609">
            <text:p>1.96491609</text:p>
          </table:table-cell>
          <table:table-cell office:value-type="float" office:value="0.5294727">
            <text:p>5.29E-001</text:p>
          </table:table-cell>
          <table:table-cell table:number-columns-repeated="4"/>
        </table:table-row>
        <table:table-row table:style-name="ro2">
          <table:table-cell office:value-type="float" office:value="3.63168111">
            <text:p>3.63168111</text:p>
          </table:table-cell>
          <table:table-cell office:value-type="float" office:value="1.96277584">
            <text:p>1.96277584</text:p>
          </table:table-cell>
          <table:table-cell office:value-type="float" office:value="0.5335018">
            <text:p>5.34E-001</text:p>
          </table:table-cell>
          <table:table-cell table:number-columns-repeated="4"/>
        </table:table-row>
        <table:table-row table:style-name="ro2">
          <table:table-cell office:value-type="float" office:value="3.6348227">
            <text:p>3.6348227</text:p>
          </table:table-cell>
          <table:table-cell office:value-type="float" office:value="1.96063882">
            <text:p>1.96063882</text:p>
          </table:table-cell>
          <table:table-cell office:value-type="float" office:value="0.5375443">
            <text:p>5.38E-001</text:p>
          </table:table-cell>
          <table:table-cell table:number-columns-repeated="4"/>
        </table:table-row>
        <table:table-row table:style-name="ro2">
          <table:table-cell office:value-type="float" office:value="3.63796429">
            <text:p>3.63796429</text:p>
          </table:table-cell>
          <table:table-cell office:value-type="float" office:value="1.95850501">
            <text:p>1.95850501</text:p>
          </table:table-cell>
          <table:table-cell office:value-type="float" office:value="0.5416006">
            <text:p>5.42E-001</text:p>
          </table:table-cell>
          <table:table-cell table:number-columns-repeated="4"/>
        </table:table-row>
        <table:table-row table:style-name="ro2">
          <table:table-cell office:value-type="float" office:value="3.64110589">
            <text:p>3.64110589</text:p>
          </table:table-cell>
          <table:table-cell office:value-type="float" office:value="1.9563744">
            <text:p>1.9563744</text:p>
          </table:table-cell>
          <table:table-cell office:value-type="float" office:value="0.5456706">
            <text:p>5.46E-001</text:p>
          </table:table-cell>
          <table:table-cell table:number-columns-repeated="4"/>
        </table:table-row>
        <table:table-row table:style-name="ro2">
          <table:table-cell office:value-type="float" office:value="3.64424748">
            <text:p>3.64424748</text:p>
          </table:table-cell>
          <table:table-cell office:value-type="float" office:value="1.95424698">
            <text:p>1.95424698</text:p>
          </table:table-cell>
          <table:table-cell office:value-type="float" office:value="0.5497547">
            <text:p>5.50E-001</text:p>
          </table:table-cell>
          <table:table-cell table:number-columns-repeated="4"/>
        </table:table-row>
        <table:table-row table:style-name="ro2">
          <table:table-cell office:value-type="float" office:value="3.64738907">
            <text:p>3.64738907</text:p>
          </table:table-cell>
          <table:table-cell office:value-type="float" office:value="1.95212275">
            <text:p>1.95212275</text:p>
          </table:table-cell>
          <table:table-cell office:value-type="float" office:value="0.5538528">
            <text:p>5.54E-001</text:p>
          </table:table-cell>
          <table:table-cell table:number-columns-repeated="4"/>
        </table:table-row>
        <table:table-row table:style-name="ro2">
          <table:table-cell office:value-type="float" office:value="3.65053066">
            <text:p>3.65053066</text:p>
          </table:table-cell>
          <table:table-cell office:value-type="float" office:value="1.9500017">
            <text:p>1.9500017</text:p>
          </table:table-cell>
          <table:table-cell office:value-type="float" office:value="0.5579653">
            <text:p>5.58E-001</text:p>
          </table:table-cell>
          <table:table-cell table:number-columns-repeated="4"/>
        </table:table-row>
        <table:table-row table:style-name="ro2">
          <table:table-cell office:value-type="float" office:value="3.65367226">
            <text:p>3.65367226</text:p>
          </table:table-cell>
          <table:table-cell office:value-type="float" office:value="1.94788381">
            <text:p>1.94788381</text:p>
          </table:table-cell>
          <table:table-cell office:value-type="float" office:value="0.5620922">
            <text:p>5.62E-001</text:p>
          </table:table-cell>
          <table:table-cell table:number-columns-repeated="4"/>
        </table:table-row>
        <table:table-row table:style-name="ro2">
          <table:table-cell office:value-type="float" office:value="3.65681385">
            <text:p>3.65681385</text:p>
          </table:table-cell>
          <table:table-cell office:value-type="float" office:value="1.94576909">
            <text:p>1.94576909</text:p>
          </table:table-cell>
          <table:table-cell office:value-type="float" office:value="0.5662337">
            <text:p>5.66E-001</text:p>
          </table:table-cell>
          <table:table-cell table:number-columns-repeated="4"/>
        </table:table-row>
        <table:table-row table:style-name="ro2">
          <table:table-cell office:value-type="float" office:value="3.65995544">
            <text:p>3.65995544</text:p>
          </table:table-cell>
          <table:table-cell office:value-type="float" office:value="1.94365751">
            <text:p>1.94365751</text:p>
          </table:table-cell>
          <table:table-cell office:value-type="float" office:value="0.5703899">
            <text:p>5.70E-001</text:p>
          </table:table-cell>
          <table:table-cell table:number-columns-repeated="4"/>
        </table:table-row>
        <table:table-row table:style-name="ro2">
          <table:table-cell office:value-type="float" office:value="3.66309703">
            <text:p>3.66309703</text:p>
          </table:table-cell>
          <table:table-cell office:value-type="float" office:value="1.94154908">
            <text:p>1.94154908</text:p>
          </table:table-cell>
          <table:table-cell office:value-type="float" office:value="0.5745611">
            <text:p>5.75E-001</text:p>
          </table:table-cell>
          <table:table-cell table:number-columns-repeated="4"/>
        </table:table-row>
        <table:table-row table:style-name="ro2">
          <table:table-cell office:value-type="float" office:value="3.66623863">
            <text:p>3.66623863</text:p>
          </table:table-cell>
          <table:table-cell office:value-type="float" office:value="1.93944379">
            <text:p>1.93944379</text:p>
          </table:table-cell>
          <table:table-cell office:value-type="float" office:value="0.5787474">
            <text:p>5.79E-001</text:p>
          </table:table-cell>
          <table:table-cell table:number-columns-repeated="4"/>
        </table:table-row>
        <table:table-row table:style-name="ro2">
          <table:table-cell office:value-type="float" office:value="3.66938022">
            <text:p>3.66938022</text:p>
          </table:table-cell>
          <table:table-cell office:value-type="float" office:value="1.93734162">
            <text:p>1.93734162</text:p>
          </table:table-cell>
          <table:table-cell office:value-type="float" office:value="0.5829489">
            <text:p>5.83E-001</text:p>
          </table:table-cell>
          <table:table-cell table:number-columns-repeated="4"/>
        </table:table-row>
        <table:table-row table:style-name="ro2">
          <table:table-cell office:value-type="float" office:value="3.67252181">
            <text:p>3.67252181</text:p>
          </table:table-cell>
          <table:table-cell office:value-type="float" office:value="1.93524256">
            <text:p>1.93524256</text:p>
          </table:table-cell>
          <table:table-cell office:value-type="float" office:value="0.5871658">
            <text:p>5.87E-001</text:p>
          </table:table-cell>
          <table:table-cell table:number-columns-repeated="4"/>
        </table:table-row>
        <table:table-row table:style-name="ro2">
          <table:table-cell office:value-type="float" office:value="3.6756634">
            <text:p>3.6756634</text:p>
          </table:table-cell>
          <table:table-cell office:value-type="float" office:value="1.93314662">
            <text:p>1.93314662</text:p>
          </table:table-cell>
          <table:table-cell office:value-type="float" office:value="0.5913984">
            <text:p>5.91E-001</text:p>
          </table:table-cell>
          <table:table-cell table:number-columns-repeated="4"/>
        </table:table-row>
        <table:table-row table:style-name="ro2">
          <table:table-cell office:value-type="float" office:value="3.678805">
            <text:p>3.678805</text:p>
          </table:table-cell>
          <table:table-cell office:value-type="float" office:value="1.93105378">
            <text:p>1.93105378</text:p>
          </table:table-cell>
          <table:table-cell office:value-type="float" office:value="0.5956466">
            <text:p>5.96E-001</text:p>
          </table:table-cell>
          <table:table-cell table:number-columns-repeated="4"/>
        </table:table-row>
        <table:table-row table:style-name="ro2">
          <table:table-cell office:value-type="float" office:value="3.68194659">
            <text:p>3.68194659</text:p>
          </table:table-cell>
          <table:table-cell office:value-type="float" office:value="1.92896403">
            <text:p>1.92896403</text:p>
          </table:table-cell>
          <table:table-cell office:value-type="float" office:value="0.5999108">
            <text:p>6.00E-001</text:p>
          </table:table-cell>
          <table:table-cell table:number-columns-repeated="4"/>
        </table:table-row>
        <table:table-row table:style-name="ro2">
          <table:table-cell office:value-type="float" office:value="3.68508818">
            <text:p>3.68508818</text:p>
          </table:table-cell>
          <table:table-cell office:value-type="float" office:value="1.92687736">
            <text:p>1.92687736</text:p>
          </table:table-cell>
          <table:table-cell office:value-type="float" office:value="0.6041911">
            <text:p>6.04E-001</text:p>
          </table:table-cell>
          <table:table-cell table:number-columns-repeated="4"/>
        </table:table-row>
        <table:table-row table:style-name="ro2">
          <table:table-cell office:value-type="float" office:value="3.68822978">
            <text:p>3.68822978</text:p>
          </table:table-cell>
          <table:table-cell office:value-type="float" office:value="1.92479377">
            <text:p>1.92479377</text:p>
          </table:table-cell>
          <table:table-cell office:value-type="float" office:value="0.6084877">
            <text:p>6.08E-001</text:p>
          </table:table-cell>
          <table:table-cell table:number-columns-repeated="4"/>
        </table:table-row>
        <table:table-row table:style-name="ro2">
          <table:table-cell office:value-type="float" office:value="3.69137137">
            <text:p>3.69137137</text:p>
          </table:table-cell>
          <table:table-cell office:value-type="float" office:value="1.92271325">
            <text:p>1.92271325</text:p>
          </table:table-cell>
          <table:table-cell office:value-type="float" office:value="0.6128008">
            <text:p>6.13E-001</text:p>
          </table:table-cell>
          <table:table-cell table:number-columns-repeated="4"/>
        </table:table-row>
        <table:table-row table:style-name="ro2">
          <table:table-cell office:value-type="float" office:value="3.69451296">
            <text:p>3.69451296</text:p>
          </table:table-cell>
          <table:table-cell office:value-type="float" office:value="1.92063579">
            <text:p>1.92063579</text:p>
          </table:table-cell>
          <table:table-cell office:value-type="float" office:value="0.6171305">
            <text:p>6.17E-001</text:p>
          </table:table-cell>
          <table:table-cell table:number-columns-repeated="4"/>
        </table:table-row>
        <table:table-row table:style-name="ro2">
          <table:table-cell office:value-type="float" office:value="3.69765455">
            <text:p>3.69765455</text:p>
          </table:table-cell>
          <table:table-cell office:value-type="float" office:value="1.91856139">
            <text:p>1.91856139</text:p>
          </table:table-cell>
          <table:table-cell office:value-type="float" office:value="0.621477">
            <text:p>6.21E-001</text:p>
          </table:table-cell>
          <table:table-cell table:number-columns-repeated="4"/>
        </table:table-row>
        <table:table-row table:style-name="ro2">
          <table:table-cell office:value-type="float" office:value="3.70079615">
            <text:p>3.70079615</text:p>
          </table:table-cell>
          <table:table-cell office:value-type="float" office:value="1.91649002">
            <text:p>1.91649002</text:p>
          </table:table-cell>
          <table:table-cell office:value-type="float" office:value="0.6258405">
            <text:p>6.26E-001</text:p>
          </table:table-cell>
          <table:table-cell table:number-columns-repeated="4"/>
        </table:table-row>
        <table:table-row table:style-name="ro2">
          <table:table-cell office:value-type="float" office:value="3.70393774">
            <text:p>3.70393774</text:p>
          </table:table-cell>
          <table:table-cell office:value-type="float" office:value="1.91442169">
            <text:p>1.91442169</text:p>
          </table:table-cell>
          <table:table-cell office:value-type="float" office:value="0.6302212">
            <text:p>6.30E-001</text:p>
          </table:table-cell>
          <table:table-cell table:number-columns-repeated="4"/>
        </table:table-row>
        <table:table-row table:style-name="ro2">
          <table:table-cell office:value-type="float" office:value="3.70707933">
            <text:p>3.70707933</text:p>
          </table:table-cell>
          <table:table-cell office:value-type="float" office:value="1.91235639">
            <text:p>1.91235639</text:p>
          </table:table-cell>
          <table:table-cell office:value-type="float" office:value="0.6346193">
            <text:p>6.35E-001</text:p>
          </table:table-cell>
          <table:table-cell table:number-columns-repeated="4"/>
        </table:table-row>
        <table:table-row table:style-name="ro2">
          <table:table-cell office:value-type="float" office:value="3.71022092">
            <text:p>3.71022092</text:p>
          </table:table-cell>
          <table:table-cell office:value-type="float" office:value="1.91029411">
            <text:p>1.91029411</text:p>
          </table:table-cell>
          <table:table-cell office:value-type="float" office:value="0.639035">
            <text:p>6.39E-001</text:p>
          </table:table-cell>
          <table:table-cell table:number-columns-repeated="4"/>
        </table:table-row>
        <table:table-row table:style-name="ro2">
          <table:table-cell office:value-type="float" office:value="3.71336252">
            <text:p>3.71336252</text:p>
          </table:table-cell>
          <table:table-cell office:value-type="float" office:value="1.90823484">
            <text:p>1.90823484</text:p>
          </table:table-cell>
          <table:table-cell office:value-type="float" office:value="0.6434684">
            <text:p>6.43E-001</text:p>
          </table:table-cell>
          <table:table-cell table:number-columns-repeated="4"/>
        </table:table-row>
        <table:table-row table:style-name="ro2">
          <table:table-cell office:value-type="float" office:value="3.71650411">
            <text:p>3.71650411</text:p>
          </table:table-cell>
          <table:table-cell office:value-type="float" office:value="1.90617858">
            <text:p>1.90617858</text:p>
          </table:table-cell>
          <table:table-cell office:value-type="float" office:value="0.6479198">
            <text:p>6.48E-001</text:p>
          </table:table-cell>
          <table:table-cell table:number-columns-repeated="4"/>
        </table:table-row>
        <table:table-row table:style-name="ro2">
          <table:table-cell office:value-type="float" office:value="3.7196457">
            <text:p>3.7196457</text:p>
          </table:table-cell>
          <table:table-cell office:value-type="float" office:value="1.90412531">
            <text:p>1.90412531</text:p>
          </table:table-cell>
          <table:table-cell office:value-type="float" office:value="0.6523893">
            <text:p>6.52E-001</text:p>
          </table:table-cell>
          <table:table-cell table:number-columns-repeated="4"/>
        </table:table-row>
        <table:table-row table:style-name="ro2">
          <table:table-cell office:value-type="float" office:value="3.72278729">
            <text:p>3.72278729</text:p>
          </table:table-cell>
          <table:table-cell office:value-type="float" office:value="1.90207503">
            <text:p>1.90207503</text:p>
          </table:table-cell>
          <table:table-cell office:value-type="float" office:value="0.6568772">
            <text:p>6.57E-001</text:p>
          </table:table-cell>
          <table:table-cell table:number-columns-repeated="4"/>
        </table:table-row>
        <table:table-row table:style-name="ro2">
          <table:table-cell office:value-type="float" office:value="3.72592889">
            <text:p>3.72592889</text:p>
          </table:table-cell>
          <table:table-cell office:value-type="float" office:value="1.90002773">
            <text:p>1.90002773</text:p>
          </table:table-cell>
          <table:table-cell office:value-type="float" office:value="0.6613837">
            <text:p>6.61E-001</text:p>
          </table:table-cell>
          <table:table-cell table:number-columns-repeated="4"/>
        </table:table-row>
        <table:table-row table:style-name="ro2">
          <table:table-cell office:value-type="float" office:value="3.72907048">
            <text:p>3.72907048</text:p>
          </table:table-cell>
          <table:table-cell office:value-type="float" office:value="1.8979834">
            <text:p>1.8979834</text:p>
          </table:table-cell>
          <table:table-cell office:value-type="float" office:value="0.6659089">
            <text:p>6.66E-001</text:p>
          </table:table-cell>
          <table:table-cell table:number-columns-repeated="4"/>
        </table:table-row>
        <table:table-row table:style-name="ro2">
          <table:table-cell office:value-type="float" office:value="3.73221207">
            <text:p>3.73221207</text:p>
          </table:table-cell>
          <table:table-cell office:value-type="float" office:value="1.89594203">
            <text:p>1.89594203</text:p>
          </table:table-cell>
          <table:table-cell office:value-type="float" office:value="0.6704531">
            <text:p>6.70E-001</text:p>
          </table:table-cell>
          <table:table-cell table:number-columns-repeated="4"/>
        </table:table-row>
        <table:table-row table:style-name="ro2">
          <table:table-cell office:value-type="float" office:value="3.73535367">
            <text:p>3.73535367</text:p>
          </table:table-cell>
          <table:table-cell office:value-type="float" office:value="1.89390362">
            <text:p>1.89390362</text:p>
          </table:table-cell>
          <table:table-cell office:value-type="float" office:value="0.6750165">
            <text:p>6.75E-001</text:p>
          </table:table-cell>
          <table:table-cell table:number-columns-repeated="4"/>
        </table:table-row>
        <table:table-row table:style-name="ro2">
          <table:table-cell office:value-type="float" office:value="3.73849526">
            <text:p>3.73849526</text:p>
          </table:table-cell>
          <table:table-cell office:value-type="float" office:value="1.89186816">
            <text:p>1.89186816</text:p>
          </table:table-cell>
          <table:table-cell office:value-type="float" office:value="0.6795993">
            <text:p>6.80E-001</text:p>
          </table:table-cell>
          <table:table-cell table:number-columns-repeated="4"/>
        </table:table-row>
        <table:table-row table:style-name="ro2">
          <table:table-cell office:value-type="float" office:value="3.74163685">
            <text:p>3.74163685</text:p>
          </table:table-cell>
          <table:table-cell office:value-type="float" office:value="1.88983564">
            <text:p>1.88983564</text:p>
          </table:table-cell>
          <table:table-cell office:value-type="float" office:value="0.6842017">
            <text:p>6.84E-001</text:p>
          </table:table-cell>
          <table:table-cell table:number-columns-repeated="4"/>
        </table:table-row>
        <table:table-row table:style-name="ro2">
          <table:table-cell office:value-type="float" office:value="3.74477844">
            <text:p>3.74477844</text:p>
          </table:table-cell>
          <table:table-cell office:value-type="float" office:value="1.88780606">
            <text:p>1.88780606</text:p>
          </table:table-cell>
          <table:table-cell office:value-type="float" office:value="0.6888239">
            <text:p>6.89E-001</text:p>
          </table:table-cell>
          <table:table-cell table:number-columns-repeated="4"/>
        </table:table-row>
        <table:table-row table:style-name="ro2">
          <table:table-cell office:value-type="float" office:value="3.74792004">
            <text:p>3.74792004</text:p>
          </table:table-cell>
          <table:table-cell office:value-type="float" office:value="1.8857794">
            <text:p>1.8857794</text:p>
          </table:table-cell>
          <table:table-cell office:value-type="float" office:value="0.6934662">
            <text:p>6.93E-001</text:p>
          </table:table-cell>
          <table:table-cell table:number-columns-repeated="4"/>
        </table:table-row>
        <table:table-row table:style-name="ro2">
          <table:table-cell office:value-type="float" office:value="3.75106163">
            <text:p>3.75106163</text:p>
          </table:table-cell>
          <table:table-cell office:value-type="float" office:value="1.88375565">
            <text:p>1.88375565</text:p>
          </table:table-cell>
          <table:table-cell office:value-type="float" office:value="0.6981287">
            <text:p>6.98E-001</text:p>
          </table:table-cell>
          <table:table-cell table:number-columns-repeated="4"/>
        </table:table-row>
        <table:table-row table:style-name="ro2">
          <table:table-cell office:value-type="float" office:value="3.75420322">
            <text:p>3.75420322</text:p>
          </table:table-cell>
          <table:table-cell office:value-type="float" office:value="1.88173482">
            <text:p>1.88173482</text:p>
          </table:table-cell>
          <table:table-cell office:value-type="float" office:value="0.7028118">
            <text:p>7.03E-001</text:p>
          </table:table-cell>
          <table:table-cell table:number-columns-repeated="4"/>
        </table:table-row>
        <table:table-row table:style-name="ro2">
          <table:table-cell office:value-type="float" office:value="3.75734481">
            <text:p>3.75734481</text:p>
          </table:table-cell>
          <table:table-cell office:value-type="float" office:value="1.87971689">
            <text:p>1.87971689</text:p>
          </table:table-cell>
          <table:table-cell office:value-type="float" office:value="0.7075155">
            <text:p>7.08E-001</text:p>
          </table:table-cell>
          <table:table-cell table:number-columns-repeated="4"/>
        </table:table-row>
        <table:table-row table:style-name="ro2">
          <table:table-cell office:value-type="float" office:value="3.76048641">
            <text:p>3.76048641</text:p>
          </table:table-cell>
          <table:table-cell office:value-type="float" office:value="1.87770185">
            <text:p>1.87770185</text:p>
          </table:table-cell>
          <table:table-cell office:value-type="float" office:value="0.7122403">
            <text:p>7.12E-001</text:p>
          </table:table-cell>
          <table:table-cell table:number-columns-repeated="4"/>
        </table:table-row>
        <table:table-row table:style-name="ro2">
          <table:table-cell office:value-type="float" office:value="3.763628">
            <text:p>3.763628</text:p>
          </table:table-cell>
          <table:table-cell office:value-type="float" office:value="1.87568971">
            <text:p>1.87568971</text:p>
          </table:table-cell>
          <table:table-cell office:value-type="float" office:value="0.7169862">
            <text:p>7.17E-001</text:p>
          </table:table-cell>
          <table:table-cell table:number-columns-repeated="4"/>
        </table:table-row>
        <table:table-row table:style-name="ro2">
          <table:table-cell office:value-type="float" office:value="3.76676959">
            <text:p>3.76676959</text:p>
          </table:table-cell>
          <table:table-cell office:value-type="float" office:value="1.87368044">
            <text:p>1.87368044</text:p>
          </table:table-cell>
          <table:table-cell office:value-type="float" office:value="0.7217535">
            <text:p>7.22E-001</text:p>
          </table:table-cell>
          <table:table-cell table:number-columns-repeated="4"/>
        </table:table-row>
        <table:table-row table:style-name="ro2">
          <table:table-cell office:value-type="float" office:value="3.76991118">
            <text:p>3.76991118</text:p>
          </table:table-cell>
          <table:table-cell office:value-type="float" office:value="1.87167404">
            <text:p>1.87167404</text:p>
          </table:table-cell>
          <table:table-cell office:value-type="float" office:value="0.7265425">
            <text:p>7.27E-001</text:p>
          </table:table-cell>
          <table:table-cell table:number-columns-repeated="4"/>
        </table:table-row>
        <table:table-row table:style-name="ro2">
          <table:table-cell office:value-type="float" office:value="3.77305278">
            <text:p>3.77305278</text:p>
          </table:table-cell>
          <table:table-cell office:value-type="float" office:value="1.86967051">
            <text:p>1.86967051</text:p>
          </table:table-cell>
          <table:table-cell office:value-type="float" office:value="0.7313535">
            <text:p>7.31E-001</text:p>
          </table:table-cell>
          <table:table-cell table:number-columns-repeated="4"/>
        </table:table-row>
        <table:table-row table:style-name="ro2">
          <table:table-cell office:value-type="float" office:value="3.77619437">
            <text:p>3.77619437</text:p>
          </table:table-cell>
          <table:table-cell office:value-type="float" office:value="1.86766984">
            <text:p>1.86766984</text:p>
          </table:table-cell>
          <table:table-cell office:value-type="float" office:value="0.7361865">
            <text:p>7.36E-001</text:p>
          </table:table-cell>
          <table:table-cell table:number-columns-repeated="4"/>
        </table:table-row>
        <table:table-row table:style-name="ro2">
          <table:table-cell office:value-type="float" office:value="3.77933596">
            <text:p>3.77933596</text:p>
          </table:table-cell>
          <table:table-cell office:value-type="float" office:value="1.86567201">
            <text:p>1.86567201</text:p>
          </table:table-cell>
          <table:table-cell office:value-type="float" office:value="0.741042">
            <text:p>7.41E-001</text:p>
          </table:table-cell>
          <table:table-cell table:number-columns-repeated="4"/>
        </table:table-row>
        <table:table-row table:style-name="ro2">
          <table:table-cell office:value-type="float" office:value="3.78247755">
            <text:p>3.78247755</text:p>
          </table:table-cell>
          <table:table-cell office:value-type="float" office:value="1.86367703">
            <text:p>1.86367703</text:p>
          </table:table-cell>
          <table:table-cell office:value-type="float" office:value="0.7459202">
            <text:p>7.46E-001</text:p>
          </table:table-cell>
          <table:table-cell table:number-columns-repeated="4"/>
        </table:table-row>
        <table:table-row table:style-name="ro2">
          <table:table-cell office:value-type="float" office:value="3.78561915">
            <text:p>3.78561915</text:p>
          </table:table-cell>
          <table:table-cell office:value-type="float" office:value="1.86168488">
            <text:p>1.86168488</text:p>
          </table:table-cell>
          <table:table-cell office:value-type="float" office:value="0.7508212">
            <text:p>7.51E-001</text:p>
          </table:table-cell>
          <table:table-cell table:number-columns-repeated="4"/>
        </table:table-row>
        <table:table-row table:style-name="ro2">
          <table:table-cell office:value-type="float" office:value="3.78876074">
            <text:p>3.78876074</text:p>
          </table:table-cell>
          <table:table-cell office:value-type="float" office:value="1.85969556">
            <text:p>1.85969556</text:p>
          </table:table-cell>
          <table:table-cell office:value-type="float" office:value="0.7557455">
            <text:p>7.56E-001</text:p>
          </table:table-cell>
          <table:table-cell table:number-columns-repeated="4"/>
        </table:table-row>
        <table:table-row table:style-name="ro2">
          <table:table-cell office:value-type="float" office:value="3.79190233">
            <text:p>3.79190233</text:p>
          </table:table-cell>
          <table:table-cell office:value-type="float" office:value="1.85770906">
            <text:p>1.85770906</text:p>
          </table:table-cell>
          <table:table-cell office:value-type="float" office:value="0.7606932">
            <text:p>7.61E-001</text:p>
          </table:table-cell>
          <table:table-cell table:number-columns-repeated="4"/>
        </table:table-row>
        <table:table-row table:style-name="ro2">
          <table:table-cell office:value-type="float" office:value="3.79504393">
            <text:p>3.79504393</text:p>
          </table:table-cell>
          <table:table-cell office:value-type="float" office:value="1.85572537">
            <text:p>1.85572537</text:p>
          </table:table-cell>
          <table:table-cell office:value-type="float" office:value="0.7656645">
            <text:p>7.66E-001</text:p>
          </table:table-cell>
          <table:table-cell table:number-columns-repeated="4"/>
        </table:table-row>
        <table:table-row table:style-name="ro2">
          <table:table-cell office:value-type="float" office:value="3.79818552">
            <text:p>3.79818552</text:p>
          </table:table-cell>
          <table:table-cell office:value-type="float" office:value="1.85374449">
            <text:p>1.85374449</text:p>
          </table:table-cell>
          <table:table-cell office:value-type="float" office:value="0.7706599">
            <text:p>7.71E-001</text:p>
          </table:table-cell>
          <table:table-cell table:number-columns-repeated="4"/>
        </table:table-row>
        <table:table-row table:style-name="ro2">
          <table:table-cell office:value-type="float" office:value="3.80132711">
            <text:p>3.80132711</text:p>
          </table:table-cell>
          <table:table-cell office:value-type="float" office:value="1.85176641">
            <text:p>1.85176641</text:p>
          </table:table-cell>
          <table:table-cell office:value-type="float" office:value="0.7756795">
            <text:p>7.76E-001</text:p>
          </table:table-cell>
          <table:table-cell table:number-columns-repeated="4"/>
        </table:table-row>
        <table:table-row table:style-name="ro2">
          <table:table-cell office:value-type="float" office:value="3.8044687">
            <text:p>3.8044687</text:p>
          </table:table-cell>
          <table:table-cell office:value-type="float" office:value="1.84979112">
            <text:p>1.84979112</text:p>
          </table:table-cell>
          <table:table-cell office:value-type="float" office:value="0.7807236">
            <text:p>7.81E-001</text:p>
          </table:table-cell>
          <table:table-cell table:number-columns-repeated="4"/>
        </table:table-row>
        <table:table-row table:style-name="ro2">
          <table:table-cell office:value-type="float" office:value="3.8076103">
            <text:p>3.8076103</text:p>
          </table:table-cell>
          <table:table-cell office:value-type="float" office:value="1.84781861">
            <text:p>1.84781861</text:p>
          </table:table-cell>
          <table:table-cell office:value-type="float" office:value="0.7857926">
            <text:p>7.86E-001</text:p>
          </table:table-cell>
          <table:table-cell table:number-columns-repeated="4"/>
        </table:table-row>
        <table:table-row table:style-name="ro2">
          <table:table-cell office:value-type="float" office:value="3.81075189">
            <text:p>3.81075189</text:p>
          </table:table-cell>
          <table:table-cell office:value-type="float" office:value="1.84584887">
            <text:p>1.84584887</text:p>
          </table:table-cell>
          <table:table-cell office:value-type="float" office:value="0.7908866">
            <text:p>7.91E-001</text:p>
          </table:table-cell>
          <table:table-cell table:number-columns-repeated="4"/>
        </table:table-row>
        <table:table-row table:style-name="ro2">
          <table:table-cell office:value-type="float" office:value="3.81389348">
            <text:p>3.81389348</text:p>
          </table:table-cell>
          <table:table-cell office:value-type="float" office:value="1.84388191">
            <text:p>1.84388191</text:p>
          </table:table-cell>
          <table:table-cell office:value-type="float" office:value="0.796006">
            <text:p>7.96E-001</text:p>
          </table:table-cell>
          <table:table-cell table:number-columns-repeated="4"/>
        </table:table-row>
        <table:table-row table:style-name="ro2">
          <table:table-cell office:value-type="float" office:value="3.81703507">
            <text:p>3.81703507</text:p>
          </table:table-cell>
          <table:table-cell office:value-type="float" office:value="1.84191771">
            <text:p>1.84191771</text:p>
          </table:table-cell>
          <table:table-cell office:value-type="float" office:value="0.8011511">
            <text:p>8.01E-001</text:p>
          </table:table-cell>
          <table:table-cell table:number-columns-repeated="4"/>
        </table:table-row>
        <table:table-row table:style-name="ro2">
          <table:table-cell office:value-type="float" office:value="3.82017667">
            <text:p>3.82017667</text:p>
          </table:table-cell>
          <table:table-cell office:value-type="float" office:value="1.83995626">
            <text:p>1.83995626</text:p>
          </table:table-cell>
          <table:table-cell office:value-type="float" office:value="0.8063221">
            <text:p>8.06E-001</text:p>
          </table:table-cell>
          <table:table-cell table:number-columns-repeated="4"/>
        </table:table-row>
        <table:table-row table:style-name="ro2">
          <table:table-cell office:value-type="float" office:value="3.82331826">
            <text:p>3.82331826</text:p>
          </table:table-cell>
          <table:table-cell office:value-type="float" office:value="1.83799756">
            <text:p>1.83799756</text:p>
          </table:table-cell>
          <table:table-cell office:value-type="float" office:value="0.8115194">
            <text:p>8.12E-001</text:p>
          </table:table-cell>
          <table:table-cell table:number-columns-repeated="4"/>
        </table:table-row>
        <table:table-row table:style-name="ro2">
          <table:table-cell office:value-type="float" office:value="3.82645985">
            <text:p>3.82645985</text:p>
          </table:table-cell>
          <table:table-cell office:value-type="float" office:value="1.8360416">
            <text:p>1.8360416</text:p>
          </table:table-cell>
          <table:table-cell office:value-type="float" office:value="0.8167433">
            <text:p>8.17E-001</text:p>
          </table:table-cell>
          <table:table-cell table:number-columns-repeated="4"/>
        </table:table-row>
        <table:table-row table:style-name="ro2">
          <table:table-cell office:value-type="float" office:value="3.82960144">
            <text:p>3.82960144</text:p>
          </table:table-cell>
          <table:table-cell office:value-type="float" office:value="1.83408838">
            <text:p>1.83408838</text:p>
          </table:table-cell>
          <table:table-cell office:value-type="float" office:value="0.821994">
            <text:p>8.22E-001</text:p>
          </table:table-cell>
          <table:table-cell table:number-columns-repeated="4"/>
        </table:table-row>
        <table:table-row table:style-name="ro2">
          <table:table-cell office:value-type="float" office:value="3.83274304">
            <text:p>3.83274304</text:p>
          </table:table-cell>
          <table:table-cell office:value-type="float" office:value="1.83213788">
            <text:p>1.83213788</text:p>
          </table:table-cell>
          <table:table-cell office:value-type="float" office:value="0.8272719">
            <text:p>8.27E-001</text:p>
          </table:table-cell>
          <table:table-cell table:number-columns-repeated="4"/>
        </table:table-row>
        <table:table-row table:style-name="ro2">
          <table:table-cell office:value-type="float" office:value="3.83588463">
            <text:p>3.83588463</text:p>
          </table:table-cell>
          <table:table-cell office:value-type="float" office:value="1.8301901">
            <text:p>1.8301901</text:p>
          </table:table-cell>
          <table:table-cell office:value-type="float" office:value="0.8325774">
            <text:p>8.33E-001</text:p>
          </table:table-cell>
          <table:table-cell table:number-columns-repeated="4"/>
        </table:table-row>
        <table:table-row table:style-name="ro2">
          <table:table-cell office:value-type="float" office:value="3.83902622">
            <text:p>3.83902622</text:p>
          </table:table-cell>
          <table:table-cell office:value-type="float" office:value="1.82824503">
            <text:p>1.82824503</text:p>
          </table:table-cell>
          <table:table-cell office:value-type="float" office:value="0.8379106">
            <text:p>8.38E-001</text:p>
          </table:table-cell>
          <table:table-cell table:number-columns-repeated="4"/>
        </table:table-row>
        <table:table-row table:style-name="ro2">
          <table:table-cell office:value-type="float" office:value="3.84216782">
            <text:p>3.84216782</text:p>
          </table:table-cell>
          <table:table-cell office:value-type="float" office:value="1.82630267">
            <text:p>1.82630267</text:p>
          </table:table-cell>
          <table:table-cell office:value-type="float" office:value="0.8432721">
            <text:p>8.43E-001</text:p>
          </table:table-cell>
          <table:table-cell table:number-columns-repeated="4"/>
        </table:table-row>
        <table:table-row table:style-name="ro2">
          <table:table-cell office:value-type="float" office:value="3.84530941">
            <text:p>3.84530941</text:p>
          </table:table-cell>
          <table:table-cell office:value-type="float" office:value="1.82436301">
            <text:p>1.82436301</text:p>
          </table:table-cell>
          <table:table-cell office:value-type="float" office:value="0.848662">
            <text:p>8.49E-001</text:p>
          </table:table-cell>
          <table:table-cell table:number-columns-repeated="4"/>
        </table:table-row>
        <table:table-row table:style-name="ro2">
          <table:table-cell office:value-type="float" office:value="3.848451">
            <text:p>3.848451</text:p>
          </table:table-cell>
          <table:table-cell office:value-type="float" office:value="1.82242604">
            <text:p>1.82242604</text:p>
          </table:table-cell>
          <table:table-cell office:value-type="float" office:value="0.8540807">
            <text:p>8.54E-001</text:p>
          </table:table-cell>
          <table:table-cell table:number-columns-repeated="4"/>
        </table:table-row>
        <table:table-row table:style-name="ro2">
          <table:table-cell office:value-type="float" office:value="3.85159259">
            <text:p>3.85159259</text:p>
          </table:table-cell>
          <table:table-cell office:value-type="float" office:value="1.82049175">
            <text:p>1.82049175</text:p>
          </table:table-cell>
          <table:table-cell office:value-type="float" office:value="0.8595286">
            <text:p>8.60E-001</text:p>
          </table:table-cell>
          <table:table-cell table:number-columns-repeated="4"/>
        </table:table-row>
        <table:table-row table:style-name="ro2">
          <table:table-cell office:value-type="float" office:value="3.85473419">
            <text:p>3.85473419</text:p>
          </table:table-cell>
          <table:table-cell office:value-type="float" office:value="1.81856014">
            <text:p>1.81856014</text:p>
          </table:table-cell>
          <table:table-cell office:value-type="float" office:value="0.8650059">
            <text:p>8.65E-001</text:p>
          </table:table-cell>
          <table:table-cell table:number-columns-repeated="4"/>
        </table:table-row>
        <table:table-row table:style-name="ro2">
          <table:table-cell office:value-type="float" office:value="3.85787578">
            <text:p>3.85787578</text:p>
          </table:table-cell>
          <table:table-cell office:value-type="float" office:value="1.8166312">
            <text:p>1.8166312</text:p>
          </table:table-cell>
          <table:table-cell office:value-type="float" office:value="0.8705132">
            <text:p>8.71E-001</text:p>
          </table:table-cell>
          <table:table-cell table:number-columns-repeated="4"/>
        </table:table-row>
        <table:table-row table:style-name="ro2">
          <table:table-cell office:value-type="float" office:value="3.86101737">
            <text:p>3.86101737</text:p>
          </table:table-cell>
          <table:table-cell office:value-type="float" office:value="1.81470492">
            <text:p>1.81470492</text:p>
          </table:table-cell>
          <table:table-cell office:value-type="float" office:value="0.8760506">
            <text:p>8.76E-001</text:p>
          </table:table-cell>
          <table:table-cell table:number-columns-repeated="4"/>
        </table:table-row>
        <table:table-row table:style-name="ro2">
          <table:table-cell office:value-type="float" office:value="3.86415896">
            <text:p>3.86415896</text:p>
          </table:table-cell>
          <table:table-cell office:value-type="float" office:value="1.8127813">
            <text:p>1.8127813</text:p>
          </table:table-cell>
          <table:table-cell office:value-type="float" office:value="0.8816186">
            <text:p>8.82E-001</text:p>
          </table:table-cell>
          <table:table-cell table:number-columns-repeated="4"/>
        </table:table-row>
        <table:table-row table:style-name="ro2">
          <table:table-cell office:value-type="float" office:value="3.86730056">
            <text:p>3.86730056</text:p>
          </table:table-cell>
          <table:table-cell office:value-type="float" office:value="1.81086033">
            <text:p>1.81086033</text:p>
          </table:table-cell>
          <table:table-cell office:value-type="float" office:value="0.8872175">
            <text:p>8.87E-001</text:p>
          </table:table-cell>
          <table:table-cell table:number-columns-repeated="4"/>
        </table:table-row>
        <table:table-row table:style-name="ro2">
          <table:table-cell office:value-type="float" office:value="3.87044215">
            <text:p>3.87044215</text:p>
          </table:table-cell>
          <table:table-cell office:value-type="float" office:value="1.80894201">
            <text:p>1.80894201</text:p>
          </table:table-cell>
          <table:table-cell office:value-type="float" office:value="0.8928477">
            <text:p>8.93E-001</text:p>
          </table:table-cell>
          <table:table-cell table:number-columns-repeated="4"/>
        </table:table-row>
        <table:table-row table:style-name="ro2">
          <table:table-cell office:value-type="float" office:value="3.87358374">
            <text:p>3.87358374</text:p>
          </table:table-cell>
          <table:table-cell office:value-type="float" office:value="1.80702632">
            <text:p>1.80702632</text:p>
          </table:table-cell>
          <table:table-cell office:value-type="float" office:value="0.8985096">
            <text:p>8.99E-001</text:p>
          </table:table-cell>
          <table:table-cell table:number-columns-repeated="4"/>
        </table:table-row>
        <table:table-row table:style-name="ro2">
          <table:table-cell office:value-type="float" office:value="3.87672533">
            <text:p>3.87672533</text:p>
          </table:table-cell>
          <table:table-cell office:value-type="float" office:value="1.80511326">
            <text:p>1.80511326</text:p>
          </table:table-cell>
          <table:table-cell office:value-type="float" office:value="0.9042036">
            <text:p>9.04E-001</text:p>
          </table:table-cell>
          <table:table-cell table:number-columns-repeated="4"/>
        </table:table-row>
        <table:table-row table:style-name="ro2">
          <table:table-cell office:value-type="float" office:value="3.87986693">
            <text:p>3.87986693</text:p>
          </table:table-cell>
          <table:table-cell office:value-type="float" office:value="1.80320283">
            <text:p>1.80320283</text:p>
          </table:table-cell>
          <table:table-cell office:value-type="float" office:value="0.90993">
            <text:p>9.10E-001</text:p>
          </table:table-cell>
          <table:table-cell table:number-columns-repeated="4"/>
        </table:table-row>
        <table:table-row table:style-name="ro2">
          <table:table-cell office:value-type="float" office:value="3.88300852">
            <text:p>3.88300852</text:p>
          </table:table-cell>
          <table:table-cell office:value-type="float" office:value="1.80129501">
            <text:p>1.80129501</text:p>
          </table:table-cell>
          <table:table-cell office:value-type="float" office:value="0.9156892">
            <text:p>9.16E-001</text:p>
          </table:table-cell>
          <table:table-cell table:number-columns-repeated="4"/>
        </table:table-row>
        <table:table-row table:style-name="ro2">
          <table:table-cell office:value-type="float" office:value="3.88615011">
            <text:p>3.88615011</text:p>
          </table:table-cell>
          <table:table-cell office:value-type="float" office:value="1.7993898">
            <text:p>1.7993898</text:p>
          </table:table-cell>
          <table:table-cell office:value-type="float" office:value="0.9214817">
            <text:p>9.21E-001</text:p>
          </table:table-cell>
          <table:table-cell table:number-columns-repeated="4"/>
        </table:table-row>
        <table:table-row table:style-name="ro2">
          <table:table-cell office:value-type="float" office:value="3.88929171">
            <text:p>3.88929171</text:p>
          </table:table-cell>
          <table:table-cell office:value-type="float" office:value="1.79748719">
            <text:p>1.79748719</text:p>
          </table:table-cell>
          <table:table-cell office:value-type="float" office:value="0.9273078">
            <text:p>9.27E-001</text:p>
          </table:table-cell>
          <table:table-cell table:number-columns-repeated="4"/>
        </table:table-row>
        <table:table-row table:style-name="ro2">
          <table:table-cell office:value-type="float" office:value="3.8924333">
            <text:p>3.8924333</text:p>
          </table:table-cell>
          <table:table-cell office:value-type="float" office:value="1.79558718">
            <text:p>1.79558718</text:p>
          </table:table-cell>
          <table:table-cell office:value-type="float" office:value="0.9331679">
            <text:p>9.33E-001</text:p>
          </table:table-cell>
          <table:table-cell table:number-columns-repeated="4"/>
        </table:table-row>
        <table:table-row table:style-name="ro2">
          <table:table-cell office:value-type="float" office:value="3.89557489">
            <text:p>3.89557489</text:p>
          </table:table-cell>
          <table:table-cell office:value-type="float" office:value="1.79368976">
            <text:p>1.79368976</text:p>
          </table:table-cell>
          <table:table-cell office:value-type="float" office:value="0.9390625">
            <text:p>9.39E-001</text:p>
          </table:table-cell>
          <table:table-cell table:number-columns-repeated="4"/>
        </table:table-row>
        <table:table-row table:style-name="ro2">
          <table:table-cell office:value-type="float" office:value="3.89871648">
            <text:p>3.89871648</text:p>
          </table:table-cell>
          <table:table-cell office:value-type="float" office:value="1.79179492">
            <text:p>1.79179492</text:p>
          </table:table-cell>
          <table:table-cell office:value-type="float" office:value="0.944992">
            <text:p>9.45E-001</text:p>
          </table:table-cell>
          <table:table-cell table:number-columns-repeated="4"/>
        </table:table-row>
        <table:table-row table:style-name="ro2">
          <table:table-cell office:value-type="float" office:value="3.90185808">
            <text:p>3.90185808</text:p>
          </table:table-cell>
          <table:table-cell office:value-type="float" office:value="1.78990266">
            <text:p>1.78990266</text:p>
          </table:table-cell>
          <table:table-cell office:value-type="float" office:value="0.9509568">
            <text:p>9.51E-001</text:p>
          </table:table-cell>
          <table:table-cell table:number-columns-repeated="4"/>
        </table:table-row>
        <table:table-row table:style-name="ro2">
          <table:table-cell office:value-type="float" office:value="3.90499967">
            <text:p>3.90499967</text:p>
          </table:table-cell>
          <table:table-cell office:value-type="float" office:value="1.78801296">
            <text:p>1.78801296</text:p>
          </table:table-cell>
          <table:table-cell office:value-type="float" office:value="0.9569573">
            <text:p>9.57E-001</text:p>
          </table:table-cell>
          <table:table-cell table:number-columns-repeated="4"/>
        </table:table-row>
        <table:table-row table:style-name="ro2">
          <table:table-cell office:value-type="float" office:value="3.90814126">
            <text:p>3.90814126</text:p>
          </table:table-cell>
          <table:table-cell office:value-type="float" office:value="1.78612583">
            <text:p>1.78612583</text:p>
          </table:table-cell>
          <table:table-cell office:value-type="float" office:value="0.9629941">
            <text:p>9.63E-001</text:p>
          </table:table-cell>
          <table:table-cell table:number-columns-repeated="4"/>
        </table:table-row>
        <table:table-row table:style-name="ro2">
          <table:table-cell office:value-type="float" office:value="3.91128285">
            <text:p>3.91128285</text:p>
          </table:table-cell>
          <table:table-cell office:value-type="float" office:value="1.78424126">
            <text:p>1.78424126</text:p>
          </table:table-cell>
          <table:table-cell office:value-type="float" office:value="0.9690674">
            <text:p>9.69E-001</text:p>
          </table:table-cell>
          <table:table-cell table:number-columns-repeated="4"/>
        </table:table-row>
        <table:table-row table:style-name="ro2">
          <table:table-cell office:value-type="float" office:value="3.91442445">
            <text:p>3.91442445</text:p>
          </table:table-cell>
          <table:table-cell office:value-type="float" office:value="1.78235924">
            <text:p>1.78235924</text:p>
          </table:table-cell>
          <table:table-cell office:value-type="float" office:value="0.9751779">
            <text:p>9.75E-001</text:p>
          </table:table-cell>
          <table:table-cell table:number-columns-repeated="4"/>
        </table:table-row>
        <table:table-row table:style-name="ro2">
          <table:table-cell office:value-type="float" office:value="3.91756604">
            <text:p>3.91756604</text:p>
          </table:table-cell>
          <table:table-cell office:value-type="float" office:value="1.78047976">
            <text:p>1.78047976</text:p>
          </table:table-cell>
          <table:table-cell office:value-type="float" office:value="0.9813259">
            <text:p>9.81E-001</text:p>
          </table:table-cell>
          <table:table-cell table:number-columns-repeated="4"/>
        </table:table-row>
        <table:table-row table:style-name="ro2">
          <table:table-cell office:value-type="float" office:value="3.92070763">
            <text:p>3.92070763</text:p>
          </table:table-cell>
          <table:table-cell office:value-type="float" office:value="1.77860282">
            <text:p>1.77860282</text:p>
          </table:table-cell>
          <table:table-cell office:value-type="float" office:value="0.9875119">
            <text:p>9.88E-001</text:p>
          </table:table-cell>
          <table:table-cell table:number-columns-repeated="4"/>
        </table:table-row>
        <table:table-row table:style-name="ro2">
          <table:table-cell office:value-type="float" office:value="3.92384922">
            <text:p>3.92384922</text:p>
          </table:table-cell>
          <table:table-cell office:value-type="float" office:value="1.77672841">
            <text:p>1.77672841</text:p>
          </table:table-cell>
          <table:table-cell office:value-type="float" office:value="0.9937365">
            <text:p>9.94E-001</text:p>
          </table:table-cell>
          <table:table-cell table:number-columns-repeated="4"/>
        </table:table-row>
        <table:table-row table:style-name="ro2">
          <table:table-cell office:value-type="float" office:value="3.92699082">
            <text:p>3.92699082</text:p>
          </table:table-cell>
          <table:table-cell office:value-type="float" office:value="1.77485652">
            <text:p>1.77485652</text:p>
          </table:table-cell>
          <table:table-cell office:value-type="float" office:value="1">
            <text:p>1.00E+000</text:p>
          </table:table-cell>
          <table:table-cell table:number-columns-repeated="4"/>
        </table:table-row>
        <table:table-row table:style-name="ro2">
          <table:table-cell office:value-type="float" office:value="3.93013241">
            <text:p>3.93013241</text:p>
          </table:table-cell>
          <table:table-cell office:value-type="float" office:value="1.77298716">
            <text:p>1.77298716</text:p>
          </table:table-cell>
          <table:table-cell office:value-type="float" office:value="1.006303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3.933274">
            <text:p>3.933274</text:p>
          </table:table-cell>
          <table:table-cell office:value-type="float" office:value="1.7711203">
            <text:p>1.7711203</text:p>
          </table:table-cell>
          <table:table-cell office:value-type="float" office:value="1.012646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3.93641559">
            <text:p>3.93641559</text:p>
          </table:table-cell>
          <table:table-cell office:value-type="float" office:value="1.76925595">
            <text:p>1.76925595</text:p>
          </table:table-cell>
          <table:table-cell office:value-type="float" office:value="1.019029">
            <text:p>1.02E+000</text:p>
          </table:table-cell>
          <table:table-cell table:number-columns-repeated="4"/>
        </table:table-row>
        <table:table-row table:style-name="ro2">
          <table:table-cell office:value-type="float" office:value="3.93955719">
            <text:p>3.93955719</text:p>
          </table:table-cell>
          <table:table-cell office:value-type="float" office:value="1.7673941">
            <text:p>1.7673941</text:p>
          </table:table-cell>
          <table:table-cell office:value-type="float" office:value="1.025454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3.94269878">
            <text:p>3.94269878</text:p>
          </table:table-cell>
          <table:table-cell office:value-type="float" office:value="1.76553474">
            <text:p>1.76553474</text:p>
          </table:table-cell>
          <table:table-cell office:value-type="float" office:value="1.03192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3.94584037">
            <text:p>3.94584037</text:p>
          </table:table-cell>
          <table:table-cell office:value-type="float" office:value="1.76367786">
            <text:p>1.76367786</text:p>
          </table:table-cell>
          <table:table-cell office:value-type="float" office:value="1.038428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3.94898197">
            <text:p>3.94898197</text:p>
          </table:table-cell>
          <table:table-cell office:value-type="float" office:value="1.76182347">
            <text:p>1.76182347</text:p>
          </table:table-cell>
          <table:table-cell office:value-type="float" office:value="1.044979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3.95212356">
            <text:p>3.95212356</text:p>
          </table:table-cell>
          <table:table-cell office:value-type="float" office:value="1.75997155">
            <text:p>1.75997155</text:p>
          </table:table-cell>
          <table:table-cell office:value-type="float" office:value="1.051572">
            <text:p>1.05E+000</text:p>
          </table:table-cell>
          <table:table-cell table:number-columns-repeated="4"/>
        </table:table-row>
        <table:table-row table:style-name="ro2">
          <table:table-cell office:value-type="float" office:value="3.95526515">
            <text:p>3.95526515</text:p>
          </table:table-cell>
          <table:table-cell office:value-type="float" office:value="1.7581221">
            <text:p>1.7581221</text:p>
          </table:table-cell>
          <table:table-cell office:value-type="float" office:value="1.05821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3.95840674">
            <text:p>3.95840674</text:p>
          </table:table-cell>
          <table:table-cell office:value-type="float" office:value="1.7562751">
            <text:p>1.7562751</text:p>
          </table:table-cell>
          <table:table-cell office:value-type="float" office:value="1.064892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3.96154834">
            <text:p>3.96154834</text:p>
          </table:table-cell>
          <table:table-cell office:value-type="float" office:value="1.75443057">
            <text:p>1.75443057</text:p>
          </table:table-cell>
          <table:table-cell office:value-type="float" office:value="1.071619">
            <text:p>1.07E+000</text:p>
          </table:table-cell>
          <table:table-cell table:number-columns-repeated="4"/>
        </table:table-row>
        <table:table-row table:style-name="ro2">
          <table:table-cell office:value-type="float" office:value="3.96468993">
            <text:p>3.96468993</text:p>
          </table:table-cell>
          <table:table-cell office:value-type="float" office:value="1.75258848">
            <text:p>1.75258848</text:p>
          </table:table-cell>
          <table:table-cell office:value-type="float" office:value="1.078391">
            <text:p>1.08E+000</text:p>
          </table:table-cell>
          <table:table-cell table:number-columns-repeated="4"/>
        </table:table-row>
        <table:table-row table:style-name="ro2">
          <table:table-cell office:value-type="float" office:value="3.96783152">
            <text:p>3.96783152</text:p>
          </table:table-cell>
          <table:table-cell office:value-type="float" office:value="1.75074883">
            <text:p>1.75074883</text:p>
          </table:table-cell>
          <table:table-cell office:value-type="float" office:value="1.085209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3.97097311">
            <text:p>3.97097311</text:p>
          </table:table-cell>
          <table:table-cell office:value-type="float" office:value="1.74891162">
            <text:p>1.74891162</text:p>
          </table:table-cell>
          <table:table-cell office:value-type="float" office:value="1.092074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3.97411471">
            <text:p>3.97411471</text:p>
          </table:table-cell>
          <table:table-cell office:value-type="float" office:value="1.74707684">
            <text:p>1.74707684</text:p>
          </table:table-cell>
          <table:table-cell office:value-type="float" office:value="1.098986">
            <text:p>1.10E+000</text:p>
          </table:table-cell>
          <table:table-cell table:number-columns-repeated="4"/>
        </table:table-row>
        <table:table-row table:style-name="ro2">
          <table:table-cell office:value-type="float" office:value="3.9772563">
            <text:p>3.9772563</text:p>
          </table:table-cell>
          <table:table-cell office:value-type="float" office:value="1.74524449">
            <text:p>1.74524449</text:p>
          </table:table-cell>
          <table:table-cell office:value-type="float" office:value="1.105946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3.98039789">
            <text:p>3.98039789</text:p>
          </table:table-cell>
          <table:table-cell office:value-type="float" office:value="1.74341455">
            <text:p>1.74341455</text:p>
          </table:table-cell>
          <table:table-cell office:value-type="float" office:value="1.112954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3.98353948">
            <text:p>3.98353948</text:p>
          </table:table-cell>
          <table:table-cell office:value-type="float" office:value="1.74158702">
            <text:p>1.74158702</text:p>
          </table:table-cell>
          <table:table-cell office:value-type="float" office:value="1.120012">
            <text:p>1.12E+000</text:p>
          </table:table-cell>
          <table:table-cell table:number-columns-repeated="4"/>
        </table:table-row>
        <table:table-row table:style-name="ro2">
          <table:table-cell office:value-type="float" office:value="3.98668108">
            <text:p>3.98668108</text:p>
          </table:table-cell>
          <table:table-cell office:value-type="float" office:value="1.7397619">
            <text:p>1.7397619</text:p>
          </table:table-cell>
          <table:table-cell office:value-type="float" office:value="1.127119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3.98982267">
            <text:p>3.98982267</text:p>
          </table:table-cell>
          <table:table-cell office:value-type="float" office:value="1.73793918">
            <text:p>1.73793918</text:p>
          </table:table-cell>
          <table:table-cell office:value-type="float" office:value="1.134277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3.99296426">
            <text:p>3.99296426</text:p>
          </table:table-cell>
          <table:table-cell office:value-type="float" office:value="1.73611886">
            <text:p>1.73611886</text:p>
          </table:table-cell>
          <table:table-cell office:value-type="float" office:value="1.141487">
            <text:p>1.14E+000</text:p>
          </table:table-cell>
          <table:table-cell table:number-columns-repeated="4"/>
        </table:table-row>
        <table:table-row table:style-name="ro2">
          <table:table-cell office:value-type="float" office:value="3.99610586">
            <text:p>3.99610586</text:p>
          </table:table-cell>
          <table:table-cell office:value-type="float" office:value="1.73430092">
            <text:p>1.73430092</text:p>
          </table:table-cell>
          <table:table-cell office:value-type="float" office:value="1.148748">
            <text:p>1.15E+000</text:p>
          </table:table-cell>
          <table:table-cell table:number-columns-repeated="4"/>
        </table:table-row>
        <table:table-row table:style-name="ro2">
          <table:table-cell office:value-type="float" office:value="3.99924745">
            <text:p>3.99924745</text:p>
          </table:table-cell>
          <table:table-cell office:value-type="float" office:value="1.73248536">
            <text:p>1.73248536</text:p>
          </table:table-cell>
          <table:table-cell office:value-type="float" office:value="1.156061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4.00238904">
            <text:p>4.00238904</text:p>
          </table:table-cell>
          <table:table-cell office:value-type="float" office:value="1.73067218">
            <text:p>1.73067218</text:p>
          </table:table-cell>
          <table:table-cell office:value-type="float" office:value="1.163428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4.00553063">
            <text:p>4.00553063</text:p>
          </table:table-cell>
          <table:table-cell office:value-type="float" office:value="1.72886137">
            <text:p>1.72886137</text:p>
          </table:table-cell>
          <table:table-cell office:value-type="float" office:value="1.17085">
            <text:p>1.17E+000</text:p>
          </table:table-cell>
          <table:table-cell table:number-columns-repeated="4"/>
        </table:table-row>
        <table:table-row table:style-name="ro2">
          <table:table-cell office:value-type="float" office:value="4.00867223">
            <text:p>4.00867223</text:p>
          </table:table-cell>
          <table:table-cell office:value-type="float" office:value="1.72705292">
            <text:p>1.72705292</text:p>
          </table:table-cell>
          <table:table-cell office:value-type="float" office:value="1.178325">
            <text:p>1.18E+000</text:p>
          </table:table-cell>
          <table:table-cell table:number-columns-repeated="4"/>
        </table:table-row>
        <table:table-row table:style-name="ro2">
          <table:table-cell office:value-type="float" office:value="4.01181382">
            <text:p>4.01181382</text:p>
          </table:table-cell>
          <table:table-cell office:value-type="float" office:value="1.72524683">
            <text:p>1.72524683</text:p>
          </table:table-cell>
          <table:table-cell office:value-type="float" office:value="1.185857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4.01495541">
            <text:p>4.01495541</text:p>
          </table:table-cell>
          <table:table-cell office:value-type="float" office:value="1.72344309">
            <text:p>1.72344309</text:p>
          </table:table-cell>
          <table:table-cell office:value-type="float" office:value="1.193445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4.018097">
            <text:p>4.018097</text:p>
          </table:table-cell>
          <table:table-cell office:value-type="float" office:value="1.7216417">
            <text:p>1.7216417</text:p>
          </table:table-cell>
          <table:table-cell office:value-type="float" office:value="1.20109">
            <text:p>1.20E+000</text:p>
          </table:table-cell>
          <table:table-cell table:number-columns-repeated="4"/>
        </table:table-row>
        <table:table-row table:style-name="ro2">
          <table:table-cell office:value-type="float" office:value="4.0212386">
            <text:p>4.0212386</text:p>
          </table:table-cell>
          <table:table-cell office:value-type="float" office:value="1.71984265">
            <text:p>1.71984265</text:p>
          </table:table-cell>
          <table:table-cell office:value-type="float" office:value="1.208792">
            <text:p>1.21E+000</text:p>
          </table:table-cell>
          <table:table-cell table:number-columns-repeated="4"/>
        </table:table-row>
        <table:table-row table:style-name="ro2">
          <table:table-cell office:value-type="float" office:value="4.02438019">
            <text:p>4.02438019</text:p>
          </table:table-cell>
          <table:table-cell office:value-type="float" office:value="1.71804593">
            <text:p>1.71804593</text:p>
          </table:table-cell>
          <table:table-cell office:value-type="float" office:value="1.216554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4.02752178">
            <text:p>4.02752178</text:p>
          </table:table-cell>
          <table:table-cell office:value-type="float" office:value="1.71625154">
            <text:p>1.71625154</text:p>
          </table:table-cell>
          <table:table-cell office:value-type="float" office:value="1.224375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4.03066337">
            <text:p>4.03066337</text:p>
          </table:table-cell>
          <table:table-cell office:value-type="float" office:value="1.71445948">
            <text:p>1.71445948</text:p>
          </table:table-cell>
          <table:table-cell office:value-type="float" office:value="1.232256">
            <text:p>1.23E+000</text:p>
          </table:table-cell>
          <table:table-cell table:number-columns-repeated="4"/>
        </table:table-row>
        <table:table-row table:style-name="ro2">
          <table:table-cell office:value-type="float" office:value="4.03380497">
            <text:p>4.03380497</text:p>
          </table:table-cell>
          <table:table-cell office:value-type="float" office:value="1.71266973">
            <text:p>1.71266973</text:p>
          </table:table-cell>
          <table:table-cell office:value-type="float" office:value="1.240199">
            <text:p>1.24E+000</text:p>
          </table:table-cell>
          <table:table-cell table:number-columns-repeated="4"/>
        </table:table-row>
        <table:table-row table:style-name="ro2">
          <table:table-cell office:value-type="float" office:value="4.03694656">
            <text:p>4.03694656</text:p>
          </table:table-cell>
          <table:table-cell office:value-type="float" office:value="1.71088229">
            <text:p>1.71088229</text:p>
          </table:table-cell>
          <table:table-cell office:value-type="float" office:value="1.248204">
            <text:p>1.25E+000</text:p>
          </table:table-cell>
          <table:table-cell table:number-columns-repeated="4"/>
        </table:table-row>
        <table:table-row table:style-name="ro2">
          <table:table-cell office:value-type="float" office:value="4.04008815">
            <text:p>4.04008815</text:p>
          </table:table-cell>
          <table:table-cell office:value-type="float" office:value="1.70909715">
            <text:p>1.70909715</text:p>
          </table:table-cell>
          <table:table-cell office:value-type="float" office:value="1.256272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4.04322975">
            <text:p>4.04322975</text:p>
          </table:table-cell>
          <table:table-cell office:value-type="float" office:value="1.70731432">
            <text:p>1.70731432</text:p>
          </table:table-cell>
          <table:table-cell office:value-type="float" office:value="1.264404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4.04637134">
            <text:p>4.04637134</text:p>
          </table:table-cell>
          <table:table-cell office:value-type="float" office:value="1.70553378">
            <text:p>1.70553378</text:p>
          </table:table-cell>
          <table:table-cell office:value-type="float" office:value="1.2726">
            <text:p>1.27E+000</text:p>
          </table:table-cell>
          <table:table-cell table:number-columns-repeated="4"/>
        </table:table-row>
        <table:table-row table:style-name="ro2">
          <table:table-cell office:value-type="float" office:value="4.04951293">
            <text:p>4.04951293</text:p>
          </table:table-cell>
          <table:table-cell office:value-type="float" office:value="1.70375553">
            <text:p>1.70375553</text:p>
          </table:table-cell>
          <table:table-cell office:value-type="float" office:value="1.280863">
            <text:p>1.28E+000</text:p>
          </table:table-cell>
          <table:table-cell table:number-columns-repeated="4"/>
        </table:table-row>
        <table:table-row table:style-name="ro2">
          <table:table-cell office:value-type="float" office:value="4.05265452">
            <text:p>4.05265452</text:p>
          </table:table-cell>
          <table:table-cell office:value-type="float" office:value="1.70197956">
            <text:p>1.70197956</text:p>
          </table:table-cell>
          <table:table-cell office:value-type="float" office:value="1.289192">
            <text:p>1.29E+000</text:p>
          </table:table-cell>
          <table:table-cell table:number-columns-repeated="4"/>
        </table:table-row>
        <table:table-row table:style-name="ro2">
          <table:table-cell office:value-type="float" office:value="4.05579612">
            <text:p>4.05579612</text:p>
          </table:table-cell>
          <table:table-cell office:value-type="float" office:value="1.70020587">
            <text:p>1.70020587</text:p>
          </table:table-cell>
          <table:table-cell office:value-type="float" office:value="1.297589">
            <text:p>1.30E+000</text:p>
          </table:table-cell>
          <table:table-cell table:number-columns-repeated="4"/>
        </table:table-row>
        <table:table-row table:style-name="ro2">
          <table:table-cell office:value-type="float" office:value="4.05893771">
            <text:p>4.05893771</text:p>
          </table:table-cell>
          <table:table-cell office:value-type="float" office:value="1.69843445">
            <text:p>1.69843445</text:p>
          </table:table-cell>
          <table:table-cell office:value-type="float" office:value="1.306055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4.0620793">
            <text:p>4.0620793</text:p>
          </table:table-cell>
          <table:table-cell office:value-type="float" office:value="1.69666529">
            <text:p>1.69666529</text:p>
          </table:table-cell>
          <table:table-cell office:value-type="float" office:value="1.31459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4.06522089">
            <text:p>4.06522089</text:p>
          </table:table-cell>
          <table:table-cell office:value-type="float" office:value="1.69489839">
            <text:p>1.69489839</text:p>
          </table:table-cell>
          <table:table-cell office:value-type="float" office:value="1.323197">
            <text:p>1.32E+000</text:p>
          </table:table-cell>
          <table:table-cell table:number-columns-repeated="4"/>
        </table:table-row>
        <table:table-row table:style-name="ro2">
          <table:table-cell office:value-type="float" office:value="4.06836249">
            <text:p>4.06836249</text:p>
          </table:table-cell>
          <table:table-cell office:value-type="float" office:value="1.69313375">
            <text:p>1.69313375</text:p>
          </table:table-cell>
          <table:table-cell office:value-type="float" office:value="1.331875">
            <text:p>1.33E+000</text:p>
          </table:table-cell>
          <table:table-cell table:number-columns-repeated="4"/>
        </table:table-row>
        <table:table-row table:style-name="ro2">
          <table:table-cell office:value-type="float" office:value="4.07150408">
            <text:p>4.07150408</text:p>
          </table:table-cell>
          <table:table-cell office:value-type="float" office:value="1.69137136">
            <text:p>1.69137136</text:p>
          </table:table-cell>
          <table:table-cell office:value-type="float" office:value="1.340626">
            <text:p>1.34E+000</text:p>
          </table:table-cell>
          <table:table-cell table:number-columns-repeated="4"/>
        </table:table-row>
        <table:table-row table:style-name="ro2">
          <table:table-cell office:value-type="float" office:value="4.07464567">
            <text:p>4.07464567</text:p>
          </table:table-cell>
          <table:table-cell office:value-type="float" office:value="1.68961121">
            <text:p>1.68961121</text:p>
          </table:table-cell>
          <table:table-cell office:value-type="float" office:value="1.349451">
            <text:p>1.35E+000</text:p>
          </table:table-cell>
          <table:table-cell table:number-columns-repeated="4"/>
        </table:table-row>
        <table:table-row table:style-name="ro2">
          <table:table-cell office:value-type="float" office:value="4.07778726">
            <text:p>4.07778726</text:p>
          </table:table-cell>
          <table:table-cell office:value-type="float" office:value="1.68785329">
            <text:p>1.68785329</text:p>
          </table:table-cell>
          <table:table-cell office:value-type="float" office:value="1.358351">
            <text:p>1.36E+000</text:p>
          </table:table-cell>
          <table:table-cell table:number-columns-repeated="4"/>
        </table:table-row>
        <table:table-row table:style-name="ro2">
          <table:table-cell office:value-type="float" office:value="4.08092886">
            <text:p>4.08092886</text:p>
          </table:table-cell>
          <table:table-cell office:value-type="float" office:value="1.68609761">
            <text:p>1.68609761</text:p>
          </table:table-cell>
          <table:table-cell office:value-type="float" office:value="1.367328">
            <text:p>1.37E+000</text:p>
          </table:table-cell>
          <table:table-cell table:number-columns-repeated="4"/>
        </table:table-row>
        <table:table-row table:style-name="ro2">
          <table:table-cell office:value-type="float" office:value="4.08407045">
            <text:p>4.08407045</text:p>
          </table:table-cell>
          <table:table-cell office:value-type="float" office:value="1.68434416">
            <text:p>1.68434416</text:p>
          </table:table-cell>
          <table:table-cell office:value-type="float" office:value="1.376382">
            <text:p>1.38E+000</text:p>
          </table:table-cell>
          <table:table-cell table:number-columns-repeated="4"/>
        </table:table-row>
        <table:table-row table:style-name="ro2">
          <table:table-cell office:value-type="float" office:value="4.08721204">
            <text:p>4.08721204</text:p>
          </table:table-cell>
          <table:table-cell office:value-type="float" office:value="1.68259292">
            <text:p>1.68259292</text:p>
          </table:table-cell>
          <table:table-cell office:value-type="float" office:value="1.385515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4.09035363">
            <text:p>4.09035363</text:p>
          </table:table-cell>
          <table:table-cell office:value-type="float" office:value="1.6808439">
            <text:p>1.6808439</text:p>
          </table:table-cell>
          <table:table-cell office:value-type="float" office:value="1.394727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4.09349523">
            <text:p>4.09349523</text:p>
          </table:table-cell>
          <table:table-cell office:value-type="float" office:value="1.67909709">
            <text:p>1.67909709</text:p>
          </table:table-cell>
          <table:table-cell office:value-type="float" office:value="1.404021">
            <text:p>1.40E+000</text:p>
          </table:table-cell>
          <table:table-cell table:number-columns-repeated="4"/>
        </table:table-row>
        <table:table-row table:style-name="ro2">
          <table:table-cell office:value-type="float" office:value="4.09663682">
            <text:p>4.09663682</text:p>
          </table:table-cell>
          <table:table-cell office:value-type="float" office:value="1.67735249">
            <text:p>1.67735249</text:p>
          </table:table-cell>
          <table:table-cell office:value-type="float" office:value="1.413397">
            <text:p>1.41E+000</text:p>
          </table:table-cell>
          <table:table-cell table:number-columns-repeated="4"/>
        </table:table-row>
        <table:table-row table:style-name="ro2">
          <table:table-cell office:value-type="float" office:value="4.09977841">
            <text:p>4.09977841</text:p>
          </table:table-cell>
          <table:table-cell office:value-type="float" office:value="1.67561008">
            <text:p>1.67561008</text:p>
          </table:table-cell>
          <table:table-cell office:value-type="float" office:value="1.422856">
            <text:p>1.42E+000</text:p>
          </table:table-cell>
          <table:table-cell table:number-columns-repeated="4"/>
        </table:table-row>
        <table:table-row table:style-name="ro2">
          <table:table-cell office:value-type="float" office:value="4.10292001">
            <text:p>4.10292001</text:p>
          </table:table-cell>
          <table:table-cell office:value-type="float" office:value="1.67386987">
            <text:p>1.67386987</text:p>
          </table:table-cell>
          <table:table-cell office:value-type="float" office:value="1.432401">
            <text:p>1.43E+000</text:p>
          </table:table-cell>
          <table:table-cell table:number-columns-repeated="4"/>
        </table:table-row>
        <table:table-row table:style-name="ro2">
          <table:table-cell office:value-type="float" office:value="4.1060616">
            <text:p>4.1060616</text:p>
          </table:table-cell>
          <table:table-cell office:value-type="float" office:value="1.67213185">
            <text:p>1.67213185</text:p>
          </table:table-cell>
          <table:table-cell office:value-type="float" office:value="1.442031">
            <text:p>1.44E+000</text:p>
          </table:table-cell>
          <table:table-cell table:number-columns-repeated="4"/>
        </table:table-row>
        <table:table-row table:style-name="ro2">
          <table:table-cell office:value-type="float" office:value="4.10920319">
            <text:p>4.10920319</text:p>
          </table:table-cell>
          <table:table-cell office:value-type="float" office:value="1.670396">
            <text:p>1.670396</text:p>
          </table:table-cell>
          <table:table-cell office:value-type="float" office:value="1.45175">
            <text:p>1.45E+000</text:p>
          </table:table-cell>
          <table:table-cell table:number-columns-repeated="4"/>
        </table:table-row>
        <table:table-row table:style-name="ro2">
          <table:table-cell office:value-type="float" office:value="4.11234478">
            <text:p>4.11234478</text:p>
          </table:table-cell>
          <table:table-cell office:value-type="float" office:value="1.66866234">
            <text:p>1.66866234</text:p>
          </table:table-cell>
          <table:table-cell office:value-type="float" office:value="1.461557">
            <text:p>1.46E+000</text:p>
          </table:table-cell>
          <table:table-cell table:number-columns-repeated="4"/>
        </table:table-row>
        <table:table-row table:style-name="ro2">
          <table:table-cell office:value-type="float" office:value="4.11548638">
            <text:p>4.11548638</text:p>
          </table:table-cell>
          <table:table-cell office:value-type="float" office:value="1.66693085">
            <text:p>1.66693085</text:p>
          </table:table-cell>
          <table:table-cell office:value-type="float" office:value="1.471455">
            <text:p>1.47E+000</text:p>
          </table:table-cell>
          <table:table-cell table:number-columns-repeated="4"/>
        </table:table-row>
        <table:table-row table:style-name="ro2">
          <table:table-cell office:value-type="float" office:value="4.11862797">
            <text:p>4.11862797</text:p>
          </table:table-cell>
          <table:table-cell office:value-type="float" office:value="1.66520152">
            <text:p>1.66520152</text:p>
          </table:table-cell>
          <table:table-cell office:value-type="float" office:value="1.481445">
            <text:p>1.48E+000</text:p>
          </table:table-cell>
          <table:table-cell table:number-columns-repeated="4"/>
        </table:table-row>
        <table:table-row table:style-name="ro2">
          <table:table-cell office:value-type="float" office:value="4.12176956">
            <text:p>4.12176956</text:p>
          </table:table-cell>
          <table:table-cell office:value-type="float" office:value="1.66347435">
            <text:p>1.66347435</text:p>
          </table:table-cell>
          <table:table-cell office:value-type="float" office:value="1.491529">
            <text:p>1.49E+000</text:p>
          </table:table-cell>
          <table:table-cell table:number-columns-repeated="4"/>
        </table:table-row>
        <table:table-row table:style-name="ro2">
          <table:table-cell office:value-type="float" office:value="4.12491115">
            <text:p>4.12491115</text:p>
          </table:table-cell>
          <table:table-cell office:value-type="float" office:value="1.66174934">
            <text:p>1.66174934</text:p>
          </table:table-cell>
          <table:table-cell office:value-type="float" office:value="1.501707">
            <text:p>1.50E+000</text:p>
          </table:table-cell>
          <table:table-cell table:number-columns-repeated="4"/>
        </table:table-row>
        <table:table-row table:style-name="ro2">
          <table:table-cell office:value-type="float" office:value="4.12805275">
            <text:p>4.12805275</text:p>
          </table:table-cell>
          <table:table-cell office:value-type="float" office:value="1.66002648">
            <text:p>1.66002648</text:p>
          </table:table-cell>
          <table:table-cell office:value-type="float" office:value="1.511982">
            <text:p>1.51E+000</text:p>
          </table:table-cell>
          <table:table-cell table:number-columns-repeated="4"/>
        </table:table-row>
        <table:table-row table:style-name="ro2">
          <table:table-cell office:value-type="float" office:value="4.13119434">
            <text:p>4.13119434</text:p>
          </table:table-cell>
          <table:table-cell office:value-type="float" office:value="1.65830577">
            <text:p>1.65830577</text:p>
          </table:table-cell>
          <table:table-cell office:value-type="float" office:value="1.522355">
            <text:p>1.52E+000</text:p>
          </table:table-cell>
          <table:table-cell table:number-columns-repeated="4"/>
        </table:table-row>
        <table:table-row table:style-name="ro2">
          <table:table-cell office:value-type="float" office:value="4.13433593">
            <text:p>4.13433593</text:p>
          </table:table-cell>
          <table:table-cell office:value-type="float" office:value="1.6565872">
            <text:p>1.6565872</text:p>
          </table:table-cell>
          <table:table-cell office:value-type="float" office:value="1.532827">
            <text:p>1.53E+000</text:p>
          </table:table-cell>
          <table:table-cell table:number-columns-repeated="4"/>
        </table:table-row>
        <table:table-row table:style-name="ro2">
          <table:table-cell office:value-type="float" office:value="4.13747752">
            <text:p>4.13747752</text:p>
          </table:table-cell>
          <table:table-cell office:value-type="float" office:value="1.65487076">
            <text:p>1.65487076</text:p>
          </table:table-cell>
          <table:table-cell office:value-type="float" office:value="1.543401">
            <text:p>1.54E+000</text:p>
          </table:table-cell>
          <table:table-cell table:number-columns-repeated="4"/>
        </table:table-row>
        <table:table-row table:style-name="ro2">
          <table:table-cell office:value-type="float" office:value="4.14061912">
            <text:p>4.14061912</text:p>
          </table:table-cell>
          <table:table-cell office:value-type="float" office:value="1.65315645">
            <text:p>1.65315645</text:p>
          </table:table-cell>
          <table:table-cell office:value-type="float" office:value="1.554078">
            <text:p>1.55E+000</text:p>
          </table:table-cell>
          <table:table-cell table:number-columns-repeated="4"/>
        </table:table-row>
        <table:table-row table:style-name="ro2">
          <table:table-cell office:value-type="float" office:value="4.14376071">
            <text:p>4.14376071</text:p>
          </table:table-cell>
          <table:table-cell office:value-type="float" office:value="1.65144426">
            <text:p>1.65144426</text:p>
          </table:table-cell>
          <table:table-cell office:value-type="float" office:value="1.56486">
            <text:p>1.56E+000</text:p>
          </table:table-cell>
          <table:table-cell table:number-columns-repeated="4"/>
        </table:table-row>
        <table:table-row table:style-name="ro2">
          <table:table-cell office:value-type="float" office:value="4.1469023">
            <text:p>4.1469023</text:p>
          </table:table-cell>
          <table:table-cell office:value-type="float" office:value="1.64973419">
            <text:p>1.64973419</text:p>
          </table:table-cell>
          <table:table-cell office:value-type="float" office:value="1.575748">
            <text:p>1.58E+000</text:p>
          </table:table-cell>
          <table:table-cell table:number-columns-repeated="4"/>
        </table:table-row>
        <table:table-row table:style-name="ro2">
          <table:table-cell office:value-type="float" office:value="4.1500439">
            <text:p>4.1500439</text:p>
          </table:table-cell>
          <table:table-cell office:value-type="float" office:value="1.64802624">
            <text:p>1.64802624</text:p>
          </table:table-cell>
          <table:table-cell office:value-type="float" office:value="1.586744">
            <text:p>1.59E+000</text:p>
          </table:table-cell>
          <table:table-cell table:number-columns-repeated="4"/>
        </table:table-row>
        <table:table-row table:style-name="ro2">
          <table:table-cell office:value-type="float" office:value="4.15318549">
            <text:p>4.15318549</text:p>
          </table:table-cell>
          <table:table-cell office:value-type="float" office:value="1.64632039">
            <text:p>1.64632039</text:p>
          </table:table-cell>
          <table:table-cell office:value-type="float" office:value="1.597851">
            <text:p>1.60E+000</text:p>
          </table:table-cell>
          <table:table-cell table:number-columns-repeated="4"/>
        </table:table-row>
        <table:table-row table:style-name="ro2">
          <table:table-cell office:value-type="float" office:value="4.15632708">
            <text:p>4.15632708</text:p>
          </table:table-cell>
          <table:table-cell office:value-type="float" office:value="1.64461665">
            <text:p>1.64461665</text:p>
          </table:table-cell>
          <table:table-cell office:value-type="float" office:value="1.60907">
            <text:p>1.61E+000</text:p>
          </table:table-cell>
          <table:table-cell table:number-columns-repeated="4"/>
        </table:table-row>
        <table:table-row table:style-name="ro2">
          <table:table-cell office:value-type="float" office:value="4.15946867">
            <text:p>4.15946867</text:p>
          </table:table-cell>
          <table:table-cell office:value-type="float" office:value="1.64291501">
            <text:p>1.64291501</text:p>
          </table:table-cell>
          <table:table-cell office:value-type="float" office:value="1.620403">
            <text:p>1.62E+000</text:p>
          </table:table-cell>
          <table:table-cell table:number-columns-repeated="4"/>
        </table:table-row>
        <table:table-row table:style-name="ro2">
          <table:table-cell office:value-type="float" office:value="4.16261027">
            <text:p>4.16261027</text:p>
          </table:table-cell>
          <table:table-cell office:value-type="float" office:value="1.64121546">
            <text:p>1.64121546</text:p>
          </table:table-cell>
          <table:table-cell office:value-type="float" office:value="1.631852">
            <text:p>1.63E+000</text:p>
          </table:table-cell>
          <table:table-cell table:number-columns-repeated="4"/>
        </table:table-row>
        <table:table-row table:style-name="ro2">
          <table:table-cell office:value-type="float" office:value="4.16575186">
            <text:p>4.16575186</text:p>
          </table:table-cell>
          <table:table-cell office:value-type="float" office:value="1.639518">
            <text:p>1.639518</text:p>
          </table:table-cell>
          <table:table-cell office:value-type="float" office:value="1.643418">
            <text:p>1.64E+000</text:p>
          </table:table-cell>
          <table:table-cell table:number-columns-repeated="4"/>
        </table:table-row>
        <table:table-row table:style-name="ro2">
          <table:table-cell office:value-type="float" office:value="4.16889345">
            <text:p>4.16889345</text:p>
          </table:table-cell>
          <table:table-cell office:value-type="float" office:value="1.63782262">
            <text:p>1.63782262</text:p>
          </table:table-cell>
          <table:table-cell office:value-type="float" office:value="1.655105">
            <text:p>1.66E+000</text:p>
          </table:table-cell>
          <table:table-cell table:number-columns-repeated="4"/>
        </table:table-row>
        <table:table-row table:style-name="ro2">
          <table:table-cell office:value-type="float" office:value="4.17203504">
            <text:p>4.17203504</text:p>
          </table:table-cell>
          <table:table-cell office:value-type="float" office:value="1.63612931">
            <text:p>1.63612931</text:p>
          </table:table-cell>
          <table:table-cell office:value-type="float" office:value="1.666914">
            <text:p>1.67E+000</text:p>
          </table:table-cell>
          <table:table-cell table:number-columns-repeated="4"/>
        </table:table-row>
        <table:table-row table:style-name="ro2">
          <table:table-cell office:value-type="float" office:value="4.17517664">
            <text:p>4.17517664</text:p>
          </table:table-cell>
          <table:table-cell office:value-type="float" office:value="1.63443808">
            <text:p>1.63443808</text:p>
          </table:table-cell>
          <table:table-cell office:value-type="float" office:value="1.678848">
            <text:p>1.68E+000</text:p>
          </table:table-cell>
          <table:table-cell table:number-columns-repeated="4"/>
        </table:table-row>
        <table:table-row table:style-name="ro2">
          <table:table-cell office:value-type="float" office:value="4.17831823">
            <text:p>4.17831823</text:p>
          </table:table-cell>
          <table:table-cell office:value-type="float" office:value="1.63274892">
            <text:p>1.63274892</text:p>
          </table:table-cell>
          <table:table-cell office:value-type="float" office:value="1.690908">
            <text:p>1.69E+000</text:p>
          </table:table-cell>
          <table:table-cell table:number-columns-repeated="4"/>
        </table:table-row>
        <table:table-row table:style-name="ro2">
          <table:table-cell office:value-type="float" office:value="4.18145982">
            <text:p>4.18145982</text:p>
          </table:table-cell>
          <table:table-cell office:value-type="float" office:value="1.63106182">
            <text:p>1.63106182</text:p>
          </table:table-cell>
          <table:table-cell office:value-type="float" office:value="1.703096">
            <text:p>1.70E+000</text:p>
          </table:table-cell>
          <table:table-cell table:number-columns-repeated="4"/>
        </table:table-row>
        <table:table-row table:style-name="ro2">
          <table:table-cell office:value-type="float" office:value="4.18460141">
            <text:p>4.18460141</text:p>
          </table:table-cell>
          <table:table-cell office:value-type="float" office:value="1.62937678">
            <text:p>1.62937678</text:p>
          </table:table-cell>
          <table:table-cell office:value-type="float" office:value="1.715416">
            <text:p>1.72E+000</text:p>
          </table:table-cell>
          <table:table-cell table:number-columns-repeated="4"/>
        </table:table-row>
        <table:table-row table:style-name="ro2">
          <table:table-cell office:value-type="float" office:value="4.18774301">
            <text:p>4.18774301</text:p>
          </table:table-cell>
          <table:table-cell office:value-type="float" office:value="1.62769379">
            <text:p>1.62769379</text:p>
          </table:table-cell>
          <table:table-cell office:value-type="float" office:value="1.72787">
            <text:p>1.73E+000</text:p>
          </table:table-cell>
          <table:table-cell table:number-columns-repeated="4"/>
        </table:table-row>
        <table:table-row table:style-name="ro2">
          <table:table-cell office:value-type="float" office:value="4.1908846">
            <text:p>4.1908846</text:p>
          </table:table-cell>
          <table:table-cell office:value-type="float" office:value="1.62601285">
            <text:p>1.62601285</text:p>
          </table:table-cell>
          <table:table-cell office:value-type="float" office:value="1.740459">
            <text:p>1.74E+000</text:p>
          </table:table-cell>
          <table:table-cell table:number-columns-repeated="4"/>
        </table:table-row>
        <table:table-row table:style-name="ro2">
          <table:table-cell office:value-type="float" office:value="4.19402619">
            <text:p>4.19402619</text:p>
          </table:table-cell>
          <table:table-cell office:value-type="float" office:value="1.62433395">
            <text:p>1.62433395</text:p>
          </table:table-cell>
          <table:table-cell office:value-type="float" office:value="1.753187">
            <text:p>1.75E+000</text:p>
          </table:table-cell>
          <table:table-cell table:number-columns-repeated="4"/>
        </table:table-row>
        <table:table-row table:style-name="ro2">
          <table:table-cell office:value-type="float" office:value="4.19716779">
            <text:p>4.19716779</text:p>
          </table:table-cell>
          <table:table-cell office:value-type="float" office:value="1.62265708">
            <text:p>1.62265708</text:p>
          </table:table-cell>
          <table:table-cell office:value-type="float" office:value="1.766055">
            <text:p>1.77E+000</text:p>
          </table:table-cell>
          <table:table-cell table:number-columns-repeated="4"/>
        </table:table-row>
        <table:table-row table:style-name="ro2">
          <table:table-cell office:value-type="float" office:value="4.20030938">
            <text:p>4.20030938</text:p>
          </table:table-cell>
          <table:table-cell office:value-type="float" office:value="1.62098225">
            <text:p>1.62098225</text:p>
          </table:table-cell>
          <table:table-cell office:value-type="float" office:value="1.779068">
            <text:p>1.78E+000</text:p>
          </table:table-cell>
          <table:table-cell table:number-columns-repeated="4"/>
        </table:table-row>
        <table:table-row table:style-name="ro2">
          <table:table-cell office:value-type="float" office:value="4.20345097">
            <text:p>4.20345097</text:p>
          </table:table-cell>
          <table:table-cell office:value-type="float" office:value="1.61930945">
            <text:p>1.61930945</text:p>
          </table:table-cell>
          <table:table-cell office:value-type="float" office:value="1.792226">
            <text:p>1.79E+000</text:p>
          </table:table-cell>
          <table:table-cell table:number-columns-repeated="4"/>
        </table:table-row>
        <table:table-row table:style-name="ro2">
          <table:table-cell office:value-type="float" office:value="4.20659256">
            <text:p>4.20659256</text:p>
          </table:table-cell>
          <table:table-cell office:value-type="float" office:value="1.61763867">
            <text:p>1.61763867</text:p>
          </table:table-cell>
          <table:table-cell office:value-type="float" office:value="1.805534">
            <text:p>1.81E+000</text:p>
          </table:table-cell>
          <table:table-cell table:number-columns-repeated="4"/>
        </table:table-row>
        <table:table-row table:style-name="ro2">
          <table:table-cell office:value-type="float" office:value="4.20973416">
            <text:p>4.20973416</text:p>
          </table:table-cell>
          <table:table-cell office:value-type="float" office:value="1.61596991">
            <text:p>1.61596991</text:p>
          </table:table-cell>
          <table:table-cell office:value-type="float" office:value="1.818993">
            <text:p>1.82E+000</text:p>
          </table:table-cell>
          <table:table-cell table:number-columns-repeated="4"/>
        </table:table-row>
        <table:table-row table:style-name="ro2">
          <table:table-cell office:value-type="float" office:value="4.21287575">
            <text:p>4.21287575</text:p>
          </table:table-cell>
          <table:table-cell office:value-type="float" office:value="1.61430316">
            <text:p>1.61430316</text:p>
          </table:table-cell>
          <table:table-cell office:value-type="float" office:value="1.832607">
            <text:p>1.83E+000</text:p>
          </table:table-cell>
          <table:table-cell table:number-columns-repeated="4"/>
        </table:table-row>
        <table:table-row table:style-name="ro2">
          <table:table-cell office:value-type="float" office:value="4.21601734">
            <text:p>4.21601734</text:p>
          </table:table-cell>
          <table:table-cell office:value-type="float" office:value="1.61263841">
            <text:p>1.61263841</text:p>
          </table:table-cell>
          <table:table-cell office:value-type="float" office:value="1.846379">
            <text:p>1.85E+000</text:p>
          </table:table-cell>
          <table:table-cell table:number-columns-repeated="4"/>
        </table:table-row>
        <table:table-row table:style-name="ro2">
          <table:table-cell office:value-type="float" office:value="4.21915893">
            <text:p>4.21915893</text:p>
          </table:table-cell>
          <table:table-cell office:value-type="float" office:value="1.61097567">
            <text:p>1.61097567</text:p>
          </table:table-cell>
          <table:table-cell office:value-type="float" office:value="1.860312">
            <text:p>1.86E+000</text:p>
          </table:table-cell>
          <table:table-cell table:number-columns-repeated="4"/>
        </table:table-row>
        <table:table-row table:style-name="ro2">
          <table:table-cell office:value-type="float" office:value="4.22230053">
            <text:p>4.22230053</text:p>
          </table:table-cell>
          <table:table-cell office:value-type="float" office:value="1.60931493">
            <text:p>1.60931493</text:p>
          </table:table-cell>
          <table:table-cell office:value-type="float" office:value="1.874408">
            <text:p>1.87E+000</text:p>
          </table:table-cell>
          <table:table-cell table:number-columns-repeated="4"/>
        </table:table-row>
        <table:table-row table:style-name="ro2">
          <table:table-cell office:value-type="float" office:value="4.22544212">
            <text:p>4.22544212</text:p>
          </table:table-cell>
          <table:table-cell office:value-type="float" office:value="1.60765618">
            <text:p>1.60765618</text:p>
          </table:table-cell>
          <table:table-cell office:value-type="float" office:value="1.888671">
            <text:p>1.89E+000</text:p>
          </table:table-cell>
          <table:table-cell table:number-columns-repeated="4"/>
        </table:table-row>
        <table:table-row table:style-name="ro2">
          <table:table-cell office:value-type="float" office:value="4.22858371">
            <text:p>4.22858371</text:p>
          </table:table-cell>
          <table:table-cell office:value-type="float" office:value="1.60599942">
            <text:p>1.60599942</text:p>
          </table:table-cell>
          <table:table-cell office:value-type="float" office:value="1.903105">
            <text:p>1.90E+000</text:p>
          </table:table-cell>
          <table:table-cell table:number-columns-repeated="4"/>
        </table:table-row>
        <table:table-row table:style-name="ro2">
          <table:table-cell office:value-type="float" office:value="4.2317253">
            <text:p>4.2317253</text:p>
          </table:table-cell>
          <table:table-cell office:value-type="float" office:value="1.60434464">
            <text:p>1.60434464</text:p>
          </table:table-cell>
          <table:table-cell office:value-type="float" office:value="1.917712">
            <text:p>1.92E+000</text:p>
          </table:table-cell>
          <table:table-cell table:number-columns-repeated="4"/>
        </table:table-row>
        <table:table-row table:style-name="ro2">
          <table:table-cell office:value-type="float" office:value="4.2348669">
            <text:p>4.2348669</text:p>
          </table:table-cell>
          <table:table-cell office:value-type="float" office:value="1.60269184">
            <text:p>1.60269184</text:p>
          </table:table-cell>
          <table:table-cell office:value-type="float" office:value="1.932496">
            <text:p>1.93E+000</text:p>
          </table:table-cell>
          <table:table-cell table:number-columns-repeated="4"/>
        </table:table-row>
        <table:table-row table:style-name="ro2">
          <table:table-cell office:value-type="float" office:value="4.23800849">
            <text:p>4.23800849</text:p>
          </table:table-cell>
          <table:table-cell office:value-type="float" office:value="1.60104102">
            <text:p>1.60104102</text:p>
          </table:table-cell>
          <table:table-cell office:value-type="float" office:value="1.947461">
            <text:p>1.95E+000</text:p>
          </table:table-cell>
          <table:table-cell table:number-columns-repeated="4"/>
        </table:table-row>
        <table:table-row table:style-name="ro2">
          <table:table-cell office:value-type="float" office:value="4.24115008">
            <text:p>4.24115008</text:p>
          </table:table-cell>
          <table:table-cell office:value-type="float" office:value="1.59939216">
            <text:p>1.59939216</text:p>
          </table:table-cell>
          <table:table-cell office:value-type="float" office:value="1.962611">
            <text:p>1.96E+000</text:p>
          </table:table-cell>
          <table:table-cell table:number-columns-repeated="4"/>
        </table:table-row>
        <table:table-row table:style-name="ro2">
          <table:table-cell office:value-type="float" office:value="4.24429167">
            <text:p>4.24429167</text:p>
          </table:table-cell>
          <table:table-cell office:value-type="float" office:value="1.59774527">
            <text:p>1.59774527</text:p>
          </table:table-cell>
          <table:table-cell office:value-type="float" office:value="1.977948">
            <text:p>1.98E+000</text:p>
          </table:table-cell>
          <table:table-cell table:number-columns-repeated="4"/>
        </table:table-row>
        <table:table-row table:style-name="ro2">
          <table:table-cell office:value-type="float" office:value="4.24743327">
            <text:p>4.24743327</text:p>
          </table:table-cell>
          <table:table-cell office:value-type="float" office:value="1.59610033">
            <text:p>1.59610033</text:p>
          </table:table-cell>
          <table:table-cell office:value-type="float" office:value="1.993477">
            <text:p>1.99E+000</text:p>
          </table:table-cell>
          <table:table-cell table:number-columns-repeated="4"/>
        </table:table-row>
        <table:table-row table:style-name="ro2">
          <table:table-cell office:value-type="float" office:value="4.25057486">
            <text:p>4.25057486</text:p>
          </table:table-cell>
          <table:table-cell office:value-type="float" office:value="1.59445736">
            <text:p>1.59445736</text:p>
          </table:table-cell>
          <table:table-cell office:value-type="float" office:value="2.009201">
            <text:p>2.01E+000</text:p>
          </table:table-cell>
          <table:table-cell table:number-columns-repeated="4"/>
        </table:table-row>
        <table:table-row table:style-name="ro2">
          <table:table-cell office:value-type="float" office:value="4.25371645">
            <text:p>4.25371645</text:p>
          </table:table-cell>
          <table:table-cell office:value-type="float" office:value="1.59281633">
            <text:p>1.59281633</text:p>
          </table:table-cell>
          <table:table-cell office:value-type="float" office:value="2.025126">
            <text:p>2.03E+000</text:p>
          </table:table-cell>
          <table:table-cell table:number-columns-repeated="4"/>
        </table:table-row>
        <table:table-row table:style-name="ro2">
          <table:table-cell office:value-type="float" office:value="4.25685805">
            <text:p>4.25685805</text:p>
          </table:table-cell>
          <table:table-cell office:value-type="float" office:value="1.59117724">
            <text:p>1.59117724</text:p>
          </table:table-cell>
          <table:table-cell office:value-type="float" office:value="2.041254">
            <text:p>2.04E+000</text:p>
          </table:table-cell>
          <table:table-cell table:number-columns-repeated="4"/>
        </table:table-row>
        <table:table-row table:style-name="ro2">
          <table:table-cell office:value-type="float" office:value="4.25999964">
            <text:p>4.25999964</text:p>
          </table:table-cell>
          <table:table-cell office:value-type="float" office:value="1.5895401">
            <text:p>1.5895401</text:p>
          </table:table-cell>
          <table:table-cell office:value-type="float" office:value="2.057591">
            <text:p>2.06E+000</text:p>
          </table:table-cell>
          <table:table-cell table:number-columns-repeated="4"/>
        </table:table-row>
        <table:table-row table:style-name="ro2">
          <table:table-cell office:value-type="float" office:value="4.26314123">
            <text:p>4.26314123</text:p>
          </table:table-cell>
          <table:table-cell office:value-type="float" office:value="1.58790489">
            <text:p>1.58790489</text:p>
          </table:table-cell>
          <table:table-cell office:value-type="float" office:value="2.07414">
            <text:p>2.07E+000</text:p>
          </table:table-cell>
          <table:table-cell table:number-columns-repeated="4"/>
        </table:table-row>
        <table:table-row table:style-name="ro2">
          <table:table-cell office:value-type="float" office:value="4.26628282">
            <text:p>4.26628282</text:p>
          </table:table-cell>
          <table:table-cell office:value-type="float" office:value="1.58627162">
            <text:p>1.58627162</text:p>
          </table:table-cell>
          <table:table-cell office:value-type="float" office:value="2.090906">
            <text:p>2.09E+000</text:p>
          </table:table-cell>
          <table:table-cell table:number-columns-repeated="4"/>
        </table:table-row>
        <table:table-row table:style-name="ro2">
          <table:table-cell office:value-type="float" office:value="4.26942442">
            <text:p>4.26942442</text:p>
          </table:table-cell>
          <table:table-cell office:value-type="float" office:value="1.58464027">
            <text:p>1.58464027</text:p>
          </table:table-cell>
          <table:table-cell office:value-type="float" office:value="2.107894">
            <text:p>2.11E+000</text:p>
          </table:table-cell>
          <table:table-cell table:number-columns-repeated="4"/>
        </table:table-row>
        <table:table-row table:style-name="ro2">
          <table:table-cell office:value-type="float" office:value="4.27256601">
            <text:p>4.27256601</text:p>
          </table:table-cell>
          <table:table-cell office:value-type="float" office:value="1.58301084">
            <text:p>1.58301084</text:p>
          </table:table-cell>
          <table:table-cell office:value-type="float" office:value="2.125108">
            <text:p>2.13E+000</text:p>
          </table:table-cell>
          <table:table-cell table:number-columns-repeated="4"/>
        </table:table-row>
        <table:table-row table:style-name="ro2">
          <table:table-cell office:value-type="float" office:value="4.2757076">
            <text:p>4.2757076</text:p>
          </table:table-cell>
          <table:table-cell office:value-type="float" office:value="1.58138333">
            <text:p>1.58138333</text:p>
          </table:table-cell>
          <table:table-cell office:value-type="float" office:value="2.142554">
            <text:p>2.14E+000</text:p>
          </table:table-cell>
          <table:table-cell table:number-columns-repeated="4"/>
        </table:table-row>
        <table:table-row table:style-name="ro2">
          <table:table-cell office:value-type="float" office:value="4.27884919">
            <text:p>4.27884919</text:p>
          </table:table-cell>
          <table:table-cell office:value-type="float" office:value="1.57975773">
            <text:p>1.57975773</text:p>
          </table:table-cell>
          <table:table-cell office:value-type="float" office:value="2.160236">
            <text:p>2.16E+000</text:p>
          </table:table-cell>
          <table:table-cell table:number-columns-repeated="4"/>
        </table:table-row>
        <table:table-row table:style-name="ro2">
          <table:table-cell office:value-type="float" office:value="4.28199079">
            <text:p>4.28199079</text:p>
          </table:table-cell>
          <table:table-cell office:value-type="float" office:value="1.57813403">
            <text:p>1.57813403</text:p>
          </table:table-cell>
          <table:table-cell office:value-type="float" office:value="2.17816">
            <text:p>2.18E+000</text:p>
          </table:table-cell>
          <table:table-cell table:number-columns-repeated="4"/>
        </table:table-row>
        <table:table-row table:style-name="ro2">
          <table:table-cell office:value-type="float" office:value="4.28513238">
            <text:p>4.28513238</text:p>
          </table:table-cell>
          <table:table-cell office:value-type="float" office:value="1.57651225">
            <text:p>1.57651225</text:p>
          </table:table-cell>
          <table:table-cell office:value-type="float" office:value="2.196331">
            <text:p>2.20E+000</text:p>
          </table:table-cell>
          <table:table-cell table:number-columns-repeated="4"/>
        </table:table-row>
        <table:table-row table:style-name="ro2">
          <table:table-cell office:value-type="float" office:value="4.28827397">
            <text:p>4.28827397</text:p>
          </table:table-cell>
          <table:table-cell office:value-type="float" office:value="1.57489236">
            <text:p>1.57489236</text:p>
          </table:table-cell>
          <table:table-cell office:value-type="float" office:value="2.214754">
            <text:p>2.21E+000</text:p>
          </table:table-cell>
          <table:table-cell table:number-columns-repeated="4"/>
        </table:table-row>
        <table:table-row table:style-name="ro2">
          <table:table-cell office:value-type="float" office:value="4.29141556">
            <text:p>4.29141556</text:p>
          </table:table-cell>
          <table:table-cell office:value-type="float" office:value="1.57327436">
            <text:p>1.57327436</text:p>
          </table:table-cell>
          <table:table-cell office:value-type="float" office:value="2.233436">
            <text:p>2.23E+000</text:p>
          </table:table-cell>
          <table:table-cell table:number-columns-repeated="4"/>
        </table:table-row>
        <table:table-row table:style-name="ro2">
          <table:table-cell office:value-type="float" office:value="4.29455716">
            <text:p>4.29455716</text:p>
          </table:table-cell>
          <table:table-cell office:value-type="float" office:value="1.57165825">
            <text:p>1.57165825</text:p>
          </table:table-cell>
          <table:table-cell office:value-type="float" office:value="2.252382">
            <text:p>2.25E+000</text:p>
          </table:table-cell>
          <table:table-cell table:number-columns-repeated="4"/>
        </table:table-row>
        <table:table-row table:style-name="ro2">
          <table:table-cell office:value-type="float" office:value="4.29769875">
            <text:p>4.29769875</text:p>
          </table:table-cell>
          <table:table-cell office:value-type="float" office:value="1.57004403">
            <text:p>1.57004403</text:p>
          </table:table-cell>
          <table:table-cell office:value-type="float" office:value="2.271597">
            <text:p>2.27E+000</text:p>
          </table:table-cell>
          <table:table-cell table:number-columns-repeated="4"/>
        </table:table-row>
        <table:table-row table:style-name="ro2">
          <table:table-cell office:value-type="float" office:value="4.30084034">
            <text:p>4.30084034</text:p>
          </table:table-cell>
          <table:table-cell office:value-type="float" office:value="1.56843169">
            <text:p>1.56843169</text:p>
          </table:table-cell>
          <table:table-cell office:value-type="float" office:value="2.291089">
            <text:p>2.29E+000</text:p>
          </table:table-cell>
          <table:table-cell table:number-columns-repeated="4"/>
        </table:table-row>
        <table:table-row table:style-name="ro2">
          <table:table-cell office:value-type="float" office:value="4.30398194">
            <text:p>4.30398194</text:p>
          </table:table-cell>
          <table:table-cell office:value-type="float" office:value="1.56682122">
            <text:p>1.56682122</text:p>
          </table:table-cell>
          <table:table-cell office:value-type="float" office:value="2.310864">
            <text:p>2.31E+000</text:p>
          </table:table-cell>
          <table:table-cell table:number-columns-repeated="4"/>
        </table:table-row>
        <table:table-row table:style-name="ro2">
          <table:table-cell office:value-type="float" office:value="4.30712353">
            <text:p>4.30712353</text:p>
          </table:table-cell>
          <table:table-cell office:value-type="float" office:value="1.56521263">
            <text:p>1.56521263</text:p>
          </table:table-cell>
          <table:table-cell office:value-type="float" office:value="2.330927">
            <text:p>2.33E+000</text:p>
          </table:table-cell>
          <table:table-cell table:number-columns-repeated="4"/>
        </table:table-row>
        <table:table-row table:style-name="ro2">
          <table:table-cell office:value-type="float" office:value="4.31026512">
            <text:p>4.31026512</text:p>
          </table:table-cell>
          <table:table-cell office:value-type="float" office:value="1.5636059">
            <text:p>1.5636059</text:p>
          </table:table-cell>
          <table:table-cell office:value-type="float" office:value="2.351287">
            <text:p>2.35E+000</text:p>
          </table:table-cell>
          <table:table-cell table:number-columns-repeated="4"/>
        </table:table-row>
        <table:table-row table:style-name="ro2">
          <table:table-cell office:value-type="float" office:value="4.31340671">
            <text:p>4.31340671</text:p>
          </table:table-cell>
          <table:table-cell office:value-type="float" office:value="1.56200103">
            <text:p>1.56200103</text:p>
          </table:table-cell>
          <table:table-cell office:value-type="float" office:value="2.37195">
            <text:p>2.37E+000</text:p>
          </table:table-cell>
          <table:table-cell table:number-columns-repeated="4"/>
        </table:table-row>
        <table:table-row table:style-name="ro2">
          <table:table-cell office:value-type="float" office:value="4.31654831">
            <text:p>4.31654831</text:p>
          </table:table-cell>
          <table:table-cell office:value-type="float" office:value="1.56039802">
            <text:p>1.56039802</text:p>
          </table:table-cell>
          <table:table-cell office:value-type="float" office:value="2.392923">
            <text:p>2.39E+000</text:p>
          </table:table-cell>
          <table:table-cell table:number-columns-repeated="4"/>
        </table:table-row>
        <table:table-row table:style-name="ro2">
          <table:table-cell office:value-type="float" office:value="4.3196899">
            <text:p>4.3196899</text:p>
          </table:table-cell>
          <table:table-cell office:value-type="float" office:value="1.55879687">
            <text:p>1.55879687</text:p>
          </table:table-cell>
          <table:table-cell office:value-type="float" office:value="2.414214">
            <text:p>2.41E+000</text:p>
          </table:table-cell>
          <table:table-cell table:number-columns-repeated="4"/>
        </table:table-row>
        <table:table-row table:style-name="ro2">
          <table:table-cell office:value-type="float" office:value="4.32283149">
            <text:p>4.32283149</text:p>
          </table:table-cell>
          <table:table-cell office:value-type="float" office:value="1.55719756">
            <text:p>1.55719756</text:p>
          </table:table-cell>
          <table:table-cell office:value-type="float" office:value="2.43583">
            <text:p>2.44E+000</text:p>
          </table:table-cell>
          <table:table-cell table:number-columns-repeated="4"/>
        </table:table-row>
        <table:table-row table:style-name="ro2">
          <table:table-cell office:value-type="float" office:value="4.32597308">
            <text:p>4.32597308</text:p>
          </table:table-cell>
          <table:table-cell office:value-type="float" office:value="1.5556001">
            <text:p>1.5556001</text:p>
          </table:table-cell>
          <table:table-cell office:value-type="float" office:value="2.457779">
            <text:p>2.46E+000</text:p>
          </table:table-cell>
          <table:table-cell table:number-columns-repeated="4"/>
        </table:table-row>
        <table:table-row table:style-name="ro2">
          <table:table-cell office:value-type="float" office:value="4.32911468">
            <text:p>4.32911468</text:p>
          </table:table-cell>
          <table:table-cell office:value-type="float" office:value="1.55400447">
            <text:p>1.55400447</text:p>
          </table:table-cell>
          <table:table-cell office:value-type="float" office:value="2.48007">
            <text:p>2.48E+000</text:p>
          </table:table-cell>
          <table:table-cell table:number-columns-repeated="4"/>
        </table:table-row>
        <table:table-row table:style-name="ro2">
          <table:table-cell office:value-type="float" office:value="4.33225627">
            <text:p>4.33225627</text:p>
          </table:table-cell>
          <table:table-cell office:value-type="float" office:value="1.55241069">
            <text:p>1.55241069</text:p>
          </table:table-cell>
          <table:table-cell office:value-type="float" office:value="2.502712">
            <text:p>2.50E+000</text:p>
          </table:table-cell>
          <table:table-cell table:number-columns-repeated="4"/>
        </table:table-row>
        <table:table-row table:style-name="ro2">
          <table:table-cell office:value-type="float" office:value="4.33539786">
            <text:p>4.33539786</text:p>
          </table:table-cell>
          <table:table-cell office:value-type="float" office:value="1.55081873">
            <text:p>1.55081873</text:p>
          </table:table-cell>
          <table:table-cell office:value-type="float" office:value="2.525712">
            <text:p>2.53E+000</text:p>
          </table:table-cell>
          <table:table-cell table:number-columns-repeated="4"/>
        </table:table-row>
        <table:table-row table:style-name="ro2">
          <table:table-cell office:value-type="float" office:value="4.33853945">
            <text:p>4.33853945</text:p>
          </table:table-cell>
          <table:table-cell office:value-type="float" office:value="1.5492286">
            <text:p>1.5492286</text:p>
          </table:table-cell>
          <table:table-cell office:value-type="float" office:value="2.54908">
            <text:p>2.55E+000</text:p>
          </table:table-cell>
          <table:table-cell table:number-columns-repeated="4"/>
        </table:table-row>
        <table:table-row table:style-name="ro2">
          <table:table-cell office:value-type="float" office:value="4.34168105">
            <text:p>4.34168105</text:p>
          </table:table-cell>
          <table:table-cell office:value-type="float" office:value="1.54764029">
            <text:p>1.54764029</text:p>
          </table:table-cell>
          <table:table-cell office:value-type="float" office:value="2.572825">
            <text:p>2.57E+000</text:p>
          </table:table-cell>
          <table:table-cell table:number-columns-repeated="4"/>
        </table:table-row>
        <table:table-row table:style-name="ro2">
          <table:table-cell office:value-type="float" office:value="4.34482264">
            <text:p>4.34482264</text:p>
          </table:table-cell>
          <table:table-cell office:value-type="float" office:value="1.5460538">
            <text:p>1.5460538</text:p>
          </table:table-cell>
          <table:table-cell office:value-type="float" office:value="2.596957">
            <text:p>2.60E+000</text:p>
          </table:table-cell>
          <table:table-cell table:number-columns-repeated="4"/>
        </table:table-row>
        <table:table-row table:style-name="ro2">
          <table:table-cell office:value-type="float" office:value="4.34796423">
            <text:p>4.34796423</text:p>
          </table:table-cell>
          <table:table-cell office:value-type="float" office:value="1.54446912">
            <text:p>1.54446912</text:p>
          </table:table-cell>
          <table:table-cell office:value-type="float" office:value="2.621487">
            <text:p>2.62E+000</text:p>
          </table:table-cell>
          <table:table-cell table:number-columns-repeated="4"/>
        </table:table-row>
        <table:table-row table:style-name="ro2">
          <table:table-cell office:value-type="float" office:value="4.35110583">
            <text:p>4.35110583</text:p>
          </table:table-cell>
          <table:table-cell office:value-type="float" office:value="1.54288625">
            <text:p>1.54288625</text:p>
          </table:table-cell>
          <table:table-cell office:value-type="float" office:value="2.646423">
            <text:p>2.65E+000</text:p>
          </table:table-cell>
          <table:table-cell table:number-columns-repeated="4"/>
        </table:table-row>
        <table:table-row table:style-name="ro2">
          <table:table-cell office:value-type="float" office:value="4.35424742">
            <text:p>4.35424742</text:p>
          </table:table-cell>
          <table:table-cell office:value-type="float" office:value="1.54130519">
            <text:p>1.54130519</text:p>
          </table:table-cell>
          <table:table-cell office:value-type="float" office:value="2.671778">
            <text:p>2.67E+000</text:p>
          </table:table-cell>
          <table:table-cell table:number-columns-repeated="4"/>
        </table:table-row>
        <table:table-row table:style-name="ro2">
          <table:table-cell office:value-type="float" office:value="4.35738901">
            <text:p>4.35738901</text:p>
          </table:table-cell>
          <table:table-cell office:value-type="float" office:value="1.53972592">
            <text:p>1.53972592</text:p>
          </table:table-cell>
          <table:table-cell office:value-type="float" office:value="2.697562">
            <text:p>2.70E+000</text:p>
          </table:table-cell>
          <table:table-cell table:number-columns-repeated="4"/>
        </table:table-row>
        <table:table-row table:style-name="ro2">
          <table:table-cell office:value-type="float" office:value="4.3605306">
            <text:p>4.3605306</text:p>
          </table:table-cell>
          <table:table-cell office:value-type="float" office:value="1.53814846">
            <text:p>1.53814846</text:p>
          </table:table-cell>
          <table:table-cell office:value-type="float" office:value="2.723787">
            <text:p>2.72E+000</text:p>
          </table:table-cell>
          <table:table-cell table:number-columns-repeated="4"/>
        </table:table-row>
        <table:table-row table:style-name="ro2">
          <table:table-cell office:value-type="float" office:value="4.3636722">
            <text:p>4.3636722</text:p>
          </table:table-cell>
          <table:table-cell office:value-type="float" office:value="1.53657278">
            <text:p>1.53657278</text:p>
          </table:table-cell>
          <table:table-cell office:value-type="float" office:value="2.750464">
            <text:p>2.75E+000</text:p>
          </table:table-cell>
          <table:table-cell table:number-columns-repeated="4"/>
        </table:table-row>
        <table:table-row table:style-name="ro2">
          <table:table-cell office:value-type="float" office:value="4.36681379">
            <text:p>4.36681379</text:p>
          </table:table-cell>
          <table:table-cell office:value-type="float" office:value="1.53499889">
            <text:p>1.53499889</text:p>
          </table:table-cell>
          <table:table-cell office:value-type="float" office:value="2.777607">
            <text:p>2.78E+000</text:p>
          </table:table-cell>
          <table:table-cell table:number-columns-repeated="4"/>
        </table:table-row>
        <table:table-row table:style-name="ro2">
          <table:table-cell office:value-type="float" office:value="4.36995538">
            <text:p>4.36995538</text:p>
          </table:table-cell>
          <table:table-cell office:value-type="float" office:value="1.53342679">
            <text:p>1.53342679</text:p>
          </table:table-cell>
          <table:table-cell office:value-type="float" office:value="2.805227">
            <text:p>2.81E+000</text:p>
          </table:table-cell>
          <table:table-cell table:number-columns-repeated="4"/>
        </table:table-row>
        <table:table-row table:style-name="ro2">
          <table:table-cell office:value-type="float" office:value="4.37309697">
            <text:p>4.37309697</text:p>
          </table:table-cell>
          <table:table-cell office:value-type="float" office:value="1.53185646">
            <text:p>1.53185646</text:p>
          </table:table-cell>
          <table:table-cell office:value-type="float" office:value="2.833339">
            <text:p>2.83E+000</text:p>
          </table:table-cell>
          <table:table-cell table:number-columns-repeated="4"/>
        </table:table-row>
        <table:table-row table:style-name="ro2">
          <table:table-cell office:value-type="float" office:value="4.37623857">
            <text:p>4.37623857</text:p>
          </table:table-cell>
          <table:table-cell office:value-type="float" office:value="1.53028791">
            <text:p>1.53028791</text:p>
          </table:table-cell>
          <table:table-cell office:value-type="float" office:value="2.861955">
            <text:p>2.86E+000</text:p>
          </table:table-cell>
          <table:table-cell table:number-columns-repeated="4"/>
        </table:table-row>
        <table:table-row table:style-name="ro2">
          <table:table-cell office:value-type="float" office:value="4.37938016">
            <text:p>4.37938016</text:p>
          </table:table-cell>
          <table:table-cell office:value-type="float" office:value="1.52872112">
            <text:p>1.52872112</text:p>
          </table:table-cell>
          <table:table-cell office:value-type="float" office:value="2.891091">
            <text:p>2.89E+000</text:p>
          </table:table-cell>
          <table:table-cell table:number-columns-repeated="4"/>
        </table:table-row>
        <table:table-row table:style-name="ro2">
          <table:table-cell office:value-type="float" office:value="4.38252175">
            <text:p>4.38252175</text:p>
          </table:table-cell>
          <table:table-cell office:value-type="float" office:value="1.52715611">
            <text:p>1.52715611</text:p>
          </table:table-cell>
          <table:table-cell office:value-type="float" office:value="2.920761">
            <text:p>2.92E+000</text:p>
          </table:table-cell>
          <table:table-cell table:number-columns-repeated="4"/>
        </table:table-row>
        <table:table-row table:style-name="ro2">
          <table:table-cell office:value-type="float" office:value="4.38566334">
            <text:p>4.38566334</text:p>
          </table:table-cell>
          <table:table-cell office:value-type="float" office:value="1.52559285">
            <text:p>1.52559285</text:p>
          </table:table-cell>
          <table:table-cell office:value-type="float" office:value="2.95098">
            <text:p>2.95E+000</text:p>
          </table:table-cell>
          <table:table-cell table:number-columns-repeated="4"/>
        </table:table-row>
        <table:table-row table:style-name="ro2">
          <table:table-cell office:value-type="float" office:value="4.38880494">
            <text:p>4.38880494</text:p>
          </table:table-cell>
          <table:table-cell office:value-type="float" office:value="1.52403136">
            <text:p>1.52403136</text:p>
          </table:table-cell>
          <table:table-cell office:value-type="float" office:value="2.981765">
            <text:p>2.98E+000</text:p>
          </table:table-cell>
          <table:table-cell table:number-columns-repeated="4"/>
        </table:table-row>
        <table:table-row table:style-name="ro2">
          <table:table-cell office:value-type="float" office:value="4.39194653">
            <text:p>4.39194653</text:p>
          </table:table-cell>
          <table:table-cell office:value-type="float" office:value="1.52247161">
            <text:p>1.52247161</text:p>
          </table:table-cell>
          <table:table-cell office:value-type="float" office:value="3.013133">
            <text:p>3.01E+000</text:p>
          </table:table-cell>
          <table:table-cell table:number-columns-repeated="4"/>
        </table:table-row>
        <table:table-row table:style-name="ro2">
          <table:table-cell office:value-type="float" office:value="4.39508812">
            <text:p>4.39508812</text:p>
          </table:table-cell>
          <table:table-cell office:value-type="float" office:value="1.52091362">
            <text:p>1.52091362</text:p>
          </table:table-cell>
          <table:table-cell office:value-type="float" office:value="3.045099">
            <text:p>3.05E+000</text:p>
          </table:table-cell>
          <table:table-cell table:number-columns-repeated="4"/>
        </table:table-row>
        <table:table-row table:style-name="ro2">
          <table:table-cell office:value-type="float" office:value="4.39822972">
            <text:p>4.39822972</text:p>
          </table:table-cell>
          <table:table-cell office:value-type="float" office:value="1.51935737">
            <text:p>1.51935737</text:p>
          </table:table-cell>
          <table:table-cell office:value-type="float" office:value="3.077684">
            <text:p>3.08E+000</text:p>
          </table:table-cell>
          <table:table-cell table:number-columns-repeated="4"/>
        </table:table-row>
        <table:table-row table:style-name="ro2">
          <table:table-cell office:value-type="float" office:value="4.40137131">
            <text:p>4.40137131</text:p>
          </table:table-cell>
          <table:table-cell office:value-type="float" office:value="1.51780286">
            <text:p>1.51780286</text:p>
          </table:table-cell>
          <table:table-cell office:value-type="float" office:value="3.110904">
            <text:p>3.11E+000</text:p>
          </table:table-cell>
          <table:table-cell table:number-columns-repeated="4"/>
        </table:table-row>
        <table:table-row table:style-name="ro2">
          <table:table-cell office:value-type="float" office:value="4.4045129">
            <text:p>4.4045129</text:p>
          </table:table-cell>
          <table:table-cell office:value-type="float" office:value="1.51625009">
            <text:p>1.51625009</text:p>
          </table:table-cell>
          <table:table-cell office:value-type="float" office:value="3.14478">
            <text:p>3.14E+000</text:p>
          </table:table-cell>
          <table:table-cell table:number-columns-repeated="4"/>
        </table:table-row>
        <table:table-row table:style-name="ro2">
          <table:table-cell office:value-type="float" office:value="4.40765449">
            <text:p>4.40765449</text:p>
          </table:table-cell>
          <table:table-cell office:value-type="float" office:value="1.51469905">
            <text:p>1.51469905</text:p>
          </table:table-cell>
          <table:table-cell office:value-type="float" office:value="3.179333">
            <text:p>3.18E+000</text:p>
          </table:table-cell>
          <table:table-cell table:number-columns-repeated="4"/>
        </table:table-row>
        <table:table-row table:style-name="ro2">
          <table:table-cell office:value-type="float" office:value="4.41079609">
            <text:p>4.41079609</text:p>
          </table:table-cell>
          <table:table-cell office:value-type="float" office:value="1.51314973">
            <text:p>1.51314973</text:p>
          </table:table-cell>
          <table:table-cell office:value-type="float" office:value="3.214582">
            <text:p>3.21E+000</text:p>
          </table:table-cell>
          <table:table-cell table:number-columns-repeated="4"/>
        </table:table-row>
        <table:table-row table:style-name="ro2">
          <table:table-cell office:value-type="float" office:value="4.41393768">
            <text:p>4.41393768</text:p>
          </table:table-cell>
          <table:table-cell office:value-type="float" office:value="1.51160215">
            <text:p>1.51160215</text:p>
          </table:table-cell>
          <table:table-cell office:value-type="float" office:value="3.250551">
            <text:p>3.25E+000</text:p>
          </table:table-cell>
          <table:table-cell table:number-columns-repeated="4"/>
        </table:table-row>
        <table:table-row table:style-name="ro2">
          <table:table-cell office:value-type="float" office:value="4.41707927">
            <text:p>4.41707927</text:p>
          </table:table-cell>
          <table:table-cell office:value-type="float" office:value="1.51005628">
            <text:p>1.51005628</text:p>
          </table:table-cell>
          <table:table-cell office:value-type="float" office:value="3.287262">
            <text:p>3.29E+000</text:p>
          </table:table-cell>
          <table:table-cell table:number-columns-repeated="4"/>
        </table:table-row>
        <table:table-row table:style-name="ro2">
          <table:table-cell office:value-type="float" office:value="4.42022086">
            <text:p>4.42022086</text:p>
          </table:table-cell>
          <table:table-cell office:value-type="float" office:value="1.50851213">
            <text:p>1.50851213</text:p>
          </table:table-cell>
          <table:table-cell office:value-type="float" office:value="3.324739">
            <text:p>3.32E+000</text:p>
          </table:table-cell>
          <table:table-cell table:number-columns-repeated="4"/>
        </table:table-row>
        <table:table-row table:style-name="ro2">
          <table:table-cell office:value-type="float" office:value="4.42336246">
            <text:p>4.42336246</text:p>
          </table:table-cell>
          <table:table-cell office:value-type="float" office:value="1.50696969">
            <text:p>1.50696969</text:p>
          </table:table-cell>
          <table:table-cell office:value-type="float" office:value="3.363007">
            <text:p>3.36E+000</text:p>
          </table:table-cell>
          <table:table-cell table:number-columns-repeated="4"/>
        </table:table-row>
        <table:table-row table:style-name="ro2">
          <table:table-cell office:value-type="float" office:value="4.42650405">
            <text:p>4.42650405</text:p>
          </table:table-cell>
          <table:table-cell office:value-type="float" office:value="1.50542895">
            <text:p>1.50542895</text:p>
          </table:table-cell>
          <table:table-cell office:value-type="float" office:value="3.402093">
            <text:p>3.40E+000</text:p>
          </table:table-cell>
          <table:table-cell table:number-columns-repeated="4"/>
        </table:table-row>
        <table:table-row table:style-name="ro2">
          <table:table-cell office:value-type="float" office:value="4.42964564">
            <text:p>4.42964564</text:p>
          </table:table-cell>
          <table:table-cell office:value-type="float" office:value="1.50388992">
            <text:p>1.50388992</text:p>
          </table:table-cell>
          <table:table-cell office:value-type="float" office:value="3.442023">
            <text:p>3.44E+000</text:p>
          </table:table-cell>
          <table:table-cell table:number-columns-repeated="4"/>
        </table:table-row>
        <table:table-row table:style-name="ro2">
          <table:table-cell office:value-type="float" office:value="4.43278723">
            <text:p>4.43278723</text:p>
          </table:table-cell>
          <table:table-cell office:value-type="float" office:value="1.50235259">
            <text:p>1.50235259</text:p>
          </table:table-cell>
          <table:table-cell office:value-type="float" office:value="3.482826">
            <text:p>3.48E+000</text:p>
          </table:table-cell>
          <table:table-cell table:number-columns-repeated="4"/>
        </table:table-row>
        <table:table-row table:style-name="ro2">
          <table:table-cell office:value-type="float" office:value="4.43592883">
            <text:p>4.43592883</text:p>
          </table:table-cell>
          <table:table-cell office:value-type="float" office:value="1.50081696">
            <text:p>1.50081696</text:p>
          </table:table-cell>
          <table:table-cell office:value-type="float" office:value="3.524531">
            <text:p>3.52E+000</text:p>
          </table:table-cell>
          <table:table-cell table:number-columns-repeated="4"/>
        </table:table-row>
        <table:table-row table:style-name="ro2">
          <table:table-cell office:value-type="float" office:value="4.43907042">
            <text:p>4.43907042</text:p>
          </table:table-cell>
          <table:table-cell office:value-type="float" office:value="1.49928302">
            <text:p>1.49928302</text:p>
          </table:table-cell>
          <table:table-cell office:value-type="float" office:value="3.567171">
            <text:p>3.57E+000</text:p>
          </table:table-cell>
          <table:table-cell table:number-columns-repeated="4"/>
        </table:table-row>
        <table:table-row table:style-name="ro2">
          <table:table-cell office:value-type="float" office:value="4.44221201">
            <text:p>4.44221201</text:p>
          </table:table-cell>
          <table:table-cell office:value-type="float" office:value="1.49775076">
            <text:p>1.49775076</text:p>
          </table:table-cell>
          <table:table-cell office:value-type="float" office:value="3.610777">
            <text:p>3.61E+000</text:p>
          </table:table-cell>
          <table:table-cell table:number-columns-repeated="4"/>
        </table:table-row>
        <table:table-row table:style-name="ro2">
          <table:table-cell office:value-type="float" office:value="4.4453536">
            <text:p>4.4453536</text:p>
          </table:table-cell>
          <table:table-cell office:value-type="float" office:value="1.49622019">
            <text:p>1.49622019</text:p>
          </table:table-cell>
          <table:table-cell office:value-type="float" office:value="3.655384">
            <text:p>3.66E+000</text:p>
          </table:table-cell>
          <table:table-cell table:number-columns-repeated="4"/>
        </table:table-row>
        <table:table-row table:style-name="ro2">
          <table:table-cell office:value-type="float" office:value="4.4484952">
            <text:p>4.4484952</text:p>
          </table:table-cell>
          <table:table-cell office:value-type="float" office:value="1.49469129">
            <text:p>1.49469129</text:p>
          </table:table-cell>
          <table:table-cell office:value-type="float" office:value="3.701028">
            <text:p>3.70E+000</text:p>
          </table:table-cell>
          <table:table-cell table:number-columns-repeated="4"/>
        </table:table-row>
        <table:table-row table:style-name="ro2">
          <table:table-cell office:value-type="float" office:value="4.45163679">
            <text:p>4.45163679</text:p>
          </table:table-cell>
          <table:table-cell office:value-type="float" office:value="1.49316408">
            <text:p>1.49316408</text:p>
          </table:table-cell>
          <table:table-cell office:value-type="float" office:value="3.747745">
            <text:p>3.75E+000</text:p>
          </table:table-cell>
          <table:table-cell table:number-columns-repeated="4"/>
        </table:table-row>
        <table:table-row table:style-name="ro2">
          <table:table-cell office:value-type="float" office:value="4.45477838">
            <text:p>4.45477838</text:p>
          </table:table-cell>
          <table:table-cell office:value-type="float" office:value="1.49163853">
            <text:p>1.49163853</text:p>
          </table:table-cell>
          <table:table-cell office:value-type="float" office:value="3.795575">
            <text:p>3.80E+000</text:p>
          </table:table-cell>
          <table:table-cell table:number-columns-repeated="4"/>
        </table:table-row>
        <table:table-row table:style-name="ro2">
          <table:table-cell office:value-type="float" office:value="4.45791998">
            <text:p>4.45791998</text:p>
          </table:table-cell>
          <table:table-cell office:value-type="float" office:value="1.49011465">
            <text:p>1.49011465</text:p>
          </table:table-cell>
          <table:table-cell office:value-type="float" office:value="3.84456">
            <text:p>3.84E+000</text:p>
          </table:table-cell>
          <table:table-cell table:number-columns-repeated="4"/>
        </table:table-row>
        <table:table-row table:style-name="ro2">
          <table:table-cell office:value-type="float" office:value="4.46106157">
            <text:p>4.46106157</text:p>
          </table:table-cell>
          <table:table-cell office:value-type="float" office:value="1.48859243">
            <text:p>1.48859243</text:p>
          </table:table-cell>
          <table:table-cell office:value-type="float" office:value="3.894743">
            <text:p>3.89E+000</text:p>
          </table:table-cell>
          <table:table-cell table:number-columns-repeated="4"/>
        </table:table-row>
        <table:table-row table:style-name="ro2">
          <table:table-cell office:value-type="float" office:value="4.46420316">
            <text:p>4.46420316</text:p>
          </table:table-cell>
          <table:table-cell office:value-type="float" office:value="1.48707188">
            <text:p>1.48707188</text:p>
          </table:table-cell>
          <table:table-cell office:value-type="float" office:value="3.946169">
            <text:p>3.95E+000</text:p>
          </table:table-cell>
          <table:table-cell table:number-columns-repeated="4"/>
        </table:table-row>
        <table:table-row table:style-name="ro2">
          <table:table-cell office:value-type="float" office:value="4.46734475">
            <text:p>4.46734475</text:p>
          </table:table-cell>
          <table:table-cell office:value-type="float" office:value="1.48555298">
            <text:p>1.48555298</text:p>
          </table:table-cell>
          <table:table-cell office:value-type="float" office:value="3.998886">
            <text:p>4.00E+000</text:p>
          </table:table-cell>
          <table:table-cell table:number-columns-repeated="4"/>
        </table:table-row>
        <table:table-row table:style-name="ro2">
          <table:table-cell office:value-type="float" office:value="4.47048635">
            <text:p>4.47048635</text:p>
          </table:table-cell>
          <table:table-cell office:value-type="float" office:value="1.48403573">
            <text:p>1.48403573</text:p>
          </table:table-cell>
          <table:table-cell office:value-type="float" office:value="4.052944">
            <text:p>4.05E+000</text:p>
          </table:table-cell>
          <table:table-cell table:number-columns-repeated="4"/>
        </table:table-row>
        <table:table-row table:style-name="ro2">
          <table:table-cell office:value-type="float" office:value="4.47362794">
            <text:p>4.47362794</text:p>
          </table:table-cell>
          <table:table-cell office:value-type="float" office:value="1.48252012">
            <text:p>1.48252012</text:p>
          </table:table-cell>
          <table:table-cell office:value-type="float" office:value="4.108397">
            <text:p>4.11E+000</text:p>
          </table:table-cell>
          <table:table-cell table:number-columns-repeated="4"/>
        </table:table-row>
        <table:table-row table:style-name="ro2">
          <table:table-cell office:value-type="float" office:value="4.47676953">
            <text:p>4.47676953</text:p>
          </table:table-cell>
          <table:table-cell office:value-type="float" office:value="1.48100616">
            <text:p>1.48100616</text:p>
          </table:table-cell>
          <table:table-cell office:value-type="float" office:value="4.1653">
            <text:p>4.17E+000</text:p>
          </table:table-cell>
          <table:table-cell table:number-columns-repeated="4"/>
        </table:table-row>
        <table:table-row table:style-name="ro2">
          <table:table-cell office:value-type="float" office:value="4.47991112">
            <text:p>4.47991112</text:p>
          </table:table-cell>
          <table:table-cell office:value-type="float" office:value="1.47949384">
            <text:p>1.47949384</text:p>
          </table:table-cell>
          <table:table-cell office:value-type="float" office:value="4.223712">
            <text:p>4.22E+000</text:p>
          </table:table-cell>
          <table:table-cell table:number-columns-repeated="4"/>
        </table:table-row>
        <table:table-row table:style-name="ro2">
          <table:table-cell office:value-type="float" office:value="4.48305272">
            <text:p>4.48305272</text:p>
          </table:table-cell>
          <table:table-cell office:value-type="float" office:value="1.47798316">
            <text:p>1.47798316</text:p>
          </table:table-cell>
          <table:table-cell office:value-type="float" office:value="4.283695">
            <text:p>4.28E+000</text:p>
          </table:table-cell>
          <table:table-cell table:number-columns-repeated="4"/>
        </table:table-row>
        <table:table-row table:style-name="ro2">
          <table:table-cell office:value-type="float" office:value="4.48619431">
            <text:p>4.48619431</text:p>
          </table:table-cell>
          <table:table-cell office:value-type="float" office:value="1.47647411">
            <text:p>1.47647411</text:p>
          </table:table-cell>
          <table:table-cell office:value-type="float" office:value="4.345314">
            <text:p>4.35E+000</text:p>
          </table:table-cell>
          <table:table-cell table:number-columns-repeated="4"/>
        </table:table-row>
        <table:table-row table:style-name="ro2">
          <table:table-cell office:value-type="float" office:value="4.4893359">
            <text:p>4.4893359</text:p>
          </table:table-cell>
          <table:table-cell office:value-type="float" office:value="1.47496668">
            <text:p>1.47496668</text:p>
          </table:table-cell>
          <table:table-cell office:value-type="float" office:value="4.408639">
            <text:p>4.41E+000</text:p>
          </table:table-cell>
          <table:table-cell table:number-columns-repeated="4"/>
        </table:table-row>
        <table:table-row table:style-name="ro2">
          <table:table-cell office:value-type="float" office:value="4.49247749">
            <text:p>4.49247749</text:p>
          </table:table-cell>
          <table:table-cell office:value-type="float" office:value="1.47346088">
            <text:p>1.47346088</text:p>
          </table:table-cell>
          <table:table-cell office:value-type="float" office:value="4.473743">
            <text:p>4.47E+000</text:p>
          </table:table-cell>
          <table:table-cell table:number-columns-repeated="4"/>
        </table:table-row>
        <table:table-row table:style-name="ro2">
          <table:table-cell office:value-type="float" office:value="4.49561909">
            <text:p>4.49561909</text:p>
          </table:table-cell>
          <table:table-cell office:value-type="float" office:value="1.4719567">
            <text:p>1.4719567</text:p>
          </table:table-cell>
          <table:table-cell office:value-type="float" office:value="4.540703">
            <text:p>4.54E+000</text:p>
          </table:table-cell>
          <table:table-cell table:number-columns-repeated="4"/>
        </table:table-row>
        <table:table-row table:style-name="ro2">
          <table:table-cell office:value-type="float" office:value="4.49876068">
            <text:p>4.49876068</text:p>
          </table:table-cell>
          <table:table-cell office:value-type="float" office:value="1.47045414">
            <text:p>1.47045414</text:p>
          </table:table-cell>
          <table:table-cell office:value-type="float" office:value="4.609601">
            <text:p>4.61E+000</text:p>
          </table:table-cell>
          <table:table-cell table:number-columns-repeated="4"/>
        </table:table-row>
        <table:table-row table:style-name="ro2">
          <table:table-cell office:value-type="float" office:value="4.50190227">
            <text:p>4.50190227</text:p>
          </table:table-cell>
          <table:table-cell office:value-type="float" office:value="1.46895319">
            <text:p>1.46895319</text:p>
          </table:table-cell>
          <table:table-cell office:value-type="float" office:value="4.680523">
            <text:p>4.68E+000</text:p>
          </table:table-cell>
          <table:table-cell table:number-columns-repeated="4"/>
        </table:table-row>
        <table:table-row table:style-name="ro2">
          <table:table-cell office:value-type="float" office:value="4.50504387">
            <text:p>4.50504387</text:p>
          </table:table-cell>
          <table:table-cell office:value-type="float" office:value="1.46745384">
            <text:p>1.46745384</text:p>
          </table:table-cell>
          <table:table-cell office:value-type="float" office:value="4.753563">
            <text:p>4.75E+000</text:p>
          </table:table-cell>
          <table:table-cell table:number-columns-repeated="4"/>
        </table:table-row>
        <table:table-row table:style-name="ro2">
          <table:table-cell office:value-type="float" office:value="4.50818546">
            <text:p>4.50818546</text:p>
          </table:table-cell>
          <table:table-cell office:value-type="float" office:value="1.46595611">
            <text:p>1.46595611</text:p>
          </table:table-cell>
          <table:table-cell office:value-type="float" office:value="4.828817">
            <text:p>4.83E+000</text:p>
          </table:table-cell>
          <table:table-cell table:number-columns-repeated="4"/>
        </table:table-row>
        <table:table-row table:style-name="ro2">
          <table:table-cell office:value-type="float" office:value="4.51132705">
            <text:p>4.51132705</text:p>
          </table:table-cell>
          <table:table-cell office:value-type="float" office:value="1.46445997">
            <text:p>1.46445997</text:p>
          </table:table-cell>
          <table:table-cell office:value-type="float" office:value="4.90639">
            <text:p>4.91E+000</text:p>
          </table:table-cell>
          <table:table-cell table:number-columns-repeated="4"/>
        </table:table-row>
        <table:table-row table:style-name="ro2">
          <table:table-cell office:value-type="float" office:value="4.51446864">
            <text:p>4.51446864</text:p>
          </table:table-cell>
          <table:table-cell office:value-type="float" office:value="1.46296543">
            <text:p>1.46296543</text:p>
          </table:table-cell>
          <table:table-cell office:value-type="float" office:value="4.986391">
            <text:p>4.99E+000</text:p>
          </table:table-cell>
          <table:table-cell table:number-columns-repeated="4"/>
        </table:table-row>
        <table:table-row table:style-name="ro2">
          <table:table-cell office:value-type="float" office:value="4.51761024">
            <text:p>4.51761024</text:p>
          </table:table-cell>
          <table:table-cell office:value-type="float" office:value="1.46147248">
            <text:p>1.46147248</text:p>
          </table:table-cell>
          <table:table-cell office:value-type="float" office:value="5.068939">
            <text:p>5.07E+000</text:p>
          </table:table-cell>
          <table:table-cell table:number-columns-repeated="4"/>
        </table:table-row>
        <table:table-row table:style-name="ro2">
          <table:table-cell office:value-type="float" office:value="4.52075183">
            <text:p>4.52075183</text:p>
          </table:table-cell>
          <table:table-cell office:value-type="float" office:value="1.45998112">
            <text:p>1.45998112</text:p>
          </table:table-cell>
          <table:table-cell office:value-type="float" office:value="5.154159">
            <text:p>5.15E+000</text:p>
          </table:table-cell>
          <table:table-cell table:number-columns-repeated="4"/>
        </table:table-row>
        <table:table-row table:style-name="ro2">
          <table:table-cell office:value-type="float" office:value="4.52389342">
            <text:p>4.52389342</text:p>
          </table:table-cell>
          <table:table-cell office:value-type="float" office:value="1.45849135">
            <text:p>1.45849135</text:p>
          </table:table-cell>
          <table:table-cell office:value-type="float" office:value="5.242184">
            <text:p>5.24E+000</text:p>
          </table:table-cell>
          <table:table-cell table:number-columns-repeated="4"/>
        </table:table-row>
        <table:table-row table:style-name="ro2">
          <table:table-cell office:value-type="float" office:value="4.52703501">
            <text:p>4.52703501</text:p>
          </table:table-cell>
          <table:table-cell office:value-type="float" office:value="1.45700316">
            <text:p>1.45700316</text:p>
          </table:table-cell>
          <table:table-cell office:value-type="float" office:value="5.333156">
            <text:p>5.33E+000</text:p>
          </table:table-cell>
          <table:table-cell table:number-columns-repeated="4"/>
        </table:table-row>
        <table:table-row table:style-name="ro2">
          <table:table-cell office:value-type="float" office:value="4.53017661">
            <text:p>4.53017661</text:p>
          </table:table-cell>
          <table:table-cell office:value-type="float" office:value="1.45551655">
            <text:p>1.45551655</text:p>
          </table:table-cell>
          <table:table-cell office:value-type="float" office:value="5.427229">
            <text:p>5.43E+000</text:p>
          </table:table-cell>
          <table:table-cell table:number-columns-repeated="4"/>
        </table:table-row>
        <table:table-row table:style-name="ro2">
          <table:table-cell office:value-type="float" office:value="4.5333182">
            <text:p>4.5333182</text:p>
          </table:table-cell>
          <table:table-cell office:value-type="float" office:value="1.45403151">
            <text:p>1.45403151</text:p>
          </table:table-cell>
          <table:table-cell office:value-type="float" office:value="5.524566">
            <text:p>5.52E+000</text:p>
          </table:table-cell>
          <table:table-cell table:number-columns-repeated="4"/>
        </table:table-row>
        <table:table-row table:style-name="ro2">
          <table:table-cell office:value-type="float" office:value="4.53645979">
            <text:p>4.53645979</text:p>
          </table:table-cell>
          <table:table-cell office:value-type="float" office:value="1.45254805">
            <text:p>1.45254805</text:p>
          </table:table-cell>
          <table:table-cell office:value-type="float" office:value="5.625341">
            <text:p>5.63E+000</text:p>
          </table:table-cell>
          <table:table-cell table:number-columns-repeated="4"/>
        </table:table-row>
        <table:table-row table:style-name="ro2">
          <table:table-cell office:value-type="float" office:value="4.53960138">
            <text:p>4.53960138</text:p>
          </table:table-cell>
          <table:table-cell office:value-type="float" office:value="1.45106615">
            <text:p>1.45106615</text:p>
          </table:table-cell>
          <table:table-cell office:value-type="float" office:value="5.729742">
            <text:p>5.73E+000</text:p>
          </table:table-cell>
          <table:table-cell table:number-columns-repeated="4"/>
        </table:table-row>
        <table:table-row table:style-name="ro2">
          <table:table-cell office:value-type="float" office:value="4.54274298">
            <text:p>4.54274298</text:p>
          </table:table-cell>
          <table:table-cell office:value-type="float" office:value="1.44958581">
            <text:p>1.44958581</text:p>
          </table:table-cell>
          <table:table-cell office:value-type="float" office:value="5.83797">
            <text:p>5.84E+000</text:p>
          </table:table-cell>
          <table:table-cell table:number-columns-repeated="4"/>
        </table:table-row>
        <table:table-row table:style-name="ro2">
          <table:table-cell office:value-type="float" office:value="4.54588457">
            <text:p>4.54588457</text:p>
          </table:table-cell>
          <table:table-cell office:value-type="float" office:value="1.44810703">
            <text:p>1.44810703</text:p>
          </table:table-cell>
          <table:table-cell office:value-type="float" office:value="5.950243">
            <text:p>5.95E+000</text:p>
          </table:table-cell>
          <table:table-cell table:number-columns-repeated="4"/>
        </table:table-row>
        <table:table-row table:style-name="ro2">
          <table:table-cell office:value-type="float" office:value="4.54902616">
            <text:p>4.54902616</text:p>
          </table:table-cell>
          <table:table-cell office:value-type="float" office:value="1.44662981">
            <text:p>1.44662981</text:p>
          </table:table-cell>
          <table:table-cell office:value-type="float" office:value="6.066793">
            <text:p>6.07E+000</text:p>
          </table:table-cell>
          <table:table-cell table:number-columns-repeated="4"/>
        </table:table-row>
        <table:table-row table:style-name="ro2">
          <table:table-cell office:value-type="float" office:value="4.55216776">
            <text:p>4.55216776</text:p>
          </table:table-cell>
          <table:table-cell office:value-type="float" office:value="1.44515414">
            <text:p>1.44515414</text:p>
          </table:table-cell>
          <table:table-cell office:value-type="float" office:value="6.187872">
            <text:p>6.19E+000</text:p>
          </table:table-cell>
          <table:table-cell table:number-columns-repeated="4"/>
        </table:table-row>
        <table:table-row table:style-name="ro2">
          <table:table-cell office:value-type="float" office:value="4.55530935">
            <text:p>4.55530935</text:p>
          </table:table-cell>
          <table:table-cell office:value-type="float" office:value="1.44368002">
            <text:p>1.44368002</text:p>
          </table:table-cell>
          <table:table-cell office:value-type="float" office:value="6.313752">
            <text:p>6.31E+000</text:p>
          </table:table-cell>
          <table:table-cell table:number-columns-repeated="4"/>
        </table:table-row>
        <table:table-row table:style-name="ro2">
          <table:table-cell office:value-type="float" office:value="4.55845094">
            <text:p>4.55845094</text:p>
          </table:table-cell>
          <table:table-cell office:value-type="float" office:value="1.44220745">
            <text:p>1.44220745</text:p>
          </table:table-cell>
          <table:table-cell office:value-type="float" office:value="6.444726">
            <text:p>6.44E+000</text:p>
          </table:table-cell>
          <table:table-cell table:number-columns-repeated="4"/>
        </table:table-row>
        <table:table-row table:style-name="ro2">
          <table:table-cell office:value-type="float" office:value="4.56159253">
            <text:p>4.56159253</text:p>
          </table:table-cell>
          <table:table-cell office:value-type="float" office:value="1.44073641">
            <text:p>1.44073641</text:p>
          </table:table-cell>
          <table:table-cell office:value-type="float" office:value="6.581114">
            <text:p>6.58E+000</text:p>
          </table:table-cell>
          <table:table-cell table:number-columns-repeated="4"/>
        </table:table-row>
        <table:table-row table:style-name="ro2">
          <table:table-cell office:value-type="float" office:value="4.56473413">
            <text:p>4.56473413</text:p>
          </table:table-cell>
          <table:table-cell office:value-type="float" office:value="1.43926691">
            <text:p>1.43926691</text:p>
          </table:table-cell>
          <table:table-cell office:value-type="float" office:value="6.723261">
            <text:p>6.72E+000</text:p>
          </table:table-cell>
          <table:table-cell table:number-columns-repeated="4"/>
        </table:table-row>
        <table:table-row table:style-name="ro2">
          <table:table-cell office:value-type="float" office:value="4.56787572">
            <text:p>4.56787572</text:p>
          </table:table-cell>
          <table:table-cell office:value-type="float" office:value="1.43779895">
            <text:p>1.43779895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  <table:table-row table:style-name="ro2">
          <table:table-cell office:value-type="float" office:value="4.57101731">
            <text:p>4.57101731</text:p>
          </table:table-cell>
          <table:table-cell office:value-type="float" office:value="1.43633252">
            <text:p>1.43633252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4.5741589">
            <text:p>4.5741589</text:p>
          </table:table-cell>
          <table:table-cell office:value-type="float" office:value="1.43486761">
            <text:p>1.43486761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4.5773005">
            <text:p>4.5773005</text:p>
          </table:table-cell>
          <table:table-cell office:value-type="float" office:value="1.43340422">
            <text:p>1.43340422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4.58044209">
            <text:p>4.58044209</text:p>
          </table:table-cell>
          <table:table-cell office:value-type="float" office:value="1.43194236">
            <text:p>1.43194236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4.58358368">
            <text:p>4.58358368</text:p>
          </table:table-cell>
          <table:table-cell office:value-type="float" office:value="1.43048201">
            <text:p>1.43048201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4.58672527">
            <text:p>4.58672527</text:p>
          </table:table-cell>
          <table:table-cell office:value-type="float" office:value="1.42902317">
            <text:p>1.42902317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4.58986687">
            <text:p>4.58986687</text:p>
          </table:table-cell>
          <table:table-cell office:value-type="float" office:value="1.42756584">
            <text:p>1.42756584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4.59300846">
            <text:p>4.59300846</text:p>
          </table:table-cell>
          <table:table-cell office:value-type="float" office:value="1.42611002">
            <text:p>1.42611002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4.59615005">
            <text:p>4.59615005</text:p>
          </table:table-cell>
          <table:table-cell office:value-type="float" office:value="1.42465569">
            <text:p>1.42465569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4.59929164">
            <text:p>4.59929164</text:p>
          </table:table-cell>
          <table:table-cell office:value-type="float" office:value="1.42320286">
            <text:p>1.42320286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4.60243324">
            <text:p>4.60243324</text:p>
          </table:table-cell>
          <table:table-cell office:value-type="float" office:value="1.42175153">
            <text:p>1.42175153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4.60557483">
            <text:p>4.60557483</text:p>
          </table:table-cell>
          <table:table-cell office:value-type="float" office:value="1.42030169">
            <text:p>1.42030169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4.60871642">
            <text:p>4.60871642</text:p>
          </table:table-cell>
          <table:table-cell office:value-type="float" office:value="1.41885334">
            <text:p>1.41885334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4.61185802">
            <text:p>4.61185802</text:p>
          </table:table-cell>
          <table:table-cell office:value-type="float" office:value="1.41740646">
            <text:p>1.41740646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4.61499961">
            <text:p>4.61499961</text:p>
          </table:table-cell>
          <table:table-cell office:value-type="float" office:value="1.41596107">
            <text:p>1.41596107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4.6181412">
            <text:p>4.6181412</text:p>
          </table:table-cell>
          <table:table-cell office:value-type="float" office:value="1.41451716">
            <text:p>1.41451716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4.62128279">
            <text:p>4.62128279</text:p>
          </table:table-cell>
          <table:table-cell office:value-type="float" office:value="1.41307471">
            <text:p>1.41307471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4.62442439">
            <text:p>4.62442439</text:p>
          </table:table-cell>
          <table:table-cell office:value-type="float" office:value="1.41163374">
            <text:p>1.41163374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4.62756598">
            <text:p>4.62756598</text:p>
          </table:table-cell>
          <table:table-cell office:value-type="float" office:value="1.41019423">
            <text:p>1.41019423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4.63070757">
            <text:p>4.63070757</text:p>
          </table:table-cell>
          <table:table-cell office:value-type="float" office:value="1.40875619">
            <text:p>1.40875619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4.63384916">
            <text:p>4.63384916</text:p>
          </table:table-cell>
          <table:table-cell office:value-type="float" office:value="1.4073196">
            <text:p>1.4073196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4.63699076">
            <text:p>4.63699076</text:p>
          </table:table-cell>
          <table:table-cell office:value-type="float" office:value="1.40588447">
            <text:p>1.40588447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4.64013235">
            <text:p>4.64013235</text:p>
          </table:table-cell>
          <table:table-cell office:value-type="float" office:value="1.40445079">
            <text:p>1.40445079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4.64327394">
            <text:p>4.64327394</text:p>
          </table:table-cell>
          <table:table-cell office:value-type="float" office:value="1.40301856">
            <text:p>1.40301856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4.64641553">
            <text:p>4.64641553</text:p>
          </table:table-cell>
          <table:table-cell office:value-type="float" office:value="1.40158778">
            <text:p>1.40158778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4.64955713">
            <text:p>4.64955713</text:p>
          </table:table-cell>
          <table:table-cell office:value-type="float" office:value="1.40015843">
            <text:p>1.40015843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4.65269872">
            <text:p>4.65269872</text:p>
          </table:table-cell>
          <table:table-cell office:value-type="float" office:value="1.39873053">
            <text:p>1.39873053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4.65584031">
            <text:p>4.65584031</text:p>
          </table:table-cell>
          <table:table-cell office:value-type="float" office:value="1.39730406">
            <text:p>1.39730406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4.65898191">
            <text:p>4.65898191</text:p>
          </table:table-cell>
          <table:table-cell office:value-type="float" office:value="1.39587902">
            <text:p>1.39587902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4.6621235">
            <text:p>4.6621235</text:p>
          </table:table-cell>
          <table:table-cell office:value-type="float" office:value="1.39445541">
            <text:p>1.39445541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4.66526509">
            <text:p>4.66526509</text:p>
          </table:table-cell>
          <table:table-cell office:value-type="float" office:value="1.39303322">
            <text:p>1.39303322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4.66840668">
            <text:p>4.66840668</text:p>
          </table:table-cell>
          <table:table-cell office:value-type="float" office:value="1.39161246">
            <text:p>1.39161246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4.67154828">
            <text:p>4.67154828</text:p>
          </table:table-cell>
          <table:table-cell office:value-type="float" office:value="1.39019311">
            <text:p>1.39019311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4.67468987">
            <text:p>4.67468987</text:p>
          </table:table-cell>
          <table:table-cell office:value-type="float" office:value="1.38877517">
            <text:p>1.38877517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4.67783146">
            <text:p>4.67783146</text:p>
          </table:table-cell>
          <table:table-cell office:value-type="float" office:value="1.38735865">
            <text:p>1.38735865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4.68097305">
            <text:p>4.68097305</text:p>
          </table:table-cell>
          <table:table-cell office:value-type="float" office:value="1.38594354">
            <text:p>1.38594354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4.68411465">
            <text:p>4.68411465</text:p>
          </table:table-cell>
          <table:table-cell office:value-type="float" office:value="1.38452983">
            <text:p>1.38452983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4.68725624">
            <text:p>4.68725624</text:p>
          </table:table-cell>
          <table:table-cell office:value-type="float" office:value="1.38311752">
            <text:p>1.38311752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4.69039783">
            <text:p>4.69039783</text:p>
          </table:table-cell>
          <table:table-cell office:value-type="float" office:value="1.38170661">
            <text:p>1.38170661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4.69353942">
            <text:p>4.69353942</text:p>
          </table:table-cell>
          <table:table-cell office:value-type="float" office:value="1.38029709">
            <text:p>1.38029709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4.69668102">
            <text:p>4.69668102</text:p>
          </table:table-cell>
          <table:table-cell office:value-type="float" office:value="1.37888896">
            <text:p>1.37888896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4.69982261">
            <text:p>4.69982261</text:p>
          </table:table-cell>
          <table:table-cell office:value-type="float" office:value="1.37748223">
            <text:p>1.37748223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4.7029642">
            <text:p>4.7029642</text:p>
          </table:table-cell>
          <table:table-cell office:value-type="float" office:value="1.37607687">
            <text:p>1.37607687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4.7061058">
            <text:p>4.7061058</text:p>
          </table:table-cell>
          <table:table-cell office:value-type="float" office:value="1.3746729">
            <text:p>1.3746729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4.70924739">
            <text:p>4.70924739</text:p>
          </table:table-cell>
          <table:table-cell office:value-type="float" office:value="1.3732703">
            <text:p>1.3732703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4.71238898">
            <text:p>4.71238898</text:p>
          </table:table-cell>
          <table:table-cell office:value-type="float" office:value="1.37186908">
            <text:p>1.37186908</text:p>
          </table:table-cell>
          <table:table-cell office:value-type="float" office:value="5.443746E+015">
            <text:p>5.44E+015</text:p>
          </table:table-cell>
          <table:table-cell table:number-columns-repeated="4"/>
        </table:table-row>
        <table:table-row table:style-name="ro2">
          <table:table-cell office:value-type="float" office:value="4.71553057">
            <text:p>4.71553057</text:p>
          </table:table-cell>
          <table:table-cell office:value-type="float" office:value="-1.37046923">
            <text:p>-1.37046923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4.71867217">
            <text:p>4.71867217</text:p>
          </table:table-cell>
          <table:table-cell office:value-type="float" office:value="-1.36907075">
            <text:p>-1.36907075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4.72181376">
            <text:p>4.72181376</text:p>
          </table:table-cell>
          <table:table-cell office:value-type="float" office:value="-1.36767364">
            <text:p>-1.36767364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4.72495535">
            <text:p>4.72495535</text:p>
          </table:table-cell>
          <table:table-cell office:value-type="float" office:value="-1.36627788">
            <text:p>-1.36627788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4.72809694">
            <text:p>4.72809694</text:p>
          </table:table-cell>
          <table:table-cell office:value-type="float" office:value="-1.36488348">
            <text:p>-1.36488348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4.73123854">
            <text:p>4.73123854</text:p>
          </table:table-cell>
          <table:table-cell office:value-type="float" office:value="-1.36349044">
            <text:p>-1.36349044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4.73438013">
            <text:p>4.73438013</text:p>
          </table:table-cell>
          <table:table-cell office:value-type="float" office:value="-1.36209875">
            <text:p>-1.36209875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4.73752172">
            <text:p>4.73752172</text:p>
          </table:table-cell>
          <table:table-cell office:value-type="float" office:value="-1.36070841">
            <text:p>-1.36070841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4.74066331">
            <text:p>4.74066331</text:p>
          </table:table-cell>
          <table:table-cell office:value-type="float" office:value="-1.35931941">
            <text:p>-1.35931941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4.74380491">
            <text:p>4.74380491</text:p>
          </table:table-cell>
          <table:table-cell office:value-type="float" office:value="-1.35793176">
            <text:p>-1.35793176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4.7469465">
            <text:p>4.7469465</text:p>
          </table:table-cell>
          <table:table-cell office:value-type="float" office:value="-1.35654544">
            <text:p>-1.35654544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4.75008809">
            <text:p>4.75008809</text:p>
          </table:table-cell>
          <table:table-cell office:value-type="float" office:value="-1.35516047">
            <text:p>-1.35516047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4.75322968">
            <text:p>4.75322968</text:p>
          </table:table-cell>
          <table:table-cell office:value-type="float" office:value="-1.35377682">
            <text:p>-1.35377682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4.75637128">
            <text:p>4.75637128</text:p>
          </table:table-cell>
          <table:table-cell office:value-type="float" office:value="-1.3523945">
            <text:p>-1.3523945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4.75951287">
            <text:p>4.75951287</text:p>
          </table:table-cell>
          <table:table-cell office:value-type="float" office:value="-1.35101351">
            <text:p>-1.35101351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4.76265446">
            <text:p>4.76265446</text:p>
          </table:table-cell>
          <table:table-cell office:value-type="float" office:value="-1.34963384">
            <text:p>-1.34963384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4.76579606">
            <text:p>4.76579606</text:p>
          </table:table-cell>
          <table:table-cell office:value-type="float" office:value="-1.34825549">
            <text:p>-1.34825549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4.76893765">
            <text:p>4.76893765</text:p>
          </table:table-cell>
          <table:table-cell office:value-type="float" office:value="-1.34687846">
            <text:p>-1.34687846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4.77207924">
            <text:p>4.77207924</text:p>
          </table:table-cell>
          <table:table-cell office:value-type="float" office:value="-1.34550274">
            <text:p>-1.34550274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4.77522083">
            <text:p>4.77522083</text:p>
          </table:table-cell>
          <table:table-cell office:value-type="float" office:value="-1.34412834">
            <text:p>-1.34412834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4.77836243">
            <text:p>4.77836243</text:p>
          </table:table-cell>
          <table:table-cell office:value-type="float" office:value="-1.34275524">
            <text:p>-1.34275524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4.78150402">
            <text:p>4.78150402</text:p>
          </table:table-cell>
          <table:table-cell office:value-type="float" office:value="-1.34138344">
            <text:p>-1.34138344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4.78464561">
            <text:p>4.78464561</text:p>
          </table:table-cell>
          <table:table-cell office:value-type="float" office:value="-1.34001295">
            <text:p>-1.34001295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4.7877872">
            <text:p>4.7877872</text:p>
          </table:table-cell>
          <table:table-cell office:value-type="float" office:value="-1.33864375">
            <text:p>-1.33864375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4.7909288">
            <text:p>4.7909288</text:p>
          </table:table-cell>
          <table:table-cell office:value-type="float" office:value="-1.33727585">
            <text:p>-1.33727585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4.79407039">
            <text:p>4.79407039</text:p>
          </table:table-cell>
          <table:table-cell office:value-type="float" office:value="-1.33590924">
            <text:p>-1.33590924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4.79721198">
            <text:p>4.79721198</text:p>
          </table:table-cell>
          <table:table-cell office:value-type="float" office:value="-1.33454392">
            <text:p>-1.33454392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4.80035357">
            <text:p>4.80035357</text:p>
          </table:table-cell>
          <table:table-cell office:value-type="float" office:value="-1.33317988">
            <text:p>-1.33317988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4.80349517">
            <text:p>4.80349517</text:p>
          </table:table-cell>
          <table:table-cell office:value-type="float" office:value="-1.33181713">
            <text:p>-1.33181713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4.80663676">
            <text:p>4.80663676</text:p>
          </table:table-cell>
          <table:table-cell office:value-type="float" office:value="-1.33045565">
            <text:p>-1.33045565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4.80977835">
            <text:p>4.80977835</text:p>
          </table:table-cell>
          <table:table-cell office:value-type="float" office:value="-1.32909546">
            <text:p>-1.32909546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4.81291995">
            <text:p>4.81291995</text:p>
          </table:table-cell>
          <table:table-cell office:value-type="float" office:value="-1.32773653">
            <text:p>-1.32773653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4.81606154">
            <text:p>4.81606154</text:p>
          </table:table-cell>
          <table:table-cell office:value-type="float" office:value="-1.32637888">
            <text:p>-1.32637888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4.81920313">
            <text:p>4.81920313</text:p>
          </table:table-cell>
          <table:table-cell office:value-type="float" office:value="-1.32502249">
            <text:p>-1.32502249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4.82234472">
            <text:p>4.82234472</text:p>
          </table:table-cell>
          <table:table-cell office:value-type="float" office:value="-1.32366737">
            <text:p>-1.32366737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4.82548632">
            <text:p>4.82548632</text:p>
          </table:table-cell>
          <table:table-cell office:value-type="float" office:value="-1.32231351">
            <text:p>-1.32231351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4.82862791">
            <text:p>4.82862791</text:p>
          </table:table-cell>
          <table:table-cell office:value-type="float" office:value="-1.3209609">
            <text:p>-1.3209609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4.8317695">
            <text:p>4.8317695</text:p>
          </table:table-cell>
          <table:table-cell office:value-type="float" office:value="-1.31960956">
            <text:p>-1.31960956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4.83491109">
            <text:p>4.83491109</text:p>
          </table:table-cell>
          <table:table-cell office:value-type="float" office:value="-1.31825946">
            <text:p>-1.31825946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4.83805269">
            <text:p>4.83805269</text:p>
          </table:table-cell>
          <table:table-cell office:value-type="float" office:value="-1.31691061">
            <text:p>-1.31691061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4.84119428">
            <text:p>4.84119428</text:p>
          </table:table-cell>
          <table:table-cell office:value-type="float" office:value="-1.31556301">
            <text:p>-1.31556301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4.84433587">
            <text:p>4.84433587</text:p>
          </table:table-cell>
          <table:table-cell office:value-type="float" office:value="-1.31421666">
            <text:p>-1.31421666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4.84747746">
            <text:p>4.84747746</text:p>
          </table:table-cell>
          <table:table-cell office:value-type="float" office:value="-1.31287154">
            <text:p>-1.31287154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4.85061906">
            <text:p>4.85061906</text:p>
          </table:table-cell>
          <table:table-cell office:value-type="float" office:value="-1.31152766">
            <text:p>-1.31152766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4.85376065">
            <text:p>4.85376065</text:p>
          </table:table-cell>
          <table:table-cell office:value-type="float" office:value="-1.31018501">
            <text:p>-1.31018501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4.85690224">
            <text:p>4.85690224</text:p>
          </table:table-cell>
          <table:table-cell office:value-type="float" office:value="-1.3088436">
            <text:p>-1.3088436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  <table:table-row table:style-name="ro2">
          <table:table-cell office:value-type="float" office:value="4.86004384">
            <text:p>4.86004384</text:p>
          </table:table-cell>
          <table:table-cell office:value-type="float" office:value="-1.30750341">
            <text:p>-1.30750341</text:p>
          </table:table-cell>
          <table:table-cell office:value-type="float" office:value="6.723261">
            <text:p>6.72E+000</text:p>
          </table:table-cell>
          <table:table-cell table:number-columns-repeated="4"/>
        </table:table-row>
        <table:table-row table:style-name="ro2">
          <table:table-cell office:value-type="float" office:value="4.86318543">
            <text:p>4.86318543</text:p>
          </table:table-cell>
          <table:table-cell office:value-type="float" office:value="-1.30616445">
            <text:p>-1.30616445</text:p>
          </table:table-cell>
          <table:table-cell office:value-type="float" office:value="6.581114">
            <text:p>6.58E+000</text:p>
          </table:table-cell>
          <table:table-cell table:number-columns-repeated="4"/>
        </table:table-row>
        <table:table-row table:style-name="ro2">
          <table:table-cell office:value-type="float" office:value="4.86632702">
            <text:p>4.86632702</text:p>
          </table:table-cell>
          <table:table-cell office:value-type="float" office:value="-1.30482671">
            <text:p>-1.30482671</text:p>
          </table:table-cell>
          <table:table-cell office:value-type="float" office:value="6.444726">
            <text:p>6.44E+000</text:p>
          </table:table-cell>
          <table:table-cell table:number-columns-repeated="4"/>
        </table:table-row>
        <table:table-row table:style-name="ro2">
          <table:table-cell office:value-type="float" office:value="4.86946861">
            <text:p>4.86946861</text:p>
          </table:table-cell>
          <table:table-cell office:value-type="float" office:value="-1.30349019">
            <text:p>-1.30349019</text:p>
          </table:table-cell>
          <table:table-cell office:value-type="float" office:value="6.313752">
            <text:p>6.31E+000</text:p>
          </table:table-cell>
          <table:table-cell table:number-columns-repeated="4"/>
        </table:table-row>
        <table:table-row table:style-name="ro2">
          <table:table-cell office:value-type="float" office:value="4.87261021">
            <text:p>4.87261021</text:p>
          </table:table-cell>
          <table:table-cell office:value-type="float" office:value="-1.30215489">
            <text:p>-1.30215489</text:p>
          </table:table-cell>
          <table:table-cell office:value-type="float" office:value="6.187872">
            <text:p>6.19E+000</text:p>
          </table:table-cell>
          <table:table-cell table:number-columns-repeated="4"/>
        </table:table-row>
        <table:table-row table:style-name="ro2">
          <table:table-cell office:value-type="float" office:value="4.8757518">
            <text:p>4.8757518</text:p>
          </table:table-cell>
          <table:table-cell office:value-type="float" office:value="-1.3008208">
            <text:p>-1.3008208</text:p>
          </table:table-cell>
          <table:table-cell office:value-type="float" office:value="6.066793">
            <text:p>6.07E+000</text:p>
          </table:table-cell>
          <table:table-cell table:number-columns-repeated="4"/>
        </table:table-row>
        <table:table-row table:style-name="ro2">
          <table:table-cell office:value-type="float" office:value="4.87889339">
            <text:p>4.87889339</text:p>
          </table:table-cell>
          <table:table-cell office:value-type="float" office:value="-1.29948792">
            <text:p>-1.29948792</text:p>
          </table:table-cell>
          <table:table-cell office:value-type="float" office:value="5.950243">
            <text:p>5.95E+000</text:p>
          </table:table-cell>
          <table:table-cell table:number-columns-repeated="4"/>
        </table:table-row>
        <table:table-row table:style-name="ro2">
          <table:table-cell office:value-type="float" office:value="4.88203498">
            <text:p>4.88203498</text:p>
          </table:table-cell>
          <table:table-cell office:value-type="float" office:value="-1.29815625">
            <text:p>-1.29815625</text:p>
          </table:table-cell>
          <table:table-cell office:value-type="float" office:value="5.83797">
            <text:p>5.84E+000</text:p>
          </table:table-cell>
          <table:table-cell table:number-columns-repeated="4"/>
        </table:table-row>
        <table:table-row table:style-name="ro2">
          <table:table-cell office:value-type="float" office:value="4.88517658">
            <text:p>4.88517658</text:p>
          </table:table-cell>
          <table:table-cell office:value-type="float" office:value="-1.29682579">
            <text:p>-1.29682579</text:p>
          </table:table-cell>
          <table:table-cell office:value-type="float" office:value="5.729742">
            <text:p>5.73E+000</text:p>
          </table:table-cell>
          <table:table-cell table:number-columns-repeated="4"/>
        </table:table-row>
        <table:table-row table:style-name="ro2">
          <table:table-cell office:value-type="float" office:value="4.88831817">
            <text:p>4.88831817</text:p>
          </table:table-cell>
          <table:table-cell office:value-type="float" office:value="-1.29549652">
            <text:p>-1.29549652</text:p>
          </table:table-cell>
          <table:table-cell office:value-type="float" office:value="5.625341">
            <text:p>5.63E+000</text:p>
          </table:table-cell>
          <table:table-cell table:number-columns-repeated="4"/>
        </table:table-row>
        <table:table-row table:style-name="ro2">
          <table:table-cell office:value-type="float" office:value="4.89145976">
            <text:p>4.89145976</text:p>
          </table:table-cell>
          <table:table-cell office:value-type="float" office:value="-1.29416846">
            <text:p>-1.29416846</text:p>
          </table:table-cell>
          <table:table-cell office:value-type="float" office:value="5.524566">
            <text:p>5.52E+000</text:p>
          </table:table-cell>
          <table:table-cell table:number-columns-repeated="4"/>
        </table:table-row>
        <table:table-row table:style-name="ro2">
          <table:table-cell office:value-type="float" office:value="4.89460135">
            <text:p>4.89460135</text:p>
          </table:table-cell>
          <table:table-cell office:value-type="float" office:value="-1.29284159">
            <text:p>-1.29284159</text:p>
          </table:table-cell>
          <table:table-cell office:value-type="float" office:value="5.427229">
            <text:p>5.43E+000</text:p>
          </table:table-cell>
          <table:table-cell table:number-columns-repeated="4"/>
        </table:table-row>
        <table:table-row table:style-name="ro2">
          <table:table-cell office:value-type="float" office:value="4.89774295">
            <text:p>4.89774295</text:p>
          </table:table-cell>
          <table:table-cell office:value-type="float" office:value="-1.29151591">
            <text:p>-1.29151591</text:p>
          </table:table-cell>
          <table:table-cell office:value-type="float" office:value="5.333156">
            <text:p>5.33E+000</text:p>
          </table:table-cell>
          <table:table-cell table:number-columns-repeated="4"/>
        </table:table-row>
        <table:table-row table:style-name="ro2">
          <table:table-cell office:value-type="float" office:value="4.90088454">
            <text:p>4.90088454</text:p>
          </table:table-cell>
          <table:table-cell office:value-type="float" office:value="-1.29019143">
            <text:p>-1.29019143</text:p>
          </table:table-cell>
          <table:table-cell office:value-type="float" office:value="5.242184">
            <text:p>5.24E+000</text:p>
          </table:table-cell>
          <table:table-cell table:number-columns-repeated="4"/>
        </table:table-row>
        <table:table-row table:style-name="ro2">
          <table:table-cell office:value-type="float" office:value="4.90402613">
            <text:p>4.90402613</text:p>
          </table:table-cell>
          <table:table-cell office:value-type="float" office:value="-1.28886813">
            <text:p>-1.28886813</text:p>
          </table:table-cell>
          <table:table-cell office:value-type="float" office:value="5.154159">
            <text:p>5.15E+000</text:p>
          </table:table-cell>
          <table:table-cell table:number-columns-repeated="4"/>
        </table:table-row>
        <table:table-row table:style-name="ro2">
          <table:table-cell office:value-type="float" office:value="4.90716772">
            <text:p>4.90716772</text:p>
          </table:table-cell>
          <table:table-cell office:value-type="float" office:value="-1.28754601">
            <text:p>-1.28754601</text:p>
          </table:table-cell>
          <table:table-cell office:value-type="float" office:value="5.068939">
            <text:p>5.07E+000</text:p>
          </table:table-cell>
          <table:table-cell table:number-columns-repeated="4"/>
        </table:table-row>
        <table:table-row table:style-name="ro2">
          <table:table-cell office:value-type="float" office:value="4.91030932">
            <text:p>4.91030932</text:p>
          </table:table-cell>
          <table:table-cell office:value-type="float" office:value="-1.28622508">
            <text:p>-1.28622508</text:p>
          </table:table-cell>
          <table:table-cell office:value-type="float" office:value="4.986391">
            <text:p>4.99E+000</text:p>
          </table:table-cell>
          <table:table-cell table:number-columns-repeated="4"/>
        </table:table-row>
        <table:table-row table:style-name="ro2">
          <table:table-cell office:value-type="float" office:value="4.91345091">
            <text:p>4.91345091</text:p>
          </table:table-cell>
          <table:table-cell office:value-type="float" office:value="-1.28490533">
            <text:p>-1.28490533</text:p>
          </table:table-cell>
          <table:table-cell office:value-type="float" office:value="4.90639">
            <text:p>4.91E+000</text:p>
          </table:table-cell>
          <table:table-cell table:number-columns-repeated="4"/>
        </table:table-row>
        <table:table-row table:style-name="ro2">
          <table:table-cell office:value-type="float" office:value="4.9165925">
            <text:p>4.9165925</text:p>
          </table:table-cell>
          <table:table-cell office:value-type="float" office:value="-1.28358675">
            <text:p>-1.28358675</text:p>
          </table:table-cell>
          <table:table-cell office:value-type="float" office:value="4.828817">
            <text:p>4.83E+000</text:p>
          </table:table-cell>
          <table:table-cell table:number-columns-repeated="4"/>
        </table:table-row>
        <table:table-row table:style-name="ro2">
          <table:table-cell office:value-type="float" office:value="4.9197341">
            <text:p>4.9197341</text:p>
          </table:table-cell>
          <table:table-cell office:value-type="float" office:value="-1.28226935">
            <text:p>-1.28226935</text:p>
          </table:table-cell>
          <table:table-cell office:value-type="float" office:value="4.753563">
            <text:p>4.75E+000</text:p>
          </table:table-cell>
          <table:table-cell table:number-columns-repeated="4"/>
        </table:table-row>
        <table:table-row table:style-name="ro2">
          <table:table-cell office:value-type="float" office:value="4.92287569">
            <text:p>4.92287569</text:p>
          </table:table-cell>
          <table:table-cell office:value-type="float" office:value="-1.28095312">
            <text:p>-1.28095312</text:p>
          </table:table-cell>
          <table:table-cell office:value-type="float" office:value="4.680523">
            <text:p>4.68E+000</text:p>
          </table:table-cell>
          <table:table-cell table:number-columns-repeated="4"/>
        </table:table-row>
        <table:table-row table:style-name="ro2">
          <table:table-cell office:value-type="float" office:value="4.92601728">
            <text:p>4.92601728</text:p>
          </table:table-cell>
          <table:table-cell office:value-type="float" office:value="-1.27963805">
            <text:p>-1.27963805</text:p>
          </table:table-cell>
          <table:table-cell office:value-type="float" office:value="4.609601">
            <text:p>4.61E+000</text:p>
          </table:table-cell>
          <table:table-cell table:number-columns-repeated="4"/>
        </table:table-row>
        <table:table-row table:style-name="ro2">
          <table:table-cell office:value-type="float" office:value="4.92915887">
            <text:p>4.92915887</text:p>
          </table:table-cell>
          <table:table-cell office:value-type="float" office:value="-1.27832415">
            <text:p>-1.27832415</text:p>
          </table:table-cell>
          <table:table-cell office:value-type="float" office:value="4.540703">
            <text:p>4.54E+000</text:p>
          </table:table-cell>
          <table:table-cell table:number-columns-repeated="4"/>
        </table:table-row>
        <table:table-row table:style-name="ro2">
          <table:table-cell office:value-type="float" office:value="4.93230047">
            <text:p>4.93230047</text:p>
          </table:table-cell>
          <table:table-cell office:value-type="float" office:value="-1.27701141">
            <text:p>-1.27701141</text:p>
          </table:table-cell>
          <table:table-cell office:value-type="float" office:value="4.473743">
            <text:p>4.47E+000</text:p>
          </table:table-cell>
          <table:table-cell table:number-columns-repeated="4"/>
        </table:table-row>
        <table:table-row table:style-name="ro2">
          <table:table-cell office:value-type="float" office:value="4.93544206">
            <text:p>4.93544206</text:p>
          </table:table-cell>
          <table:table-cell office:value-type="float" office:value="-1.27569983">
            <text:p>-1.27569983</text:p>
          </table:table-cell>
          <table:table-cell office:value-type="float" office:value="4.408639">
            <text:p>4.41E+000</text:p>
          </table:table-cell>
          <table:table-cell table:number-columns-repeated="4"/>
        </table:table-row>
        <table:table-row table:style-name="ro2">
          <table:table-cell office:value-type="float" office:value="4.93858365">
            <text:p>4.93858365</text:p>
          </table:table-cell>
          <table:table-cell office:value-type="float" office:value="-1.27438941">
            <text:p>-1.27438941</text:p>
          </table:table-cell>
          <table:table-cell office:value-type="float" office:value="4.345314">
            <text:p>4.35E+000</text:p>
          </table:table-cell>
          <table:table-cell table:number-columns-repeated="4"/>
        </table:table-row>
        <table:table-row table:style-name="ro2">
          <table:table-cell office:value-type="float" office:value="4.94172524">
            <text:p>4.94172524</text:p>
          </table:table-cell>
          <table:table-cell office:value-type="float" office:value="-1.27308014">
            <text:p>-1.27308014</text:p>
          </table:table-cell>
          <table:table-cell office:value-type="float" office:value="4.283695">
            <text:p>4.28E+000</text:p>
          </table:table-cell>
          <table:table-cell table:number-columns-repeated="4"/>
        </table:table-row>
        <table:table-row table:style-name="ro2">
          <table:table-cell office:value-type="float" office:value="4.94486684">
            <text:p>4.94486684</text:p>
          </table:table-cell>
          <table:table-cell office:value-type="float" office:value="-1.27177202">
            <text:p>-1.27177202</text:p>
          </table:table-cell>
          <table:table-cell office:value-type="float" office:value="4.223712">
            <text:p>4.22E+000</text:p>
          </table:table-cell>
          <table:table-cell table:number-columns-repeated="4"/>
        </table:table-row>
        <table:table-row table:style-name="ro2">
          <table:table-cell office:value-type="float" office:value="4.94800843">
            <text:p>4.94800843</text:p>
          </table:table-cell>
          <table:table-cell office:value-type="float" office:value="-1.27046505">
            <text:p>-1.27046505</text:p>
          </table:table-cell>
          <table:table-cell office:value-type="float" office:value="4.1653">
            <text:p>4.17E+000</text:p>
          </table:table-cell>
          <table:table-cell table:number-columns-repeated="4"/>
        </table:table-row>
        <table:table-row table:style-name="ro2">
          <table:table-cell office:value-type="float" office:value="4.95115002">
            <text:p>4.95115002</text:p>
          </table:table-cell>
          <table:table-cell office:value-type="float" office:value="-1.26915922">
            <text:p>-1.26915922</text:p>
          </table:table-cell>
          <table:table-cell office:value-type="float" office:value="4.108397">
            <text:p>4.11E+000</text:p>
          </table:table-cell>
          <table:table-cell table:number-columns-repeated="4"/>
        </table:table-row>
        <table:table-row table:style-name="ro2">
          <table:table-cell office:value-type="float" office:value="4.95429161">
            <text:p>4.95429161</text:p>
          </table:table-cell>
          <table:table-cell office:value-type="float" office:value="-1.26785453">
            <text:p>-1.26785453</text:p>
          </table:table-cell>
          <table:table-cell office:value-type="float" office:value="4.052944">
            <text:p>4.05E+000</text:p>
          </table:table-cell>
          <table:table-cell table:number-columns-repeated="4"/>
        </table:table-row>
        <table:table-row table:style-name="ro2">
          <table:table-cell office:value-type="float" office:value="4.95743321">
            <text:p>4.95743321</text:p>
          </table:table-cell>
          <table:table-cell office:value-type="float" office:value="-1.26655099">
            <text:p>-1.26655099</text:p>
          </table:table-cell>
          <table:table-cell office:value-type="float" office:value="3.998886">
            <text:p>4.00E+000</text:p>
          </table:table-cell>
          <table:table-cell table:number-columns-repeated="4"/>
        </table:table-row>
        <table:table-row table:style-name="ro2">
          <table:table-cell office:value-type="float" office:value="4.9605748">
            <text:p>4.9605748</text:p>
          </table:table-cell>
          <table:table-cell office:value-type="float" office:value="-1.26524858">
            <text:p>-1.26524858</text:p>
          </table:table-cell>
          <table:table-cell office:value-type="float" office:value="3.946169">
            <text:p>3.95E+000</text:p>
          </table:table-cell>
          <table:table-cell table:number-columns-repeated="4"/>
        </table:table-row>
        <table:table-row table:style-name="ro2">
          <table:table-cell office:value-type="float" office:value="4.96371639">
            <text:p>4.96371639</text:p>
          </table:table-cell>
          <table:table-cell office:value-type="float" office:value="-1.26394731">
            <text:p>-1.26394731</text:p>
          </table:table-cell>
          <table:table-cell office:value-type="float" office:value="3.894743">
            <text:p>3.89E+000</text:p>
          </table:table-cell>
          <table:table-cell table:number-columns-repeated="4"/>
        </table:table-row>
        <table:table-row table:style-name="ro2">
          <table:table-cell office:value-type="float" office:value="4.96685799">
            <text:p>4.96685799</text:p>
          </table:table-cell>
          <table:table-cell office:value-type="float" office:value="-1.26264716">
            <text:p>-1.26264716</text:p>
          </table:table-cell>
          <table:table-cell office:value-type="float" office:value="3.84456">
            <text:p>3.84E+000</text:p>
          </table:table-cell>
          <table:table-cell table:number-columns-repeated="4"/>
        </table:table-row>
        <table:table-row table:style-name="ro2">
          <table:table-cell office:value-type="float" office:value="4.96999958">
            <text:p>4.96999958</text:p>
          </table:table-cell>
          <table:table-cell office:value-type="float" office:value="-1.26134815">
            <text:p>-1.26134815</text:p>
          </table:table-cell>
          <table:table-cell office:value-type="float" office:value="3.795575">
            <text:p>3.80E+000</text:p>
          </table:table-cell>
          <table:table-cell table:number-columns-repeated="4"/>
        </table:table-row>
        <table:table-row table:style-name="ro2">
          <table:table-cell office:value-type="float" office:value="4.97314117">
            <text:p>4.97314117</text:p>
          </table:table-cell>
          <table:table-cell office:value-type="float" office:value="-1.26005026">
            <text:p>-1.26005026</text:p>
          </table:table-cell>
          <table:table-cell office:value-type="float" office:value="3.747745">
            <text:p>3.75E+000</text:p>
          </table:table-cell>
          <table:table-cell table:number-columns-repeated="4"/>
        </table:table-row>
        <table:table-row table:style-name="ro2">
          <table:table-cell office:value-type="float" office:value="4.97628276">
            <text:p>4.97628276</text:p>
          </table:table-cell>
          <table:table-cell office:value-type="float" office:value="-1.25875349">
            <text:p>-1.25875349</text:p>
          </table:table-cell>
          <table:table-cell office:value-type="float" office:value="3.701028">
            <text:p>3.70E+000</text:p>
          </table:table-cell>
          <table:table-cell table:number-columns-repeated="4"/>
        </table:table-row>
        <table:table-row table:style-name="ro2">
          <table:table-cell office:value-type="float" office:value="4.97942436">
            <text:p>4.97942436</text:p>
          </table:table-cell>
          <table:table-cell office:value-type="float" office:value="-1.25745785">
            <text:p>-1.25745785</text:p>
          </table:table-cell>
          <table:table-cell office:value-type="float" office:value="3.655384">
            <text:p>3.66E+000</text:p>
          </table:table-cell>
          <table:table-cell table:number-columns-repeated="4"/>
        </table:table-row>
        <table:table-row table:style-name="ro2">
          <table:table-cell office:value-type="float" office:value="4.98256595">
            <text:p>4.98256595</text:p>
          </table:table-cell>
          <table:table-cell office:value-type="float" office:value="-1.25616332">
            <text:p>-1.25616332</text:p>
          </table:table-cell>
          <table:table-cell office:value-type="float" office:value="3.610777">
            <text:p>3.61E+000</text:p>
          </table:table-cell>
          <table:table-cell table:number-columns-repeated="4"/>
        </table:table-row>
        <table:table-row table:style-name="ro2">
          <table:table-cell office:value-type="float" office:value="4.98570754">
            <text:p>4.98570754</text:p>
          </table:table-cell>
          <table:table-cell office:value-type="float" office:value="-1.2548699">
            <text:p>-1.2548699</text:p>
          </table:table-cell>
          <table:table-cell office:value-type="float" office:value="3.567171">
            <text:p>3.57E+000</text:p>
          </table:table-cell>
          <table:table-cell table:number-columns-repeated="4"/>
        </table:table-row>
        <table:table-row table:style-name="ro2">
          <table:table-cell office:value-type="float" office:value="4.98884913">
            <text:p>4.98884913</text:p>
          </table:table-cell>
          <table:table-cell office:value-type="float" office:value="-1.2535776">
            <text:p>-1.2535776</text:p>
          </table:table-cell>
          <table:table-cell office:value-type="float" office:value="3.524531">
            <text:p>3.52E+000</text:p>
          </table:table-cell>
          <table:table-cell table:number-columns-repeated="4"/>
        </table:table-row>
        <table:table-row table:style-name="ro2">
          <table:table-cell office:value-type="float" office:value="4.99199073">
            <text:p>4.99199073</text:p>
          </table:table-cell>
          <table:table-cell office:value-type="float" office:value="-1.25228641">
            <text:p>-1.25228641</text:p>
          </table:table-cell>
          <table:table-cell office:value-type="float" office:value="3.482826">
            <text:p>3.48E+000</text:p>
          </table:table-cell>
          <table:table-cell table:number-columns-repeated="4"/>
        </table:table-row>
        <table:table-row table:style-name="ro2">
          <table:table-cell office:value-type="float" office:value="4.99513232">
            <text:p>4.99513232</text:p>
          </table:table-cell>
          <table:table-cell office:value-type="float" office:value="-1.25099632">
            <text:p>-1.25099632</text:p>
          </table:table-cell>
          <table:table-cell office:value-type="float" office:value="3.442023">
            <text:p>3.44E+000</text:p>
          </table:table-cell>
          <table:table-cell table:number-columns-repeated="4"/>
        </table:table-row>
        <table:table-row table:style-name="ro2">
          <table:table-cell office:value-type="float" office:value="4.99827391">
            <text:p>4.99827391</text:p>
          </table:table-cell>
          <table:table-cell office:value-type="float" office:value="-1.24970734">
            <text:p>-1.24970734</text:p>
          </table:table-cell>
          <table:table-cell office:value-type="float" office:value="3.402093">
            <text:p>3.40E+000</text:p>
          </table:table-cell>
          <table:table-cell table:number-columns-repeated="4"/>
        </table:table-row>
        <table:table-row table:style-name="ro2">
          <table:table-cell office:value-type="float" office:value="5.0014155">
            <text:p>5.0014155</text:p>
          </table:table-cell>
          <table:table-cell office:value-type="float" office:value="-1.24841946">
            <text:p>-1.24841946</text:p>
          </table:table-cell>
          <table:table-cell office:value-type="float" office:value="3.363007">
            <text:p>3.36E+000</text:p>
          </table:table-cell>
          <table:table-cell table:number-columns-repeated="4"/>
        </table:table-row>
        <table:table-row table:style-name="ro2">
          <table:table-cell office:value-type="float" office:value="5.0045571">
            <text:p>5.0045571</text:p>
          </table:table-cell>
          <table:table-cell office:value-type="float" office:value="-1.24713267">
            <text:p>-1.24713267</text:p>
          </table:table-cell>
          <table:table-cell office:value-type="float" office:value="3.324739">
            <text:p>3.32E+000</text:p>
          </table:table-cell>
          <table:table-cell table:number-columns-repeated="4"/>
        </table:table-row>
        <table:table-row table:style-name="ro2">
          <table:table-cell office:value-type="float" office:value="5.00769869">
            <text:p>5.00769869</text:p>
          </table:table-cell>
          <table:table-cell office:value-type="float" office:value="-1.24584699">
            <text:p>-1.24584699</text:p>
          </table:table-cell>
          <table:table-cell office:value-type="float" office:value="3.287262">
            <text:p>3.29E+000</text:p>
          </table:table-cell>
          <table:table-cell table:number-columns-repeated="4"/>
        </table:table-row>
        <table:table-row table:style-name="ro2">
          <table:table-cell office:value-type="float" office:value="5.01084028">
            <text:p>5.01084028</text:p>
          </table:table-cell>
          <table:table-cell office:value-type="float" office:value="-1.24456239">
            <text:p>-1.24456239</text:p>
          </table:table-cell>
          <table:table-cell office:value-type="float" office:value="3.250551">
            <text:p>3.25E+000</text:p>
          </table:table-cell>
          <table:table-cell table:number-columns-repeated="4"/>
        </table:table-row>
        <table:table-row table:style-name="ro2">
          <table:table-cell office:value-type="float" office:value="5.01398188">
            <text:p>5.01398188</text:p>
          </table:table-cell>
          <table:table-cell office:value-type="float" office:value="-1.24327889">
            <text:p>-1.24327889</text:p>
          </table:table-cell>
          <table:table-cell office:value-type="float" office:value="3.214582">
            <text:p>3.21E+000</text:p>
          </table:table-cell>
          <table:table-cell table:number-columns-repeated="4"/>
        </table:table-row>
        <table:table-row table:style-name="ro2">
          <table:table-cell office:value-type="float" office:value="5.01712347">
            <text:p>5.01712347</text:p>
          </table:table-cell>
          <table:table-cell office:value-type="float" office:value="-1.24199647">
            <text:p>-1.24199647</text:p>
          </table:table-cell>
          <table:table-cell office:value-type="float" office:value="3.179333">
            <text:p>3.18E+000</text:p>
          </table:table-cell>
          <table:table-cell table:number-columns-repeated="4"/>
        </table:table-row>
        <table:table-row table:style-name="ro2">
          <table:table-cell office:value-type="float" office:value="5.02026506">
            <text:p>5.02026506</text:p>
          </table:table-cell>
          <table:table-cell office:value-type="float" office:value="-1.24071514">
            <text:p>-1.24071514</text:p>
          </table:table-cell>
          <table:table-cell office:value-type="float" office:value="3.14478">
            <text:p>3.14E+000</text:p>
          </table:table-cell>
          <table:table-cell table:number-columns-repeated="4"/>
        </table:table-row>
        <table:table-row table:style-name="ro2">
          <table:table-cell office:value-type="float" office:value="5.02340665">
            <text:p>5.02340665</text:p>
          </table:table-cell>
          <table:table-cell office:value-type="float" office:value="-1.23943489">
            <text:p>-1.23943489</text:p>
          </table:table-cell>
          <table:table-cell office:value-type="float" office:value="3.110904">
            <text:p>3.11E+000</text:p>
          </table:table-cell>
          <table:table-cell table:number-columns-repeated="4"/>
        </table:table-row>
        <table:table-row table:style-name="ro2">
          <table:table-cell office:value-type="float" office:value="5.02654825">
            <text:p>5.02654825</text:p>
          </table:table-cell>
          <table:table-cell office:value-type="float" office:value="-1.23815572">
            <text:p>-1.23815572</text:p>
          </table:table-cell>
          <table:table-cell office:value-type="float" office:value="3.077684">
            <text:p>3.08E+000</text:p>
          </table:table-cell>
          <table:table-cell table:number-columns-repeated="4"/>
        </table:table-row>
        <table:table-row table:style-name="ro2">
          <table:table-cell office:value-type="float" office:value="5.02968984">
            <text:p>5.02968984</text:p>
          </table:table-cell>
          <table:table-cell office:value-type="float" office:value="-1.23687763">
            <text:p>-1.23687763</text:p>
          </table:table-cell>
          <table:table-cell office:value-type="float" office:value="3.045099">
            <text:p>3.05E+000</text:p>
          </table:table-cell>
          <table:table-cell table:number-columns-repeated="4"/>
        </table:table-row>
        <table:table-row table:style-name="ro2">
          <table:table-cell office:value-type="float" office:value="5.03283143">
            <text:p>5.03283143</text:p>
          </table:table-cell>
          <table:table-cell office:value-type="float" office:value="-1.23560061">
            <text:p>-1.23560061</text:p>
          </table:table-cell>
          <table:table-cell office:value-type="float" office:value="3.013133">
            <text:p>3.01E+000</text:p>
          </table:table-cell>
          <table:table-cell table:number-columns-repeated="4"/>
        </table:table-row>
        <table:table-row table:style-name="ro2">
          <table:table-cell office:value-type="float" office:value="5.03597302">
            <text:p>5.03597302</text:p>
          </table:table-cell>
          <table:table-cell office:value-type="float" office:value="-1.23432467">
            <text:p>-1.23432467</text:p>
          </table:table-cell>
          <table:table-cell office:value-type="float" office:value="2.981765">
            <text:p>2.98E+000</text:p>
          </table:table-cell>
          <table:table-cell table:number-columns-repeated="4"/>
        </table:table-row>
        <table:table-row table:style-name="ro2">
          <table:table-cell office:value-type="float" office:value="5.03911462">
            <text:p>5.03911462</text:p>
          </table:table-cell>
          <table:table-cell office:value-type="float" office:value="-1.23304979">
            <text:p>-1.23304979</text:p>
          </table:table-cell>
          <table:table-cell office:value-type="float" office:value="2.95098">
            <text:p>2.95E+000</text:p>
          </table:table-cell>
          <table:table-cell table:number-columns-repeated="4"/>
        </table:table-row>
        <table:table-row table:style-name="ro2">
          <table:table-cell office:value-type="float" office:value="5.04225621">
            <text:p>5.04225621</text:p>
          </table:table-cell>
          <table:table-cell office:value-type="float" office:value="-1.23177598">
            <text:p>-1.23177598</text:p>
          </table:table-cell>
          <table:table-cell office:value-type="float" office:value="2.920761">
            <text:p>2.92E+000</text:p>
          </table:table-cell>
          <table:table-cell table:number-columns-repeated="4"/>
        </table:table-row>
        <table:table-row table:style-name="ro2">
          <table:table-cell office:value-type="float" office:value="5.0453978">
            <text:p>5.0453978</text:p>
          </table:table-cell>
          <table:table-cell office:value-type="float" office:value="-1.23050323">
            <text:p>-1.23050323</text:p>
          </table:table-cell>
          <table:table-cell office:value-type="float" office:value="2.891091">
            <text:p>2.89E+000</text:p>
          </table:table-cell>
          <table:table-cell table:number-columns-repeated="4"/>
        </table:table-row>
        <table:table-row table:style-name="ro2">
          <table:table-cell office:value-type="float" office:value="5.04853939">
            <text:p>5.04853939</text:p>
          </table:table-cell>
          <table:table-cell office:value-type="float" office:value="-1.22923154">
            <text:p>-1.22923154</text:p>
          </table:table-cell>
          <table:table-cell office:value-type="float" office:value="2.861955">
            <text:p>2.86E+000</text:p>
          </table:table-cell>
          <table:table-cell table:number-columns-repeated="4"/>
        </table:table-row>
        <table:table-row table:style-name="ro2">
          <table:table-cell office:value-type="float" office:value="5.05168099">
            <text:p>5.05168099</text:p>
          </table:table-cell>
          <table:table-cell office:value-type="float" office:value="-1.22796092">
            <text:p>-1.22796092</text:p>
          </table:table-cell>
          <table:table-cell office:value-type="float" office:value="2.833339">
            <text:p>2.83E+000</text:p>
          </table:table-cell>
          <table:table-cell table:number-columns-repeated="4"/>
        </table:table-row>
        <table:table-row table:style-name="ro2">
          <table:table-cell office:value-type="float" office:value="5.05482258">
            <text:p>5.05482258</text:p>
          </table:table-cell>
          <table:table-cell office:value-type="float" office:value="-1.22669135">
            <text:p>-1.22669135</text:p>
          </table:table-cell>
          <table:table-cell office:value-type="float" office:value="2.805227">
            <text:p>2.81E+000</text:p>
          </table:table-cell>
          <table:table-cell table:number-columns-repeated="4"/>
        </table:table-row>
        <table:table-row table:style-name="ro2">
          <table:table-cell office:value-type="float" office:value="5.05796417">
            <text:p>5.05796417</text:p>
          </table:table-cell>
          <table:table-cell office:value-type="float" office:value="-1.22542283">
            <text:p>-1.22542283</text:p>
          </table:table-cell>
          <table:table-cell office:value-type="float" office:value="2.777607">
            <text:p>2.78E+000</text:p>
          </table:table-cell>
          <table:table-cell table:number-columns-repeated="4"/>
        </table:table-row>
        <table:table-row table:style-name="ro2">
          <table:table-cell office:value-type="float" office:value="5.06110576">
            <text:p>5.06110576</text:p>
          </table:table-cell>
          <table:table-cell office:value-type="float" office:value="-1.22415536">
            <text:p>-1.22415536</text:p>
          </table:table-cell>
          <table:table-cell office:value-type="float" office:value="2.750464">
            <text:p>2.75E+000</text:p>
          </table:table-cell>
          <table:table-cell table:number-columns-repeated="4"/>
        </table:table-row>
        <table:table-row table:style-name="ro2">
          <table:table-cell office:value-type="float" office:value="5.06424736">
            <text:p>5.06424736</text:p>
          </table:table-cell>
          <table:table-cell office:value-type="float" office:value="-1.22288894">
            <text:p>-1.22288894</text:p>
          </table:table-cell>
          <table:table-cell office:value-type="float" office:value="2.723787">
            <text:p>2.72E+000</text:p>
          </table:table-cell>
          <table:table-cell table:number-columns-repeated="4"/>
        </table:table-row>
        <table:table-row table:style-name="ro2">
          <table:table-cell office:value-type="float" office:value="5.06738895">
            <text:p>5.06738895</text:p>
          </table:table-cell>
          <table:table-cell office:value-type="float" office:value="-1.22162357">
            <text:p>-1.22162357</text:p>
          </table:table-cell>
          <table:table-cell office:value-type="float" office:value="2.697562">
            <text:p>2.70E+000</text:p>
          </table:table-cell>
          <table:table-cell table:number-columns-repeated="4"/>
        </table:table-row>
        <table:table-row table:style-name="ro2">
          <table:table-cell office:value-type="float" office:value="5.07053054">
            <text:p>5.07053054</text:p>
          </table:table-cell>
          <table:table-cell office:value-type="float" office:value="-1.22035924">
            <text:p>-1.22035924</text:p>
          </table:table-cell>
          <table:table-cell office:value-type="float" office:value="2.671778">
            <text:p>2.67E+000</text:p>
          </table:table-cell>
          <table:table-cell table:number-columns-repeated="4"/>
        </table:table-row>
        <table:table-row table:style-name="ro2">
          <table:table-cell office:value-type="float" office:value="5.07367214">
            <text:p>5.07367214</text:p>
          </table:table-cell>
          <table:table-cell office:value-type="float" office:value="-1.21909594">
            <text:p>-1.21909594</text:p>
          </table:table-cell>
          <table:table-cell office:value-type="float" office:value="2.646423">
            <text:p>2.65E+000</text:p>
          </table:table-cell>
          <table:table-cell table:number-columns-repeated="4"/>
        </table:table-row>
        <table:table-row table:style-name="ro2">
          <table:table-cell office:value-type="float" office:value="5.07681373">
            <text:p>5.07681373</text:p>
          </table:table-cell>
          <table:table-cell office:value-type="float" office:value="-1.21783369">
            <text:p>-1.21783369</text:p>
          </table:table-cell>
          <table:table-cell office:value-type="float" office:value="2.621487">
            <text:p>2.62E+000</text:p>
          </table:table-cell>
          <table:table-cell table:number-columns-repeated="4"/>
        </table:table-row>
        <table:table-row table:style-name="ro2">
          <table:table-cell office:value-type="float" office:value="5.07995532">
            <text:p>5.07995532</text:p>
          </table:table-cell>
          <table:table-cell office:value-type="float" office:value="-1.21657247">
            <text:p>-1.21657247</text:p>
          </table:table-cell>
          <table:table-cell office:value-type="float" office:value="2.596957">
            <text:p>2.60E+000</text:p>
          </table:table-cell>
          <table:table-cell table:number-columns-repeated="4"/>
        </table:table-row>
        <table:table-row table:style-name="ro2">
          <table:table-cell office:value-type="float" office:value="5.08309691">
            <text:p>5.08309691</text:p>
          </table:table-cell>
          <table:table-cell office:value-type="float" office:value="-1.21531229">
            <text:p>-1.21531229</text:p>
          </table:table-cell>
          <table:table-cell office:value-type="float" office:value="2.572825">
            <text:p>2.57E+000</text:p>
          </table:table-cell>
          <table:table-cell table:number-columns-repeated="4"/>
        </table:table-row>
        <table:table-row table:style-name="ro2">
          <table:table-cell office:value-type="float" office:value="5.08623851">
            <text:p>5.08623851</text:p>
          </table:table-cell>
          <table:table-cell office:value-type="float" office:value="-1.21405313">
            <text:p>-1.21405313</text:p>
          </table:table-cell>
          <table:table-cell office:value-type="float" office:value="2.54908">
            <text:p>2.55E+000</text:p>
          </table:table-cell>
          <table:table-cell table:number-columns-repeated="4"/>
        </table:table-row>
        <table:table-row table:style-name="ro2">
          <table:table-cell office:value-type="float" office:value="5.0893801">
            <text:p>5.0893801</text:p>
          </table:table-cell>
          <table:table-cell office:value-type="float" office:value="-1.21279501">
            <text:p>-1.21279501</text:p>
          </table:table-cell>
          <table:table-cell office:value-type="float" office:value="2.525712">
            <text:p>2.53E+000</text:p>
          </table:table-cell>
          <table:table-cell table:number-columns-repeated="4"/>
        </table:table-row>
        <table:table-row table:style-name="ro2">
          <table:table-cell office:value-type="float" office:value="5.09252169">
            <text:p>5.09252169</text:p>
          </table:table-cell>
          <table:table-cell office:value-type="float" office:value="-1.2115379">
            <text:p>-1.2115379</text:p>
          </table:table-cell>
          <table:table-cell office:value-type="float" office:value="2.502712">
            <text:p>2.50E+000</text:p>
          </table:table-cell>
          <table:table-cell table:number-columns-repeated="4"/>
        </table:table-row>
        <table:table-row table:style-name="ro2">
          <table:table-cell office:value-type="float" office:value="5.09566328">
            <text:p>5.09566328</text:p>
          </table:table-cell>
          <table:table-cell office:value-type="float" office:value="-1.21028182">
            <text:p>-1.21028182</text:p>
          </table:table-cell>
          <table:table-cell office:value-type="float" office:value="2.48007">
            <text:p>2.48E+000</text:p>
          </table:table-cell>
          <table:table-cell table:number-columns-repeated="4"/>
        </table:table-row>
        <table:table-row table:style-name="ro2">
          <table:table-cell office:value-type="float" office:value="5.09880488">
            <text:p>5.09880488</text:p>
          </table:table-cell>
          <table:table-cell office:value-type="float" office:value="-1.20902676">
            <text:p>-1.20902676</text:p>
          </table:table-cell>
          <table:table-cell office:value-type="float" office:value="2.457779">
            <text:p>2.46E+000</text:p>
          </table:table-cell>
          <table:table-cell table:number-columns-repeated="4"/>
        </table:table-row>
        <table:table-row table:style-name="ro2">
          <table:table-cell office:value-type="float" office:value="5.10194647">
            <text:p>5.10194647</text:p>
          </table:table-cell>
          <table:table-cell office:value-type="float" office:value="-1.20777272">
            <text:p>-1.20777272</text:p>
          </table:table-cell>
          <table:table-cell office:value-type="float" office:value="2.43583">
            <text:p>2.44E+000</text:p>
          </table:table-cell>
          <table:table-cell table:number-columns-repeated="4"/>
        </table:table-row>
        <table:table-row table:style-name="ro2">
          <table:table-cell office:value-type="float" office:value="5.10508806">
            <text:p>5.10508806</text:p>
          </table:table-cell>
          <table:table-cell office:value-type="float" office:value="-1.20651969">
            <text:p>-1.20651969</text:p>
          </table:table-cell>
          <table:table-cell office:value-type="float" office:value="2.414214">
            <text:p>2.41E+000</text:p>
          </table:table-cell>
          <table:table-cell table:number-columns-repeated="4"/>
        </table:table-row>
        <table:table-row table:style-name="ro2">
          <table:table-cell office:value-type="float" office:value="5.10822965">
            <text:p>5.10822965</text:p>
          </table:table-cell>
          <table:table-cell office:value-type="float" office:value="-1.20526767">
            <text:p>-1.20526767</text:p>
          </table:table-cell>
          <table:table-cell office:value-type="float" office:value="2.392923">
            <text:p>2.39E+000</text:p>
          </table:table-cell>
          <table:table-cell table:number-columns-repeated="4"/>
        </table:table-row>
        <table:table-row table:style-name="ro2">
          <table:table-cell office:value-type="float" office:value="5.11137125">
            <text:p>5.11137125</text:p>
          </table:table-cell>
          <table:table-cell office:value-type="float" office:value="-1.20401666">
            <text:p>-1.20401666</text:p>
          </table:table-cell>
          <table:table-cell office:value-type="float" office:value="2.37195">
            <text:p>2.37E+000</text:p>
          </table:table-cell>
          <table:table-cell table:number-columns-repeated="4"/>
        </table:table-row>
        <table:table-row table:style-name="ro2">
          <table:table-cell office:value-type="float" office:value="5.11451284">
            <text:p>5.11451284</text:p>
          </table:table-cell>
          <table:table-cell office:value-type="float" office:value="-1.20276666">
            <text:p>-1.20276666</text:p>
          </table:table-cell>
          <table:table-cell office:value-type="float" office:value="2.351287">
            <text:p>2.35E+000</text:p>
          </table:table-cell>
          <table:table-cell table:number-columns-repeated="4"/>
        </table:table-row>
        <table:table-row table:style-name="ro2">
          <table:table-cell office:value-type="float" office:value="5.11765443">
            <text:p>5.11765443</text:p>
          </table:table-cell>
          <table:table-cell office:value-type="float" office:value="-1.20151766">
            <text:p>-1.20151766</text:p>
          </table:table-cell>
          <table:table-cell office:value-type="float" office:value="2.330927">
            <text:p>2.33E+000</text:p>
          </table:table-cell>
          <table:table-cell table:number-columns-repeated="4"/>
        </table:table-row>
        <table:table-row table:style-name="ro2">
          <table:table-cell office:value-type="float" office:value="5.12079603">
            <text:p>5.12079603</text:p>
          </table:table-cell>
          <table:table-cell office:value-type="float" office:value="-1.20026967">
            <text:p>-1.20026967</text:p>
          </table:table-cell>
          <table:table-cell office:value-type="float" office:value="2.310864">
            <text:p>2.31E+000</text:p>
          </table:table-cell>
          <table:table-cell table:number-columns-repeated="4"/>
        </table:table-row>
        <table:table-row table:style-name="ro2">
          <table:table-cell office:value-type="float" office:value="5.12393762">
            <text:p>5.12393762</text:p>
          </table:table-cell>
          <table:table-cell office:value-type="float" office:value="-1.19902267">
            <text:p>-1.19902267</text:p>
          </table:table-cell>
          <table:table-cell office:value-type="float" office:value="2.291089">
            <text:p>2.29E+000</text:p>
          </table:table-cell>
          <table:table-cell table:number-columns-repeated="4"/>
        </table:table-row>
        <table:table-row table:style-name="ro2">
          <table:table-cell office:value-type="float" office:value="5.12707921">
            <text:p>5.12707921</text:p>
          </table:table-cell>
          <table:table-cell office:value-type="float" office:value="-1.19777668">
            <text:p>-1.19777668</text:p>
          </table:table-cell>
          <table:table-cell office:value-type="float" office:value="2.271597">
            <text:p>2.27E+000</text:p>
          </table:table-cell>
          <table:table-cell table:number-columns-repeated="4"/>
        </table:table-row>
        <table:table-row table:style-name="ro2">
          <table:table-cell office:value-type="float" office:value="5.1302208">
            <text:p>5.1302208</text:p>
          </table:table-cell>
          <table:table-cell office:value-type="float" office:value="-1.19653167">
            <text:p>-1.19653167</text:p>
          </table:table-cell>
          <table:table-cell office:value-type="float" office:value="2.252382">
            <text:p>2.25E+000</text:p>
          </table:table-cell>
          <table:table-cell table:number-columns-repeated="4"/>
        </table:table-row>
        <table:table-row table:style-name="ro2">
          <table:table-cell office:value-type="float" office:value="5.1333624">
            <text:p>5.1333624</text:p>
          </table:table-cell>
          <table:table-cell office:value-type="float" office:value="-1.19528766">
            <text:p>-1.19528766</text:p>
          </table:table-cell>
          <table:table-cell office:value-type="float" office:value="2.233436">
            <text:p>2.23E+000</text:p>
          </table:table-cell>
          <table:table-cell table:number-columns-repeated="4"/>
        </table:table-row>
        <table:table-row table:style-name="ro2">
          <table:table-cell office:value-type="float" office:value="5.13650399">
            <text:p>5.13650399</text:p>
          </table:table-cell>
          <table:table-cell office:value-type="float" office:value="-1.19404464">
            <text:p>-1.19404464</text:p>
          </table:table-cell>
          <table:table-cell office:value-type="float" office:value="2.214754">
            <text:p>2.21E+000</text:p>
          </table:table-cell>
          <table:table-cell table:number-columns-repeated="4"/>
        </table:table-row>
        <table:table-row table:style-name="ro2">
          <table:table-cell office:value-type="float" office:value="5.13964558">
            <text:p>5.13964558</text:p>
          </table:table-cell>
          <table:table-cell office:value-type="float" office:value="-1.1928026">
            <text:p>-1.1928026</text:p>
          </table:table-cell>
          <table:table-cell office:value-type="float" office:value="2.196331">
            <text:p>2.20E+000</text:p>
          </table:table-cell>
          <table:table-cell table:number-columns-repeated="4"/>
        </table:table-row>
        <table:table-row table:style-name="ro2">
          <table:table-cell office:value-type="float" office:value="5.14278717">
            <text:p>5.14278717</text:p>
          </table:table-cell>
          <table:table-cell office:value-type="float" office:value="-1.19156155">
            <text:p>-1.19156155</text:p>
          </table:table-cell>
          <table:table-cell office:value-type="float" office:value="2.17816">
            <text:p>2.18E+000</text:p>
          </table:table-cell>
          <table:table-cell table:number-columns-repeated="4"/>
        </table:table-row>
        <table:table-row table:style-name="ro2">
          <table:table-cell office:value-type="float" office:value="5.14592877">
            <text:p>5.14592877</text:p>
          </table:table-cell>
          <table:table-cell office:value-type="float" office:value="-1.19032148">
            <text:p>-1.19032148</text:p>
          </table:table-cell>
          <table:table-cell office:value-type="float" office:value="2.160236">
            <text:p>2.16E+000</text:p>
          </table:table-cell>
          <table:table-cell table:number-columns-repeated="4"/>
        </table:table-row>
        <table:table-row table:style-name="ro2">
          <table:table-cell office:value-type="float" office:value="5.14907036">
            <text:p>5.14907036</text:p>
          </table:table-cell>
          <table:table-cell office:value-type="float" office:value="-1.18908239">
            <text:p>-1.18908239</text:p>
          </table:table-cell>
          <table:table-cell office:value-type="float" office:value="2.142554">
            <text:p>2.14E+000</text:p>
          </table:table-cell>
          <table:table-cell table:number-columns-repeated="4"/>
        </table:table-row>
        <table:table-row table:style-name="ro2">
          <table:table-cell office:value-type="float" office:value="5.15221195">
            <text:p>5.15221195</text:p>
          </table:table-cell>
          <table:table-cell office:value-type="float" office:value="-1.18784428">
            <text:p>-1.18784428</text:p>
          </table:table-cell>
          <table:table-cell office:value-type="float" office:value="2.125108">
            <text:p>2.13E+000</text:p>
          </table:table-cell>
          <table:table-cell table:number-columns-repeated="4"/>
        </table:table-row>
        <table:table-row table:style-name="ro2">
          <table:table-cell office:value-type="float" office:value="5.15535354">
            <text:p>5.15535354</text:p>
          </table:table-cell>
          <table:table-cell office:value-type="float" office:value="-1.18660714">
            <text:p>-1.18660714</text:p>
          </table:table-cell>
          <table:table-cell office:value-type="float" office:value="2.107894">
            <text:p>2.11E+000</text:p>
          </table:table-cell>
          <table:table-cell table:number-columns-repeated="4"/>
        </table:table-row>
        <table:table-row table:style-name="ro2">
          <table:table-cell office:value-type="float" office:value="5.15849514">
            <text:p>5.15849514</text:p>
          </table:table-cell>
          <table:table-cell office:value-type="float" office:value="-1.18537097">
            <text:p>-1.18537097</text:p>
          </table:table-cell>
          <table:table-cell office:value-type="float" office:value="2.090906">
            <text:p>2.09E+000</text:p>
          </table:table-cell>
          <table:table-cell table:number-columns-repeated="4"/>
        </table:table-row>
        <table:table-row table:style-name="ro2">
          <table:table-cell office:value-type="float" office:value="5.16163673">
            <text:p>5.16163673</text:p>
          </table:table-cell>
          <table:table-cell office:value-type="float" office:value="-1.18413578">
            <text:p>-1.18413578</text:p>
          </table:table-cell>
          <table:table-cell office:value-type="float" office:value="2.07414">
            <text:p>2.07E+000</text:p>
          </table:table-cell>
          <table:table-cell table:number-columns-repeated="4"/>
        </table:table-row>
        <table:table-row table:style-name="ro2">
          <table:table-cell office:value-type="float" office:value="5.16477832">
            <text:p>5.16477832</text:p>
          </table:table-cell>
          <table:table-cell office:value-type="float" office:value="-1.18290155">
            <text:p>-1.18290155</text:p>
          </table:table-cell>
          <table:table-cell office:value-type="float" office:value="2.057591">
            <text:p>2.06E+000</text:p>
          </table:table-cell>
          <table:table-cell table:number-columns-repeated="4"/>
        </table:table-row>
        <table:table-row table:style-name="ro2">
          <table:table-cell office:value-type="float" office:value="5.16791992">
            <text:p>5.16791992</text:p>
          </table:table-cell>
          <table:table-cell office:value-type="float" office:value="-1.18166828">
            <text:p>-1.18166828</text:p>
          </table:table-cell>
          <table:table-cell office:value-type="float" office:value="2.041254">
            <text:p>2.04E+000</text:p>
          </table:table-cell>
          <table:table-cell table:number-columns-repeated="4"/>
        </table:table-row>
        <table:table-row table:style-name="ro2">
          <table:table-cell office:value-type="float" office:value="5.17106151">
            <text:p>5.17106151</text:p>
          </table:table-cell>
          <table:table-cell office:value-type="float" office:value="-1.18043598">
            <text:p>-1.18043598</text:p>
          </table:table-cell>
          <table:table-cell office:value-type="float" office:value="2.025126">
            <text:p>2.03E+000</text:p>
          </table:table-cell>
          <table:table-cell table:number-columns-repeated="4"/>
        </table:table-row>
        <table:table-row table:style-name="ro2">
          <table:table-cell office:value-type="float" office:value="5.1742031">
            <text:p>5.1742031</text:p>
          </table:table-cell>
          <table:table-cell office:value-type="float" office:value="-1.17920463">
            <text:p>-1.17920463</text:p>
          </table:table-cell>
          <table:table-cell office:value-type="float" office:value="2.009201">
            <text:p>2.01E+000</text:p>
          </table:table-cell>
          <table:table-cell table:number-columns-repeated="4"/>
        </table:table-row>
        <table:table-row table:style-name="ro2">
          <table:table-cell office:value-type="float" office:value="5.17734469">
            <text:p>5.17734469</text:p>
          </table:table-cell>
          <table:table-cell office:value-type="float" office:value="-1.17797425">
            <text:p>-1.17797425</text:p>
          </table:table-cell>
          <table:table-cell office:value-type="float" office:value="1.993477">
            <text:p>1.99E+000</text:p>
          </table:table-cell>
          <table:table-cell table:number-columns-repeated="4"/>
        </table:table-row>
        <table:table-row table:style-name="ro2">
          <table:table-cell office:value-type="float" office:value="5.18048629">
            <text:p>5.18048629</text:p>
          </table:table-cell>
          <table:table-cell office:value-type="float" office:value="-1.17674482">
            <text:p>-1.17674482</text:p>
          </table:table-cell>
          <table:table-cell office:value-type="float" office:value="1.977948">
            <text:p>1.98E+000</text:p>
          </table:table-cell>
          <table:table-cell table:number-columns-repeated="4"/>
        </table:table-row>
        <table:table-row table:style-name="ro2">
          <table:table-cell office:value-type="float" office:value="5.18362788">
            <text:p>5.18362788</text:p>
          </table:table-cell>
          <table:table-cell office:value-type="float" office:value="-1.17551634">
            <text:p>-1.17551634</text:p>
          </table:table-cell>
          <table:table-cell office:value-type="float" office:value="1.962611">
            <text:p>1.96E+000</text:p>
          </table:table-cell>
          <table:table-cell table:number-columns-repeated="4"/>
        </table:table-row>
        <table:table-row table:style-name="ro2">
          <table:table-cell office:value-type="float" office:value="5.18676947">
            <text:p>5.18676947</text:p>
          </table:table-cell>
          <table:table-cell office:value-type="float" office:value="-1.17428881">
            <text:p>-1.17428881</text:p>
          </table:table-cell>
          <table:table-cell office:value-type="float" office:value="1.947461">
            <text:p>1.95E+000</text:p>
          </table:table-cell>
          <table:table-cell table:number-columns-repeated="4"/>
        </table:table-row>
        <table:table-row table:style-name="ro2">
          <table:table-cell office:value-type="float" office:value="5.18991106">
            <text:p>5.18991106</text:p>
          </table:table-cell>
          <table:table-cell office:value-type="float" office:value="-1.17306223">
            <text:p>-1.17306223</text:p>
          </table:table-cell>
          <table:table-cell office:value-type="float" office:value="1.932496">
            <text:p>1.93E+000</text:p>
          </table:table-cell>
          <table:table-cell table:number-columns-repeated="4"/>
        </table:table-row>
        <table:table-row table:style-name="ro2">
          <table:table-cell office:value-type="float" office:value="5.19305266">
            <text:p>5.19305266</text:p>
          </table:table-cell>
          <table:table-cell office:value-type="float" office:value="-1.17183659">
            <text:p>-1.17183659</text:p>
          </table:table-cell>
          <table:table-cell office:value-type="float" office:value="1.917712">
            <text:p>1.92E+000</text:p>
          </table:table-cell>
          <table:table-cell table:number-columns-repeated="4"/>
        </table:table-row>
        <table:table-row table:style-name="ro2">
          <table:table-cell office:value-type="float" office:value="5.19619425">
            <text:p>5.19619425</text:p>
          </table:table-cell>
          <table:table-cell office:value-type="float" office:value="-1.1706119">
            <text:p>-1.1706119</text:p>
          </table:table-cell>
          <table:table-cell office:value-type="float" office:value="1.903105">
            <text:p>1.90E+000</text:p>
          </table:table-cell>
          <table:table-cell table:number-columns-repeated="4"/>
        </table:table-row>
        <table:table-row table:style-name="ro2">
          <table:table-cell office:value-type="float" office:value="5.19933584">
            <text:p>5.19933584</text:p>
          </table:table-cell>
          <table:table-cell office:value-type="float" office:value="-1.16938814">
            <text:p>-1.16938814</text:p>
          </table:table-cell>
          <table:table-cell office:value-type="float" office:value="1.888671">
            <text:p>1.89E+000</text:p>
          </table:table-cell>
          <table:table-cell table:number-columns-repeated="4"/>
        </table:table-row>
        <table:table-row table:style-name="ro2">
          <table:table-cell office:value-type="float" office:value="5.20247743">
            <text:p>5.20247743</text:p>
          </table:table-cell>
          <table:table-cell office:value-type="float" office:value="-1.16816533">
            <text:p>-1.16816533</text:p>
          </table:table-cell>
          <table:table-cell office:value-type="float" office:value="1.874408">
            <text:p>1.87E+000</text:p>
          </table:table-cell>
          <table:table-cell table:number-columns-repeated="4"/>
        </table:table-row>
        <table:table-row table:style-name="ro2">
          <table:table-cell office:value-type="float" office:value="5.20561903">
            <text:p>5.20561903</text:p>
          </table:table-cell>
          <table:table-cell office:value-type="float" office:value="-1.16694344">
            <text:p>-1.16694344</text:p>
          </table:table-cell>
          <table:table-cell office:value-type="float" office:value="1.860312">
            <text:p>1.86E+000</text:p>
          </table:table-cell>
          <table:table-cell table:number-columns-repeated="4"/>
        </table:table-row>
        <table:table-row table:style-name="ro2">
          <table:table-cell office:value-type="float" office:value="5.20876062">
            <text:p>5.20876062</text:p>
          </table:table-cell>
          <table:table-cell office:value-type="float" office:value="-1.1657225">
            <text:p>-1.1657225</text:p>
          </table:table-cell>
          <table:table-cell office:value-type="float" office:value="1.846379">
            <text:p>1.85E+000</text:p>
          </table:table-cell>
          <table:table-cell table:number-columns-repeated="4"/>
        </table:table-row>
        <table:table-row table:style-name="ro2">
          <table:table-cell office:value-type="float" office:value="5.21190221">
            <text:p>5.21190221</text:p>
          </table:table-cell>
          <table:table-cell office:value-type="float" office:value="-1.16450248">
            <text:p>-1.16450248</text:p>
          </table:table-cell>
          <table:table-cell office:value-type="float" office:value="1.832607">
            <text:p>1.83E+000</text:p>
          </table:table-cell>
          <table:table-cell table:number-columns-repeated="4"/>
        </table:table-row>
        <table:table-row table:style-name="ro2">
          <table:table-cell office:value-type="float" office:value="5.2150438">
            <text:p>5.2150438</text:p>
          </table:table-cell>
          <table:table-cell office:value-type="float" office:value="-1.16328339">
            <text:p>-1.16328339</text:p>
          </table:table-cell>
          <table:table-cell office:value-type="float" office:value="1.818993">
            <text:p>1.82E+000</text:p>
          </table:table-cell>
          <table:table-cell table:number-columns-repeated="4"/>
        </table:table-row>
        <table:table-row table:style-name="ro2">
          <table:table-cell office:value-type="float" office:value="5.2181854">
            <text:p>5.2181854</text:p>
          </table:table-cell>
          <table:table-cell office:value-type="float" office:value="-1.16206523">
            <text:p>-1.16206523</text:p>
          </table:table-cell>
          <table:table-cell office:value-type="float" office:value="1.805534">
            <text:p>1.81E+000</text:p>
          </table:table-cell>
          <table:table-cell table:number-columns-repeated="4"/>
        </table:table-row>
        <table:table-row table:style-name="ro2">
          <table:table-cell office:value-type="float" office:value="5.22132699">
            <text:p>5.22132699</text:p>
          </table:table-cell>
          <table:table-cell office:value-type="float" office:value="-1.16084799">
            <text:p>-1.16084799</text:p>
          </table:table-cell>
          <table:table-cell office:value-type="float" office:value="1.792226">
            <text:p>1.79E+000</text:p>
          </table:table-cell>
          <table:table-cell table:number-columns-repeated="4"/>
        </table:table-row>
        <table:table-row table:style-name="ro2">
          <table:table-cell office:value-type="float" office:value="5.22446858">
            <text:p>5.22446858</text:p>
          </table:table-cell>
          <table:table-cell office:value-type="float" office:value="-1.15963167">
            <text:p>-1.15963167</text:p>
          </table:table-cell>
          <table:table-cell office:value-type="float" office:value="1.779068">
            <text:p>1.78E+000</text:p>
          </table:table-cell>
          <table:table-cell table:number-columns-repeated="4"/>
        </table:table-row>
        <table:table-row table:style-name="ro2">
          <table:table-cell office:value-type="float" office:value="5.22761018">
            <text:p>5.22761018</text:p>
          </table:table-cell>
          <table:table-cell office:value-type="float" office:value="-1.15841627">
            <text:p>-1.15841627</text:p>
          </table:table-cell>
          <table:table-cell office:value-type="float" office:value="1.766055">
            <text:p>1.77E+000</text:p>
          </table:table-cell>
          <table:table-cell table:number-columns-repeated="4"/>
        </table:table-row>
        <table:table-row table:style-name="ro2">
          <table:table-cell office:value-type="float" office:value="5.23075177">
            <text:p>5.23075177</text:p>
          </table:table-cell>
          <table:table-cell office:value-type="float" office:value="-1.15720178">
            <text:p>-1.15720178</text:p>
          </table:table-cell>
          <table:table-cell office:value-type="float" office:value="1.753187">
            <text:p>1.75E+000</text:p>
          </table:table-cell>
          <table:table-cell table:number-columns-repeated="4"/>
        </table:table-row>
        <table:table-row table:style-name="ro2">
          <table:table-cell office:value-type="float" office:value="5.23389336">
            <text:p>5.23389336</text:p>
          </table:table-cell>
          <table:table-cell office:value-type="float" office:value="-1.15598821">
            <text:p>-1.15598821</text:p>
          </table:table-cell>
          <table:table-cell office:value-type="float" office:value="1.740459">
            <text:p>1.74E+000</text:p>
          </table:table-cell>
          <table:table-cell table:number-columns-repeated="4"/>
        </table:table-row>
        <table:table-row table:style-name="ro2">
          <table:table-cell office:value-type="float" office:value="5.23703495">
            <text:p>5.23703495</text:p>
          </table:table-cell>
          <table:table-cell office:value-type="float" office:value="-1.15477555">
            <text:p>-1.15477555</text:p>
          </table:table-cell>
          <table:table-cell office:value-type="float" office:value="1.72787">
            <text:p>1.73E+000</text:p>
          </table:table-cell>
          <table:table-cell table:number-columns-repeated="4"/>
        </table:table-row>
        <table:table-row table:style-name="ro2">
          <table:table-cell office:value-type="float" office:value="5.24017655">
            <text:p>5.24017655</text:p>
          </table:table-cell>
          <table:table-cell office:value-type="float" office:value="-1.1535638">
            <text:p>-1.1535638</text:p>
          </table:table-cell>
          <table:table-cell office:value-type="float" office:value="1.715416">
            <text:p>1.72E+000</text:p>
          </table:table-cell>
          <table:table-cell table:number-columns-repeated="4"/>
        </table:table-row>
        <table:table-row table:style-name="ro2">
          <table:table-cell office:value-type="float" office:value="5.24331814">
            <text:p>5.24331814</text:p>
          </table:table-cell>
          <table:table-cell office:value-type="float" office:value="-1.15235296">
            <text:p>-1.15235296</text:p>
          </table:table-cell>
          <table:table-cell office:value-type="float" office:value="1.703096">
            <text:p>1.70E+000</text:p>
          </table:table-cell>
          <table:table-cell table:number-columns-repeated="4"/>
        </table:table-row>
        <table:table-row table:style-name="ro2">
          <table:table-cell office:value-type="float" office:value="5.24645973">
            <text:p>5.24645973</text:p>
          </table:table-cell>
          <table:table-cell office:value-type="float" office:value="-1.15114302">
            <text:p>-1.15114302</text:p>
          </table:table-cell>
          <table:table-cell office:value-type="float" office:value="1.690908">
            <text:p>1.69E+000</text:p>
          </table:table-cell>
          <table:table-cell table:number-columns-repeated="4"/>
        </table:table-row>
        <table:table-row table:style-name="ro2">
          <table:table-cell office:value-type="float" office:value="5.24960132">
            <text:p>5.24960132</text:p>
          </table:table-cell>
          <table:table-cell office:value-type="float" office:value="-1.14993398">
            <text:p>-1.14993398</text:p>
          </table:table-cell>
          <table:table-cell office:value-type="float" office:value="1.678848">
            <text:p>1.68E+000</text:p>
          </table:table-cell>
          <table:table-cell table:number-columns-repeated="4"/>
        </table:table-row>
        <table:table-row table:style-name="ro2">
          <table:table-cell office:value-type="float" office:value="5.25274292">
            <text:p>5.25274292</text:p>
          </table:table-cell>
          <table:table-cell office:value-type="float" office:value="-1.14872584">
            <text:p>-1.14872584</text:p>
          </table:table-cell>
          <table:table-cell office:value-type="float" office:value="1.666914">
            <text:p>1.67E+000</text:p>
          </table:table-cell>
          <table:table-cell table:number-columns-repeated="4"/>
        </table:table-row>
        <table:table-row table:style-name="ro2">
          <table:table-cell office:value-type="float" office:value="5.25588451">
            <text:p>5.25588451</text:p>
          </table:table-cell>
          <table:table-cell office:value-type="float" office:value="-1.1475186">
            <text:p>-1.1475186</text:p>
          </table:table-cell>
          <table:table-cell office:value-type="float" office:value="1.655105">
            <text:p>1.66E+000</text:p>
          </table:table-cell>
          <table:table-cell table:number-columns-repeated="4"/>
        </table:table-row>
        <table:table-row table:style-name="ro2">
          <table:table-cell office:value-type="float" office:value="5.2590261">
            <text:p>5.2590261</text:p>
          </table:table-cell>
          <table:table-cell office:value-type="float" office:value="-1.14631226">
            <text:p>-1.14631226</text:p>
          </table:table-cell>
          <table:table-cell office:value-type="float" office:value="1.643418">
            <text:p>1.64E+000</text:p>
          </table:table-cell>
          <table:table-cell table:number-columns-repeated="4"/>
        </table:table-row>
        <table:table-row table:style-name="ro2">
          <table:table-cell office:value-type="float" office:value="5.26216769">
            <text:p>5.26216769</text:p>
          </table:table-cell>
          <table:table-cell office:value-type="float" office:value="-1.1451068">
            <text:p>-1.1451068</text:p>
          </table:table-cell>
          <table:table-cell office:value-type="float" office:value="1.631852">
            <text:p>1.63E+000</text:p>
          </table:table-cell>
          <table:table-cell table:number-columns-repeated="4"/>
        </table:table-row>
        <table:table-row table:style-name="ro2">
          <table:table-cell office:value-type="float" office:value="5.26530929">
            <text:p>5.26530929</text:p>
          </table:table-cell>
          <table:table-cell office:value-type="float" office:value="-1.14390224">
            <text:p>-1.14390224</text:p>
          </table:table-cell>
          <table:table-cell office:value-type="float" office:value="1.620403">
            <text:p>1.62E+000</text:p>
          </table:table-cell>
          <table:table-cell table:number-columns-repeated="4"/>
        </table:table-row>
        <table:table-row table:style-name="ro2">
          <table:table-cell office:value-type="float" office:value="5.26845088">
            <text:p>5.26845088</text:p>
          </table:table-cell>
          <table:table-cell office:value-type="float" office:value="-1.14269857">
            <text:p>-1.14269857</text:p>
          </table:table-cell>
          <table:table-cell office:value-type="float" office:value="1.60907">
            <text:p>1.61E+000</text:p>
          </table:table-cell>
          <table:table-cell table:number-columns-repeated="4"/>
        </table:table-row>
        <table:table-row table:style-name="ro2">
          <table:table-cell office:value-type="float" office:value="5.27159247">
            <text:p>5.27159247</text:p>
          </table:table-cell>
          <table:table-cell office:value-type="float" office:value="-1.14149578">
            <text:p>-1.14149578</text:p>
          </table:table-cell>
          <table:table-cell office:value-type="float" office:value="1.597851">
            <text:p>1.60E+000</text:p>
          </table:table-cell>
          <table:table-cell table:number-columns-repeated="4"/>
        </table:table-row>
        <table:table-row table:style-name="ro2">
          <table:table-cell office:value-type="float" office:value="5.27473407">
            <text:p>5.27473407</text:p>
          </table:table-cell>
          <table:table-cell office:value-type="float" office:value="-1.14029387">
            <text:p>-1.14029387</text:p>
          </table:table-cell>
          <table:table-cell office:value-type="float" office:value="1.586744">
            <text:p>1.59E+000</text:p>
          </table:table-cell>
          <table:table-cell table:number-columns-repeated="4"/>
        </table:table-row>
        <table:table-row table:style-name="ro2">
          <table:table-cell office:value-type="float" office:value="5.27787566">
            <text:p>5.27787566</text:p>
          </table:table-cell>
          <table:table-cell office:value-type="float" office:value="-1.13909284">
            <text:p>-1.13909284</text:p>
          </table:table-cell>
          <table:table-cell office:value-type="float" office:value="1.575748">
            <text:p>1.58E+000</text:p>
          </table:table-cell>
          <table:table-cell table:number-columns-repeated="4"/>
        </table:table-row>
        <table:table-row table:style-name="ro2">
          <table:table-cell office:value-type="float" office:value="5.28101725">
            <text:p>5.28101725</text:p>
          </table:table-cell>
          <table:table-cell office:value-type="float" office:value="-1.1378927">
            <text:p>-1.1378927</text:p>
          </table:table-cell>
          <table:table-cell office:value-type="float" office:value="1.56486">
            <text:p>1.56E+000</text:p>
          </table:table-cell>
          <table:table-cell table:number-columns-repeated="4"/>
        </table:table-row>
        <table:table-row table:style-name="ro2">
          <table:table-cell office:value-type="float" office:value="5.28415884">
            <text:p>5.28415884</text:p>
          </table:table-cell>
          <table:table-cell office:value-type="float" office:value="-1.13669343">
            <text:p>-1.13669343</text:p>
          </table:table-cell>
          <table:table-cell office:value-type="float" office:value="1.554078">
            <text:p>1.55E+000</text:p>
          </table:table-cell>
          <table:table-cell table:number-columns-repeated="4"/>
        </table:table-row>
        <table:table-row table:style-name="ro2">
          <table:table-cell office:value-type="float" office:value="5.28730044">
            <text:p>5.28730044</text:p>
          </table:table-cell>
          <table:table-cell office:value-type="float" office:value="-1.13549503">
            <text:p>-1.13549503</text:p>
          </table:table-cell>
          <table:table-cell office:value-type="float" office:value="1.543401">
            <text:p>1.54E+000</text:p>
          </table:table-cell>
          <table:table-cell table:number-columns-repeated="4"/>
        </table:table-row>
        <table:table-row table:style-name="ro2">
          <table:table-cell office:value-type="float" office:value="5.29044203">
            <text:p>5.29044203</text:p>
          </table:table-cell>
          <table:table-cell office:value-type="float" office:value="-1.1342975">
            <text:p>-1.1342975</text:p>
          </table:table-cell>
          <table:table-cell office:value-type="float" office:value="1.532827">
            <text:p>1.53E+000</text:p>
          </table:table-cell>
          <table:table-cell table:number-columns-repeated="4"/>
        </table:table-row>
        <table:table-row table:style-name="ro2">
          <table:table-cell office:value-type="float" office:value="5.29358362">
            <text:p>5.29358362</text:p>
          </table:table-cell>
          <table:table-cell office:value-type="float" office:value="-1.13310085">
            <text:p>-1.13310085</text:p>
          </table:table-cell>
          <table:table-cell office:value-type="float" office:value="1.522355">
            <text:p>1.52E+000</text:p>
          </table:table-cell>
          <table:table-cell table:number-columns-repeated="4"/>
        </table:table-row>
        <table:table-row table:style-name="ro2">
          <table:table-cell office:value-type="float" office:value="5.29672521">
            <text:p>5.29672521</text:p>
          </table:table-cell>
          <table:table-cell office:value-type="float" office:value="-1.13190506">
            <text:p>-1.13190506</text:p>
          </table:table-cell>
          <table:table-cell office:value-type="float" office:value="1.511982">
            <text:p>1.51E+000</text:p>
          </table:table-cell>
          <table:table-cell table:number-columns-repeated="4"/>
        </table:table-row>
        <table:table-row table:style-name="ro2">
          <table:table-cell office:value-type="float" office:value="5.29986681">
            <text:p>5.29986681</text:p>
          </table:table-cell>
          <table:table-cell office:value-type="float" office:value="-1.13071013">
            <text:p>-1.13071013</text:p>
          </table:table-cell>
          <table:table-cell office:value-type="float" office:value="1.501707">
            <text:p>1.50E+000</text:p>
          </table:table-cell>
          <table:table-cell table:number-columns-repeated="4"/>
        </table:table-row>
        <table:table-row table:style-name="ro2">
          <table:table-cell office:value-type="float" office:value="5.3030084">
            <text:p>5.3030084</text:p>
          </table:table-cell>
          <table:table-cell office:value-type="float" office:value="-1.12951607">
            <text:p>-1.12951607</text:p>
          </table:table-cell>
          <table:table-cell office:value-type="float" office:value="1.491529">
            <text:p>1.49E+000</text:p>
          </table:table-cell>
          <table:table-cell table:number-columns-repeated="4"/>
        </table:table-row>
        <table:table-row table:style-name="ro2">
          <table:table-cell office:value-type="float" office:value="5.30614999">
            <text:p>5.30614999</text:p>
          </table:table-cell>
          <table:table-cell office:value-type="float" office:value="-1.12832287">
            <text:p>-1.12832287</text:p>
          </table:table-cell>
          <table:table-cell office:value-type="float" office:value="1.481445">
            <text:p>1.48E+000</text:p>
          </table:table-cell>
          <table:table-cell table:number-columns-repeated="4"/>
        </table:table-row>
        <table:table-row table:style-name="ro2">
          <table:table-cell office:value-type="float" office:value="5.30929158">
            <text:p>5.30929158</text:p>
          </table:table-cell>
          <table:table-cell office:value-type="float" office:value="-1.12713052">
            <text:p>-1.12713052</text:p>
          </table:table-cell>
          <table:table-cell office:value-type="float" office:value="1.471455">
            <text:p>1.47E+000</text:p>
          </table:table-cell>
          <table:table-cell table:number-columns-repeated="4"/>
        </table:table-row>
        <table:table-row table:style-name="ro2">
          <table:table-cell office:value-type="float" office:value="5.31243318">
            <text:p>5.31243318</text:p>
          </table:table-cell>
          <table:table-cell office:value-type="float" office:value="-1.12593903">
            <text:p>-1.12593903</text:p>
          </table:table-cell>
          <table:table-cell office:value-type="float" office:value="1.461557">
            <text:p>1.46E+000</text:p>
          </table:table-cell>
          <table:table-cell table:number-columns-repeated="4"/>
        </table:table-row>
        <table:table-row table:style-name="ro2">
          <table:table-cell office:value-type="float" office:value="5.31557477">
            <text:p>5.31557477</text:p>
          </table:table-cell>
          <table:table-cell office:value-type="float" office:value="-1.1247484">
            <text:p>-1.1247484</text:p>
          </table:table-cell>
          <table:table-cell office:value-type="float" office:value="1.45175">
            <text:p>1.45E+000</text:p>
          </table:table-cell>
          <table:table-cell table:number-columns-repeated="4"/>
        </table:table-row>
        <table:table-row table:style-name="ro2">
          <table:table-cell office:value-type="float" office:value="5.31871636">
            <text:p>5.31871636</text:p>
          </table:table-cell>
          <table:table-cell office:value-type="float" office:value="-1.12355861">
            <text:p>-1.12355861</text:p>
          </table:table-cell>
          <table:table-cell office:value-type="float" office:value="1.442031">
            <text:p>1.44E+000</text:p>
          </table:table-cell>
          <table:table-cell table:number-columns-repeated="4"/>
        </table:table-row>
        <table:table-row table:style-name="ro2">
          <table:table-cell office:value-type="float" office:value="5.32185796">
            <text:p>5.32185796</text:p>
          </table:table-cell>
          <table:table-cell office:value-type="float" office:value="-1.12236968">
            <text:p>-1.12236968</text:p>
          </table:table-cell>
          <table:table-cell office:value-type="float" office:value="1.432401">
            <text:p>1.43E+000</text:p>
          </table:table-cell>
          <table:table-cell table:number-columns-repeated="4"/>
        </table:table-row>
        <table:table-row table:style-name="ro2">
          <table:table-cell office:value-type="float" office:value="5.32499955">
            <text:p>5.32499955</text:p>
          </table:table-cell>
          <table:table-cell office:value-type="float" office:value="-1.12118159">
            <text:p>-1.12118159</text:p>
          </table:table-cell>
          <table:table-cell office:value-type="float" office:value="1.422856">
            <text:p>1.42E+000</text:p>
          </table:table-cell>
          <table:table-cell table:number-columns-repeated="4"/>
        </table:table-row>
        <table:table-row table:style-name="ro2">
          <table:table-cell office:value-type="float" office:value="5.32814114">
            <text:p>5.32814114</text:p>
          </table:table-cell>
          <table:table-cell office:value-type="float" office:value="-1.11999434">
            <text:p>-1.11999434</text:p>
          </table:table-cell>
          <table:table-cell office:value-type="float" office:value="1.413397">
            <text:p>1.41E+000</text:p>
          </table:table-cell>
          <table:table-cell table:number-columns-repeated="4"/>
        </table:table-row>
        <table:table-row table:style-name="ro2">
          <table:table-cell office:value-type="float" office:value="5.33128273">
            <text:p>5.33128273</text:p>
          </table:table-cell>
          <table:table-cell office:value-type="float" office:value="-1.11880793">
            <text:p>-1.11880793</text:p>
          </table:table-cell>
          <table:table-cell office:value-type="float" office:value="1.404021">
            <text:p>1.40E+000</text:p>
          </table:table-cell>
          <table:table-cell table:number-columns-repeated="4"/>
        </table:table-row>
        <table:table-row table:style-name="ro2">
          <table:table-cell office:value-type="float" office:value="5.33442433">
            <text:p>5.33442433</text:p>
          </table:table-cell>
          <table:table-cell office:value-type="float" office:value="-1.11762237">
            <text:p>-1.11762237</text:p>
          </table:table-cell>
          <table:table-cell office:value-type="float" office:value="1.394727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5.33756592">
            <text:p>5.33756592</text:p>
          </table:table-cell>
          <table:table-cell office:value-type="float" office:value="-1.11643764">
            <text:p>-1.11643764</text:p>
          </table:table-cell>
          <table:table-cell office:value-type="float" office:value="1.385515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5.34070751">
            <text:p>5.34070751</text:p>
          </table:table-cell>
          <table:table-cell office:value-type="float" office:value="-1.11525375">
            <text:p>-1.11525375</text:p>
          </table:table-cell>
          <table:table-cell office:value-type="float" office:value="1.376382">
            <text:p>1.38E+000</text:p>
          </table:table-cell>
          <table:table-cell table:number-columns-repeated="4"/>
        </table:table-row>
        <table:table-row table:style-name="ro2">
          <table:table-cell office:value-type="float" office:value="5.3438491">
            <text:p>5.3438491</text:p>
          </table:table-cell>
          <table:table-cell office:value-type="float" office:value="-1.11407069">
            <text:p>-1.11407069</text:p>
          </table:table-cell>
          <table:table-cell office:value-type="float" office:value="1.367328">
            <text:p>1.37E+000</text:p>
          </table:table-cell>
          <table:table-cell table:number-columns-repeated="4"/>
        </table:table-row>
        <table:table-row table:style-name="ro2">
          <table:table-cell office:value-type="float" office:value="5.3469907">
            <text:p>5.3469907</text:p>
          </table:table-cell>
          <table:table-cell office:value-type="float" office:value="-1.11288845">
            <text:p>-1.11288845</text:p>
          </table:table-cell>
          <table:table-cell office:value-type="float" office:value="1.358351">
            <text:p>1.36E+000</text:p>
          </table:table-cell>
          <table:table-cell table:number-columns-repeated="4"/>
        </table:table-row>
        <table:table-row table:style-name="ro2">
          <table:table-cell office:value-type="float" office:value="5.35013229">
            <text:p>5.35013229</text:p>
          </table:table-cell>
          <table:table-cell office:value-type="float" office:value="-1.11170705">
            <text:p>-1.11170705</text:p>
          </table:table-cell>
          <table:table-cell office:value-type="float" office:value="1.349451">
            <text:p>1.35E+000</text:p>
          </table:table-cell>
          <table:table-cell table:number-columns-repeated="4"/>
        </table:table-row>
        <table:table-row table:style-name="ro2">
          <table:table-cell office:value-type="float" office:value="5.35327388">
            <text:p>5.35327388</text:p>
          </table:table-cell>
          <table:table-cell office:value-type="float" office:value="-1.11052648">
            <text:p>-1.11052648</text:p>
          </table:table-cell>
          <table:table-cell office:value-type="float" office:value="1.340626">
            <text:p>1.34E+000</text:p>
          </table:table-cell>
          <table:table-cell table:number-columns-repeated="4"/>
        </table:table-row>
        <table:table-row table:style-name="ro2">
          <table:table-cell office:value-type="float" office:value="5.35641547">
            <text:p>5.35641547</text:p>
          </table:table-cell>
          <table:table-cell office:value-type="float" office:value="-1.10934672">
            <text:p>-1.10934672</text:p>
          </table:table-cell>
          <table:table-cell office:value-type="float" office:value="1.331875">
            <text:p>1.33E+000</text:p>
          </table:table-cell>
          <table:table-cell table:number-columns-repeated="4"/>
        </table:table-row>
        <table:table-row table:style-name="ro2">
          <table:table-cell office:value-type="float" office:value="5.35955707">
            <text:p>5.35955707</text:p>
          </table:table-cell>
          <table:table-cell office:value-type="float" office:value="-1.10816779">
            <text:p>-1.10816779</text:p>
          </table:table-cell>
          <table:table-cell office:value-type="float" office:value="1.323197">
            <text:p>1.32E+000</text:p>
          </table:table-cell>
          <table:table-cell table:number-columns-repeated="4"/>
        </table:table-row>
        <table:table-row table:style-name="ro2">
          <table:table-cell office:value-type="float" office:value="5.36269866">
            <text:p>5.36269866</text:p>
          </table:table-cell>
          <table:table-cell office:value-type="float" office:value="-1.10698968">
            <text:p>-1.10698968</text:p>
          </table:table-cell>
          <table:table-cell office:value-type="float" office:value="1.31459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5.36584025">
            <text:p>5.36584025</text:p>
          </table:table-cell>
          <table:table-cell office:value-type="float" office:value="-1.10581238">
            <text:p>-1.10581238</text:p>
          </table:table-cell>
          <table:table-cell office:value-type="float" office:value="1.306055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5.36898184">
            <text:p>5.36898184</text:p>
          </table:table-cell>
          <table:table-cell office:value-type="float" office:value="-1.1046359">
            <text:p>-1.1046359</text:p>
          </table:table-cell>
          <table:table-cell office:value-type="float" office:value="1.297589">
            <text:p>1.30E+000</text:p>
          </table:table-cell>
          <table:table-cell table:number-columns-repeated="4"/>
        </table:table-row>
        <table:table-row table:style-name="ro2">
          <table:table-cell office:value-type="float" office:value="5.37212344">
            <text:p>5.37212344</text:p>
          </table:table-cell>
          <table:table-cell office:value-type="float" office:value="-1.10346023">
            <text:p>-1.10346023</text:p>
          </table:table-cell>
          <table:table-cell office:value-type="float" office:value="1.289192">
            <text:p>1.29E+000</text:p>
          </table:table-cell>
          <table:table-cell table:number-columns-repeated="4"/>
        </table:table-row>
        <table:table-row table:style-name="ro2">
          <table:table-cell office:value-type="float" office:value="5.37526503">
            <text:p>5.37526503</text:p>
          </table:table-cell>
          <table:table-cell office:value-type="float" office:value="-1.10228537">
            <text:p>-1.10228537</text:p>
          </table:table-cell>
          <table:table-cell office:value-type="float" office:value="1.280863">
            <text:p>1.28E+000</text:p>
          </table:table-cell>
          <table:table-cell table:number-columns-repeated="4"/>
        </table:table-row>
        <table:table-row table:style-name="ro2">
          <table:table-cell office:value-type="float" office:value="5.37840662">
            <text:p>5.37840662</text:p>
          </table:table-cell>
          <table:table-cell office:value-type="float" office:value="-1.10111132">
            <text:p>-1.10111132</text:p>
          </table:table-cell>
          <table:table-cell office:value-type="float" office:value="1.2726">
            <text:p>1.27E+000</text:p>
          </table:table-cell>
          <table:table-cell table:number-columns-repeated="4"/>
        </table:table-row>
        <table:table-row table:style-name="ro2">
          <table:table-cell office:value-type="float" office:value="5.38154822">
            <text:p>5.38154822</text:p>
          </table:table-cell>
          <table:table-cell office:value-type="float" office:value="-1.09993808">
            <text:p>-1.09993808</text:p>
          </table:table-cell>
          <table:table-cell office:value-type="float" office:value="1.264404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5.38468981">
            <text:p>5.38468981</text:p>
          </table:table-cell>
          <table:table-cell office:value-type="float" office:value="-1.09876564">
            <text:p>-1.09876564</text:p>
          </table:table-cell>
          <table:table-cell office:value-type="float" office:value="1.256272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5.3878314">
            <text:p>5.3878314</text:p>
          </table:table-cell>
          <table:table-cell office:value-type="float" office:value="-1.097594">
            <text:p>-1.097594</text:p>
          </table:table-cell>
          <table:table-cell office:value-type="float" office:value="1.248204">
            <text:p>1.25E+000</text:p>
          </table:table-cell>
          <table:table-cell table:number-columns-repeated="4"/>
        </table:table-row>
        <table:table-row table:style-name="ro2">
          <table:table-cell office:value-type="float" office:value="5.39097299">
            <text:p>5.39097299</text:p>
          </table:table-cell>
          <table:table-cell office:value-type="float" office:value="-1.09642315">
            <text:p>-1.09642315</text:p>
          </table:table-cell>
          <table:table-cell office:value-type="float" office:value="1.240199">
            <text:p>1.24E+000</text:p>
          </table:table-cell>
          <table:table-cell table:number-columns-repeated="4"/>
        </table:table-row>
        <table:table-row table:style-name="ro2">
          <table:table-cell office:value-type="float" office:value="5.39411459">
            <text:p>5.39411459</text:p>
          </table:table-cell>
          <table:table-cell office:value-type="float" office:value="-1.09525311">
            <text:p>-1.09525311</text:p>
          </table:table-cell>
          <table:table-cell office:value-type="float" office:value="1.232256">
            <text:p>1.23E+000</text:p>
          </table:table-cell>
          <table:table-cell table:number-columns-repeated="4"/>
        </table:table-row>
        <table:table-row table:style-name="ro2">
          <table:table-cell office:value-type="float" office:value="5.39725618">
            <text:p>5.39725618</text:p>
          </table:table-cell>
          <table:table-cell office:value-type="float" office:value="-1.09408386">
            <text:p>-1.09408386</text:p>
          </table:table-cell>
          <table:table-cell office:value-type="float" office:value="1.224375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5.40039777">
            <text:p>5.40039777</text:p>
          </table:table-cell>
          <table:table-cell office:value-type="float" office:value="-1.0929154">
            <text:p>-1.0929154</text:p>
          </table:table-cell>
          <table:table-cell office:value-type="float" office:value="1.216554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5.40353936">
            <text:p>5.40353936</text:p>
          </table:table-cell>
          <table:table-cell office:value-type="float" office:value="-1.09174773">
            <text:p>-1.09174773</text:p>
          </table:table-cell>
          <table:table-cell office:value-type="float" office:value="1.208792">
            <text:p>1.21E+000</text:p>
          </table:table-cell>
          <table:table-cell table:number-columns-repeated="4"/>
        </table:table-row>
        <table:table-row table:style-name="ro2">
          <table:table-cell office:value-type="float" office:value="5.40668096">
            <text:p>5.40668096</text:p>
          </table:table-cell>
          <table:table-cell office:value-type="float" office:value="-1.09058085">
            <text:p>-1.09058085</text:p>
          </table:table-cell>
          <table:table-cell office:value-type="float" office:value="1.20109">
            <text:p>1.20E+000</text:p>
          </table:table-cell>
          <table:table-cell table:number-columns-repeated="4"/>
        </table:table-row>
        <table:table-row table:style-name="ro2">
          <table:table-cell office:value-type="float" office:value="5.40982255">
            <text:p>5.40982255</text:p>
          </table:table-cell>
          <table:table-cell office:value-type="float" office:value="-1.08941476">
            <text:p>-1.08941476</text:p>
          </table:table-cell>
          <table:table-cell office:value-type="float" office:value="1.193445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5.41296414">
            <text:p>5.41296414</text:p>
          </table:table-cell>
          <table:table-cell office:value-type="float" office:value="-1.08824945">
            <text:p>-1.08824945</text:p>
          </table:table-cell>
          <table:table-cell office:value-type="float" office:value="1.185857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5.41610573">
            <text:p>5.41610573</text:p>
          </table:table-cell>
          <table:table-cell office:value-type="float" office:value="-1.08708492">
            <text:p>-1.08708492</text:p>
          </table:table-cell>
          <table:table-cell office:value-type="float" office:value="1.178325">
            <text:p>1.18E+000</text:p>
          </table:table-cell>
          <table:table-cell table:number-columns-repeated="4"/>
        </table:table-row>
        <table:table-row table:style-name="ro2">
          <table:table-cell office:value-type="float" office:value="5.41924733">
            <text:p>5.41924733</text:p>
          </table:table-cell>
          <table:table-cell office:value-type="float" office:value="-1.08592117">
            <text:p>-1.08592117</text:p>
          </table:table-cell>
          <table:table-cell office:value-type="float" office:value="1.17085">
            <text:p>1.17E+000</text:p>
          </table:table-cell>
          <table:table-cell table:number-columns-repeated="4"/>
        </table:table-row>
        <table:table-row table:style-name="ro2">
          <table:table-cell office:value-type="float" office:value="5.42238892">
            <text:p>5.42238892</text:p>
          </table:table-cell>
          <table:table-cell office:value-type="float" office:value="-1.0847582">
            <text:p>-1.0847582</text:p>
          </table:table-cell>
          <table:table-cell office:value-type="float" office:value="1.163428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5.42553051">
            <text:p>5.42553051</text:p>
          </table:table-cell>
          <table:table-cell office:value-type="float" office:value="-1.083596">
            <text:p>-1.083596</text:p>
          </table:table-cell>
          <table:table-cell office:value-type="float" office:value="1.156061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5.42867211">
            <text:p>5.42867211</text:p>
          </table:table-cell>
          <table:table-cell office:value-type="float" office:value="-1.08243457">
            <text:p>-1.08243457</text:p>
          </table:table-cell>
          <table:table-cell office:value-type="float" office:value="1.148748">
            <text:p>1.15E+000</text:p>
          </table:table-cell>
          <table:table-cell table:number-columns-repeated="4"/>
        </table:table-row>
        <table:table-row table:style-name="ro2">
          <table:table-cell office:value-type="float" office:value="5.4318137">
            <text:p>5.4318137</text:p>
          </table:table-cell>
          <table:table-cell office:value-type="float" office:value="-1.08127392">
            <text:p>-1.08127392</text:p>
          </table:table-cell>
          <table:table-cell office:value-type="float" office:value="1.141487">
            <text:p>1.14E+000</text:p>
          </table:table-cell>
          <table:table-cell table:number-columns-repeated="4"/>
        </table:table-row>
        <table:table-row table:style-name="ro2">
          <table:table-cell office:value-type="float" office:value="5.43495529">
            <text:p>5.43495529</text:p>
          </table:table-cell>
          <table:table-cell office:value-type="float" office:value="-1.08011403">
            <text:p>-1.08011403</text:p>
          </table:table-cell>
          <table:table-cell office:value-type="float" office:value="1.134277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5.43809688">
            <text:p>5.43809688</text:p>
          </table:table-cell>
          <table:table-cell office:value-type="float" office:value="-1.07895491">
            <text:p>-1.07895491</text:p>
          </table:table-cell>
          <table:table-cell office:value-type="float" office:value="1.127119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5.44123848">
            <text:p>5.44123848</text:p>
          </table:table-cell>
          <table:table-cell office:value-type="float" office:value="-1.07779655">
            <text:p>-1.07779655</text:p>
          </table:table-cell>
          <table:table-cell office:value-type="float" office:value="1.120012">
            <text:p>1.12E+000</text:p>
          </table:table-cell>
          <table:table-cell table:number-columns-repeated="4"/>
        </table:table-row>
        <table:table-row table:style-name="ro2">
          <table:table-cell office:value-type="float" office:value="5.44438007">
            <text:p>5.44438007</text:p>
          </table:table-cell>
          <table:table-cell office:value-type="float" office:value="-1.07663895">
            <text:p>-1.07663895</text:p>
          </table:table-cell>
          <table:table-cell office:value-type="float" office:value="1.112954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5.44752166">
            <text:p>5.44752166</text:p>
          </table:table-cell>
          <table:table-cell office:value-type="float" office:value="-1.07548212">
            <text:p>-1.07548212</text:p>
          </table:table-cell>
          <table:table-cell office:value-type="float" office:value="1.105946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5.45066325">
            <text:p>5.45066325</text:p>
          </table:table-cell>
          <table:table-cell office:value-type="float" office:value="-1.07432604">
            <text:p>-1.07432604</text:p>
          </table:table-cell>
          <table:table-cell office:value-type="float" office:value="1.098986">
            <text:p>1.10E+000</text:p>
          </table:table-cell>
          <table:table-cell table:number-columns-repeated="4"/>
        </table:table-row>
        <table:table-row table:style-name="ro2">
          <table:table-cell office:value-type="float" office:value="5.45380485">
            <text:p>5.45380485</text:p>
          </table:table-cell>
          <table:table-cell office:value-type="float" office:value="-1.07317071">
            <text:p>-1.07317071</text:p>
          </table:table-cell>
          <table:table-cell office:value-type="float" office:value="1.092074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5.45694644">
            <text:p>5.45694644</text:p>
          </table:table-cell>
          <table:table-cell office:value-type="float" office:value="-1.07201614">
            <text:p>-1.07201614</text:p>
          </table:table-cell>
          <table:table-cell office:value-type="float" office:value="1.085209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5.46008803">
            <text:p>5.46008803</text:p>
          </table:table-cell>
          <table:table-cell office:value-type="float" office:value="-1.07086232">
            <text:p>-1.07086232</text:p>
          </table:table-cell>
          <table:table-cell office:value-type="float" office:value="1.078391">
            <text:p>1.08E+000</text:p>
          </table:table-cell>
          <table:table-cell table:number-columns-repeated="4"/>
        </table:table-row>
        <table:table-row table:style-name="ro2">
          <table:table-cell office:value-type="float" office:value="5.46322962">
            <text:p>5.46322962</text:p>
          </table:table-cell>
          <table:table-cell office:value-type="float" office:value="-1.06970925">
            <text:p>-1.06970925</text:p>
          </table:table-cell>
          <table:table-cell office:value-type="float" office:value="1.071619">
            <text:p>1.07E+000</text:p>
          </table:table-cell>
          <table:table-cell table:number-columns-repeated="4"/>
        </table:table-row>
        <table:table-row table:style-name="ro2">
          <table:table-cell office:value-type="float" office:value="5.46637122">
            <text:p>5.46637122</text:p>
          </table:table-cell>
          <table:table-cell office:value-type="float" office:value="-1.06855692">
            <text:p>-1.06855692</text:p>
          </table:table-cell>
          <table:table-cell office:value-type="float" office:value="1.064892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5.46951281">
            <text:p>5.46951281</text:p>
          </table:table-cell>
          <table:table-cell office:value-type="float" office:value="-1.06740534">
            <text:p>-1.06740534</text:p>
          </table:table-cell>
          <table:table-cell office:value-type="float" office:value="1.05821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5.4726544">
            <text:p>5.4726544</text:p>
          </table:table-cell>
          <table:table-cell office:value-type="float" office:value="-1.0662545">
            <text:p>-1.0662545</text:p>
          </table:table-cell>
          <table:table-cell office:value-type="float" office:value="1.051572">
            <text:p>1.05E+000</text:p>
          </table:table-cell>
          <table:table-cell table:number-columns-repeated="4"/>
        </table:table-row>
        <table:table-row table:style-name="ro2">
          <table:table-cell office:value-type="float" office:value="5.475796">
            <text:p>5.475796</text:p>
          </table:table-cell>
          <table:table-cell office:value-type="float" office:value="-1.0651044">
            <text:p>-1.0651044</text:p>
          </table:table-cell>
          <table:table-cell office:value-type="float" office:value="1.044979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5.47893759">
            <text:p>5.47893759</text:p>
          </table:table-cell>
          <table:table-cell office:value-type="float" office:value="-1.06395504">
            <text:p>-1.06395504</text:p>
          </table:table-cell>
          <table:table-cell office:value-type="float" office:value="1.038428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5.48207918">
            <text:p>5.48207918</text:p>
          </table:table-cell>
          <table:table-cell office:value-type="float" office:value="-1.06280642">
            <text:p>-1.06280642</text:p>
          </table:table-cell>
          <table:table-cell office:value-type="float" office:value="1.03192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5.48522077">
            <text:p>5.48522077</text:p>
          </table:table-cell>
          <table:table-cell office:value-type="float" office:value="-1.06165852">
            <text:p>-1.06165852</text:p>
          </table:table-cell>
          <table:table-cell office:value-type="float" office:value="1.025454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5.48836237">
            <text:p>5.48836237</text:p>
          </table:table-cell>
          <table:table-cell office:value-type="float" office:value="-1.06051136">
            <text:p>-1.06051136</text:p>
          </table:table-cell>
          <table:table-cell office:value-type="float" office:value="1.019029">
            <text:p>1.02E+000</text:p>
          </table:table-cell>
          <table:table-cell table:number-columns-repeated="4"/>
        </table:table-row>
        <table:table-row table:style-name="ro2">
          <table:table-cell office:value-type="float" office:value="5.49150396">
            <text:p>5.49150396</text:p>
          </table:table-cell>
          <table:table-cell office:value-type="float" office:value="-1.05936493">
            <text:p>-1.05936493</text:p>
          </table:table-cell>
          <table:table-cell office:value-type="float" office:value="1.012646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5.49464555">
            <text:p>5.49464555</text:p>
          </table:table-cell>
          <table:table-cell office:value-type="float" office:value="-1.05821923">
            <text:p>-1.05821923</text:p>
          </table:table-cell>
          <table:table-cell office:value-type="float" office:value="1.006303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5.49778714">
            <text:p>5.49778714</text:p>
          </table:table-cell>
          <table:table-cell office:value-type="float" office:value="-1.05707425">
            <text:p>-1.05707425</text:p>
          </table:table-cell>
          <table:table-cell office:value-type="float" office:value="1">
            <text:p>1.00E+000</text:p>
          </table:table-cell>
          <table:table-cell table:number-columns-repeated="4"/>
        </table:table-row>
        <table:table-row table:style-name="ro2">
          <table:table-cell office:value-type="float" office:value="5.50092874">
            <text:p>5.50092874</text:p>
          </table:table-cell>
          <table:table-cell office:value-type="float" office:value="-1.05592999">
            <text:p>-1.05592999</text:p>
          </table:table-cell>
          <table:table-cell office:value-type="float" office:value="0.9937365">
            <text:p>9.94E-001</text:p>
          </table:table-cell>
          <table:table-cell table:number-columns-repeated="4"/>
        </table:table-row>
        <table:table-row table:style-name="ro2">
          <table:table-cell office:value-type="float" office:value="5.50407033">
            <text:p>5.50407033</text:p>
          </table:table-cell>
          <table:table-cell office:value-type="float" office:value="-1.05478645">
            <text:p>-1.05478645</text:p>
          </table:table-cell>
          <table:table-cell office:value-type="float" office:value="0.9875119">
            <text:p>9.88E-001</text:p>
          </table:table-cell>
          <table:table-cell table:number-columns-repeated="4"/>
        </table:table-row>
        <table:table-row table:style-name="ro2">
          <table:table-cell office:value-type="float" office:value="5.50721192">
            <text:p>5.50721192</text:p>
          </table:table-cell>
          <table:table-cell office:value-type="float" office:value="-1.05364363">
            <text:p>-1.05364363</text:p>
          </table:table-cell>
          <table:table-cell office:value-type="float" office:value="0.9813259">
            <text:p>9.81E-001</text:p>
          </table:table-cell>
          <table:table-cell table:number-columns-repeated="4"/>
        </table:table-row>
        <table:table-row table:style-name="ro2">
          <table:table-cell office:value-type="float" office:value="5.51035351">
            <text:p>5.51035351</text:p>
          </table:table-cell>
          <table:table-cell office:value-type="float" office:value="-1.05250153">
            <text:p>-1.05250153</text:p>
          </table:table-cell>
          <table:table-cell office:value-type="float" office:value="0.9751779">
            <text:p>9.75E-001</text:p>
          </table:table-cell>
          <table:table-cell table:number-columns-repeated="4"/>
        </table:table-row>
        <table:table-row table:style-name="ro2">
          <table:table-cell office:value-type="float" office:value="5.51349511">
            <text:p>5.51349511</text:p>
          </table:table-cell>
          <table:table-cell office:value-type="float" office:value="-1.05136015">
            <text:p>-1.05136015</text:p>
          </table:table-cell>
          <table:table-cell office:value-type="float" office:value="0.9690674">
            <text:p>9.69E-001</text:p>
          </table:table-cell>
          <table:table-cell table:number-columns-repeated="4"/>
        </table:table-row>
        <table:table-row table:style-name="ro2">
          <table:table-cell office:value-type="float" office:value="5.5166367">
            <text:p>5.5166367</text:p>
          </table:table-cell>
          <table:table-cell office:value-type="float" office:value="-1.05021947">
            <text:p>-1.05021947</text:p>
          </table:table-cell>
          <table:table-cell office:value-type="float" office:value="0.9629941">
            <text:p>9.63E-001</text:p>
          </table:table-cell>
          <table:table-cell table:number-columns-repeated="4"/>
        </table:table-row>
        <table:table-row table:style-name="ro2">
          <table:table-cell office:value-type="float" office:value="5.51977829">
            <text:p>5.51977829</text:p>
          </table:table-cell>
          <table:table-cell office:value-type="float" office:value="-1.04907951">
            <text:p>-1.04907951</text:p>
          </table:table-cell>
          <table:table-cell office:value-type="float" office:value="0.9569573">
            <text:p>9.57E-001</text:p>
          </table:table-cell>
          <table:table-cell table:number-columns-repeated="4"/>
        </table:table-row>
        <table:table-row table:style-name="ro2">
          <table:table-cell office:value-type="float" office:value="5.52291989">
            <text:p>5.52291989</text:p>
          </table:table-cell>
          <table:table-cell office:value-type="float" office:value="-1.04794025">
            <text:p>-1.04794025</text:p>
          </table:table-cell>
          <table:table-cell office:value-type="float" office:value="0.9509568">
            <text:p>9.51E-001</text:p>
          </table:table-cell>
          <table:table-cell table:number-columns-repeated="4"/>
        </table:table-row>
        <table:table-row table:style-name="ro2">
          <table:table-cell office:value-type="float" office:value="5.52606148">
            <text:p>5.52606148</text:p>
          </table:table-cell>
          <table:table-cell office:value-type="float" office:value="-1.0468017">
            <text:p>-1.0468017</text:p>
          </table:table-cell>
          <table:table-cell office:value-type="float" office:value="0.944992">
            <text:p>9.45E-001</text:p>
          </table:table-cell>
          <table:table-cell table:number-columns-repeated="4"/>
        </table:table-row>
        <table:table-row table:style-name="ro2">
          <table:table-cell office:value-type="float" office:value="5.52920307">
            <text:p>5.52920307</text:p>
          </table:table-cell>
          <table:table-cell office:value-type="float" office:value="-1.04566385">
            <text:p>-1.04566385</text:p>
          </table:table-cell>
          <table:table-cell office:value-type="float" office:value="0.9390625">
            <text:p>9.39E-001</text:p>
          </table:table-cell>
          <table:table-cell table:number-columns-repeated="4"/>
        </table:table-row>
        <table:table-row table:style-name="ro2">
          <table:table-cell office:value-type="float" office:value="5.53234466">
            <text:p>5.53234466</text:p>
          </table:table-cell>
          <table:table-cell office:value-type="float" office:value="-1.0445267">
            <text:p>-1.0445267</text:p>
          </table:table-cell>
          <table:table-cell office:value-type="float" office:value="0.9331679">
            <text:p>9.33E-001</text:p>
          </table:table-cell>
          <table:table-cell table:number-columns-repeated="4"/>
        </table:table-row>
        <table:table-row table:style-name="ro2">
          <table:table-cell office:value-type="float" office:value="5.53548626">
            <text:p>5.53548626</text:p>
          </table:table-cell>
          <table:table-cell office:value-type="float" office:value="-1.04339026">
            <text:p>-1.04339026</text:p>
          </table:table-cell>
          <table:table-cell office:value-type="float" office:value="0.9273078">
            <text:p>9.27E-001</text:p>
          </table:table-cell>
          <table:table-cell table:number-columns-repeated="4"/>
        </table:table-row>
        <table:table-row table:style-name="ro2">
          <table:table-cell office:value-type="float" office:value="5.53862785">
            <text:p>5.53862785</text:p>
          </table:table-cell>
          <table:table-cell office:value-type="float" office:value="-1.04225451">
            <text:p>-1.04225451</text:p>
          </table:table-cell>
          <table:table-cell office:value-type="float" office:value="0.9214817">
            <text:p>9.21E-001</text:p>
          </table:table-cell>
          <table:table-cell table:number-columns-repeated="4"/>
        </table:table-row>
        <table:table-row table:style-name="ro2">
          <table:table-cell office:value-type="float" office:value="5.54176944">
            <text:p>5.54176944</text:p>
          </table:table-cell>
          <table:table-cell office:value-type="float" office:value="-1.04111945">
            <text:p>-1.04111945</text:p>
          </table:table-cell>
          <table:table-cell office:value-type="float" office:value="0.9156892">
            <text:p>9.16E-001</text:p>
          </table:table-cell>
          <table:table-cell table:number-columns-repeated="4"/>
        </table:table-row>
        <table:table-row table:style-name="ro2">
          <table:table-cell office:value-type="float" office:value="5.54491103">
            <text:p>5.54491103</text:p>
          </table:table-cell>
          <table:table-cell office:value-type="float" office:value="-1.03998509">
            <text:p>-1.03998509</text:p>
          </table:table-cell>
          <table:table-cell office:value-type="float" office:value="0.90993">
            <text:p>9.10E-001</text:p>
          </table:table-cell>
          <table:table-cell table:number-columns-repeated="4"/>
        </table:table-row>
        <table:table-row table:style-name="ro2">
          <table:table-cell office:value-type="float" office:value="5.54805263">
            <text:p>5.54805263</text:p>
          </table:table-cell>
          <table:table-cell office:value-type="float" office:value="-1.03885142">
            <text:p>-1.03885142</text:p>
          </table:table-cell>
          <table:table-cell office:value-type="float" office:value="0.9042036">
            <text:p>9.04E-001</text:p>
          </table:table-cell>
          <table:table-cell table:number-columns-repeated="4"/>
        </table:table-row>
        <table:table-row table:style-name="ro2">
          <table:table-cell office:value-type="float" office:value="5.55119422">
            <text:p>5.55119422</text:p>
          </table:table-cell>
          <table:table-cell office:value-type="float" office:value="-1.03771844">
            <text:p>-1.03771844</text:p>
          </table:table-cell>
          <table:table-cell office:value-type="float" office:value="0.8985096">
            <text:p>8.99E-001</text:p>
          </table:table-cell>
          <table:table-cell table:number-columns-repeated="4"/>
        </table:table-row>
        <table:table-row table:style-name="ro2">
          <table:table-cell office:value-type="float" office:value="5.55433581">
            <text:p>5.55433581</text:p>
          </table:table-cell>
          <table:table-cell office:value-type="float" office:value="-1.03658614">
            <text:p>-1.03658614</text:p>
          </table:table-cell>
          <table:table-cell office:value-type="float" office:value="0.8928477">
            <text:p>8.93E-001</text:p>
          </table:table-cell>
          <table:table-cell table:number-columns-repeated="4"/>
        </table:table-row>
        <table:table-row table:style-name="ro2">
          <table:table-cell office:value-type="float" office:value="5.5574774">
            <text:p>5.5574774</text:p>
          </table:table-cell>
          <table:table-cell office:value-type="float" office:value="-1.03545453">
            <text:p>-1.03545453</text:p>
          </table:table-cell>
          <table:table-cell office:value-type="float" office:value="0.8872175">
            <text:p>8.87E-001</text:p>
          </table:table-cell>
          <table:table-cell table:number-columns-repeated="4"/>
        </table:table-row>
        <table:table-row table:style-name="ro2">
          <table:table-cell office:value-type="float" office:value="5.560619">
            <text:p>5.560619</text:p>
          </table:table-cell>
          <table:table-cell office:value-type="float" office:value="-1.03432361">
            <text:p>-1.03432361</text:p>
          </table:table-cell>
          <table:table-cell office:value-type="float" office:value="0.8816186">
            <text:p>8.82E-001</text:p>
          </table:table-cell>
          <table:table-cell table:number-columns-repeated="4"/>
        </table:table-row>
        <table:table-row table:style-name="ro2">
          <table:table-cell office:value-type="float" office:value="5.56376059">
            <text:p>5.56376059</text:p>
          </table:table-cell>
          <table:table-cell office:value-type="float" office:value="-1.03319336">
            <text:p>-1.03319336</text:p>
          </table:table-cell>
          <table:table-cell office:value-type="float" office:value="0.8760506">
            <text:p>8.76E-001</text:p>
          </table:table-cell>
          <table:table-cell table:number-columns-repeated="4"/>
        </table:table-row>
        <table:table-row table:style-name="ro2">
          <table:table-cell office:value-type="float" office:value="5.56690218">
            <text:p>5.56690218</text:p>
          </table:table-cell>
          <table:table-cell office:value-type="float" office:value="-1.03206379">
            <text:p>-1.03206379</text:p>
          </table:table-cell>
          <table:table-cell office:value-type="float" office:value="0.8705132">
            <text:p>8.71E-001</text:p>
          </table:table-cell>
          <table:table-cell table:number-columns-repeated="4"/>
        </table:table-row>
        <table:table-row table:style-name="ro2">
          <table:table-cell office:value-type="float" office:value="5.57004377">
            <text:p>5.57004377</text:p>
          </table:table-cell>
          <table:table-cell office:value-type="float" office:value="-1.0309349">
            <text:p>-1.0309349</text:p>
          </table:table-cell>
          <table:table-cell office:value-type="float" office:value="0.8650059">
            <text:p>8.65E-001</text:p>
          </table:table-cell>
          <table:table-cell table:number-columns-repeated="4"/>
        </table:table-row>
        <table:table-row table:style-name="ro2">
          <table:table-cell office:value-type="float" office:value="5.57318537">
            <text:p>5.57318537</text:p>
          </table:table-cell>
          <table:table-cell office:value-type="float" office:value="-1.02980668">
            <text:p>-1.02980668</text:p>
          </table:table-cell>
          <table:table-cell office:value-type="float" office:value="0.8595286">
            <text:p>8.60E-001</text:p>
          </table:table-cell>
          <table:table-cell table:number-columns-repeated="4"/>
        </table:table-row>
        <table:table-row table:style-name="ro2">
          <table:table-cell office:value-type="float" office:value="5.57632696">
            <text:p>5.57632696</text:p>
          </table:table-cell>
          <table:table-cell office:value-type="float" office:value="-1.02867913">
            <text:p>-1.02867913</text:p>
          </table:table-cell>
          <table:table-cell office:value-type="float" office:value="0.8540807">
            <text:p>8.54E-001</text:p>
          </table:table-cell>
          <table:table-cell table:number-columns-repeated="4"/>
        </table:table-row>
        <table:table-row table:style-name="ro2">
          <table:table-cell office:value-type="float" office:value="5.57946855">
            <text:p>5.57946855</text:p>
          </table:table-cell>
          <table:table-cell office:value-type="float" office:value="-1.02755226">
            <text:p>-1.02755226</text:p>
          </table:table-cell>
          <table:table-cell office:value-type="float" office:value="0.848662">
            <text:p>8.49E-001</text:p>
          </table:table-cell>
          <table:table-cell table:number-columns-repeated="4"/>
        </table:table-row>
        <table:table-row table:style-name="ro2">
          <table:table-cell office:value-type="float" office:value="5.58261015">
            <text:p>5.58261015</text:p>
          </table:table-cell>
          <table:table-cell office:value-type="float" office:value="-1.02642605">
            <text:p>-1.02642605</text:p>
          </table:table-cell>
          <table:table-cell office:value-type="float" office:value="0.8432721">
            <text:p>8.43E-001</text:p>
          </table:table-cell>
          <table:table-cell table:number-columns-repeated="4"/>
        </table:table-row>
        <table:table-row table:style-name="ro2">
          <table:table-cell office:value-type="float" office:value="5.58575174">
            <text:p>5.58575174</text:p>
          </table:table-cell>
          <table:table-cell office:value-type="float" office:value="-1.02530051">
            <text:p>-1.02530051</text:p>
          </table:table-cell>
          <table:table-cell office:value-type="float" office:value="0.8379106">
            <text:p>8.38E-001</text:p>
          </table:table-cell>
          <table:table-cell table:number-columns-repeated="4"/>
        </table:table-row>
        <table:table-row table:style-name="ro2">
          <table:table-cell office:value-type="float" office:value="5.58889333">
            <text:p>5.58889333</text:p>
          </table:table-cell>
          <table:table-cell office:value-type="float" office:value="-1.02417563">
            <text:p>-1.02417563</text:p>
          </table:table-cell>
          <table:table-cell office:value-type="float" office:value="0.8325774">
            <text:p>8.33E-001</text:p>
          </table:table-cell>
          <table:table-cell table:number-columns-repeated="4"/>
        </table:table-row>
        <table:table-row table:style-name="ro2">
          <table:table-cell office:value-type="float" office:value="5.59203492">
            <text:p>5.59203492</text:p>
          </table:table-cell>
          <table:table-cell office:value-type="float" office:value="-1.02305141">
            <text:p>-1.02305141</text:p>
          </table:table-cell>
          <table:table-cell office:value-type="float" office:value="0.8272719">
            <text:p>8.27E-001</text:p>
          </table:table-cell>
          <table:table-cell table:number-columns-repeated="4"/>
        </table:table-row>
        <table:table-row table:style-name="ro2">
          <table:table-cell office:value-type="float" office:value="5.59517652">
            <text:p>5.59517652</text:p>
          </table:table-cell>
          <table:table-cell office:value-type="float" office:value="-1.02192785">
            <text:p>-1.02192785</text:p>
          </table:table-cell>
          <table:table-cell office:value-type="float" office:value="0.821994">
            <text:p>8.22E-001</text:p>
          </table:table-cell>
          <table:table-cell table:number-columns-repeated="4"/>
        </table:table-row>
        <table:table-row table:style-name="ro2">
          <table:table-cell office:value-type="float" office:value="5.59831811">
            <text:p>5.59831811</text:p>
          </table:table-cell>
          <table:table-cell office:value-type="float" office:value="-1.02080495">
            <text:p>-1.02080495</text:p>
          </table:table-cell>
          <table:table-cell office:value-type="float" office:value="0.8167433">
            <text:p>8.17E-001</text:p>
          </table:table-cell>
          <table:table-cell table:number-columns-repeated="4"/>
        </table:table-row>
        <table:table-row table:style-name="ro2">
          <table:table-cell office:value-type="float" office:value="5.6014597">
            <text:p>5.6014597</text:p>
          </table:table-cell>
          <table:table-cell office:value-type="float" office:value="-1.01968271">
            <text:p>-1.01968271</text:p>
          </table:table-cell>
          <table:table-cell office:value-type="float" office:value="0.8115194">
            <text:p>8.12E-001</text:p>
          </table:table-cell>
          <table:table-cell table:number-columns-repeated="4"/>
        </table:table-row>
        <table:table-row table:style-name="ro2">
          <table:table-cell office:value-type="float" office:value="5.60460129">
            <text:p>5.60460129</text:p>
          </table:table-cell>
          <table:table-cell office:value-type="float" office:value="-1.01856111">
            <text:p>-1.01856111</text:p>
          </table:table-cell>
          <table:table-cell office:value-type="float" office:value="0.8063221">
            <text:p>8.06E-001</text:p>
          </table:table-cell>
          <table:table-cell table:number-columns-repeated="4"/>
        </table:table-row>
        <table:table-row table:style-name="ro2">
          <table:table-cell office:value-type="float" office:value="5.60774289">
            <text:p>5.60774289</text:p>
          </table:table-cell>
          <table:table-cell office:value-type="float" office:value="-1.01744017">
            <text:p>-1.01744017</text:p>
          </table:table-cell>
          <table:table-cell office:value-type="float" office:value="0.8011511">
            <text:p>8.01E-001</text:p>
          </table:table-cell>
          <table:table-cell table:number-columns-repeated="4"/>
        </table:table-row>
        <table:table-row table:style-name="ro2">
          <table:table-cell office:value-type="float" office:value="5.61088448">
            <text:p>5.61088448</text:p>
          </table:table-cell>
          <table:table-cell office:value-type="float" office:value="-1.01631988">
            <text:p>-1.01631988</text:p>
          </table:table-cell>
          <table:table-cell office:value-type="float" office:value="0.796006">
            <text:p>7.96E-001</text:p>
          </table:table-cell>
          <table:table-cell table:number-columns-repeated="4"/>
        </table:table-row>
        <table:table-row table:style-name="ro2">
          <table:table-cell office:value-type="float" office:value="5.61402607">
            <text:p>5.61402607</text:p>
          </table:table-cell>
          <table:table-cell office:value-type="float" office:value="-1.01520024">
            <text:p>-1.01520024</text:p>
          </table:table-cell>
          <table:table-cell office:value-type="float" office:value="0.7908866">
            <text:p>7.91E-001</text:p>
          </table:table-cell>
          <table:table-cell table:number-columns-repeated="4"/>
        </table:table-row>
        <table:table-row table:style-name="ro2">
          <table:table-cell office:value-type="float" office:value="5.61716766">
            <text:p>5.61716766</text:p>
          </table:table-cell>
          <table:table-cell office:value-type="float" office:value="-1.01408124">
            <text:p>-1.01408124</text:p>
          </table:table-cell>
          <table:table-cell office:value-type="float" office:value="0.7857926">
            <text:p>7.86E-001</text:p>
          </table:table-cell>
          <table:table-cell table:number-columns-repeated="4"/>
        </table:table-row>
        <table:table-row table:style-name="ro2">
          <table:table-cell office:value-type="float" office:value="5.62030926">
            <text:p>5.62030926</text:p>
          </table:table-cell>
          <table:table-cell office:value-type="float" office:value="-1.01296288">
            <text:p>-1.01296288</text:p>
          </table:table-cell>
          <table:table-cell office:value-type="float" office:value="0.7807236">
            <text:p>7.81E-001</text:p>
          </table:table-cell>
          <table:table-cell table:number-columns-repeated="4"/>
        </table:table-row>
        <table:table-row table:style-name="ro2">
          <table:table-cell office:value-type="float" office:value="5.62345085">
            <text:p>5.62345085</text:p>
          </table:table-cell>
          <table:table-cell office:value-type="float" office:value="-1.01184517">
            <text:p>-1.01184517</text:p>
          </table:table-cell>
          <table:table-cell office:value-type="float" office:value="0.7756795">
            <text:p>7.76E-001</text:p>
          </table:table-cell>
          <table:table-cell table:number-columns-repeated="4"/>
        </table:table-row>
        <table:table-row table:style-name="ro2">
          <table:table-cell office:value-type="float" office:value="5.62659244">
            <text:p>5.62659244</text:p>
          </table:table-cell>
          <table:table-cell office:value-type="float" office:value="-1.01072809">
            <text:p>-1.01072809</text:p>
          </table:table-cell>
          <table:table-cell office:value-type="float" office:value="0.7706599">
            <text:p>7.71E-001</text:p>
          </table:table-cell>
          <table:table-cell table:number-columns-repeated="4"/>
        </table:table-row>
        <table:table-row table:style-name="ro2">
          <table:table-cell office:value-type="float" office:value="5.62973404">
            <text:p>5.62973404</text:p>
          </table:table-cell>
          <table:table-cell office:value-type="float" office:value="-1.00961165">
            <text:p>-1.00961165</text:p>
          </table:table-cell>
          <table:table-cell office:value-type="float" office:value="0.7656645">
            <text:p>7.66E-001</text:p>
          </table:table-cell>
          <table:table-cell table:number-columns-repeated="4"/>
        </table:table-row>
        <table:table-row table:style-name="ro2">
          <table:table-cell office:value-type="float" office:value="5.63287563">
            <text:p>5.63287563</text:p>
          </table:table-cell>
          <table:table-cell office:value-type="float" office:value="-1.00849584">
            <text:p>-1.00849584</text:p>
          </table:table-cell>
          <table:table-cell office:value-type="float" office:value="0.7606932">
            <text:p>7.61E-001</text:p>
          </table:table-cell>
          <table:table-cell table:number-columns-repeated="4"/>
        </table:table-row>
        <table:table-row table:style-name="ro2">
          <table:table-cell office:value-type="float" office:value="5.63601722">
            <text:p>5.63601722</text:p>
          </table:table-cell>
          <table:table-cell office:value-type="float" office:value="-1.00738067">
            <text:p>-1.00738067</text:p>
          </table:table-cell>
          <table:table-cell office:value-type="float" office:value="0.7557455">
            <text:p>7.56E-001</text:p>
          </table:table-cell>
          <table:table-cell table:number-columns-repeated="4"/>
        </table:table-row>
        <table:table-row table:style-name="ro2">
          <table:table-cell office:value-type="float" office:value="5.63915881">
            <text:p>5.63915881</text:p>
          </table:table-cell>
          <table:table-cell office:value-type="float" office:value="-1.00626613">
            <text:p>-1.00626613</text:p>
          </table:table-cell>
          <table:table-cell office:value-type="float" office:value="0.7508212">
            <text:p>7.51E-001</text:p>
          </table:table-cell>
          <table:table-cell table:number-columns-repeated="4"/>
        </table:table-row>
        <table:table-row table:style-name="ro2">
          <table:table-cell office:value-type="float" office:value="5.64230041">
            <text:p>5.64230041</text:p>
          </table:table-cell>
          <table:table-cell office:value-type="float" office:value="-1.00515221">
            <text:p>-1.00515221</text:p>
          </table:table-cell>
          <table:table-cell office:value-type="float" office:value="0.7459202">
            <text:p>7.46E-001</text:p>
          </table:table-cell>
          <table:table-cell table:number-columns-repeated="4"/>
        </table:table-row>
        <table:table-row table:style-name="ro2">
          <table:table-cell office:value-type="float" office:value="5.645442">
            <text:p>5.645442</text:p>
          </table:table-cell>
          <table:table-cell office:value-type="float" office:value="-1.00403893">
            <text:p>-1.00403893</text:p>
          </table:table-cell>
          <table:table-cell office:value-type="float" office:value="0.741042">
            <text:p>7.41E-001</text:p>
          </table:table-cell>
          <table:table-cell table:number-columns-repeated="4"/>
        </table:table-row>
        <table:table-row table:style-name="ro2">
          <table:table-cell office:value-type="float" office:value="5.64858359">
            <text:p>5.64858359</text:p>
          </table:table-cell>
          <table:table-cell office:value-type="float" office:value="-1.00292626">
            <text:p>-1.00292626</text:p>
          </table:table-cell>
          <table:table-cell office:value-type="float" office:value="0.7361865">
            <text:p>7.36E-001</text:p>
          </table:table-cell>
          <table:table-cell table:number-columns-repeated="4"/>
        </table:table-row>
        <table:table-row table:style-name="ro2">
          <table:table-cell office:value-type="float" office:value="5.65172518">
            <text:p>5.65172518</text:p>
          </table:table-cell>
          <table:table-cell office:value-type="float" office:value="-1.00181422">
            <text:p>-1.00181422</text:p>
          </table:table-cell>
          <table:table-cell office:value-type="float" office:value="0.7313535">
            <text:p>7.31E-001</text:p>
          </table:table-cell>
          <table:table-cell table:number-columns-repeated="4"/>
        </table:table-row>
        <table:table-row table:style-name="ro2">
          <table:table-cell office:value-type="float" office:value="5.65486678">
            <text:p>5.65486678</text:p>
          </table:table-cell>
          <table:table-cell office:value-type="float" office:value="-1.0007028">
            <text:p>-1.0007028</text:p>
          </table:table-cell>
          <table:table-cell office:value-type="float" office:value="0.7265425">
            <text:p>7.27E-001</text:p>
          </table:table-cell>
          <table:table-cell table:number-columns-repeated="4"/>
        </table:table-row>
        <table:table-row table:style-name="ro2">
          <table:table-cell office:value-type="float" office:value="5.65800837">
            <text:p>5.65800837</text:p>
          </table:table-cell>
          <table:table-cell office:value-type="float" office:value="-0.999592">
            <text:p>-0.999592</text:p>
          </table:table-cell>
          <table:table-cell office:value-type="float" office:value="0.7217535">
            <text:p>7.22E-001</text:p>
          </table:table-cell>
          <table:table-cell table:number-columns-repeated="4"/>
        </table:table-row>
        <table:table-row table:style-name="ro2">
          <table:table-cell office:value-type="float" office:value="5.66114996">
            <text:p>5.66114996</text:p>
          </table:table-cell>
          <table:table-cell office:value-type="float" office:value="-0.99848181">
            <text:p>-0.99848181</text:p>
          </table:table-cell>
          <table:table-cell office:value-type="float" office:value="0.7169862">
            <text:p>7.17E-001</text:p>
          </table:table-cell>
          <table:table-cell table:number-columns-repeated="4"/>
        </table:table-row>
        <table:table-row table:style-name="ro2">
          <table:table-cell office:value-type="float" office:value="5.66429155">
            <text:p>5.66429155</text:p>
          </table:table-cell>
          <table:table-cell office:value-type="float" office:value="-0.99737224">
            <text:p>-0.99737224</text:p>
          </table:table-cell>
          <table:table-cell office:value-type="float" office:value="0.7122403">
            <text:p>7.12E-001</text:p>
          </table:table-cell>
          <table:table-cell table:number-columns-repeated="4"/>
        </table:table-row>
        <table:table-row table:style-name="ro2">
          <table:table-cell office:value-type="float" office:value="5.66743315">
            <text:p>5.66743315</text:p>
          </table:table-cell>
          <table:table-cell office:value-type="float" office:value="-0.99626328">
            <text:p>-0.99626328</text:p>
          </table:table-cell>
          <table:table-cell office:value-type="float" office:value="0.7075155">
            <text:p>7.08E-001</text:p>
          </table:table-cell>
          <table:table-cell table:number-columns-repeated="4"/>
        </table:table-row>
        <table:table-row table:style-name="ro2">
          <table:table-cell office:value-type="float" office:value="5.67057474">
            <text:p>5.67057474</text:p>
          </table:table-cell>
          <table:table-cell office:value-type="float" office:value="-0.99515493">
            <text:p>-0.99515493</text:p>
          </table:table-cell>
          <table:table-cell office:value-type="float" office:value="0.7028118">
            <text:p>7.03E-001</text:p>
          </table:table-cell>
          <table:table-cell table:number-columns-repeated="4"/>
        </table:table-row>
        <table:table-row table:style-name="ro2">
          <table:table-cell office:value-type="float" office:value="5.67371633">
            <text:p>5.67371633</text:p>
          </table:table-cell>
          <table:table-cell office:value-type="float" office:value="-0.99404719">
            <text:p>-0.99404719</text:p>
          </table:table-cell>
          <table:table-cell office:value-type="float" office:value="0.6981287">
            <text:p>6.98E-001</text:p>
          </table:table-cell>
          <table:table-cell table:number-columns-repeated="4"/>
        </table:table-row>
        <table:table-row table:style-name="ro2">
          <table:table-cell office:value-type="float" office:value="5.67685793">
            <text:p>5.67685793</text:p>
          </table:table-cell>
          <table:table-cell office:value-type="float" office:value="-0.99294005">
            <text:p>-0.99294005</text:p>
          </table:table-cell>
          <table:table-cell office:value-type="float" office:value="0.6934662">
            <text:p>6.93E-001</text:p>
          </table:table-cell>
          <table:table-cell table:number-columns-repeated="4"/>
        </table:table-row>
        <table:table-row table:style-name="ro2">
          <table:table-cell office:value-type="float" office:value="5.67999952">
            <text:p>5.67999952</text:p>
          </table:table-cell>
          <table:table-cell office:value-type="float" office:value="-0.99183352">
            <text:p>-0.99183352</text:p>
          </table:table-cell>
          <table:table-cell office:value-type="float" office:value="0.6888239">
            <text:p>6.89E-001</text:p>
          </table:table-cell>
          <table:table-cell table:number-columns-repeated="4"/>
        </table:table-row>
        <table:table-row table:style-name="ro2">
          <table:table-cell office:value-type="float" office:value="5.68314111">
            <text:p>5.68314111</text:p>
          </table:table-cell>
          <table:table-cell office:value-type="float" office:value="-0.99072758">
            <text:p>-0.99072758</text:p>
          </table:table-cell>
          <table:table-cell office:value-type="float" office:value="0.6842017">
            <text:p>6.84E-001</text:p>
          </table:table-cell>
          <table:table-cell table:number-columns-repeated="4"/>
        </table:table-row>
        <table:table-row table:style-name="ro2">
          <table:table-cell office:value-type="float" office:value="5.6862827">
            <text:p>5.6862827</text:p>
          </table:table-cell>
          <table:table-cell office:value-type="float" office:value="-0.98962225">
            <text:p>-0.98962225</text:p>
          </table:table-cell>
          <table:table-cell office:value-type="float" office:value="0.6795993">
            <text:p>6.80E-001</text:p>
          </table:table-cell>
          <table:table-cell table:number-columns-repeated="4"/>
        </table:table-row>
        <table:table-row table:style-name="ro2">
          <table:table-cell office:value-type="float" office:value="5.6894243">
            <text:p>5.6894243</text:p>
          </table:table-cell>
          <table:table-cell office:value-type="float" office:value="-0.98851752">
            <text:p>-0.98851752</text:p>
          </table:table-cell>
          <table:table-cell office:value-type="float" office:value="0.6750165">
            <text:p>6.75E-001</text:p>
          </table:table-cell>
          <table:table-cell table:number-columns-repeated="4"/>
        </table:table-row>
        <table:table-row table:style-name="ro2">
          <table:table-cell office:value-type="float" office:value="5.69256589">
            <text:p>5.69256589</text:p>
          </table:table-cell>
          <table:table-cell office:value-type="float" office:value="-0.98741338">
            <text:p>-0.98741338</text:p>
          </table:table-cell>
          <table:table-cell office:value-type="float" office:value="0.6704531">
            <text:p>6.70E-001</text:p>
          </table:table-cell>
          <table:table-cell table:number-columns-repeated="4"/>
        </table:table-row>
        <table:table-row table:style-name="ro2">
          <table:table-cell office:value-type="float" office:value="5.69570748">
            <text:p>5.69570748</text:p>
          </table:table-cell>
          <table:table-cell office:value-type="float" office:value="-0.98630984">
            <text:p>-0.98630984</text:p>
          </table:table-cell>
          <table:table-cell office:value-type="float" office:value="0.6659089">
            <text:p>6.66E-001</text:p>
          </table:table-cell>
          <table:table-cell table:number-columns-repeated="4"/>
        </table:table-row>
        <table:table-row table:style-name="ro2">
          <table:table-cell office:value-type="float" office:value="5.69884907">
            <text:p>5.69884907</text:p>
          </table:table-cell>
          <table:table-cell office:value-type="float" office:value="-0.98520688">
            <text:p>-0.98520688</text:p>
          </table:table-cell>
          <table:table-cell office:value-type="float" office:value="0.6613837">
            <text:p>6.61E-001</text:p>
          </table:table-cell>
          <table:table-cell table:number-columns-repeated="4"/>
        </table:table-row>
        <table:table-row table:style-name="ro2">
          <table:table-cell office:value-type="float" office:value="5.70199067">
            <text:p>5.70199067</text:p>
          </table:table-cell>
          <table:table-cell office:value-type="float" office:value="-0.98410452">
            <text:p>-0.98410452</text:p>
          </table:table-cell>
          <table:table-cell office:value-type="float" office:value="0.6568772">
            <text:p>6.57E-001</text:p>
          </table:table-cell>
          <table:table-cell table:number-columns-repeated="4"/>
        </table:table-row>
        <table:table-row table:style-name="ro2">
          <table:table-cell office:value-type="float" office:value="5.70513226">
            <text:p>5.70513226</text:p>
          </table:table-cell>
          <table:table-cell office:value-type="float" office:value="-0.98300274">
            <text:p>-0.98300274</text:p>
          </table:table-cell>
          <table:table-cell office:value-type="float" office:value="0.6523893">
            <text:p>6.52E-001</text:p>
          </table:table-cell>
          <table:table-cell table:number-columns-repeated="4"/>
        </table:table-row>
        <table:table-row table:style-name="ro2">
          <table:table-cell office:value-type="float" office:value="5.70827385">
            <text:p>5.70827385</text:p>
          </table:table-cell>
          <table:table-cell office:value-type="float" office:value="-0.98190155">
            <text:p>-0.98190155</text:p>
          </table:table-cell>
          <table:table-cell office:value-type="float" office:value="0.6479198">
            <text:p>6.48E-001</text:p>
          </table:table-cell>
          <table:table-cell table:number-columns-repeated="4"/>
        </table:table-row>
        <table:table-row table:style-name="ro2">
          <table:table-cell office:value-type="float" office:value="5.71141544">
            <text:p>5.71141544</text:p>
          </table:table-cell>
          <table:table-cell office:value-type="float" office:value="-0.98080094">
            <text:p>-0.98080094</text:p>
          </table:table-cell>
          <table:table-cell office:value-type="float" office:value="0.6434684">
            <text:p>6.43E-001</text:p>
          </table:table-cell>
          <table:table-cell table:number-columns-repeated="4"/>
        </table:table-row>
        <table:table-row table:style-name="ro2">
          <table:table-cell office:value-type="float" office:value="5.71455704">
            <text:p>5.71455704</text:p>
          </table:table-cell>
          <table:table-cell office:value-type="float" office:value="-0.97970092">
            <text:p>-0.97970092</text:p>
          </table:table-cell>
          <table:table-cell office:value-type="float" office:value="0.639035">
            <text:p>6.39E-001</text:p>
          </table:table-cell>
          <table:table-cell table:number-columns-repeated="4"/>
        </table:table-row>
        <table:table-row table:style-name="ro2">
          <table:table-cell office:value-type="float" office:value="5.71769863">
            <text:p>5.71769863</text:p>
          </table:table-cell>
          <table:table-cell office:value-type="float" office:value="-0.97860147">
            <text:p>-0.97860147</text:p>
          </table:table-cell>
          <table:table-cell office:value-type="float" office:value="0.6346193">
            <text:p>6.35E-001</text:p>
          </table:table-cell>
          <table:table-cell table:number-columns-repeated="4"/>
        </table:table-row>
        <table:table-row table:style-name="ro2">
          <table:table-cell office:value-type="float" office:value="5.72084022">
            <text:p>5.72084022</text:p>
          </table:table-cell>
          <table:table-cell office:value-type="float" office:value="-0.9775026">
            <text:p>-0.9775026</text:p>
          </table:table-cell>
          <table:table-cell office:value-type="float" office:value="0.6302212">
            <text:p>6.30E-001</text:p>
          </table:table-cell>
          <table:table-cell table:number-columns-repeated="4"/>
        </table:table-row>
        <table:table-row table:style-name="ro2">
          <table:table-cell office:value-type="float" office:value="5.72398181">
            <text:p>5.72398181</text:p>
          </table:table-cell>
          <table:table-cell office:value-type="float" office:value="-0.9764043">
            <text:p>-0.9764043</text:p>
          </table:table-cell>
          <table:table-cell office:value-type="float" office:value="0.6258405">
            <text:p>6.26E-001</text:p>
          </table:table-cell>
          <table:table-cell table:number-columns-repeated="4"/>
        </table:table-row>
        <table:table-row table:style-name="ro2">
          <table:table-cell office:value-type="float" office:value="5.72712341">
            <text:p>5.72712341</text:p>
          </table:table-cell>
          <table:table-cell office:value-type="float" office:value="-0.97530658">
            <text:p>-0.97530658</text:p>
          </table:table-cell>
          <table:table-cell office:value-type="float" office:value="0.621477">
            <text:p>6.21E-001</text:p>
          </table:table-cell>
          <table:table-cell table:number-columns-repeated="4"/>
        </table:table-row>
        <table:table-row table:style-name="ro2">
          <table:table-cell office:value-type="float" office:value="5.730265">
            <text:p>5.730265</text:p>
          </table:table-cell>
          <table:table-cell office:value-type="float" office:value="-0.97420943">
            <text:p>-0.97420943</text:p>
          </table:table-cell>
          <table:table-cell office:value-type="float" office:value="0.6171305">
            <text:p>6.17E-001</text:p>
          </table:table-cell>
          <table:table-cell table:number-columns-repeated="4"/>
        </table:table-row>
        <table:table-row table:style-name="ro2">
          <table:table-cell office:value-type="float" office:value="5.73340659">
            <text:p>5.73340659</text:p>
          </table:table-cell>
          <table:table-cell office:value-type="float" office:value="-0.97311285">
            <text:p>-0.97311285</text:p>
          </table:table-cell>
          <table:table-cell office:value-type="float" office:value="0.6128008">
            <text:p>6.13E-001</text:p>
          </table:table-cell>
          <table:table-cell table:number-columns-repeated="4"/>
        </table:table-row>
        <table:table-row table:style-name="ro2">
          <table:table-cell office:value-type="float" office:value="5.73654819">
            <text:p>5.73654819</text:p>
          </table:table-cell>
          <table:table-cell office:value-type="float" office:value="-0.97201684">
            <text:p>-0.97201684</text:p>
          </table:table-cell>
          <table:table-cell office:value-type="float" office:value="0.6084877">
            <text:p>6.08E-001</text:p>
          </table:table-cell>
          <table:table-cell table:number-columns-repeated="4"/>
        </table:table-row>
        <table:table-row table:style-name="ro2">
          <table:table-cell office:value-type="float" office:value="5.73968978">
            <text:p>5.73968978</text:p>
          </table:table-cell>
          <table:table-cell office:value-type="float" office:value="-0.97092139">
            <text:p>-0.97092139</text:p>
          </table:table-cell>
          <table:table-cell office:value-type="float" office:value="0.6041911">
            <text:p>6.04E-001</text:p>
          </table:table-cell>
          <table:table-cell table:number-columns-repeated="4"/>
        </table:table-row>
        <table:table-row table:style-name="ro2">
          <table:table-cell office:value-type="float" office:value="5.74283137">
            <text:p>5.74283137</text:p>
          </table:table-cell>
          <table:table-cell office:value-type="float" office:value="-0.9698265">
            <text:p>-0.9698265</text:p>
          </table:table-cell>
          <table:table-cell office:value-type="float" office:value="0.5999108">
            <text:p>6.00E-001</text:p>
          </table:table-cell>
          <table:table-cell table:number-columns-repeated="4"/>
        </table:table-row>
        <table:table-row table:style-name="ro2">
          <table:table-cell office:value-type="float" office:value="5.74597296">
            <text:p>5.74597296</text:p>
          </table:table-cell>
          <table:table-cell office:value-type="float" office:value="-0.96873218">
            <text:p>-0.96873218</text:p>
          </table:table-cell>
          <table:table-cell office:value-type="float" office:value="0.5956466">
            <text:p>5.96E-001</text:p>
          </table:table-cell>
          <table:table-cell table:number-columns-repeated="4"/>
        </table:table-row>
        <table:table-row table:style-name="ro2">
          <table:table-cell office:value-type="float" office:value="5.74911456">
            <text:p>5.74911456</text:p>
          </table:table-cell>
          <table:table-cell office:value-type="float" office:value="-0.96763841">
            <text:p>-0.96763841</text:p>
          </table:table-cell>
          <table:table-cell office:value-type="float" office:value="0.5913984">
            <text:p>5.91E-001</text:p>
          </table:table-cell>
          <table:table-cell table:number-columns-repeated="4"/>
        </table:table-row>
        <table:table-row table:style-name="ro2">
          <table:table-cell office:value-type="float" office:value="5.75225615">
            <text:p>5.75225615</text:p>
          </table:table-cell>
          <table:table-cell office:value-type="float" office:value="-0.9665452">
            <text:p>-0.9665452</text:p>
          </table:table-cell>
          <table:table-cell office:value-type="float" office:value="0.5871658">
            <text:p>5.87E-001</text:p>
          </table:table-cell>
          <table:table-cell table:number-columns-repeated="4"/>
        </table:table-row>
        <table:table-row table:style-name="ro2">
          <table:table-cell office:value-type="float" office:value="5.75539774">
            <text:p>5.75539774</text:p>
          </table:table-cell>
          <table:table-cell office:value-type="float" office:value="-0.96545255">
            <text:p>-0.96545255</text:p>
          </table:table-cell>
          <table:table-cell office:value-type="float" office:value="0.5829489">
            <text:p>5.83E-001</text:p>
          </table:table-cell>
          <table:table-cell table:number-columns-repeated="4"/>
        </table:table-row>
        <table:table-row table:style-name="ro2">
          <table:table-cell office:value-type="float" office:value="5.75853933">
            <text:p>5.75853933</text:p>
          </table:table-cell>
          <table:table-cell office:value-type="float" office:value="-0.96436044">
            <text:p>-0.96436044</text:p>
          </table:table-cell>
          <table:table-cell office:value-type="float" office:value="0.5787474">
            <text:p>5.79E-001</text:p>
          </table:table-cell>
          <table:table-cell table:number-columns-repeated="4"/>
        </table:table-row>
        <table:table-row table:style-name="ro2">
          <table:table-cell office:value-type="float" office:value="5.76168093">
            <text:p>5.76168093</text:p>
          </table:table-cell>
          <table:table-cell office:value-type="float" office:value="-0.96326889">
            <text:p>-0.96326889</text:p>
          </table:table-cell>
          <table:table-cell office:value-type="float" office:value="0.5745611">
            <text:p>5.75E-001</text:p>
          </table:table-cell>
          <table:table-cell table:number-columns-repeated="4"/>
        </table:table-row>
        <table:table-row table:style-name="ro2">
          <table:table-cell office:value-type="float" office:value="5.76482252">
            <text:p>5.76482252</text:p>
          </table:table-cell>
          <table:table-cell office:value-type="float" office:value="-0.96217789">
            <text:p>-0.96217789</text:p>
          </table:table-cell>
          <table:table-cell office:value-type="float" office:value="0.5703899">
            <text:p>5.70E-001</text:p>
          </table:table-cell>
          <table:table-cell table:number-columns-repeated="4"/>
        </table:table-row>
        <table:table-row table:style-name="ro2">
          <table:table-cell office:value-type="float" office:value="5.76796411">
            <text:p>5.76796411</text:p>
          </table:table-cell>
          <table:table-cell office:value-type="float" office:value="-0.96108744">
            <text:p>-0.96108744</text:p>
          </table:table-cell>
          <table:table-cell office:value-type="float" office:value="0.5662337">
            <text:p>5.66E-001</text:p>
          </table:table-cell>
          <table:table-cell table:number-columns-repeated="4"/>
        </table:table-row>
        <table:table-row table:style-name="ro2">
          <table:table-cell office:value-type="float" office:value="5.7711057">
            <text:p>5.7711057</text:p>
          </table:table-cell>
          <table:table-cell office:value-type="float" office:value="-0.95999752">
            <text:p>-0.95999752</text:p>
          </table:table-cell>
          <table:table-cell office:value-type="float" office:value="0.5620922">
            <text:p>5.62E-001</text:p>
          </table:table-cell>
          <table:table-cell table:number-columns-repeated="4"/>
        </table:table-row>
        <table:table-row table:style-name="ro2">
          <table:table-cell office:value-type="float" office:value="5.7742473">
            <text:p>5.7742473</text:p>
          </table:table-cell>
          <table:table-cell office:value-type="float" office:value="-0.95890816">
            <text:p>-0.95890816</text:p>
          </table:table-cell>
          <table:table-cell office:value-type="float" office:value="0.5579653">
            <text:p>5.58E-001</text:p>
          </table:table-cell>
          <table:table-cell table:number-columns-repeated="4"/>
        </table:table-row>
        <table:table-row table:style-name="ro2">
          <table:table-cell office:value-type="float" office:value="5.77738889">
            <text:p>5.77738889</text:p>
          </table:table-cell>
          <table:table-cell office:value-type="float" office:value="-0.95781933">
            <text:p>-0.95781933</text:p>
          </table:table-cell>
          <table:table-cell office:value-type="float" office:value="0.5538528">
            <text:p>5.54E-001</text:p>
          </table:table-cell>
          <table:table-cell table:number-columns-repeated="4"/>
        </table:table-row>
        <table:table-row table:style-name="ro2">
          <table:table-cell office:value-type="float" office:value="5.78053048">
            <text:p>5.78053048</text:p>
          </table:table-cell>
          <table:table-cell office:value-type="float" office:value="-0.95673104">
            <text:p>-0.95673104</text:p>
          </table:table-cell>
          <table:table-cell office:value-type="float" office:value="0.5497547">
            <text:p>5.50E-001</text:p>
          </table:table-cell>
          <table:table-cell table:number-columns-repeated="4"/>
        </table:table-row>
        <table:table-row table:style-name="ro2">
          <table:table-cell office:value-type="float" office:value="5.78367208">
            <text:p>5.78367208</text:p>
          </table:table-cell>
          <table:table-cell office:value-type="float" office:value="-0.95564329">
            <text:p>-0.95564329</text:p>
          </table:table-cell>
          <table:table-cell office:value-type="float" office:value="0.5456706">
            <text:p>5.46E-001</text:p>
          </table:table-cell>
          <table:table-cell table:number-columns-repeated="4"/>
        </table:table-row>
        <table:table-row table:style-name="ro2">
          <table:table-cell office:value-type="float" office:value="5.78681367">
            <text:p>5.78681367</text:p>
          </table:table-cell>
          <table:table-cell office:value-type="float" office:value="-0.95455607">
            <text:p>-0.95455607</text:p>
          </table:table-cell>
          <table:table-cell office:value-type="float" office:value="0.5416006">
            <text:p>5.42E-001</text:p>
          </table:table-cell>
          <table:table-cell table:number-columns-repeated="4"/>
        </table:table-row>
        <table:table-row table:style-name="ro2">
          <table:table-cell office:value-type="float" office:value="5.78995526">
            <text:p>5.78995526</text:p>
          </table:table-cell>
          <table:table-cell office:value-type="float" office:value="-0.95346939">
            <text:p>-0.95346939</text:p>
          </table:table-cell>
          <table:table-cell office:value-type="float" office:value="0.5375443">
            <text:p>5.38E-001</text:p>
          </table:table-cell>
          <table:table-cell table:number-columns-repeated="4"/>
        </table:table-row>
        <table:table-row table:style-name="ro2">
          <table:table-cell office:value-type="float" office:value="5.79309685">
            <text:p>5.79309685</text:p>
          </table:table-cell>
          <table:table-cell office:value-type="float" office:value="-0.95238323">
            <text:p>-0.95238323</text:p>
          </table:table-cell>
          <table:table-cell office:value-type="float" office:value="0.5335018">
            <text:p>5.34E-001</text:p>
          </table:table-cell>
          <table:table-cell table:number-columns-repeated="4"/>
        </table:table-row>
        <table:table-row table:style-name="ro2">
          <table:table-cell office:value-type="float" office:value="5.79623845">
            <text:p>5.79623845</text:p>
          </table:table-cell>
          <table:table-cell office:value-type="float" office:value="-0.95129761">
            <text:p>-0.95129761</text:p>
          </table:table-cell>
          <table:table-cell office:value-type="float" office:value="0.5294727">
            <text:p>5.29E-001</text:p>
          </table:table-cell>
          <table:table-cell table:number-columns-repeated="4"/>
        </table:table-row>
        <table:table-row table:style-name="ro2">
          <table:table-cell office:value-type="float" office:value="5.79938004">
            <text:p>5.79938004</text:p>
          </table:table-cell>
          <table:table-cell office:value-type="float" office:value="-0.95021251">
            <text:p>-0.95021251</text:p>
          </table:table-cell>
          <table:table-cell office:value-type="float" office:value="0.5254571">
            <text:p>5.25E-001</text:p>
          </table:table-cell>
          <table:table-cell table:number-columns-repeated="4"/>
        </table:table-row>
        <table:table-row table:style-name="ro2">
          <table:table-cell office:value-type="float" office:value="5.80252163">
            <text:p>5.80252163</text:p>
          </table:table-cell>
          <table:table-cell office:value-type="float" office:value="-0.94912793">
            <text:p>-0.94912793</text:p>
          </table:table-cell>
          <table:table-cell office:value-type="float" office:value="0.5214547">
            <text:p>5.21E-001</text:p>
          </table:table-cell>
          <table:table-cell table:number-columns-repeated="4"/>
        </table:table-row>
        <table:table-row table:style-name="ro2">
          <table:table-cell office:value-type="float" office:value="5.80566322">
            <text:p>5.80566322</text:p>
          </table:table-cell>
          <table:table-cell office:value-type="float" office:value="-0.94804388">
            <text:p>-0.94804388</text:p>
          </table:table-cell>
          <table:table-cell office:value-type="float" office:value="0.5174654">
            <text:p>5.17E-001</text:p>
          </table:table-cell>
          <table:table-cell table:number-columns-repeated="4"/>
        </table:table-row>
        <table:table-row table:style-name="ro2">
          <table:table-cell office:value-type="float" office:value="5.80880482">
            <text:p>5.80880482</text:p>
          </table:table-cell>
          <table:table-cell office:value-type="float" office:value="-0.94696035">
            <text:p>-0.94696035</text:p>
          </table:table-cell>
          <table:table-cell office:value-type="float" office:value="0.513489">
            <text:p>5.13E-001</text:p>
          </table:table-cell>
          <table:table-cell table:number-columns-repeated="4"/>
        </table:table-row>
        <table:table-row table:style-name="ro2">
          <table:table-cell office:value-type="float" office:value="5.81194641">
            <text:p>5.81194641</text:p>
          </table:table-cell>
          <table:table-cell office:value-type="float" office:value="-0.94587733">
            <text:p>-0.94587733</text:p>
          </table:table-cell>
          <table:table-cell office:value-type="float" office:value="0.5095254">
            <text:p>5.10E-001</text:p>
          </table:table-cell>
          <table:table-cell table:number-columns-repeated="4"/>
        </table:table-row>
        <table:table-row table:style-name="ro2">
          <table:table-cell office:value-type="float" office:value="5.815088">
            <text:p>5.815088</text:p>
          </table:table-cell>
          <table:table-cell office:value-type="float" office:value="-0.94479484">
            <text:p>-0.94479484</text:p>
          </table:table-cell>
          <table:table-cell office:value-type="float" office:value="0.5055746">
            <text:p>5.06E-001</text:p>
          </table:table-cell>
          <table:table-cell table:number-columns-repeated="4"/>
        </table:table-row>
        <table:table-row table:style-name="ro2">
          <table:table-cell office:value-type="float" office:value="5.81822959">
            <text:p>5.81822959</text:p>
          </table:table-cell>
          <table:table-cell office:value-type="float" office:value="-0.94371285">
            <text:p>-0.94371285</text:p>
          </table:table-cell>
          <table:table-cell office:value-type="float" office:value="0.5016362">
            <text:p>5.02E-001</text:p>
          </table:table-cell>
          <table:table-cell table:number-columns-repeated="4"/>
        </table:table-row>
        <table:table-row table:style-name="ro2">
          <table:table-cell office:value-type="float" office:value="5.82137119">
            <text:p>5.82137119</text:p>
          </table:table-cell>
          <table:table-cell office:value-type="float" office:value="-0.94263138">
            <text:p>-0.94263138</text:p>
          </table:table-cell>
          <table:table-cell office:value-type="float" office:value="0.4977102">
            <text:p>4.98E-001</text:p>
          </table:table-cell>
          <table:table-cell table:number-columns-repeated="4"/>
        </table:table-row>
        <table:table-row table:style-name="ro2">
          <table:table-cell office:value-type="float" office:value="5.82451278">
            <text:p>5.82451278</text:p>
          </table:table-cell>
          <table:table-cell office:value-type="float" office:value="-0.94155042">
            <text:p>-0.94155042</text:p>
          </table:table-cell>
          <table:table-cell office:value-type="float" office:value="0.4937965">
            <text:p>4.94E-001</text:p>
          </table:table-cell>
          <table:table-cell table:number-columns-repeated="4"/>
        </table:table-row>
        <table:table-row table:style-name="ro2">
          <table:table-cell office:value-type="float" office:value="5.82765437">
            <text:p>5.82765437</text:p>
          </table:table-cell>
          <table:table-cell office:value-type="float" office:value="-0.94046997">
            <text:p>-0.94046997</text:p>
          </table:table-cell>
          <table:table-cell office:value-type="float" office:value="0.4898949">
            <text:p>4.90E-001</text:p>
          </table:table-cell>
          <table:table-cell table:number-columns-repeated="4"/>
        </table:table-row>
        <table:table-row table:style-name="ro2">
          <table:table-cell office:value-type="float" office:value="5.83079597">
            <text:p>5.83079597</text:p>
          </table:table-cell>
          <table:table-cell office:value-type="float" office:value="-0.93939003">
            <text:p>-0.93939003</text:p>
          </table:table-cell>
          <table:table-cell office:value-type="float" office:value="0.4860054">
            <text:p>4.86E-001</text:p>
          </table:table-cell>
          <table:table-cell table:number-columns-repeated="4"/>
        </table:table-row>
        <table:table-row table:style-name="ro2">
          <table:table-cell office:value-type="float" office:value="5.83393756">
            <text:p>5.83393756</text:p>
          </table:table-cell>
          <table:table-cell office:value-type="float" office:value="-0.93831058">
            <text:p>-0.93831058</text:p>
          </table:table-cell>
          <table:table-cell office:value-type="float" office:value="0.4821276">
            <text:p>4.82E-001</text:p>
          </table:table-cell>
          <table:table-cell table:number-columns-repeated="4"/>
        </table:table-row>
        <table:table-row table:style-name="ro2">
          <table:table-cell office:value-type="float" office:value="5.83707915">
            <text:p>5.83707915</text:p>
          </table:table-cell>
          <table:table-cell office:value-type="float" office:value="-0.93723164">
            <text:p>-0.93723164</text:p>
          </table:table-cell>
          <table:table-cell office:value-type="float" office:value="0.4782616">
            <text:p>4.78E-001</text:p>
          </table:table-cell>
          <table:table-cell table:number-columns-repeated="4"/>
        </table:table-row>
        <table:table-row table:style-name="ro2">
          <table:table-cell office:value-type="float" office:value="5.84022074">
            <text:p>5.84022074</text:p>
          </table:table-cell>
          <table:table-cell office:value-type="float" office:value="-0.93615321">
            <text:p>-0.93615321</text:p>
          </table:table-cell>
          <table:table-cell office:value-type="float" office:value="0.4744072">
            <text:p>4.74E-001</text:p>
          </table:table-cell>
          <table:table-cell table:number-columns-repeated="4"/>
        </table:table-row>
        <table:table-row table:style-name="ro2">
          <table:table-cell office:value-type="float" office:value="5.84336234">
            <text:p>5.84336234</text:p>
          </table:table-cell>
          <table:table-cell office:value-type="float" office:value="-0.93507527">
            <text:p>-0.93507527</text:p>
          </table:table-cell>
          <table:table-cell office:value-type="float" office:value="0.4705643">
            <text:p>4.71E-001</text:p>
          </table:table-cell>
          <table:table-cell table:number-columns-repeated="4"/>
        </table:table-row>
        <table:table-row table:style-name="ro2">
          <table:table-cell office:value-type="float" office:value="5.84650393">
            <text:p>5.84650393</text:p>
          </table:table-cell>
          <table:table-cell office:value-type="float" office:value="-0.93399782">
            <text:p>-0.93399782</text:p>
          </table:table-cell>
          <table:table-cell office:value-type="float" office:value="0.4667327">
            <text:p>4.67E-001</text:p>
          </table:table-cell>
          <table:table-cell table:number-columns-repeated="4"/>
        </table:table-row>
        <table:table-row table:style-name="ro2">
          <table:table-cell office:value-type="float" office:value="5.84964552">
            <text:p>5.84964552</text:p>
          </table:table-cell>
          <table:table-cell office:value-type="float" office:value="-0.93292087">
            <text:p>-0.93292087</text:p>
          </table:table-cell>
          <table:table-cell office:value-type="float" office:value="0.4629123">
            <text:p>4.63E-001</text:p>
          </table:table-cell>
          <table:table-cell table:number-columns-repeated="4"/>
        </table:table-row>
        <table:table-row table:style-name="ro2">
          <table:table-cell office:value-type="float" office:value="5.85278711">
            <text:p>5.85278711</text:p>
          </table:table-cell>
          <table:table-cell office:value-type="float" office:value="-0.93184441">
            <text:p>-0.93184441</text:p>
          </table:table-cell>
          <table:table-cell office:value-type="float" office:value="0.4591031">
            <text:p>4.59E-001</text:p>
          </table:table-cell>
          <table:table-cell table:number-columns-repeated="4"/>
        </table:table-row>
        <table:table-row table:style-name="ro2">
          <table:table-cell office:value-type="float" office:value="5.85592871">
            <text:p>5.85592871</text:p>
          </table:table-cell>
          <table:table-cell office:value-type="float" office:value="-0.93076844">
            <text:p>-0.93076844</text:p>
          </table:table-cell>
          <table:table-cell office:value-type="float" office:value="0.4553048">
            <text:p>4.55E-001</text:p>
          </table:table-cell>
          <table:table-cell table:number-columns-repeated="4"/>
        </table:table-row>
        <table:table-row table:style-name="ro2">
          <table:table-cell office:value-type="float" office:value="5.8590703">
            <text:p>5.8590703</text:p>
          </table:table-cell>
          <table:table-cell office:value-type="float" office:value="-0.92969296">
            <text:p>-0.92969296</text:p>
          </table:table-cell>
          <table:table-cell office:value-type="float" office:value="0.4515173">
            <text:p>4.52E-001</text:p>
          </table:table-cell>
          <table:table-cell table:number-columns-repeated="4"/>
        </table:table-row>
        <table:table-row table:style-name="ro2">
          <table:table-cell office:value-type="float" office:value="5.86221189">
            <text:p>5.86221189</text:p>
          </table:table-cell>
          <table:table-cell office:value-type="float" office:value="-0.92861797">
            <text:p>-0.92861797</text:p>
          </table:table-cell>
          <table:table-cell office:value-type="float" office:value="0.4477406">
            <text:p>4.48E-001</text:p>
          </table:table-cell>
          <table:table-cell table:number-columns-repeated="4"/>
        </table:table-row>
        <table:table-row table:style-name="ro2">
          <table:table-cell office:value-type="float" office:value="5.86535348">
            <text:p>5.86535348</text:p>
          </table:table-cell>
          <table:table-cell office:value-type="float" office:value="-0.92754346">
            <text:p>-0.92754346</text:p>
          </table:table-cell>
          <table:table-cell office:value-type="float" office:value="0.4439745">
            <text:p>4.44E-001</text:p>
          </table:table-cell>
          <table:table-cell table:number-columns-repeated="4"/>
        </table:table-row>
        <table:table-row table:style-name="ro2">
          <table:table-cell office:value-type="float" office:value="5.86849508">
            <text:p>5.86849508</text:p>
          </table:table-cell>
          <table:table-cell office:value-type="float" office:value="-0.92646943">
            <text:p>-0.92646943</text:p>
          </table:table-cell>
          <table:table-cell office:value-type="float" office:value="0.4402189">
            <text:p>4.40E-001</text:p>
          </table:table-cell>
          <table:table-cell table:number-columns-repeated="4"/>
        </table:table-row>
        <table:table-row table:style-name="ro2">
          <table:table-cell office:value-type="float" office:value="5.87163667">
            <text:p>5.87163667</text:p>
          </table:table-cell>
          <table:table-cell office:value-type="float" office:value="-0.92539588">
            <text:p>-0.92539588</text:p>
          </table:table-cell>
          <table:table-cell office:value-type="float" office:value="0.4364736">
            <text:p>4.36E-001</text:p>
          </table:table-cell>
          <table:table-cell table:number-columns-repeated="4"/>
        </table:table-row>
        <table:table-row table:style-name="ro2">
          <table:table-cell office:value-type="float" office:value="5.87477826">
            <text:p>5.87477826</text:p>
          </table:table-cell>
          <table:table-cell office:value-type="float" office:value="-0.92432281">
            <text:p>-0.92432281</text:p>
          </table:table-cell>
          <table:table-cell office:value-type="float" office:value="0.4327386">
            <text:p>4.33E-001</text:p>
          </table:table-cell>
          <table:table-cell table:number-columns-repeated="4"/>
        </table:table-row>
        <table:table-row table:style-name="ro2">
          <table:table-cell office:value-type="float" office:value="5.87791985">
            <text:p>5.87791985</text:p>
          </table:table-cell>
          <table:table-cell office:value-type="float" office:value="-0.92325022">
            <text:p>-0.92325022</text:p>
          </table:table-cell>
          <table:table-cell office:value-type="float" office:value="0.4290138">
            <text:p>4.29E-001</text:p>
          </table:table-cell>
          <table:table-cell table:number-columns-repeated="4"/>
        </table:table-row>
        <table:table-row table:style-name="ro2">
          <table:table-cell office:value-type="float" office:value="5.88106145">
            <text:p>5.88106145</text:p>
          </table:table-cell>
          <table:table-cell office:value-type="float" office:value="-0.9221781">
            <text:p>-0.9221781</text:p>
          </table:table-cell>
          <table:table-cell office:value-type="float" office:value="0.425299">
            <text:p>4.25E-001</text:p>
          </table:table-cell>
          <table:table-cell table:number-columns-repeated="4"/>
        </table:table-row>
        <table:table-row table:style-name="ro2">
          <table:table-cell office:value-type="float" office:value="5.88420304">
            <text:p>5.88420304</text:p>
          </table:table-cell>
          <table:table-cell office:value-type="float" office:value="-0.92110645">
            <text:p>-0.92110645</text:p>
          </table:table-cell>
          <table:table-cell office:value-type="float" office:value="0.4215941">
            <text:p>4.22E-001</text:p>
          </table:table-cell>
          <table:table-cell table:number-columns-repeated="4"/>
        </table:table-row>
        <table:table-row table:style-name="ro2">
          <table:table-cell office:value-type="float" office:value="5.88734463">
            <text:p>5.88734463</text:p>
          </table:table-cell>
          <table:table-cell office:value-type="float" office:value="-0.92003527">
            <text:p>-0.92003527</text:p>
          </table:table-cell>
          <table:table-cell office:value-type="float" office:value="0.417899">
            <text:p>4.18E-001</text:p>
          </table:table-cell>
          <table:table-cell table:number-columns-repeated="4"/>
        </table:table-row>
        <table:table-row table:style-name="ro2">
          <table:table-cell office:value-type="float" office:value="5.89048623">
            <text:p>5.89048623</text:p>
          </table:table-cell>
          <table:table-cell office:value-type="float" office:value="-0.91896456">
            <text:p>-0.91896456</text:p>
          </table:table-cell>
          <table:table-cell office:value-type="float" office:value="0.4142136">
            <text:p>4.14E-001</text:p>
          </table:table-cell>
          <table:table-cell table:number-columns-repeated="4"/>
        </table:table-row>
        <table:table-row table:style-name="ro2">
          <table:table-cell office:value-type="float" office:value="5.89362782">
            <text:p>5.89362782</text:p>
          </table:table-cell>
          <table:table-cell office:value-type="float" office:value="-0.91789431">
            <text:p>-0.91789431</text:p>
          </table:table-cell>
          <table:table-cell office:value-type="float" office:value="0.4105377">
            <text:p>4.11E-001</text:p>
          </table:table-cell>
          <table:table-cell table:number-columns-repeated="4"/>
        </table:table-row>
        <table:table-row table:style-name="ro2">
          <table:table-cell office:value-type="float" office:value="5.89676941">
            <text:p>5.89676941</text:p>
          </table:table-cell>
          <table:table-cell office:value-type="float" office:value="-0.91682453">
            <text:p>-0.91682453</text:p>
          </table:table-cell>
          <table:table-cell office:value-type="float" office:value="0.4068714">
            <text:p>4.07E-001</text:p>
          </table:table-cell>
          <table:table-cell table:number-columns-repeated="4"/>
        </table:table-row>
        <table:table-row table:style-name="ro2">
          <table:table-cell office:value-type="float" office:value="5.899911">
            <text:p>5.899911</text:p>
          </table:table-cell>
          <table:table-cell office:value-type="float" office:value="-0.91575521">
            <text:p>-0.91575521</text:p>
          </table:table-cell>
          <table:table-cell office:value-type="float" office:value="0.4032144">
            <text:p>4.03E-001</text:p>
          </table:table-cell>
          <table:table-cell table:number-columns-repeated="4"/>
        </table:table-row>
        <table:table-row table:style-name="ro2">
          <table:table-cell office:value-type="float" office:value="5.9030526">
            <text:p>5.9030526</text:p>
          </table:table-cell>
          <table:table-cell office:value-type="float" office:value="-0.91468635">
            <text:p>-0.91468635</text:p>
          </table:table-cell>
          <table:table-cell office:value-type="float" office:value="0.3995666">
            <text:p>4.00E-001</text:p>
          </table:table-cell>
          <table:table-cell table:number-columns-repeated="4"/>
        </table:table-row>
        <table:table-row table:style-name="ro2">
          <table:table-cell office:value-type="float" office:value="5.90619419">
            <text:p>5.90619419</text:p>
          </table:table-cell>
          <table:table-cell office:value-type="float" office:value="-0.91361795">
            <text:p>-0.91361795</text:p>
          </table:table-cell>
          <table:table-cell office:value-type="float" office:value="0.395928">
            <text:p>3.96E-001</text:p>
          </table:table-cell>
          <table:table-cell table:number-columns-repeated="4"/>
        </table:table-row>
        <table:table-row table:style-name="ro2">
          <table:table-cell office:value-type="float" office:value="5.90933578">
            <text:p>5.90933578</text:p>
          </table:table-cell>
          <table:table-cell office:value-type="float" office:value="-0.91255">
            <text:p>-0.91255</text:p>
          </table:table-cell>
          <table:table-cell office:value-type="float" office:value="0.3922984">
            <text:p>3.92E-001</text:p>
          </table:table-cell>
          <table:table-cell table:number-columns-repeated="4"/>
        </table:table-row>
        <table:table-row table:style-name="ro2">
          <table:table-cell office:value-type="float" office:value="5.91247737">
            <text:p>5.91247737</text:p>
          </table:table-cell>
          <table:table-cell office:value-type="float" office:value="-0.91148251">
            <text:p>-0.91148251</text:p>
          </table:table-cell>
          <table:table-cell office:value-type="float" office:value="0.3886778">
            <text:p>3.89E-001</text:p>
          </table:table-cell>
          <table:table-cell table:number-columns-repeated="4"/>
        </table:table-row>
        <table:table-row table:style-name="ro2">
          <table:table-cell office:value-type="float" office:value="5.91561897">
            <text:p>5.91561897</text:p>
          </table:table-cell>
          <table:table-cell office:value-type="float" office:value="-0.91041547">
            <text:p>-0.91041547</text:p>
          </table:table-cell>
          <table:table-cell office:value-type="float" office:value="0.385066">
            <text:p>3.85E-001</text:p>
          </table:table-cell>
          <table:table-cell table:number-columns-repeated="4"/>
        </table:table-row>
        <table:table-row table:style-name="ro2">
          <table:table-cell office:value-type="float" office:value="5.91876056">
            <text:p>5.91876056</text:p>
          </table:table-cell>
          <table:table-cell office:value-type="float" office:value="-0.90934888">
            <text:p>-0.90934888</text:p>
          </table:table-cell>
          <table:table-cell office:value-type="float" office:value="0.381463">
            <text:p>3.81E-001</text:p>
          </table:table-cell>
          <table:table-cell table:number-columns-repeated="4"/>
        </table:table-row>
        <table:table-row table:style-name="ro2">
          <table:table-cell office:value-type="float" office:value="5.92190215">
            <text:p>5.92190215</text:p>
          </table:table-cell>
          <table:table-cell office:value-type="float" office:value="-0.90828273">
            <text:p>-0.90828273</text:p>
          </table:table-cell>
          <table:table-cell office:value-type="float" office:value="0.3778685">
            <text:p>3.78E-001</text:p>
          </table:table-cell>
          <table:table-cell table:number-columns-repeated="4"/>
        </table:table-row>
        <table:table-row table:style-name="ro2">
          <table:table-cell office:value-type="float" office:value="5.92504374">
            <text:p>5.92504374</text:p>
          </table:table-cell>
          <table:table-cell office:value-type="float" office:value="-0.90721703">
            <text:p>-0.90721703</text:p>
          </table:table-cell>
          <table:table-cell office:value-type="float" office:value="0.3742826">
            <text:p>3.74E-001</text:p>
          </table:table-cell>
          <table:table-cell table:number-columns-repeated="4"/>
        </table:table-row>
        <table:table-row table:style-name="ro2">
          <table:table-cell office:value-type="float" office:value="5.92818534">
            <text:p>5.92818534</text:p>
          </table:table-cell>
          <table:table-cell office:value-type="float" office:value="-0.90615178">
            <text:p>-0.90615178</text:p>
          </table:table-cell>
          <table:table-cell office:value-type="float" office:value="0.3707051">
            <text:p>3.71E-001</text:p>
          </table:table-cell>
          <table:table-cell table:number-columns-repeated="4"/>
        </table:table-row>
        <table:table-row table:style-name="ro2">
          <table:table-cell office:value-type="float" office:value="5.93132693">
            <text:p>5.93132693</text:p>
          </table:table-cell>
          <table:table-cell office:value-type="float" office:value="-0.90508696">
            <text:p>-0.90508696</text:p>
          </table:table-cell>
          <table:table-cell office:value-type="float" office:value="0.3671359">
            <text:p>3.67E-001</text:p>
          </table:table-cell>
          <table:table-cell table:number-columns-repeated="4"/>
        </table:table-row>
        <table:table-row table:style-name="ro2">
          <table:table-cell office:value-type="float" office:value="5.93446852">
            <text:p>5.93446852</text:p>
          </table:table-cell>
          <table:table-cell office:value-type="float" office:value="-0.90402259">
            <text:p>-0.90402259</text:p>
          </table:table-cell>
          <table:table-cell office:value-type="float" office:value="0.363575">
            <text:p>3.64E-001</text:p>
          </table:table-cell>
          <table:table-cell table:number-columns-repeated="4"/>
        </table:table-row>
        <table:table-row table:style-name="ro2">
          <table:table-cell office:value-type="float" office:value="5.93761012">
            <text:p>5.93761012</text:p>
          </table:table-cell>
          <table:table-cell office:value-type="float" office:value="-0.90295865">
            <text:p>-0.90295865</text:p>
          </table:table-cell>
          <table:table-cell office:value-type="float" office:value="0.3600222">
            <text:p>3.60E-001</text:p>
          </table:table-cell>
          <table:table-cell table:number-columns-repeated="4"/>
        </table:table-row>
        <table:table-row table:style-name="ro2">
          <table:table-cell office:value-type="float" office:value="5.94075171">
            <text:p>5.94075171</text:p>
          </table:table-cell>
          <table:table-cell office:value-type="float" office:value="-0.90189515">
            <text:p>-0.90189515</text:p>
          </table:table-cell>
          <table:table-cell office:value-type="float" office:value="0.3564774">
            <text:p>3.56E-001</text:p>
          </table:table-cell>
          <table:table-cell table:number-columns-repeated="4"/>
        </table:table-row>
        <table:table-row table:style-name="ro2">
          <table:table-cell office:value-type="float" office:value="5.9438933">
            <text:p>5.9438933</text:p>
          </table:table-cell>
          <table:table-cell office:value-type="float" office:value="-0.90083208">
            <text:p>-0.90083208</text:p>
          </table:table-cell>
          <table:table-cell office:value-type="float" office:value="0.3529405">
            <text:p>3.53E-001</text:p>
          </table:table-cell>
          <table:table-cell table:number-columns-repeated="4"/>
        </table:table-row>
        <table:table-row table:style-name="ro2">
          <table:table-cell office:value-type="float" office:value="5.94703489">
            <text:p>5.94703489</text:p>
          </table:table-cell>
          <table:table-cell office:value-type="float" office:value="-0.89976945">
            <text:p>-0.89976945</text:p>
          </table:table-cell>
          <table:table-cell office:value-type="float" office:value="0.3494115">
            <text:p>3.49E-001</text:p>
          </table:table-cell>
          <table:table-cell table:number-columns-repeated="4"/>
        </table:table-row>
        <table:table-row table:style-name="ro2">
          <table:table-cell office:value-type="float" office:value="5.95017649">
            <text:p>5.95017649</text:p>
          </table:table-cell>
          <table:table-cell office:value-type="float" office:value="-0.89870724">
            <text:p>-0.89870724</text:p>
          </table:table-cell>
          <table:table-cell office:value-type="float" office:value="0.3458902">
            <text:p>3.46E-001</text:p>
          </table:table-cell>
          <table:table-cell table:number-columns-repeated="4"/>
        </table:table-row>
        <table:table-row table:style-name="ro2">
          <table:table-cell office:value-type="float" office:value="5.95331808">
            <text:p>5.95331808</text:p>
          </table:table-cell>
          <table:table-cell office:value-type="float" office:value="-0.89764546">
            <text:p>-0.89764546</text:p>
          </table:table-cell>
          <table:table-cell office:value-type="float" office:value="0.3423765">
            <text:p>3.42E-001</text:p>
          </table:table-cell>
          <table:table-cell table:number-columns-repeated="4"/>
        </table:table-row>
        <table:table-row table:style-name="ro2">
          <table:table-cell office:value-type="float" office:value="5.95645967">
            <text:p>5.95645967</text:p>
          </table:table-cell>
          <table:table-cell office:value-type="float" office:value="-0.8965841">
            <text:p>-0.8965841</text:p>
          </table:table-cell>
          <table:table-cell office:value-type="float" office:value="0.3388704">
            <text:p>3.39E-001</text:p>
          </table:table-cell>
          <table:table-cell table:number-columns-repeated="4"/>
        </table:table-row>
        <table:table-row table:style-name="ro2">
          <table:table-cell office:value-type="float" office:value="5.95960126">
            <text:p>5.95960126</text:p>
          </table:table-cell>
          <table:table-cell office:value-type="float" office:value="-0.89552317">
            <text:p>-0.89552317</text:p>
          </table:table-cell>
          <table:table-cell office:value-type="float" office:value="0.3353718">
            <text:p>3.35E-001</text:p>
          </table:table-cell>
          <table:table-cell table:number-columns-repeated="4"/>
        </table:table-row>
        <table:table-row table:style-name="ro2">
          <table:table-cell office:value-type="float" office:value="5.96274286">
            <text:p>5.96274286</text:p>
          </table:table-cell>
          <table:table-cell office:value-type="float" office:value="-0.89446266">
            <text:p>-0.89446266</text:p>
          </table:table-cell>
          <table:table-cell office:value-type="float" office:value="0.3318805">
            <text:p>3.32E-001</text:p>
          </table:table-cell>
          <table:table-cell table:number-columns-repeated="4"/>
        </table:table-row>
        <table:table-row table:style-name="ro2">
          <table:table-cell office:value-type="float" office:value="5.96588445">
            <text:p>5.96588445</text:p>
          </table:table-cell>
          <table:table-cell office:value-type="float" office:value="-0.89340256">
            <text:p>-0.89340256</text:p>
          </table:table-cell>
          <table:table-cell office:value-type="float" office:value="0.3283965">
            <text:p>3.28E-001</text:p>
          </table:table-cell>
          <table:table-cell table:number-columns-repeated="4"/>
        </table:table-row>
        <table:table-row table:style-name="ro2">
          <table:table-cell office:value-type="float" office:value="5.96902604">
            <text:p>5.96902604</text:p>
          </table:table-cell>
          <table:table-cell office:value-type="float" office:value="-0.89234289">
            <text:p>-0.89234289</text:p>
          </table:table-cell>
          <table:table-cell office:value-type="float" office:value="0.3249197">
            <text:p>3.25E-001</text:p>
          </table:table-cell>
          <table:table-cell table:number-columns-repeated="4"/>
        </table:table-row>
        <table:table-row table:style-name="ro2">
          <table:table-cell office:value-type="float" office:value="5.97216763">
            <text:p>5.97216763</text:p>
          </table:table-cell>
          <table:table-cell office:value-type="float" office:value="-0.89128363">
            <text:p>-0.89128363</text:p>
          </table:table-cell>
          <table:table-cell office:value-type="float" office:value="0.32145">
            <text:p>3.21E-001</text:p>
          </table:table-cell>
          <table:table-cell table:number-columns-repeated="4"/>
        </table:table-row>
        <table:table-row table:style-name="ro2">
          <table:table-cell office:value-type="float" office:value="5.97530923">
            <text:p>5.97530923</text:p>
          </table:table-cell>
          <table:table-cell office:value-type="float" office:value="-0.89022478">
            <text:p>-0.89022478</text:p>
          </table:table-cell>
          <table:table-cell office:value-type="float" office:value="0.3179872">
            <text:p>3.18E-001</text:p>
          </table:table-cell>
          <table:table-cell table:number-columns-repeated="4"/>
        </table:table-row>
        <table:table-row table:style-name="ro2">
          <table:table-cell office:value-type="float" office:value="5.97845082">
            <text:p>5.97845082</text:p>
          </table:table-cell>
          <table:table-cell office:value-type="float" office:value="-0.88916634">
            <text:p>-0.88916634</text:p>
          </table:table-cell>
          <table:table-cell office:value-type="float" office:value="0.3145314">
            <text:p>3.15E-001</text:p>
          </table:table-cell>
          <table:table-cell table:number-columns-repeated="4"/>
        </table:table-row>
        <table:table-row table:style-name="ro2">
          <table:table-cell office:value-type="float" office:value="5.98159241">
            <text:p>5.98159241</text:p>
          </table:table-cell>
          <table:table-cell office:value-type="float" office:value="-0.88810832">
            <text:p>-0.88810832</text:p>
          </table:table-cell>
          <table:table-cell office:value-type="float" office:value="0.3110824">
            <text:p>3.11E-001</text:p>
          </table:table-cell>
          <table:table-cell table:number-columns-repeated="4"/>
        </table:table-row>
        <table:table-row table:style-name="ro2">
          <table:table-cell office:value-type="float" office:value="5.98473401">
            <text:p>5.98473401</text:p>
          </table:table-cell>
          <table:table-cell office:value-type="float" office:value="-0.8870507">
            <text:p>-0.8870507</text:p>
          </table:table-cell>
          <table:table-cell office:value-type="float" office:value="0.3076402">
            <text:p>3.08E-001</text:p>
          </table:table-cell>
          <table:table-cell table:number-columns-repeated="4"/>
        </table:table-row>
        <table:table-row table:style-name="ro2">
          <table:table-cell office:value-type="float" office:value="5.9878756">
            <text:p>5.9878756</text:p>
          </table:table-cell>
          <table:table-cell office:value-type="float" office:value="-0.88599348">
            <text:p>-0.88599348</text:p>
          </table:table-cell>
          <table:table-cell office:value-type="float" office:value="0.3042046">
            <text:p>3.04E-001</text:p>
          </table:table-cell>
          <table:table-cell table:number-columns-repeated="4"/>
        </table:table-row>
        <table:table-row table:style-name="ro2">
          <table:table-cell office:value-type="float" office:value="5.99101719">
            <text:p>5.99101719</text:p>
          </table:table-cell>
          <table:table-cell office:value-type="float" office:value="-0.88493667">
            <text:p>-0.88493667</text:p>
          </table:table-cell>
          <table:table-cell office:value-type="float" office:value="0.3007755">
            <text:p>3.01E-001</text:p>
          </table:table-cell>
          <table:table-cell table:number-columns-repeated="4"/>
        </table:table-row>
        <table:table-row table:style-name="ro2">
          <table:table-cell office:value-type="float" office:value="5.99415878">
            <text:p>5.99415878</text:p>
          </table:table-cell>
          <table:table-cell office:value-type="float" office:value="-0.88388025">
            <text:p>-0.88388025</text:p>
          </table:table-cell>
          <table:table-cell office:value-type="float" office:value="0.2973529">
            <text:p>2.97E-001</text:p>
          </table:table-cell>
          <table:table-cell table:number-columns-repeated="4"/>
        </table:table-row>
        <table:table-row table:style-name="ro2">
          <table:table-cell office:value-type="float" office:value="5.99730038">
            <text:p>5.99730038</text:p>
          </table:table-cell>
          <table:table-cell office:value-type="float" office:value="-0.88282424">
            <text:p>-0.88282424</text:p>
          </table:table-cell>
          <table:table-cell office:value-type="float" office:value="0.2939367">
            <text:p>2.94E-001</text:p>
          </table:table-cell>
          <table:table-cell table:number-columns-repeated="4"/>
        </table:table-row>
        <table:table-row table:style-name="ro2">
          <table:table-cell office:value-type="float" office:value="6.00044197">
            <text:p>6.00044197</text:p>
          </table:table-cell>
          <table:table-cell office:value-type="float" office:value="-0.88176862">
            <text:p>-0.88176862</text:p>
          </table:table-cell>
          <table:table-cell office:value-type="float" office:value="0.2905269">
            <text:p>2.91E-001</text:p>
          </table:table-cell>
          <table:table-cell table:number-columns-repeated="4"/>
        </table:table-row>
        <table:table-row table:style-name="ro2">
          <table:table-cell office:value-type="float" office:value="6.00358356">
            <text:p>6.00358356</text:p>
          </table:table-cell>
          <table:table-cell office:value-type="float" office:value="-0.8807134">
            <text:p>-0.8807134</text:p>
          </table:table-cell>
          <table:table-cell office:value-type="float" office:value="0.2871232">
            <text:p>2.87E-001</text:p>
          </table:table-cell>
          <table:table-cell table:number-columns-repeated="4"/>
        </table:table-row>
        <table:table-row table:style-name="ro2">
          <table:table-cell office:value-type="float" office:value="6.00672515">
            <text:p>6.00672515</text:p>
          </table:table-cell>
          <table:table-cell office:value-type="float" office:value="-0.87965857">
            <text:p>-0.87965857</text:p>
          </table:table-cell>
          <table:table-cell office:value-type="float" office:value="0.2837257">
            <text:p>2.84E-001</text:p>
          </table:table-cell>
          <table:table-cell table:number-columns-repeated="4"/>
        </table:table-row>
        <table:table-row table:style-name="ro2">
          <table:table-cell office:value-type="float" office:value="6.00986675">
            <text:p>6.00986675</text:p>
          </table:table-cell>
          <table:table-cell office:value-type="float" office:value="-0.87860412">
            <text:p>-0.87860412</text:p>
          </table:table-cell>
          <table:table-cell office:value-type="float" office:value="0.2803342">
            <text:p>2.80E-001</text:p>
          </table:table-cell>
          <table:table-cell table:number-columns-repeated="4"/>
        </table:table-row>
        <table:table-row table:style-name="ro2">
          <table:table-cell office:value-type="float" office:value="6.01300834">
            <text:p>6.01300834</text:p>
          </table:table-cell>
          <table:table-cell office:value-type="float" office:value="-0.87755007">
            <text:p>-0.87755007</text:p>
          </table:table-cell>
          <table:table-cell office:value-type="float" office:value="0.2769487">
            <text:p>2.77E-001</text:p>
          </table:table-cell>
          <table:table-cell table:number-columns-repeated="4"/>
        </table:table-row>
        <table:table-row table:style-name="ro2">
          <table:table-cell office:value-type="float" office:value="6.01614993">
            <text:p>6.01614993</text:p>
          </table:table-cell>
          <table:table-cell office:value-type="float" office:value="-0.87649641">
            <text:p>-0.87649641</text:p>
          </table:table-cell>
          <table:table-cell office:value-type="float" office:value="0.273569">
            <text:p>2.74E-001</text:p>
          </table:table-cell>
          <table:table-cell table:number-columns-repeated="4"/>
        </table:table-row>
        <table:table-row table:style-name="ro2">
          <table:table-cell office:value-type="float" office:value="6.01929152">
            <text:p>6.01929152</text:p>
          </table:table-cell>
          <table:table-cell office:value-type="float" office:value="-0.87544312">
            <text:p>-0.87544312</text:p>
          </table:table-cell>
          <table:table-cell office:value-type="float" office:value="0.2701952">
            <text:p>2.70E-001</text:p>
          </table:table-cell>
          <table:table-cell table:number-columns-repeated="4"/>
        </table:table-row>
        <table:table-row table:style-name="ro2">
          <table:table-cell office:value-type="float" office:value="6.02243312">
            <text:p>6.02243312</text:p>
          </table:table-cell>
          <table:table-cell office:value-type="float" office:value="-0.87439022">
            <text:p>-0.87439022</text:p>
          </table:table-cell>
          <table:table-cell office:value-type="float" office:value="0.2668271">
            <text:p>2.67E-001</text:p>
          </table:table-cell>
          <table:table-cell table:number-columns-repeated="4"/>
        </table:table-row>
        <table:table-row table:style-name="ro2">
          <table:table-cell office:value-type="float" office:value="6.02557471">
            <text:p>6.02557471</text:p>
          </table:table-cell>
          <table:table-cell office:value-type="float" office:value="-0.8733377">
            <text:p>-0.8733377</text:p>
          </table:table-cell>
          <table:table-cell office:value-type="float" office:value="0.2634647">
            <text:p>2.63E-001</text:p>
          </table:table-cell>
          <table:table-cell table:number-columns-repeated="4"/>
        </table:table-row>
        <table:table-row table:style-name="ro2">
          <table:table-cell office:value-type="float" office:value="6.0287163">
            <text:p>6.0287163</text:p>
          </table:table-cell>
          <table:table-cell office:value-type="float" office:value="-0.87228556">
            <text:p>-0.87228556</text:p>
          </table:table-cell>
          <table:table-cell office:value-type="float" office:value="0.2601078">
            <text:p>2.60E-001</text:p>
          </table:table-cell>
          <table:table-cell table:number-columns-repeated="4"/>
        </table:table-row>
        <table:table-row table:style-name="ro2">
          <table:table-cell office:value-type="float" office:value="6.03185789">
            <text:p>6.03185789</text:p>
          </table:table-cell>
          <table:table-cell office:value-type="float" office:value="-0.8712338">
            <text:p>-0.8712338</text:p>
          </table:table-cell>
          <table:table-cell office:value-type="float" office:value="0.2567564">
            <text:p>2.57E-001</text:p>
          </table:table-cell>
          <table:table-cell table:number-columns-repeated="4"/>
        </table:table-row>
        <table:table-row table:style-name="ro2">
          <table:table-cell office:value-type="float" office:value="6.03499949">
            <text:p>6.03499949</text:p>
          </table:table-cell>
          <table:table-cell office:value-type="float" office:value="-0.8701824">
            <text:p>-0.8701824</text:p>
          </table:table-cell>
          <table:table-cell office:value-type="float" office:value="0.2534103">
            <text:p>2.53E-001</text:p>
          </table:table-cell>
          <table:table-cell table:number-columns-repeated="4"/>
        </table:table-row>
        <table:table-row table:style-name="ro2">
          <table:table-cell office:value-type="float" office:value="6.03814108">
            <text:p>6.03814108</text:p>
          </table:table-cell>
          <table:table-cell office:value-type="float" office:value="-0.86913138">
            <text:p>-0.86913138</text:p>
          </table:table-cell>
          <table:table-cell office:value-type="float" office:value="0.2500697">
            <text:p>2.50E-001</text:p>
          </table:table-cell>
          <table:table-cell table:number-columns-repeated="4"/>
        </table:table-row>
        <table:table-row table:style-name="ro2">
          <table:table-cell office:value-type="float" office:value="6.04128267">
            <text:p>6.04128267</text:p>
          </table:table-cell>
          <table:table-cell office:value-type="float" office:value="-0.86808073">
            <text:p>-0.86808073</text:p>
          </table:table-cell>
          <table:table-cell office:value-type="float" office:value="0.2467342">
            <text:p>2.47E-001</text:p>
          </table:table-cell>
          <table:table-cell table:number-columns-repeated="4"/>
        </table:table-row>
        <table:table-row table:style-name="ro2">
          <table:table-cell office:value-type="float" office:value="6.04442427">
            <text:p>6.04442427</text:p>
          </table:table-cell>
          <table:table-cell office:value-type="float" office:value="-0.86703045">
            <text:p>-0.86703045</text:p>
          </table:table-cell>
          <table:table-cell office:value-type="float" office:value="0.2434039">
            <text:p>2.43E-001</text:p>
          </table:table-cell>
          <table:table-cell table:number-columns-repeated="4"/>
        </table:table-row>
        <table:table-row table:style-name="ro2">
          <table:table-cell office:value-type="float" office:value="6.04756586">
            <text:p>6.04756586</text:p>
          </table:table-cell>
          <table:table-cell office:value-type="float" office:value="-0.86598053">
            <text:p>-0.86598053</text:p>
          </table:table-cell>
          <table:table-cell office:value-type="float" office:value="0.2400788">
            <text:p>2.40E-001</text:p>
          </table:table-cell>
          <table:table-cell table:number-columns-repeated="4"/>
        </table:table-row>
        <table:table-row table:style-name="ro2">
          <table:table-cell office:value-type="float" office:value="6.05070745">
            <text:p>6.05070745</text:p>
          </table:table-cell>
          <table:table-cell office:value-type="float" office:value="-0.86493098">
            <text:p>-0.86493098</text:p>
          </table:table-cell>
          <table:table-cell office:value-type="float" office:value="0.2367586">
            <text:p>2.37E-001</text:p>
          </table:table-cell>
          <table:table-cell table:number-columns-repeated="4"/>
        </table:table-row>
        <table:table-row table:style-name="ro2">
          <table:table-cell office:value-type="float" office:value="6.05384904">
            <text:p>6.05384904</text:p>
          </table:table-cell>
          <table:table-cell office:value-type="float" office:value="-0.86388178">
            <text:p>-0.86388178</text:p>
          </table:table-cell>
          <table:table-cell office:value-type="float" office:value="0.2334433">
            <text:p>2.33E-001</text:p>
          </table:table-cell>
          <table:table-cell table:number-columns-repeated="4"/>
        </table:table-row>
        <table:table-row table:style-name="ro2">
          <table:table-cell office:value-type="float" office:value="6.05699064">
            <text:p>6.05699064</text:p>
          </table:table-cell>
          <table:table-cell office:value-type="float" office:value="-0.86283295">
            <text:p>-0.86283295</text:p>
          </table:table-cell>
          <table:table-cell office:value-type="float" office:value="0.230133">
            <text:p>2.30E-001</text:p>
          </table:table-cell>
          <table:table-cell table:number-columns-repeated="4"/>
        </table:table-row>
        <table:table-row table:style-name="ro2">
          <table:table-cell office:value-type="float" office:value="6.06013223">
            <text:p>6.06013223</text:p>
          </table:table-cell>
          <table:table-cell office:value-type="float" office:value="-0.86178448">
            <text:p>-0.86178448</text:p>
          </table:table-cell>
          <table:table-cell office:value-type="float" office:value="0.2268274">
            <text:p>2.27E-001</text:p>
          </table:table-cell>
          <table:table-cell table:number-columns-repeated="4"/>
        </table:table-row>
        <table:table-row table:style-name="ro2">
          <table:table-cell office:value-type="float" office:value="6.06327382">
            <text:p>6.06327382</text:p>
          </table:table-cell>
          <table:table-cell office:value-type="float" office:value="-0.86073635">
            <text:p>-0.86073635</text:p>
          </table:table-cell>
          <table:table-cell office:value-type="float" office:value="0.2235265">
            <text:p>2.24E-001</text:p>
          </table:table-cell>
          <table:table-cell table:number-columns-repeated="4"/>
        </table:table-row>
        <table:table-row table:style-name="ro2">
          <table:table-cell office:value-type="float" office:value="6.06641541">
            <text:p>6.06641541</text:p>
          </table:table-cell>
          <table:table-cell office:value-type="float" office:value="-0.85968859">
            <text:p>-0.85968859</text:p>
          </table:table-cell>
          <table:table-cell office:value-type="float" office:value="0.2202302">
            <text:p>2.20E-001</text:p>
          </table:table-cell>
          <table:table-cell table:number-columns-repeated="4"/>
        </table:table-row>
        <table:table-row table:style-name="ro2">
          <table:table-cell office:value-type="float" office:value="6.06955701">
            <text:p>6.06955701</text:p>
          </table:table-cell>
          <table:table-cell office:value-type="float" office:value="-0.85864117">
            <text:p>-0.85864117</text:p>
          </table:table-cell>
          <table:table-cell office:value-type="float" office:value="0.2169385">
            <text:p>2.17E-001</text:p>
          </table:table-cell>
          <table:table-cell table:number-columns-repeated="4"/>
        </table:table-row>
        <table:table-row table:style-name="ro2">
          <table:table-cell office:value-type="float" office:value="6.0726986">
            <text:p>6.0726986</text:p>
          </table:table-cell>
          <table:table-cell office:value-type="float" office:value="-0.8575941">
            <text:p>-0.8575941</text:p>
          </table:table-cell>
          <table:table-cell office:value-type="float" office:value="0.2136513">
            <text:p>2.14E-001</text:p>
          </table:table-cell>
          <table:table-cell table:number-columns-repeated="4"/>
        </table:table-row>
        <table:table-row table:style-name="ro2">
          <table:table-cell office:value-type="float" office:value="6.07584019">
            <text:p>6.07584019</text:p>
          </table:table-cell>
          <table:table-cell office:value-type="float" office:value="-0.85654738">
            <text:p>-0.85654738</text:p>
          </table:table-cell>
          <table:table-cell office:value-type="float" office:value="0.2103685">
            <text:p>2.10E-001</text:p>
          </table:table-cell>
          <table:table-cell table:number-columns-repeated="4"/>
        </table:table-row>
        <table:table-row table:style-name="ro2">
          <table:table-cell office:value-type="float" office:value="6.07898178">
            <text:p>6.07898178</text:p>
          </table:table-cell>
          <table:table-cell office:value-type="float" office:value="-0.855501">
            <text:p>-0.855501</text:p>
          </table:table-cell>
          <table:table-cell office:value-type="float" office:value="0.20709">
            <text:p>2.07E-001</text:p>
          </table:table-cell>
          <table:table-cell table:number-columns-repeated="4"/>
        </table:table-row>
        <table:table-row table:style-name="ro2">
          <table:table-cell office:value-type="float" office:value="6.08212338">
            <text:p>6.08212338</text:p>
          </table:table-cell>
          <table:table-cell office:value-type="float" office:value="-0.85445497">
            <text:p>-0.85445497</text:p>
          </table:table-cell>
          <table:table-cell office:value-type="float" office:value="0.2038158">
            <text:p>2.04E-001</text:p>
          </table:table-cell>
          <table:table-cell table:number-columns-repeated="4"/>
        </table:table-row>
        <table:table-row table:style-name="ro2">
          <table:table-cell office:value-type="float" office:value="6.08526497">
            <text:p>6.08526497</text:p>
          </table:table-cell>
          <table:table-cell office:value-type="float" office:value="-0.85340928">
            <text:p>-0.85340928</text:p>
          </table:table-cell>
          <table:table-cell office:value-type="float" office:value="0.2005458">
            <text:p>2.01E-001</text:p>
          </table:table-cell>
          <table:table-cell table:number-columns-repeated="4"/>
        </table:table-row>
        <table:table-row table:style-name="ro2">
          <table:table-cell office:value-type="float" office:value="6.08840656">
            <text:p>6.08840656</text:p>
          </table:table-cell>
          <table:table-cell office:value-type="float" office:value="-0.85236392">
            <text:p>-0.85236392</text:p>
          </table:table-cell>
          <table:table-cell office:value-type="float" office:value="0.1972799">
            <text:p>1.97E-001</text:p>
          </table:table-cell>
          <table:table-cell table:number-columns-repeated="4"/>
        </table:table-row>
        <table:table-row table:style-name="ro2">
          <table:table-cell office:value-type="float" office:value="6.09154816">
            <text:p>6.09154816</text:p>
          </table:table-cell>
          <table:table-cell office:value-type="float" office:value="-0.8513189">
            <text:p>-0.8513189</text:p>
          </table:table-cell>
          <table:table-cell office:value-type="float" office:value="0.1940181">
            <text:p>1.94E-001</text:p>
          </table:table-cell>
          <table:table-cell table:number-columns-repeated="4"/>
        </table:table-row>
        <table:table-row table:style-name="ro2">
          <table:table-cell office:value-type="float" office:value="6.09468975">
            <text:p>6.09468975</text:p>
          </table:table-cell>
          <table:table-cell office:value-type="float" office:value="-0.85027422">
            <text:p>-0.85027422</text:p>
          </table:table-cell>
          <table:table-cell office:value-type="float" office:value="0.1907602">
            <text:p>1.91E-001</text:p>
          </table:table-cell>
          <table:table-cell table:number-columns-repeated="4"/>
        </table:table-row>
        <table:table-row table:style-name="ro2">
          <table:table-cell office:value-type="float" office:value="6.09783134">
            <text:p>6.09783134</text:p>
          </table:table-cell>
          <table:table-cell office:value-type="float" office:value="-0.84922986">
            <text:p>-0.84922986</text:p>
          </table:table-cell>
          <table:table-cell office:value-type="float" office:value="0.1875062">
            <text:p>1.88E-001</text:p>
          </table:table-cell>
          <table:table-cell table:number-columns-repeated="4"/>
        </table:table-row>
        <table:table-row table:style-name="ro2">
          <table:table-cell office:value-type="float" office:value="6.10097293">
            <text:p>6.10097293</text:p>
          </table:table-cell>
          <table:table-cell office:value-type="float" office:value="-0.84818584">
            <text:p>-0.84818584</text:p>
          </table:table-cell>
          <table:table-cell office:value-type="float" office:value="0.1842561">
            <text:p>1.84E-001</text:p>
          </table:table-cell>
          <table:table-cell table:number-columns-repeated="4"/>
        </table:table-row>
        <table:table-row table:style-name="ro2">
          <table:table-cell office:value-type="float" office:value="6.10411453">
            <text:p>6.10411453</text:p>
          </table:table-cell>
          <table:table-cell office:value-type="float" office:value="-0.84714215">
            <text:p>-0.84714215</text:p>
          </table:table-cell>
          <table:table-cell office:value-type="float" office:value="0.1810097">
            <text:p>1.81E-001</text:p>
          </table:table-cell>
          <table:table-cell table:number-columns-repeated="4"/>
        </table:table-row>
        <table:table-row table:style-name="ro2">
          <table:table-cell office:value-type="float" office:value="6.10725612">
            <text:p>6.10725612</text:p>
          </table:table-cell>
          <table:table-cell office:value-type="float" office:value="-0.84609878">
            <text:p>-0.84609878</text:p>
          </table:table-cell>
          <table:table-cell office:value-type="float" office:value="0.177767">
            <text:p>1.78E-001</text:p>
          </table:table-cell>
          <table:table-cell table:number-columns-repeated="4"/>
        </table:table-row>
        <table:table-row table:style-name="ro2">
          <table:table-cell office:value-type="float" office:value="6.11039771">
            <text:p>6.11039771</text:p>
          </table:table-cell>
          <table:table-cell office:value-type="float" office:value="-0.84505573">
            <text:p>-0.84505573</text:p>
          </table:table-cell>
          <table:table-cell office:value-type="float" office:value="0.1745279">
            <text:p>1.75E-001</text:p>
          </table:table-cell>
          <table:table-cell table:number-columns-repeated="4"/>
        </table:table-row>
        <table:table-row table:style-name="ro2">
          <table:table-cell office:value-type="float" office:value="6.1135393">
            <text:p>6.1135393</text:p>
          </table:table-cell>
          <table:table-cell office:value-type="float" office:value="-0.84401301">
            <text:p>-0.84401301</text:p>
          </table:table-cell>
          <table:table-cell office:value-type="float" office:value="0.1712924">
            <text:p>1.71E-001</text:p>
          </table:table-cell>
          <table:table-cell table:number-columns-repeated="4"/>
        </table:table-row>
        <table:table-row table:style-name="ro2">
          <table:table-cell office:value-type="float" office:value="6.1166809">
            <text:p>6.1166809</text:p>
          </table:table-cell>
          <table:table-cell office:value-type="float" office:value="-0.8429706">
            <text:p>-0.8429706</text:p>
          </table:table-cell>
          <table:table-cell office:value-type="float" office:value="0.1680604">
            <text:p>1.68E-001</text:p>
          </table:table-cell>
          <table:table-cell table:number-columns-repeated="4"/>
        </table:table-row>
        <table:table-row table:style-name="ro2">
          <table:table-cell office:value-type="float" office:value="6.11982249">
            <text:p>6.11982249</text:p>
          </table:table-cell>
          <table:table-cell office:value-type="float" office:value="-0.84192852">
            <text:p>-0.84192852</text:p>
          </table:table-cell>
          <table:table-cell office:value-type="float" office:value="0.1648317">
            <text:p>1.65E-001</text:p>
          </table:table-cell>
          <table:table-cell table:number-columns-repeated="4"/>
        </table:table-row>
        <table:table-row table:style-name="ro2">
          <table:table-cell office:value-type="float" office:value="6.12296408">
            <text:p>6.12296408</text:p>
          </table:table-cell>
          <table:table-cell office:value-type="float" office:value="-0.84088675">
            <text:p>-0.84088675</text:p>
          </table:table-cell>
          <table:table-cell office:value-type="float" office:value="0.1616065">
            <text:p>1.62E-001</text:p>
          </table:table-cell>
          <table:table-cell table:number-columns-repeated="4"/>
        </table:table-row>
        <table:table-row table:style-name="ro2">
          <table:table-cell office:value-type="float" office:value="6.12610567">
            <text:p>6.12610567</text:p>
          </table:table-cell>
          <table:table-cell office:value-type="float" office:value="-0.83984529">
            <text:p>-0.83984529</text:p>
          </table:table-cell>
          <table:table-cell office:value-type="float" office:value="0.1583844">
            <text:p>1.58E-001</text:p>
          </table:table-cell>
          <table:table-cell table:number-columns-repeated="4"/>
        </table:table-row>
        <table:table-row table:style-name="ro2">
          <table:table-cell office:value-type="float" office:value="6.12924727">
            <text:p>6.12924727</text:p>
          </table:table-cell>
          <table:table-cell office:value-type="float" office:value="-0.83880414">
            <text:p>-0.83880414</text:p>
          </table:table-cell>
          <table:table-cell office:value-type="float" office:value="0.1551656">
            <text:p>1.55E-001</text:p>
          </table:table-cell>
          <table:table-cell table:number-columns-repeated="4"/>
        </table:table-row>
        <table:table-row table:style-name="ro2">
          <table:table-cell office:value-type="float" office:value="6.13238886">
            <text:p>6.13238886</text:p>
          </table:table-cell>
          <table:table-cell office:value-type="float" office:value="-0.8377633">
            <text:p>-0.8377633</text:p>
          </table:table-cell>
          <table:table-cell office:value-type="float" office:value="0.15195">
            <text:p>1.52E-001</text:p>
          </table:table-cell>
          <table:table-cell table:number-columns-repeated="4"/>
        </table:table-row>
        <table:table-row table:style-name="ro2">
          <table:table-cell office:value-type="float" office:value="6.13553045">
            <text:p>6.13553045</text:p>
          </table:table-cell>
          <table:table-cell office:value-type="float" office:value="-0.83672277">
            <text:p>-0.83672277</text:p>
          </table:table-cell>
          <table:table-cell office:value-type="float" office:value="0.1487374">
            <text:p>1.49E-001</text:p>
          </table:table-cell>
          <table:table-cell table:number-columns-repeated="4"/>
        </table:table-row>
        <table:table-row table:style-name="ro2">
          <table:table-cell office:value-type="float" office:value="6.13867205">
            <text:p>6.13867205</text:p>
          </table:table-cell>
          <table:table-cell office:value-type="float" office:value="-0.83568254">
            <text:p>-0.83568254</text:p>
          </table:table-cell>
          <table:table-cell office:value-type="float" office:value="0.1455277">
            <text:p>1.46E-001</text:p>
          </table:table-cell>
          <table:table-cell table:number-columns-repeated="4"/>
        </table:table-row>
        <table:table-row table:style-name="ro2">
          <table:table-cell office:value-type="float" office:value="6.14181364">
            <text:p>6.14181364</text:p>
          </table:table-cell>
          <table:table-cell office:value-type="float" office:value="-0.83464261">
            <text:p>-0.83464261</text:p>
          </table:table-cell>
          <table:table-cell office:value-type="float" office:value="0.1423211">
            <text:p>1.42E-001</text:p>
          </table:table-cell>
          <table:table-cell table:number-columns-repeated="4"/>
        </table:table-row>
        <table:table-row table:style-name="ro2">
          <table:table-cell office:value-type="float" office:value="6.14495523">
            <text:p>6.14495523</text:p>
          </table:table-cell>
          <table:table-cell office:value-type="float" office:value="-0.83360299">
            <text:p>-0.83360299</text:p>
          </table:table-cell>
          <table:table-cell office:value-type="float" office:value="0.1391173">
            <text:p>1.39E-001</text:p>
          </table:table-cell>
          <table:table-cell table:number-columns-repeated="4"/>
        </table:table-row>
        <table:table-row table:style-name="ro2">
          <table:table-cell office:value-type="float" office:value="6.14809682">
            <text:p>6.14809682</text:p>
          </table:table-cell>
          <table:table-cell office:value-type="float" office:value="-0.83256366">
            <text:p>-0.83256366</text:p>
          </table:table-cell>
          <table:table-cell office:value-type="float" office:value="0.1359163">
            <text:p>1.36E-001</text:p>
          </table:table-cell>
          <table:table-cell table:number-columns-repeated="4"/>
        </table:table-row>
        <table:table-row table:style-name="ro2">
          <table:table-cell office:value-type="float" office:value="6.15123842">
            <text:p>6.15123842</text:p>
          </table:table-cell>
          <table:table-cell office:value-type="float" office:value="-0.83152463">
            <text:p>-0.83152463</text:p>
          </table:table-cell>
          <table:table-cell office:value-type="float" office:value="0.132718">
            <text:p>1.33E-001</text:p>
          </table:table-cell>
          <table:table-cell table:number-columns-repeated="4"/>
        </table:table-row>
        <table:table-row table:style-name="ro2">
          <table:table-cell office:value-type="float" office:value="6.15438001">
            <text:p>6.15438001</text:p>
          </table:table-cell>
          <table:table-cell office:value-type="float" office:value="-0.83048589">
            <text:p>-0.83048589</text:p>
          </table:table-cell>
          <table:table-cell office:value-type="float" office:value="0.1295224">
            <text:p>1.30E-001</text:p>
          </table:table-cell>
          <table:table-cell table:number-columns-repeated="4"/>
        </table:table-row>
        <table:table-row table:style-name="ro2">
          <table:table-cell office:value-type="float" office:value="6.1575216">
            <text:p>6.1575216</text:p>
          </table:table-cell>
          <table:table-cell office:value-type="float" office:value="-0.82944745">
            <text:p>-0.82944745</text:p>
          </table:table-cell>
          <table:table-cell office:value-type="float" office:value="0.1263294">
            <text:p>1.26E-001</text:p>
          </table:table-cell>
          <table:table-cell table:number-columns-repeated="4"/>
        </table:table-row>
        <table:table-row table:style-name="ro2">
          <table:table-cell office:value-type="float" office:value="6.16066319">
            <text:p>6.16066319</text:p>
          </table:table-cell>
          <table:table-cell office:value-type="float" office:value="-0.82840929">
            <text:p>-0.82840929</text:p>
          </table:table-cell>
          <table:table-cell office:value-type="float" office:value="0.1231389">
            <text:p>1.23E-001</text:p>
          </table:table-cell>
          <table:table-cell table:number-columns-repeated="4"/>
        </table:table-row>
        <table:table-row table:style-name="ro2">
          <table:table-cell office:value-type="float" office:value="6.16380479">
            <text:p>6.16380479</text:p>
          </table:table-cell>
          <table:table-cell office:value-type="float" office:value="-0.82737142">
            <text:p>-0.82737142</text:p>
          </table:table-cell>
          <table:table-cell office:value-type="float" office:value="0.1199509">
            <text:p>1.20E-001</text:p>
          </table:table-cell>
          <table:table-cell table:number-columns-repeated="4"/>
        </table:table-row>
        <table:table-row table:style-name="ro2">
          <table:table-cell office:value-type="float" office:value="6.16694638">
            <text:p>6.16694638</text:p>
          </table:table-cell>
          <table:table-cell office:value-type="float" office:value="-0.82633384">
            <text:p>-0.82633384</text:p>
          </table:table-cell>
          <table:table-cell office:value-type="float" office:value="0.1167653">
            <text:p>1.17E-001</text:p>
          </table:table-cell>
          <table:table-cell table:number-columns-repeated="4"/>
        </table:table-row>
        <table:table-row table:style-name="ro2">
          <table:table-cell office:value-type="float" office:value="6.17008797">
            <text:p>6.17008797</text:p>
          </table:table-cell>
          <table:table-cell office:value-type="float" office:value="-0.82529654">
            <text:p>-0.82529654</text:p>
          </table:table-cell>
          <table:table-cell office:value-type="float" office:value="0.113582">
            <text:p>1.14E-001</text:p>
          </table:table-cell>
          <table:table-cell table:number-columns-repeated="4"/>
        </table:table-row>
        <table:table-row table:style-name="ro2">
          <table:table-cell office:value-type="float" office:value="6.17322956">
            <text:p>6.17322956</text:p>
          </table:table-cell>
          <table:table-cell office:value-type="float" office:value="-0.82425952">
            <text:p>-0.82425952</text:p>
          </table:table-cell>
          <table:table-cell office:value-type="float" office:value="0.110401">
            <text:p>1.10E-001</text:p>
          </table:table-cell>
          <table:table-cell table:number-columns-repeated="4"/>
        </table:table-row>
        <table:table-row table:style-name="ro2">
          <table:table-cell office:value-type="float" office:value="6.17637116">
            <text:p>6.17637116</text:p>
          </table:table-cell>
          <table:table-cell office:value-type="float" office:value="-0.82322278">
            <text:p>-0.82322278</text:p>
          </table:table-cell>
          <table:table-cell office:value-type="float" office:value="0.1072222">
            <text:p>1.07E-001</text:p>
          </table:table-cell>
          <table:table-cell table:number-columns-repeated="4"/>
        </table:table-row>
        <table:table-row table:style-name="ro2">
          <table:table-cell office:value-type="float" office:value="6.17951275">
            <text:p>6.17951275</text:p>
          </table:table-cell>
          <table:table-cell office:value-type="float" office:value="-0.82218631">
            <text:p>-0.82218631</text:p>
          </table:table-cell>
          <table:table-cell office:value-type="float" office:value="0.1040456">
            <text:p>1.04E-001</text:p>
          </table:table-cell>
          <table:table-cell table:number-columns-repeated="4"/>
        </table:table-row>
        <table:table-row table:style-name="ro2">
          <table:table-cell office:value-type="float" office:value="6.18265434">
            <text:p>6.18265434</text:p>
          </table:table-cell>
          <table:table-cell office:value-type="float" office:value="-0.82115012">
            <text:p>-0.82115012</text:p>
          </table:table-cell>
          <table:table-cell office:value-type="float" office:value="0.100871">
            <text:p>1.01E-001</text:p>
          </table:table-cell>
          <table:table-cell table:number-columns-repeated="4"/>
        </table:table-row>
        <table:table-row table:style-name="ro2">
          <table:table-cell office:value-type="float" office:value="6.18579593">
            <text:p>6.18579593</text:p>
          </table:table-cell>
          <table:table-cell office:value-type="float" office:value="-0.8201142">
            <text:p>-0.8201142</text:p>
          </table:table-cell>
          <table:table-cell office:value-type="float" office:value="0.09769845">
            <text:p>9.77E-002</text:p>
          </table:table-cell>
          <table:table-cell table:number-columns-repeated="4"/>
        </table:table-row>
        <table:table-row table:style-name="ro2">
          <table:table-cell office:value-type="float" office:value="6.18893753">
            <text:p>6.18893753</text:p>
          </table:table-cell>
          <table:table-cell office:value-type="float" office:value="-0.81907855">
            <text:p>-0.81907855</text:p>
          </table:table-cell>
          <table:table-cell office:value-type="float" office:value="0.09452783">
            <text:p>9.45E-002</text:p>
          </table:table-cell>
          <table:table-cell table:number-columns-repeated="4"/>
        </table:table-row>
        <table:table-row table:style-name="ro2">
          <table:table-cell office:value-type="float" office:value="6.19207912">
            <text:p>6.19207912</text:p>
          </table:table-cell>
          <table:table-cell office:value-type="float" office:value="-0.81804317">
            <text:p>-0.81804317</text:p>
          </table:table-cell>
          <table:table-cell office:value-type="float" office:value="0.0913591">
            <text:p>9.14E-002</text:p>
          </table:table-cell>
          <table:table-cell table:number-columns-repeated="4"/>
        </table:table-row>
        <table:table-row table:style-name="ro2">
          <table:table-cell office:value-type="float" office:value="6.19522071">
            <text:p>6.19522071</text:p>
          </table:table-cell>
          <table:table-cell office:value-type="float" office:value="-0.81700806">
            <text:p>-0.81700806</text:p>
          </table:table-cell>
          <table:table-cell office:value-type="float" office:value="0.08819218">
            <text:p>8.82E-002</text:p>
          </table:table-cell>
          <table:table-cell table:number-columns-repeated="4"/>
        </table:table-row>
        <table:table-row table:style-name="ro2">
          <table:table-cell office:value-type="float" office:value="6.19836231">
            <text:p>6.19836231</text:p>
          </table:table-cell>
          <table:table-cell office:value-type="float" office:value="-0.81597321">
            <text:p>-0.81597321</text:p>
          </table:table-cell>
          <table:table-cell office:value-type="float" office:value="0.08502702">
            <text:p>8.50E-002</text:p>
          </table:table-cell>
          <table:table-cell table:number-columns-repeated="4"/>
        </table:table-row>
        <table:table-row table:style-name="ro2">
          <table:table-cell office:value-type="float" office:value="6.2015039">
            <text:p>6.2015039</text:p>
          </table:table-cell>
          <table:table-cell office:value-type="float" office:value="-0.81493862">
            <text:p>-0.81493862</text:p>
          </table:table-cell>
          <table:table-cell office:value-type="float" office:value="0.08186355">
            <text:p>8.19E-002</text:p>
          </table:table-cell>
          <table:table-cell table:number-columns-repeated="4"/>
        </table:table-row>
        <table:table-row table:style-name="ro2">
          <table:table-cell office:value-type="float" office:value="6.20464549">
            <text:p>6.20464549</text:p>
          </table:table-cell>
          <table:table-cell office:value-type="float" office:value="-0.81390429">
            <text:p>-0.81390429</text:p>
          </table:table-cell>
          <table:table-cell office:value-type="float" office:value="0.07870171">
            <text:p>7.87E-002</text:p>
          </table:table-cell>
          <table:table-cell table:number-columns-repeated="4"/>
        </table:table-row>
        <table:table-row table:style-name="ro2">
          <table:table-cell office:value-type="float" office:value="6.20778708">
            <text:p>6.20778708</text:p>
          </table:table-cell>
          <table:table-cell office:value-type="float" office:value="-0.81287021">
            <text:p>-0.81287021</text:p>
          </table:table-cell>
          <table:table-cell office:value-type="float" office:value="0.07554143">
            <text:p>7.55E-002</text:p>
          </table:table-cell>
          <table:table-cell table:number-columns-repeated="4"/>
        </table:table-row>
        <table:table-row table:style-name="ro2">
          <table:table-cell office:value-type="float" office:value="6.21092868">
            <text:p>6.21092868</text:p>
          </table:table-cell>
          <table:table-cell office:value-type="float" office:value="-0.81183639">
            <text:p>-0.81183639</text:p>
          </table:table-cell>
          <table:table-cell office:value-type="float" office:value="0.07238265">
            <text:p>7.24E-002</text:p>
          </table:table-cell>
          <table:table-cell table:number-columns-repeated="4"/>
        </table:table-row>
        <table:table-row table:style-name="ro2">
          <table:table-cell office:value-type="float" office:value="6.21407027">
            <text:p>6.21407027</text:p>
          </table:table-cell>
          <table:table-cell office:value-type="float" office:value="-0.81080282">
            <text:p>-0.81080282</text:p>
          </table:table-cell>
          <table:table-cell office:value-type="float" office:value="0.0692253">
            <text:p>6.92E-002</text:p>
          </table:table-cell>
          <table:table-cell table:number-columns-repeated="4"/>
        </table:table-row>
        <table:table-row table:style-name="ro2">
          <table:table-cell office:value-type="float" office:value="6.21721186">
            <text:p>6.21721186</text:p>
          </table:table-cell>
          <table:table-cell office:value-type="float" office:value="-0.80976951">
            <text:p>-0.80976951</text:p>
          </table:table-cell>
          <table:table-cell office:value-type="float" office:value="0.06606933">
            <text:p>6.61E-002</text:p>
          </table:table-cell>
          <table:table-cell table:number-columns-repeated="4"/>
        </table:table-row>
        <table:table-row table:style-name="ro2">
          <table:table-cell office:value-type="float" office:value="6.22035345">
            <text:p>6.22035345</text:p>
          </table:table-cell>
          <table:table-cell office:value-type="float" office:value="-0.80873644">
            <text:p>-0.80873644</text:p>
          </table:table-cell>
          <table:table-cell office:value-type="float" office:value="0.06291467">
            <text:p>6.29E-002</text:p>
          </table:table-cell>
          <table:table-cell table:number-columns-repeated="4"/>
        </table:table-row>
        <table:table-row table:style-name="ro2">
          <table:table-cell office:value-type="float" office:value="6.22349505">
            <text:p>6.22349505</text:p>
          </table:table-cell>
          <table:table-cell office:value-type="float" office:value="-0.80770361">
            <text:p>-0.80770361</text:p>
          </table:table-cell>
          <table:table-cell office:value-type="float" office:value="0.05976125">
            <text:p>5.98E-002</text:p>
          </table:table-cell>
          <table:table-cell table:number-columns-repeated="4"/>
        </table:table-row>
        <table:table-row table:style-name="ro2">
          <table:table-cell office:value-type="float" office:value="6.22663664">
            <text:p>6.22663664</text:p>
          </table:table-cell>
          <table:table-cell office:value-type="float" office:value="-0.80667103">
            <text:p>-0.80667103</text:p>
          </table:table-cell>
          <table:table-cell office:value-type="float" office:value="0.05660902">
            <text:p>5.66E-002</text:p>
          </table:table-cell>
          <table:table-cell table:number-columns-repeated="4"/>
        </table:table-row>
        <table:table-row table:style-name="ro2">
          <table:table-cell office:value-type="float" office:value="6.22977823">
            <text:p>6.22977823</text:p>
          </table:table-cell>
          <table:table-cell office:value-type="float" office:value="-0.8056387">
            <text:p>-0.8056387</text:p>
          </table:table-cell>
          <table:table-cell office:value-type="float" office:value="0.05345791">
            <text:p>5.35E-002</text:p>
          </table:table-cell>
          <table:table-cell table:number-columns-repeated="4"/>
        </table:table-row>
        <table:table-row table:style-name="ro2">
          <table:table-cell office:value-type="float" office:value="6.23291982">
            <text:p>6.23291982</text:p>
          </table:table-cell>
          <table:table-cell office:value-type="float" office:value="-0.8046066">
            <text:p>-0.8046066</text:p>
          </table:table-cell>
          <table:table-cell office:value-type="float" office:value="0.05030786">
            <text:p>5.03E-002</text:p>
          </table:table-cell>
          <table:table-cell table:number-columns-repeated="4"/>
        </table:table-row>
        <table:table-row table:style-name="ro2">
          <table:table-cell office:value-type="float" office:value="6.23606142">
            <text:p>6.23606142</text:p>
          </table:table-cell>
          <table:table-cell office:value-type="float" office:value="-0.80357473">
            <text:p>-0.80357473</text:p>
          </table:table-cell>
          <table:table-cell office:value-type="float" office:value="0.0471588">
            <text:p>4.72E-002</text:p>
          </table:table-cell>
          <table:table-cell table:number-columns-repeated="4"/>
        </table:table-row>
        <table:table-row table:style-name="ro2">
          <table:table-cell office:value-type="float" office:value="6.23920301">
            <text:p>6.23920301</text:p>
          </table:table-cell>
          <table:table-cell office:value-type="float" office:value="-0.8025431">
            <text:p>-0.8025431</text:p>
          </table:table-cell>
          <table:table-cell office:value-type="float" office:value="0.04401068">
            <text:p>4.40E-002</text:p>
          </table:table-cell>
          <table:table-cell table:number-columns-repeated="4"/>
        </table:table-row>
        <table:table-row table:style-name="ro2">
          <table:table-cell office:value-type="float" office:value="6.2423446">
            <text:p>6.2423446</text:p>
          </table:table-cell>
          <table:table-cell office:value-type="float" office:value="-0.80151171">
            <text:p>-0.80151171</text:p>
          </table:table-cell>
          <table:table-cell office:value-type="float" office:value="0.04086343">
            <text:p>4.09E-002</text:p>
          </table:table-cell>
          <table:table-cell table:number-columns-repeated="4"/>
        </table:table-row>
        <table:table-row table:style-name="ro2">
          <table:table-cell office:value-type="float" office:value="6.2454862">
            <text:p>6.2454862</text:p>
          </table:table-cell>
          <table:table-cell office:value-type="float" office:value="-0.80048054">
            <text:p>-0.80048054</text:p>
          </table:table-cell>
          <table:table-cell office:value-type="float" office:value="0.03771698">
            <text:p>3.77E-002</text:p>
          </table:table-cell>
          <table:table-cell table:number-columns-repeated="4"/>
        </table:table-row>
        <table:table-row table:style-name="ro2">
          <table:table-cell office:value-type="float" office:value="6.24862779">
            <text:p>6.24862779</text:p>
          </table:table-cell>
          <table:table-cell office:value-type="float" office:value="-0.79944961">
            <text:p>-0.79944961</text:p>
          </table:table-cell>
          <table:table-cell office:value-type="float" office:value="0.03457128">
            <text:p>3.46E-002</text:p>
          </table:table-cell>
          <table:table-cell table:number-columns-repeated="4"/>
        </table:table-row>
        <table:table-row table:style-name="ro2">
          <table:table-cell office:value-type="float" office:value="6.25176938">
            <text:p>6.25176938</text:p>
          </table:table-cell>
          <table:table-cell office:value-type="float" office:value="-0.79841889">
            <text:p>-0.79841889</text:p>
          </table:table-cell>
          <table:table-cell office:value-type="float" office:value="0.03142627">
            <text:p>3.14E-002</text:p>
          </table:table-cell>
          <table:table-cell table:number-columns-repeated="4"/>
        </table:table-row>
        <table:table-row table:style-name="ro2">
          <table:table-cell office:value-type="float" office:value="6.25491097">
            <text:p>6.25491097</text:p>
          </table:table-cell>
          <table:table-cell office:value-type="float" office:value="-0.7973884">
            <text:p>-0.7973884</text:p>
          </table:table-cell>
          <table:table-cell office:value-type="float" office:value="0.02828187">
            <text:p>2.83E-002</text:p>
          </table:table-cell>
          <table:table-cell table:number-columns-repeated="4"/>
        </table:table-row>
        <table:table-row table:style-name="ro2">
          <table:table-cell office:value-type="float" office:value="6.25805257">
            <text:p>6.25805257</text:p>
          </table:table-cell>
          <table:table-cell office:value-type="float" office:value="-0.79635814">
            <text:p>-0.79635814</text:p>
          </table:table-cell>
          <table:table-cell office:value-type="float" office:value="0.02513803">
            <text:p>2.51E-002</text:p>
          </table:table-cell>
          <table:table-cell table:number-columns-repeated="4"/>
        </table:table-row>
        <table:table-row table:style-name="ro2">
          <table:table-cell office:value-type="float" office:value="6.26119416">
            <text:p>6.26119416</text:p>
          </table:table-cell>
          <table:table-cell office:value-type="float" office:value="-0.79532809">
            <text:p>-0.79532809</text:p>
          </table:table-cell>
          <table:table-cell office:value-type="float" office:value="0.02199469">
            <text:p>2.20E-002</text:p>
          </table:table-cell>
          <table:table-cell table:number-columns-repeated="4"/>
        </table:table-row>
        <table:table-row table:style-name="ro2">
          <table:table-cell office:value-type="float" office:value="6.26433575">
            <text:p>6.26433575</text:p>
          </table:table-cell>
          <table:table-cell office:value-type="float" office:value="-0.79429826">
            <text:p>-0.79429826</text:p>
          </table:table-cell>
          <table:table-cell office:value-type="float" office:value="0.01885179">
            <text:p>1.89E-002</text:p>
          </table:table-cell>
          <table:table-cell table:number-columns-repeated="4"/>
        </table:table-row>
        <table:table-row table:style-name="ro2">
          <table:table-cell office:value-type="float" office:value="6.26747734">
            <text:p>6.26747734</text:p>
          </table:table-cell>
          <table:table-cell office:value-type="float" office:value="-0.79326864">
            <text:p>-0.79326864</text:p>
          </table:table-cell>
          <table:table-cell office:value-type="float" office:value="0.01570926">
            <text:p>1.57E-002</text:p>
          </table:table-cell>
          <table:table-cell table:number-columns-repeated="4"/>
        </table:table-row>
        <table:table-row table:style-name="ro2">
          <table:table-cell office:value-type="float" office:value="6.27061894">
            <text:p>6.27061894</text:p>
          </table:table-cell>
          <table:table-cell office:value-type="float" office:value="-0.79223923">
            <text:p>-0.79223923</text:p>
          </table:table-cell>
          <table:table-cell office:value-type="float" office:value="0.01256703">
            <text:p>1.26E-002</text:p>
          </table:table-cell>
          <table:table-cell table:number-columns-repeated="4"/>
        </table:table-row>
        <table:table-row table:style-name="ro2">
          <table:table-cell office:value-type="float" office:value="6.27376053">
            <text:p>6.27376053</text:p>
          </table:table-cell>
          <table:table-cell office:value-type="float" office:value="-0.79121004">
            <text:p>-0.79121004</text:p>
          </table:table-cell>
          <table:table-cell office:value-type="float" office:value="0.009425057">
            <text:p>9.43E-003</text:p>
          </table:table-cell>
          <table:table-cell table:number-columns-repeated="4"/>
        </table:table-row>
        <table:table-row table:style-name="ro2">
          <table:table-cell office:value-type="float" office:value="6.27690212">
            <text:p>6.27690212</text:p>
          </table:table-cell>
          <table:table-cell office:value-type="float" office:value="-0.79018105">
            <text:p>-0.79018105</text:p>
          </table:table-cell>
          <table:table-cell office:value-type="float" office:value="0.006283268">
            <text:p>6.28E-003</text:p>
          </table:table-cell>
          <table:table-cell table:number-columns-repeated="4"/>
        </table:table-row>
        <table:table-row table:style-name="ro2">
          <table:table-cell office:value-type="float" office:value="6.28004371">
            <text:p>6.28004371</text:p>
          </table:table-cell>
          <table:table-cell office:value-type="float" office:value="-0.78915226">
            <text:p>-0.78915226</text:p>
          </table:table-cell>
          <table:table-cell office:value-type="float" office:value="0.003141603">
            <text:p>3.14E-003</text:p>
          </table:table-cell>
          <table:table-cell table:number-columns-repeated="4"/>
        </table:table-row>
        <table:table-row table:style-name="ro2">
          <table:table-cell office:value-type="float" office:value="6.28318531">
            <text:p>6.28318531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6.2863269">
            <text:p>6.2863269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6.28946849">
            <text:p>6.28946849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6.29261009">
            <text:p>6.29261009</text:p>
          </table:table-cell>
          <table:table-cell office:value-type="float" office:value="0">
            <text:p>0</text:p>
          </table:table-cell>
          <table:table-cell office:value-type="float" office:value="0">
            <text:p>0.00E+000</text:p>
          </table:table-cell>
          <table:table-cell table:number-columns-repeated="4"/>
        </table:table-row>
        <table:table-row table:style-name="ro2">
          <table:table-cell office:value-type="float" office:value="6.29575168">
            <text:p>6.29575168</text:p>
          </table:table-cell>
          <table:table-cell office:value-type="float" office:value="0.78401134">
            <text:p>0.78401134</text:p>
          </table:table-cell>
          <table:table-cell office:value-type="float" office:value="0.01256703">
            <text:p>1.26E-002</text:p>
          </table:table-cell>
          <table:table-cell table:number-columns-repeated="4"/>
        </table:table-row>
        <table:table-row table:style-name="ro2">
          <table:table-cell office:value-type="float" office:value="6.29889327">
            <text:p>6.29889327</text:p>
          </table:table-cell>
          <table:table-cell office:value-type="float" office:value="0.78298374">
            <text:p>0.78298374</text:p>
          </table:table-cell>
          <table:table-cell office:value-type="float" office:value="0.01570926">
            <text:p>1.57E-002</text:p>
          </table:table-cell>
          <table:table-cell table:number-columns-repeated="4"/>
        </table:table-row>
        <table:table-row table:style-name="ro2">
          <table:table-cell office:value-type="float" office:value="6.30203486">
            <text:p>6.30203486</text:p>
          </table:table-cell>
          <table:table-cell office:value-type="float" office:value="0.78195633">
            <text:p>0.78195633</text:p>
          </table:table-cell>
          <table:table-cell office:value-type="float" office:value="0.01885179">
            <text:p>1.89E-002</text:p>
          </table:table-cell>
          <table:table-cell table:number-columns-repeated="4"/>
        </table:table-row>
        <table:table-row table:style-name="ro2">
          <table:table-cell office:value-type="float" office:value="6.30517646">
            <text:p>6.30517646</text:p>
          </table:table-cell>
          <table:table-cell office:value-type="float" office:value="0.7809291">
            <text:p>0.7809291</text:p>
          </table:table-cell>
          <table:table-cell office:value-type="float" office:value="0.02199469">
            <text:p>2.20E-002</text:p>
          </table:table-cell>
          <table:table-cell table:number-columns-repeated="4"/>
        </table:table-row>
        <table:table-row table:style-name="ro2">
          <table:table-cell office:value-type="float" office:value="6.30831805">
            <text:p>6.30831805</text:p>
          </table:table-cell>
          <table:table-cell office:value-type="float" office:value="0.77990206">
            <text:p>0.77990206</text:p>
          </table:table-cell>
          <table:table-cell office:value-type="float" office:value="0.02513803">
            <text:p>2.51E-002</text:p>
          </table:table-cell>
          <table:table-cell table:number-columns-repeated="4"/>
        </table:table-row>
        <table:table-row table:style-name="ro2">
          <table:table-cell office:value-type="float" office:value="6.31145964">
            <text:p>6.31145964</text:p>
          </table:table-cell>
          <table:table-cell office:value-type="float" office:value="0.7788752">
            <text:p>0.7788752</text:p>
          </table:table-cell>
          <table:table-cell office:value-type="float" office:value="0.02828187">
            <text:p>2.83E-002</text:p>
          </table:table-cell>
          <table:table-cell table:number-columns-repeated="4"/>
        </table:table-row>
        <table:table-row table:style-name="ro2">
          <table:table-cell office:value-type="float" office:value="6.31460123">
            <text:p>6.31460123</text:p>
          </table:table-cell>
          <table:table-cell office:value-type="float" office:value="0.77784853">
            <text:p>0.77784853</text:p>
          </table:table-cell>
          <table:table-cell office:value-type="float" office:value="0.03142627">
            <text:p>3.14E-002</text:p>
          </table:table-cell>
          <table:table-cell table:number-columns-repeated="4"/>
        </table:table-row>
        <table:table-row table:style-name="ro2">
          <table:table-cell office:value-type="float" office:value="6.31774283">
            <text:p>6.31774283</text:p>
          </table:table-cell>
          <table:table-cell office:value-type="float" office:value="0.77682202">
            <text:p>0.77682202</text:p>
          </table:table-cell>
          <table:table-cell office:value-type="float" office:value="0.03457128">
            <text:p>3.46E-002</text:p>
          </table:table-cell>
          <table:table-cell table:number-columns-repeated="4"/>
        </table:table-row>
        <table:table-row table:style-name="ro2">
          <table:table-cell office:value-type="float" office:value="6.32088442">
            <text:p>6.32088442</text:p>
          </table:table-cell>
          <table:table-cell office:value-type="float" office:value="0.7757957">
            <text:p>0.7757957</text:p>
          </table:table-cell>
          <table:table-cell office:value-type="float" office:value="0.03771698">
            <text:p>3.77E-002</text:p>
          </table:table-cell>
          <table:table-cell table:number-columns-repeated="4"/>
        </table:table-row>
        <table:table-row table:style-name="ro2">
          <table:table-cell office:value-type="float" office:value="6.32402601">
            <text:p>6.32402601</text:p>
          </table:table-cell>
          <table:table-cell office:value-type="float" office:value="0.77476954">
            <text:p>0.77476954</text:p>
          </table:table-cell>
          <table:table-cell office:value-type="float" office:value="0.04086343">
            <text:p>4.09E-002</text:p>
          </table:table-cell>
          <table:table-cell table:number-columns-repeated="4"/>
        </table:table-row>
        <table:table-row table:style-name="ro2">
          <table:table-cell office:value-type="float" office:value="6.3271676">
            <text:p>6.3271676</text:p>
          </table:table-cell>
          <table:table-cell office:value-type="float" office:value="0.77374356">
            <text:p>0.77374356</text:p>
          </table:table-cell>
          <table:table-cell office:value-type="float" office:value="0.04401068">
            <text:p>4.40E-002</text:p>
          </table:table-cell>
          <table:table-cell table:number-columns-repeated="4"/>
        </table:table-row>
        <table:table-row table:style-name="ro2">
          <table:table-cell office:value-type="float" office:value="6.3303092">
            <text:p>6.3303092</text:p>
          </table:table-cell>
          <table:table-cell office:value-type="float" office:value="0.77271774">
            <text:p>0.77271774</text:p>
          </table:table-cell>
          <table:table-cell office:value-type="float" office:value="0.0471588">
            <text:p>4.72E-002</text:p>
          </table:table-cell>
          <table:table-cell table:number-columns-repeated="4"/>
        </table:table-row>
        <table:table-row table:style-name="ro2">
          <table:table-cell office:value-type="float" office:value="6.33345079">
            <text:p>6.33345079</text:p>
          </table:table-cell>
          <table:table-cell office:value-type="float" office:value="0.77169209">
            <text:p>0.77169209</text:p>
          </table:table-cell>
          <table:table-cell office:value-type="float" office:value="0.05030786">
            <text:p>5.03E-002</text:p>
          </table:table-cell>
          <table:table-cell table:number-columns-repeated="4"/>
        </table:table-row>
        <table:table-row table:style-name="ro2">
          <table:table-cell office:value-type="float" office:value="6.33659238">
            <text:p>6.33659238</text:p>
          </table:table-cell>
          <table:table-cell office:value-type="float" office:value="0.77066661">
            <text:p>0.77066661</text:p>
          </table:table-cell>
          <table:table-cell office:value-type="float" office:value="0.05345791">
            <text:p>5.35E-002</text:p>
          </table:table-cell>
          <table:table-cell table:number-columns-repeated="4"/>
        </table:table-row>
        <table:table-row table:style-name="ro2">
          <table:table-cell office:value-type="float" office:value="6.33973397">
            <text:p>6.33973397</text:p>
          </table:table-cell>
          <table:table-cell office:value-type="float" office:value="0.76964128">
            <text:p>0.76964128</text:p>
          </table:table-cell>
          <table:table-cell office:value-type="float" office:value="0.05660902">
            <text:p>5.66E-002</text:p>
          </table:table-cell>
          <table:table-cell table:number-columns-repeated="4"/>
        </table:table-row>
        <table:table-row table:style-name="ro2">
          <table:table-cell office:value-type="float" office:value="6.34287557">
            <text:p>6.34287557</text:p>
          </table:table-cell>
          <table:table-cell office:value-type="float" office:value="0.76861611">
            <text:p>0.76861611</text:p>
          </table:table-cell>
          <table:table-cell office:value-type="float" office:value="0.05976125">
            <text:p>5.98E-002</text:p>
          </table:table-cell>
          <table:table-cell table:number-columns-repeated="4"/>
        </table:table-row>
        <table:table-row table:style-name="ro2">
          <table:table-cell office:value-type="float" office:value="6.34601716">
            <text:p>6.34601716</text:p>
          </table:table-cell>
          <table:table-cell office:value-type="float" office:value="0.7675911">
            <text:p>0.7675911</text:p>
          </table:table-cell>
          <table:table-cell office:value-type="float" office:value="0.06291467">
            <text:p>6.29E-002</text:p>
          </table:table-cell>
          <table:table-cell table:number-columns-repeated="4"/>
        </table:table-row>
        <table:table-row table:style-name="ro2">
          <table:table-cell office:value-type="float" office:value="6.34915875">
            <text:p>6.34915875</text:p>
          </table:table-cell>
          <table:table-cell office:value-type="float" office:value="0.76656624">
            <text:p>0.76656624</text:p>
          </table:table-cell>
          <table:table-cell office:value-type="float" office:value="0.06606933">
            <text:p>6.61E-002</text:p>
          </table:table-cell>
          <table:table-cell table:number-columns-repeated="4"/>
        </table:table-row>
        <table:table-row table:style-name="ro2">
          <table:table-cell office:value-type="float" office:value="6.35230035">
            <text:p>6.35230035</text:p>
          </table:table-cell>
          <table:table-cell office:value-type="float" office:value="0.76554153">
            <text:p>0.76554153</text:p>
          </table:table-cell>
          <table:table-cell office:value-type="float" office:value="0.0692253">
            <text:p>6.92E-002</text:p>
          </table:table-cell>
          <table:table-cell table:number-columns-repeated="4"/>
        </table:table-row>
        <table:table-row table:style-name="ro2">
          <table:table-cell office:value-type="float" office:value="6.35544194">
            <text:p>6.35544194</text:p>
          </table:table-cell>
          <table:table-cell office:value-type="float" office:value="0.76451698">
            <text:p>0.76451698</text:p>
          </table:table-cell>
          <table:table-cell office:value-type="float" office:value="0.07238265">
            <text:p>7.24E-002</text:p>
          </table:table-cell>
          <table:table-cell table:number-columns-repeated="4"/>
        </table:table-row>
        <table:table-row table:style-name="ro2">
          <table:table-cell office:value-type="float" office:value="6.35858353">
            <text:p>6.35858353</text:p>
          </table:table-cell>
          <table:table-cell office:value-type="float" office:value="0.76349256">
            <text:p>0.76349256</text:p>
          </table:table-cell>
          <table:table-cell office:value-type="float" office:value="0.07554143">
            <text:p>7.55E-002</text:p>
          </table:table-cell>
          <table:table-cell table:number-columns-repeated="4"/>
        </table:table-row>
        <table:table-row table:style-name="ro2">
          <table:table-cell office:value-type="float" office:value="6.36172512">
            <text:p>6.36172512</text:p>
          </table:table-cell>
          <table:table-cell office:value-type="float" office:value="0.7624683">
            <text:p>0.7624683</text:p>
          </table:table-cell>
          <table:table-cell office:value-type="float" office:value="0.07870171">
            <text:p>7.87E-002</text:p>
          </table:table-cell>
          <table:table-cell table:number-columns-repeated="4"/>
        </table:table-row>
        <table:table-row table:style-name="ro2">
          <table:table-cell office:value-type="float" office:value="6.36486672">
            <text:p>6.36486672</text:p>
          </table:table-cell>
          <table:table-cell office:value-type="float" office:value="0.76144417">
            <text:p>0.76144417</text:p>
          </table:table-cell>
          <table:table-cell office:value-type="float" office:value="0.08186355">
            <text:p>8.19E-002</text:p>
          </table:table-cell>
          <table:table-cell table:number-columns-repeated="4"/>
        </table:table-row>
        <table:table-row table:style-name="ro2">
          <table:table-cell office:value-type="float" office:value="6.36800831">
            <text:p>6.36800831</text:p>
          </table:table-cell>
          <table:table-cell office:value-type="float" office:value="0.76042018">
            <text:p>0.76042018</text:p>
          </table:table-cell>
          <table:table-cell office:value-type="float" office:value="0.08502702">
            <text:p>8.50E-002</text:p>
          </table:table-cell>
          <table:table-cell table:number-columns-repeated="4"/>
        </table:table-row>
        <table:table-row table:style-name="ro2">
          <table:table-cell office:value-type="float" office:value="6.3711499">
            <text:p>6.3711499</text:p>
          </table:table-cell>
          <table:table-cell office:value-type="float" office:value="0.75939633">
            <text:p>0.75939633</text:p>
          </table:table-cell>
          <table:table-cell office:value-type="float" office:value="0.08819218">
            <text:p>8.82E-002</text:p>
          </table:table-cell>
          <table:table-cell table:number-columns-repeated="4"/>
        </table:table-row>
        <table:table-row table:style-name="ro2">
          <table:table-cell office:value-type="float" office:value="6.37429149">
            <text:p>6.37429149</text:p>
          </table:table-cell>
          <table:table-cell office:value-type="float" office:value="0.75837262">
            <text:p>0.75837262</text:p>
          </table:table-cell>
          <table:table-cell office:value-type="float" office:value="0.0913591">
            <text:p>9.14E-002</text:p>
          </table:table-cell>
          <table:table-cell table:number-columns-repeated="4"/>
        </table:table-row>
        <table:table-row table:style-name="ro2">
          <table:table-cell office:value-type="float" office:value="6.37743309">
            <text:p>6.37743309</text:p>
          </table:table-cell>
          <table:table-cell office:value-type="float" office:value="0.75734903">
            <text:p>0.75734903</text:p>
          </table:table-cell>
          <table:table-cell office:value-type="float" office:value="0.09452783">
            <text:p>9.45E-002</text:p>
          </table:table-cell>
          <table:table-cell table:number-columns-repeated="4"/>
        </table:table-row>
        <table:table-row table:style-name="ro2">
          <table:table-cell office:value-type="float" office:value="6.38057468">
            <text:p>6.38057468</text:p>
          </table:table-cell>
          <table:table-cell office:value-type="float" office:value="0.75632558">
            <text:p>0.75632558</text:p>
          </table:table-cell>
          <table:table-cell office:value-type="float" office:value="0.09769845">
            <text:p>9.77E-002</text:p>
          </table:table-cell>
          <table:table-cell table:number-columns-repeated="4"/>
        </table:table-row>
        <table:table-row table:style-name="ro2">
          <table:table-cell office:value-type="float" office:value="6.38371627">
            <text:p>6.38371627</text:p>
          </table:table-cell>
          <table:table-cell office:value-type="float" office:value="0.75530225">
            <text:p>0.75530225</text:p>
          </table:table-cell>
          <table:table-cell office:value-type="float" office:value="0.100871">
            <text:p>1.01E-001</text:p>
          </table:table-cell>
          <table:table-cell table:number-columns-repeated="4"/>
        </table:table-row>
        <table:table-row table:style-name="ro2">
          <table:table-cell office:value-type="float" office:value="6.38685786">
            <text:p>6.38685786</text:p>
          </table:table-cell>
          <table:table-cell office:value-type="float" office:value="0.75427905">
            <text:p>0.75427905</text:p>
          </table:table-cell>
          <table:table-cell office:value-type="float" office:value="0.1040456">
            <text:p>1.04E-001</text:p>
          </table:table-cell>
          <table:table-cell table:number-columns-repeated="4"/>
        </table:table-row>
        <table:table-row table:style-name="ro2">
          <table:table-cell office:value-type="float" office:value="6.38999946">
            <text:p>6.38999946</text:p>
          </table:table-cell>
          <table:table-cell office:value-type="float" office:value="0.75325596">
            <text:p>0.75325596</text:p>
          </table:table-cell>
          <table:table-cell office:value-type="float" office:value="0.1072222">
            <text:p>1.07E-001</text:p>
          </table:table-cell>
          <table:table-cell table:number-columns-repeated="4"/>
        </table:table-row>
        <table:table-row table:style-name="ro2">
          <table:table-cell office:value-type="float" office:value="6.39314105">
            <text:p>6.39314105</text:p>
          </table:table-cell>
          <table:table-cell office:value-type="float" office:value="0.752233">
            <text:p>0.752233</text:p>
          </table:table-cell>
          <table:table-cell office:value-type="float" office:value="0.110401">
            <text:p>1.10E-001</text:p>
          </table:table-cell>
          <table:table-cell table:number-columns-repeated="4"/>
        </table:table-row>
        <table:table-row table:style-name="ro2">
          <table:table-cell office:value-type="float" office:value="6.39628264">
            <text:p>6.39628264</text:p>
          </table:table-cell>
          <table:table-cell office:value-type="float" office:value="0.75121016">
            <text:p>0.75121016</text:p>
          </table:table-cell>
          <table:table-cell office:value-type="float" office:value="0.113582">
            <text:p>1.14E-001</text:p>
          </table:table-cell>
          <table:table-cell table:number-columns-repeated="4"/>
        </table:table-row>
        <table:table-row table:style-name="ro2">
          <table:table-cell office:value-type="float" office:value="6.39942424">
            <text:p>6.39942424</text:p>
          </table:table-cell>
          <table:table-cell office:value-type="float" office:value="0.75018743">
            <text:p>0.75018743</text:p>
          </table:table-cell>
          <table:table-cell office:value-type="float" office:value="0.1167653">
            <text:p>1.17E-001</text:p>
          </table:table-cell>
          <table:table-cell table:number-columns-repeated="4"/>
        </table:table-row>
        <table:table-row table:style-name="ro2">
          <table:table-cell office:value-type="float" office:value="6.40256583">
            <text:p>6.40256583</text:p>
          </table:table-cell>
          <table:table-cell office:value-type="float" office:value="0.74916481">
            <text:p>0.74916481</text:p>
          </table:table-cell>
          <table:table-cell office:value-type="float" office:value="0.1199509">
            <text:p>1.20E-001</text:p>
          </table:table-cell>
          <table:table-cell table:number-columns-repeated="4"/>
        </table:table-row>
        <table:table-row table:style-name="ro2">
          <table:table-cell office:value-type="float" office:value="6.40570742">
            <text:p>6.40570742</text:p>
          </table:table-cell>
          <table:table-cell office:value-type="float" office:value="0.7481423">
            <text:p>0.7481423</text:p>
          </table:table-cell>
          <table:table-cell office:value-type="float" office:value="0.1231389">
            <text:p>1.23E-001</text:p>
          </table:table-cell>
          <table:table-cell table:number-columns-repeated="4"/>
        </table:table-row>
        <table:table-row table:style-name="ro2">
          <table:table-cell office:value-type="float" office:value="6.40884901">
            <text:p>6.40884901</text:p>
          </table:table-cell>
          <table:table-cell office:value-type="float" office:value="0.7471199">
            <text:p>0.7471199</text:p>
          </table:table-cell>
          <table:table-cell office:value-type="float" office:value="0.1263294">
            <text:p>1.26E-001</text:p>
          </table:table-cell>
          <table:table-cell table:number-columns-repeated="4"/>
        </table:table-row>
        <table:table-row table:style-name="ro2">
          <table:table-cell office:value-type="float" office:value="6.41199061">
            <text:p>6.41199061</text:p>
          </table:table-cell>
          <table:table-cell office:value-type="float" office:value="0.7460976">
            <text:p>0.7460976</text:p>
          </table:table-cell>
          <table:table-cell office:value-type="float" office:value="0.1295224">
            <text:p>1.30E-001</text:p>
          </table:table-cell>
          <table:table-cell table:number-columns-repeated="4"/>
        </table:table-row>
        <table:table-row table:style-name="ro2">
          <table:table-cell office:value-type="float" office:value="6.4151322">
            <text:p>6.4151322</text:p>
          </table:table-cell>
          <table:table-cell office:value-type="float" office:value="0.7450754">
            <text:p>0.7450754</text:p>
          </table:table-cell>
          <table:table-cell office:value-type="float" office:value="0.132718">
            <text:p>1.33E-001</text:p>
          </table:table-cell>
          <table:table-cell table:number-columns-repeated="4"/>
        </table:table-row>
        <table:table-row table:style-name="ro2">
          <table:table-cell office:value-type="float" office:value="6.41827379">
            <text:p>6.41827379</text:p>
          </table:table-cell>
          <table:table-cell office:value-type="float" office:value="0.74405331">
            <text:p>0.74405331</text:p>
          </table:table-cell>
          <table:table-cell office:value-type="float" office:value="0.1359163">
            <text:p>1.36E-001</text:p>
          </table:table-cell>
          <table:table-cell table:number-columns-repeated="4"/>
        </table:table-row>
        <table:table-row table:style-name="ro2">
          <table:table-cell office:value-type="float" office:value="6.42141538">
            <text:p>6.42141538</text:p>
          </table:table-cell>
          <table:table-cell office:value-type="float" office:value="0.74303131">
            <text:p>0.74303131</text:p>
          </table:table-cell>
          <table:table-cell office:value-type="float" office:value="0.1391173">
            <text:p>1.39E-001</text:p>
          </table:table-cell>
          <table:table-cell table:number-columns-repeated="4"/>
        </table:table-row>
        <table:table-row table:style-name="ro2">
          <table:table-cell office:value-type="float" office:value="6.42455698">
            <text:p>6.42455698</text:p>
          </table:table-cell>
          <table:table-cell office:value-type="float" office:value="0.7420094">
            <text:p>0.7420094</text:p>
          </table:table-cell>
          <table:table-cell office:value-type="float" office:value="0.1423211">
            <text:p>1.42E-001</text:p>
          </table:table-cell>
          <table:table-cell table:number-columns-repeated="4"/>
        </table:table-row>
        <table:table-row table:style-name="ro2">
          <table:table-cell office:value-type="float" office:value="6.42769857">
            <text:p>6.42769857</text:p>
          </table:table-cell>
          <table:table-cell office:value-type="float" office:value="0.74098759">
            <text:p>0.74098759</text:p>
          </table:table-cell>
          <table:table-cell office:value-type="float" office:value="0.1455277">
            <text:p>1.46E-001</text:p>
          </table:table-cell>
          <table:table-cell table:number-columns-repeated="4"/>
        </table:table-row>
        <table:table-row table:style-name="ro2">
          <table:table-cell office:value-type="float" office:value="6.43084016">
            <text:p>6.43084016</text:p>
          </table:table-cell>
          <table:table-cell office:value-type="float" office:value="0.73996586">
            <text:p>0.73996586</text:p>
          </table:table-cell>
          <table:table-cell office:value-type="float" office:value="0.1487374">
            <text:p>1.49E-001</text:p>
          </table:table-cell>
          <table:table-cell table:number-columns-repeated="4"/>
        </table:table-row>
        <table:table-row table:style-name="ro2">
          <table:table-cell office:value-type="float" office:value="6.43398175">
            <text:p>6.43398175</text:p>
          </table:table-cell>
          <table:table-cell office:value-type="float" office:value="0.73894423">
            <text:p>0.73894423</text:p>
          </table:table-cell>
          <table:table-cell office:value-type="float" office:value="0.15195">
            <text:p>1.52E-001</text:p>
          </table:table-cell>
          <table:table-cell table:number-columns-repeated="4"/>
        </table:table-row>
        <table:table-row table:style-name="ro2">
          <table:table-cell office:value-type="float" office:value="6.43712335">
            <text:p>6.43712335</text:p>
          </table:table-cell>
          <table:table-cell office:value-type="float" office:value="0.73792267">
            <text:p>0.73792267</text:p>
          </table:table-cell>
          <table:table-cell office:value-type="float" office:value="0.1551656">
            <text:p>1.55E-001</text:p>
          </table:table-cell>
          <table:table-cell table:number-columns-repeated="4"/>
        </table:table-row>
        <table:table-row table:style-name="ro2">
          <table:table-cell office:value-type="float" office:value="6.44026494">
            <text:p>6.44026494</text:p>
          </table:table-cell>
          <table:table-cell office:value-type="float" office:value="0.7369012">
            <text:p>0.7369012</text:p>
          </table:table-cell>
          <table:table-cell office:value-type="float" office:value="0.1583844">
            <text:p>1.58E-001</text:p>
          </table:table-cell>
          <table:table-cell table:number-columns-repeated="4"/>
        </table:table-row>
        <table:table-row table:style-name="ro2">
          <table:table-cell office:value-type="float" office:value="6.44340653">
            <text:p>6.44340653</text:p>
          </table:table-cell>
          <table:table-cell office:value-type="float" office:value="0.73587981">
            <text:p>0.73587981</text:p>
          </table:table-cell>
          <table:table-cell office:value-type="float" office:value="0.1616065">
            <text:p>1.62E-001</text:p>
          </table:table-cell>
          <table:table-cell table:number-columns-repeated="4"/>
        </table:table-row>
        <table:table-row table:style-name="ro2">
          <table:table-cell office:value-type="float" office:value="6.44654813">
            <text:p>6.44654813</text:p>
          </table:table-cell>
          <table:table-cell office:value-type="float" office:value="0.73485849">
            <text:p>0.73485849</text:p>
          </table:table-cell>
          <table:table-cell office:value-type="float" office:value="0.1648317">
            <text:p>1.65E-001</text:p>
          </table:table-cell>
          <table:table-cell table:number-columns-repeated="4"/>
        </table:table-row>
        <table:table-row table:style-name="ro2">
          <table:table-cell office:value-type="float" office:value="6.44968972">
            <text:p>6.44968972</text:p>
          </table:table-cell>
          <table:table-cell office:value-type="float" office:value="0.73383725">
            <text:p>0.73383725</text:p>
          </table:table-cell>
          <table:table-cell office:value-type="float" office:value="0.1680604">
            <text:p>1.68E-001</text:p>
          </table:table-cell>
          <table:table-cell table:number-columns-repeated="4"/>
        </table:table-row>
        <table:table-row table:style-name="ro2">
          <table:table-cell office:value-type="float" office:value="6.45283131">
            <text:p>6.45283131</text:p>
          </table:table-cell>
          <table:table-cell office:value-type="float" office:value="0.73281608">
            <text:p>0.73281608</text:p>
          </table:table-cell>
          <table:table-cell office:value-type="float" office:value="0.1712924">
            <text:p>1.71E-001</text:p>
          </table:table-cell>
          <table:table-cell table:number-columns-repeated="4"/>
        </table:table-row>
        <table:table-row table:style-name="ro2">
          <table:table-cell office:value-type="float" office:value="6.4559729">
            <text:p>6.4559729</text:p>
          </table:table-cell>
          <table:table-cell office:value-type="float" office:value="0.73179497">
            <text:p>0.73179497</text:p>
          </table:table-cell>
          <table:table-cell office:value-type="float" office:value="0.1745279">
            <text:p>1.75E-001</text:p>
          </table:table-cell>
          <table:table-cell table:number-columns-repeated="4"/>
        </table:table-row>
        <table:table-row table:style-name="ro2">
          <table:table-cell office:value-type="float" office:value="6.4591145">
            <text:p>6.4591145</text:p>
          </table:table-cell>
          <table:table-cell office:value-type="float" office:value="0.73077394">
            <text:p>0.73077394</text:p>
          </table:table-cell>
          <table:table-cell office:value-type="float" office:value="0.177767">
            <text:p>1.78E-001</text:p>
          </table:table-cell>
          <table:table-cell table:number-columns-repeated="4"/>
        </table:table-row>
        <table:table-row table:style-name="ro2">
          <table:table-cell office:value-type="float" office:value="6.46225609">
            <text:p>6.46225609</text:p>
          </table:table-cell>
          <table:table-cell office:value-type="float" office:value="0.72975296">
            <text:p>0.72975296</text:p>
          </table:table-cell>
          <table:table-cell office:value-type="float" office:value="0.1810097">
            <text:p>1.81E-001</text:p>
          </table:table-cell>
          <table:table-cell table:number-columns-repeated="4"/>
        </table:table-row>
        <table:table-row table:style-name="ro2">
          <table:table-cell office:value-type="float" office:value="6.46539768">
            <text:p>6.46539768</text:p>
          </table:table-cell>
          <table:table-cell office:value-type="float" office:value="0.72873205">
            <text:p>0.72873205</text:p>
          </table:table-cell>
          <table:table-cell office:value-type="float" office:value="0.1842561">
            <text:p>1.84E-001</text:p>
          </table:table-cell>
          <table:table-cell table:number-columns-repeated="4"/>
        </table:table-row>
        <table:table-row table:style-name="ro2">
          <table:table-cell office:value-type="float" office:value="6.46853927">
            <text:p>6.46853927</text:p>
          </table:table-cell>
          <table:table-cell office:value-type="float" office:value="0.7277112">
            <text:p>0.7277112</text:p>
          </table:table-cell>
          <table:table-cell office:value-type="float" office:value="0.1875062">
            <text:p>1.88E-001</text:p>
          </table:table-cell>
          <table:table-cell table:number-columns-repeated="4"/>
        </table:table-row>
        <table:table-row table:style-name="ro2">
          <table:table-cell office:value-type="float" office:value="6.47168087">
            <text:p>6.47168087</text:p>
          </table:table-cell>
          <table:table-cell office:value-type="float" office:value="0.7266904">
            <text:p>0.7266904</text:p>
          </table:table-cell>
          <table:table-cell office:value-type="float" office:value="0.1907602">
            <text:p>1.91E-001</text:p>
          </table:table-cell>
          <table:table-cell table:number-columns-repeated="4"/>
        </table:table-row>
        <table:table-row table:style-name="ro2">
          <table:table-cell office:value-type="float" office:value="6.47482246">
            <text:p>6.47482246</text:p>
          </table:table-cell>
          <table:table-cell office:value-type="float" office:value="0.72566965">
            <text:p>0.72566965</text:p>
          </table:table-cell>
          <table:table-cell office:value-type="float" office:value="0.1940181">
            <text:p>1.94E-001</text:p>
          </table:table-cell>
          <table:table-cell table:number-columns-repeated="4"/>
        </table:table-row>
        <table:table-row table:style-name="ro2">
          <table:table-cell office:value-type="float" office:value="6.47796405">
            <text:p>6.47796405</text:p>
          </table:table-cell>
          <table:table-cell office:value-type="float" office:value="0.72464895">
            <text:p>0.72464895</text:p>
          </table:table-cell>
          <table:table-cell office:value-type="float" office:value="0.1972799">
            <text:p>1.97E-001</text:p>
          </table:table-cell>
          <table:table-cell table:number-columns-repeated="4"/>
        </table:table-row>
        <table:table-row table:style-name="ro2">
          <table:table-cell office:value-type="float" office:value="6.48110564">
            <text:p>6.48110564</text:p>
          </table:table-cell>
          <table:table-cell office:value-type="float" office:value="0.7236283">
            <text:p>0.7236283</text:p>
          </table:table-cell>
          <table:table-cell office:value-type="float" office:value="0.2005458">
            <text:p>2.01E-001</text:p>
          </table:table-cell>
          <table:table-cell table:number-columns-repeated="4"/>
        </table:table-row>
        <table:table-row table:style-name="ro2">
          <table:table-cell office:value-type="float" office:value="6.48424724">
            <text:p>6.48424724</text:p>
          </table:table-cell>
          <table:table-cell office:value-type="float" office:value="0.7226077">
            <text:p>0.7226077</text:p>
          </table:table-cell>
          <table:table-cell office:value-type="float" office:value="0.2038158">
            <text:p>2.04E-001</text:p>
          </table:table-cell>
          <table:table-cell table:number-columns-repeated="4"/>
        </table:table-row>
        <table:table-row table:style-name="ro2">
          <table:table-cell office:value-type="float" office:value="6.48738883">
            <text:p>6.48738883</text:p>
          </table:table-cell>
          <table:table-cell office:value-type="float" office:value="0.72158713">
            <text:p>0.72158713</text:p>
          </table:table-cell>
          <table:table-cell office:value-type="float" office:value="0.20709">
            <text:p>2.07E-001</text:p>
          </table:table-cell>
          <table:table-cell table:number-columns-repeated="4"/>
        </table:table-row>
        <table:table-row table:style-name="ro2">
          <table:table-cell office:value-type="float" office:value="6.49053042">
            <text:p>6.49053042</text:p>
          </table:table-cell>
          <table:table-cell office:value-type="float" office:value="0.72056661">
            <text:p>0.72056661</text:p>
          </table:table-cell>
          <table:table-cell office:value-type="float" office:value="0.2103685">
            <text:p>2.10E-001</text:p>
          </table:table-cell>
          <table:table-cell table:number-columns-repeated="4"/>
        </table:table-row>
        <table:table-row table:style-name="ro2">
          <table:table-cell office:value-type="float" office:value="6.49367201">
            <text:p>6.49367201</text:p>
          </table:table-cell>
          <table:table-cell office:value-type="float" office:value="0.71954612">
            <text:p>0.71954612</text:p>
          </table:table-cell>
          <table:table-cell office:value-type="float" office:value="0.2136513">
            <text:p>2.14E-001</text:p>
          </table:table-cell>
          <table:table-cell table:number-columns-repeated="4"/>
        </table:table-row>
        <table:table-row table:style-name="ro2">
          <table:table-cell office:value-type="float" office:value="6.49681361">
            <text:p>6.49681361</text:p>
          </table:table-cell>
          <table:table-cell office:value-type="float" office:value="0.71852567">
            <text:p>0.71852567</text:p>
          </table:table-cell>
          <table:table-cell office:value-type="float" office:value="0.2169385">
            <text:p>2.17E-001</text:p>
          </table:table-cell>
          <table:table-cell table:number-columns-repeated="4"/>
        </table:table-row>
        <table:table-row table:style-name="ro2">
          <table:table-cell office:value-type="float" office:value="6.4999552">
            <text:p>6.4999552</text:p>
          </table:table-cell>
          <table:table-cell office:value-type="float" office:value="0.71750525">
            <text:p>0.71750525</text:p>
          </table:table-cell>
          <table:table-cell office:value-type="float" office:value="0.2202302">
            <text:p>2.20E-001</text:p>
          </table:table-cell>
          <table:table-cell table:number-columns-repeated="4"/>
        </table:table-row>
        <table:table-row table:style-name="ro2">
          <table:table-cell office:value-type="float" office:value="6.50309679">
            <text:p>6.50309679</text:p>
          </table:table-cell>
          <table:table-cell office:value-type="float" office:value="0.71648485">
            <text:p>0.71648485</text:p>
          </table:table-cell>
          <table:table-cell office:value-type="float" office:value="0.2235265">
            <text:p>2.24E-001</text:p>
          </table:table-cell>
          <table:table-cell table:number-columns-repeated="4"/>
        </table:table-row>
        <table:table-row table:style-name="ro2">
          <table:table-cell office:value-type="float" office:value="6.50623839">
            <text:p>6.50623839</text:p>
          </table:table-cell>
          <table:table-cell office:value-type="float" office:value="0.71546449">
            <text:p>0.71546449</text:p>
          </table:table-cell>
          <table:table-cell office:value-type="float" office:value="0.2268274">
            <text:p>2.27E-001</text:p>
          </table:table-cell>
          <table:table-cell table:number-columns-repeated="4"/>
        </table:table-row>
        <table:table-row table:style-name="ro2">
          <table:table-cell office:value-type="float" office:value="6.50937998">
            <text:p>6.50937998</text:p>
          </table:table-cell>
          <table:table-cell office:value-type="float" office:value="0.71444414">
            <text:p>0.71444414</text:p>
          </table:table-cell>
          <table:table-cell office:value-type="float" office:value="0.230133">
            <text:p>2.30E-001</text:p>
          </table:table-cell>
          <table:table-cell table:number-columns-repeated="4"/>
        </table:table-row>
        <table:table-row table:style-name="ro2">
          <table:table-cell office:value-type="float" office:value="6.51252157">
            <text:p>6.51252157</text:p>
          </table:table-cell>
          <table:table-cell office:value-type="float" office:value="0.71342382">
            <text:p>0.71342382</text:p>
          </table:table-cell>
          <table:table-cell office:value-type="float" office:value="0.2334433">
            <text:p>2.33E-001</text:p>
          </table:table-cell>
          <table:table-cell table:number-columns-repeated="4"/>
        </table:table-row>
        <table:table-row table:style-name="ro2">
          <table:table-cell office:value-type="float" office:value="6.51566316">
            <text:p>6.51566316</text:p>
          </table:table-cell>
          <table:table-cell office:value-type="float" office:value="0.71240351">
            <text:p>0.71240351</text:p>
          </table:table-cell>
          <table:table-cell office:value-type="float" office:value="0.2367586">
            <text:p>2.37E-001</text:p>
          </table:table-cell>
          <table:table-cell table:number-columns-repeated="4"/>
        </table:table-row>
        <table:table-row table:style-name="ro2">
          <table:table-cell office:value-type="float" office:value="6.51880476">
            <text:p>6.51880476</text:p>
          </table:table-cell>
          <table:table-cell office:value-type="float" office:value="0.71138321">
            <text:p>0.71138321</text:p>
          </table:table-cell>
          <table:table-cell office:value-type="float" office:value="0.2400788">
            <text:p>2.40E-001</text:p>
          </table:table-cell>
          <table:table-cell table:number-columns-repeated="4"/>
        </table:table-row>
        <table:table-row table:style-name="ro2">
          <table:table-cell office:value-type="float" office:value="6.52194635">
            <text:p>6.52194635</text:p>
          </table:table-cell>
          <table:table-cell office:value-type="float" office:value="0.71036293">
            <text:p>0.71036293</text:p>
          </table:table-cell>
          <table:table-cell office:value-type="float" office:value="0.2434039">
            <text:p>2.43E-001</text:p>
          </table:table-cell>
          <table:table-cell table:number-columns-repeated="4"/>
        </table:table-row>
        <table:table-row table:style-name="ro2">
          <table:table-cell office:value-type="float" office:value="6.52508794">
            <text:p>6.52508794</text:p>
          </table:table-cell>
          <table:table-cell office:value-type="float" office:value="0.70934266">
            <text:p>0.70934266</text:p>
          </table:table-cell>
          <table:table-cell office:value-type="float" office:value="0.2467342">
            <text:p>2.47E-001</text:p>
          </table:table-cell>
          <table:table-cell table:number-columns-repeated="4"/>
        </table:table-row>
        <table:table-row table:style-name="ro2">
          <table:table-cell office:value-type="float" office:value="6.52822953">
            <text:p>6.52822953</text:p>
          </table:table-cell>
          <table:table-cell office:value-type="float" office:value="0.70832239">
            <text:p>0.70832239</text:p>
          </table:table-cell>
          <table:table-cell office:value-type="float" office:value="0.2500697">
            <text:p>2.50E-001</text:p>
          </table:table-cell>
          <table:table-cell table:number-columns-repeated="4"/>
        </table:table-row>
        <table:table-row table:style-name="ro2">
          <table:table-cell office:value-type="float" office:value="6.53137113">
            <text:p>6.53137113</text:p>
          </table:table-cell>
          <table:table-cell office:value-type="float" office:value="0.70730213">
            <text:p>0.70730213</text:p>
          </table:table-cell>
          <table:table-cell office:value-type="float" office:value="0.2534103">
            <text:p>2.53E-001</text:p>
          </table:table-cell>
          <table:table-cell table:number-columns-repeated="4"/>
        </table:table-row>
        <table:table-row table:style-name="ro2">
          <table:table-cell office:value-type="float" office:value="6.53451272">
            <text:p>6.53451272</text:p>
          </table:table-cell>
          <table:table-cell office:value-type="float" office:value="0.70628187">
            <text:p>0.70628187</text:p>
          </table:table-cell>
          <table:table-cell office:value-type="float" office:value="0.2567564">
            <text:p>2.57E-001</text:p>
          </table:table-cell>
          <table:table-cell table:number-columns-repeated="4"/>
        </table:table-row>
        <table:table-row table:style-name="ro2">
          <table:table-cell office:value-type="float" office:value="6.53765431">
            <text:p>6.53765431</text:p>
          </table:table-cell>
          <table:table-cell office:value-type="float" office:value="0.7052616">
            <text:p>0.7052616</text:p>
          </table:table-cell>
          <table:table-cell office:value-type="float" office:value="0.2601078">
            <text:p>2.60E-001</text:p>
          </table:table-cell>
          <table:table-cell table:number-columns-repeated="4"/>
        </table:table-row>
        <table:table-row table:style-name="ro2">
          <table:table-cell office:value-type="float" office:value="6.5407959">
            <text:p>6.5407959</text:p>
          </table:table-cell>
          <table:table-cell office:value-type="float" office:value="0.70424133">
            <text:p>0.70424133</text:p>
          </table:table-cell>
          <table:table-cell office:value-type="float" office:value="0.2634647">
            <text:p>2.63E-001</text:p>
          </table:table-cell>
          <table:table-cell table:number-columns-repeated="4"/>
        </table:table-row>
        <table:table-row table:style-name="ro2">
          <table:table-cell office:value-type="float" office:value="6.5439375">
            <text:p>6.5439375</text:p>
          </table:table-cell>
          <table:table-cell office:value-type="float" office:value="0.70322106">
            <text:p>0.70322106</text:p>
          </table:table-cell>
          <table:table-cell office:value-type="float" office:value="0.2668271">
            <text:p>2.67E-001</text:p>
          </table:table-cell>
          <table:table-cell table:number-columns-repeated="4"/>
        </table:table-row>
        <table:table-row table:style-name="ro2">
          <table:table-cell office:value-type="float" office:value="6.54707909">
            <text:p>6.54707909</text:p>
          </table:table-cell>
          <table:table-cell office:value-type="float" office:value="0.70220077">
            <text:p>0.70220077</text:p>
          </table:table-cell>
          <table:table-cell office:value-type="float" office:value="0.2701952">
            <text:p>2.70E-001</text:p>
          </table:table-cell>
          <table:table-cell table:number-columns-repeated="4"/>
        </table:table-row>
        <table:table-row table:style-name="ro2">
          <table:table-cell office:value-type="float" office:value="6.55022068">
            <text:p>6.55022068</text:p>
          </table:table-cell>
          <table:table-cell office:value-type="float" office:value="0.70118046">
            <text:p>0.70118046</text:p>
          </table:table-cell>
          <table:table-cell office:value-type="float" office:value="0.273569">
            <text:p>2.74E-001</text:p>
          </table:table-cell>
          <table:table-cell table:number-columns-repeated="4"/>
        </table:table-row>
        <table:table-row table:style-name="ro2">
          <table:table-cell office:value-type="float" office:value="6.55336228">
            <text:p>6.55336228</text:p>
          </table:table-cell>
          <table:table-cell office:value-type="float" office:value="0.70016015">
            <text:p>0.70016015</text:p>
          </table:table-cell>
          <table:table-cell office:value-type="float" office:value="0.2769487">
            <text:p>2.77E-001</text:p>
          </table:table-cell>
          <table:table-cell table:number-columns-repeated="4"/>
        </table:table-row>
        <table:table-row table:style-name="ro2">
          <table:table-cell office:value-type="float" office:value="6.55650387">
            <text:p>6.55650387</text:p>
          </table:table-cell>
          <table:table-cell office:value-type="float" office:value="0.69913981">
            <text:p>0.69913981</text:p>
          </table:table-cell>
          <table:table-cell office:value-type="float" office:value="0.2803342">
            <text:p>2.80E-001</text:p>
          </table:table-cell>
          <table:table-cell table:number-columns-repeated="4"/>
        </table:table-row>
        <table:table-row table:style-name="ro2">
          <table:table-cell office:value-type="float" office:value="6.55964546">
            <text:p>6.55964546</text:p>
          </table:table-cell>
          <table:table-cell office:value-type="float" office:value="0.69811945">
            <text:p>0.69811945</text:p>
          </table:table-cell>
          <table:table-cell office:value-type="float" office:value="0.2837257">
            <text:p>2.84E-001</text:p>
          </table:table-cell>
          <table:table-cell table:number-columns-repeated="4"/>
        </table:table-row>
        <table:table-row table:style-name="ro2">
          <table:table-cell office:value-type="float" office:value="6.56278705">
            <text:p>6.56278705</text:p>
          </table:table-cell>
          <table:table-cell office:value-type="float" office:value="0.69709906">
            <text:p>0.69709906</text:p>
          </table:table-cell>
          <table:table-cell office:value-type="float" office:value="0.2871232">
            <text:p>2.87E-001</text:p>
          </table:table-cell>
          <table:table-cell table:number-columns-repeated="4"/>
        </table:table-row>
        <table:table-row table:style-name="ro2">
          <table:table-cell office:value-type="float" office:value="6.56592865">
            <text:p>6.56592865</text:p>
          </table:table-cell>
          <table:table-cell office:value-type="float" office:value="0.69607865">
            <text:p>0.69607865</text:p>
          </table:table-cell>
          <table:table-cell office:value-type="float" office:value="0.2905269">
            <text:p>2.91E-001</text:p>
          </table:table-cell>
          <table:table-cell table:number-columns-repeated="4"/>
        </table:table-row>
        <table:table-row table:style-name="ro2">
          <table:table-cell office:value-type="float" office:value="6.56907024">
            <text:p>6.56907024</text:p>
          </table:table-cell>
          <table:table-cell office:value-type="float" office:value="0.6950582">
            <text:p>0.6950582</text:p>
          </table:table-cell>
          <table:table-cell office:value-type="float" office:value="0.2939367">
            <text:p>2.94E-001</text:p>
          </table:table-cell>
          <table:table-cell table:number-columns-repeated="4"/>
        </table:table-row>
        <table:table-row table:style-name="ro2">
          <table:table-cell office:value-type="float" office:value="6.57221183">
            <text:p>6.57221183</text:p>
          </table:table-cell>
          <table:table-cell office:value-type="float" office:value="0.69403772">
            <text:p>0.69403772</text:p>
          </table:table-cell>
          <table:table-cell office:value-type="float" office:value="0.2973529">
            <text:p>2.97E-001</text:p>
          </table:table-cell>
          <table:table-cell table:number-columns-repeated="4"/>
        </table:table-row>
        <table:table-row table:style-name="ro2">
          <table:table-cell office:value-type="float" office:value="6.57535342">
            <text:p>6.57535342</text:p>
          </table:table-cell>
          <table:table-cell office:value-type="float" office:value="0.6930172">
            <text:p>0.6930172</text:p>
          </table:table-cell>
          <table:table-cell office:value-type="float" office:value="0.3007755">
            <text:p>3.01E-001</text:p>
          </table:table-cell>
          <table:table-cell table:number-columns-repeated="4"/>
        </table:table-row>
        <table:table-row table:style-name="ro2">
          <table:table-cell office:value-type="float" office:value="6.57849502">
            <text:p>6.57849502</text:p>
          </table:table-cell>
          <table:table-cell office:value-type="float" office:value="0.69199665">
            <text:p>0.69199665</text:p>
          </table:table-cell>
          <table:table-cell office:value-type="float" office:value="0.3042046">
            <text:p>3.04E-001</text:p>
          </table:table-cell>
          <table:table-cell table:number-columns-repeated="4"/>
        </table:table-row>
        <table:table-row table:style-name="ro2">
          <table:table-cell office:value-type="float" office:value="6.58163661">
            <text:p>6.58163661</text:p>
          </table:table-cell>
          <table:table-cell office:value-type="float" office:value="0.69097605">
            <text:p>0.69097605</text:p>
          </table:table-cell>
          <table:table-cell office:value-type="float" office:value="0.3076402">
            <text:p>3.08E-001</text:p>
          </table:table-cell>
          <table:table-cell table:number-columns-repeated="4"/>
        </table:table-row>
        <table:table-row table:style-name="ro2">
          <table:table-cell office:value-type="float" office:value="6.5847782">
            <text:p>6.5847782</text:p>
          </table:table-cell>
          <table:table-cell office:value-type="float" office:value="0.6899554">
            <text:p>0.6899554</text:p>
          </table:table-cell>
          <table:table-cell office:value-type="float" office:value="0.3110824">
            <text:p>3.11E-001</text:p>
          </table:table-cell>
          <table:table-cell table:number-columns-repeated="4"/>
        </table:table-row>
        <table:table-row table:style-name="ro2">
          <table:table-cell office:value-type="float" office:value="6.58791979">
            <text:p>6.58791979</text:p>
          </table:table-cell>
          <table:table-cell office:value-type="float" office:value="0.6889347">
            <text:p>0.6889347</text:p>
          </table:table-cell>
          <table:table-cell office:value-type="float" office:value="0.3145314">
            <text:p>3.15E-001</text:p>
          </table:table-cell>
          <table:table-cell table:number-columns-repeated="4"/>
        </table:table-row>
        <table:table-row table:style-name="ro2">
          <table:table-cell office:value-type="float" office:value="6.59106139">
            <text:p>6.59106139</text:p>
          </table:table-cell>
          <table:table-cell office:value-type="float" office:value="0.68791396">
            <text:p>0.68791396</text:p>
          </table:table-cell>
          <table:table-cell office:value-type="float" office:value="0.3179872">
            <text:p>3.18E-001</text:p>
          </table:table-cell>
          <table:table-cell table:number-columns-repeated="4"/>
        </table:table-row>
        <table:table-row table:style-name="ro2">
          <table:table-cell office:value-type="float" office:value="6.59420298">
            <text:p>6.59420298</text:p>
          </table:table-cell>
          <table:table-cell office:value-type="float" office:value="0.68689316">
            <text:p>0.68689316</text:p>
          </table:table-cell>
          <table:table-cell office:value-type="float" office:value="0.32145">
            <text:p>3.21E-001</text:p>
          </table:table-cell>
          <table:table-cell table:number-columns-repeated="4"/>
        </table:table-row>
        <table:table-row table:style-name="ro2">
          <table:table-cell office:value-type="float" office:value="6.59734457">
            <text:p>6.59734457</text:p>
          </table:table-cell>
          <table:table-cell office:value-type="float" office:value="0.6858723">
            <text:p>0.6858723</text:p>
          </table:table-cell>
          <table:table-cell office:value-type="float" office:value="0.3249197">
            <text:p>3.25E-001</text:p>
          </table:table-cell>
          <table:table-cell table:number-columns-repeated="4"/>
        </table:table-row>
        <table:table-row table:style-name="ro2">
          <table:table-cell office:value-type="float" office:value="6.60048617">
            <text:p>6.60048617</text:p>
          </table:table-cell>
          <table:table-cell office:value-type="float" office:value="0.68485137">
            <text:p>0.68485137</text:p>
          </table:table-cell>
          <table:table-cell office:value-type="float" office:value="0.3283965">
            <text:p>3.28E-001</text:p>
          </table:table-cell>
          <table:table-cell table:number-columns-repeated="4"/>
        </table:table-row>
        <table:table-row table:style-name="ro2">
          <table:table-cell office:value-type="float" office:value="6.60362776">
            <text:p>6.60362776</text:p>
          </table:table-cell>
          <table:table-cell office:value-type="float" office:value="0.68383039">
            <text:p>0.68383039</text:p>
          </table:table-cell>
          <table:table-cell office:value-type="float" office:value="0.3318805">
            <text:p>3.32E-001</text:p>
          </table:table-cell>
          <table:table-cell table:number-columns-repeated="4"/>
        </table:table-row>
        <table:table-row table:style-name="ro2">
          <table:table-cell office:value-type="float" office:value="6.60676935">
            <text:p>6.60676935</text:p>
          </table:table-cell>
          <table:table-cell office:value-type="float" office:value="0.68280934">
            <text:p>0.68280934</text:p>
          </table:table-cell>
          <table:table-cell office:value-type="float" office:value="0.3353718">
            <text:p>3.35E-001</text:p>
          </table:table-cell>
          <table:table-cell table:number-columns-repeated="4"/>
        </table:table-row>
        <table:table-row table:style-name="ro2">
          <table:table-cell office:value-type="float" office:value="6.60991094">
            <text:p>6.60991094</text:p>
          </table:table-cell>
          <table:table-cell office:value-type="float" office:value="0.68178821">
            <text:p>0.68178821</text:p>
          </table:table-cell>
          <table:table-cell office:value-type="float" office:value="0.3388704">
            <text:p>3.39E-001</text:p>
          </table:table-cell>
          <table:table-cell table:number-columns-repeated="4"/>
        </table:table-row>
        <table:table-row table:style-name="ro2">
          <table:table-cell office:value-type="float" office:value="6.61305254">
            <text:p>6.61305254</text:p>
          </table:table-cell>
          <table:table-cell office:value-type="float" office:value="0.68076702">
            <text:p>0.68076702</text:p>
          </table:table-cell>
          <table:table-cell office:value-type="float" office:value="0.3423765">
            <text:p>3.42E-001</text:p>
          </table:table-cell>
          <table:table-cell table:number-columns-repeated="4"/>
        </table:table-row>
        <table:table-row table:style-name="ro2">
          <table:table-cell office:value-type="float" office:value="6.61619413">
            <text:p>6.61619413</text:p>
          </table:table-cell>
          <table:table-cell office:value-type="float" office:value="0.67974574">
            <text:p>0.67974574</text:p>
          </table:table-cell>
          <table:table-cell office:value-type="float" office:value="0.3458902">
            <text:p>3.46E-001</text:p>
          </table:table-cell>
          <table:table-cell table:number-columns-repeated="4"/>
        </table:table-row>
        <table:table-row table:style-name="ro2">
          <table:table-cell office:value-type="float" office:value="6.61933572">
            <text:p>6.61933572</text:p>
          </table:table-cell>
          <table:table-cell office:value-type="float" office:value="0.67872439">
            <text:p>0.67872439</text:p>
          </table:table-cell>
          <table:table-cell office:value-type="float" office:value="0.3494115">
            <text:p>3.49E-001</text:p>
          </table:table-cell>
          <table:table-cell table:number-columns-repeated="4"/>
        </table:table-row>
        <table:table-row table:style-name="ro2">
          <table:table-cell office:value-type="float" office:value="6.62247731">
            <text:p>6.62247731</text:p>
          </table:table-cell>
          <table:table-cell office:value-type="float" office:value="0.67770295">
            <text:p>0.67770295</text:p>
          </table:table-cell>
          <table:table-cell office:value-type="float" office:value="0.3529405">
            <text:p>3.53E-001</text:p>
          </table:table-cell>
          <table:table-cell table:number-columns-repeated="4"/>
        </table:table-row>
        <table:table-row table:style-name="ro2">
          <table:table-cell office:value-type="float" office:value="6.62561891">
            <text:p>6.62561891</text:p>
          </table:table-cell>
          <table:table-cell office:value-type="float" office:value="0.67668143">
            <text:p>0.67668143</text:p>
          </table:table-cell>
          <table:table-cell office:value-type="float" office:value="0.3564774">
            <text:p>3.56E-001</text:p>
          </table:table-cell>
          <table:table-cell table:number-columns-repeated="4"/>
        </table:table-row>
        <table:table-row table:style-name="ro2">
          <table:table-cell office:value-type="float" office:value="6.6287605">
            <text:p>6.6287605</text:p>
          </table:table-cell>
          <table:table-cell office:value-type="float" office:value="0.67565982">
            <text:p>0.67565982</text:p>
          </table:table-cell>
          <table:table-cell office:value-type="float" office:value="0.3600222">
            <text:p>3.60E-001</text:p>
          </table:table-cell>
          <table:table-cell table:number-columns-repeated="4"/>
        </table:table-row>
        <table:table-row table:style-name="ro2">
          <table:table-cell office:value-type="float" office:value="6.63190209">
            <text:p>6.63190209</text:p>
          </table:table-cell>
          <table:table-cell office:value-type="float" office:value="0.67463812">
            <text:p>0.67463812</text:p>
          </table:table-cell>
          <table:table-cell office:value-type="float" office:value="0.363575">
            <text:p>3.64E-001</text:p>
          </table:table-cell>
          <table:table-cell table:number-columns-repeated="4"/>
        </table:table-row>
        <table:table-row table:style-name="ro2">
          <table:table-cell office:value-type="float" office:value="6.63504368">
            <text:p>6.63504368</text:p>
          </table:table-cell>
          <table:table-cell office:value-type="float" office:value="0.67361632">
            <text:p>0.67361632</text:p>
          </table:table-cell>
          <table:table-cell office:value-type="float" office:value="0.3671359">
            <text:p>3.67E-001</text:p>
          </table:table-cell>
          <table:table-cell table:number-columns-repeated="4"/>
        </table:table-row>
        <table:table-row table:style-name="ro2">
          <table:table-cell office:value-type="float" office:value="6.63818528">
            <text:p>6.63818528</text:p>
          </table:table-cell>
          <table:table-cell office:value-type="float" office:value="0.67259442">
            <text:p>0.67259442</text:p>
          </table:table-cell>
          <table:table-cell office:value-type="float" office:value="0.3707051">
            <text:p>3.71E-001</text:p>
          </table:table-cell>
          <table:table-cell table:number-columns-repeated="4"/>
        </table:table-row>
        <table:table-row table:style-name="ro2">
          <table:table-cell office:value-type="float" office:value="6.64132687">
            <text:p>6.64132687</text:p>
          </table:table-cell>
          <table:table-cell office:value-type="float" office:value="0.67157243">
            <text:p>0.67157243</text:p>
          </table:table-cell>
          <table:table-cell office:value-type="float" office:value="0.3742826">
            <text:p>3.74E-001</text:p>
          </table:table-cell>
          <table:table-cell table:number-columns-repeated="4"/>
        </table:table-row>
        <table:table-row table:style-name="ro2">
          <table:table-cell office:value-type="float" office:value="6.64446846">
            <text:p>6.64446846</text:p>
          </table:table-cell>
          <table:table-cell office:value-type="float" office:value="0.67055032">
            <text:p>0.67055032</text:p>
          </table:table-cell>
          <table:table-cell office:value-type="float" office:value="0.3778685">
            <text:p>3.78E-001</text:p>
          </table:table-cell>
          <table:table-cell table:number-columns-repeated="4"/>
        </table:table-row>
        <table:table-row table:style-name="ro2">
          <table:table-cell office:value-type="float" office:value="6.64761005">
            <text:p>6.64761005</text:p>
          </table:table-cell>
          <table:table-cell office:value-type="float" office:value="0.66952811">
            <text:p>0.66952811</text:p>
          </table:table-cell>
          <table:table-cell office:value-type="float" office:value="0.381463">
            <text:p>3.81E-001</text:p>
          </table:table-cell>
          <table:table-cell table:number-columns-repeated="4"/>
        </table:table-row>
        <table:table-row table:style-name="ro2">
          <table:table-cell office:value-type="float" office:value="6.65075165">
            <text:p>6.65075165</text:p>
          </table:table-cell>
          <table:table-cell office:value-type="float" office:value="0.66850579">
            <text:p>0.66850579</text:p>
          </table:table-cell>
          <table:table-cell office:value-type="float" office:value="0.385066">
            <text:p>3.85E-001</text:p>
          </table:table-cell>
          <table:table-cell table:number-columns-repeated="4"/>
        </table:table-row>
        <table:table-row table:style-name="ro2">
          <table:table-cell office:value-type="float" office:value="6.65389324">
            <text:p>6.65389324</text:p>
          </table:table-cell>
          <table:table-cell office:value-type="float" office:value="0.66748335">
            <text:p>0.66748335</text:p>
          </table:table-cell>
          <table:table-cell office:value-type="float" office:value="0.3886778">
            <text:p>3.89E-001</text:p>
          </table:table-cell>
          <table:table-cell table:number-columns-repeated="4"/>
        </table:table-row>
        <table:table-row table:style-name="ro2">
          <table:table-cell office:value-type="float" office:value="6.65703483">
            <text:p>6.65703483</text:p>
          </table:table-cell>
          <table:table-cell office:value-type="float" office:value="0.66646079">
            <text:p>0.66646079</text:p>
          </table:table-cell>
          <table:table-cell office:value-type="float" office:value="0.3922984">
            <text:p>3.92E-001</text:p>
          </table:table-cell>
          <table:table-cell table:number-columns-repeated="4"/>
        </table:table-row>
        <table:table-row table:style-name="ro2">
          <table:table-cell office:value-type="float" office:value="6.66017643">
            <text:p>6.66017643</text:p>
          </table:table-cell>
          <table:table-cell office:value-type="float" office:value="0.66543811">
            <text:p>0.66543811</text:p>
          </table:table-cell>
          <table:table-cell office:value-type="float" office:value="0.395928">
            <text:p>3.96E-001</text:p>
          </table:table-cell>
          <table:table-cell table:number-columns-repeated="4"/>
        </table:table-row>
        <table:table-row table:style-name="ro2">
          <table:table-cell office:value-type="float" office:value="6.66331802">
            <text:p>6.66331802</text:p>
          </table:table-cell>
          <table:table-cell office:value-type="float" office:value="0.66441531">
            <text:p>0.66441531</text:p>
          </table:table-cell>
          <table:table-cell office:value-type="float" office:value="0.3995666">
            <text:p>4.00E-001</text:p>
          </table:table-cell>
          <table:table-cell table:number-columns-repeated="4"/>
        </table:table-row>
        <table:table-row table:style-name="ro2">
          <table:table-cell office:value-type="float" office:value="6.66645961">
            <text:p>6.66645961</text:p>
          </table:table-cell>
          <table:table-cell office:value-type="float" office:value="0.66339238">
            <text:p>0.66339238</text:p>
          </table:table-cell>
          <table:table-cell office:value-type="float" office:value="0.4032144">
            <text:p>4.03E-001</text:p>
          </table:table-cell>
          <table:table-cell table:number-columns-repeated="4"/>
        </table:table-row>
        <table:table-row table:style-name="ro2">
          <table:table-cell office:value-type="float" office:value="6.6696012">
            <text:p>6.6696012</text:p>
          </table:table-cell>
          <table:table-cell office:value-type="float" office:value="0.66236932">
            <text:p>0.66236932</text:p>
          </table:table-cell>
          <table:table-cell office:value-type="float" office:value="0.4068714">
            <text:p>4.07E-001</text:p>
          </table:table-cell>
          <table:table-cell table:number-columns-repeated="4"/>
        </table:table-row>
        <table:table-row table:style-name="ro2">
          <table:table-cell office:value-type="float" office:value="6.6727428">
            <text:p>6.6727428</text:p>
          </table:table-cell>
          <table:table-cell office:value-type="float" office:value="0.66134612">
            <text:p>0.66134612</text:p>
          </table:table-cell>
          <table:table-cell office:value-type="float" office:value="0.4105377">
            <text:p>4.11E-001</text:p>
          </table:table-cell>
          <table:table-cell table:number-columns-repeated="4"/>
        </table:table-row>
        <table:table-row table:style-name="ro2">
          <table:table-cell office:value-type="float" office:value="6.67588439">
            <text:p>6.67588439</text:p>
          </table:table-cell>
          <table:table-cell office:value-type="float" office:value="0.66032279">
            <text:p>0.66032279</text:p>
          </table:table-cell>
          <table:table-cell office:value-type="float" office:value="0.4142136">
            <text:p>4.14E-001</text:p>
          </table:table-cell>
          <table:table-cell table:number-columns-repeated="4"/>
        </table:table-row>
        <table:table-row table:style-name="ro2">
          <table:table-cell office:value-type="float" office:value="6.67902598">
            <text:p>6.67902598</text:p>
          </table:table-cell>
          <table:table-cell office:value-type="float" office:value="0.65929932">
            <text:p>0.65929932</text:p>
          </table:table-cell>
          <table:table-cell office:value-type="float" office:value="0.417899">
            <text:p>4.18E-001</text:p>
          </table:table-cell>
          <table:table-cell table:number-columns-repeated="4"/>
        </table:table-row>
        <table:table-row table:style-name="ro2">
          <table:table-cell office:value-type="float" office:value="6.68216757">
            <text:p>6.68216757</text:p>
          </table:table-cell>
          <table:table-cell office:value-type="float" office:value="0.6582757">
            <text:p>0.6582757</text:p>
          </table:table-cell>
          <table:table-cell office:value-type="float" office:value="0.4215941">
            <text:p>4.22E-001</text:p>
          </table:table-cell>
          <table:table-cell table:number-columns-repeated="4"/>
        </table:table-row>
        <table:table-row table:style-name="ro2">
          <table:table-cell office:value-type="float" office:value="6.68530917">
            <text:p>6.68530917</text:p>
          </table:table-cell>
          <table:table-cell office:value-type="float" office:value="0.65725193">
            <text:p>0.65725193</text:p>
          </table:table-cell>
          <table:table-cell office:value-type="float" office:value="0.425299">
            <text:p>4.25E-001</text:p>
          </table:table-cell>
          <table:table-cell table:number-columns-repeated="4"/>
        </table:table-row>
        <table:table-row table:style-name="ro2">
          <table:table-cell office:value-type="float" office:value="6.68845076">
            <text:p>6.68845076</text:p>
          </table:table-cell>
          <table:table-cell office:value-type="float" office:value="0.65622801">
            <text:p>0.65622801</text:p>
          </table:table-cell>
          <table:table-cell office:value-type="float" office:value="0.4290138">
            <text:p>4.29E-001</text:p>
          </table:table-cell>
          <table:table-cell table:number-columns-repeated="4"/>
        </table:table-row>
        <table:table-row table:style-name="ro2">
          <table:table-cell office:value-type="float" office:value="6.69159235">
            <text:p>6.69159235</text:p>
          </table:table-cell>
          <table:table-cell office:value-type="float" office:value="0.65520393">
            <text:p>0.65520393</text:p>
          </table:table-cell>
          <table:table-cell office:value-type="float" office:value="0.4327386">
            <text:p>4.33E-001</text:p>
          </table:table-cell>
          <table:table-cell table:number-columns-repeated="4"/>
        </table:table-row>
        <table:table-row table:style-name="ro2">
          <table:table-cell office:value-type="float" office:value="6.69473394">
            <text:p>6.69473394</text:p>
          </table:table-cell>
          <table:table-cell office:value-type="float" office:value="0.6541797">
            <text:p>0.6541797</text:p>
          </table:table-cell>
          <table:table-cell office:value-type="float" office:value="0.4364736">
            <text:p>4.36E-001</text:p>
          </table:table-cell>
          <table:table-cell table:number-columns-repeated="4"/>
        </table:table-row>
        <table:table-row table:style-name="ro2">
          <table:table-cell office:value-type="float" office:value="6.69787554">
            <text:p>6.69787554</text:p>
          </table:table-cell>
          <table:table-cell office:value-type="float" office:value="0.65315531">
            <text:p>0.65315531</text:p>
          </table:table-cell>
          <table:table-cell office:value-type="float" office:value="0.4402189">
            <text:p>4.40E-001</text:p>
          </table:table-cell>
          <table:table-cell table:number-columns-repeated="4"/>
        </table:table-row>
        <table:table-row table:style-name="ro2">
          <table:table-cell office:value-type="float" office:value="6.70101713">
            <text:p>6.70101713</text:p>
          </table:table-cell>
          <table:table-cell office:value-type="float" office:value="0.65213074">
            <text:p>0.65213074</text:p>
          </table:table-cell>
          <table:table-cell office:value-type="float" office:value="0.4439745">
            <text:p>4.44E-001</text:p>
          </table:table-cell>
          <table:table-cell table:number-columns-repeated="4"/>
        </table:table-row>
        <table:table-row table:style-name="ro2">
          <table:table-cell office:value-type="float" office:value="6.70415872">
            <text:p>6.70415872</text:p>
          </table:table-cell>
          <table:table-cell office:value-type="float" office:value="0.65110602">
            <text:p>0.65110602</text:p>
          </table:table-cell>
          <table:table-cell office:value-type="float" office:value="0.4477406">
            <text:p>4.48E-001</text:p>
          </table:table-cell>
          <table:table-cell table:number-columns-repeated="4"/>
        </table:table-row>
        <table:table-row table:style-name="ro2">
          <table:table-cell office:value-type="float" office:value="6.70730032">
            <text:p>6.70730032</text:p>
          </table:table-cell>
          <table:table-cell office:value-type="float" office:value="0.65008111">
            <text:p>0.65008111</text:p>
          </table:table-cell>
          <table:table-cell office:value-type="float" office:value="0.4515173">
            <text:p>4.52E-001</text:p>
          </table:table-cell>
          <table:table-cell table:number-columns-repeated="4"/>
        </table:table-row>
        <table:table-row table:style-name="ro2">
          <table:table-cell office:value-type="float" office:value="6.71044191">
            <text:p>6.71044191</text:p>
          </table:table-cell>
          <table:table-cell office:value-type="float" office:value="0.64905604">
            <text:p>0.64905604</text:p>
          </table:table-cell>
          <table:table-cell office:value-type="float" office:value="0.4553048">
            <text:p>4.55E-001</text:p>
          </table:table-cell>
          <table:table-cell table:number-columns-repeated="4"/>
        </table:table-row>
        <table:table-row table:style-name="ro2">
          <table:table-cell office:value-type="float" office:value="6.7135835">
            <text:p>6.7135835</text:p>
          </table:table-cell>
          <table:table-cell office:value-type="float" office:value="0.64803078">
            <text:p>0.64803078</text:p>
          </table:table-cell>
          <table:table-cell office:value-type="float" office:value="0.4591031">
            <text:p>4.59E-001</text:p>
          </table:table-cell>
          <table:table-cell table:number-columns-repeated="4"/>
        </table:table-row>
        <table:table-row table:style-name="ro2">
          <table:table-cell office:value-type="float" office:value="6.71672509">
            <text:p>6.71672509</text:p>
          </table:table-cell>
          <table:table-cell office:value-type="float" office:value="0.64700534">
            <text:p>0.64700534</text:p>
          </table:table-cell>
          <table:table-cell office:value-type="float" office:value="0.4629123">
            <text:p>4.63E-001</text:p>
          </table:table-cell>
          <table:table-cell table:number-columns-repeated="4"/>
        </table:table-row>
        <table:table-row table:style-name="ro2">
          <table:table-cell office:value-type="float" office:value="6.71986669">
            <text:p>6.71986669</text:p>
          </table:table-cell>
          <table:table-cell office:value-type="float" office:value="0.64597972">
            <text:p>0.64597972</text:p>
          </table:table-cell>
          <table:table-cell office:value-type="float" office:value="0.4667327">
            <text:p>4.67E-001</text:p>
          </table:table-cell>
          <table:table-cell table:number-columns-repeated="4"/>
        </table:table-row>
        <table:table-row table:style-name="ro2">
          <table:table-cell office:value-type="float" office:value="6.72300828">
            <text:p>6.72300828</text:p>
          </table:table-cell>
          <table:table-cell office:value-type="float" office:value="0.6449539">
            <text:p>0.6449539</text:p>
          </table:table-cell>
          <table:table-cell office:value-type="float" office:value="0.4705643">
            <text:p>4.71E-001</text:p>
          </table:table-cell>
          <table:table-cell table:number-columns-repeated="4"/>
        </table:table-row>
        <table:table-row table:style-name="ro2">
          <table:table-cell office:value-type="float" office:value="6.72614987">
            <text:p>6.72614987</text:p>
          </table:table-cell>
          <table:table-cell office:value-type="float" office:value="0.64392789">
            <text:p>0.64392789</text:p>
          </table:table-cell>
          <table:table-cell office:value-type="float" office:value="0.4744072">
            <text:p>4.74E-001</text:p>
          </table:table-cell>
          <table:table-cell table:number-columns-repeated="4"/>
        </table:table-row>
        <table:table-row table:style-name="ro2">
          <table:table-cell office:value-type="float" office:value="6.72929146">
            <text:p>6.72929146</text:p>
          </table:table-cell>
          <table:table-cell office:value-type="float" office:value="0.64290168">
            <text:p>0.64290168</text:p>
          </table:table-cell>
          <table:table-cell office:value-type="float" office:value="0.4782616">
            <text:p>4.78E-001</text:p>
          </table:table-cell>
          <table:table-cell table:number-columns-repeated="4"/>
        </table:table-row>
        <table:table-row table:style-name="ro2">
          <table:table-cell office:value-type="float" office:value="6.73243306">
            <text:p>6.73243306</text:p>
          </table:table-cell>
          <table:table-cell office:value-type="float" office:value="0.64187527">
            <text:p>0.64187527</text:p>
          </table:table-cell>
          <table:table-cell office:value-type="float" office:value="0.4821276">
            <text:p>4.82E-001</text:p>
          </table:table-cell>
          <table:table-cell table:number-columns-repeated="4"/>
        </table:table-row>
        <table:table-row table:style-name="ro2">
          <table:table-cell office:value-type="float" office:value="6.73557465">
            <text:p>6.73557465</text:p>
          </table:table-cell>
          <table:table-cell office:value-type="float" office:value="0.64084866">
            <text:p>0.64084866</text:p>
          </table:table-cell>
          <table:table-cell office:value-type="float" office:value="0.4860054">
            <text:p>4.86E-001</text:p>
          </table:table-cell>
          <table:table-cell table:number-columns-repeated="4"/>
        </table:table-row>
        <table:table-row table:style-name="ro2">
          <table:table-cell office:value-type="float" office:value="6.73871624">
            <text:p>6.73871624</text:p>
          </table:table-cell>
          <table:table-cell office:value-type="float" office:value="0.63982184">
            <text:p>0.63982184</text:p>
          </table:table-cell>
          <table:table-cell office:value-type="float" office:value="0.4898949">
            <text:p>4.90E-001</text:p>
          </table:table-cell>
          <table:table-cell table:number-columns-repeated="4"/>
        </table:table-row>
        <table:table-row table:style-name="ro2">
          <table:table-cell office:value-type="float" office:value="6.74185783">
            <text:p>6.74185783</text:p>
          </table:table-cell>
          <table:table-cell office:value-type="float" office:value="0.63879481">
            <text:p>0.63879481</text:p>
          </table:table-cell>
          <table:table-cell office:value-type="float" office:value="0.4937965">
            <text:p>4.94E-001</text:p>
          </table:table-cell>
          <table:table-cell table:number-columns-repeated="4"/>
        </table:table-row>
        <table:table-row table:style-name="ro2">
          <table:table-cell office:value-type="float" office:value="6.74499943">
            <text:p>6.74499943</text:p>
          </table:table-cell>
          <table:table-cell office:value-type="float" office:value="0.63776756">
            <text:p>0.63776756</text:p>
          </table:table-cell>
          <table:table-cell office:value-type="float" office:value="0.4977102">
            <text:p>4.98E-001</text:p>
          </table:table-cell>
          <table:table-cell table:number-columns-repeated="4"/>
        </table:table-row>
        <table:table-row table:style-name="ro2">
          <table:table-cell office:value-type="float" office:value="6.74814102">
            <text:p>6.74814102</text:p>
          </table:table-cell>
          <table:table-cell office:value-type="float" office:value="0.63674009">
            <text:p>0.63674009</text:p>
          </table:table-cell>
          <table:table-cell office:value-type="float" office:value="0.5016362">
            <text:p>5.02E-001</text:p>
          </table:table-cell>
          <table:table-cell table:number-columns-repeated="4"/>
        </table:table-row>
        <table:table-row table:style-name="ro2">
          <table:table-cell office:value-type="float" office:value="6.75128261">
            <text:p>6.75128261</text:p>
          </table:table-cell>
          <table:table-cell office:value-type="float" office:value="0.6357124">
            <text:p>0.6357124</text:p>
          </table:table-cell>
          <table:table-cell office:value-type="float" office:value="0.5055746">
            <text:p>5.06E-001</text:p>
          </table:table-cell>
          <table:table-cell table:number-columns-repeated="4"/>
        </table:table-row>
        <table:table-row table:style-name="ro2">
          <table:table-cell office:value-type="float" office:value="6.75442421">
            <text:p>6.75442421</text:p>
          </table:table-cell>
          <table:table-cell office:value-type="float" office:value="0.63468448">
            <text:p>0.63468448</text:p>
          </table:table-cell>
          <table:table-cell office:value-type="float" office:value="0.5095254">
            <text:p>5.10E-001</text:p>
          </table:table-cell>
          <table:table-cell table:number-columns-repeated="4"/>
        </table:table-row>
        <table:table-row table:style-name="ro2">
          <table:table-cell office:value-type="float" office:value="6.7575658">
            <text:p>6.7575658</text:p>
          </table:table-cell>
          <table:table-cell office:value-type="float" office:value="0.63365633">
            <text:p>0.63365633</text:p>
          </table:table-cell>
          <table:table-cell office:value-type="float" office:value="0.513489">
            <text:p>5.13E-001</text:p>
          </table:table-cell>
          <table:table-cell table:number-columns-repeated="4"/>
        </table:table-row>
        <table:table-row table:style-name="ro2">
          <table:table-cell office:value-type="float" office:value="6.76070739">
            <text:p>6.76070739</text:p>
          </table:table-cell>
          <table:table-cell office:value-type="float" office:value="0.63262795">
            <text:p>0.63262795</text:p>
          </table:table-cell>
          <table:table-cell office:value-type="float" office:value="0.5174654">
            <text:p>5.17E-001</text:p>
          </table:table-cell>
          <table:table-cell table:number-columns-repeated="4"/>
        </table:table-row>
        <table:table-row table:style-name="ro2">
          <table:table-cell office:value-type="float" office:value="6.76384898">
            <text:p>6.76384898</text:p>
          </table:table-cell>
          <table:table-cell office:value-type="float" office:value="0.63159933">
            <text:p>0.63159933</text:p>
          </table:table-cell>
          <table:table-cell office:value-type="float" office:value="0.5214547">
            <text:p>5.21E-001</text:p>
          </table:table-cell>
          <table:table-cell table:number-columns-repeated="4"/>
        </table:table-row>
        <table:table-row table:style-name="ro2">
          <table:table-cell office:value-type="float" office:value="6.76699058">
            <text:p>6.76699058</text:p>
          </table:table-cell>
          <table:table-cell office:value-type="float" office:value="0.63057047">
            <text:p>0.63057047</text:p>
          </table:table-cell>
          <table:table-cell office:value-type="float" office:value="0.5254571">
            <text:p>5.25E-001</text:p>
          </table:table-cell>
          <table:table-cell table:number-columns-repeated="4"/>
        </table:table-row>
        <table:table-row table:style-name="ro2">
          <table:table-cell office:value-type="float" office:value="6.77013217">
            <text:p>6.77013217</text:p>
          </table:table-cell>
          <table:table-cell office:value-type="float" office:value="0.62954136">
            <text:p>0.62954136</text:p>
          </table:table-cell>
          <table:table-cell office:value-type="float" office:value="0.5294727">
            <text:p>5.29E-001</text:p>
          </table:table-cell>
          <table:table-cell table:number-columns-repeated="4"/>
        </table:table-row>
        <table:table-row table:style-name="ro2">
          <table:table-cell office:value-type="float" office:value="6.77327376">
            <text:p>6.77327376</text:p>
          </table:table-cell>
          <table:table-cell office:value-type="float" office:value="0.628512">
            <text:p>0.628512</text:p>
          </table:table-cell>
          <table:table-cell office:value-type="float" office:value="0.5335018">
            <text:p>5.34E-001</text:p>
          </table:table-cell>
          <table:table-cell table:number-columns-repeated="4"/>
        </table:table-row>
        <table:table-row table:style-name="ro2">
          <table:table-cell office:value-type="float" office:value="6.77641535">
            <text:p>6.77641535</text:p>
          </table:table-cell>
          <table:table-cell office:value-type="float" office:value="0.62748238">
            <text:p>0.62748238</text:p>
          </table:table-cell>
          <table:table-cell office:value-type="float" office:value="0.5375443">
            <text:p>5.38E-001</text:p>
          </table:table-cell>
          <table:table-cell table:number-columns-repeated="4"/>
        </table:table-row>
        <table:table-row table:style-name="ro2">
          <table:table-cell office:value-type="float" office:value="6.77955695">
            <text:p>6.77955695</text:p>
          </table:table-cell>
          <table:table-cell office:value-type="float" office:value="0.62645251">
            <text:p>0.62645251</text:p>
          </table:table-cell>
          <table:table-cell office:value-type="float" office:value="0.5416006">
            <text:p>5.42E-001</text:p>
          </table:table-cell>
          <table:table-cell table:number-columns-repeated="4"/>
        </table:table-row>
        <table:table-row table:style-name="ro2">
          <table:table-cell office:value-type="float" office:value="6.78269854">
            <text:p>6.78269854</text:p>
          </table:table-cell>
          <table:table-cell office:value-type="float" office:value="0.62542238">
            <text:p>0.62542238</text:p>
          </table:table-cell>
          <table:table-cell office:value-type="float" office:value="0.5456706">
            <text:p>5.46E-001</text:p>
          </table:table-cell>
          <table:table-cell table:number-columns-repeated="4"/>
        </table:table-row>
        <table:table-row table:style-name="ro2">
          <table:table-cell office:value-type="float" office:value="6.78584013">
            <text:p>6.78584013</text:p>
          </table:table-cell>
          <table:table-cell office:value-type="float" office:value="0.62439198">
            <text:p>0.62439198</text:p>
          </table:table-cell>
          <table:table-cell office:value-type="float" office:value="0.5497547">
            <text:p>5.50E-001</text:p>
          </table:table-cell>
          <table:table-cell table:number-columns-repeated="4"/>
        </table:table-row>
        <table:table-row table:style-name="ro2">
          <table:table-cell office:value-type="float" office:value="6.78898172">
            <text:p>6.78898172</text:p>
          </table:table-cell>
          <table:table-cell office:value-type="float" office:value="0.62336131">
            <text:p>0.62336131</text:p>
          </table:table-cell>
          <table:table-cell office:value-type="float" office:value="0.5538528">
            <text:p>5.54E-001</text:p>
          </table:table-cell>
          <table:table-cell table:number-columns-repeated="4"/>
        </table:table-row>
        <table:table-row table:style-name="ro2">
          <table:table-cell office:value-type="float" office:value="6.79212332">
            <text:p>6.79212332</text:p>
          </table:table-cell>
          <table:table-cell office:value-type="float" office:value="0.62233037">
            <text:p>0.62233037</text:p>
          </table:table-cell>
          <table:table-cell office:value-type="float" office:value="0.5579653">
            <text:p>5.58E-001</text:p>
          </table:table-cell>
          <table:table-cell table:number-columns-repeated="4"/>
        </table:table-row>
        <table:table-row table:style-name="ro2">
          <table:table-cell office:value-type="float" office:value="6.79526491">
            <text:p>6.79526491</text:p>
          </table:table-cell>
          <table:table-cell office:value-type="float" office:value="0.62129915">
            <text:p>0.62129915</text:p>
          </table:table-cell>
          <table:table-cell office:value-type="float" office:value="0.5620922">
            <text:p>5.62E-001</text:p>
          </table:table-cell>
          <table:table-cell table:number-columns-repeated="4"/>
        </table:table-row>
        <table:table-row table:style-name="ro2">
          <table:table-cell office:value-type="float" office:value="6.7984065">
            <text:p>6.7984065</text:p>
          </table:table-cell>
          <table:table-cell office:value-type="float" office:value="0.62026765">
            <text:p>0.62026765</text:p>
          </table:table-cell>
          <table:table-cell office:value-type="float" office:value="0.5662337">
            <text:p>5.66E-001</text:p>
          </table:table-cell>
          <table:table-cell table:number-columns-repeated="4"/>
        </table:table-row>
        <table:table-row table:style-name="ro2">
          <table:table-cell office:value-type="float" office:value="6.8015481">
            <text:p>6.8015481</text:p>
          </table:table-cell>
          <table:table-cell office:value-type="float" office:value="0.61923587">
            <text:p>0.61923587</text:p>
          </table:table-cell>
          <table:table-cell office:value-type="float" office:value="0.5703899">
            <text:p>5.70E-001</text:p>
          </table:table-cell>
          <table:table-cell table:number-columns-repeated="4"/>
        </table:table-row>
        <table:table-row table:style-name="ro2">
          <table:table-cell office:value-type="float" office:value="6.80468969">
            <text:p>6.80468969</text:p>
          </table:table-cell>
          <table:table-cell office:value-type="float" office:value="0.61820379">
            <text:p>0.61820379</text:p>
          </table:table-cell>
          <table:table-cell office:value-type="float" office:value="0.5745611">
            <text:p>5.75E-001</text:p>
          </table:table-cell>
          <table:table-cell table:number-columns-repeated="4"/>
        </table:table-row>
        <table:table-row table:style-name="ro2">
          <table:table-cell office:value-type="float" office:value="6.80783128">
            <text:p>6.80783128</text:p>
          </table:table-cell>
          <table:table-cell office:value-type="float" office:value="0.61717142">
            <text:p>0.61717142</text:p>
          </table:table-cell>
          <table:table-cell office:value-type="float" office:value="0.5787474">
            <text:p>5.79E-001</text:p>
          </table:table-cell>
          <table:table-cell table:number-columns-repeated="4"/>
        </table:table-row>
        <table:table-row table:style-name="ro2">
          <table:table-cell office:value-type="float" office:value="6.81097287">
            <text:p>6.81097287</text:p>
          </table:table-cell>
          <table:table-cell office:value-type="float" office:value="0.61613875">
            <text:p>0.61613875</text:p>
          </table:table-cell>
          <table:table-cell office:value-type="float" office:value="0.5829489">
            <text:p>5.83E-001</text:p>
          </table:table-cell>
          <table:table-cell table:number-columns-repeated="4"/>
        </table:table-row>
        <table:table-row table:style-name="ro2">
          <table:table-cell office:value-type="float" office:value="6.81411447">
            <text:p>6.81411447</text:p>
          </table:table-cell>
          <table:table-cell office:value-type="float" office:value="0.61510578">
            <text:p>0.61510578</text:p>
          </table:table-cell>
          <table:table-cell office:value-type="float" office:value="0.5871658">
            <text:p>5.87E-001</text:p>
          </table:table-cell>
          <table:table-cell table:number-columns-repeated="4"/>
        </table:table-row>
        <table:table-row table:style-name="ro2">
          <table:table-cell office:value-type="float" office:value="6.81725606">
            <text:p>6.81725606</text:p>
          </table:table-cell>
          <table:table-cell office:value-type="float" office:value="0.61407251">
            <text:p>0.61407251</text:p>
          </table:table-cell>
          <table:table-cell office:value-type="float" office:value="0.5913984">
            <text:p>5.91E-001</text:p>
          </table:table-cell>
          <table:table-cell table:number-columns-repeated="4"/>
        </table:table-row>
        <table:table-row table:style-name="ro2">
          <table:table-cell office:value-type="float" office:value="6.82039765">
            <text:p>6.82039765</text:p>
          </table:table-cell>
          <table:table-cell office:value-type="float" office:value="0.61303892">
            <text:p>0.61303892</text:p>
          </table:table-cell>
          <table:table-cell office:value-type="float" office:value="0.5956466">
            <text:p>5.96E-001</text:p>
          </table:table-cell>
          <table:table-cell table:number-columns-repeated="4"/>
        </table:table-row>
        <table:table-row table:style-name="ro2">
          <table:table-cell office:value-type="float" office:value="6.82353924">
            <text:p>6.82353924</text:p>
          </table:table-cell>
          <table:table-cell office:value-type="float" office:value="0.61200502">
            <text:p>0.61200502</text:p>
          </table:table-cell>
          <table:table-cell office:value-type="float" office:value="0.5999108">
            <text:p>6.00E-001</text:p>
          </table:table-cell>
          <table:table-cell table:number-columns-repeated="4"/>
        </table:table-row>
        <table:table-row table:style-name="ro2">
          <table:table-cell office:value-type="float" office:value="6.82668084">
            <text:p>6.82668084</text:p>
          </table:table-cell>
          <table:table-cell office:value-type="float" office:value="0.6109708">
            <text:p>0.6109708</text:p>
          </table:table-cell>
          <table:table-cell office:value-type="float" office:value="0.6041911">
            <text:p>6.04E-001</text:p>
          </table:table-cell>
          <table:table-cell table:number-columns-repeated="4"/>
        </table:table-row>
        <table:table-row table:style-name="ro2">
          <table:table-cell office:value-type="float" office:value="6.82982243">
            <text:p>6.82982243</text:p>
          </table:table-cell>
          <table:table-cell office:value-type="float" office:value="0.60993625">
            <text:p>0.60993625</text:p>
          </table:table-cell>
          <table:table-cell office:value-type="float" office:value="0.6084877">
            <text:p>6.08E-001</text:p>
          </table:table-cell>
          <table:table-cell table:number-columns-repeated="4"/>
        </table:table-row>
        <table:table-row table:style-name="ro2">
          <table:table-cell office:value-type="float" office:value="6.83296402">
            <text:p>6.83296402</text:p>
          </table:table-cell>
          <table:table-cell office:value-type="float" office:value="0.60890138">
            <text:p>0.60890138</text:p>
          </table:table-cell>
          <table:table-cell office:value-type="float" office:value="0.6128008">
            <text:p>6.13E-001</text:p>
          </table:table-cell>
          <table:table-cell table:number-columns-repeated="4"/>
        </table:table-row>
        <table:table-row table:style-name="ro2">
          <table:table-cell office:value-type="float" office:value="6.83610561">
            <text:p>6.83610561</text:p>
          </table:table-cell>
          <table:table-cell office:value-type="float" office:value="0.60786618">
            <text:p>0.60786618</text:p>
          </table:table-cell>
          <table:table-cell office:value-type="float" office:value="0.6171305">
            <text:p>6.17E-001</text:p>
          </table:table-cell>
          <table:table-cell table:number-columns-repeated="4"/>
        </table:table-row>
        <table:table-row table:style-name="ro2">
          <table:table-cell office:value-type="float" office:value="6.83924721">
            <text:p>6.83924721</text:p>
          </table:table-cell>
          <table:table-cell office:value-type="float" office:value="0.60683064">
            <text:p>0.60683064</text:p>
          </table:table-cell>
          <table:table-cell office:value-type="float" office:value="0.621477">
            <text:p>6.21E-001</text:p>
          </table:table-cell>
          <table:table-cell table:number-columns-repeated="4"/>
        </table:table-row>
        <table:table-row table:style-name="ro2">
          <table:table-cell office:value-type="float" office:value="6.8423888">
            <text:p>6.8423888</text:p>
          </table:table-cell>
          <table:table-cell office:value-type="float" office:value="0.60579476">
            <text:p>0.60579476</text:p>
          </table:table-cell>
          <table:table-cell office:value-type="float" office:value="0.6258405">
            <text:p>6.26E-001</text:p>
          </table:table-cell>
          <table:table-cell table:number-columns-repeated="4"/>
        </table:table-row>
        <table:table-row table:style-name="ro2">
          <table:table-cell office:value-type="float" office:value="6.84553039">
            <text:p>6.84553039</text:p>
          </table:table-cell>
          <table:table-cell office:value-type="float" office:value="0.60475854">
            <text:p>0.60475854</text:p>
          </table:table-cell>
          <table:table-cell office:value-type="float" office:value="0.6302212">
            <text:p>6.30E-001</text:p>
          </table:table-cell>
          <table:table-cell table:number-columns-repeated="4"/>
        </table:table-row>
        <table:table-row table:style-name="ro2">
          <table:table-cell office:value-type="float" office:value="6.84867198">
            <text:p>6.84867198</text:p>
          </table:table-cell>
          <table:table-cell office:value-type="float" office:value="0.60372196">
            <text:p>0.60372196</text:p>
          </table:table-cell>
          <table:table-cell office:value-type="float" office:value="0.6346193">
            <text:p>6.35E-001</text:p>
          </table:table-cell>
          <table:table-cell table:number-columns-repeated="4"/>
        </table:table-row>
        <table:table-row table:style-name="ro2">
          <table:table-cell office:value-type="float" office:value="6.85181358">
            <text:p>6.85181358</text:p>
          </table:table-cell>
          <table:table-cell office:value-type="float" office:value="0.60268504">
            <text:p>0.60268504</text:p>
          </table:table-cell>
          <table:table-cell office:value-type="float" office:value="0.639035">
            <text:p>6.39E-001</text:p>
          </table:table-cell>
          <table:table-cell table:number-columns-repeated="4"/>
        </table:table-row>
        <table:table-row table:style-name="ro2">
          <table:table-cell office:value-type="float" office:value="6.85495517">
            <text:p>6.85495517</text:p>
          </table:table-cell>
          <table:table-cell office:value-type="float" office:value="0.60164775">
            <text:p>0.60164775</text:p>
          </table:table-cell>
          <table:table-cell office:value-type="float" office:value="0.6434684">
            <text:p>6.43E-001</text:p>
          </table:table-cell>
          <table:table-cell table:number-columns-repeated="4"/>
        </table:table-row>
        <table:table-row table:style-name="ro2">
          <table:table-cell office:value-type="float" office:value="6.85809676">
            <text:p>6.85809676</text:p>
          </table:table-cell>
          <table:table-cell office:value-type="float" office:value="0.60061011">
            <text:p>0.60061011</text:p>
          </table:table-cell>
          <table:table-cell office:value-type="float" office:value="0.6479198">
            <text:p>6.48E-001</text:p>
          </table:table-cell>
          <table:table-cell table:number-columns-repeated="4"/>
        </table:table-row>
        <table:table-row table:style-name="ro2">
          <table:table-cell office:value-type="float" office:value="6.86123836">
            <text:p>6.86123836</text:p>
          </table:table-cell>
          <table:table-cell office:value-type="float" office:value="0.59957209">
            <text:p>0.59957209</text:p>
          </table:table-cell>
          <table:table-cell office:value-type="float" office:value="0.6523893">
            <text:p>6.52E-001</text:p>
          </table:table-cell>
          <table:table-cell table:number-columns-repeated="4"/>
        </table:table-row>
        <table:table-row table:style-name="ro2">
          <table:table-cell office:value-type="float" office:value="6.86437995">
            <text:p>6.86437995</text:p>
          </table:table-cell>
          <table:table-cell office:value-type="float" office:value="0.5985337">
            <text:p>0.5985337</text:p>
          </table:table-cell>
          <table:table-cell office:value-type="float" office:value="0.6568772">
            <text:p>6.57E-001</text:p>
          </table:table-cell>
          <table:table-cell table:number-columns-repeated="4"/>
        </table:table-row>
        <table:table-row table:style-name="ro2">
          <table:table-cell office:value-type="float" office:value="6.86752154">
            <text:p>6.86752154</text:p>
          </table:table-cell>
          <table:table-cell office:value-type="float" office:value="0.59749494">
            <text:p>0.59749494</text:p>
          </table:table-cell>
          <table:table-cell office:value-type="float" office:value="0.6613837">
            <text:p>6.61E-001</text:p>
          </table:table-cell>
          <table:table-cell table:number-columns-repeated="4"/>
        </table:table-row>
        <table:table-row table:style-name="ro2">
          <table:table-cell office:value-type="float" office:value="6.87066313">
            <text:p>6.87066313</text:p>
          </table:table-cell>
          <table:table-cell office:value-type="float" office:value="0.5964558">
            <text:p>0.5964558</text:p>
          </table:table-cell>
          <table:table-cell office:value-type="float" office:value="0.6659089">
            <text:p>6.66E-001</text:p>
          </table:table-cell>
          <table:table-cell table:number-columns-repeated="4"/>
        </table:table-row>
        <table:table-row table:style-name="ro2">
          <table:table-cell office:value-type="float" office:value="6.87380473">
            <text:p>6.87380473</text:p>
          </table:table-cell>
          <table:table-cell office:value-type="float" office:value="0.59541627">
            <text:p>0.59541627</text:p>
          </table:table-cell>
          <table:table-cell office:value-type="float" office:value="0.6704531">
            <text:p>6.70E-001</text:p>
          </table:table-cell>
          <table:table-cell table:number-columns-repeated="4"/>
        </table:table-row>
        <table:table-row table:style-name="ro2">
          <table:table-cell office:value-type="float" office:value="6.87694632">
            <text:p>6.87694632</text:p>
          </table:table-cell>
          <table:table-cell office:value-type="float" office:value="0.59437635">
            <text:p>0.59437635</text:p>
          </table:table-cell>
          <table:table-cell office:value-type="float" office:value="0.6750165">
            <text:p>6.75E-001</text:p>
          </table:table-cell>
          <table:table-cell table:number-columns-repeated="4"/>
        </table:table-row>
        <table:table-row table:style-name="ro2">
          <table:table-cell office:value-type="float" office:value="6.88008791">
            <text:p>6.88008791</text:p>
          </table:table-cell>
          <table:table-cell office:value-type="float" office:value="0.59333604">
            <text:p>0.59333604</text:p>
          </table:table-cell>
          <table:table-cell office:value-type="float" office:value="0.6795993">
            <text:p>6.80E-001</text:p>
          </table:table-cell>
          <table:table-cell table:number-columns-repeated="4"/>
        </table:table-row>
        <table:table-row table:style-name="ro2">
          <table:table-cell office:value-type="float" office:value="6.8832295">
            <text:p>6.8832295</text:p>
          </table:table-cell>
          <table:table-cell office:value-type="float" office:value="0.59229533">
            <text:p>0.59229533</text:p>
          </table:table-cell>
          <table:table-cell office:value-type="float" office:value="0.6842017">
            <text:p>6.84E-001</text:p>
          </table:table-cell>
          <table:table-cell table:number-columns-repeated="4"/>
        </table:table-row>
        <table:table-row table:style-name="ro2">
          <table:table-cell office:value-type="float" office:value="6.8863711">
            <text:p>6.8863711</text:p>
          </table:table-cell>
          <table:table-cell office:value-type="float" office:value="0.59125421">
            <text:p>0.59125421</text:p>
          </table:table-cell>
          <table:table-cell office:value-type="float" office:value="0.6888239">
            <text:p>6.89E-001</text:p>
          </table:table-cell>
          <table:table-cell table:number-columns-repeated="4"/>
        </table:table-row>
        <table:table-row table:style-name="ro2">
          <table:table-cell office:value-type="float" office:value="6.88951269">
            <text:p>6.88951269</text:p>
          </table:table-cell>
          <table:table-cell office:value-type="float" office:value="0.59021268">
            <text:p>0.59021268</text:p>
          </table:table-cell>
          <table:table-cell office:value-type="float" office:value="0.6934662">
            <text:p>6.93E-001</text:p>
          </table:table-cell>
          <table:table-cell table:number-columns-repeated="4"/>
        </table:table-row>
        <table:table-row table:style-name="ro2">
          <table:table-cell office:value-type="float" office:value="6.89265428">
            <text:p>6.89265428</text:p>
          </table:table-cell>
          <table:table-cell office:value-type="float" office:value="0.58917074">
            <text:p>0.58917074</text:p>
          </table:table-cell>
          <table:table-cell office:value-type="float" office:value="0.6981287">
            <text:p>6.98E-001</text:p>
          </table:table-cell>
          <table:table-cell table:number-columns-repeated="4"/>
        </table:table-row>
        <table:table-row table:style-name="ro2">
          <table:table-cell office:value-type="float" office:value="6.89579587">
            <text:p>6.89579587</text:p>
          </table:table-cell>
          <table:table-cell office:value-type="float" office:value="0.58812839">
            <text:p>0.58812839</text:p>
          </table:table-cell>
          <table:table-cell office:value-type="float" office:value="0.7028118">
            <text:p>7.03E-001</text:p>
          </table:table-cell>
          <table:table-cell table:number-columns-repeated="4"/>
        </table:table-row>
        <table:table-row table:style-name="ro2">
          <table:table-cell office:value-type="float" office:value="6.89893747">
            <text:p>6.89893747</text:p>
          </table:table-cell>
          <table:table-cell office:value-type="float" office:value="0.58708561">
            <text:p>0.58708561</text:p>
          </table:table-cell>
          <table:table-cell office:value-type="float" office:value="0.7075155">
            <text:p>7.08E-001</text:p>
          </table:table-cell>
          <table:table-cell table:number-columns-repeated="4"/>
        </table:table-row>
        <table:table-row table:style-name="ro2">
          <table:table-cell office:value-type="float" office:value="6.90207906">
            <text:p>6.90207906</text:p>
          </table:table-cell>
          <table:table-cell office:value-type="float" office:value="0.5860424">
            <text:p>0.5860424</text:p>
          </table:table-cell>
          <table:table-cell office:value-type="float" office:value="0.7122403">
            <text:p>7.12E-001</text:p>
          </table:table-cell>
          <table:table-cell table:number-columns-repeated="4"/>
        </table:table-row>
        <table:table-row table:style-name="ro2">
          <table:table-cell office:value-type="float" office:value="6.90522065">
            <text:p>6.90522065</text:p>
          </table:table-cell>
          <table:table-cell office:value-type="float" office:value="0.58499876">
            <text:p>0.58499876</text:p>
          </table:table-cell>
          <table:table-cell office:value-type="float" office:value="0.7169862">
            <text:p>7.17E-001</text:p>
          </table:table-cell>
          <table:table-cell table:number-columns-repeated="4"/>
        </table:table-row>
        <table:table-row table:style-name="ro2">
          <table:table-cell office:value-type="float" office:value="6.90836225">
            <text:p>6.90836225</text:p>
          </table:table-cell>
          <table:table-cell office:value-type="float" office:value="0.58395468">
            <text:p>0.58395468</text:p>
          </table:table-cell>
          <table:table-cell office:value-type="float" office:value="0.7217535">
            <text:p>7.22E-001</text:p>
          </table:table-cell>
          <table:table-cell table:number-columns-repeated="4"/>
        </table:table-row>
        <table:table-row table:style-name="ro2">
          <table:table-cell office:value-type="float" office:value="6.91150384">
            <text:p>6.91150384</text:p>
          </table:table-cell>
          <table:table-cell office:value-type="float" office:value="0.58291015">
            <text:p>0.58291015</text:p>
          </table:table-cell>
          <table:table-cell office:value-type="float" office:value="0.7265425">
            <text:p>7.27E-001</text:p>
          </table:table-cell>
          <table:table-cell table:number-columns-repeated="4"/>
        </table:table-row>
        <table:table-row table:style-name="ro2">
          <table:table-cell office:value-type="float" office:value="6.91464543">
            <text:p>6.91464543</text:p>
          </table:table-cell>
          <table:table-cell office:value-type="float" office:value="0.58186518">
            <text:p>0.58186518</text:p>
          </table:table-cell>
          <table:table-cell office:value-type="float" office:value="0.7313535">
            <text:p>7.31E-001</text:p>
          </table:table-cell>
          <table:table-cell table:number-columns-repeated="4"/>
        </table:table-row>
        <table:table-row table:style-name="ro2">
          <table:table-cell office:value-type="float" office:value="6.91778702">
            <text:p>6.91778702</text:p>
          </table:table-cell>
          <table:table-cell office:value-type="float" office:value="0.58081976">
            <text:p>0.58081976</text:p>
          </table:table-cell>
          <table:table-cell office:value-type="float" office:value="0.7361865">
            <text:p>7.36E-001</text:p>
          </table:table-cell>
          <table:table-cell table:number-columns-repeated="4"/>
        </table:table-row>
        <table:table-row table:style-name="ro2">
          <table:table-cell office:value-type="float" office:value="6.92092862">
            <text:p>6.92092862</text:p>
          </table:table-cell>
          <table:table-cell office:value-type="float" office:value="0.57977388">
            <text:p>0.57977388</text:p>
          </table:table-cell>
          <table:table-cell office:value-type="float" office:value="0.741042">
            <text:p>7.41E-001</text:p>
          </table:table-cell>
          <table:table-cell table:number-columns-repeated="4"/>
        </table:table-row>
        <table:table-row table:style-name="ro2">
          <table:table-cell office:value-type="float" office:value="6.92407021">
            <text:p>6.92407021</text:p>
          </table:table-cell>
          <table:table-cell office:value-type="float" office:value="0.57872753">
            <text:p>0.57872753</text:p>
          </table:table-cell>
          <table:table-cell office:value-type="float" office:value="0.7459202">
            <text:p>7.46E-001</text:p>
          </table:table-cell>
          <table:table-cell table:number-columns-repeated="4"/>
        </table:table-row>
        <table:table-row table:style-name="ro2">
          <table:table-cell office:value-type="float" office:value="6.9272118">
            <text:p>6.9272118</text:p>
          </table:table-cell>
          <table:table-cell office:value-type="float" office:value="0.57768072">
            <text:p>0.57768072</text:p>
          </table:table-cell>
          <table:table-cell office:value-type="float" office:value="0.7508212">
            <text:p>7.51E-001</text:p>
          </table:table-cell>
          <table:table-cell table:number-columns-repeated="4"/>
        </table:table-row>
        <table:table-row table:style-name="ro2">
          <table:table-cell office:value-type="float" office:value="6.93035339">
            <text:p>6.93035339</text:p>
          </table:table-cell>
          <table:table-cell office:value-type="float" office:value="0.57663344">
            <text:p>0.57663344</text:p>
          </table:table-cell>
          <table:table-cell office:value-type="float" office:value="0.7557455">
            <text:p>7.56E-001</text:p>
          </table:table-cell>
          <table:table-cell table:number-columns-repeated="4"/>
        </table:table-row>
        <table:table-row table:style-name="ro2">
          <table:table-cell office:value-type="float" office:value="6.93349499">
            <text:p>6.93349499</text:p>
          </table:table-cell>
          <table:table-cell office:value-type="float" office:value="0.57558567">
            <text:p>0.57558567</text:p>
          </table:table-cell>
          <table:table-cell office:value-type="float" office:value="0.7606932">
            <text:p>7.61E-001</text:p>
          </table:table-cell>
          <table:table-cell table:number-columns-repeated="4"/>
        </table:table-row>
        <table:table-row table:style-name="ro2">
          <table:table-cell office:value-type="float" office:value="6.93663658">
            <text:p>6.93663658</text:p>
          </table:table-cell>
          <table:table-cell office:value-type="float" office:value="0.57453743">
            <text:p>0.57453743</text:p>
          </table:table-cell>
          <table:table-cell office:value-type="float" office:value="0.7656645">
            <text:p>7.66E-001</text:p>
          </table:table-cell>
          <table:table-cell table:number-columns-repeated="4"/>
        </table:table-row>
        <table:table-row table:style-name="ro2">
          <table:table-cell office:value-type="float" office:value="6.93977817">
            <text:p>6.93977817</text:p>
          </table:table-cell>
          <table:table-cell office:value-type="float" office:value="0.57348869">
            <text:p>0.57348869</text:p>
          </table:table-cell>
          <table:table-cell office:value-type="float" office:value="0.7706599">
            <text:p>7.71E-001</text:p>
          </table:table-cell>
          <table:table-cell table:number-columns-repeated="4"/>
        </table:table-row>
        <table:table-row table:style-name="ro2">
          <table:table-cell office:value-type="float" office:value="6.94291976">
            <text:p>6.94291976</text:p>
          </table:table-cell>
          <table:table-cell office:value-type="float" office:value="0.57243946">
            <text:p>0.57243946</text:p>
          </table:table-cell>
          <table:table-cell office:value-type="float" office:value="0.7756795">
            <text:p>7.76E-001</text:p>
          </table:table-cell>
          <table:table-cell table:number-columns-repeated="4"/>
        </table:table-row>
        <table:table-row table:style-name="ro2">
          <table:table-cell office:value-type="float" office:value="6.94606136">
            <text:p>6.94606136</text:p>
          </table:table-cell>
          <table:table-cell office:value-type="float" office:value="0.57138973">
            <text:p>0.57138973</text:p>
          </table:table-cell>
          <table:table-cell office:value-type="float" office:value="0.7807236">
            <text:p>7.81E-001</text:p>
          </table:table-cell>
          <table:table-cell table:number-columns-repeated="4"/>
        </table:table-row>
        <table:table-row table:style-name="ro2">
          <table:table-cell office:value-type="float" office:value="6.94920295">
            <text:p>6.94920295</text:p>
          </table:table-cell>
          <table:table-cell office:value-type="float" office:value="0.57033949">
            <text:p>0.57033949</text:p>
          </table:table-cell>
          <table:table-cell office:value-type="float" office:value="0.7857926">
            <text:p>7.86E-001</text:p>
          </table:table-cell>
          <table:table-cell table:number-columns-repeated="4"/>
        </table:table-row>
        <table:table-row table:style-name="ro2">
          <table:table-cell office:value-type="float" office:value="6.95234454">
            <text:p>6.95234454</text:p>
          </table:table-cell>
          <table:table-cell office:value-type="float" office:value="0.56928875">
            <text:p>0.56928875</text:p>
          </table:table-cell>
          <table:table-cell office:value-type="float" office:value="0.7908866">
            <text:p>7.91E-001</text:p>
          </table:table-cell>
          <table:table-cell table:number-columns-repeated="4"/>
        </table:table-row>
        <table:table-row table:style-name="ro2">
          <table:table-cell office:value-type="float" office:value="6.95548614">
            <text:p>6.95548614</text:p>
          </table:table-cell>
          <table:table-cell office:value-type="float" office:value="0.56823749">
            <text:p>0.56823749</text:p>
          </table:table-cell>
          <table:table-cell office:value-type="float" office:value="0.796006">
            <text:p>7.96E-001</text:p>
          </table:table-cell>
          <table:table-cell table:number-columns-repeated="4"/>
        </table:table-row>
        <table:table-row table:style-name="ro2">
          <table:table-cell office:value-type="float" office:value="6.95862773">
            <text:p>6.95862773</text:p>
          </table:table-cell>
          <table:table-cell office:value-type="float" office:value="0.56718571">
            <text:p>0.56718571</text:p>
          </table:table-cell>
          <table:table-cell office:value-type="float" office:value="0.8011511">
            <text:p>8.01E-001</text:p>
          </table:table-cell>
          <table:table-cell table:number-columns-repeated="4"/>
        </table:table-row>
        <table:table-row table:style-name="ro2">
          <table:table-cell office:value-type="float" office:value="6.96176932">
            <text:p>6.96176932</text:p>
          </table:table-cell>
          <table:table-cell office:value-type="float" office:value="0.5661334">
            <text:p>0.5661334</text:p>
          </table:table-cell>
          <table:table-cell office:value-type="float" office:value="0.8063221">
            <text:p>8.06E-001</text:p>
          </table:table-cell>
          <table:table-cell table:number-columns-repeated="4"/>
        </table:table-row>
        <table:table-row table:style-name="ro2">
          <table:table-cell office:value-type="float" office:value="6.96491091">
            <text:p>6.96491091</text:p>
          </table:table-cell>
          <table:table-cell office:value-type="float" office:value="0.56508056">
            <text:p>0.56508056</text:p>
          </table:table-cell>
          <table:table-cell office:value-type="float" office:value="0.8115194">
            <text:p>8.12E-001</text:p>
          </table:table-cell>
          <table:table-cell table:number-columns-repeated="4"/>
        </table:table-row>
        <table:table-row table:style-name="ro2">
          <table:table-cell office:value-type="float" office:value="6.96805251">
            <text:p>6.96805251</text:p>
          </table:table-cell>
          <table:table-cell office:value-type="float" office:value="0.56402718">
            <text:p>0.56402718</text:p>
          </table:table-cell>
          <table:table-cell office:value-type="float" office:value="0.8167433">
            <text:p>8.17E-001</text:p>
          </table:table-cell>
          <table:table-cell table:number-columns-repeated="4"/>
        </table:table-row>
        <table:table-row table:style-name="ro2">
          <table:table-cell office:value-type="float" office:value="6.9711941">
            <text:p>6.9711941</text:p>
          </table:table-cell>
          <table:table-cell office:value-type="float" office:value="0.56297326">
            <text:p>0.56297326</text:p>
          </table:table-cell>
          <table:table-cell office:value-type="float" office:value="0.821994">
            <text:p>8.22E-001</text:p>
          </table:table-cell>
          <table:table-cell table:number-columns-repeated="4"/>
        </table:table-row>
        <table:table-row table:style-name="ro2">
          <table:table-cell office:value-type="float" office:value="6.97433569">
            <text:p>6.97433569</text:p>
          </table:table-cell>
          <table:table-cell office:value-type="float" office:value="0.56191879">
            <text:p>0.56191879</text:p>
          </table:table-cell>
          <table:table-cell office:value-type="float" office:value="0.8272719">
            <text:p>8.27E-001</text:p>
          </table:table-cell>
          <table:table-cell table:number-columns-repeated="4"/>
        </table:table-row>
        <table:table-row table:style-name="ro2">
          <table:table-cell office:value-type="float" office:value="6.97747728">
            <text:p>6.97747728</text:p>
          </table:table-cell>
          <table:table-cell office:value-type="float" office:value="0.56086377">
            <text:p>0.56086377</text:p>
          </table:table-cell>
          <table:table-cell office:value-type="float" office:value="0.8325774">
            <text:p>8.33E-001</text:p>
          </table:table-cell>
          <table:table-cell table:number-columns-repeated="4"/>
        </table:table-row>
        <table:table-row table:style-name="ro2">
          <table:table-cell office:value-type="float" office:value="6.98061888">
            <text:p>6.98061888</text:p>
          </table:table-cell>
          <table:table-cell office:value-type="float" office:value="0.55980818">
            <text:p>0.55980818</text:p>
          </table:table-cell>
          <table:table-cell office:value-type="float" office:value="0.8379106">
            <text:p>8.38E-001</text:p>
          </table:table-cell>
          <table:table-cell table:number-columns-repeated="4"/>
        </table:table-row>
        <table:table-row table:style-name="ro2">
          <table:table-cell office:value-type="float" office:value="6.98376047">
            <text:p>6.98376047</text:p>
          </table:table-cell>
          <table:table-cell office:value-type="float" office:value="0.55875203">
            <text:p>0.55875203</text:p>
          </table:table-cell>
          <table:table-cell office:value-type="float" office:value="0.8432721">
            <text:p>8.43E-001</text:p>
          </table:table-cell>
          <table:table-cell table:number-columns-repeated="4"/>
        </table:table-row>
        <table:table-row table:style-name="ro2">
          <table:table-cell office:value-type="float" office:value="6.98690206">
            <text:p>6.98690206</text:p>
          </table:table-cell>
          <table:table-cell office:value-type="float" office:value="0.55769531">
            <text:p>0.55769531</text:p>
          </table:table-cell>
          <table:table-cell office:value-type="float" office:value="0.848662">
            <text:p>8.49E-001</text:p>
          </table:table-cell>
          <table:table-cell table:number-columns-repeated="4"/>
        </table:table-row>
        <table:table-row table:style-name="ro2">
          <table:table-cell office:value-type="float" office:value="6.99004365">
            <text:p>6.99004365</text:p>
          </table:table-cell>
          <table:table-cell office:value-type="float" office:value="0.55663801">
            <text:p>0.55663801</text:p>
          </table:table-cell>
          <table:table-cell office:value-type="float" office:value="0.8540807">
            <text:p>8.54E-001</text:p>
          </table:table-cell>
          <table:table-cell table:number-columns-repeated="4"/>
        </table:table-row>
        <table:table-row table:style-name="ro2">
          <table:table-cell office:value-type="float" office:value="6.99318525">
            <text:p>6.99318525</text:p>
          </table:table-cell>
          <table:table-cell office:value-type="float" office:value="0.55558013">
            <text:p>0.55558013</text:p>
          </table:table-cell>
          <table:table-cell office:value-type="float" office:value="0.8595286">
            <text:p>8.60E-001</text:p>
          </table:table-cell>
          <table:table-cell table:number-columns-repeated="4"/>
        </table:table-row>
        <table:table-row table:style-name="ro2">
          <table:table-cell office:value-type="float" office:value="6.99632684">
            <text:p>6.99632684</text:p>
          </table:table-cell>
          <table:table-cell office:value-type="float" office:value="0.55452166">
            <text:p>0.55452166</text:p>
          </table:table-cell>
          <table:table-cell office:value-type="float" office:value="0.8650059">
            <text:p>8.65E-001</text:p>
          </table:table-cell>
          <table:table-cell table:number-columns-repeated="4"/>
        </table:table-row>
        <table:table-row table:style-name="ro2">
          <table:table-cell office:value-type="float" office:value="6.99946843">
            <text:p>6.99946843</text:p>
          </table:table-cell>
          <table:table-cell office:value-type="float" office:value="0.55346259">
            <text:p>0.55346259</text:p>
          </table:table-cell>
          <table:table-cell office:value-type="float" office:value="0.8705132">
            <text:p>8.71E-001</text:p>
          </table:table-cell>
          <table:table-cell table:number-columns-repeated="4"/>
        </table:table-row>
        <table:table-row table:style-name="ro2">
          <table:table-cell office:value-type="float" office:value="7.00261002">
            <text:p>7.00261002</text:p>
          </table:table-cell>
          <table:table-cell office:value-type="float" office:value="0.55240292">
            <text:p>0.55240292</text:p>
          </table:table-cell>
          <table:table-cell office:value-type="float" office:value="0.8760506">
            <text:p>8.76E-001</text:p>
          </table:table-cell>
          <table:table-cell table:number-columns-repeated="4"/>
        </table:table-row>
        <table:table-row table:style-name="ro2">
          <table:table-cell office:value-type="float" office:value="7.00575162">
            <text:p>7.00575162</text:p>
          </table:table-cell>
          <table:table-cell office:value-type="float" office:value="0.55134265">
            <text:p>0.55134265</text:p>
          </table:table-cell>
          <table:table-cell office:value-type="float" office:value="0.8816186">
            <text:p>8.82E-001</text:p>
          </table:table-cell>
          <table:table-cell table:number-columns-repeated="4"/>
        </table:table-row>
        <table:table-row table:style-name="ro2">
          <table:table-cell office:value-type="float" office:value="7.00889321">
            <text:p>7.00889321</text:p>
          </table:table-cell>
          <table:table-cell office:value-type="float" office:value="0.55028176">
            <text:p>0.55028176</text:p>
          </table:table-cell>
          <table:table-cell office:value-type="float" office:value="0.8872175">
            <text:p>8.87E-001</text:p>
          </table:table-cell>
          <table:table-cell table:number-columns-repeated="4"/>
        </table:table-row>
        <table:table-row table:style-name="ro2">
          <table:table-cell office:value-type="float" office:value="7.0120348">
            <text:p>7.0120348</text:p>
          </table:table-cell>
          <table:table-cell office:value-type="float" office:value="0.54922025">
            <text:p>0.54922025</text:p>
          </table:table-cell>
          <table:table-cell office:value-type="float" office:value="0.8928477">
            <text:p>8.93E-001</text:p>
          </table:table-cell>
          <table:table-cell table:number-columns-repeated="4"/>
        </table:table-row>
        <table:table-row table:style-name="ro2">
          <table:table-cell office:value-type="float" office:value="7.0151764">
            <text:p>7.0151764</text:p>
          </table:table-cell>
          <table:table-cell office:value-type="float" office:value="0.54815812">
            <text:p>0.54815812</text:p>
          </table:table-cell>
          <table:table-cell office:value-type="float" office:value="0.8985096">
            <text:p>8.99E-001</text:p>
          </table:table-cell>
          <table:table-cell table:number-columns-repeated="4"/>
        </table:table-row>
        <table:table-row table:style-name="ro2">
          <table:table-cell office:value-type="float" office:value="7.01831799">
            <text:p>7.01831799</text:p>
          </table:table-cell>
          <table:table-cell office:value-type="float" office:value="0.54709535">
            <text:p>0.54709535</text:p>
          </table:table-cell>
          <table:table-cell office:value-type="float" office:value="0.9042036">
            <text:p>9.04E-001</text:p>
          </table:table-cell>
          <table:table-cell table:number-columns-repeated="4"/>
        </table:table-row>
        <table:table-row table:style-name="ro2">
          <table:table-cell office:value-type="float" office:value="7.02145958">
            <text:p>7.02145958</text:p>
          </table:table-cell>
          <table:table-cell office:value-type="float" office:value="0.54603194">
            <text:p>0.54603194</text:p>
          </table:table-cell>
          <table:table-cell office:value-type="float" office:value="0.90993">
            <text:p>9.10E-001</text:p>
          </table:table-cell>
          <table:table-cell table:number-columns-repeated="4"/>
        </table:table-row>
        <table:table-row table:style-name="ro2">
          <table:table-cell office:value-type="float" office:value="7.02460117">
            <text:p>7.02460117</text:p>
          </table:table-cell>
          <table:table-cell office:value-type="float" office:value="0.5449679">
            <text:p>0.5449679</text:p>
          </table:table-cell>
          <table:table-cell office:value-type="float" office:value="0.9156892">
            <text:p>9.16E-001</text:p>
          </table:table-cell>
          <table:table-cell table:number-columns-repeated="4"/>
        </table:table-row>
        <table:table-row table:style-name="ro2">
          <table:table-cell office:value-type="float" office:value="7.02774277">
            <text:p>7.02774277</text:p>
          </table:table-cell>
          <table:table-cell office:value-type="float" office:value="0.5439032">
            <text:p>0.5439032</text:p>
          </table:table-cell>
          <table:table-cell office:value-type="float" office:value="0.9214817">
            <text:p>9.21E-001</text:p>
          </table:table-cell>
          <table:table-cell table:number-columns-repeated="4"/>
        </table:table-row>
        <table:table-row table:style-name="ro2">
          <table:table-cell office:value-type="float" office:value="7.03088436">
            <text:p>7.03088436</text:p>
          </table:table-cell>
          <table:table-cell office:value-type="float" office:value="0.54283784">
            <text:p>0.54283784</text:p>
          </table:table-cell>
          <table:table-cell office:value-type="float" office:value="0.9273078">
            <text:p>9.27E-001</text:p>
          </table:table-cell>
          <table:table-cell table:number-columns-repeated="4"/>
        </table:table-row>
        <table:table-row table:style-name="ro2">
          <table:table-cell office:value-type="float" office:value="7.03402595">
            <text:p>7.03402595</text:p>
          </table:table-cell>
          <table:table-cell office:value-type="float" office:value="0.54177182">
            <text:p>0.54177182</text:p>
          </table:table-cell>
          <table:table-cell office:value-type="float" office:value="0.9331679">
            <text:p>9.33E-001</text:p>
          </table:table-cell>
          <table:table-cell table:number-columns-repeated="4"/>
        </table:table-row>
        <table:table-row table:style-name="ro2">
          <table:table-cell office:value-type="float" office:value="7.03716754">
            <text:p>7.03716754</text:p>
          </table:table-cell>
          <table:table-cell office:value-type="float" office:value="0.54070513">
            <text:p>0.54070513</text:p>
          </table:table-cell>
          <table:table-cell office:value-type="float" office:value="0.9390625">
            <text:p>9.39E-001</text:p>
          </table:table-cell>
          <table:table-cell table:number-columns-repeated="4"/>
        </table:table-row>
        <table:table-row table:style-name="ro2">
          <table:table-cell office:value-type="float" office:value="7.04030914">
            <text:p>7.04030914</text:p>
          </table:table-cell>
          <table:table-cell office:value-type="float" office:value="0.53963776">
            <text:p>0.53963776</text:p>
          </table:table-cell>
          <table:table-cell office:value-type="float" office:value="0.944992">
            <text:p>9.45E-001</text:p>
          </table:table-cell>
          <table:table-cell table:number-columns-repeated="4"/>
        </table:table-row>
        <table:table-row table:style-name="ro2">
          <table:table-cell office:value-type="float" office:value="7.04345073">
            <text:p>7.04345073</text:p>
          </table:table-cell>
          <table:table-cell office:value-type="float" office:value="0.53856971">
            <text:p>0.53856971</text:p>
          </table:table-cell>
          <table:table-cell office:value-type="float" office:value="0.9509568">
            <text:p>9.51E-001</text:p>
          </table:table-cell>
          <table:table-cell table:number-columns-repeated="4"/>
        </table:table-row>
        <table:table-row table:style-name="ro2">
          <table:table-cell office:value-type="float" office:value="7.04659232">
            <text:p>7.04659232</text:p>
          </table:table-cell>
          <table:table-cell office:value-type="float" office:value="0.53750097">
            <text:p>0.53750097</text:p>
          </table:table-cell>
          <table:table-cell office:value-type="float" office:value="0.9569573">
            <text:p>9.57E-001</text:p>
          </table:table-cell>
          <table:table-cell table:number-columns-repeated="4"/>
        </table:table-row>
        <table:table-row table:style-name="ro2">
          <table:table-cell office:value-type="float" office:value="7.04973391">
            <text:p>7.04973391</text:p>
          </table:table-cell>
          <table:table-cell office:value-type="float" office:value="0.53643153">
            <text:p>0.53643153</text:p>
          </table:table-cell>
          <table:table-cell office:value-type="float" office:value="0.9629941">
            <text:p>9.63E-001</text:p>
          </table:table-cell>
          <table:table-cell table:number-columns-repeated="4"/>
        </table:table-row>
        <table:table-row table:style-name="ro2">
          <table:table-cell office:value-type="float" office:value="7.05287551">
            <text:p>7.05287551</text:p>
          </table:table-cell>
          <table:table-cell office:value-type="float" office:value="0.53536139">
            <text:p>0.53536139</text:p>
          </table:table-cell>
          <table:table-cell office:value-type="float" office:value="0.9690674">
            <text:p>9.69E-001</text:p>
          </table:table-cell>
          <table:table-cell table:number-columns-repeated="4"/>
        </table:table-row>
        <table:table-row table:style-name="ro2">
          <table:table-cell office:value-type="float" office:value="7.0560171">
            <text:p>7.0560171</text:p>
          </table:table-cell>
          <table:table-cell office:value-type="float" office:value="0.53429054">
            <text:p>0.53429054</text:p>
          </table:table-cell>
          <table:table-cell office:value-type="float" office:value="0.9751779">
            <text:p>9.75E-001</text:p>
          </table:table-cell>
          <table:table-cell table:number-columns-repeated="4"/>
        </table:table-row>
        <table:table-row table:style-name="ro2">
          <table:table-cell office:value-type="float" office:value="7.05915869">
            <text:p>7.05915869</text:p>
          </table:table-cell>
          <table:table-cell office:value-type="float" office:value="0.53321898">
            <text:p>0.53321898</text:p>
          </table:table-cell>
          <table:table-cell office:value-type="float" office:value="0.9813259">
            <text:p>9.81E-001</text:p>
          </table:table-cell>
          <table:table-cell table:number-columns-repeated="4"/>
        </table:table-row>
        <table:table-row table:style-name="ro2">
          <table:table-cell office:value-type="float" office:value="7.06230029">
            <text:p>7.06230029</text:p>
          </table:table-cell>
          <table:table-cell office:value-type="float" office:value="0.53214669">
            <text:p>0.53214669</text:p>
          </table:table-cell>
          <table:table-cell office:value-type="float" office:value="0.9875119">
            <text:p>9.88E-001</text:p>
          </table:table-cell>
          <table:table-cell table:number-columns-repeated="4"/>
        </table:table-row>
        <table:table-row table:style-name="ro2">
          <table:table-cell office:value-type="float" office:value="7.06544188">
            <text:p>7.06544188</text:p>
          </table:table-cell>
          <table:table-cell office:value-type="float" office:value="0.53107367">
            <text:p>0.53107367</text:p>
          </table:table-cell>
          <table:table-cell office:value-type="float" office:value="0.9937365">
            <text:p>9.94E-001</text:p>
          </table:table-cell>
          <table:table-cell table:number-columns-repeated="4"/>
        </table:table-row>
        <table:table-row table:style-name="ro2">
          <table:table-cell office:value-type="float" office:value="7.06858347">
            <text:p>7.06858347</text:p>
          </table:table-cell>
          <table:table-cell office:value-type="float" office:value="0.52999991">
            <text:p>0.52999991</text:p>
          </table:table-cell>
          <table:table-cell office:value-type="float" office:value="1">
            <text:p>1.00E+000</text:p>
          </table:table-cell>
          <table:table-cell table:number-columns-repeated="4"/>
        </table:table-row>
        <table:table-row table:style-name="ro2">
          <table:table-cell office:value-type="float" office:value="7.07172506">
            <text:p>7.07172506</text:p>
          </table:table-cell>
          <table:table-cell office:value-type="float" office:value="0.5289254">
            <text:p>0.5289254</text:p>
          </table:table-cell>
          <table:table-cell office:value-type="float" office:value="1.006303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7.07486666">
            <text:p>7.07486666</text:p>
          </table:table-cell>
          <table:table-cell office:value-type="float" office:value="0.52785015">
            <text:p>0.52785015</text:p>
          </table:table-cell>
          <table:table-cell office:value-type="float" office:value="1.012646">
            <text:p>1.01E+000</text:p>
          </table:table-cell>
          <table:table-cell table:number-columns-repeated="4"/>
        </table:table-row>
        <table:table-row table:style-name="ro2">
          <table:table-cell office:value-type="float" office:value="7.07800825">
            <text:p>7.07800825</text:p>
          </table:table-cell>
          <table:table-cell office:value-type="float" office:value="0.52677413">
            <text:p>0.52677413</text:p>
          </table:table-cell>
          <table:table-cell office:value-type="float" office:value="1.019029">
            <text:p>1.02E+000</text:p>
          </table:table-cell>
          <table:table-cell table:number-columns-repeated="4"/>
        </table:table-row>
        <table:table-row table:style-name="ro2">
          <table:table-cell office:value-type="float" office:value="7.08114984">
            <text:p>7.08114984</text:p>
          </table:table-cell>
          <table:table-cell office:value-type="float" office:value="0.52569735">
            <text:p>0.52569735</text:p>
          </table:table-cell>
          <table:table-cell office:value-type="float" office:value="1.025454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7.08429143">
            <text:p>7.08429143</text:p>
          </table:table-cell>
          <table:table-cell office:value-type="float" office:value="0.5246198">
            <text:p>0.5246198</text:p>
          </table:table-cell>
          <table:table-cell office:value-type="float" office:value="1.03192">
            <text:p>1.03E+000</text:p>
          </table:table-cell>
          <table:table-cell table:number-columns-repeated="4"/>
        </table:table-row>
        <table:table-row table:style-name="ro2">
          <table:table-cell office:value-type="float" office:value="7.08743303">
            <text:p>7.08743303</text:p>
          </table:table-cell>
          <table:table-cell office:value-type="float" office:value="0.52354146">
            <text:p>0.52354146</text:p>
          </table:table-cell>
          <table:table-cell office:value-type="float" office:value="1.038428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7.09057462">
            <text:p>7.09057462</text:p>
          </table:table-cell>
          <table:table-cell office:value-type="float" office:value="0.52246234">
            <text:p>0.52246234</text:p>
          </table:table-cell>
          <table:table-cell office:value-type="float" office:value="1.044979">
            <text:p>1.04E+000</text:p>
          </table:table-cell>
          <table:table-cell table:number-columns-repeated="4"/>
        </table:table-row>
        <table:table-row table:style-name="ro2">
          <table:table-cell office:value-type="float" office:value="7.09371621">
            <text:p>7.09371621</text:p>
          </table:table-cell>
          <table:table-cell office:value-type="float" office:value="0.52138242">
            <text:p>0.52138242</text:p>
          </table:table-cell>
          <table:table-cell office:value-type="float" office:value="1.051572">
            <text:p>1.05E+000</text:p>
          </table:table-cell>
          <table:table-cell table:number-columns-repeated="4"/>
        </table:table-row>
        <table:table-row table:style-name="ro2">
          <table:table-cell office:value-type="float" office:value="7.0968578">
            <text:p>7.0968578</text:p>
          </table:table-cell>
          <table:table-cell office:value-type="float" office:value="0.5203017">
            <text:p>0.5203017</text:p>
          </table:table-cell>
          <table:table-cell office:value-type="float" office:value="1.05821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7.0999994">
            <text:p>7.0999994</text:p>
          </table:table-cell>
          <table:table-cell office:value-type="float" office:value="0.51922017">
            <text:p>0.51922017</text:p>
          </table:table-cell>
          <table:table-cell office:value-type="float" office:value="1.064892">
            <text:p>1.06E+000</text:p>
          </table:table-cell>
          <table:table-cell table:number-columns-repeated="4"/>
        </table:table-row>
        <table:table-row table:style-name="ro2">
          <table:table-cell office:value-type="float" office:value="7.10314099">
            <text:p>7.10314099</text:p>
          </table:table-cell>
          <table:table-cell office:value-type="float" office:value="0.51813782">
            <text:p>0.51813782</text:p>
          </table:table-cell>
          <table:table-cell office:value-type="float" office:value="1.071619">
            <text:p>1.07E+000</text:p>
          </table:table-cell>
          <table:table-cell table:number-columns-repeated="4"/>
        </table:table-row>
        <table:table-row table:style-name="ro2">
          <table:table-cell office:value-type="float" office:value="7.10628258">
            <text:p>7.10628258</text:p>
          </table:table-cell>
          <table:table-cell office:value-type="float" office:value="0.51705464">
            <text:p>0.51705464</text:p>
          </table:table-cell>
          <table:table-cell office:value-type="float" office:value="1.078391">
            <text:p>1.08E+000</text:p>
          </table:table-cell>
          <table:table-cell table:number-columns-repeated="4"/>
        </table:table-row>
        <table:table-row table:style-name="ro2">
          <table:table-cell office:value-type="float" office:value="7.10942418">
            <text:p>7.10942418</text:p>
          </table:table-cell>
          <table:table-cell office:value-type="float" office:value="0.51597063">
            <text:p>0.51597063</text:p>
          </table:table-cell>
          <table:table-cell office:value-type="float" office:value="1.085209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7.11256577">
            <text:p>7.11256577</text:p>
          </table:table-cell>
          <table:table-cell office:value-type="float" office:value="0.51488578">
            <text:p>0.51488578</text:p>
          </table:table-cell>
          <table:table-cell office:value-type="float" office:value="1.092074">
            <text:p>1.09E+000</text:p>
          </table:table-cell>
          <table:table-cell table:number-columns-repeated="4"/>
        </table:table-row>
        <table:table-row table:style-name="ro2">
          <table:table-cell office:value-type="float" office:value="7.11570736">
            <text:p>7.11570736</text:p>
          </table:table-cell>
          <table:table-cell office:value-type="float" office:value="0.51380008">
            <text:p>0.51380008</text:p>
          </table:table-cell>
          <table:table-cell office:value-type="float" office:value="1.098986">
            <text:p>1.10E+000</text:p>
          </table:table-cell>
          <table:table-cell table:number-columns-repeated="4"/>
        </table:table-row>
        <table:table-row table:style-name="ro2">
          <table:table-cell office:value-type="float" office:value="7.11884895">
            <text:p>7.11884895</text:p>
          </table:table-cell>
          <table:table-cell office:value-type="float" office:value="0.51271352">
            <text:p>0.51271352</text:p>
          </table:table-cell>
          <table:table-cell office:value-type="float" office:value="1.105946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7.12199055">
            <text:p>7.12199055</text:p>
          </table:table-cell>
          <table:table-cell office:value-type="float" office:value="0.51162609">
            <text:p>0.51162609</text:p>
          </table:table-cell>
          <table:table-cell office:value-type="float" office:value="1.112954">
            <text:p>1.11E+000</text:p>
          </table:table-cell>
          <table:table-cell table:number-columns-repeated="4"/>
        </table:table-row>
        <table:table-row table:style-name="ro2">
          <table:table-cell office:value-type="float" office:value="7.12513214">
            <text:p>7.12513214</text:p>
          </table:table-cell>
          <table:table-cell office:value-type="float" office:value="0.51053779">
            <text:p>0.51053779</text:p>
          </table:table-cell>
          <table:table-cell office:value-type="float" office:value="1.120012">
            <text:p>1.12E+000</text:p>
          </table:table-cell>
          <table:table-cell table:number-columns-repeated="4"/>
        </table:table-row>
        <table:table-row table:style-name="ro2">
          <table:table-cell office:value-type="float" office:value="7.12827373">
            <text:p>7.12827373</text:p>
          </table:table-cell>
          <table:table-cell office:value-type="float" office:value="0.50944861">
            <text:p>0.50944861</text:p>
          </table:table-cell>
          <table:table-cell office:value-type="float" office:value="1.127119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7.13141532">
            <text:p>7.13141532</text:p>
          </table:table-cell>
          <table:table-cell office:value-type="float" office:value="0.50835854">
            <text:p>0.50835854</text:p>
          </table:table-cell>
          <table:table-cell office:value-type="float" office:value="1.134277">
            <text:p>1.13E+000</text:p>
          </table:table-cell>
          <table:table-cell table:number-columns-repeated="4"/>
        </table:table-row>
        <table:table-row table:style-name="ro2">
          <table:table-cell office:value-type="float" office:value="7.13455692">
            <text:p>7.13455692</text:p>
          </table:table-cell>
          <table:table-cell office:value-type="float" office:value="0.50726758">
            <text:p>0.50726758</text:p>
          </table:table-cell>
          <table:table-cell office:value-type="float" office:value="1.141487">
            <text:p>1.14E+000</text:p>
          </table:table-cell>
          <table:table-cell table:number-columns-repeated="4"/>
        </table:table-row>
        <table:table-row table:style-name="ro2">
          <table:table-cell office:value-type="float" office:value="7.13769851">
            <text:p>7.13769851</text:p>
          </table:table-cell>
          <table:table-cell office:value-type="float" office:value="0.5061757">
            <text:p>0.5061757</text:p>
          </table:table-cell>
          <table:table-cell office:value-type="float" office:value="1.148748">
            <text:p>1.15E+000</text:p>
          </table:table-cell>
          <table:table-cell table:number-columns-repeated="4"/>
        </table:table-row>
        <table:table-row table:style-name="ro2">
          <table:table-cell office:value-type="float" office:value="7.1408401">
            <text:p>7.1408401</text:p>
          </table:table-cell>
          <table:table-cell office:value-type="float" office:value="0.50508291">
            <text:p>0.50508291</text:p>
          </table:table-cell>
          <table:table-cell office:value-type="float" office:value="1.156061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7.14398169">
            <text:p>7.14398169</text:p>
          </table:table-cell>
          <table:table-cell office:value-type="float" office:value="0.5039892">
            <text:p>0.5039892</text:p>
          </table:table-cell>
          <table:table-cell office:value-type="float" office:value="1.163428">
            <text:p>1.16E+000</text:p>
          </table:table-cell>
          <table:table-cell table:number-columns-repeated="4"/>
        </table:table-row>
        <table:table-row table:style-name="ro2">
          <table:table-cell office:value-type="float" office:value="7.14712329">
            <text:p>7.14712329</text:p>
          </table:table-cell>
          <table:table-cell office:value-type="float" office:value="0.50289456">
            <text:p>0.50289456</text:p>
          </table:table-cell>
          <table:table-cell office:value-type="float" office:value="1.17085">
            <text:p>1.17E+000</text:p>
          </table:table-cell>
          <table:table-cell table:number-columns-repeated="4"/>
        </table:table-row>
        <table:table-row table:style-name="ro2">
          <table:table-cell office:value-type="float" office:value="7.15026488">
            <text:p>7.15026488</text:p>
          </table:table-cell>
          <table:table-cell office:value-type="float" office:value="0.50179897">
            <text:p>0.50179897</text:p>
          </table:table-cell>
          <table:table-cell office:value-type="float" office:value="1.178325">
            <text:p>1.18E+000</text:p>
          </table:table-cell>
          <table:table-cell table:number-columns-repeated="4"/>
        </table:table-row>
        <table:table-row table:style-name="ro2">
          <table:table-cell office:value-type="float" office:value="7.15340647">
            <text:p>7.15340647</text:p>
          </table:table-cell>
          <table:table-cell office:value-type="float" office:value="0.50070244">
            <text:p>0.50070244</text:p>
          </table:table-cell>
          <table:table-cell office:value-type="float" office:value="1.185857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7.15654806">
            <text:p>7.15654806</text:p>
          </table:table-cell>
          <table:table-cell office:value-type="float" office:value="0.49960494">
            <text:p>0.49960494</text:p>
          </table:table-cell>
          <table:table-cell office:value-type="float" office:value="1.193445">
            <text:p>1.19E+000</text:p>
          </table:table-cell>
          <table:table-cell table:number-columns-repeated="4"/>
        </table:table-row>
        <table:table-row table:style-name="ro2">
          <table:table-cell office:value-type="float" office:value="7.15968966">
            <text:p>7.15968966</text:p>
          </table:table-cell>
          <table:table-cell office:value-type="float" office:value="0.49850648">
            <text:p>0.49850648</text:p>
          </table:table-cell>
          <table:table-cell office:value-type="float" office:value="1.20109">
            <text:p>1.20E+000</text:p>
          </table:table-cell>
          <table:table-cell table:number-columns-repeated="4"/>
        </table:table-row>
        <table:table-row table:style-name="ro2">
          <table:table-cell office:value-type="float" office:value="7.16283125">
            <text:p>7.16283125</text:p>
          </table:table-cell>
          <table:table-cell office:value-type="float" office:value="0.49740705">
            <text:p>0.49740705</text:p>
          </table:table-cell>
          <table:table-cell office:value-type="float" office:value="1.208792">
            <text:p>1.21E+000</text:p>
          </table:table-cell>
          <table:table-cell table:number-columns-repeated="4"/>
        </table:table-row>
        <table:table-row table:style-name="ro2">
          <table:table-cell office:value-type="float" office:value="7.16597284">
            <text:p>7.16597284</text:p>
          </table:table-cell>
          <table:table-cell office:value-type="float" office:value="0.49630663">
            <text:p>0.49630663</text:p>
          </table:table-cell>
          <table:table-cell office:value-type="float" office:value="1.216554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7.16911444">
            <text:p>7.16911444</text:p>
          </table:table-cell>
          <table:table-cell office:value-type="float" office:value="0.49520521">
            <text:p>0.49520521</text:p>
          </table:table-cell>
          <table:table-cell office:value-type="float" office:value="1.224375">
            <text:p>1.22E+000</text:p>
          </table:table-cell>
          <table:table-cell table:number-columns-repeated="4"/>
        </table:table-row>
        <table:table-row table:style-name="ro2">
          <table:table-cell office:value-type="float" office:value="7.17225603">
            <text:p>7.17225603</text:p>
          </table:table-cell>
          <table:table-cell office:value-type="float" office:value="0.49410279">
            <text:p>0.49410279</text:p>
          </table:table-cell>
          <table:table-cell office:value-type="float" office:value="1.232256">
            <text:p>1.23E+000</text:p>
          </table:table-cell>
          <table:table-cell table:number-columns-repeated="4"/>
        </table:table-row>
        <table:table-row table:style-name="ro2">
          <table:table-cell office:value-type="float" office:value="7.17539762">
            <text:p>7.17539762</text:p>
          </table:table-cell>
          <table:table-cell office:value-type="float" office:value="0.49299936">
            <text:p>0.49299936</text:p>
          </table:table-cell>
          <table:table-cell office:value-type="float" office:value="1.240199">
            <text:p>1.24E+000</text:p>
          </table:table-cell>
          <table:table-cell table:number-columns-repeated="4"/>
        </table:table-row>
        <table:table-row table:style-name="ro2">
          <table:table-cell office:value-type="float" office:value="7.17853921">
            <text:p>7.17853921</text:p>
          </table:table-cell>
          <table:table-cell office:value-type="float" office:value="0.49189491">
            <text:p>0.49189491</text:p>
          </table:table-cell>
          <table:table-cell office:value-type="float" office:value="1.248204">
            <text:p>1.25E+000</text:p>
          </table:table-cell>
          <table:table-cell table:number-columns-repeated="4"/>
        </table:table-row>
        <table:table-row table:style-name="ro2">
          <table:table-cell office:value-type="float" office:value="7.18168081">
            <text:p>7.18168081</text:p>
          </table:table-cell>
          <table:table-cell office:value-type="float" office:value="0.49078943">
            <text:p>0.49078943</text:p>
          </table:table-cell>
          <table:table-cell office:value-type="float" office:value="1.256272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7.1848224">
            <text:p>7.1848224</text:p>
          </table:table-cell>
          <table:table-cell office:value-type="float" office:value="0.4896829">
            <text:p>0.4896829</text:p>
          </table:table-cell>
          <table:table-cell office:value-type="float" office:value="1.264404">
            <text:p>1.26E+000</text:p>
          </table:table-cell>
          <table:table-cell table:number-columns-repeated="4"/>
        </table:table-row>
        <table:table-row table:style-name="ro2">
          <table:table-cell office:value-type="float" office:value="7.18796399">
            <text:p>7.18796399</text:p>
          </table:table-cell>
          <table:table-cell office:value-type="float" office:value="0.48857533">
            <text:p>0.48857533</text:p>
          </table:table-cell>
          <table:table-cell office:value-type="float" office:value="1.2726">
            <text:p>1.27E+000</text:p>
          </table:table-cell>
          <table:table-cell table:number-columns-repeated="4"/>
        </table:table-row>
        <table:table-row table:style-name="ro2">
          <table:table-cell office:value-type="float" office:value="7.19110558">
            <text:p>7.19110558</text:p>
          </table:table-cell>
          <table:table-cell office:value-type="float" office:value="0.48746669">
            <text:p>0.48746669</text:p>
          </table:table-cell>
          <table:table-cell office:value-type="float" office:value="1.280863">
            <text:p>1.28E+000</text:p>
          </table:table-cell>
          <table:table-cell table:number-columns-repeated="4"/>
        </table:table-row>
        <table:table-row table:style-name="ro2">
          <table:table-cell office:value-type="float" office:value="7.19424718">
            <text:p>7.19424718</text:p>
          </table:table-cell>
          <table:table-cell office:value-type="float" office:value="0.48635698">
            <text:p>0.48635698</text:p>
          </table:table-cell>
          <table:table-cell office:value-type="float" office:value="1.289192">
            <text:p>1.29E+000</text:p>
          </table:table-cell>
          <table:table-cell table:number-columns-repeated="4"/>
        </table:table-row>
        <table:table-row table:style-name="ro2">
          <table:table-cell office:value-type="float" office:value="7.19738877">
            <text:p>7.19738877</text:p>
          </table:table-cell>
          <table:table-cell office:value-type="float" office:value="0.4852462">
            <text:p>0.4852462</text:p>
          </table:table-cell>
          <table:table-cell office:value-type="float" office:value="1.297589">
            <text:p>1.30E+000</text:p>
          </table:table-cell>
          <table:table-cell table:number-columns-repeated="4"/>
        </table:table-row>
        <table:table-row table:style-name="ro2">
          <table:table-cell office:value-type="float" office:value="7.20053036">
            <text:p>7.20053036</text:p>
          </table:table-cell>
          <table:table-cell office:value-type="float" office:value="0.48413432">
            <text:p>0.48413432</text:p>
          </table:table-cell>
          <table:table-cell office:value-type="float" office:value="1.306055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7.20367195">
            <text:p>7.20367195</text:p>
          </table:table-cell>
          <table:table-cell office:value-type="float" office:value="0.48302135">
            <text:p>0.48302135</text:p>
          </table:table-cell>
          <table:table-cell office:value-type="float" office:value="1.31459">
            <text:p>1.31E+000</text:p>
          </table:table-cell>
          <table:table-cell table:number-columns-repeated="4"/>
        </table:table-row>
        <table:table-row table:style-name="ro2">
          <table:table-cell office:value-type="float" office:value="7.20681355">
            <text:p>7.20681355</text:p>
          </table:table-cell>
          <table:table-cell office:value-type="float" office:value="0.48190726">
            <text:p>0.48190726</text:p>
          </table:table-cell>
          <table:table-cell office:value-type="float" office:value="1.323197">
            <text:p>1.32E+000</text:p>
          </table:table-cell>
          <table:table-cell table:number-columns-repeated="4"/>
        </table:table-row>
        <table:table-row table:style-name="ro2">
          <table:table-cell office:value-type="float" office:value="7.20995514">
            <text:p>7.20995514</text:p>
          </table:table-cell>
          <table:table-cell office:value-type="float" office:value="0.48079205">
            <text:p>0.48079205</text:p>
          </table:table-cell>
          <table:table-cell office:value-type="float" office:value="1.331875">
            <text:p>1.33E+000</text:p>
          </table:table-cell>
          <table:table-cell table:number-columns-repeated="4"/>
        </table:table-row>
        <table:table-row table:style-name="ro2">
          <table:table-cell office:value-type="float" office:value="7.21309673">
            <text:p>7.21309673</text:p>
          </table:table-cell>
          <table:table-cell office:value-type="float" office:value="0.47967571">
            <text:p>0.47967571</text:p>
          </table:table-cell>
          <table:table-cell office:value-type="float" office:value="1.340626">
            <text:p>1.34E+000</text:p>
          </table:table-cell>
          <table:table-cell table:number-columns-repeated="4"/>
        </table:table-row>
        <table:table-row table:style-name="ro2">
          <table:table-cell office:value-type="float" office:value="7.21623833">
            <text:p>7.21623833</text:p>
          </table:table-cell>
          <table:table-cell office:value-type="float" office:value="0.47855824">
            <text:p>0.47855824</text:p>
          </table:table-cell>
          <table:table-cell office:value-type="float" office:value="1.349451">
            <text:p>1.35E+000</text:p>
          </table:table-cell>
          <table:table-cell table:number-columns-repeated="4"/>
        </table:table-row>
        <table:table-row table:style-name="ro2">
          <table:table-cell office:value-type="float" office:value="7.21937992">
            <text:p>7.21937992</text:p>
          </table:table-cell>
          <table:table-cell office:value-type="float" office:value="0.4774396">
            <text:p>0.4774396</text:p>
          </table:table-cell>
          <table:table-cell office:value-type="float" office:value="1.358351">
            <text:p>1.36E+000</text:p>
          </table:table-cell>
          <table:table-cell table:number-columns-repeated="4"/>
        </table:table-row>
        <table:table-row table:style-name="ro2">
          <table:table-cell office:value-type="float" office:value="7.22252151">
            <text:p>7.22252151</text:p>
          </table:table-cell>
          <table:table-cell office:value-type="float" office:value="0.47631981">
            <text:p>0.47631981</text:p>
          </table:table-cell>
          <table:table-cell office:value-type="float" office:value="1.367328">
            <text:p>1.37E+000</text:p>
          </table:table-cell>
          <table:table-cell table:number-columns-repeated="4"/>
        </table:table-row>
        <table:table-row table:style-name="ro2">
          <table:table-cell office:value-type="float" office:value="7.2256631">
            <text:p>7.2256631</text:p>
          </table:table-cell>
          <table:table-cell office:value-type="float" office:value="0.47519884">
            <text:p>0.47519884</text:p>
          </table:table-cell>
          <table:table-cell office:value-type="float" office:value="1.376382">
            <text:p>1.38E+000</text:p>
          </table:table-cell>
          <table:table-cell table:number-columns-repeated="4"/>
        </table:table-row>
        <table:table-row table:style-name="ro2">
          <table:table-cell office:value-type="float" office:value="7.2288047">
            <text:p>7.2288047</text:p>
          </table:table-cell>
          <table:table-cell office:value-type="float" office:value="0.47407669">
            <text:p>0.47407669</text:p>
          </table:table-cell>
          <table:table-cell office:value-type="float" office:value="1.385515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7.23194629">
            <text:p>7.23194629</text:p>
          </table:table-cell>
          <table:table-cell office:value-type="float" office:value="0.47295335">
            <text:p>0.47295335</text:p>
          </table:table-cell>
          <table:table-cell office:value-type="float" office:value="1.394727">
            <text:p>1.39E+000</text:p>
          </table:table-cell>
          <table:table-cell table:number-columns-repeated="4"/>
        </table:table-row>
        <table:table-row table:style-name="ro2">
          <table:table-cell office:value-type="float" office:value="7.23508788">
            <text:p>7.23508788</text:p>
          </table:table-cell>
          <table:table-cell office:value-type="float" office:value="0.4718288">
            <text:p>0.4718288</text:p>
          </table:table-cell>
          <table:table-cell office:value-type="float" office:value="1.404021">
            <text:p>1.40E+000</text:p>
          </table:table-cell>
          <table:table-cell table:number-columns-repeated="4"/>
        </table:table-row>
        <table:table-row table:style-name="ro2">
          <table:table-cell office:value-type="float" office:value="7.23822947">
            <text:p>7.23822947</text:p>
          </table:table-cell>
          <table:table-cell office:value-type="float" office:value="0.47070303">
            <text:p>0.47070303</text:p>
          </table:table-cell>
          <table:table-cell office:value-type="float" office:value="1.413397">
            <text:p>1.41E+000</text:p>
          </table:table-cell>
          <table:table-cell table:number-columns-repeated="4"/>
        </table:table-row>
        <table:table-row table:style-name="ro2">
          <table:table-cell office:value-type="float" office:value="7.24137107">
            <text:p>7.24137107</text:p>
          </table:table-cell>
          <table:table-cell office:value-type="float" office:value="0.46957603">
            <text:p>0.46957603</text:p>
          </table:table-cell>
          <table:table-cell office:value-type="float" office:value="1.422856">
            <text:p>1.42E+000</text:p>
          </table:table-cell>
          <table:table-cell table:number-columns-repeated="4"/>
        </table:table-row>
        <table:table-row table:style-name="ro2">
          <table:table-cell office:value-type="float" office:value="7.24451266">
            <text:p>7.24451266</text:p>
          </table:table-cell>
          <table:table-cell office:value-type="float" office:value="0.46844779">
            <text:p>0.46844779</text:p>
          </table:table-cell>
          <table:table-cell office:value-type="float" office:value="1.432401">
            <text:p>1.43E+000</text:p>
          </table:table-cell>
          <table:table-cell table:number-columns-repeated="4"/>
        </table:table-row>
        <table:table-row table:style-name="ro2">
          <table:table-cell office:value-type="float" office:value="7.24765425">
            <text:p>7.24765425</text:p>
          </table:table-cell>
          <table:table-cell office:value-type="float" office:value="0.4673183">
            <text:p>0.4673183</text:p>
          </table:table-cell>
          <table:table-cell office:value-type="float" office:value="1.442031">
            <text:p>1.44E+000</text:p>
          </table:table-cell>
          <table:table-cell table:number-columns-repeated="4"/>
        </table:table-row>
        <table:table-row table:style-name="ro2">
          <table:table-cell office:value-type="float" office:value="7.25079584">
            <text:p>7.25079584</text:p>
          </table:table-cell>
          <table:table-cell office:value-type="float" office:value="0.46618754">
            <text:p>0.46618754</text:p>
          </table:table-cell>
          <table:table-cell office:value-type="float" office:value="1.45175">
            <text:p>1.45E+000</text:p>
          </table:table-cell>
          <table:table-cell table:number-columns-repeated="4"/>
        </table:table-row>
        <table:table-row table:style-name="ro2">
          <table:table-cell office:value-type="float" office:value="7.25393744">
            <text:p>7.25393744</text:p>
          </table:table-cell>
          <table:table-cell office:value-type="float" office:value="0.46505551">
            <text:p>0.46505551</text:p>
          </table:table-cell>
          <table:table-cell office:value-type="float" office:value="1.461557">
            <text:p>1.46E+000</text:p>
          </table:table-cell>
          <table:table-cell table:number-columns-repeated="4"/>
        </table:table-row>
        <table:table-row table:style-name="ro2">
          <table:table-cell office:value-type="float" office:value="7.25707903">
            <text:p>7.25707903</text:p>
          </table:table-cell>
          <table:table-cell office:value-type="float" office:value="0.4639222">
            <text:p>0.4639222</text:p>
          </table:table-cell>
          <table:table-cell office:value-type="float" office:value="1.471455">
            <text:p>1.47E+000</text:p>
          </table:table-cell>
          <table:table-cell table:number-columns-repeated="4"/>
        </table:table-row>
        <table:table-row table:style-name="ro2">
          <table:table-cell office:value-type="float" office:value="7.26022062">
            <text:p>7.26022062</text:p>
          </table:table-cell>
          <table:table-cell office:value-type="float" office:value="0.46278758">
            <text:p>0.46278758</text:p>
          </table:table-cell>
          <table:table-cell office:value-type="float" office:value="1.481445">
            <text:p>1.48E+000</text:p>
          </table:table-cell>
          <table:table-cell table:number-columns-repeated="4"/>
        </table:table-row>
        <table:table-row table:style-name="ro2">
          <table:table-cell office:value-type="float" office:value="7.26336222">
            <text:p>7.26336222</text:p>
          </table:table-cell>
          <table:table-cell office:value-type="float" office:value="0.46165166">
            <text:p>0.46165166</text:p>
          </table:table-cell>
          <table:table-cell office:value-type="float" office:value="1.491529">
            <text:p>1.49E+000</text:p>
          </table:table-cell>
          <table:table-cell table:number-columns-repeated="4"/>
        </table:table-row>
        <table:table-row table:style-name="ro2">
          <table:table-cell office:value-type="float" office:value="7.26650381">
            <text:p>7.26650381</text:p>
          </table:table-cell>
          <table:table-cell office:value-type="float" office:value="0.46051441">
            <text:p>0.46051441</text:p>
          </table:table-cell>
          <table:table-cell office:value-type="float" office:value="1.501707">
            <text:p>1.50E+000</text:p>
          </table:table-cell>
          <table:table-cell table:number-columns-repeated="4"/>
        </table:table-row>
        <table:table-row table:style-name="ro2">
          <table:table-cell office:value-type="float" office:value="7.2696454">
            <text:p>7.2696454</text:p>
          </table:table-cell>
          <table:table-cell office:value-type="float" office:value="0.45937582">
            <text:p>0.45937582</text:p>
          </table:table-cell>
          <table:table-cell office:value-type="float" office:value="1.511982">
            <text:p>1.51E+000</text:p>
          </table:table-cell>
          <table:table-cell table:number-columns-repeated="4"/>
        </table:table-row>
        <table:table-row table:style-name="ro2">
          <table:table-cell office:value-type="float" office:value="7.27278699">
            <text:p>7.27278699</text:p>
          </table:table-cell>
          <table:table-cell office:value-type="float" office:value="0.45823589">
            <text:p>0.45823589</text:p>
          </table:table-cell>
          <table:table-cell office:value-type="float" office:value="1.522355">
            <text:p>1.52E+000</text:p>
          </table:table-cell>
          <table:table-cell table:number-columns-repeated="4"/>
        </table:table-row>
        <table:table-row table:style-name="ro2">
          <table:table-cell office:value-type="float" office:value="7.27592859">
            <text:p>7.27592859</text:p>
          </table:table-cell>
          <table:table-cell office:value-type="float" office:value="0.45709459">
            <text:p>0.45709459</text:p>
          </table:table-cell>
          <table:table-cell office:value-type="float" office:value="1.532827">
            <text:p>1.53E+000</text:p>
          </table:table-cell>
          <table:table-cell table:number-columns-repeated="4"/>
        </table:table-row>
        <table:table-row table:style-name="ro2">
          <table:table-cell office:value-type="float" office:value="7.27907018">
            <text:p>7.27907018</text:p>
          </table:table-cell>
          <table:table-cell office:value-type="float" office:value="0.45595192">
            <text:p>0.45595192</text:p>
          </table:table-cell>
          <table:table-cell office:value-type="float" office:value="1.543401">
            <text:p>1.54E+000</text:p>
          </table:table-cell>
          <table:table-cell table:number-columns-repeated="4"/>
        </table:table-row>
        <table:table-row table:style-name="ro2">
          <table:table-cell office:value-type="float" office:value="7.28221177">
            <text:p>7.28221177</text:p>
          </table:table-cell>
          <table:table-cell office:value-type="float" office:value="0.45480787">
            <text:p>0.45480787</text:p>
          </table:table-cell>
          <table:table-cell office:value-type="float" office:value="1.554078">
            <text:p>1.55E+000</text:p>
          </table:table-cell>
          <table:table-cell table:number-columns-repeated="4"/>
        </table:table-row>
        <table:table-row table:style-name="ro2">
          <table:table-cell office:value-type="float" office:value="7.28535336">
            <text:p>7.28535336</text:p>
          </table:table-cell>
          <table:table-cell office:value-type="float" office:value="0.45366241">
            <text:p>0.45366241</text:p>
          </table:table-cell>
          <table:table-cell office:value-type="float" office:value="1.56486">
            <text:p>1.56E+000</text:p>
          </table:table-cell>
          <table:table-cell table:number-columns-repeated="4"/>
        </table:table-row>
        <table:table-row table:style-name="ro2">
          <table:table-cell office:value-type="float" office:value="7.28849496">
            <text:p>7.28849496</text:p>
          </table:table-cell>
          <table:table-cell office:value-type="float" office:value="0.45251554">
            <text:p>0.45251554</text:p>
          </table:table-cell>
          <table:table-cell office:value-type="float" office:value="1.575748">
            <text:p>1.58E+000</text:p>
          </table:table-cell>
          <table:table-cell table:number-columns-repeated="4"/>
        </table:table-row>
        <table:table-row table:style-name="ro2">
          <table:table-cell office:value-type="float" office:value="7.29163655">
            <text:p>7.29163655</text:p>
          </table:table-cell>
          <table:table-cell office:value-type="float" office:value="0.45136725">
            <text:p>0.45136725</text:p>
          </table:table-cell>
          <table:table-cell office:value-type="float" office:value="1.586744">
            <text:p>1.59E+000</text:p>
          </table:table-cell>
          <table:table-cell table:number-columns-repeated="4"/>
        </table:table-row>
        <table:table-row table:style-name="ro2">
          <table:table-cell office:value-type="float" office:value="7.29477814">
            <text:p>7.29477814</text:p>
          </table:table-cell>
          <table:table-cell office:value-type="float" office:value="0.45021751">
            <text:p>0.45021751</text:p>
          </table:table-cell>
          <table:table-cell office:value-type="float" office:value="1.597851">
            <text:p>1.60E+000</text:p>
          </table:table-cell>
          <table:table-cell table:number-columns-repeated="4"/>
        </table:table-row>
        <table:table-row table:style-name="ro2">
          <table:table-cell office:value-type="float" office:value="7.29791973">
            <text:p>7.29791973</text:p>
          </table:table-cell>
          <table:table-cell office:value-type="float" office:value="0.44906633">
            <text:p>0.44906633</text:p>
          </table:table-cell>
          <table:table-cell office:value-type="float" office:value="1.60907">
            <text:p>1.61E+000</text:p>
          </table:table-cell>
          <table:table-cell table:number-columns-repeated="4"/>
        </table:table-row>
        <table:table-row table:style-name="ro2">
          <table:table-cell office:value-type="float" office:value="7.30106133">
            <text:p>7.30106133</text:p>
          </table:table-cell>
          <table:table-cell office:value-type="float" office:value="0.44791367">
            <text:p>0.44791367</text:p>
          </table:table-cell>
          <table:table-cell office:value-type="float" office:value="1.620403">
            <text:p>1.62E+000</text:p>
          </table:table-cell>
          <table:table-cell table:number-columns-repeated="4"/>
        </table:table-row>
        <table:table-row table:style-name="ro2">
          <table:table-cell office:value-type="float" office:value="7.30420292">
            <text:p>7.30420292</text:p>
          </table:table-cell>
          <table:table-cell office:value-type="float" office:value="0.44675953">
            <text:p>0.44675953</text:p>
          </table:table-cell>
          <table:table-cell office:value-type="float" office:value="1.631852">
            <text:p>1.63E+000</text:p>
          </table:table-cell>
          <table:table-cell table:number-columns-repeated="4"/>
        </table:table-row>
        <table:table-row table:style-name="ro2">
          <table:table-cell office:value-type="float" office:value="7.30734451">
            <text:p>7.30734451</text:p>
          </table:table-cell>
          <table:table-cell office:value-type="float" office:value="0.4456039">
            <text:p>0.4456039</text:p>
          </table:table-cell>
          <table:table-cell office:value-type="float" office:value="1.643418">
            <text:p>1.64E+000</text:p>
          </table:table-cell>
          <table:table-cell table:number-columns-repeated="4"/>
        </table:table-row>
        <table:table-row table:style-name="ro2">
          <table:table-cell office:value-type="float" office:value="7.3104861">
            <text:p>7.3104861</text:p>
          </table:table-cell>
          <table:table-cell office:value-type="float" office:value="0.44444676">
            <text:p>0.44444676</text:p>
          </table:table-cell>
          <table:table-cell office:value-type="float" office:value="1.655105">
            <text:p>1.66E+000</text:p>
          </table:table-cell>
          <table:table-cell table:number-columns-repeated="4"/>
        </table:table-row>
        <table:table-row table:style-name="ro2">
          <table:table-cell office:value-type="float" office:value="7.3136277">
            <text:p>7.3136277</text:p>
          </table:table-cell>
          <table:table-cell office:value-type="float" office:value="0.4432881">
            <text:p>0.4432881</text:p>
          </table:table-cell>
          <table:table-cell office:value-type="float" office:value="1.666914">
            <text:p>1.67E+000</text:p>
          </table:table-cell>
          <table:table-cell table:number-columns-repeated="4"/>
        </table:table-row>
        <table:table-row table:style-name="ro2">
          <table:table-cell office:value-type="float" office:value="7.31676929">
            <text:p>7.31676929</text:p>
          </table:table-cell>
          <table:table-cell office:value-type="float" office:value="0.44212789">
            <text:p>0.44212789</text:p>
          </table:table-cell>
          <table:table-cell office:value-type="float" office:value="1.678848">
            <text:p>1.68E+000</text:p>
          </table:table-cell>
          <table:table-cell table:number-columns-repeated="4"/>
        </table:table-row>
        <table:table-row table:style-name="ro2">
          <table:table-cell office:value-type="float" office:value="7.31991088">
            <text:p>7.31991088</text:p>
          </table:table-cell>
          <table:table-cell office:value-type="float" office:value="0.44096614">
            <text:p>0.44096614</text:p>
          </table:table-cell>
          <table:table-cell office:value-type="float" office:value="1.690908">
            <text:p>1.69E+000</text:p>
          </table:table-cell>
          <table:table-cell table:number-columns-repeated="4"/>
        </table:table-row>
        <table:table-row table:style-name="ro2">
          <table:table-cell office:value-type="float" office:value="7.32305248">
            <text:p>7.32305248</text:p>
          </table:table-cell>
          <table:table-cell office:value-type="float" office:value="0.43980281">
            <text:p>0.43980281</text:p>
          </table:table-cell>
          <table:table-cell office:value-type="float" office:value="1.703096">
            <text:p>1.70E+000</text:p>
          </table:table-cell>
          <table:table-cell table:number-columns-repeated="4"/>
        </table:table-row>
        <table:table-row table:style-name="ro2">
          <table:table-cell office:value-type="float" office:value="7.32619407">
            <text:p>7.32619407</text:p>
          </table:table-cell>
          <table:table-cell office:value-type="float" office:value="0.4386379">
            <text:p>0.4386379</text:p>
          </table:table-cell>
          <table:table-cell office:value-type="float" office:value="1.715416">
            <text:p>1.72E+000</text:p>
          </table:table-cell>
          <table:table-cell table:number-columns-repeated="4"/>
        </table:table-row>
        <table:table-row table:style-name="ro2">
          <table:table-cell office:value-type="float" office:value="7.32933566">
            <text:p>7.32933566</text:p>
          </table:table-cell>
          <table:table-cell office:value-type="float" office:value="0.4374714">
            <text:p>0.4374714</text:p>
          </table:table-cell>
          <table:table-cell office:value-type="float" office:value="1.72787">
            <text:p>1.73E+000</text:p>
          </table:table-cell>
          <table:table-cell table:number-columns-repeated="4"/>
        </table:table-row>
        <table:table-row table:style-name="ro2">
          <table:table-cell office:value-type="float" office:value="7.33247725">
            <text:p>7.33247725</text:p>
          </table:table-cell>
          <table:table-cell office:value-type="float" office:value="0.43630328">
            <text:p>0.43630328</text:p>
          </table:table-cell>
          <table:table-cell office:value-type="float" office:value="1.740459">
            <text:p>1.74E+000</text:p>
          </table:table-cell>
          <table:table-cell table:number-columns-repeated="4"/>
        </table:table-row>
        <table:table-row table:style-name="ro2">
          <table:table-cell office:value-type="float" office:value="7.33561885">
            <text:p>7.33561885</text:p>
          </table:table-cell>
          <table:table-cell office:value-type="float" office:value="0.43513353">
            <text:p>0.43513353</text:p>
          </table:table-cell>
          <table:table-cell office:value-type="float" office:value="1.753187">
            <text:p>1.75E+000</text:p>
          </table:table-cell>
          <table:table-cell table:number-columns-repeated="4"/>
        </table:table-row>
        <table:table-row table:style-name="ro2">
          <table:table-cell office:value-type="float" office:value="7.33876044">
            <text:p>7.33876044</text:p>
          </table:table-cell>
          <table:table-cell office:value-type="float" office:value="0.43396213">
            <text:p>0.43396213</text:p>
          </table:table-cell>
          <table:table-cell office:value-type="float" office:value="1.766055">
            <text:p>1.77E+000</text:p>
          </table:table-cell>
          <table:table-cell table:number-columns-repeated="4"/>
        </table:table-row>
        <table:table-row table:style-name="ro2">
          <table:table-cell office:value-type="float" office:value="7.34190203">
            <text:p>7.34190203</text:p>
          </table:table-cell>
          <table:table-cell office:value-type="float" office:value="0.43278908">
            <text:p>0.43278908</text:p>
          </table:table-cell>
          <table:table-cell office:value-type="float" office:value="1.779068">
            <text:p>1.78E+000</text:p>
          </table:table-cell>
          <table:table-cell table:number-columns-repeated="4"/>
        </table:table-row>
        <table:table-row table:style-name="ro2">
          <table:table-cell office:value-type="float" office:value="7.34504362">
            <text:p>7.34504362</text:p>
          </table:table-cell>
          <table:table-cell office:value-type="float" office:value="0.43161435">
            <text:p>0.43161435</text:p>
          </table:table-cell>
          <table:table-cell office:value-type="float" office:value="1.792226">
            <text:p>1.79E+000</text:p>
          </table:table-cell>
          <table:table-cell table:number-columns-repeated="4"/>
        </table:table-row>
        <table:table-row table:style-name="ro2">
          <table:table-cell office:value-type="float" office:value="7.34818522">
            <text:p>7.34818522</text:p>
          </table:table-cell>
          <table:table-cell office:value-type="float" office:value="0.43043792">
            <text:p>0.43043792</text:p>
          </table:table-cell>
          <table:table-cell office:value-type="float" office:value="1.805534">
            <text:p>1.81E+000</text:p>
          </table:table-cell>
          <table:table-cell table:number-columns-repeated="4"/>
        </table:table-row>
        <table:table-row table:style-name="ro2">
          <table:table-cell office:value-type="float" office:value="7.35132681">
            <text:p>7.35132681</text:p>
          </table:table-cell>
          <table:table-cell office:value-type="float" office:value="0.42925978">
            <text:p>0.42925978</text:p>
          </table:table-cell>
          <table:table-cell office:value-type="float" office:value="1.818993">
            <text:p>1.82E+000</text:p>
          </table:table-cell>
          <table:table-cell table:number-columns-repeated="4"/>
        </table:table-row>
        <table:table-row table:style-name="ro2">
          <table:table-cell office:value-type="float" office:value="7.3544684">
            <text:p>7.3544684</text:p>
          </table:table-cell>
          <table:table-cell office:value-type="float" office:value="0.42807992">
            <text:p>0.42807992</text:p>
          </table:table-cell>
          <table:table-cell office:value-type="float" office:value="1.832607">
            <text:p>1.83E+000</text:p>
          </table:table-cell>
          <table:table-cell table:number-columns-repeated="4"/>
        </table:table-row>
        <table:table-row table:style-name="ro2">
          <table:table-cell office:value-type="float" office:value="7.35760999">
            <text:p>7.35760999</text:p>
          </table:table-cell>
          <table:table-cell office:value-type="float" office:value="0.42689832">
            <text:p>0.42689832</text:p>
          </table:table-cell>
          <table:table-cell office:value-type="float" office:value="1.846379">
            <text:p>1.85E+000</text:p>
          </table:table-cell>
          <table:table-cell table:number-columns-repeated="4"/>
        </table:table-row>
        <table:table-row table:style-name="ro2">
          <table:table-cell office:value-type="float" office:value="7.36075159">
            <text:p>7.36075159</text:p>
          </table:table-cell>
          <table:table-cell office:value-type="float" office:value="0.42571495">
            <text:p>0.42571495</text:p>
          </table:table-cell>
          <table:table-cell office:value-type="float" office:value="1.860312">
            <text:p>1.86E+000</text:p>
          </table:table-cell>
          <table:table-cell table:number-columns-repeated="4"/>
        </table:table-row>
        <table:table-row table:style-name="ro2">
          <table:table-cell office:value-type="float" office:value="7.36389318">
            <text:p>7.36389318</text:p>
          </table:table-cell>
          <table:table-cell office:value-type="float" office:value="0.4245298">
            <text:p>0.4245298</text:p>
          </table:table-cell>
          <table:table-cell office:value-type="float" office:value="1.874408">
            <text:p>1.87E+000</text:p>
          </table:table-cell>
          <table:table-cell table:number-columns-repeated="4"/>
        </table:table-row>
        <table:table-row table:style-name="ro2">
          <table:table-cell office:value-type="float" office:value="7.36703477">
            <text:p>7.36703477</text:p>
          </table:table-cell>
          <table:table-cell office:value-type="float" office:value="0.42334286">
            <text:p>0.42334286</text:p>
          </table:table-cell>
          <table:table-cell office:value-type="float" office:value="1.888671">
            <text:p>1.89E+000</text:p>
          </table:table-cell>
          <table:table-cell table:number-columns-repeated="4"/>
        </table:table-row>
        <table:table-row table:style-name="ro2">
          <table:table-cell office:value-type="float" office:value="7.37017637">
            <text:p>7.37017637</text:p>
          </table:table-cell>
          <table:table-cell office:value-type="float" office:value="0.42215411">
            <text:p>0.42215411</text:p>
          </table:table-cell>
          <table:table-cell office:value-type="float" office:value="1.903105">
            <text:p>1.90E+000</text:p>
          </table:table-cell>
          <table:table-cell table:number-columns-repeated="4"/>
        </table:table-row>
        <table:table-row table:style-name="ro2">
          <table:table-cell office:value-type="float" office:value="7.37331796">
            <text:p>7.37331796</text:p>
          </table:table-cell>
          <table:table-cell office:value-type="float" office:value="0.42096353">
            <text:p>0.42096353</text:p>
          </table:table-cell>
          <table:table-cell office:value-type="float" office:value="1.917712">
            <text:p>1.92E+000</text:p>
          </table:table-cell>
          <table:table-cell table:number-columns-repeated="4"/>
        </table:table-row>
        <table:table-row table:style-name="ro2">
          <table:table-cell office:value-type="float" office:value="7.37645955">
            <text:p>7.37645955</text:p>
          </table:table-cell>
          <table:table-cell office:value-type="float" office:value="0.41977109">
            <text:p>0.41977109</text:p>
          </table:table-cell>
          <table:table-cell office:value-type="float" office:value="1.932496">
            <text:p>1.93E+000</text:p>
          </table:table-cell>
          <table:table-cell table:number-columns-repeated="4"/>
        </table:table-row>
        <table:table-row table:style-name="ro2">
          <table:table-cell office:value-type="float" office:value="7.37960114">
            <text:p>7.37960114</text:p>
          </table:table-cell>
          <table:table-cell office:value-type="float" office:value="0.41857679">
            <text:p>0.41857679</text:p>
          </table:table-cell>
          <table:table-cell office:value-type="float" office:value="1.947461">
            <text:p>1.95E+000</text:p>
          </table:table-cell>
          <table:table-cell table:number-columns-repeated="4"/>
        </table:table-row>
        <table:table-row table:style-name="ro2">
          <table:table-cell office:value-type="float" office:value="7.38274274">
            <text:p>7.38274274</text:p>
          </table:table-cell>
          <table:table-cell office:value-type="float" office:value="0.4173806">
            <text:p>0.4173806</text:p>
          </table:table-cell>
          <table:table-cell office:value-type="float" office:value="1.962611">
            <text:p>1.96E+000</text:p>
          </table:table-cell>
          <table:table-cell table:number-columns-repeated="4"/>
        </table:table-row>
        <table:table-row table:style-name="ro2">
          <table:table-cell office:value-type="float" office:value="7.38588433">
            <text:p>7.38588433</text:p>
          </table:table-cell>
          <table:table-cell office:value-type="float" office:value="0.4161825">
            <text:p>0.4161825</text:p>
          </table:table-cell>
          <table:table-cell office:value-type="float" office:value="1.977948">
            <text:p>1.98E+000</text:p>
          </table:table-cell>
          <table:table-cell table:number-columns-repeated="4"/>
        </table:table-row>
        <table:table-row table:style-name="ro2">
          <table:table-cell office:value-type="float" office:value="7.38902592">
            <text:p>7.38902592</text:p>
          </table:table-cell>
          <table:table-cell office:value-type="float" office:value="0.41498249">
            <text:p>0.41498249</text:p>
          </table:table-cell>
          <table:table-cell office:value-type="float" office:value="1.993477">
            <text:p>1.99E+000</text:p>
          </table:table-cell>
          <table:table-cell table:number-columns-repeated="4"/>
        </table:table-row>
        <table:table-row table:style-name="ro2">
          <table:table-cell office:value-type="float" office:value="7.39216751">
            <text:p>7.39216751</text:p>
          </table:table-cell>
          <table:table-cell office:value-type="float" office:value="0.41378052">
            <text:p>0.41378052</text:p>
          </table:table-cell>
          <table:table-cell office:value-type="float" office:value="2.009201">
            <text:p>2.01E+000</text:p>
          </table:table-cell>
          <table:table-cell table:number-columns-repeated="4"/>
        </table:table-row>
        <table:table-row table:style-name="ro2">
          <table:table-cell office:value-type="float" office:value="7.39530911">
            <text:p>7.39530911</text:p>
          </table:table-cell>
          <table:table-cell office:value-type="float" office:value="0.4125766">
            <text:p>0.4125766</text:p>
          </table:table-cell>
          <table:table-cell office:value-type="float" office:value="2.025126">
            <text:p>2.03E+000</text:p>
          </table:table-cell>
          <table:table-cell table:number-columns-repeated="4"/>
        </table:table-row>
        <table:table-row table:style-name="ro2">
          <table:table-cell office:value-type="float" office:value="7.3984507">
            <text:p>7.3984507</text:p>
          </table:table-cell>
          <table:table-cell office:value-type="float" office:value="0.41137069">
            <text:p>0.41137069</text:p>
          </table:table-cell>
          <table:table-cell office:value-type="float" office:value="2.041254">
            <text:p>2.04E+000</text:p>
          </table:table-cell>
          <table:table-cell table:number-columns-repeated="4"/>
        </table:table-row>
        <table:table-row table:style-name="ro2">
          <table:table-cell office:value-type="float" office:value="7.40159229">
            <text:p>7.40159229</text:p>
          </table:table-cell>
          <table:table-cell office:value-type="float" office:value="0.41016277">
            <text:p>0.41016277</text:p>
          </table:table-cell>
          <table:table-cell office:value-type="float" office:value="2.057591">
            <text:p>2.06E+000</text:p>
          </table:table-cell>
          <table:table-cell table:number-columns-repeated="4"/>
        </table:table-row>
        <table:table-row table:style-name="ro2">
          <table:table-cell office:value-type="float" office:value="7.40473388">
            <text:p>7.40473388</text:p>
          </table:table-cell>
          <table:table-cell office:value-type="float" office:value="0.40895284">
            <text:p>0.40895284</text:p>
          </table:table-cell>
          <table:table-cell office:value-type="float" office:value="2.07414">
            <text:p>2.07E+000</text:p>
          </table:table-cell>
          <table:table-cell table:number-columns-repeated="4"/>
        </table:table-row>
        <table:table-row table:style-name="ro2">
          <table:table-cell office:value-type="float" office:value="7.40787548">
            <text:p>7.40787548</text:p>
          </table:table-cell>
          <table:table-cell office:value-type="float" office:value="0.40774086">
            <text:p>0.40774086</text:p>
          </table:table-cell>
          <table:table-cell office:value-type="float" office:value="2.090906">
            <text:p>2.09E+000</text:p>
          </table:table-cell>
          <table:table-cell table:number-columns-repeated="4"/>
        </table:table-row>
        <table:table-row table:style-name="ro2">
          <table:table-cell office:value-type="float" office:value="7.41101707">
            <text:p>7.41101707</text:p>
          </table:table-cell>
          <table:table-cell office:value-type="float" office:value="0.40652681">
            <text:p>0.40652681</text:p>
          </table:table-cell>
          <table:table-cell office:value-type="float" office:value="2.107894">
            <text:p>2.11E+000</text:p>
          </table:table-cell>
          <table:table-cell table:number-columns-repeated="4"/>
        </table:table-row>
        <table:table-row table:style-name="ro2">
          <table:table-cell office:value-type="float" office:value="7.41415866">
            <text:p>7.41415866</text:p>
          </table:table-cell>
          <table:table-cell office:value-type="float" office:value="0.40531068">
            <text:p>0.40531068</text:p>
          </table:table-cell>
          <table:table-cell office:value-type="float" office:value="2.125108">
            <text:p>2.13E+000</text:p>
          </table:table-cell>
          <table:table-cell table:number-columns-repeated="4"/>
        </table:table-row>
        <table:table-row table:style-name="ro2">
          <table:table-cell office:value-type="float" office:value="7.41730026">
            <text:p>7.41730026</text:p>
          </table:table-cell>
          <table:table-cell office:value-type="float" office:value="0.40409243">
            <text:p>0.40409243</text:p>
          </table:table-cell>
          <table:table-cell office:value-type="float" office:value="2.142554">
            <text:p>2.14E+000</text:p>
          </table:table-cell>
          <table:table-cell table:number-columns-repeated="4"/>
        </table:table-row>
        <table:table-row table:style-name="ro2">
          <table:table-cell office:value-type="float" office:value="7.42044185">
            <text:p>7.42044185</text:p>
          </table:table-cell>
          <table:table-cell office:value-type="float" office:value="0.40287206">
            <text:p>0.40287206</text:p>
          </table:table-cell>
          <table:table-cell office:value-type="float" office:value="2.160236">
            <text:p>2.16E+000</text:p>
          </table:table-cell>
          <table:table-cell table:number-columns-repeated="4"/>
        </table:table-row>
        <table:table-row table:style-name="ro2">
          <table:table-cell office:value-type="float" office:value="7.42358344">
            <text:p>7.42358344</text:p>
          </table:table-cell>
          <table:table-cell office:value-type="float" office:value="0.40164954">
            <text:p>0.40164954</text:p>
          </table:table-cell>
          <table:table-cell office:value-type="float" office:value="2.17816">
            <text:p>2.18E+000</text:p>
          </table:table-cell>
          <table:table-cell table:number-columns-repeated="4"/>
        </table:table-row>
        <table:table-row table:style-name="ro2">
          <table:table-cell office:value-type="float" office:value="7.42672503">
            <text:p>7.42672503</text:p>
          </table:table-cell>
          <table:table-cell office:value-type="float" office:value="0.40042484">
            <text:p>0.40042484</text:p>
          </table:table-cell>
          <table:table-cell office:value-type="float" office:value="2.196331">
            <text:p>2.20E+000</text:p>
          </table:table-cell>
          <table:table-cell table:number-columns-repeated="4"/>
        </table:table-row>
        <table:table-row table:style-name="ro2">
          <table:table-cell office:value-type="float" office:value="7.42986663">
            <text:p>7.42986663</text:p>
          </table:table-cell>
          <table:table-cell office:value-type="float" office:value="0.39919795">
            <text:p>0.39919795</text:p>
          </table:table-cell>
          <table:table-cell office:value-type="float" office:value="2.214754">
            <text:p>2.21E+000</text:p>
          </table:table-cell>
          <table:table-cell table:number-columns-repeated="4"/>
        </table:table-row>
        <table:table-row table:style-name="ro2">
          <table:table-cell office:value-type="float" office:value="7.43300822">
            <text:p>7.43300822</text:p>
          </table:table-cell>
          <table:table-cell office:value-type="float" office:value="0.39796883">
            <text:p>0.39796883</text:p>
          </table:table-cell>
          <table:table-cell office:value-type="float" office:value="2.233436">
            <text:p>2.23E+000</text:p>
          </table:table-cell>
          <table:table-cell table:number-columns-repeated="4"/>
        </table:table-row>
        <table:table-row table:style-name="ro2">
          <table:table-cell office:value-type="float" office:value="7.43614981">
            <text:p>7.43614981</text:p>
          </table:table-cell>
          <table:table-cell office:value-type="float" office:value="0.39673748">
            <text:p>0.39673748</text:p>
          </table:table-cell>
          <table:table-cell office:value-type="float" office:value="2.252382">
            <text:p>2.25E+000</text:p>
          </table:table-cell>
          <table:table-cell table:number-columns-repeated="4"/>
        </table:table-row>
        <table:table-row table:style-name="ro2">
          <table:table-cell office:value-type="float" office:value="7.4392914">
            <text:p>7.4392914</text:p>
          </table:table-cell>
          <table:table-cell office:value-type="float" office:value="0.39550385">
            <text:p>0.39550385</text:p>
          </table:table-cell>
          <table:table-cell office:value-type="float" office:value="2.271597">
            <text:p>2.27E+000</text:p>
          </table:table-cell>
          <table:table-cell table:number-columns-repeated="4"/>
        </table:table-row>
        <table:table-row table:style-name="ro2">
          <table:table-cell office:value-type="float" office:value="7.442433">
            <text:p>7.442433</text:p>
          </table:table-cell>
          <table:table-cell office:value-type="float" office:value="0.39426794">
            <text:p>0.39426794</text:p>
          </table:table-cell>
          <table:table-cell office:value-type="float" office:value="2.291089">
            <text:p>2.29E+000</text:p>
          </table:table-cell>
          <table:table-cell table:number-columns-repeated="4"/>
        </table:table-row>
        <table:table-row table:style-name="ro2">
          <table:table-cell office:value-type="float" office:value="7.44557459">
            <text:p>7.44557459</text:p>
          </table:table-cell>
          <table:table-cell office:value-type="float" office:value="0.39302971">
            <text:p>0.39302971</text:p>
          </table:table-cell>
          <table:table-cell office:value-type="float" office:value="2.310864">
            <text:p>2.31E+000</text:p>
          </table:table-cell>
          <table:table-cell table:number-columns-repeated="4"/>
        </table:table-row>
        <table:table-row table:style-name="ro2">
          <table:table-cell office:value-type="float" office:value="7.44871618">
            <text:p>7.44871618</text:p>
          </table:table-cell>
          <table:table-cell office:value-type="float" office:value="0.39178914">
            <text:p>0.39178914</text:p>
          </table:table-cell>
          <table:table-cell office:value-type="float" office:value="2.330927">
            <text:p>2.33E+000</text:p>
          </table:table-cell>
          <table:table-cell table:number-columns-repeated="4"/>
        </table:table-row>
        <table:table-row table:style-name="ro2">
          <table:table-cell office:value-type="float" office:value="7.45185777">
            <text:p>7.45185777</text:p>
          </table:table-cell>
          <table:table-cell office:value-type="float" office:value="0.39054621">
            <text:p>0.39054621</text:p>
          </table:table-cell>
          <table:table-cell office:value-type="float" office:value="2.351287">
            <text:p>2.35E+000</text:p>
          </table:table-cell>
          <table:table-cell table:number-columns-repeated="4"/>
        </table:table-row>
        <table:table-row table:style-name="ro2">
          <table:table-cell office:value-type="float" office:value="7.45499937">
            <text:p>7.45499937</text:p>
          </table:table-cell>
          <table:table-cell office:value-type="float" office:value="0.38930088">
            <text:p>0.38930088</text:p>
          </table:table-cell>
          <table:table-cell office:value-type="float" office:value="2.37195">
            <text:p>2.37E+000</text:p>
          </table:table-cell>
          <table:table-cell table:number-columns-repeated="4"/>
        </table:table-row>
        <table:table-row table:style-name="ro2">
          <table:table-cell office:value-type="float" office:value="7.45814096">
            <text:p>7.45814096</text:p>
          </table:table-cell>
          <table:table-cell office:value-type="float" office:value="0.38805314">
            <text:p>0.38805314</text:p>
          </table:table-cell>
          <table:table-cell office:value-type="float" office:value="2.392923">
            <text:p>2.39E+000</text:p>
          </table:table-cell>
          <table:table-cell table:number-columns-repeated="4"/>
        </table:table-row>
        <table:table-row table:style-name="ro2">
          <table:table-cell office:value-type="float" office:value="7.46128255">
            <text:p>7.46128255</text:p>
          </table:table-cell>
          <table:table-cell office:value-type="float" office:value="0.38680296">
            <text:p>0.38680296</text:p>
          </table:table-cell>
          <table:table-cell office:value-type="float" office:value="2.414214">
            <text:p>2.41E+000</text:p>
          </table:table-cell>
          <table:table-cell table:number-columns-repeated="4"/>
        </table:table-row>
        <table:table-row table:style-name="ro2">
          <table:table-cell office:value-type="float" office:value="7.46442414">
            <text:p>7.46442414</text:p>
          </table:table-cell>
          <table:table-cell office:value-type="float" office:value="0.38555031">
            <text:p>0.38555031</text:p>
          </table:table-cell>
          <table:table-cell office:value-type="float" office:value="2.43583">
            <text:p>2.44E+000</text:p>
          </table:table-cell>
          <table:table-cell table:number-columns-repeated="4"/>
        </table:table-row>
        <table:table-row table:style-name="ro2">
          <table:table-cell office:value-type="float" office:value="7.46756574">
            <text:p>7.46756574</text:p>
          </table:table-cell>
          <table:table-cell office:value-type="float" office:value="0.38429517">
            <text:p>0.38429517</text:p>
          </table:table-cell>
          <table:table-cell office:value-type="float" office:value="2.457779">
            <text:p>2.46E+000</text:p>
          </table:table-cell>
          <table:table-cell table:number-columns-repeated="4"/>
        </table:table-row>
        <table:table-row table:style-name="ro2">
          <table:table-cell office:value-type="float" office:value="7.47070733">
            <text:p>7.47070733</text:p>
          </table:table-cell>
          <table:table-cell office:value-type="float" office:value="0.38303751">
            <text:p>0.38303751</text:p>
          </table:table-cell>
          <table:table-cell office:value-type="float" office:value="2.48007">
            <text:p>2.48E+000</text:p>
          </table:table-cell>
          <table:table-cell table:number-columns-repeated="4"/>
        </table:table-row>
        <table:table-row table:style-name="ro2">
          <table:table-cell office:value-type="float" office:value="7.47384892">
            <text:p>7.47384892</text:p>
          </table:table-cell>
          <table:table-cell office:value-type="float" office:value="0.38177729">
            <text:p>0.38177729</text:p>
          </table:table-cell>
          <table:table-cell office:value-type="float" office:value="2.502712">
            <text:p>2.50E+000</text:p>
          </table:table-cell>
          <table:table-cell table:number-columns-repeated="4"/>
        </table:table-row>
        <table:table-row table:style-name="ro2">
          <table:table-cell office:value-type="float" office:value="7.47699052">
            <text:p>7.47699052</text:p>
          </table:table-cell>
          <table:table-cell office:value-type="float" office:value="0.3805145">
            <text:p>0.3805145</text:p>
          </table:table-cell>
          <table:table-cell office:value-type="float" office:value="2.525712">
            <text:p>2.53E+000</text:p>
          </table:table-cell>
          <table:table-cell table:number-columns-repeated="4"/>
        </table:table-row>
        <table:table-row table:style-name="ro2">
          <table:table-cell office:value-type="float" office:value="7.48013211">
            <text:p>7.48013211</text:p>
          </table:table-cell>
          <table:table-cell office:value-type="float" office:value="0.3792491">
            <text:p>0.3792491</text:p>
          </table:table-cell>
          <table:table-cell office:value-type="float" office:value="2.54908">
            <text:p>2.55E+000</text:p>
          </table:table-cell>
          <table:table-cell table:number-columns-repeated="4"/>
        </table:table-row>
        <table:table-row table:style-name="ro2">
          <table:table-cell office:value-type="float" office:value="7.4832737">
            <text:p>7.4832737</text:p>
          </table:table-cell>
          <table:table-cell office:value-type="float" office:value="0.37798107">
            <text:p>0.37798107</text:p>
          </table:table-cell>
          <table:table-cell office:value-type="float" office:value="2.572825">
            <text:p>2.57E+000</text:p>
          </table:table-cell>
          <table:table-cell table:number-columns-repeated="4"/>
        </table:table-row>
        <table:table-row table:style-name="ro2">
          <table:table-cell office:value-type="float" office:value="7.48641529">
            <text:p>7.48641529</text:p>
          </table:table-cell>
          <table:table-cell office:value-type="float" office:value="0.37671037">
            <text:p>0.37671037</text:p>
          </table:table-cell>
          <table:table-cell office:value-type="float" office:value="2.596957">
            <text:p>2.60E+000</text:p>
          </table:table-cell>
          <table:table-cell table:number-columns-repeated="4"/>
        </table:table-row>
        <table:table-row table:style-name="ro2">
          <table:table-cell office:value-type="float" office:value="7.48955689">
            <text:p>7.48955689</text:p>
          </table:table-cell>
          <table:table-cell office:value-type="float" office:value="0.37543698">
            <text:p>0.37543698</text:p>
          </table:table-cell>
          <table:table-cell office:value-type="float" office:value="2.621487">
            <text:p>2.62E+000</text:p>
          </table:table-cell>
          <table:table-cell table:number-columns-repeated="4"/>
        </table:table-row>
        <table:table-row table:style-name="ro2">
          <table:table-cell office:value-type="float" office:value="7.49269848">
            <text:p>7.49269848</text:p>
          </table:table-cell>
          <table:table-cell office:value-type="float" office:value="0.37416086">
            <text:p>0.37416086</text:p>
          </table:table-cell>
          <table:table-cell office:value-type="float" office:value="2.646423">
            <text:p>2.65E+000</text:p>
          </table:table-cell>
          <table:table-cell table:number-columns-repeated="4"/>
        </table:table-row>
        <table:table-row table:style-name="ro2">
          <table:table-cell office:value-type="float" office:value="7.49584007">
            <text:p>7.49584007</text:p>
          </table:table-cell>
          <table:table-cell office:value-type="float" office:value="0.37288199">
            <text:p>0.37288199</text:p>
          </table:table-cell>
          <table:table-cell office:value-type="float" office:value="2.671778">
            <text:p>2.67E+000</text:p>
          </table:table-cell>
          <table:table-cell table:number-columns-repeated="4"/>
        </table:table-row>
        <table:table-row table:style-name="ro2">
          <table:table-cell office:value-type="float" office:value="7.49898166">
            <text:p>7.49898166</text:p>
          </table:table-cell>
          <table:table-cell office:value-type="float" office:value="0.37160034">
            <text:p>0.37160034</text:p>
          </table:table-cell>
          <table:table-cell office:value-type="float" office:value="2.697562">
            <text:p>2.70E+000</text:p>
          </table:table-cell>
          <table:table-cell table:number-columns-repeated="4"/>
        </table:table-row>
        <table:table-row table:style-name="ro2">
          <table:table-cell office:value-type="float" office:value="7.50212326">
            <text:p>7.50212326</text:p>
          </table:table-cell>
          <table:table-cell office:value-type="float" office:value="0.37031586">
            <text:p>0.37031586</text:p>
          </table:table-cell>
          <table:table-cell office:value-type="float" office:value="2.723787">
            <text:p>2.72E+000</text:p>
          </table:table-cell>
          <table:table-cell table:number-columns-repeated="4"/>
        </table:table-row>
        <table:table-row table:style-name="ro2">
          <table:table-cell office:value-type="float" office:value="7.50526485">
            <text:p>7.50526485</text:p>
          </table:table-cell>
          <table:table-cell office:value-type="float" office:value="0.36902854">
            <text:p>0.36902854</text:p>
          </table:table-cell>
          <table:table-cell office:value-type="float" office:value="2.750464">
            <text:p>2.75E+000</text:p>
          </table:table-cell>
          <table:table-cell table:number-columns-repeated="4"/>
        </table:table-row>
        <table:table-row table:style-name="ro2">
          <table:table-cell office:value-type="float" office:value="7.50840644">
            <text:p>7.50840644</text:p>
          </table:table-cell>
          <table:table-cell office:value-type="float" office:value="0.36773833">
            <text:p>0.36773833</text:p>
          </table:table-cell>
          <table:table-cell office:value-type="float" office:value="2.777607">
            <text:p>2.78E+000</text:p>
          </table:table-cell>
          <table:table-cell table:number-columns-repeated="4"/>
        </table:table-row>
        <table:table-row table:style-name="ro2">
          <table:table-cell office:value-type="float" office:value="7.51154803">
            <text:p>7.51154803</text:p>
          </table:table-cell>
          <table:table-cell office:value-type="float" office:value="0.36644521">
            <text:p>0.36644521</text:p>
          </table:table-cell>
          <table:table-cell office:value-type="float" office:value="2.805227">
            <text:p>2.81E+000</text:p>
          </table:table-cell>
          <table:table-cell table:number-columns-repeated="4"/>
        </table:table-row>
        <table:table-row table:style-name="ro2">
          <table:table-cell office:value-type="float" office:value="7.51468963">
            <text:p>7.51468963</text:p>
          </table:table-cell>
          <table:table-cell office:value-type="float" office:value="0.36514914">
            <text:p>0.36514914</text:p>
          </table:table-cell>
          <table:table-cell office:value-type="float" office:value="2.833339">
            <text:p>2.83E+000</text:p>
          </table:table-cell>
          <table:table-cell table:number-columns-repeated="4"/>
        </table:table-row>
        <table:table-row table:style-name="ro2">
          <table:table-cell office:value-type="float" office:value="7.51783122">
            <text:p>7.51783122</text:p>
          </table:table-cell>
          <table:table-cell office:value-type="float" office:value="0.36385009">
            <text:p>0.36385009</text:p>
          </table:table-cell>
          <table:table-cell office:value-type="float" office:value="2.861955">
            <text:p>2.86E+000</text:p>
          </table:table-cell>
          <table:table-cell table:number-columns-repeated="4"/>
        </table:table-row>
        <table:table-row table:style-name="ro2">
          <table:table-cell office:value-type="float" office:value="7.52097281">
            <text:p>7.52097281</text:p>
          </table:table-cell>
          <table:table-cell office:value-type="float" office:value="0.36254801">
            <text:p>0.36254801</text:p>
          </table:table-cell>
          <table:table-cell office:value-type="float" office:value="2.891091">
            <text:p>2.89E+000</text:p>
          </table:table-cell>
          <table:table-cell table:number-columns-repeated="4"/>
        </table:table-row>
        <table:table-row table:style-name="ro2">
          <table:table-cell office:value-type="float" office:value="7.52411441">
            <text:p>7.52411441</text:p>
          </table:table-cell>
          <table:table-cell office:value-type="float" office:value="0.36124289">
            <text:p>0.36124289</text:p>
          </table:table-cell>
          <table:table-cell office:value-type="float" office:value="2.920761">
            <text:p>2.92E+000</text:p>
          </table:table-cell>
          <table:table-cell table:number-columns-repeated="4"/>
        </table:table-row>
        <table:table-row table:style-name="ro2">
          <table:table-cell office:value-type="float" office:value="7.527256">
            <text:p>7.527256</text:p>
          </table:table-cell>
          <table:table-cell office:value-type="float" office:value="0.35993467">
            <text:p>0.35993467</text:p>
          </table:table-cell>
          <table:table-cell office:value-type="float" office:value="2.95098">
            <text:p>2.95E+000</text:p>
          </table:table-cell>
          <table:table-cell table:number-columns-repeated="4"/>
        </table:table-row>
        <table:table-row table:style-name="ro2">
          <table:table-cell office:value-type="float" office:value="7.53039759">
            <text:p>7.53039759</text:p>
          </table:table-cell>
          <table:table-cell office:value-type="float" office:value="0.35862333">
            <text:p>0.35862333</text:p>
          </table:table-cell>
          <table:table-cell office:value-type="float" office:value="2.981765">
            <text:p>2.98E+000</text:p>
          </table:table-cell>
          <table:table-cell table:number-columns-repeated="4"/>
        </table:table-row>
        <table:table-row table:style-name="ro2">
          <table:table-cell office:value-type="float" office:value="7.53353918">
            <text:p>7.53353918</text:p>
          </table:table-cell>
          <table:table-cell office:value-type="float" office:value="0.35730882">
            <text:p>0.35730882</text:p>
          </table:table-cell>
          <table:table-cell office:value-type="float" office:value="3.013133">
            <text:p>3.01E+000</text:p>
          </table:table-cell>
          <table:table-cell table:number-columns-repeated="4"/>
        </table:table-row>
        <table:table-row table:style-name="ro2">
          <table:table-cell office:value-type="float" office:value="7.53668078">
            <text:p>7.53668078</text:p>
          </table:table-cell>
          <table:table-cell office:value-type="float" office:value="0.35599112">
            <text:p>0.35599112</text:p>
          </table:table-cell>
          <table:table-cell office:value-type="float" office:value="3.045099">
            <text:p>3.05E+000</text:p>
          </table:table-cell>
          <table:table-cell table:number-columns-repeated="4"/>
        </table:table-row>
        <table:table-row table:style-name="ro2">
          <table:table-cell office:value-type="float" office:value="7.53982237">
            <text:p>7.53982237</text:p>
          </table:table-cell>
          <table:table-cell office:value-type="float" office:value="0.35467017">
            <text:p>0.35467017</text:p>
          </table:table-cell>
          <table:table-cell office:value-type="float" office:value="3.077684">
            <text:p>3.08E+000</text:p>
          </table:table-cell>
          <table:table-cell table:number-columns-repeated="4"/>
        </table:table-row>
        <table:table-row table:style-name="ro2">
          <table:table-cell office:value-type="float" office:value="7.54296396">
            <text:p>7.54296396</text:p>
          </table:table-cell>
          <table:table-cell office:value-type="float" office:value="0.35334594">
            <text:p>0.35334594</text:p>
          </table:table-cell>
          <table:table-cell office:value-type="float" office:value="3.110904">
            <text:p>3.11E+000</text:p>
          </table:table-cell>
          <table:table-cell table:number-columns-repeated="4"/>
        </table:table-row>
        <table:table-row table:style-name="ro2">
          <table:table-cell office:value-type="float" office:value="7.54610555">
            <text:p>7.54610555</text:p>
          </table:table-cell>
          <table:table-cell office:value-type="float" office:value="0.3520184">
            <text:p>0.3520184</text:p>
          </table:table-cell>
          <table:table-cell office:value-type="float" office:value="3.14478">
            <text:p>3.14E+000</text:p>
          </table:table-cell>
          <table:table-cell table:number-columns-repeated="4"/>
        </table:table-row>
        <table:table-row table:style-name="ro2">
          <table:table-cell office:value-type="float" office:value="7.54924715">
            <text:p>7.54924715</text:p>
          </table:table-cell>
          <table:table-cell office:value-type="float" office:value="0.3506875">
            <text:p>0.3506875</text:p>
          </table:table-cell>
          <table:table-cell office:value-type="float" office:value="3.179333">
            <text:p>3.18E+000</text:p>
          </table:table-cell>
          <table:table-cell table:number-columns-repeated="4"/>
        </table:table-row>
        <table:table-row table:style-name="ro2">
          <table:table-cell office:value-type="float" office:value="7.55238874">
            <text:p>7.55238874</text:p>
          </table:table-cell>
          <table:table-cell office:value-type="float" office:value="0.34935319">
            <text:p>0.34935319</text:p>
          </table:table-cell>
          <table:table-cell office:value-type="float" office:value="3.214582">
            <text:p>3.21E+000</text:p>
          </table:table-cell>
          <table:table-cell table:number-columns-repeated="4"/>
        </table:table-row>
        <table:table-row table:style-name="ro2">
          <table:table-cell office:value-type="float" office:value="7.55553033">
            <text:p>7.55553033</text:p>
          </table:table-cell>
          <table:table-cell office:value-type="float" office:value="0.34801545">
            <text:p>0.34801545</text:p>
          </table:table-cell>
          <table:table-cell office:value-type="float" office:value="3.250551">
            <text:p>3.25E+000</text:p>
          </table:table-cell>
          <table:table-cell table:number-columns-repeated="4"/>
        </table:table-row>
        <table:table-row table:style-name="ro2">
          <table:table-cell office:value-type="float" office:value="7.55867192">
            <text:p>7.55867192</text:p>
          </table:table-cell>
          <table:table-cell office:value-type="float" office:value="0.34667422">
            <text:p>0.34667422</text:p>
          </table:table-cell>
          <table:table-cell office:value-type="float" office:value="3.287262">
            <text:p>3.29E+000</text:p>
          </table:table-cell>
          <table:table-cell table:number-columns-repeated="4"/>
        </table:table-row>
        <table:table-row table:style-name="ro2">
          <table:table-cell office:value-type="float" office:value="7.56181352">
            <text:p>7.56181352</text:p>
          </table:table-cell>
          <table:table-cell office:value-type="float" office:value="0.34532946">
            <text:p>0.34532946</text:p>
          </table:table-cell>
          <table:table-cell office:value-type="float" office:value="3.324739">
            <text:p>3.32E+000</text:p>
          </table:table-cell>
          <table:table-cell table:number-columns-repeated="4"/>
        </table:table-row>
        <table:table-row table:style-name="ro2">
          <table:table-cell office:value-type="float" office:value="7.56495511">
            <text:p>7.56495511</text:p>
          </table:table-cell>
          <table:table-cell office:value-type="float" office:value="0.34398113">
            <text:p>0.34398113</text:p>
          </table:table-cell>
          <table:table-cell office:value-type="float" office:value="3.363007">
            <text:p>3.36E+000</text:p>
          </table:table-cell>
          <table:table-cell table:number-columns-repeated="4"/>
        </table:table-row>
        <table:table-row table:style-name="ro2">
          <table:table-cell office:value-type="float" office:value="7.5680967">
            <text:p>7.5680967</text:p>
          </table:table-cell>
          <table:table-cell office:value-type="float" office:value="0.34262918">
            <text:p>0.34262918</text:p>
          </table:table-cell>
          <table:table-cell office:value-type="float" office:value="3.402093">
            <text:p>3.40E+000</text:p>
          </table:table-cell>
          <table:table-cell table:number-columns-repeated="4"/>
        </table:table-row>
        <table:table-row table:style-name="ro2">
          <table:table-cell office:value-type="float" office:value="7.5712383">
            <text:p>7.5712383</text:p>
          </table:table-cell>
          <table:table-cell office:value-type="float" office:value="0.34127357">
            <text:p>0.34127357</text:p>
          </table:table-cell>
          <table:table-cell office:value-type="float" office:value="3.442023">
            <text:p>3.44E+000</text:p>
          </table:table-cell>
          <table:table-cell table:number-columns-repeated="4"/>
        </table:table-row>
        <table:table-row table:style-name="ro2">
          <table:table-cell office:value-type="float" office:value="7.57437989">
            <text:p>7.57437989</text:p>
          </table:table-cell>
          <table:table-cell office:value-type="float" office:value="0.33991425">
            <text:p>0.33991425</text:p>
          </table:table-cell>
          <table:table-cell office:value-type="float" office:value="3.482826">
            <text:p>3.48E+000</text:p>
          </table:table-cell>
          <table:table-cell table:number-columns-repeated="4"/>
        </table:table-row>
        <table:table-row table:style-name="ro2">
          <table:table-cell office:value-type="float" office:value="7.57752148">
            <text:p>7.57752148</text:p>
          </table:table-cell>
          <table:table-cell office:value-type="float" office:value="0.33855117">
            <text:p>0.33855117</text:p>
          </table:table-cell>
          <table:table-cell office:value-type="float" office:value="3.524531">
            <text:p>3.52E+000</text:p>
          </table:table-cell>
          <table:table-cell table:number-columns-repeated="4"/>
        </table:table-row>
        <table:table-row table:style-name="ro2">
          <table:table-cell office:value-type="float" office:value="7.58066307">
            <text:p>7.58066307</text:p>
          </table:table-cell>
          <table:table-cell office:value-type="float" office:value="0.33718429">
            <text:p>0.33718429</text:p>
          </table:table-cell>
          <table:table-cell office:value-type="float" office:value="3.567171">
            <text:p>3.57E+000</text:p>
          </table:table-cell>
          <table:table-cell table:number-columns-repeated="4"/>
        </table:table-row>
        <table:table-row table:style-name="ro2">
          <table:table-cell office:value-type="float" office:value="7.58380467">
            <text:p>7.58380467</text:p>
          </table:table-cell>
          <table:table-cell office:value-type="float" office:value="0.33581355">
            <text:p>0.33581355</text:p>
          </table:table-cell>
          <table:table-cell office:value-type="float" office:value="3.610777">
            <text:p>3.61E+000</text:p>
          </table:table-cell>
          <table:table-cell table:number-columns-repeated="4"/>
        </table:table-row>
        <table:table-row table:style-name="ro2">
          <table:table-cell office:value-type="float" office:value="7.58694626">
            <text:p>7.58694626</text:p>
          </table:table-cell>
          <table:table-cell office:value-type="float" office:value="0.3344389">
            <text:p>0.3344389</text:p>
          </table:table-cell>
          <table:table-cell office:value-type="float" office:value="3.655384">
            <text:p>3.66E+000</text:p>
          </table:table-cell>
          <table:table-cell table:number-columns-repeated="4"/>
        </table:table-row>
        <table:table-row table:style-name="ro2">
          <table:table-cell office:value-type="float" office:value="7.59008785">
            <text:p>7.59008785</text:p>
          </table:table-cell>
          <table:table-cell office:value-type="float" office:value="0.3330603">
            <text:p>0.3330603</text:p>
          </table:table-cell>
          <table:table-cell office:value-type="float" office:value="3.701028">
            <text:p>3.70E+000</text:p>
          </table:table-cell>
          <table:table-cell table:number-columns-repeated="4"/>
        </table:table-row>
        <table:table-row table:style-name="ro2">
          <table:table-cell office:value-type="float" office:value="7.59322944">
            <text:p>7.59322944</text:p>
          </table:table-cell>
          <table:table-cell office:value-type="float" office:value="0.33167769">
            <text:p>0.33167769</text:p>
          </table:table-cell>
          <table:table-cell office:value-type="float" office:value="3.747745">
            <text:p>3.75E+000</text:p>
          </table:table-cell>
          <table:table-cell table:number-columns-repeated="4"/>
        </table:table-row>
        <table:table-row table:style-name="ro2">
          <table:table-cell office:value-type="float" office:value="7.59637104">
            <text:p>7.59637104</text:p>
          </table:table-cell>
          <table:table-cell office:value-type="float" office:value="0.33029102">
            <text:p>0.33029102</text:p>
          </table:table-cell>
          <table:table-cell office:value-type="float" office:value="3.795575">
            <text:p>3.80E+000</text:p>
          </table:table-cell>
          <table:table-cell table:number-columns-repeated="4"/>
        </table:table-row>
        <table:table-row table:style-name="ro2">
          <table:table-cell office:value-type="float" office:value="7.59951263">
            <text:p>7.59951263</text:p>
          </table:table-cell>
          <table:table-cell office:value-type="float" office:value="0.32890024">
            <text:p>0.32890024</text:p>
          </table:table-cell>
          <table:table-cell office:value-type="float" office:value="3.84456">
            <text:p>3.84E+000</text:p>
          </table:table-cell>
          <table:table-cell table:number-columns-repeated="4"/>
        </table:table-row>
        <table:table-row table:style-name="ro2">
          <table:table-cell office:value-type="float" office:value="7.60265422">
            <text:p>7.60265422</text:p>
          </table:table-cell>
          <table:table-cell office:value-type="float" office:value="0.32750528">
            <text:p>0.32750528</text:p>
          </table:table-cell>
          <table:table-cell office:value-type="float" office:value="3.894743">
            <text:p>3.89E+000</text:p>
          </table:table-cell>
          <table:table-cell table:number-columns-repeated="4"/>
        </table:table-row>
        <table:table-row table:style-name="ro2">
          <table:table-cell office:value-type="float" office:value="7.60579581">
            <text:p>7.60579581</text:p>
          </table:table-cell>
          <table:table-cell office:value-type="float" office:value="0.32610609">
            <text:p>0.32610609</text:p>
          </table:table-cell>
          <table:table-cell office:value-type="float" office:value="3.946169">
            <text:p>3.95E+000</text:p>
          </table:table-cell>
          <table:table-cell table:number-columns-repeated="4"/>
        </table:table-row>
        <table:table-row table:style-name="ro2">
          <table:table-cell office:value-type="float" office:value="7.60893741">
            <text:p>7.60893741</text:p>
          </table:table-cell>
          <table:table-cell office:value-type="float" office:value="0.32470262">
            <text:p>0.32470262</text:p>
          </table:table-cell>
          <table:table-cell office:value-type="float" office:value="3.998886">
            <text:p>4.00E+000</text:p>
          </table:table-cell>
          <table:table-cell table:number-columns-repeated="4"/>
        </table:table-row>
        <table:table-row table:style-name="ro2">
          <table:table-cell office:value-type="float" office:value="7.612079">
            <text:p>7.612079</text:p>
          </table:table-cell>
          <table:table-cell office:value-type="float" office:value="0.32329481">
            <text:p>0.32329481</text:p>
          </table:table-cell>
          <table:table-cell office:value-type="float" office:value="4.052944">
            <text:p>4.05E+000</text:p>
          </table:table-cell>
          <table:table-cell table:number-columns-repeated="4"/>
        </table:table-row>
        <table:table-row table:style-name="ro2">
          <table:table-cell office:value-type="float" office:value="7.61522059">
            <text:p>7.61522059</text:p>
          </table:table-cell>
          <table:table-cell office:value-type="float" office:value="0.32188259">
            <text:p>0.32188259</text:p>
          </table:table-cell>
          <table:table-cell office:value-type="float" office:value="4.108397">
            <text:p>4.11E+000</text:p>
          </table:table-cell>
          <table:table-cell table:number-columns-repeated="4"/>
        </table:table-row>
        <table:table-row table:style-name="ro2">
          <table:table-cell office:value-type="float" office:value="7.61836218">
            <text:p>7.61836218</text:p>
          </table:table-cell>
          <table:table-cell office:value-type="float" office:value="0.3204659">
            <text:p>0.3204659</text:p>
          </table:table-cell>
          <table:table-cell office:value-type="float" office:value="4.1653">
            <text:p>4.17E+000</text:p>
          </table:table-cell>
          <table:table-cell table:number-columns-repeated="4"/>
        </table:table-row>
        <table:table-row table:style-name="ro2">
          <table:table-cell office:value-type="float" office:value="7.62150378">
            <text:p>7.62150378</text:p>
          </table:table-cell>
          <table:table-cell office:value-type="float" office:value="0.31904469">
            <text:p>0.31904469</text:p>
          </table:table-cell>
          <table:table-cell office:value-type="float" office:value="4.223712">
            <text:p>4.22E+000</text:p>
          </table:table-cell>
          <table:table-cell table:number-columns-repeated="4"/>
        </table:table-row>
        <table:table-row table:style-name="ro2">
          <table:table-cell office:value-type="float" office:value="7.62464537">
            <text:p>7.62464537</text:p>
          </table:table-cell>
          <table:table-cell office:value-type="float" office:value="0.31761889">
            <text:p>0.31761889</text:p>
          </table:table-cell>
          <table:table-cell office:value-type="float" office:value="4.283695">
            <text:p>4.28E+000</text:p>
          </table:table-cell>
          <table:table-cell table:number-columns-repeated="4"/>
        </table:table-row>
        <table:table-row table:style-name="ro2">
          <table:table-cell office:value-type="float" office:value="7.62778696">
            <text:p>7.62778696</text:p>
          </table:table-cell>
          <table:table-cell office:value-type="float" office:value="0.31618843">
            <text:p>0.31618843</text:p>
          </table:table-cell>
          <table:table-cell office:value-type="float" office:value="4.345314">
            <text:p>4.35E+000</text:p>
          </table:table-cell>
          <table:table-cell table:number-columns-repeated="4"/>
        </table:table-row>
        <table:table-row table:style-name="ro2">
          <table:table-cell office:value-type="float" office:value="7.63092856">
            <text:p>7.63092856</text:p>
          </table:table-cell>
          <table:table-cell office:value-type="float" office:value="0.31475325">
            <text:p>0.31475325</text:p>
          </table:table-cell>
          <table:table-cell office:value-type="float" office:value="4.408639">
            <text:p>4.41E+000</text:p>
          </table:table-cell>
          <table:table-cell table:number-columns-repeated="4"/>
        </table:table-row>
        <table:table-row table:style-name="ro2">
          <table:table-cell office:value-type="float" office:value="7.63407015">
            <text:p>7.63407015</text:p>
          </table:table-cell>
          <table:table-cell office:value-type="float" office:value="0.31331328">
            <text:p>0.31331328</text:p>
          </table:table-cell>
          <table:table-cell office:value-type="float" office:value="4.473743">
            <text:p>4.47E+000</text:p>
          </table:table-cell>
          <table:table-cell table:number-columns-repeated="4"/>
        </table:table-row>
        <table:table-row table:style-name="ro2">
          <table:table-cell office:value-type="float" office:value="7.63721174">
            <text:p>7.63721174</text:p>
          </table:table-cell>
          <table:table-cell office:value-type="float" office:value="0.31186845">
            <text:p>0.31186845</text:p>
          </table:table-cell>
          <table:table-cell office:value-type="float" office:value="4.540703">
            <text:p>4.54E+000</text:p>
          </table:table-cell>
          <table:table-cell table:number-columns-repeated="4"/>
        </table:table-row>
        <table:table-row table:style-name="ro2">
          <table:table-cell office:value-type="float" office:value="7.64035333">
            <text:p>7.64035333</text:p>
          </table:table-cell>
          <table:table-cell office:value-type="float" office:value="0.31041869">
            <text:p>0.31041869</text:p>
          </table:table-cell>
          <table:table-cell office:value-type="float" office:value="4.609601">
            <text:p>4.61E+000</text:p>
          </table:table-cell>
          <table:table-cell table:number-columns-repeated="4"/>
        </table:table-row>
        <table:table-row table:style-name="ro2">
          <table:table-cell office:value-type="float" office:value="7.64349493">
            <text:p>7.64349493</text:p>
          </table:table-cell>
          <table:table-cell office:value-type="float" office:value="0.30896392">
            <text:p>0.30896392</text:p>
          </table:table-cell>
          <table:table-cell office:value-type="float" office:value="4.680523">
            <text:p>4.68E+000</text:p>
          </table:table-cell>
          <table:table-cell table:number-columns-repeated="4"/>
        </table:table-row>
        <table:table-row table:style-name="ro2">
          <table:table-cell office:value-type="float" office:value="7.64663652">
            <text:p>7.64663652</text:p>
          </table:table-cell>
          <table:table-cell office:value-type="float" office:value="0.30750408">
            <text:p>0.30750408</text:p>
          </table:table-cell>
          <table:table-cell office:value-type="float" office:value="4.753563">
            <text:p>4.75E+000</text:p>
          </table:table-cell>
          <table:table-cell table:number-columns-repeated="4"/>
        </table:table-row>
        <table:table-row table:style-name="ro2">
          <table:table-cell office:value-type="float" office:value="7.64977811">
            <text:p>7.64977811</text:p>
          </table:table-cell>
          <table:table-cell office:value-type="float" office:value="0.30603909">
            <text:p>0.30603909</text:p>
          </table:table-cell>
          <table:table-cell office:value-type="float" office:value="4.828817">
            <text:p>4.83E+000</text:p>
          </table:table-cell>
          <table:table-cell table:number-columns-repeated="4"/>
        </table:table-row>
        <table:table-row table:style-name="ro2">
          <table:table-cell office:value-type="float" office:value="7.6529197">
            <text:p>7.6529197</text:p>
          </table:table-cell>
          <table:table-cell office:value-type="float" office:value="0.30456886">
            <text:p>0.30456886</text:p>
          </table:table-cell>
          <table:table-cell office:value-type="float" office:value="4.90639">
            <text:p>4.91E+000</text:p>
          </table:table-cell>
          <table:table-cell table:number-columns-repeated="4"/>
        </table:table-row>
        <table:table-row table:style-name="ro2">
          <table:table-cell office:value-type="float" office:value="7.6560613">
            <text:p>7.6560613</text:p>
          </table:table-cell>
          <table:table-cell office:value-type="float" office:value="0.30309333">
            <text:p>0.30309333</text:p>
          </table:table-cell>
          <table:table-cell office:value-type="float" office:value="4.986391">
            <text:p>4.99E+000</text:p>
          </table:table-cell>
          <table:table-cell table:number-columns-repeated="4"/>
        </table:table-row>
        <table:table-row table:style-name="ro2">
          <table:table-cell office:value-type="float" office:value="7.65920289">
            <text:p>7.65920289</text:p>
          </table:table-cell>
          <table:table-cell office:value-type="float" office:value="0.30161241">
            <text:p>0.30161241</text:p>
          </table:table-cell>
          <table:table-cell office:value-type="float" office:value="5.068939">
            <text:p>5.07E+000</text:p>
          </table:table-cell>
          <table:table-cell table:number-columns-repeated="4"/>
        </table:table-row>
        <table:table-row table:style-name="ro2">
          <table:table-cell office:value-type="float" office:value="7.66234448">
            <text:p>7.66234448</text:p>
          </table:table-cell>
          <table:table-cell office:value-type="float" office:value="0.30012601">
            <text:p>0.30012601</text:p>
          </table:table-cell>
          <table:table-cell office:value-type="float" office:value="5.154159">
            <text:p>5.15E+000</text:p>
          </table:table-cell>
          <table:table-cell table:number-columns-repeated="4"/>
        </table:table-row>
        <table:table-row table:style-name="ro2">
          <table:table-cell office:value-type="float" office:value="7.66548607">
            <text:p>7.66548607</text:p>
          </table:table-cell>
          <table:table-cell office:value-type="float" office:value="0.29863406">
            <text:p>0.29863406</text:p>
          </table:table-cell>
          <table:table-cell office:value-type="float" office:value="5.242184">
            <text:p>5.24E+000</text:p>
          </table:table-cell>
          <table:table-cell table:number-columns-repeated="4"/>
        </table:table-row>
        <table:table-row table:style-name="ro2">
          <table:table-cell office:value-type="float" office:value="7.66862767">
            <text:p>7.66862767</text:p>
          </table:table-cell>
          <table:table-cell office:value-type="float" office:value="0.29713646">
            <text:p>0.29713646</text:p>
          </table:table-cell>
          <table:table-cell office:value-type="float" office:value="5.333156">
            <text:p>5.33E+000</text:p>
          </table:table-cell>
          <table:table-cell table:number-columns-repeated="4"/>
        </table:table-row>
        <table:table-row table:style-name="ro2">
          <table:table-cell office:value-type="float" office:value="7.67176926">
            <text:p>7.67176926</text:p>
          </table:table-cell>
          <table:table-cell office:value-type="float" office:value="0.29563313">
            <text:p>0.29563313</text:p>
          </table:table-cell>
          <table:table-cell office:value-type="float" office:value="5.427229">
            <text:p>5.43E+000</text:p>
          </table:table-cell>
          <table:table-cell table:number-columns-repeated="4"/>
        </table:table-row>
        <table:table-row table:style-name="ro2">
          <table:table-cell office:value-type="float" office:value="7.67491085">
            <text:p>7.67491085</text:p>
          </table:table-cell>
          <table:table-cell office:value-type="float" office:value="0.29412398">
            <text:p>0.29412398</text:p>
          </table:table-cell>
          <table:table-cell office:value-type="float" office:value="5.524566">
            <text:p>5.52E+000</text:p>
          </table:table-cell>
          <table:table-cell table:number-columns-repeated="4"/>
        </table:table-row>
        <table:table-row table:style-name="ro2">
          <table:table-cell office:value-type="float" office:value="7.67805245">
            <text:p>7.67805245</text:p>
          </table:table-cell>
          <table:table-cell office:value-type="float" office:value="0.29260891">
            <text:p>0.29260891</text:p>
          </table:table-cell>
          <table:table-cell office:value-type="float" office:value="5.625341">
            <text:p>5.63E+000</text:p>
          </table:table-cell>
          <table:table-cell table:number-columns-repeated="4"/>
        </table:table-row>
        <table:table-row table:style-name="ro2">
          <table:table-cell office:value-type="float" office:value="7.68119404">
            <text:p>7.68119404</text:p>
          </table:table-cell>
          <table:table-cell office:value-type="float" office:value="0.29108783">
            <text:p>0.29108783</text:p>
          </table:table-cell>
          <table:table-cell office:value-type="float" office:value="5.729742">
            <text:p>5.73E+000</text:p>
          </table:table-cell>
          <table:table-cell table:number-columns-repeated="4"/>
        </table:table-row>
        <table:table-row table:style-name="ro2">
          <table:table-cell office:value-type="float" office:value="7.68433563">
            <text:p>7.68433563</text:p>
          </table:table-cell>
          <table:table-cell office:value-type="float" office:value="0.28956063">
            <text:p>0.28956063</text:p>
          </table:table-cell>
          <table:table-cell office:value-type="float" office:value="5.83797">
            <text:p>5.84E+000</text:p>
          </table:table-cell>
          <table:table-cell table:number-columns-repeated="4"/>
        </table:table-row>
        <table:table-row table:style-name="ro2">
          <table:table-cell office:value-type="float" office:value="7.68747722">
            <text:p>7.68747722</text:p>
          </table:table-cell>
          <table:table-cell office:value-type="float" office:value="0.28802723">
            <text:p>0.28802723</text:p>
          </table:table-cell>
          <table:table-cell office:value-type="float" office:value="5.950243">
            <text:p>5.95E+000</text:p>
          </table:table-cell>
          <table:table-cell table:number-columns-repeated="4"/>
        </table:table-row>
        <table:table-row table:style-name="ro2">
          <table:table-cell office:value-type="float" office:value="7.69061882">
            <text:p>7.69061882</text:p>
          </table:table-cell>
          <table:table-cell office:value-type="float" office:value="0.28648751">
            <text:p>0.28648751</text:p>
          </table:table-cell>
          <table:table-cell office:value-type="float" office:value="6.066793">
            <text:p>6.07E+000</text:p>
          </table:table-cell>
          <table:table-cell table:number-columns-repeated="4"/>
        </table:table-row>
        <table:table-row table:style-name="ro2">
          <table:table-cell office:value-type="float" office:value="7.69376041">
            <text:p>7.69376041</text:p>
          </table:table-cell>
          <table:table-cell office:value-type="float" office:value="0.28494138">
            <text:p>0.28494138</text:p>
          </table:table-cell>
          <table:table-cell office:value-type="float" office:value="6.187872">
            <text:p>6.19E+000</text:p>
          </table:table-cell>
          <table:table-cell table:number-columns-repeated="4"/>
        </table:table-row>
        <table:table-row table:style-name="ro2">
          <table:table-cell office:value-type="float" office:value="7.696902">
            <text:p>7.696902</text:p>
          </table:table-cell>
          <table:table-cell office:value-type="float" office:value="0.28338871">
            <text:p>0.28338871</text:p>
          </table:table-cell>
          <table:table-cell office:value-type="float" office:value="6.313752">
            <text:p>6.31E+000</text:p>
          </table:table-cell>
          <table:table-cell table:number-columns-repeated="4"/>
        </table:table-row>
        <table:table-row table:style-name="ro2">
          <table:table-cell office:value-type="float" office:value="7.70004359">
            <text:p>7.70004359</text:p>
          </table:table-cell>
          <table:table-cell office:value-type="float" office:value="0.28182941">
            <text:p>0.28182941</text:p>
          </table:table-cell>
          <table:table-cell office:value-type="float" office:value="6.444726">
            <text:p>6.44E+000</text:p>
          </table:table-cell>
          <table:table-cell table:number-columns-repeated="4"/>
        </table:table-row>
        <table:table-row table:style-name="ro2">
          <table:table-cell office:value-type="float" office:value="7.70318519">
            <text:p>7.70318519</text:p>
          </table:table-cell>
          <table:table-cell office:value-type="float" office:value="0.28026336">
            <text:p>0.28026336</text:p>
          </table:table-cell>
          <table:table-cell office:value-type="float" office:value="6.581114">
            <text:p>6.58E+000</text:p>
          </table:table-cell>
          <table:table-cell table:number-columns-repeated="4"/>
        </table:table-row>
        <table:table-row table:style-name="ro2">
          <table:table-cell office:value-type="float" office:value="7.70632678">
            <text:p>7.70632678</text:p>
          </table:table-cell>
          <table:table-cell office:value-type="float" office:value="0.27869044">
            <text:p>0.27869044</text:p>
          </table:table-cell>
          <table:table-cell office:value-type="float" office:value="6.723261">
            <text:p>6.72E+000</text:p>
          </table:table-cell>
          <table:table-cell table:number-columns-repeated="4"/>
        </table:table-row>
        <table:table-row table:style-name="ro2">
          <table:table-cell office:value-type="float" office:value="7.70946837">
            <text:p>7.70946837</text:p>
          </table:table-cell>
          <table:table-cell office:value-type="float" office:value="0.27711053">
            <text:p>0.27711053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  <table:table-row table:style-name="ro2">
          <table:table-cell office:value-type="float" office:value="7.71260996">
            <text:p>7.71260996</text:p>
          </table:table-cell>
          <table:table-cell office:value-type="float" office:value="0.2755235">
            <text:p>0.2755235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7.71575156">
            <text:p>7.71575156</text:p>
          </table:table-cell>
          <table:table-cell office:value-type="float" office:value="0.27392924">
            <text:p>0.27392924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7.71889315">
            <text:p>7.71889315</text:p>
          </table:table-cell>
          <table:table-cell office:value-type="float" office:value="0.2723276">
            <text:p>0.2723276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7.72203474">
            <text:p>7.72203474</text:p>
          </table:table-cell>
          <table:table-cell office:value-type="float" office:value="0.27071847">
            <text:p>0.27071847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7.72517634">
            <text:p>7.72517634</text:p>
          </table:table-cell>
          <table:table-cell office:value-type="float" office:value="0.26910169">
            <text:p>0.26910169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7.72831793">
            <text:p>7.72831793</text:p>
          </table:table-cell>
          <table:table-cell office:value-type="float" office:value="0.26747713">
            <text:p>0.26747713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7.73145952">
            <text:p>7.73145952</text:p>
          </table:table-cell>
          <table:table-cell office:value-type="float" office:value="0.26584464">
            <text:p>0.26584464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7.73460111">
            <text:p>7.73460111</text:p>
          </table:table-cell>
          <table:table-cell office:value-type="float" office:value="0.26420407">
            <text:p>0.26420407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7.73774271">
            <text:p>7.73774271</text:p>
          </table:table-cell>
          <table:table-cell office:value-type="float" office:value="0.26255526">
            <text:p>0.26255526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7.7408843">
            <text:p>7.7408843</text:p>
          </table:table-cell>
          <table:table-cell office:value-type="float" office:value="0.26089806">
            <text:p>0.26089806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7.74402589">
            <text:p>7.74402589</text:p>
          </table:table-cell>
          <table:table-cell office:value-type="float" office:value="0.2592323">
            <text:p>0.2592323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7.74716748">
            <text:p>7.74716748</text:p>
          </table:table-cell>
          <table:table-cell office:value-type="float" office:value="0.25755782">
            <text:p>0.25755782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7.75030908">
            <text:p>7.75030908</text:p>
          </table:table-cell>
          <table:table-cell office:value-type="float" office:value="0.25587443">
            <text:p>0.25587443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7.75345067">
            <text:p>7.75345067</text:p>
          </table:table-cell>
          <table:table-cell office:value-type="float" office:value="0.25418197">
            <text:p>0.25418197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7.75659226">
            <text:p>7.75659226</text:p>
          </table:table-cell>
          <table:table-cell office:value-type="float" office:value="0.25248023">
            <text:p>0.25248023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7.75973385">
            <text:p>7.75973385</text:p>
          </table:table-cell>
          <table:table-cell office:value-type="float" office:value="0.25076903">
            <text:p>0.25076903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7.76287545">
            <text:p>7.76287545</text:p>
          </table:table-cell>
          <table:table-cell office:value-type="float" office:value="0.24904818">
            <text:p>0.24904818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7.76601704">
            <text:p>7.76601704</text:p>
          </table:table-cell>
          <table:table-cell office:value-type="float" office:value="0.24731746">
            <text:p>0.24731746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7.76915863">
            <text:p>7.76915863</text:p>
          </table:table-cell>
          <table:table-cell office:value-type="float" office:value="0.24557666">
            <text:p>0.24557666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7.77230022">
            <text:p>7.77230022</text:p>
          </table:table-cell>
          <table:table-cell office:value-type="float" office:value="0.24382557">
            <text:p>0.24382557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7.77544182">
            <text:p>7.77544182</text:p>
          </table:table-cell>
          <table:table-cell office:value-type="float" office:value="0.24206396">
            <text:p>0.24206396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7.77858341">
            <text:p>7.77858341</text:p>
          </table:table-cell>
          <table:table-cell office:value-type="float" office:value="0.24029159">
            <text:p>0.24029159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7.781725">
            <text:p>7.781725</text:p>
          </table:table-cell>
          <table:table-cell office:value-type="float" office:value="0.23850822">
            <text:p>0.23850822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7.7848666">
            <text:p>7.7848666</text:p>
          </table:table-cell>
          <table:table-cell office:value-type="float" office:value="0.2367136">
            <text:p>0.2367136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7.78800819">
            <text:p>7.78800819</text:p>
          </table:table-cell>
          <table:table-cell office:value-type="float" office:value="0.23490746">
            <text:p>0.23490746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7.79114978">
            <text:p>7.79114978</text:p>
          </table:table-cell>
          <table:table-cell office:value-type="float" office:value="0.23308954">
            <text:p>0.23308954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7.79429137">
            <text:p>7.79429137</text:p>
          </table:table-cell>
          <table:table-cell office:value-type="float" office:value="0.23125956">
            <text:p>0.23125956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7.79743297">
            <text:p>7.79743297</text:p>
          </table:table-cell>
          <table:table-cell office:value-type="float" office:value="0.22941721">
            <text:p>0.22941721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7.80057456">
            <text:p>7.80057456</text:p>
          </table:table-cell>
          <table:table-cell office:value-type="float" office:value="0.2275622">
            <text:p>0.2275622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7.80371615">
            <text:p>7.80371615</text:p>
          </table:table-cell>
          <table:table-cell office:value-type="float" office:value="0.22569422">
            <text:p>0.22569422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7.80685774">
            <text:p>7.80685774</text:p>
          </table:table-cell>
          <table:table-cell office:value-type="float" office:value="0.22381292">
            <text:p>0.22381292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7.80999934">
            <text:p>7.80999934</text:p>
          </table:table-cell>
          <table:table-cell office:value-type="float" office:value="0.22191798">
            <text:p>0.22191798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7.81314093">
            <text:p>7.81314093</text:p>
          </table:table-cell>
          <table:table-cell office:value-type="float" office:value="0.22000903">
            <text:p>0.22000903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7.81628252">
            <text:p>7.81628252</text:p>
          </table:table-cell>
          <table:table-cell office:value-type="float" office:value="0.2180857">
            <text:p>0.2180857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7.81942411">
            <text:p>7.81942411</text:p>
          </table:table-cell>
          <table:table-cell office:value-type="float" office:value="0.21614761">
            <text:p>0.21614761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7.82256571">
            <text:p>7.82256571</text:p>
          </table:table-cell>
          <table:table-cell office:value-type="float" office:value="0.21419435">
            <text:p>0.21419435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7.8257073">
            <text:p>7.8257073</text:p>
          </table:table-cell>
          <table:table-cell office:value-type="float" office:value="0.2122255">
            <text:p>0.2122255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7.82884889">
            <text:p>7.82884889</text:p>
          </table:table-cell>
          <table:table-cell office:value-type="float" office:value="0.21024061">
            <text:p>0.21024061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7.83199049">
            <text:p>7.83199049</text:p>
          </table:table-cell>
          <table:table-cell office:value-type="float" office:value="0.20823923">
            <text:p>0.20823923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7.83513208">
            <text:p>7.83513208</text:p>
          </table:table-cell>
          <table:table-cell office:value-type="float" office:value="0.20622087">
            <text:p>0.20622087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7.83827367">
            <text:p>7.83827367</text:p>
          </table:table-cell>
          <table:table-cell office:value-type="float" office:value="0.20418501">
            <text:p>0.20418501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7.84141526">
            <text:p>7.84141526</text:p>
          </table:table-cell>
          <table:table-cell office:value-type="float" office:value="0.20213114">
            <text:p>0.20213114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7.84455686">
            <text:p>7.84455686</text:p>
          </table:table-cell>
          <table:table-cell office:value-type="float" office:value="0.20005869">
            <text:p>0.20005869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7.84769845">
            <text:p>7.84769845</text:p>
          </table:table-cell>
          <table:table-cell office:value-type="float" office:value="0.19796707">
            <text:p>0.19796707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7.85084004">
            <text:p>7.85084004</text:p>
          </table:table-cell>
          <table:table-cell office:value-type="float" office:value="0.19585567">
            <text:p>0.19585567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7.85398163">
            <text:p>7.85398163</text:p>
          </table:table-cell>
          <table:table-cell office:value-type="float" office:value="0.19372383">
            <text:p>0.19372383</text:p>
          </table:table-cell>
          <table:table-cell office:value-type="float" office:value="3.266248E+015">
            <text:p>3.27E+015</text:p>
          </table:table-cell>
          <table:table-cell table:number-columns-repeated="4"/>
        </table:table-row>
        <table:table-row table:style-name="ro2">
          <table:table-cell office:value-type="float" office:value="7.85712323">
            <text:p>7.85712323</text:p>
          </table:table-cell>
          <table:table-cell office:value-type="float" office:value="-0.19157086">
            <text:p>-0.19157086</text:p>
          </table:table-cell>
          <table:table-cell office:value-type="float" office:value="318.3088">
            <text:p>3.18E+002</text:p>
          </table:table-cell>
          <table:table-cell table:number-columns-repeated="4"/>
        </table:table-row>
        <table:table-row table:style-name="ro2">
          <table:table-cell office:value-type="float" office:value="7.86026482">
            <text:p>7.86026482</text:p>
          </table:table-cell>
          <table:table-cell office:value-type="float" office:value="-0.18939605">
            <text:p>-0.18939605</text:p>
          </table:table-cell>
          <table:table-cell office:value-type="float" office:value="159.1528">
            <text:p>1.59E+002</text:p>
          </table:table-cell>
          <table:table-cell table:number-columns-repeated="4"/>
        </table:table-row>
        <table:table-row table:style-name="ro2">
          <table:table-cell office:value-type="float" office:value="7.86340641">
            <text:p>7.86340641</text:p>
          </table:table-cell>
          <table:table-cell office:value-type="float" office:value="-0.18719863">
            <text:p>-0.18719863</text:p>
          </table:table-cell>
          <table:table-cell office:value-type="float" office:value="106.1002">
            <text:p>1.06E+002</text:p>
          </table:table-cell>
          <table:table-cell table:number-columns-repeated="4"/>
        </table:table-row>
        <table:table-row table:style-name="ro2">
          <table:table-cell office:value-type="float" office:value="7.866548">
            <text:p>7.866548</text:p>
          </table:table-cell>
          <table:table-cell office:value-type="float" office:value="-0.18497778">
            <text:p>-0.18497778</text:p>
          </table:table-cell>
          <table:table-cell office:value-type="float" office:value="79.57328">
            <text:p>7.96E+001</text:p>
          </table:table-cell>
          <table:table-cell table:number-columns-repeated="4"/>
        </table:table-row>
        <table:table-row table:style-name="ro2">
          <table:table-cell office:value-type="float" office:value="7.8696896">
            <text:p>7.8696896</text:p>
          </table:table-cell>
          <table:table-cell office:value-type="float" office:value="-0.18273265">
            <text:p>-0.18273265</text:p>
          </table:table-cell>
          <table:table-cell office:value-type="float" office:value="63.65674">
            <text:p>6.37E+001</text:p>
          </table:table-cell>
          <table:table-cell table:number-columns-repeated="4"/>
        </table:table-row>
        <table:table-row table:style-name="ro2">
          <table:table-cell office:value-type="float" office:value="7.87283119">
            <text:p>7.87283119</text:p>
          </table:table-cell>
          <table:table-cell office:value-type="float" office:value="-0.18046233">
            <text:p>-0.18046233</text:p>
          </table:table-cell>
          <table:table-cell office:value-type="float" office:value="53.04536">
            <text:p>5.30E+001</text:p>
          </table:table-cell>
          <table:table-cell table:number-columns-repeated="4"/>
        </table:table-row>
        <table:table-row table:style-name="ro2">
          <table:table-cell office:value-type="float" office:value="7.87597278">
            <text:p>7.87597278</text:p>
          </table:table-cell>
          <table:table-cell office:value-type="float" office:value="-0.17816585">
            <text:p>-0.17816585</text:p>
          </table:table-cell>
          <table:table-cell office:value-type="float" office:value="45.46551">
            <text:p>4.55E+001</text:p>
          </table:table-cell>
          <table:table-cell table:number-columns-repeated="4"/>
        </table:table-row>
        <table:table-row table:style-name="ro2">
          <table:table-cell office:value-type="float" office:value="7.87911438">
            <text:p>7.87911438</text:p>
          </table:table-cell>
          <table:table-cell office:value-type="float" office:value="-0.17584218">
            <text:p>-0.17584218</text:p>
          </table:table-cell>
          <table:table-cell office:value-type="float" office:value="39.78036">
            <text:p>3.98E+001</text:p>
          </table:table-cell>
          <table:table-cell table:number-columns-repeated="4"/>
        </table:table-row>
        <table:table-row table:style-name="ro2">
          <table:table-cell office:value-type="float" office:value="7.88225597">
            <text:p>7.88225597</text:p>
          </table:table-cell>
          <table:table-cell office:value-type="float" office:value="-0.17349023">
            <text:p>-0.17349023</text:p>
          </table:table-cell>
          <table:table-cell office:value-type="float" office:value="35.35834">
            <text:p>3.54E+001</text:p>
          </table:table-cell>
          <table:table-cell table:number-columns-repeated="4"/>
        </table:table-row>
        <table:table-row table:style-name="ro2">
          <table:table-cell office:value-type="float" office:value="7.88539756">
            <text:p>7.88539756</text:p>
          </table:table-cell>
          <table:table-cell office:value-type="float" office:value="-0.17110881">
            <text:p>-0.17110881</text:p>
          </table:table-cell>
          <table:table-cell office:value-type="float" office:value="31.82052">
            <text:p>3.18E+001</text:p>
          </table:table-cell>
          <table:table-cell table:number-columns-repeated="4"/>
        </table:table-row>
        <table:table-row table:style-name="ro2">
          <table:table-cell office:value-type="float" office:value="7.88853915">
            <text:p>7.88853915</text:p>
          </table:table-cell>
          <table:table-cell office:value-type="float" office:value="-0.16869669">
            <text:p>-0.16869669</text:p>
          </table:table-cell>
          <table:table-cell office:value-type="float" office:value="28.92574">
            <text:p>2.89E+001</text:p>
          </table:table-cell>
          <table:table-cell table:number-columns-repeated="4"/>
        </table:table-row>
        <table:table-row table:style-name="ro2">
          <table:table-cell office:value-type="float" office:value="7.89168075">
            <text:p>7.89168075</text:p>
          </table:table-cell>
          <table:table-cell office:value-type="float" office:value="-0.16625252">
            <text:p>-0.16625252</text:p>
          </table:table-cell>
          <table:table-cell office:value-type="float" office:value="26.51326">
            <text:p>2.65E+001</text:p>
          </table:table-cell>
          <table:table-cell table:number-columns-repeated="4"/>
        </table:table-row>
        <table:table-row table:style-name="ro2">
          <table:table-cell office:value-type="float" office:value="7.89482234">
            <text:p>7.89482234</text:p>
          </table:table-cell>
          <table:table-cell office:value-type="float" office:value="-0.16377486">
            <text:p>-0.16377486</text:p>
          </table:table-cell>
          <table:table-cell office:value-type="float" office:value="24.47176">
            <text:p>2.45E+001</text:p>
          </table:table-cell>
          <table:table-cell table:number-columns-repeated="4"/>
        </table:table-row>
        <table:table-row table:style-name="ro2">
          <table:table-cell office:value-type="float" office:value="7.89796393">
            <text:p>7.89796393</text:p>
          </table:table-cell>
          <table:table-cell office:value-type="float" office:value="-0.16126216">
            <text:p>-0.16126216</text:p>
          </table:table-cell>
          <table:table-cell office:value-type="float" office:value="22.72176">
            <text:p>2.27E+001</text:p>
          </table:table-cell>
          <table:table-cell table:number-columns-repeated="4"/>
        </table:table-row>
        <table:table-row table:style-name="ro2">
          <table:table-cell office:value-type="float" office:value="7.90110552">
            <text:p>7.90110552</text:p>
          </table:table-cell>
          <table:table-cell office:value-type="float" office:value="-0.15871275">
            <text:p>-0.15871275</text:p>
          </table:table-cell>
          <table:table-cell office:value-type="float" office:value="21.20495">
            <text:p>2.12E+001</text:p>
          </table:table-cell>
          <table:table-cell table:number-columns-repeated="4"/>
        </table:table-row>
        <table:table-row table:style-name="ro2">
          <table:table-cell office:value-type="float" office:value="7.90424712">
            <text:p>7.90424712</text:p>
          </table:table-cell>
          <table:table-cell office:value-type="float" office:value="-0.15612483">
            <text:p>-0.15612483</text:p>
          </table:table-cell>
          <table:table-cell office:value-type="float" office:value="19.87761">
            <text:p>1.99E+001</text:p>
          </table:table-cell>
          <table:table-cell table:number-columns-repeated="4"/>
        </table:table-row>
        <table:table-row table:style-name="ro2">
          <table:table-cell office:value-type="float" office:value="7.90738871">
            <text:p>7.90738871</text:p>
          </table:table-cell>
          <table:table-cell office:value-type="float" office:value="-0.15349645">
            <text:p>-0.15349645</text:p>
          </table:table-cell>
          <table:table-cell office:value-type="float" office:value="18.70631">
            <text:p>1.87E+001</text:p>
          </table:table-cell>
          <table:table-cell table:number-columns-repeated="4"/>
        </table:table-row>
        <table:table-row table:style-name="ro2">
          <table:table-cell office:value-type="float" office:value="7.9105303">
            <text:p>7.9105303</text:p>
          </table:table-cell>
          <table:table-cell office:value-type="float" office:value="-0.15082548">
            <text:p>-0.15082548</text:p>
          </table:table-cell>
          <table:table-cell office:value-type="float" office:value="17.66503">
            <text:p>1.77E+001</text:p>
          </table:table-cell>
          <table:table-cell table:number-columns-repeated="4"/>
        </table:table-row>
        <table:table-row table:style-name="ro2">
          <table:table-cell office:value-type="float" office:value="7.91367189">
            <text:p>7.91367189</text:p>
          </table:table-cell>
          <table:table-cell office:value-type="float" office:value="-0.14810962">
            <text:p>-0.14810962</text:p>
          </table:table-cell>
          <table:table-cell office:value-type="float" office:value="16.73325">
            <text:p>1.67E+001</text:p>
          </table:table-cell>
          <table:table-cell table:number-columns-repeated="4"/>
        </table:table-row>
        <table:table-row table:style-name="ro2">
          <table:table-cell office:value-type="float" office:value="7.91681349">
            <text:p>7.91681349</text:p>
          </table:table-cell>
          <table:table-cell office:value-type="float" office:value="-0.14534634">
            <text:p>-0.14534634</text:p>
          </table:table-cell>
          <table:table-cell office:value-type="float" office:value="15.89454">
            <text:p>1.59E+001</text:p>
          </table:table-cell>
          <table:table-cell table:number-columns-repeated="4"/>
        </table:table-row>
        <table:table-row table:style-name="ro2">
          <table:table-cell office:value-type="float" office:value="7.91995508">
            <text:p>7.91995508</text:p>
          </table:table-cell>
          <table:table-cell office:value-type="float" office:value="-0.14253289">
            <text:p>-0.14253289</text:p>
          </table:table-cell>
          <table:table-cell office:value-type="float" office:value="15.13562">
            <text:p>1.51E+001</text:p>
          </table:table-cell>
          <table:table-cell table:number-columns-repeated="4"/>
        </table:table-row>
        <table:table-row table:style-name="ro2">
          <table:table-cell office:value-type="float" office:value="7.92309667">
            <text:p>7.92309667</text:p>
          </table:table-cell>
          <table:table-cell office:value-type="float" office:value="-0.13966622">
            <text:p>-0.13966622</text:p>
          </table:table-cell>
          <table:table-cell office:value-type="float" office:value="14.44559">
            <text:p>1.44E+001</text:p>
          </table:table-cell>
          <table:table-cell table:number-columns-repeated="4"/>
        </table:table-row>
        <table:table-row table:style-name="ro2">
          <table:table-cell office:value-type="float" office:value="7.92623827">
            <text:p>7.92623827</text:p>
          </table:table-cell>
          <table:table-cell office:value-type="float" office:value="-0.13674298">
            <text:p>-0.13674298</text:p>
          </table:table-cell>
          <table:table-cell office:value-type="float" office:value="13.81547">
            <text:p>1.38E+001</text:p>
          </table:table-cell>
          <table:table-cell table:number-columns-repeated="4"/>
        </table:table-row>
        <table:table-row table:style-name="ro2">
          <table:table-cell office:value-type="float" office:value="7.92937986">
            <text:p>7.92937986</text:p>
          </table:table-cell>
          <table:table-cell office:value-type="float" office:value="-0.13375946">
            <text:p>-0.13375946</text:p>
          </table:table-cell>
          <table:table-cell office:value-type="float" office:value="13.23777">
            <text:p>1.32E+001</text:p>
          </table:table-cell>
          <table:table-cell table:number-columns-repeated="4"/>
        </table:table-row>
        <table:table-row table:style-name="ro2">
          <table:table-cell office:value-type="float" office:value="7.93252145">
            <text:p>7.93252145</text:p>
          </table:table-cell>
          <table:table-cell office:value-type="float" office:value="-0.13071152">
            <text:p>-0.13071152</text:p>
          </table:table-cell>
          <table:table-cell office:value-type="float" office:value="12.7062">
            <text:p>1.27E+001</text:p>
          </table:table-cell>
          <table:table-cell table:number-columns-repeated="4"/>
        </table:table-row>
        <table:table-row table:style-name="ro2">
          <table:table-cell office:value-type="float" office:value="7.93566304">
            <text:p>7.93566304</text:p>
          </table:table-cell>
          <table:table-cell office:value-type="float" office:value="-0.12759455">
            <text:p>-0.12759455</text:p>
          </table:table-cell>
          <table:table-cell office:value-type="float" office:value="12.21545">
            <text:p>1.22E+001</text:p>
          </table:table-cell>
          <table:table-cell table:number-columns-repeated="4"/>
        </table:table-row>
        <table:table-row table:style-name="ro2">
          <table:table-cell office:value-type="float" office:value="7.93880464">
            <text:p>7.93880464</text:p>
          </table:table-cell>
          <table:table-cell office:value-type="float" office:value="-0.12440333">
            <text:p>-0.12440333</text:p>
          </table:table-cell>
          <table:table-cell office:value-type="float" office:value="11.76097">
            <text:p>1.18E+001</text:p>
          </table:table-cell>
          <table:table-cell table:number-columns-repeated="4"/>
        </table:table-row>
        <table:table-row table:style-name="ro2">
          <table:table-cell office:value-type="float" office:value="7.94194623">
            <text:p>7.94194623</text:p>
          </table:table-cell>
          <table:table-cell office:value-type="float" office:value="-0.12113202">
            <text:p>-0.12113202</text:p>
          </table:table-cell>
          <table:table-cell office:value-type="float" office:value="11.33887">
            <text:p>1.13E+001</text:p>
          </table:table-cell>
          <table:table-cell table:number-columns-repeated="4"/>
        </table:table-row>
        <table:table-row table:style-name="ro2">
          <table:table-cell office:value-type="float" office:value="7.94508782">
            <text:p>7.94508782</text:p>
          </table:table-cell>
          <table:table-cell office:value-type="float" office:value="-0.11777391">
            <text:p>-0.11777391</text:p>
          </table:table-cell>
          <table:table-cell office:value-type="float" office:value="10.94582">
            <text:p>1.09E+001</text:p>
          </table:table-cell>
          <table:table-cell table:number-columns-repeated="4"/>
        </table:table-row>
        <table:table-row table:style-name="ro2">
          <table:table-cell office:value-type="float" office:value="7.94822941">
            <text:p>7.94822941</text:p>
          </table:table-cell>
          <table:table-cell office:value-type="float" office:value="-0.11432136">
            <text:p>-0.11432136</text:p>
          </table:table-cell>
          <table:table-cell office:value-type="float" office:value="10.57889">
            <text:p>1.06E+001</text:p>
          </table:table-cell>
          <table:table-cell table:number-columns-repeated="4"/>
        </table:table-row>
        <table:table-row table:style-name="ro2">
          <table:table-cell office:value-type="float" office:value="7.95137101">
            <text:p>7.95137101</text:p>
          </table:table-cell>
          <table:table-cell office:value-type="float" office:value="-0.11076553">
            <text:p>-0.11076553</text:p>
          </table:table-cell>
          <table:table-cell office:value-type="float" office:value="10.23558">
            <text:p>1.02E+001</text:p>
          </table:table-cell>
          <table:table-cell table:number-columns-repeated="4"/>
        </table:table-row>
        <table:table-row table:style-name="ro2">
          <table:table-cell office:value-type="float" office:value="7.9545126">
            <text:p>7.9545126</text:p>
          </table:table-cell>
          <table:table-cell office:value-type="float" office:value="-0.10709613">
            <text:p>-0.10709613</text:p>
          </table:table-cell>
          <table:table-cell office:value-type="float" office:value="9.913651">
            <text:p>9.91E+000</text:p>
          </table:table-cell>
          <table:table-cell table:number-columns-repeated="4"/>
        </table:table-row>
        <table:table-row table:style-name="ro2">
          <table:table-cell office:value-type="float" office:value="7.95765419">
            <text:p>7.95765419</text:p>
          </table:table-cell>
          <table:table-cell office:value-type="float" office:value="-0.10330104">
            <text:p>-0.10330104</text:p>
          </table:table-cell>
          <table:table-cell office:value-type="float" office:value="9.611172">
            <text:p>9.61E+000</text:p>
          </table:table-cell>
          <table:table-cell table:number-columns-repeated="4"/>
        </table:table-row>
        <table:table-row table:style-name="ro2">
          <table:table-cell office:value-type="float" office:value="7.96079578">
            <text:p>7.96079578</text:p>
          </table:table-cell>
          <table:table-cell office:value-type="float" office:value="-0.09936585">
            <text:p>-0.09936585</text:p>
          </table:table-cell>
          <table:table-cell office:value-type="float" office:value="9.326424">
            <text:p>9.33E+000</text:p>
          </table:table-cell>
          <table:table-cell table:number-columns-repeated="4"/>
        </table:table-row>
        <table:table-row table:style-name="ro2">
          <table:table-cell office:value-type="float" office:value="7.96393738">
            <text:p>7.96393738</text:p>
          </table:table-cell>
          <table:table-cell office:value-type="float" office:value="-0.09527322">
            <text:p>-0.09527322</text:p>
          </table:table-cell>
          <table:table-cell office:value-type="float" office:value="9.057887">
            <text:p>9.06E+000</text:p>
          </table:table-cell>
          <table:table-cell table:number-columns-repeated="4"/>
        </table:table-row>
        <table:table-row table:style-name="ro2">
          <table:table-cell office:value-type="float" office:value="7.96707897">
            <text:p>7.96707897</text:p>
          </table:table-cell>
          <table:table-cell office:value-type="float" office:value="-0.09100187">
            <text:p>-0.09100187</text:p>
          </table:table-cell>
          <table:table-cell office:value-type="float" office:value="8.80421">
            <text:p>8.80E+000</text:p>
          </table:table-cell>
          <table:table-cell table:number-columns-repeated="4"/>
        </table:table-row>
        <table:table-row table:style-name="ro2">
          <table:table-cell office:value-type="float" office:value="7.97022056">
            <text:p>7.97022056</text:p>
          </table:table-cell>
          <table:table-cell office:value-type="float" office:value="-0.08652535">
            <text:p>-0.08652535</text:p>
          </table:table-cell>
          <table:table-cell office:value-type="float" office:value="8.564189">
            <text:p>8.56E+000</text:p>
          </table:table-cell>
          <table:table-cell table:number-columns-repeated="4"/>
        </table:table-row>
        <table:table-row table:style-name="ro2">
          <table:table-cell office:value-type="float" office:value="7.97336215">
            <text:p>7.97336215</text:p>
          </table:table-cell>
          <table:table-cell office:value-type="float" office:value="-0.08180997">
            <text:p>-0.08180997</text:p>
          </table:table-cell>
          <table:table-cell office:value-type="float" office:value="8.336745">
            <text:p>8.34E+000</text:p>
          </table:table-cell>
          <table:table-cell table:number-columns-repeated="4"/>
        </table:table-row>
        <table:table-row table:style-name="ro2">
          <table:table-cell office:value-type="float" office:value="7.97650375">
            <text:p>7.97650375</text:p>
          </table:table-cell>
          <table:table-cell office:value-type="float" office:value="-0.07681174">
            <text:p>-0.07681174</text:p>
          </table:table-cell>
          <table:table-cell office:value-type="float" office:value="8.12091">
            <text:p>8.12E+000</text:p>
          </table:table-cell>
          <table:table-cell table:number-columns-repeated="4"/>
        </table:table-row>
        <table:table-row table:style-name="ro2">
          <table:table-cell office:value-type="float" office:value="7.97964534">
            <text:p>7.97964534</text:p>
          </table:table-cell>
          <table:table-cell office:value-type="float" office:value="-0.07147134">
            <text:p>-0.07147134</text:p>
          </table:table-cell>
          <table:table-cell office:value-type="float" office:value="7.915815">
            <text:p>7.92E+000</text:p>
          </table:table-cell>
          <table:table-cell table:number-columns-repeated="4"/>
        </table:table-row>
        <table:table-row table:style-name="ro2">
          <table:table-cell office:value-type="float" office:value="7.98278693">
            <text:p>7.98278693</text:p>
          </table:table-cell>
          <table:table-cell office:value-type="float" office:value="-0.06570537">
            <text:p>-0.06570537</text:p>
          </table:table-cell>
          <table:table-cell office:value-type="float" office:value="7.720673">
            <text:p>7.72E+000</text:p>
          </table:table-cell>
          <table:table-cell table:number-columns-repeated="4"/>
        </table:table-row>
        <table:table-row table:style-name="ro2">
          <table:table-cell office:value-type="float" office:value="7.98592853">
            <text:p>7.98592853</text:p>
          </table:table-cell>
          <table:table-cell office:value-type="float" office:value="-0.05939">
            <text:p>-0.05939</text:p>
          </table:table-cell>
          <table:table-cell office:value-type="float" office:value="7.534773">
            <text:p>7.53E+000</text:p>
          </table:table-cell>
          <table:table-cell table:number-columns-repeated="4"/>
        </table:table-row>
        <table:table-row table:style-name="ro2">
          <table:table-cell office:value-type="float" office:value="7.98907012">
            <text:p>7.98907012</text:p>
          </table:table-cell>
          <table:table-cell office:value-type="float" office:value="-0.05232667">
            <text:p>-0.05232667</text:p>
          </table:table-cell>
          <table:table-cell office:value-type="float" office:value="7.357471">
            <text:p>7.36E+000</text:p>
          </table:table-cell>
          <table:table-cell table:number-columns-repeated="4"/>
        </table:table-row>
        <table:table-row table:style-name="ro2">
          <table:table-cell office:value-type="float" office:value="7.99221171">
            <text:p>7.99221171</text:p>
          </table:table-cell>
          <table:table-cell office:value-type="float" office:value="-0.04415789">
            <text:p>-0.04415789</text:p>
          </table:table-cell>
          <table:table-cell office:value-type="float" office:value="7.18818">
            <text:p>7.19E+000</text:p>
          </table:table-cell>
          <table:table-cell table:number-columns-repeated="4"/>
        </table:table-row>
        <table:table-row table:style-name="ro2">
          <table:table-cell office:value-type="float" office:value="7.9953533">
            <text:p>7.9953533</text:p>
          </table:table-cell>
          <table:table-cell office:value-type="float" office:value="-0.0340982">
            <text:p>-0.0340982</text:p>
          </table:table-cell>
          <table:table-cell office:value-type="float" office:value="7.026366">
            <text:p>7.03E+000</text:p>
          </table:table-cell>
          <table:table-cell table:number-columns-repeated="4"/>
        </table:table-row>
        <table:table-row table:style-name="ro2">
          <table:table-cell office:value-type="float" office:value="7.9984949">
            <text:p>7.9984949</text:p>
          </table:table-cell>
          <table:table-cell office:value-type="float" office:value="-0.01940057">
            <text:p>-0.01940057</text:p>
          </table:table-cell>
          <table:table-cell office:value-type="float" office:value="6.871542">
            <text:p>6.87E+0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1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Jaso</meta:initial-creator>
    <meta:creation-date>2011-12-01T14:47:58.40</meta:creation-date>
    <dc:date>2011-12-02T11:03:03.52</dc:date>
    <dc:creator>Adam Jaso</dc:creator>
    <meta:editing-duration>PT20H15M4S</meta:editing-duration>
    <meta:editing-cycles>2</meta:editing-cycles>
    <meta:generator>OpenOffice.org/3.3$Win32 OpenOffice.org_project/330m20$Build-9567</meta:generator>
    <meta:document-statistic meta:table-count="3" meta:cell-count="76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068cm" svg:height="19.315cm" xlink:href=".." xlink:type="simple" chart:class="chart:scatter" chart:style-name="ch1">
        <chart:legend chart:legend-position="end" svg:x="31.751cm" svg:y="9.349cm" chart:style-name="ch2"/>
        <chart:plot-area chart:style-name="ch3" table:cell-range-address="Sheet1.A2:Sheet1.B2538" svg:x="1.131cm" svg:y="1.679cm" svg:width="29.258cm" svg:height="16.83cm">
          <chartooo:coordinate-region svg:x="1.938cm" svg:y="1.892cm" svg:width="28.357cm" svg:height="15.9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38" chart:class="chart:scatter">
            <chart:domain table:cell-range-address="Sheet1.A2:Sheet1.A2538"/>
            <chart:data-point chart:repeated="25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41593">
                <text:p>0.03141593</text:p>
                <draw:g>
                  <svg:desc>Sheet1.A2:Sheet1.A2538</svg:desc>
                </draw:g>
              </table:table-cell>
              <table:table-cell office:value-type="float" office:value="254.64594544">
                <text:p>254.64594544</text:p>
                <draw:g>
                  <svg:desc>Sheet1.B2:Sheet1.B2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5752">
                <text:p>0.03455752</text:p>
              </table:table-cell>
              <table:table-cell office:value-type="float" office:value="231.49593919">
                <text:p>231.49593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69911">
                <text:p>0.03769911</text:p>
              </table:table-cell>
              <table:table-cell office:value-type="float" office:value="212.20423458">
                <text:p>212.20423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8407">
                <text:p>0.0408407</text:p>
              </table:table-cell>
              <table:table-cell office:value-type="float" office:value="195.88045432">
                <text:p>195.88045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9823">
                <text:p>0.0439823</text:p>
              </table:table-cell>
              <table:table-cell office:value-type="float" office:value="181.88861462">
                <text:p>181.88861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12389">
                <text:p>0.04712389</text:p>
              </table:table-cell>
              <table:table-cell office:value-type="float" office:value="169.76232736">
                <text:p>169.76232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26548">
                <text:p>0.05026548</text:p>
              </table:table-cell>
              <table:table-cell office:value-type="float" office:value="159.15180147">
                <text:p>159.1518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40708">
                <text:p>0.05340708</text:p>
              </table:table-cell>
              <table:table-cell office:value-type="float" office:value="149.78954964">
                <text:p>149.78954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54867">
                <text:p>0.05654867</text:p>
              </table:table-cell>
              <table:table-cell office:value-type="float" office:value="141.46752619">
                <text:p>141.46752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969026">
                <text:p>0.05969026</text:p>
              </table:table-cell>
              <table:table-cell office:value-type="float" office:value="134.02148454">
                <text:p>134.02148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83185">
                <text:p>0.06283185</text:p>
              </table:table-cell>
              <table:table-cell office:value-type="float" office:value="127.32002742">
                <text:p>127.32002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97345">
                <text:p>0.06597345</text:p>
              </table:table-cell>
              <table:table-cell office:value-type="float" office:value="121.25678561">
                <text:p>121.25678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11504">
                <text:p>0.06911504</text:p>
              </table:table-cell>
              <table:table-cell office:value-type="float" office:value="115.74472975">
                <text:p>115.74472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25663">
                <text:p>0.07225663</text:p>
              </table:table-cell>
              <table:table-cell office:value-type="float" office:value="110.71196602">
                <text:p>110.71196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39822">
                <text:p>0.07539822</text:p>
              </table:table-cell>
              <table:table-cell office:value-type="float" office:value="106.0985829">
                <text:p>106.0985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53982">
                <text:p>0.07853982</text:p>
              </table:table-cell>
              <table:table-cell office:value-type="float" office:value="101.85425472">
                <text:p>101.85425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168141">
                <text:p>0.0816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823">
                <text:p>0.08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796459">
                <text:p>0.08796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10619">
                <text:p>0.0911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424778">
                <text:p>0.0942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738937">
                <text:p>0.09738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53096">
                <text:p>0.1005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367256">
                <text:p>0.10367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81415">
                <text:p>0.1068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995574">
                <text:p>0.1099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309734">
                <text:p>0.1130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23893">
                <text:p>0.11623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38052">
                <text:p>0.1193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252211">
                <text:p>0.1225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66371">
                <text:p>0.12566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8053">
                <text:p>0.1288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94689">
                <text:p>0.1319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08848">
                <text:p>0.1350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823008">
                <text:p>0.1382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137167">
                <text:p>0.14137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451326">
                <text:p>0.1445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765485">
                <text:p>0.14765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079645">
                <text:p>0.15079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393804">
                <text:p>0.15393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707963">
                <text:p>0.15707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022123">
                <text:p>0.16022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36282">
                <text:p>0.16336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650441">
                <text:p>0.16650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9646">
                <text:p>0.169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27876">
                <text:p>0.1727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592919">
                <text:p>0.1759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907078">
                <text:p>0.17907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221237">
                <text:p>0.1822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535397">
                <text:p>0.1853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849556">
                <text:p>0.1884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163715">
                <text:p>0.19163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477874">
                <text:p>0.19477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792034">
                <text:p>0.1979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106193">
                <text:p>0.20106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420352">
                <text:p>0.2042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734512">
                <text:p>0.2073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048671">
                <text:p>0.2104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36283">
                <text:p>0.213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676989">
                <text:p>0.2167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991149">
                <text:p>0.2199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305308">
                <text:p>0.22305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619467">
                <text:p>0.22619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933626">
                <text:p>0.22933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247786">
                <text:p>0.23247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561945">
                <text:p>0.2356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876104">
                <text:p>0.2387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190263">
                <text:p>0.24190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504423">
                <text:p>0.24504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818582">
                <text:p>0.2481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132741">
                <text:p>0.25132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469">
                <text:p>0.254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76106">
                <text:p>0.2576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075219">
                <text:p>0.2607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389378">
                <text:p>0.2638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703538">
                <text:p>0.26703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017697">
                <text:p>0.2701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331856">
                <text:p>0.2733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646015">
                <text:p>0.2764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960175">
                <text:p>0.27960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274334">
                <text:p>0.2827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588493">
                <text:p>0.28588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902652">
                <text:p>0.28902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216812">
                <text:p>0.2921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530971">
                <text:p>0.29530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4513">
                <text:p>0.2984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159289">
                <text:p>0.3015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473449">
                <text:p>0.30473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787608">
                <text:p>0.3078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101767">
                <text:p>0.3110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415927">
                <text:p>0.31415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730086">
                <text:p>0.3173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044245">
                <text:p>0.32044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358404">
                <text:p>0.3235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672564">
                <text:p>0.3267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986723">
                <text:p>0.3298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300882">
                <text:p>0.33300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615041">
                <text:p>0.3361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929201">
                <text:p>0.3392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24336">
                <text:p>0.342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557519">
                <text:p>0.34557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871678">
                <text:p>0.3487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185838">
                <text:p>0.3518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499997">
                <text:p>0.354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814156">
                <text:p>0.35814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128316">
                <text:p>0.36128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442475">
                <text:p>0.36442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756634">
                <text:p>0.3675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7070793">
                <text:p>0.37070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7384953">
                <text:p>0.37384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699112">
                <text:p>0.37699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013271">
                <text:p>0.3801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32743">
                <text:p>0.383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64159">
                <text:p>0.3864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955749">
                <text:p>0.38955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269908">
                <text:p>0.39269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584067">
                <text:p>0.39584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9898227">
                <text:p>0.3989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0212386">
                <text:p>0.4021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526545">
                <text:p>0.40526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840704">
                <text:p>0.40840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154864">
                <text:p>0.4115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469023">
                <text:p>0.41469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1783182">
                <text:p>0.4178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2097342">
                <text:p>0.42097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2411501">
                <text:p>0.4241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72566">
                <text:p>0.427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3039819">
                <text:p>0.4303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353979">
                <text:p>0.43353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3668138">
                <text:p>0.43668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3982297">
                <text:p>0.4398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4296456">
                <text:p>0.44296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4610616">
                <text:p>0.4461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4924775">
                <text:p>0.4492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5238934">
                <text:p>0.4523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553093">
                <text:p>0.4555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867253">
                <text:p>0.4586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181412">
                <text:p>0.4618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495571">
                <text:p>0.46495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809731">
                <text:p>0.4680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12389">
                <text:p>0.471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438049">
                <text:p>0.47438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7752208">
                <text:p>0.4775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8066368">
                <text:p>0.4806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8380527">
                <text:p>0.4838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8694686">
                <text:p>0.4869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9008845">
                <text:p>0.4900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9323005">
                <text:p>0.4932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637164">
                <text:p>0.49637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951323">
                <text:p>0.4995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265482">
                <text:p>0.5026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579642">
                <text:p>0.50579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893801">
                <text:p>0.50893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20796">
                <text:p>0.5120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152212">
                <text:p>0.515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836279">
                <text:p>0.51836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150438">
                <text:p>0.52150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464597">
                <text:p>0.52464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2778757">
                <text:p>0.5277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092916">
                <text:p>0.5309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407075">
                <text:p>0.5340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721234">
                <text:p>0.5372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035394">
                <text:p>0.5403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4349553">
                <text:p>0.5434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4663712">
                <text:p>0.5466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977871">
                <text:p>0.54977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292031">
                <text:p>0.5529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60619">
                <text:p>0.556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920349">
                <text:p>0.5592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6234508">
                <text:p>0.5623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548668">
                <text:p>0.56548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6862827">
                <text:p>0.5686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176986">
                <text:p>0.57176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491146">
                <text:p>0.5749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805305">
                <text:p>0.57805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8119464">
                <text:p>0.5811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433623">
                <text:p>0.584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8747783">
                <text:p>0.58747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061942">
                <text:p>0.5906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376101">
                <text:p>0.59376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69026">
                <text:p>0.596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000442">
                <text:p>0.6000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0318579">
                <text:p>0.60318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0632738">
                <text:p>0.6063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0946897">
                <text:p>0.60946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261057">
                <text:p>0.6126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575216">
                <text:p>0.6157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889375">
                <text:p>0.6188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2203535">
                <text:p>0.62203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2517694">
                <text:p>0.62517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2831853">
                <text:p>0.6283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146012">
                <text:p>0.6314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3460172">
                <text:p>0.63460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3774331">
                <text:p>0.63774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408849">
                <text:p>0.6408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4402649">
                <text:p>0.64402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4716809">
                <text:p>0.64716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5030968">
                <text:p>0.6503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5345127">
                <text:p>0.6534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5659286">
                <text:p>0.65659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5973446">
                <text:p>0.6597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6287605">
                <text:p>0.6628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6601764">
                <text:p>0.6660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6915924">
                <text:p>0.66915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7230083">
                <text:p>0.6723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7544242">
                <text:p>0.6754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7858401">
                <text:p>0.6785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8172561">
                <text:p>0.6817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848672">
                <text:p>0.684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8800879">
                <text:p>0.6880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9115038">
                <text:p>0.6911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9429198">
                <text:p>0.69429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9743357">
                <text:p>0.69743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0057516">
                <text:p>0.70057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0371675">
                <text:p>0.7037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0685835">
                <text:p>0.70685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0999994">
                <text:p>0.709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1314153">
                <text:p>0.71314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1628313">
                <text:p>0.7162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1942472">
                <text:p>0.7194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2256631">
                <text:p>0.7225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257079">
                <text:p>0.7257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288495">
                <text:p>0.728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3199109">
                <text:p>0.73199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3513268">
                <text:p>0.7351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3827427">
                <text:p>0.7382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4141587">
                <text:p>0.7414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4455746">
                <text:p>0.7445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4769905">
                <text:p>0.74769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84064">
                <text:p>0.7508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5398224">
                <text:p>0.7539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5712383">
                <text:p>0.7571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026542">
                <text:p>0.76026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340701">
                <text:p>0.76340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654861">
                <text:p>0.7665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696902">
                <text:p>0.7696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283179">
                <text:p>0.7728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97339">
                <text:p>0.77597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911498">
                <text:p>0.7791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8225657">
                <text:p>0.7822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539816">
                <text:p>0.7853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853976">
                <text:p>0.7885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9168135">
                <text:p>0.79168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9482294">
                <text:p>0.7948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9796453">
                <text:p>0.79796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0110613">
                <text:p>0.8011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0424772">
                <text:p>0.80424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0738931">
                <text:p>0.80738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105309">
                <text:p>0.8105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136725">
                <text:p>0.813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1681409">
                <text:p>0.8168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1995568">
                <text:p>0.8199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2309728">
                <text:p>0.8230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2623887">
                <text:p>0.8262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2938046">
                <text:p>0.82938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3252205">
                <text:p>0.8325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3566365">
                <text:p>0.83566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880524">
                <text:p>0.8388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4194683">
                <text:p>0.84194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508842">
                <text:p>0.84508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823002">
                <text:p>0.84823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5137161">
                <text:p>0.85137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545132">
                <text:p>0.854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5765479">
                <text:p>0.85765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6079639">
                <text:p>0.86079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393798">
                <text:p>0.86393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6707957">
                <text:p>0.8670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7022117">
                <text:p>0.8702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7336276">
                <text:p>0.8733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7650435">
                <text:p>0.8765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7964594">
                <text:p>0.87964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8278754">
                <text:p>0.8827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8592913">
                <text:p>0.8859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8907072">
                <text:p>0.8890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9221231">
                <text:p>0.8922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9535391">
                <text:p>0.89535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984955">
                <text:p>0.8984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0163709">
                <text:p>0.9016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477868">
                <text:p>0.90477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0792028">
                <text:p>0.9079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1106187">
                <text:p>0.91106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1420346">
                <text:p>0.91420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1734505">
                <text:p>0.91734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2048665">
                <text:p>0.92048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2362824">
                <text:p>0.9236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2676983">
                <text:p>0.92676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2991143">
                <text:p>0.9299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3305302">
                <text:p>0.93305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3619461">
                <text:p>0.93619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393362">
                <text:p>0.9393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424778">
                <text:p>0.942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4561939">
                <text:p>0.945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4876098">
                <text:p>0.94876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190257">
                <text:p>0.95190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5504417">
                <text:p>0.95504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5818576">
                <text:p>0.9581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6132735">
                <text:p>0.9613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6446894">
                <text:p>0.9644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761054">
                <text:p>0.9676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075213">
                <text:p>0.97075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389372">
                <text:p>0.97389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703532">
                <text:p>0.9770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8017691">
                <text:p>0.98017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833185">
                <text:p>0.9833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8646009">
                <text:p>0.9864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8960169">
                <text:p>0.98960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274328">
                <text:p>0.99274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88487">
                <text:p>0.99588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902646">
                <text:p>0.9990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0216806">
                <text:p>1.00216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00530965">
                <text:p>1.0053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00845124">
                <text:p>1.0084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1159283">
                <text:p>1.0115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01473443">
                <text:p>1.01473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1787602">
                <text:p>1.01787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2101761">
                <text:p>1.0210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02415921">
                <text:p>1.02415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273008">
                <text:p>1.027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3044239">
                <text:p>1.0304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3358398">
                <text:p>1.0335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3672558">
                <text:p>1.0367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3986717">
                <text:p>1.0398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4300876">
                <text:p>1.04300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04615035">
                <text:p>1.0461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4929195">
                <text:p>1.0492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5243354">
                <text:p>1.05243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5557513">
                <text:p>1.0555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5871672">
                <text:p>1.0587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6185832">
                <text:p>1.0618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6499991">
                <text:p>1.06499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681415">
                <text:p>1.068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07128309">
                <text:p>1.07128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7442469">
                <text:p>1.0744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7756628">
                <text:p>1.07756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8070787">
                <text:p>1.0807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8384947">
                <text:p>1.08384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8699106">
                <text:p>1.08699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9013265">
                <text:p>1.09013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9327424">
                <text:p>1.0932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9641584">
                <text:p>1.0964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9955743">
                <text:p>1.09955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0269902">
                <text:p>1.10269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10584061">
                <text:p>1.1058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0898221">
                <text:p>1.10898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1121238">
                <text:p>1.112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11526539">
                <text:p>1.11526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11840698">
                <text:p>1.11840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12154858">
                <text:p>1.12154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2469017">
                <text:p>1.12469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2783176">
                <text:p>1.1278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13097336">
                <text:p>1.13097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3411495">
                <text:p>1.1341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13725654">
                <text:p>1.13725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4039813">
                <text:p>1.14039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14353973">
                <text:p>1.14353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14668132">
                <text:p>1.1466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4982291">
                <text:p>1.1498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529645">
                <text:p>1.1529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561061">
                <text:p>1.156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15924769">
                <text:p>1.15924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6238928">
                <text:p>1.1623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6553087">
                <text:p>1.16553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6867247">
                <text:p>1.16867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7181406">
                <text:p>1.1718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17495565">
                <text:p>1.17495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7809725">
                <text:p>1.17809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8123884">
                <text:p>1.1812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8438043">
                <text:p>1.18438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8752202">
                <text:p>1.1875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9066362">
                <text:p>1.1906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9380521">
                <text:p>1.19380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969468">
                <text:p>1.196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0008839">
                <text:p>1.20008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20322999">
                <text:p>1.2032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20637158">
                <text:p>1.20637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0951317">
                <text:p>1.2095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1265476">
                <text:p>1.2126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1579636">
                <text:p>1.21579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1893795">
                <text:p>1.21893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2207954">
                <text:p>1.22207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2522113">
                <text:p>1.2252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2836273">
                <text:p>1.2283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3150432">
                <text:p>1.23150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3464591">
                <text:p>1.23464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3778751">
                <text:p>1.23778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409291">
                <text:p>1.2409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4407069">
                <text:p>1.24407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4721228">
                <text:p>1.2472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5035388">
                <text:p>1.2503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5349547">
                <text:p>1.2534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5663706">
                <text:p>1.25663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5977865">
                <text:p>1.25977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26292025">
                <text:p>1.2629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6606184">
                <text:p>1.2660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6920343">
                <text:p>1.26920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7234502">
                <text:p>1.2723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7548662">
                <text:p>1.27548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7862821">
                <text:p>1.2786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817698">
                <text:p>1.2817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849114">
                <text:p>1.284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8805299">
                <text:p>1.2880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9119458">
                <text:p>1.2911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9433617">
                <text:p>1.29433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9747777">
                <text:p>1.29747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0061936">
                <text:p>1.3006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0376095">
                <text:p>1.3037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0690254">
                <text:p>1.30690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1004414">
                <text:p>1.31004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1318573">
                <text:p>1.31318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1632732">
                <text:p>1.3163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1946891">
                <text:p>1.31946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2261051">
                <text:p>1.3226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257521">
                <text:p>1.3257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2889369">
                <text:p>1.32889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3203529">
                <text:p>1.3320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3517688">
                <text:p>1.33517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3831847">
                <text:p>1.3383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4146006">
                <text:p>1.34146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4460166">
                <text:p>1.3446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4774325">
                <text:p>1.3477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5088484">
                <text:p>1.35088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5402643">
                <text:p>1.3540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5716803">
                <text:p>1.35716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6030962">
                <text:p>1.36030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6345121">
                <text:p>1.36345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665928">
                <text:p>1.366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697344">
                <text:p>1.369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7287599">
                <text:p>1.3728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7601758">
                <text:p>1.3760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7915917">
                <text:p>1.37915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38230077">
                <text:p>1.3823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38544236">
                <text:p>1.3854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38858395">
                <text:p>1.3885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39172555">
                <text:p>1.3917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9486714">
                <text:p>1.3948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9800873">
                <text:p>1.39800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0115032">
                <text:p>1.4011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0429192">
                <text:p>1.40429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0743351">
                <text:p>1.40743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105751">
                <text:p>1.4105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1371669">
                <text:p>1.41371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1685829">
                <text:p>1.41685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1999988">
                <text:p>1.4199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2314147">
                <text:p>1.42314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42628306">
                <text:p>1.4262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2942466">
                <text:p>1.4294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3256625">
                <text:p>1.4325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3570784">
                <text:p>1.4357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3884944">
                <text:p>1.4388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4199103">
                <text:p>1.44199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4513262">
                <text:p>1.4451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4827421">
                <text:p>1.4482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5141581">
                <text:p>1.4514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545574">
                <text:p>1.454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5769899">
                <text:p>1.45769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6084058">
                <text:p>1.46084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6398218">
                <text:p>1.46398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712377">
                <text:p>1.4671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7026536">
                <text:p>1.47026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7340695">
                <text:p>1.47340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7654855">
                <text:p>1.47654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7969014">
                <text:p>1.4796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8283173">
                <text:p>1.4828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48597333">
                <text:p>1.48597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48911492">
                <text:p>1.4891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9225651">
                <text:p>1.4922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4953981">
                <text:p>1.4953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4985397">
                <text:p>1.498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0168129">
                <text:p>1.50168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0482288">
                <text:p>1.5048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0796447">
                <text:p>1.50796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1110607">
                <text:p>1.5111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1424766">
                <text:p>1.51424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1738925">
                <text:p>1.5173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2053084">
                <text:p>1.52053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2367244">
                <text:p>1.52367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2681403">
                <text:p>1.5268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2995562">
                <text:p>1.52995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3309721">
                <text:p>1.53309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3623881">
                <text:p>1.5362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393804">
                <text:p>1.5393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4252199">
                <text:p>1.5425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4566359">
                <text:p>1.54566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4880518">
                <text:p>1.54880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5194677">
                <text:p>1.5519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5508836">
                <text:p>1.55508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5822996">
                <text:p>1.5582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6137155">
                <text:p>1.5613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6451314">
                <text:p>1.5645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6765473">
                <text:p>1.56765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7079633">
                <text:p>1.57079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7393792">
                <text:p>1.5739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7707951">
                <text:p>1.57707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802211">
                <text:p>1.580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833627">
                <text:p>1.583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8650429">
                <text:p>1.58650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8964588">
                <text:p>1.5896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9278748">
                <text:p>1.59278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9592907">
                <text:p>1.5959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9907066">
                <text:p>1.59907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60221225">
                <text:p>1.6022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60535385">
                <text:p>1.6053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0849544">
                <text:p>1.6084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61163703">
                <text:p>1.6116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61477862">
                <text:p>1.6147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61792022">
                <text:p>1.6179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62106181">
                <text:p>1.62106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6242034">
                <text:p>1.624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62734499">
                <text:p>1.6273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63048659">
                <text:p>1.6304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63362818">
                <text:p>1.6336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63676977">
                <text:p>1.63676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63991137">
                <text:p>1.6399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64305296">
                <text:p>1.6430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64619455">
                <text:p>1.64619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4933614">
                <text:p>1.64933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65247774">
                <text:p>1.6524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65561933">
                <text:p>1.6556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65876092">
                <text:p>1.6587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66190251">
                <text:p>1.66190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66504411">
                <text:p>1.66504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6681857">
                <text:p>1.668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67132729">
                <text:p>1.6713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67446888">
                <text:p>1.6744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67761048">
                <text:p>1.6776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68075207">
                <text:p>1.68075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68389366">
                <text:p>1.6838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8703525">
                <text:p>1.6870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9017685">
                <text:p>1.69017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69331844">
                <text:p>1.6933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69646003">
                <text:p>1.69646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69960163">
                <text:p>1.69960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274322">
                <text:p>1.7027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588481">
                <text:p>1.7058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90264">
                <text:p>1.7090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12168">
                <text:p>1.71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1530959">
                <text:p>1.71530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1845118">
                <text:p>1.71845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2159277">
                <text:p>1.7215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2473437">
                <text:p>1.72473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2787596">
                <text:p>1.7278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3101755">
                <text:p>1.7310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3415914">
                <text:p>1.73415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3730074">
                <text:p>1.73730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4044233">
                <text:p>1.74044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4358392">
                <text:p>1.7435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4672552">
                <text:p>1.7467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4986711">
                <text:p>1.7498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530087">
                <text:p>1.7530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5615029">
                <text:p>1.75615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5929189">
                <text:p>1.75929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6243348">
                <text:p>1.76243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6557507">
                <text:p>1.76557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6871666">
                <text:p>1.7687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7185826">
                <text:p>1.77185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7499985">
                <text:p>1.7749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7814144">
                <text:p>1.7781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8128303">
                <text:p>1.78128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8442463">
                <text:p>1.7844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8756622">
                <text:p>1.78756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9070781">
                <text:p>1.79070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9384941">
                <text:p>1.79384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96991">
                <text:p>1.796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0013259">
                <text:p>1.80013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80327418">
                <text:p>1.8032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80641578">
                <text:p>1.8064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0955737">
                <text:p>1.80955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1269896">
                <text:p>1.81269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81584055">
                <text:p>1.81584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81898215">
                <text:p>1.8189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82212374">
                <text:p>1.8221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2526533">
                <text:p>1.8252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2840692">
                <text:p>1.82840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3154852">
                <text:p>1.83154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3469011">
                <text:p>1.8346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378317">
                <text:p>1.8378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409733">
                <text:p>1.8409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4411489">
                <text:p>1.8441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4725648">
                <text:p>1.8472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039807">
                <text:p>1.85039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353967">
                <text:p>1.8535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668126">
                <text:p>1.85668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982285">
                <text:p>1.8598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6296444">
                <text:p>1.8629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6610604">
                <text:p>1.86610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6924763">
                <text:p>1.86924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7238922">
                <text:p>1.8723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7553081">
                <text:p>1.8755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7867241">
                <text:p>1.8786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81814">
                <text:p>1.88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8495559">
                <text:p>1.88495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88809718">
                <text:p>1.8880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89123878">
                <text:p>1.8912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89438037">
                <text:p>1.89438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89752196">
                <text:p>1.8975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0066356">
                <text:p>1.90066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0380515">
                <text:p>1.90380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0694674">
                <text:p>1.9069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1008833">
                <text:p>1.91008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1322993">
                <text:p>1.9132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1637152">
                <text:p>1.9163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1951311">
                <text:p>1.9195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226547">
                <text:p>1.922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257963">
                <text:p>1.9257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2893789">
                <text:p>1.9289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3207948">
                <text:p>1.93207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3522107">
                <text:p>1.9352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3836267">
                <text:p>1.93836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4150426">
                <text:p>1.9415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4464585">
                <text:p>1.9446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4778745">
                <text:p>1.94778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5092904">
                <text:p>1.9509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5407063">
                <text:p>1.95407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5721222">
                <text:p>1.9572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6035382">
                <text:p>1.9603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6349541">
                <text:p>1.9634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66637">
                <text:p>1.96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6977859">
                <text:p>1.96977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7292019">
                <text:p>1.9729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7606178">
                <text:p>1.97606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7920337">
                <text:p>1.9792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8234496">
                <text:p>1.9823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8548656">
                <text:p>1.9854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8862815">
                <text:p>1.9886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176974">
                <text:p>1.9917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491134">
                <text:p>1.9949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805293">
                <text:p>1.99805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.00119452">
                <text:p>2.00119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00433611">
                <text:p>2.00433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00747771">
                <text:p>2.00747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0106193">
                <text:p>2.0106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.01376089">
                <text:p>2.0137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01690248">
                <text:p>2.01690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02004408">
                <text:p>2.02004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02318567">
                <text:p>2.0231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.02632726">
                <text:p>2.02632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02946885">
                <text:p>2.02946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.03261045">
                <text:p>2.0326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.03575204">
                <text:p>2.03575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.03889363">
                <text:p>2.0388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04203522">
                <text:p>2.0420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04517682">
                <text:p>2.0451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04831841">
                <text:p>2.0483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05146">
                <text:p>2.05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0546016">
                <text:p>2.054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05774319">
                <text:p>2.05774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06088478">
                <text:p>2.0608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06402637">
                <text:p>2.0640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.06716797">
                <text:p>2.06716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07030956">
                <text:p>2.07030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.07345115">
                <text:p>2.07345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07659274">
                <text:p>2.07659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07973434">
                <text:p>2.07973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08287593">
                <text:p>2.08287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08601752">
                <text:p>2.0860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08915911">
                <text:p>2.08915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09230071">
                <text:p>2.09230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0954423">
                <text:p>2.0954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09858389">
                <text:p>2.09858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10172549">
                <text:p>2.1017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10486708">
                <text:p>2.1048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10800867">
                <text:p>2.1080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11115026">
                <text:p>2.11115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11429186">
                <text:p>2.1142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11743345">
                <text:p>2.11743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12057504">
                <text:p>2.1205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12371663">
                <text:p>2.1237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12685823">
                <text:p>2.1268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2999982">
                <text:p>2.12999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13314141">
                <text:p>2.13314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136283">
                <text:p>2.136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394246">
                <text:p>2.1394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14256619">
                <text:p>2.14256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14570778">
                <text:p>2.14570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.14884938">
                <text:p>2.14884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15199097">
                <text:p>2.1519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.15513256">
                <text:p>2.15513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15827415">
                <text:p>2.15827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6141575">
                <text:p>2.1614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.16455734">
                <text:p>2.16455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16769893">
                <text:p>2.16769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.17084052">
                <text:p>2.1708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17398212">
                <text:p>2.17398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.17712371">
                <text:p>2.1771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.1802653">
                <text:p>2.1802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.18340689">
                <text:p>2.1834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18654849">
                <text:p>2.18654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18969008">
                <text:p>2.1896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.19283167">
                <text:p>2.19283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19597326">
                <text:p>2.19597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19911486">
                <text:p>2.1991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20225645">
                <text:p>2.2022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20539804">
                <text:p>2.20539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.20853964">
                <text:p>2.2085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21168123">
                <text:p>2.21168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21482282">
                <text:p>2.2148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21796441">
                <text:p>2.21796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22110601">
                <text:p>2.2211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2242476">
                <text:p>2.224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22738919">
                <text:p>2.2273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23053078">
                <text:p>2.2305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23367238">
                <text:p>2.2336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23681397">
                <text:p>2.2368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23995556">
                <text:p>2.2399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24309715">
                <text:p>2.24309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24623875">
                <text:p>2.2462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24938034">
                <text:p>2.24938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25252193">
                <text:p>2.2525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25566353">
                <text:p>2.25566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25880512">
                <text:p>2.2588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26194671">
                <text:p>2.2619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2650883">
                <text:p>2.2650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2682299">
                <text:p>2.268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.27137149">
                <text:p>2.27137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.27451308">
                <text:p>2.2745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27765467">
                <text:p>2.2776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.28079627">
                <text:p>2.28079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.28393786">
                <text:p>2.28393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28707945">
                <text:p>2.2870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29022104">
                <text:p>2.2902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.29336264">
                <text:p>2.29336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.29650423">
                <text:p>2.29650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.29964582">
                <text:p>2.29964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.30278742">
                <text:p>2.3027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.30592901">
                <text:p>2.3059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3090706">
                <text:p>2.3090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31221219">
                <text:p>2.3122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31535379">
                <text:p>2.31535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31849538">
                <text:p>2.3184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32163697">
                <text:p>2.32163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32477856">
                <text:p>2.3247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32792016">
                <text:p>2.3279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33106175">
                <text:p>2.33106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33420334">
                <text:p>2.3342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33734493">
                <text:p>2.3373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34048653">
                <text:p>2.3404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34362812">
                <text:p>2.3436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34676971">
                <text:p>2.34676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3499113">
                <text:p>2.3499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3530529">
                <text:p>2.3530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35619449">
                <text:p>2.3561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35933608">
                <text:p>2.35933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36247768">
                <text:p>2.36247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36561927">
                <text:p>2.3656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36876086">
                <text:p>2.36876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37190245">
                <text:p>2.3719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37504405">
                <text:p>2.37504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37818564">
                <text:p>2.37818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38132723">
                <text:p>2.3813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38446882">
                <text:p>2.38446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38761042">
                <text:p>2.3876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39075201">
                <text:p>2.39075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3938936">
                <text:p>2.393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39703519">
                <text:p>2.3970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40017679">
                <text:p>2.40017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40331838">
                <text:p>2.4033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40645997">
                <text:p>2.4064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40960157">
                <text:p>2.40960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41274316">
                <text:p>2.4127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41588475">
                <text:p>2.41588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41902634">
                <text:p>2.4190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42216794">
                <text:p>2.4221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42530953">
                <text:p>2.42530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42845112">
                <text:p>2.4284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43159271">
                <text:p>2.4315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43473431">
                <text:p>2.4347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4378759">
                <text:p>2.437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44101749">
                <text:p>2.441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44415908">
                <text:p>2.44415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44730068">
                <text:p>2.4473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45044227">
                <text:p>2.45044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45358386">
                <text:p>2.4535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45672546">
                <text:p>2.4567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45986705">
                <text:p>2.4598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46300864">
                <text:p>2.4630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46615023">
                <text:p>2.46615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46929183">
                <text:p>2.46929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47243342">
                <text:p>2.47243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47557501">
                <text:p>2.47557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4787166">
                <text:p>2.4787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4818582">
                <text:p>2.481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48499979">
                <text:p>2.48499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48814138">
                <text:p>2.48814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49128297">
                <text:p>2.49128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49442457">
                <text:p>2.49442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49756616">
                <text:p>2.4975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0070775">
                <text:p>2.5007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0384934">
                <text:p>2.50384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0699094">
                <text:p>2.50699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1013253">
                <text:p>2.5101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1327412">
                <text:p>2.51327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1641572">
                <text:p>2.5164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1955731">
                <text:p>2.51955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226989">
                <text:p>2.5226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2584049">
                <text:p>2.5258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2898209">
                <text:p>2.52898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3212368">
                <text:p>2.5321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3526527">
                <text:p>2.53526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3840686">
                <text:p>2.53840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4154846">
                <text:p>2.54154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4469005">
                <text:p>2.54469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4783164">
                <text:p>2.54783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5097323">
                <text:p>2.55097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5411483">
                <text:p>2.5541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5725642">
                <text:p>2.55725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6039801">
                <text:p>2.56039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6353961">
                <text:p>2.56353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666812">
                <text:p>2.566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6982279">
                <text:p>2.5698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7296438">
                <text:p>2.5729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7610598">
                <text:p>2.5761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7924757">
                <text:p>2.57924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8238916">
                <text:p>2.58238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8553075">
                <text:p>2.5855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8867235">
                <text:p>2.58867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9181394">
                <text:p>2.5918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9495553">
                <text:p>2.59495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9809712">
                <text:p>2.5980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60123872">
                <text:p>2.6012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60438031">
                <text:p>2.60438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6075219">
                <text:p>2.607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6106635">
                <text:p>2.610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61380509">
                <text:p>2.61380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61694668">
                <text:p>2.61694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62008827">
                <text:p>2.62008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62322987">
                <text:p>2.6232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62637146">
                <text:p>2.62637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62951305">
                <text:p>2.6295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63265464">
                <text:p>2.63265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63579624">
                <text:p>2.6357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63893783">
                <text:p>2.63893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64207942">
                <text:p>2.64207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64522101">
                <text:p>2.6452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64836261">
                <text:p>2.64836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6515042">
                <text:p>2.6515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65464579">
                <text:p>2.65464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65778738">
                <text:p>2.65778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66092898">
                <text:p>2.66092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66407057">
                <text:p>2.66407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66721216">
                <text:p>2.6672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67035376">
                <text:p>2.6703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67349535">
                <text:p>2.6734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67663694">
                <text:p>2.67663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67977853">
                <text:p>2.6797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68292013">
                <text:p>2.6829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68606172">
                <text:p>2.6860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68920331">
                <text:p>2.68920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6923449">
                <text:p>2.6923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6954865">
                <text:p>2.695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69862809">
                <text:p>2.6986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70176968">
                <text:p>2.70176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70491127">
                <text:p>2.7049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70805287">
                <text:p>2.70805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71119446">
                <text:p>2.71119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71433605">
                <text:p>2.71433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71747765">
                <text:p>2.71747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72061924">
                <text:p>2.7206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72376083">
                <text:p>2.72376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72690242">
                <text:p>2.7269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73004402">
                <text:p>2.73004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73318561">
                <text:p>2.73318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7363272">
                <text:p>2.736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73946879">
                <text:p>2.7394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74261039">
                <text:p>2.7426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74575198">
                <text:p>2.74575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74889357">
                <text:p>2.74889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75203516">
                <text:p>2.7520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75517676">
                <text:p>2.75517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75831835">
                <text:p>2.7583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76145994">
                <text:p>2.76145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76460154">
                <text:p>2.76460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76774313">
                <text:p>2.76774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77088472">
                <text:p>2.7708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77402631">
                <text:p>2.77402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77716791">
                <text:p>2.7771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7803095">
                <text:p>2.7803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78345109">
                <text:p>2.7834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78659268">
                <text:p>2.78659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78973428">
                <text:p>2.7897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79287587">
                <text:p>2.79287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79601746">
                <text:p>2.7960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79915905">
                <text:p>2.79915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80230065">
                <text:p>2.8023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80544224">
                <text:p>2.8054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80858383">
                <text:p>2.8085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81172542">
                <text:p>2.8117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81486702">
                <text:p>2.8148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81800861">
                <text:p>2.8180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8211502">
                <text:p>2.821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8242918">
                <text:p>2.824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82743339">
                <text:p>2.82743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83057498">
                <text:p>2.83057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83371657">
                <text:p>2.8337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83685817">
                <text:p>2.8368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83999976">
                <text:p>2.83999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84314135">
                <text:p>2.84314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84628294">
                <text:p>2.84628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84942454">
                <text:p>2.8494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85256613">
                <text:p>2.85256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85570772">
                <text:p>2.8557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85884931">
                <text:p>2.8588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86199091">
                <text:p>2.8619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8651325">
                <text:p>2.865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86827409">
                <text:p>2.86827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87141569">
                <text:p>2.8714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87455728">
                <text:p>2.8745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87769887">
                <text:p>2.87769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88084046">
                <text:p>2.8808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88398206">
                <text:p>2.88398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88712365">
                <text:p>2.8871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89026524">
                <text:p>2.89026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89340683">
                <text:p>2.89340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89654843">
                <text:p>2.8965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89969002">
                <text:p>2.89969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90283161">
                <text:p>2.9028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9059732">
                <text:p>2.9059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9091148">
                <text:p>2.909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91225639">
                <text:p>2.91225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91539798">
                <text:p>2.91539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91853958">
                <text:p>2.91853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92168117">
                <text:p>2.9216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92482276">
                <text:p>2.9248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92796435">
                <text:p>2.9279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93110595">
                <text:p>2.93110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93424754">
                <text:p>2.93424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93738913">
                <text:p>2.93738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94053072">
                <text:p>2.9405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94367232">
                <text:p>2.9436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94681391">
                <text:p>2.9468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9499555">
                <text:p>2.9499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95309709">
                <text:p>2.95309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95623869">
                <text:p>2.9562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95938028">
                <text:p>2.959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96252187">
                <text:p>2.9625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96566346">
                <text:p>2.96566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96880506">
                <text:p>2.9688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97194665">
                <text:p>2.9719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97508824">
                <text:p>2.9750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97822984">
                <text:p>2.9782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98137143">
                <text:p>2.9813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98451302">
                <text:p>2.9845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98765461">
                <text:p>2.9876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99079621">
                <text:p>2.9907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9939378">
                <text:p>2.9939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99707939">
                <text:p>2.9970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00022098">
                <text:p>3.0002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00336258">
                <text:p>3.00336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00650417">
                <text:p>3.0065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00964576">
                <text:p>3.0096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01278735">
                <text:p>3.01278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01592895">
                <text:p>3.01592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01907054">
                <text:p>3.0190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02221213">
                <text:p>3.0222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02535373">
                <text:p>3.02535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02849532">
                <text:p>3.02849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03163691">
                <text:p>3.0316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0347785">
                <text:p>3.034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0379201">
                <text:p>3.0379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04106169">
                <text:p>3.04106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04420328">
                <text:p>3.04420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04734487">
                <text:p>3.04734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05048647">
                <text:p>3.05048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05362806">
                <text:p>3.0536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05676965">
                <text:p>3.05676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05991124">
                <text:p>3.0599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06305284">
                <text:p>3.06305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06619443">
                <text:p>3.06619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06933602">
                <text:p>3.0693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07247762">
                <text:p>3.07247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07561921">
                <text:p>3.0756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0787608">
                <text:p>3.078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08190239">
                <text:p>3.0819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08504399">
                <text:p>3.0850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08818558">
                <text:p>3.08818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09132717">
                <text:p>3.0913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09446876">
                <text:p>3.09446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09761036">
                <text:p>3.0976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10075195">
                <text:p>3.10075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10389354">
                <text:p>3.1038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10703513">
                <text:p>3.10703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11017673">
                <text:p>3.11017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11331832">
                <text:p>3.1133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11645991">
                <text:p>3.1164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11960151">
                <text:p>3.11960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1227431">
                <text:p>3.122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12588469">
                <text:p>3.12588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12902628">
                <text:p>3.1290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13216788">
                <text:p>3.13216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13530947">
                <text:p>3.1353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13845106">
                <text:p>3.1384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14159265">
                <text:p>3.1415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14473425">
                <text:p>3.1447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14787584">
                <text:p>3.1478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15101743">
                <text:p>3.15101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15415902">
                <text:p>3.15415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15730062">
                <text:p>3.15730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16044221">
                <text:p>3.1604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1635838">
                <text:p>3.163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16672539">
                <text:p>3.1667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16986699">
                <text:p>3.16986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17300858">
                <text:p>3.1730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17615017">
                <text:p>3.1761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17929177">
                <text:p>3.17929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18243336">
                <text:p>3.18243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18557495">
                <text:p>3.18557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18871654">
                <text:p>3.1887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19185814">
                <text:p>3.1918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19499973">
                <text:p>3.19499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19814132">
                <text:p>3.19814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20128291">
                <text:p>3.20128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20442451">
                <text:p>3.2044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2075661">
                <text:p>3.207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21070769">
                <text:p>3.2107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21384928">
                <text:p>3.2138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21699088">
                <text:p>3.2169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22013247">
                <text:p>3.22013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22327406">
                <text:p>3.22327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22641566">
                <text:p>3.2264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22955725">
                <text:p>3.22955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23269884">
                <text:p>3.2326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23584043">
                <text:p>3.23584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23898203">
                <text:p>3.23898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24212362">
                <text:p>3.2421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24526521">
                <text:p>3.24526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2484068">
                <text:p>3.248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2515484">
                <text:p>3.2515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25468999">
                <text:p>3.25468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25783158">
                <text:p>3.2578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26097317">
                <text:p>3.2609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26411477">
                <text:p>3.2641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26725636">
                <text:p>3.26725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27039795">
                <text:p>3.27039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27353955">
                <text:p>3.2735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27668114">
                <text:p>3.2766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27982273">
                <text:p>3.2798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28296432">
                <text:p>3.28296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28610592">
                <text:p>3.28610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28924751">
                <text:p>3.28924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2923891">
                <text:p>3.292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29553069">
                <text:p>3.2955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29867229">
                <text:p>3.2986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30181388">
                <text:p>3.3018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30495547">
                <text:p>3.30495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30809706">
                <text:p>3.30809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31123866">
                <text:p>3.31123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31438025">
                <text:p>3.31438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31752184">
                <text:p>3.3175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32066343">
                <text:p>3.3206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32380503">
                <text:p>3.3238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32694662">
                <text:p>3.32694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33008821">
                <text:p>3.330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33322981">
                <text:p>3.3332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3363714">
                <text:p>3.336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33951299">
                <text:p>3.3395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34265458">
                <text:p>3.3426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34579618">
                <text:p>3.34579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34893777">
                <text:p>3.34893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35207936">
                <text:p>3.35207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35522095">
                <text:p>3.35522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35836255">
                <text:p>3.35836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36150414">
                <text:p>3.3615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36464573">
                <text:p>3.3646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36778732">
                <text:p>3.36778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37092892">
                <text:p>3.3709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37407051">
                <text:p>3.3740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3772121">
                <text:p>3.377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3803537">
                <text:p>3.3803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38349529">
                <text:p>3.3834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38663688">
                <text:p>3.38663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38977847">
                <text:p>3.38977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39292007">
                <text:p>3.3929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39606166">
                <text:p>3.3960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39920325">
                <text:p>3.3992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40234484">
                <text:p>3.40234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40548644">
                <text:p>3.4054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40862803">
                <text:p>3.40862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41176962">
                <text:p>3.41176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41491121">
                <text:p>3.4149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41805281">
                <text:p>3.41805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4211944">
                <text:p>3.421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42433599">
                <text:p>3.4243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42747759">
                <text:p>3.42747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43061918">
                <text:p>3.4306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43376077">
                <text:p>3.43376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43690236">
                <text:p>3.4369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44004396">
                <text:p>3.440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44318555">
                <text:p>3.44318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44632714">
                <text:p>3.4463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44946873">
                <text:p>3.4494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45261033">
                <text:p>3.4526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45575192">
                <text:p>3.45575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45889351">
                <text:p>3.4588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4620351">
                <text:p>3.4620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4651767">
                <text:p>3.465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46831829">
                <text:p>3.4683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47145988">
                <text:p>3.4714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47460147">
                <text:p>3.4746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47774307">
                <text:p>3.4777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48088466">
                <text:p>3.4808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48402625">
                <text:p>3.484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48716785">
                <text:p>3.48716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49030944">
                <text:p>3.4903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49345103">
                <text:p>3.4934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49659262">
                <text:p>3.4965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49973422">
                <text:p>3.49973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50287581">
                <text:p>3.50287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5060174">
                <text:p>3.5060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50915899">
                <text:p>3.50915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51230059">
                <text:p>3.5123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51544218">
                <text:p>3.5154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51858377">
                <text:p>3.5185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52172536">
                <text:p>3.5217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52486696">
                <text:p>3.5248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52800855">
                <text:p>3.52800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53115014">
                <text:p>3.53115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53429174">
                <text:p>3.53429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53743333">
                <text:p>3.5374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54057492">
                <text:p>3.54057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54371651">
                <text:p>3.5437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54685811">
                <text:p>3.54685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5499997">
                <text:p>3.5499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55314129">
                <text:p>3.55314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55628288">
                <text:p>3.5562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55942448">
                <text:p>3.5594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56256607">
                <text:p>3.5625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56570766">
                <text:p>3.5657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56884925">
                <text:p>3.56884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57199085">
                <text:p>3.57199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57513244">
                <text:p>3.5751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57827403">
                <text:p>3.57827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58141563">
                <text:p>3.5814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58455722">
                <text:p>3.5845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58769881">
                <text:p>3.5876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5908404">
                <text:p>3.59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593982">
                <text:p>3.593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59712359">
                <text:p>3.5971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60026518">
                <text:p>3.60026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60340677">
                <text:p>3.60340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60654837">
                <text:p>3.6065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60968996">
                <text:p>3.6096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61283155">
                <text:p>3.61283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61597314">
                <text:p>3.6159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61911474">
                <text:p>3.6191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62225633">
                <text:p>3.62225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62539792">
                <text:p>3.6253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62853951">
                <text:p>3.62853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63168111">
                <text:p>3.63168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6348227">
                <text:p>3.634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63796429">
                <text:p>3.63796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64110589">
                <text:p>3.6411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64424748">
                <text:p>3.64424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64738907">
                <text:p>3.64738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65053066">
                <text:p>3.65053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65367226">
                <text:p>3.65367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65681385">
                <text:p>3.6568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65995544">
                <text:p>3.65995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66309703">
                <text:p>3.6630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66623863">
                <text:p>3.6662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66938022">
                <text:p>3.66938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67252181">
                <text:p>3.6725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6756634">
                <text:p>3.675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678805">
                <text:p>3.67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68194659">
                <text:p>3.68194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68508818">
                <text:p>3.6850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68822978">
                <text:p>3.68822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69137137">
                <text:p>3.69137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69451296">
                <text:p>3.6945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69765455">
                <text:p>3.6976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70079615">
                <text:p>3.70079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70393774">
                <text:p>3.70393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70707933">
                <text:p>3.70707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71022092">
                <text:p>3.7102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71336252">
                <text:p>3.71336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71650411">
                <text:p>3.71650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7196457">
                <text:p>3.7196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72278729">
                <text:p>3.7227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72592889">
                <text:p>3.7259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72907048">
                <text:p>3.72907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73221207">
                <text:p>3.7322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73535367">
                <text:p>3.73535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73849526">
                <text:p>3.73849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74163685">
                <text:p>3.74163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74477844">
                <text:p>3.7447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.74792004">
                <text:p>3.7479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75106163">
                <text:p>3.75106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.75420322">
                <text:p>3.75420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75734481">
                <text:p>3.75734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76048641">
                <text:p>3.76048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763628">
                <text:p>3.76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.76676959">
                <text:p>3.76676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.76991118">
                <text:p>3.7699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.77305278">
                <text:p>3.7730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.77619437">
                <text:p>3.77619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.77933596">
                <text:p>3.7793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.78247755">
                <text:p>3.7824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78561915">
                <text:p>3.7856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78876074">
                <text:p>3.7887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.79190233">
                <text:p>3.7919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.79504393">
                <text:p>3.7950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.79818552">
                <text:p>3.7981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.80132711">
                <text:p>3.8013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.8044687">
                <text:p>3.8044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8076103">
                <text:p>3.8076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.81075189">
                <text:p>3.8107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.81389348">
                <text:p>3.81389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.81703507">
                <text:p>3.81703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.82017667">
                <text:p>3.82017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.82331826">
                <text:p>3.8233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.82645985">
                <text:p>3.8264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.82960144">
                <text:p>3.8296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.83274304">
                <text:p>3.8327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.83588463">
                <text:p>3.8358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.83902622">
                <text:p>3.8390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.84216782">
                <text:p>3.8421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.84530941">
                <text:p>3.84530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.848451">
                <text:p>3.84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.85159259">
                <text:p>3.851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.85473419">
                <text:p>3.85473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.85787578">
                <text:p>3.8578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86101737">
                <text:p>3.8610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.86415896">
                <text:p>3.86415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.86730056">
                <text:p>3.86730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.87044215">
                <text:p>3.87044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.87358374">
                <text:p>3.8735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.87672533">
                <text:p>3.8767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.87986693">
                <text:p>3.87986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.88300852">
                <text:p>3.8830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.88615011">
                <text:p>3.8861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.88929171">
                <text:p>3.8892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.8924333">
                <text:p>3.892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.89557489">
                <text:p>3.89557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.89871648">
                <text:p>3.8987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.90185808">
                <text:p>3.9018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.90499967">
                <text:p>3.90499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.90814126">
                <text:p>3.9081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.91128285">
                <text:p>3.91128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.91442445">
                <text:p>3.9144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.91756604">
                <text:p>3.91756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.92070763">
                <text:p>3.9207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.92384922">
                <text:p>3.92384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.92699082">
                <text:p>3.92699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.93013241">
                <text:p>3.9301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.933274">
                <text:p>3.933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.93641559">
                <text:p>3.9364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.93955719">
                <text:p>3.93955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.94269878">
                <text:p>3.94269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94584037">
                <text:p>3.94584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.94898197">
                <text:p>3.94898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.95212356">
                <text:p>3.9521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.95526515">
                <text:p>3.9552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95840674">
                <text:p>3.9584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96154834">
                <text:p>3.96154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96468993">
                <text:p>3.96468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96783152">
                <text:p>3.9678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97097311">
                <text:p>3.97097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97411471">
                <text:p>3.9741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9772563">
                <text:p>3.977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98039789">
                <text:p>3.98039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98353948">
                <text:p>3.9835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98668108">
                <text:p>3.9866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98982267">
                <text:p>3.9898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99296426">
                <text:p>3.99296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99610586">
                <text:p>3.99610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99924745">
                <text:p>3.99924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00238904">
                <text:p>4.0023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.00553063">
                <text:p>4.0055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00867223">
                <text:p>4.00867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.01181382">
                <text:p>4.0118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.01495541">
                <text:p>4.0149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.018097">
                <text:p>4.018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.0212386">
                <text:p>4.021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.02438019">
                <text:p>4.02438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.02752178">
                <text:p>4.0275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.03066337">
                <text:p>4.03066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.03380497">
                <text:p>4.0338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.03694656">
                <text:p>4.0369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04008815">
                <text:p>4.04008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.04322975">
                <text:p>4.04322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.04637134">
                <text:p>4.04637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04951293">
                <text:p>4.0495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05265452">
                <text:p>4.0526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.05579612">
                <text:p>4.05579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05893771">
                <text:p>4.0589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.0620793">
                <text:p>4.0620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.06522089">
                <text:p>4.0652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.06836249">
                <text:p>4.06836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.07150408">
                <text:p>4.0715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07464567">
                <text:p>4.07464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.07778726">
                <text:p>4.07778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.08092886">
                <text:p>4.0809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08407045">
                <text:p>4.08407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08721204">
                <text:p>4.0872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.09035363">
                <text:p>4.09035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.09349523">
                <text:p>4.0934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09663682">
                <text:p>4.0966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.09977841">
                <text:p>4.09977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.10292001">
                <text:p>4.1029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.1060616">
                <text:p>4.1060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.10920319">
                <text:p>4.10920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.11234478">
                <text:p>4.1123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.11548638">
                <text:p>4.11548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.11862797">
                <text:p>4.11862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12176956">
                <text:p>4.12176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.12491115">
                <text:p>4.1249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.12805275">
                <text:p>4.12805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.13119434">
                <text:p>4.1311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.13433593">
                <text:p>4.1343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.13747752">
                <text:p>4.1374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14061912">
                <text:p>4.1406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14376071">
                <text:p>4.14376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1469023">
                <text:p>4.1469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.1500439">
                <text:p>4.150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.15318549">
                <text:p>4.15318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.15632708">
                <text:p>4.1563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.15946867">
                <text:p>4.15946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.16261027">
                <text:p>4.1626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.16575186">
                <text:p>4.16575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.16889345">
                <text:p>4.16889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.17203504">
                <text:p>4.1720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.17517664">
                <text:p>4.1751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.17831823">
                <text:p>4.1783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.18145982">
                <text:p>4.18145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.18460141">
                <text:p>4.1846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.18774301">
                <text:p>4.18774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1908846">
                <text:p>4.1908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19402619">
                <text:p>4.1940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19716779">
                <text:p>4.19716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20030938">
                <text:p>4.20030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.20345097">
                <text:p>4.20345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20659256">
                <text:p>4.2065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.20973416">
                <text:p>4.2097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.21287575">
                <text:p>4.2128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.21601734">
                <text:p>4.2160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.21915893">
                <text:p>4.21915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.22230053">
                <text:p>4.22230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.22544212">
                <text:p>4.22544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.22858371">
                <text:p>4.22858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.2317253">
                <text:p>4.2317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.2348669">
                <text:p>4.234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.23800849">
                <text:p>4.2380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.24115008">
                <text:p>4.24115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.24429167">
                <text:p>4.244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.24743327">
                <text:p>4.24743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.25057486">
                <text:p>4.25057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.25371645">
                <text:p>4.2537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.25685805">
                <text:p>4.25685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.25999964">
                <text:p>4.2599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.26314123">
                <text:p>4.26314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.26628282">
                <text:p>4.26628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.26942442">
                <text:p>4.2694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.27256601">
                <text:p>4.2725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.2757076">
                <text:p>4.2757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.27884919">
                <text:p>4.27884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28199079">
                <text:p>4.28199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.28513238">
                <text:p>4.2851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28827397">
                <text:p>4.28827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.29141556">
                <text:p>4.2914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.29455716">
                <text:p>4.29455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.29769875">
                <text:p>4.2976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.30084034">
                <text:p>4.30084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.30398194">
                <text:p>4.30398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.30712353">
                <text:p>4.3071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.31026512">
                <text:p>4.3102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.31340671">
                <text:p>4.31340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.31654831">
                <text:p>4.3165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.3196899">
                <text:p>4.319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.32283149">
                <text:p>4.3228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.32597308">
                <text:p>4.3259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.32911468">
                <text:p>4.3291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.33225627">
                <text:p>4.3322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.33539786">
                <text:p>4.33539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.33853945">
                <text:p>4.33853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.34168105">
                <text:p>4.34168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.34482264">
                <text:p>4.3448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.34796423">
                <text:p>4.34796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.35110583">
                <text:p>4.35110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.35424742">
                <text:p>4.35424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.35738901">
                <text:p>4.3573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.3605306">
                <text:p>4.360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.3636722">
                <text:p>4.363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.36681379">
                <text:p>4.3668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.36995538">
                <text:p>4.36995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.37309697">
                <text:p>4.37309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.37623857">
                <text:p>4.376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.37938016">
                <text:p>4.3793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.38252175">
                <text:p>4.3825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.38566334">
                <text:p>4.38566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.38880494">
                <text:p>4.3888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.39194653">
                <text:p>4.3919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.39508812">
                <text:p>4.39508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.39822972">
                <text:p>4.3982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.40137131">
                <text:p>4.4013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.4045129">
                <text:p>4.404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.40765449">
                <text:p>4.40765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41079609">
                <text:p>4.41079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.41393768">
                <text:p>4.41393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.41707927">
                <text:p>4.4170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.42022086">
                <text:p>4.4202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42336246">
                <text:p>4.4233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.42650405">
                <text:p>4.4265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42964564">
                <text:p>4.42964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.43278723">
                <text:p>4.43278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43592883">
                <text:p>4.4359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43907042">
                <text:p>4.43907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44221201">
                <text:p>4.4422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.4453536">
                <text:p>4.445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.4484952">
                <text:p>4.4484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45163679">
                <text:p>4.4516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45477838">
                <text:p>4.45477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.45791998">
                <text:p>4.4579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.46106157">
                <text:p>4.4610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.46420316">
                <text:p>4.4642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.46734475">
                <text:p>4.46734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.47048635">
                <text:p>4.4704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.47362794">
                <text:p>4.4736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47676953">
                <text:p>4.47676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.47991112">
                <text:p>4.4799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.48305272">
                <text:p>4.48305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.48619431">
                <text:p>4.48619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4893359">
                <text:p>4.489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.49247749">
                <text:p>4.49247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.49561909">
                <text:p>4.4956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49876068">
                <text:p>4.49876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50190227">
                <text:p>4.50190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50504387">
                <text:p>4.50504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.50818546">
                <text:p>4.508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.51132705">
                <text:p>4.51132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.51446864">
                <text:p>4.5144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.51761024">
                <text:p>4.5176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.52075183">
                <text:p>4.52075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52389342">
                <text:p>4.52389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52703501">
                <text:p>4.52703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.53017661">
                <text:p>4.53017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.5333182">
                <text:p>4.5333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.53645979">
                <text:p>4.5364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53960138">
                <text:p>4.5396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54274298">
                <text:p>4.5427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.54588457">
                <text:p>4.54588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.54902616">
                <text:p>4.5490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.55216776">
                <text:p>4.55216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.55530935">
                <text:p>4.55530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.55845094">
                <text:p>4.55845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56159253">
                <text:p>4.56159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56473413">
                <text:p>4.56473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56787572">
                <text:p>4.56787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.57101731">
                <text:p>4.5710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5741589">
                <text:p>4.574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.5773005">
                <text:p>4.577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58044209">
                <text:p>4.58044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58358368">
                <text:p>4.5835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58672527">
                <text:p>4.5867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.58986687">
                <text:p>4.5898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59300846">
                <text:p>4.59300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.59615005">
                <text:p>4.59615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.59929164">
                <text:p>4.59929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.60243324">
                <text:p>4.60243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.60557483">
                <text:p>4.6055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.60871642">
                <text:p>4.6087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.61185802">
                <text:p>4.6118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61499961">
                <text:p>4.61499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.6181412">
                <text:p>4.618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62128279">
                <text:p>4.62128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.62442439">
                <text:p>4.6244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.62756598">
                <text:p>4.6275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63070757">
                <text:p>4.63070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3384916">
                <text:p>4.63384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63699076">
                <text:p>4.6369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.64013235">
                <text:p>4.6401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.64327394">
                <text:p>4.6432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.64641553">
                <text:p>4.6464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.64955713">
                <text:p>4.6495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.65269872">
                <text:p>4.6526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.65584031">
                <text:p>4.65584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.65898191">
                <text:p>4.65898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.6621235">
                <text:p>4.662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66526509">
                <text:p>4.6652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.66840668">
                <text:p>4.6684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67154828">
                <text:p>4.67154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.67468987">
                <text:p>4.67468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.67783146">
                <text:p>4.6778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.68097305">
                <text:p>4.68097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.68411465">
                <text:p>4.6841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.68725624">
                <text:p>4.68725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.69039783">
                <text:p>4.69039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69353942">
                <text:p>4.6935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69668102">
                <text:p>4.69668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.69982261">
                <text:p>4.6998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.7029642">
                <text:p>4.7029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.7061058">
                <text:p>4.706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.70924739">
                <text:p>4.7092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71238898">
                <text:p>4.71238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71553057">
                <text:p>4.71553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.71867217">
                <text:p>4.71867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.72181376">
                <text:p>4.7218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72495535">
                <text:p>4.7249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72809694">
                <text:p>4.72809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73123854">
                <text:p>4.7312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73438013">
                <text:p>4.7343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.73752172">
                <text:p>4.7375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.74066331">
                <text:p>4.7406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.74380491">
                <text:p>4.74380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.7469465">
                <text:p>4.7469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.75008809">
                <text:p>4.7500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.75322968">
                <text:p>4.75322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.75637128">
                <text:p>4.75637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.75951287">
                <text:p>4.7595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.76265446">
                <text:p>4.7626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.76579606">
                <text:p>4.76579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.76893765">
                <text:p>4.76893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.77207924">
                <text:p>4.77207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.77522083">
                <text:p>4.7752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.77836243">
                <text:p>4.77836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.78150402">
                <text:p>4.7815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.78464561">
                <text:p>4.78464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.7877872">
                <text:p>4.787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.7909288">
                <text:p>4.7909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.79407039">
                <text:p>4.79407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.79721198">
                <text:p>4.7972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.80035357">
                <text:p>4.80035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.80349517">
                <text:p>4.80349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.80663676">
                <text:p>4.80663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.80977835">
                <text:p>4.80977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.81291995">
                <text:p>4.8129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.81606154">
                <text:p>4.8160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.81920313">
                <text:p>4.81920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.82234472">
                <text:p>4.82234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.82548632">
                <text:p>4.8254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.82862791">
                <text:p>4.8286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.8317695">
                <text:p>4.831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.83491109">
                <text:p>4.8349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.83805269">
                <text:p>4.8380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.84119428">
                <text:p>4.84119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.84433587">
                <text:p>4.84433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.84747746">
                <text:p>4.8474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.85061906">
                <text:p>4.8506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.85376065">
                <text:p>4.85376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.85690224">
                <text:p>4.8569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.86004384">
                <text:p>4.86004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.86318543">
                <text:p>4.86318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.86632702">
                <text:p>4.8663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.86946861">
                <text:p>4.86946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.87261021">
                <text:p>4.8726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.8757518">
                <text:p>4.8757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.87889339">
                <text:p>4.87889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.88203498">
                <text:p>4.8820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.88517658">
                <text:p>4.88517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.88831817">
                <text:p>4.8883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.89145976">
                <text:p>4.89145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.89460135">
                <text:p>4.89460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.89774295">
                <text:p>4.89774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.90088454">
                <text:p>4.90088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.90402613">
                <text:p>4.90402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.90716772">
                <text:p>4.90716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.91030932">
                <text:p>4.91030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.91345091">
                <text:p>4.91345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.9165925">
                <text:p>4.9165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.9197341">
                <text:p>4.9197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.92287569">
                <text:p>4.9228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.92601728">
                <text:p>4.9260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.92915887">
                <text:p>4.92915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.93230047">
                <text:p>4.93230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.93544206">
                <text:p>4.93544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.93858365">
                <text:p>4.93858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.94172524">
                <text:p>4.9417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.94486684">
                <text:p>4.94486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.94800843">
                <text:p>4.94800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.95115002">
                <text:p>4.95115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.95429161">
                <text:p>4.9542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.95743321">
                <text:p>4.95743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.9605748">
                <text:p>4.960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.96371639">
                <text:p>4.9637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.96685799">
                <text:p>4.96685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.96999958">
                <text:p>4.9699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.97314117">
                <text:p>4.97314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.97628276">
                <text:p>4.9762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.97942436">
                <text:p>4.9794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.98256595">
                <text:p>4.9825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.98570754">
                <text:p>4.98570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.98884913">
                <text:p>4.98884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.99199073">
                <text:p>4.99199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.99513232">
                <text:p>4.9951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.99827391">
                <text:p>4.99827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.0014155">
                <text:p>5.0014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.0045571">
                <text:p>5.0045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.00769869">
                <text:p>5.00769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.01084028">
                <text:p>5.0108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.01398188">
                <text:p>5.0139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.01712347">
                <text:p>5.0171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.02026506">
                <text:p>5.0202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.02340665">
                <text:p>5.02340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.02654825">
                <text:p>5.0265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02968984">
                <text:p>5.02968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.03283143">
                <text:p>5.03283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.03597302">
                <text:p>5.03597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.03911462">
                <text:p>5.0391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.04225621">
                <text:p>5.04225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0453978">
                <text:p>5.0453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.04853939">
                <text:p>5.0485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.05168099">
                <text:p>5.0516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05482258">
                <text:p>5.0548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.05796417">
                <text:p>5.05796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.06110576">
                <text:p>5.06110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.06424736">
                <text:p>5.0642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.06738895">
                <text:p>5.0673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.07053054">
                <text:p>5.07053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.07367214">
                <text:p>5.07367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.07681373">
                <text:p>5.0768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.07995532">
                <text:p>5.07995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.08309691">
                <text:p>5.0830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.08623851">
                <text:p>5.0862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0893801">
                <text:p>5.0893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.09252169">
                <text:p>5.0925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.09566328">
                <text:p>5.09566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.09880488">
                <text:p>5.09880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.10194647">
                <text:p>5.10194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.10508806">
                <text:p>5.10508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.10822965">
                <text:p>5.10822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.11137125">
                <text:p>5.11137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.11451284">
                <text:p>5.1145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.11765443">
                <text:p>5.11765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.12079603">
                <text:p>5.12079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.12393762">
                <text:p>5.12393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12707921">
                <text:p>5.1270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.1302208">
                <text:p>5.130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.1333624">
                <text:p>5.1333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.13650399">
                <text:p>5.1365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.13964558">
                <text:p>5.1396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.14278717">
                <text:p>5.14278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.14592877">
                <text:p>5.1459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.14907036">
                <text:p>5.1490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.15221195">
                <text:p>5.1522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.15535354">
                <text:p>5.15535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.15849514">
                <text:p>5.15849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.16163673">
                <text:p>5.16163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.16477832">
                <text:p>5.1647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.16791992">
                <text:p>5.1679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.17106151">
                <text:p>5.1710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.1742031">
                <text:p>5.174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.17734469">
                <text:p>5.17734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.18048629">
                <text:p>5.18048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.18362788">
                <text:p>5.1836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.18676947">
                <text:p>5.18676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.18991106">
                <text:p>5.1899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.19305266">
                <text:p>5.1930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.19619425">
                <text:p>5.19619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.19933584">
                <text:p>5.19933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.20247743">
                <text:p>5.2024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.20561903">
                <text:p>5.2056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.20876062">
                <text:p>5.20876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.21190221">
                <text:p>5.2119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.2150438">
                <text:p>5.2150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.2181854">
                <text:p>5.218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.22132699">
                <text:p>5.2213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.22446858">
                <text:p>5.22446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.22761018">
                <text:p>5.2276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.23075177">
                <text:p>5.2307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.23389336">
                <text:p>5.2338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.23703495">
                <text:p>5.23703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.24017655">
                <text:p>5.24017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.24331814">
                <text:p>5.2433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.24645973">
                <text:p>5.24645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.24960132">
                <text:p>5.24960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.25274292">
                <text:p>5.25274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.25588451">
                <text:p>5.255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.2590261">
                <text:p>5.2590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.26216769">
                <text:p>5.26216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.26530929">
                <text:p>5.26530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.26845088">
                <text:p>5.2684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.27159247">
                <text:p>5.2715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.27473407">
                <text:p>5.27473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.27787566">
                <text:p>5.27787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.28101725">
                <text:p>5.2810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.28415884">
                <text:p>5.28415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.28730044">
                <text:p>5.28730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.29044203">
                <text:p>5.29044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.29358362">
                <text:p>5.29358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.29672521">
                <text:p>5.2967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.29986681">
                <text:p>5.29986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.3030084">
                <text:p>5.303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.30614999">
                <text:p>5.30614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.30929158">
                <text:p>5.30929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.31243318">
                <text:p>5.31243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.31557477">
                <text:p>5.3155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.31871636">
                <text:p>5.3187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.32185796">
                <text:p>5.3218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32499955">
                <text:p>5.32499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.32814114">
                <text:p>5.32814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.33128273">
                <text:p>5.3312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.33442433">
                <text:p>5.3344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.33756592">
                <text:p>5.3375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.34070751">
                <text:p>5.34070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.3438491">
                <text:p>5.3438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.3469907">
                <text:p>5.346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.35013229">
                <text:p>5.3501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.35327388">
                <text:p>5.35327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.35641547">
                <text:p>5.35641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.35955707">
                <text:p>5.35955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.36269866">
                <text:p>5.36269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.36584025">
                <text:p>5.3658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.36898184">
                <text:p>5.3689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.37212344">
                <text:p>5.3721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.37526503">
                <text:p>5.37526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37840662">
                <text:p>5.3784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.38154822">
                <text:p>5.38154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.38468981">
                <text:p>5.38468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3878314">
                <text:p>5.3878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.39097299">
                <text:p>5.39097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.39411459">
                <text:p>5.3941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39725618">
                <text:p>5.3972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.40039777">
                <text:p>5.40039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.40353936">
                <text:p>5.4035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.40668096">
                <text:p>5.4066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.40982255">
                <text:p>5.4098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.41296414">
                <text:p>5.41296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.41610573">
                <text:p>5.4161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.41924733">
                <text:p>5.4192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.42238892">
                <text:p>5.42238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.42553051">
                <text:p>5.42553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.42867211">
                <text:p>5.42867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.4318137">
                <text:p>5.4318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.43495529">
                <text:p>5.43495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.43809688">
                <text:p>5.43809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.44123848">
                <text:p>5.4412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.44438007">
                <text:p>5.4443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.44752166">
                <text:p>5.4475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.45066325">
                <text:p>5.45066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.45380485">
                <text:p>5.45380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.45694644">
                <text:p>5.4569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.46008803">
                <text:p>5.46008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.46322962">
                <text:p>5.4632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.46637122">
                <text:p>5.46637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.46951281">
                <text:p>5.4695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.4726544">
                <text:p>5.4726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.475796">
                <text:p>5.47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.47893759">
                <text:p>5.4789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48207918">
                <text:p>5.48207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48522077">
                <text:p>5.4852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48836237">
                <text:p>5.4883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.49150396">
                <text:p>5.49150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.49464555">
                <text:p>5.49464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49778714">
                <text:p>5.49778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.50092874">
                <text:p>5.50092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.50407033">
                <text:p>5.50407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50721192">
                <text:p>5.5072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51035351">
                <text:p>5.51035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.51349511">
                <text:p>5.51349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.5166367">
                <text:p>5.516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51977829">
                <text:p>5.51977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.52291989">
                <text:p>5.5229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.52606148">
                <text:p>5.52606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.52920307">
                <text:p>5.5292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.53234466">
                <text:p>5.53234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.53548626">
                <text:p>5.53548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.53862785">
                <text:p>5.53862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.54176944">
                <text:p>5.5417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.54491103">
                <text:p>5.5449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.54805263">
                <text:p>5.54805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.55119422">
                <text:p>5.55119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.55433581">
                <text:p>5.55433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.5574774">
                <text:p>5.557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.560619">
                <text:p>5.56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.56376059">
                <text:p>5.56376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.56690218">
                <text:p>5.56690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.57004377">
                <text:p>5.57004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.57318537">
                <text:p>5.57318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.57632696">
                <text:p>5.5763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.57946855">
                <text:p>5.57946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.58261015">
                <text:p>5.5826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.58575174">
                <text:p>5.5857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.58889333">
                <text:p>5.58889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.59203492">
                <text:p>5.59203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.59517652">
                <text:p>5.59517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.59831811">
                <text:p>5.59831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.6014597">
                <text:p>5.6014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.60460129">
                <text:p>5.60460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.60774289">
                <text:p>5.60774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.61088448">
                <text:p>5.6108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.61402607">
                <text:p>5.6140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.61716766">
                <text:p>5.6171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.62030926">
                <text:p>5.62030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.62345085">
                <text:p>5.62345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.62659244">
                <text:p>5.6265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.62973404">
                <text:p>5.6297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.63287563">
                <text:p>5.6328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.63601722">
                <text:p>5.6360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.63915881">
                <text:p>5.63915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.64230041">
                <text:p>5.6423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.645442">
                <text:p>5.64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.64858359">
                <text:p>5.64858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.65172518">
                <text:p>5.65172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.65486678">
                <text:p>5.6548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.65800837">
                <text:p>5.65800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.66114996">
                <text:p>5.66114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.66429155">
                <text:p>5.66429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66743315">
                <text:p>5.66743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.67057474">
                <text:p>5.6705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.67371633">
                <text:p>5.6737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.67685793">
                <text:p>5.67685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.67999952">
                <text:p>5.6799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.68314111">
                <text:p>5.6831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6862827">
                <text:p>5.686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.6894243">
                <text:p>5.6894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.69256589">
                <text:p>5.69256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.69570748">
                <text:p>5.69570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.69884907">
                <text:p>5.6988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.70199067">
                <text:p>5.70199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.70513226">
                <text:p>5.70513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.70827385">
                <text:p>5.70827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.71141544">
                <text:p>5.7114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.71455704">
                <text:p>5.71455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.71769863">
                <text:p>5.71769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.72084022">
                <text:p>5.72084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.72398181">
                <text:p>5.72398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.72712341">
                <text:p>5.72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730265">
                <text:p>5.730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.73340659">
                <text:p>5.7334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.73654819">
                <text:p>5.73654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.73968978">
                <text:p>5.73968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.74283137">
                <text:p>5.7428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.74597296">
                <text:p>5.7459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5.74911456">
                <text:p>5.7491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.75225615">
                <text:p>5.75225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75539774">
                <text:p>5.7553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.75853933">
                <text:p>5.75853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5.76168093">
                <text:p>5.7616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5.76482252">
                <text:p>5.76482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5.76796411">
                <text:p>5.76796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5.7711057">
                <text:p>5.771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5.7742473">
                <text:p>5.774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5.77738889">
                <text:p>5.7773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.78053048">
                <text:p>5.78053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5.78367208">
                <text:p>5.7836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5.78681367">
                <text:p>5.7868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5.78995526">
                <text:p>5.78995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5.79309685">
                <text:p>5.79309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5.79623845">
                <text:p>5.7962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.79938004">
                <text:p>5.7993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5.80252163">
                <text:p>5.8025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5.80566322">
                <text:p>5.8056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5.80880482">
                <text:p>5.8088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.81194641">
                <text:p>5.8119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5.815088">
                <text:p>5.81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5.81822959">
                <text:p>5.81822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5.82137119">
                <text:p>5.82137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5.82451278">
                <text:p>5.8245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5.82765437">
                <text:p>5.82765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5.83079597">
                <text:p>5.83079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5.83393756">
                <text:p>5.83393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5.83707915">
                <text:p>5.8370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5.84022074">
                <text:p>5.8402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5.84336234">
                <text:p>5.84336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.84650393">
                <text:p>5.84650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5.84964552">
                <text:p>5.8496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5.85278711">
                <text:p>5.85278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.85592871">
                <text:p>5.8559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5.8590703">
                <text:p>5.8590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.86221189">
                <text:p>5.8622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5.86535348">
                <text:p>5.86535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.86849508">
                <text:p>5.86849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5.87163667">
                <text:p>5.8716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.87477826">
                <text:p>5.87477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5.87791985">
                <text:p>5.8779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5.88106145">
                <text:p>5.88106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.88420304">
                <text:p>5.8842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.88734463">
                <text:p>5.8873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.89048623">
                <text:p>5.8904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.89362782">
                <text:p>5.8936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.89676941">
                <text:p>5.8967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.899911">
                <text:p>5.89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.9030526">
                <text:p>5.9030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.90619419">
                <text:p>5.9061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.90933578">
                <text:p>5.9093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5.91247737">
                <text:p>5.91247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5.91561897">
                <text:p>5.9156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5.91876056">
                <text:p>5.9187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5.92190215">
                <text:p>5.92190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92504374">
                <text:p>5.92504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.92818534">
                <text:p>5.9281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5.93132693">
                <text:p>5.9313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.93446852">
                <text:p>5.93446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5.93761012">
                <text:p>5.9376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5.94075171">
                <text:p>5.94075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.9438933">
                <text:p>5.9438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.94703489">
                <text:p>5.9470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.95017649">
                <text:p>5.95017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95331808">
                <text:p>5.9533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95645967">
                <text:p>5.95645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.95960126">
                <text:p>5.95960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.96274286">
                <text:p>5.9627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.96588445">
                <text:p>5.96588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5.96902604">
                <text:p>5.9690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97216763">
                <text:p>5.97216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.97530923">
                <text:p>5.9753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.97845082">
                <text:p>5.97845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.98159241">
                <text:p>5.98159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.98473401">
                <text:p>5.98473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5.9878756">
                <text:p>5.9878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5.99101719">
                <text:p>5.9910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.99415878">
                <text:p>5.99415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.99730038">
                <text:p>5.9973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.00044197">
                <text:p>6.00044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.00358356">
                <text:p>6.0035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.00672515">
                <text:p>6.0067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00986675">
                <text:p>6.0098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.01300834">
                <text:p>6.01300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.01614993">
                <text:p>6.01614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.01929152">
                <text:p>6.0192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.02243312">
                <text:p>6.0224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.02557471">
                <text:p>6.02557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.0287163">
                <text:p>6.0287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.03185789">
                <text:p>6.0318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.03499949">
                <text:p>6.03499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.03814108">
                <text:p>6.0381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.04128267">
                <text:p>6.04128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.04442427">
                <text:p>6.0444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.04756586">
                <text:p>6.04756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.05070745">
                <text:p>6.05070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.05384904">
                <text:p>6.0538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.05699064">
                <text:p>6.05699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.06013223">
                <text:p>6.06013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.06327382">
                <text:p>6.06327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.06641541">
                <text:p>6.0664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.06955701">
                <text:p>6.06955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.0726986">
                <text:p>6.0726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.07584019">
                <text:p>6.07584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.07898178">
                <text:p>6.0789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.08212338">
                <text:p>6.0821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.08526497">
                <text:p>6.08526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.08840656">
                <text:p>6.0884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.09154816">
                <text:p>6.0915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.09468975">
                <text:p>6.0946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.09783134">
                <text:p>6.0978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.10097293">
                <text:p>6.10097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.10411453">
                <text:p>6.1041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.10725612">
                <text:p>6.10725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.11039771">
                <text:p>6.11039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.1135393">
                <text:p>6.1135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.1166809">
                <text:p>6.1166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.11982249">
                <text:p>6.1198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.12296408">
                <text:p>6.12296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.12610567">
                <text:p>6.1261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.12924727">
                <text:p>6.12924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.13238886">
                <text:p>6.13238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.13553045">
                <text:p>6.1355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.13867205">
                <text:p>6.1386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.14181364">
                <text:p>6.1418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.14495523">
                <text:p>6.14495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.14809682">
                <text:p>6.14809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.15123842">
                <text:p>6.1512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.15438001">
                <text:p>6.1543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.1575216">
                <text:p>6.157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.16066319">
                <text:p>6.16066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.16380479">
                <text:p>6.16380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.16694638">
                <text:p>6.16694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.17008797">
                <text:p>6.1700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.17322956">
                <text:p>6.1732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.17637116">
                <text:p>6.17637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.17951275">
                <text:p>6.1795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.18265434">
                <text:p>6.18265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.18579593">
                <text:p>6.18579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.18893753">
                <text:p>6.18893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.19207912">
                <text:p>6.19207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.19522071">
                <text:p>6.19522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.19836231">
                <text:p>6.19836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.2015039">
                <text:p>6.2015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.20464549">
                <text:p>6.20464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.20778708">
                <text:p>6.20778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21092868">
                <text:p>6.2109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.21407027">
                <text:p>6.21407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.21721186">
                <text:p>6.2172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.22035345">
                <text:p>6.2203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.22349505">
                <text:p>6.22349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.22663664">
                <text:p>6.22663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.22977823">
                <text:p>6.22977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.23291982">
                <text:p>6.2329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.23606142">
                <text:p>6.23606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.23920301">
                <text:p>6.23920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.2423446">
                <text:p>6.242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.2454862">
                <text:p>6.2454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.24862779">
                <text:p>6.24862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.25176938">
                <text:p>6.25176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.25491097">
                <text:p>6.2549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.25805257">
                <text:p>6.2580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.26119416">
                <text:p>6.26119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.26433575">
                <text:p>6.26433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.26747734">
                <text:p>6.26747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.27061894">
                <text:p>6.2706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.27376053">
                <text:p>6.2737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.27690212">
                <text:p>6.2769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.28004371">
                <text:p>6.28004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.28318531">
                <text:p>6.2831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.2863269">
                <text:p>6.286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.28946849">
                <text:p>6.28946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.29261009">
                <text:p>6.2926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.29575168">
                <text:p>6.2957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.29889327">
                <text:p>6.29889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.30203486">
                <text:p>6.3020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.30517646">
                <text:p>6.30517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.30831805">
                <text:p>6.3083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.31145964">
                <text:p>6.31145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.31460123">
                <text:p>6.3146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.31774283">
                <text:p>6.3177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.32088442">
                <text:p>6.3208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.32402601">
                <text:p>6.3240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.3271676">
                <text:p>6.327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.3303092">
                <text:p>6.330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.33345079">
                <text:p>6.33345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.33659238">
                <text:p>6.3365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.33973397">
                <text:p>6.33973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.34287557">
                <text:p>6.34287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.34601716">
                <text:p>6.3460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.34915875">
                <text:p>6.34915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.35230035">
                <text:p>6.3523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.35544194">
                <text:p>6.35544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.35858353">
                <text:p>6.3585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.36172512">
                <text:p>6.3617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.36486672">
                <text:p>6.3648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.36800831">
                <text:p>6.36800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.3711499">
                <text:p>6.371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.37429149">
                <text:p>6.37429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.37743309">
                <text:p>6.37743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.38057468">
                <text:p>6.38057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.38371627">
                <text:p>6.3837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.38685786">
                <text:p>6.3868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.38999946">
                <text:p>6.38999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.39314105">
                <text:p>6.3931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.39628264">
                <text:p>6.3962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.39942424">
                <text:p>6.3994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.40256583">
                <text:p>6.40256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.40570742">
                <text:p>6.40570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.40884901">
                <text:p>6.40884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.41199061">
                <text:p>6.4119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.4151322">
                <text:p>6.415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.41827379">
                <text:p>6.41827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.42141538">
                <text:p>6.4214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.42455698">
                <text:p>6.42455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.42769857">
                <text:p>6.42769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.43084016">
                <text:p>6.4308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.43398175">
                <text:p>6.43398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.43712335">
                <text:p>6.4371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.44026494">
                <text:p>6.44026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.44340653">
                <text:p>6.4434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.44654813">
                <text:p>6.44654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.44968972">
                <text:p>6.4496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.45283131">
                <text:p>6.4528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.4559729">
                <text:p>6.4559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.4591145">
                <text:p>6.459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.46225609">
                <text:p>6.46225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.46539768">
                <text:p>6.46539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.46853927">
                <text:p>6.46853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.47168087">
                <text:p>6.47168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.47482246">
                <text:p>6.4748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.47796405">
                <text:p>6.4779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.48110564">
                <text:p>6.48110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.48424724">
                <text:p>6.4842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.48738883">
                <text:p>6.48738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.49053042">
                <text:p>6.49053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.49367201">
                <text:p>6.4936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.49681361">
                <text:p>6.4968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.4999552">
                <text:p>6.4999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.50309679">
                <text:p>6.5030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.50623839">
                <text:p>6.5062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.50937998">
                <text:p>6.50937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.51252157">
                <text:p>6.5125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.51566316">
                <text:p>6.51566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.51880476">
                <text:p>6.51880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.52194635">
                <text:p>6.52194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.52508794">
                <text:p>6.5250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.52822953">
                <text:p>6.52822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.53137113">
                <text:p>6.53137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.53451272">
                <text:p>6.5345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.53765431">
                <text:p>6.53765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.5407959">
                <text:p>6.5407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.5439375">
                <text:p>6.543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.54707909">
                <text:p>6.54707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.55022068">
                <text:p>6.5502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.55336228">
                <text:p>6.55336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.55650387">
                <text:p>6.5565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.55964546">
                <text:p>6.5596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.56278705">
                <text:p>6.56278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.56592865">
                <text:p>6.5659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.56907024">
                <text:p>6.5690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.57221183">
                <text:p>6.5722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.57535342">
                <text:p>6.57535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.57849502">
                <text:p>6.57849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.58163661">
                <text:p>6.5816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.5847782">
                <text:p>6.5847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.58791979">
                <text:p>6.58791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.59106139">
                <text:p>6.5910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.59420298">
                <text:p>6.59420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.59734457">
                <text:p>6.5973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.60048617">
                <text:p>6.60048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.60362776">
                <text:p>6.6036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.60676935">
                <text:p>6.6067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.60991094">
                <text:p>6.6099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.61305254">
                <text:p>6.61305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.61619413">
                <text:p>6.61619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.61933572">
                <text:p>6.6193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.62247731">
                <text:p>6.62247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6.62561891">
                <text:p>6.6256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6.6287605">
                <text:p>6.628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6.63190209">
                <text:p>6.6319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6.63504368">
                <text:p>6.6350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.63818528">
                <text:p>6.6381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.64132687">
                <text:p>6.6413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6.64446846">
                <text:p>6.6444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6.64761005">
                <text:p>6.6476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.65075165">
                <text:p>6.6507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6.65389324">
                <text:p>6.65389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.65703483">
                <text:p>6.65703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6.66017643">
                <text:p>6.6601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6.66331802">
                <text:p>6.6633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6.66645961">
                <text:p>6.66645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6.6696012">
                <text:p>6.6696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.6727428">
                <text:p>6.6727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.67588439">
                <text:p>6.67588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.67902598">
                <text:p>6.6790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.68216757">
                <text:p>6.6821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.68530917">
                <text:p>6.68530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.68845076">
                <text:p>6.68845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6.69159235">
                <text:p>6.6915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6.69473394">
                <text:p>6.6947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6.69787554">
                <text:p>6.69787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.70101713">
                <text:p>6.7010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.70415872">
                <text:p>6.7041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.70730032">
                <text:p>6.7073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.71044191">
                <text:p>6.71044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.7135835">
                <text:p>6.7135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.71672509">
                <text:p>6.7167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.71986669">
                <text:p>6.71986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.72300828">
                <text:p>6.72300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.72614987">
                <text:p>6.72614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.72929146">
                <text:p>6.72929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.73243306">
                <text:p>6.7324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.73557465">
                <text:p>6.73557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.73871624">
                <text:p>6.7387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.74185783">
                <text:p>6.74185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.74499943">
                <text:p>6.74499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.74814102">
                <text:p>6.7481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.75128261">
                <text:p>6.75128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.75442421">
                <text:p>6.7544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.7575658">
                <text:p>6.757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.76070739">
                <text:p>6.7607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.76384898">
                <text:p>6.76384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.76699058">
                <text:p>6.76699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.77013217">
                <text:p>6.7701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.77327376">
                <text:p>6.7732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.77641535">
                <text:p>6.7764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.77955695">
                <text:p>6.77955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.78269854">
                <text:p>6.78269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.78584013">
                <text:p>6.78584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.78898172">
                <text:p>6.7889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.79212332">
                <text:p>6.7921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.79526491">
                <text:p>6.79526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.7984065">
                <text:p>6.7984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.8015481">
                <text:p>6.8015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.80468969">
                <text:p>6.80468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.80783128">
                <text:p>6.8078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.81097287">
                <text:p>6.81097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.81411447">
                <text:p>6.8141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6.81725606">
                <text:p>6.81725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.82039765">
                <text:p>6.8203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.82353924">
                <text:p>6.82353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.82668084">
                <text:p>6.82668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.82982243">
                <text:p>6.8298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.83296402">
                <text:p>6.83296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6.83610561">
                <text:p>6.83610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.83924721">
                <text:p>6.83924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.8423888">
                <text:p>6.842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.84553039">
                <text:p>6.84553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6.84867198">
                <text:p>6.8486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.85181358">
                <text:p>6.8518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.85495517">
                <text:p>6.85495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.85809676">
                <text:p>6.8580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.86123836">
                <text:p>6.8612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.86437995">
                <text:p>6.8643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.86752154">
                <text:p>6.8675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.87066313">
                <text:p>6.8706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6.87380473">
                <text:p>6.8738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.87694632">
                <text:p>6.8769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.88008791">
                <text:p>6.88008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.8832295">
                <text:p>6.8832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.8863711">
                <text:p>6.8863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.88951269">
                <text:p>6.8895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.89265428">
                <text:p>6.89265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.89579587">
                <text:p>6.8957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.89893747">
                <text:p>6.89893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.90207906">
                <text:p>6.90207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.90522065">
                <text:p>6.9052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.90836225">
                <text:p>6.9083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.91150384">
                <text:p>6.9115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.91464543">
                <text:p>6.91464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.91778702">
                <text:p>6.91778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.92092862">
                <text:p>6.9209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.92407021">
                <text:p>6.92407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.9272118">
                <text:p>6.927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.93035339">
                <text:p>6.9303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.93349499">
                <text:p>6.93349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.93663658">
                <text:p>6.9366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.93977817">
                <text:p>6.93977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.94291976">
                <text:p>6.9429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.94606136">
                <text:p>6.94606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.94920295">
                <text:p>6.9492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.95234454">
                <text:p>6.95234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.95548614">
                <text:p>6.95548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.95862773">
                <text:p>6.9586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.96176932">
                <text:p>6.96176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.96491091">
                <text:p>6.9649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.96805251">
                <text:p>6.96805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.9711941">
                <text:p>6.971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.97433569">
                <text:p>6.97433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.97747728">
                <text:p>6.9774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.98061888">
                <text:p>6.9806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.98376047">
                <text:p>6.9837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.98690206">
                <text:p>6.9869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.99004365">
                <text:p>6.99004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.99318525">
                <text:p>6.9931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.99632684">
                <text:p>6.9963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6.99946843">
                <text:p>6.99946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.00261002">
                <text:p>7.0026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.00575162">
                <text:p>7.00575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.00889321">
                <text:p>7.0088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.0120348">
                <text:p>7.012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.0151764">
                <text:p>7.015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.01831799">
                <text:p>7.0183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.02145958">
                <text:p>7.0214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.02460117">
                <text:p>7.02460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.02774277">
                <text:p>7.02774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.03088436">
                <text:p>7.03088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.03402595">
                <text:p>7.0340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.03716754">
                <text:p>7.0371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.04030914">
                <text:p>7.04030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.04345073">
                <text:p>7.04345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.04659232">
                <text:p>7.0465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.04973391">
                <text:p>7.0497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.05287551">
                <text:p>7.0528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.0560171">
                <text:p>7.0560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.05915869">
                <text:p>7.05915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.06230029">
                <text:p>7.06230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.06544188">
                <text:p>7.0654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.06858347">
                <text:p>7.0685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.07172506">
                <text:p>7.0717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.07486666">
                <text:p>7.0748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.07800825">
                <text:p>7.07800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.08114984">
                <text:p>7.0811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.08429143">
                <text:p>7.08429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.08743303">
                <text:p>7.08743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.09057462">
                <text:p>7.09057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.09371621">
                <text:p>7.0937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.0968578">
                <text:p>7.096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.0999994">
                <text:p>7.099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.10314099">
                <text:p>7.1031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.10628258">
                <text:p>7.10628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.10942418">
                <text:p>7.10942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.11256577">
                <text:p>7.11256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.11570736">
                <text:p>7.1157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.11884895">
                <text:p>7.11884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.12199055">
                <text:p>7.12199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.12513214">
                <text:p>7.12513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.12827373">
                <text:p>7.12827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.13141532">
                <text:p>7.1314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.13455692">
                <text:p>7.13455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.13769851">
                <text:p>7.13769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.1408401">
                <text:p>7.14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.14398169">
                <text:p>7.14398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.14712329">
                <text:p>7.1471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.15026488">
                <text:p>7.15026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.15340647">
                <text:p>7.15340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.15654806">
                <text:p>7.1565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.15968966">
                <text:p>7.15968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.16283125">
                <text:p>7.1628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.16597284">
                <text:p>7.1659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.16911444">
                <text:p>7.1691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.17225603">
                <text:p>7.17225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.17539762">
                <text:p>7.17539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.17853921">
                <text:p>7.1785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.18168081">
                <text:p>7.18168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.1848224">
                <text:p>7.184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.18796399">
                <text:p>7.18796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.19110558">
                <text:p>7.19110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.19424718">
                <text:p>7.19424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.19738877">
                <text:p>7.1973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.20053036">
                <text:p>7.2005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.20367195">
                <text:p>7.20367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.20681355">
                <text:p>7.2068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.20995514">
                <text:p>7.20995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.21309673">
                <text:p>7.2130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.21623833">
                <text:p>7.2162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.21937992">
                <text:p>7.2193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.22252151">
                <text:p>7.2225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.2256631">
                <text:p>7.2256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.2288047">
                <text:p>7.228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.23194629">
                <text:p>7.2319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.23508788">
                <text:p>7.23508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.23822947">
                <text:p>7.23822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.24137107">
                <text:p>7.24137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.24451266">
                <text:p>7.2445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.24765425">
                <text:p>7.24765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.25079584">
                <text:p>7.25079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.25393744">
                <text:p>7.2539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.25707903">
                <text:p>7.25707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.26022062">
                <text:p>7.260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.26336222">
                <text:p>7.26336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.26650381">
                <text:p>7.26650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.2696454">
                <text:p>7.269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.27278699">
                <text:p>7.2727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.27592859">
                <text:p>7.27592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.27907018">
                <text:p>7.27907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.28221177">
                <text:p>7.2822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.28535336">
                <text:p>7.2853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.28849496">
                <text:p>7.28849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.29163655">
                <text:p>7.29163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.29477814">
                <text:p>7.29477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.29791973">
                <text:p>7.2979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.30106133">
                <text:p>7.30106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.30420292">
                <text:p>7.3042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.30734451">
                <text:p>7.30734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.3104861">
                <text:p>7.310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.3136277">
                <text:p>7.313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.31676929">
                <text:p>7.3167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.31991088">
                <text:p>7.3199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.32305248">
                <text:p>7.3230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.32619407">
                <text:p>7.32619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.32933566">
                <text:p>7.32933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.33247725">
                <text:p>7.3324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.33561885">
                <text:p>7.3356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.33876044">
                <text:p>7.33876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.34190203">
                <text:p>7.34190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.34504362">
                <text:p>7.3450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.34818522">
                <text:p>7.3481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.35132681">
                <text:p>7.3513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.3544684">
                <text:p>7.3544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.35760999">
                <text:p>7.35760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.36075159">
                <text:p>7.36075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.36389318">
                <text:p>7.36389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.36703477">
                <text:p>7.36703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.37017637">
                <text:p>7.3701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.37331796">
                <text:p>7.3733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.37645955">
                <text:p>7.3764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.37960114">
                <text:p>7.37960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.38274274">
                <text:p>7.38274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.38588433">
                <text:p>7.3858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.38902592">
                <text:p>7.3890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.39216751">
                <text:p>7.3921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.39530911">
                <text:p>7.39530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.3984507">
                <text:p>7.3984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.40159229">
                <text:p>7.40159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.40473388">
                <text:p>7.4047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.40787548">
                <text:p>7.40787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.41101707">
                <text:p>7.4110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.41415866">
                <text:p>7.4141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.41730026">
                <text:p>7.4173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.42044185">
                <text:p>7.42044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.42358344">
                <text:p>7.4235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.42672503">
                <text:p>7.42672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.42986663">
                <text:p>7.42986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.43300822">
                <text:p>7.43300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.43614981">
                <text:p>7.43614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.4392914">
                <text:p>7.4392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.442433">
                <text:p>7.44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.44557459">
                <text:p>7.4455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.44871618">
                <text:p>7.44871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.45185777">
                <text:p>7.45185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.45499937">
                <text:p>7.45499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.45814096">
                <text:p>7.4581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.46128255">
                <text:p>7.46128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.46442414">
                <text:p>7.4644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.46756574">
                <text:p>7.46756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.47070733">
                <text:p>7.47070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.47384892">
                <text:p>7.47384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.47699052">
                <text:p>7.4769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.48013211">
                <text:p>7.48013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.4832737">
                <text:p>7.483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.48641529">
                <text:p>7.4864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.48955689">
                <text:p>7.48955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.49269848">
                <text:p>7.49269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.49584007">
                <text:p>7.49584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.49898166">
                <text:p>7.49898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.50212326">
                <text:p>7.5021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.50526485">
                <text:p>7.50526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.50840644">
                <text:p>7.50840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.51154803">
                <text:p>7.51154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.51468963">
                <text:p>7.51468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.51783122">
                <text:p>7.5178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.52097281">
                <text:p>7.5209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.52411441">
                <text:p>7.5241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.527256">
                <text:p>7.527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.53039759">
                <text:p>7.53039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.53353918">
                <text:p>7.5335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.53668078">
                <text:p>7.53668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.53982237">
                <text:p>7.5398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.54296396">
                <text:p>7.54296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.54610555">
                <text:p>7.5461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.54924715">
                <text:p>7.5492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.55238874">
                <text:p>7.55238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.55553033">
                <text:p>7.55553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.55867192">
                <text:p>7.55867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.56181352">
                <text:p>7.5618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.56495511">
                <text:p>7.56495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7.5680967">
                <text:p>7.5680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7.5712383">
                <text:p>7.571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7.57437989">
                <text:p>7.5743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7.57752148">
                <text:p>7.5775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7.58066307">
                <text:p>7.58066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7.58380467">
                <text:p>7.5838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7.58694626">
                <text:p>7.5869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7.59008785">
                <text:p>7.59008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.59322944">
                <text:p>7.5932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.59637104">
                <text:p>7.5963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.59951263">
                <text:p>7.5995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.60265422">
                <text:p>7.60265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7.60579581">
                <text:p>7.60579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7.60893741">
                <text:p>7.6089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7.612079">
                <text:p>7.61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7.61522059">
                <text:p>7.6152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.61836218">
                <text:p>7.61836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.62150378">
                <text:p>7.6215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7.62464537">
                <text:p>7.6246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7.62778696">
                <text:p>7.6277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7.63092856">
                <text:p>7.6309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7.63407015">
                <text:p>7.6340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7.63721174">
                <text:p>7.6372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7.64035333">
                <text:p>7.64035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7.64349493">
                <text:p>7.64349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7.64663652">
                <text:p>7.6466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7.64977811">
                <text:p>7.64977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7.6529197">
                <text:p>7.652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7.6560613">
                <text:p>7.656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7.65920289">
                <text:p>7.65920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7.66234448">
                <text:p>7.6623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7.66548607">
                <text:p>7.66548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7.66862767">
                <text:p>7.6686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7.67176926">
                <text:p>7.67176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7.67491085">
                <text:p>7.6749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7.67805245">
                <text:p>7.6780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7.68119404">
                <text:p>7.68119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7.68433563">
                <text:p>7.68433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7.68747722">
                <text:p>7.6874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7.69061882">
                <text:p>7.6906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7.69376041">
                <text:p>7.69376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7.696902">
                <text:p>7.696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7.70004359">
                <text:p>7.70004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.70318519">
                <text:p>7.703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.70632678">
                <text:p>7.70632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7.70946837">
                <text:p>7.70946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7.71260996">
                <text:p>7.7126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7.71575156">
                <text:p>7.71575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7.71889315">
                <text:p>7.71889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7.72203474">
                <text:p>7.7220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.72517634">
                <text:p>7.72517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7.72831793">
                <text:p>7.728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.73145952">
                <text:p>7.73145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7.73460111">
                <text:p>7.7346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7.73774271">
                <text:p>7.73774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7.7408843">
                <text:p>7.740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7.74402589">
                <text:p>7.7440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7.74716748">
                <text:p>7.7471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7.75030908">
                <text:p>7.75030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7.75345067">
                <text:p>7.7534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7.75659226">
                <text:p>7.75659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7.75973385">
                <text:p>7.75973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7.76287545">
                <text:p>7.7628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7.76601704">
                <text:p>7.7660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7.76915863">
                <text:p>7.76915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7.77230022">
                <text:p>7.7723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7.77544182">
                <text:p>7.77544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7.77858341">
                <text:p>7.77858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7.781725">
                <text:p>7.78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7.7848666">
                <text:p>7.7848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7.78800819">
                <text:p>7.78800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7.79114978">
                <text:p>7.7911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7.79429137">
                <text:p>7.7942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7.79743297">
                <text:p>7.79743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7.80057456">
                <text:p>7.80057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7.80371615">
                <text:p>7.8037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7.80685774">
                <text:p>7.80685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.80999934">
                <text:p>7.80999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.81314093">
                <text:p>7.81314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.81628252">
                <text:p>7.81628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.81942411">
                <text:p>7.81942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.82256571">
                <text:p>7.8225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.8257073">
                <text:p>7.8257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.82884889">
                <text:p>7.82884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.83199049">
                <text:p>7.83199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7.83513208">
                <text:p>7.83513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7.83827367">
                <text:p>7.83827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7.84141526">
                <text:p>7.8414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7.84455686">
                <text:p>7.8445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7.84769845">
                <text:p>7.84769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.85084004">
                <text:p>7.85084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7.85398163">
                <text:p>7.85398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7.85712323">
                <text:p>7.8571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7.86026482">
                <text:p>7.86026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7.86340641">
                <text:p>7.8634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7.866548">
                <text:p>7.86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7.8696896">
                <text:p>7.869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7.87283119">
                <text:p>7.8728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7.87597278">
                <text:p>7.87597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7.87911438">
                <text:p>7.8791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7.88225597">
                <text:p>7.88225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7.88539756">
                <text:p>7.88539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7.88853915">
                <text:p>7.8885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7.89168075">
                <text:p>7.89168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7.89482234">
                <text:p>7.8948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7.89796393">
                <text:p>7.89796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7.90110552">
                <text:p>7.9011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7.90424712">
                <text:p>7.90424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7.90738871">
                <text:p>7.90738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7.9105303">
                <text:p>7.9105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7.91367189">
                <text:p>7.9136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7.91681349">
                <text:p>7.9168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7.91995508">
                <text:p>7.91995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7.92309667">
                <text:p>7.92309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7.92623827">
                <text:p>7.92623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7.92937986">
                <text:p>7.9293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7.93252145">
                <text:p>7.9325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7.93566304">
                <text:p>7.93566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7.93880464">
                <text:p>7.9388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7.94194623">
                <text:p>7.9419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7.94508782">
                <text:p>7.94508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7.94822941">
                <text:p>7.9482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7.95137101">
                <text:p>7.95137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.9545126">
                <text:p>7.954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7.95765419">
                <text:p>7.95765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7.96079578">
                <text:p>7.96079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7.96393738">
                <text:p>7.96393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7.96707897">
                <text:p>7.96707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7.97022056">
                <text:p>7.9702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7.97336215">
                <text:p>7.97336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7.97650375">
                <text:p>7.9765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7.97964534">
                <text:p>7.97964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7.98278693">
                <text:p>7.9827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7.98592853">
                <text:p>7.98592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.98907012">
                <text:p>7.98907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.99221171">
                <text:p>7.9922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.9953533">
                <text:p>7.99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.9984949">
                <text:p>7.99849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